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office:value-type="string">
            <text:p>aFR</text:p>
          </table:table-cell>
          <table:table-cell table:number-columns-repeated="4"/>
        </table:table-row>
        <table:table-row table:style-name="ro1">
          <table:table-cell office:value-type="string">
            <text:p>Label 3 </text:p>
          </table:table-cell>
          <table:table-cell table:number-columns-repeated="3"/>
          <table:table-cell office:value-type="string">
            <text:p>Label 3 </text:p>
          </table:table-cell>
          <table:table-cell table:number-columns-repeated="5"/>
          <table:table-cell office:value-type="string">
            <text:p>CIC</text:p>
          </table:table-cell>
          <table:table-cell office:value-type="string">
            <text:p>CIC_SLAP</text:p>
          </table:table-cell>
          <table:table-cell table:number-columns-repeated="2"/>
        </table:table-row>
        <table:table-row table:style-name="ro1">
          <table:table-cell office:value-type="float" office:value="1.04477">
            <text:p>1.04477</text:p>
          </table:table-cell>
          <table:table-cell office:value-type="float" office:value="78">
            <text:p>78</text:p>
          </table:table-cell>
          <table:table-cell office:value-type="float" office:value="1.04323">
            <text:p>1.04323</text:p>
          </table:table-cell>
          <table:table-cell office:value-type="float" office:value="398.667">
            <text:p>398.667</text:p>
          </table:table-cell>
          <table:table-cell office:value-type="float" office:value="1.03485">
            <text:p>1.03485</text:p>
          </table:table-cell>
          <table:table-cell office:value-type="float" office:value="87">
            <text:p>87</text:p>
          </table:table-cell>
          <table:table-cell office:value-type="float" office:value="1.03505">
            <text:p>1.03505</text:p>
          </table:table-cell>
          <table:table-cell office:value-type="float" office:value="397">
            <text:p>397</text:p>
          </table:table-cell>
          <table:table-cell/>
          <table:table-cell office:value-type="float" office:value="3">
            <text:p>3</text:p>
          </table:table-cell>
          <table:table-cell table:formula="of:=AVERAGE([.A$3:.A$22])" office:value-type="float" office:value="1.059235">
            <text:p>1.059235</text:p>
          </table:table-cell>
          <table:table-cell table:formula="of:=AVERAGE([.E$3:.E$22])" office:value-type="float" office:value="1.030585">
            <text:p>1.030585</text:p>
          </table:table-cell>
          <table:table-cell table:number-columns-repeated="2"/>
        </table:table-row>
        <table:table-row table:style-name="ro1">
          <table:table-cell office:value-type="float" office:value="1.07759">
            <text:p>1.07759</text:p>
          </table:table-cell>
          <table:table-cell office:value-type="float" office:value="76">
            <text:p>76</text:p>
          </table:table-cell>
          <table:table-cell office:value-type="float" office:value="1.06239">
            <text:p>1.06239</text:p>
          </table:table-cell>
          <table:table-cell office:value-type="float" office:value="414.333">
            <text:p>414.333</text:p>
          </table:table-cell>
          <table:table-cell office:value-type="float" office:value="1.02668">
            <text:p>1.02668</text:p>
          </table:table-cell>
          <table:table-cell office:value-type="float" office:value="86">
            <text:p>86</text:p>
          </table:table-cell>
          <table:table-cell office:value-type="float" office:value="1.02444">
            <text:p>1.02444</text:p>
          </table:table-cell>
          <table:table-cell office:value-type="float" office:value="397">
            <text:p>397</text:p>
          </table:table-cell>
          <table:table-cell/>
          <table:table-cell office:value-type="float" office:value="4">
            <text:p>4</text:p>
          </table:table-cell>
          <table:table-cell table:formula="of:=AVERAGE([.A$24:.A$43])" office:value-type="float" office:value="1.0560745">
            <text:p>1.0560745</text:p>
          </table:table-cell>
          <table:table-cell table:formula="of:=AVERAGE([.E$24:.E$43])" office:value-type="float" office:value="1.0357965">
            <text:p>1.0357965</text:p>
          </table:table-cell>
          <table:table-cell/>
          <table:table-cell table:style-name="ce2"/>
        </table:table-row>
        <table:table-row table:style-name="ro1">
          <table:table-cell office:value-type="float" office:value="1.07303">
            <text:p>1.07303</text:p>
          </table:table-cell>
          <table:table-cell office:value-type="float" office:value="72">
            <text:p>72</text:p>
          </table:table-cell>
          <table:table-cell office:value-type="float" office:value="1.06055">
            <text:p>1.06055</text:p>
          </table:table-cell>
          <table:table-cell office:value-type="float" office:value="414.333">
            <text:p>414.333</text:p>
          </table:table-cell>
          <table:table-cell office:value-type="float" office:value="1.0348">
            <text:p>1.0348</text:p>
          </table:table-cell>
          <table:table-cell office:value-type="float" office:value="85">
            <text:p>85</text:p>
          </table:table-cell>
          <table:table-cell office:value-type="float" office:value="1.02863">
            <text:p>1.02863</text:p>
          </table:table-cell>
          <table:table-cell office:value-type="float" office:value="397">
            <text:p>397</text:p>
          </table:table-cell>
          <table:table-cell/>
          <table:table-cell office:value-type="float" office:value="5">
            <text:p>5</text:p>
          </table:table-cell>
          <table:table-cell table:formula="of:=AVERAGE([.A$45:.A$64])" office:value-type="float" office:value="1.062006">
            <text:p>1.062006</text:p>
          </table:table-cell>
          <table:table-cell table:formula="of:=AVERAGE([.E$45:.E$64])" office:value-type="float" office:value="1.0528295">
            <text:p>1.0528295</text:p>
          </table:table-cell>
          <table:table-cell table:number-columns-repeated="2"/>
        </table:table-row>
        <table:table-row table:style-name="ro1">
          <table:table-cell office:value-type="float" office:value="1.05965">
            <text:p>1.05965</text:p>
          </table:table-cell>
          <table:table-cell office:value-type="float" office:value="72">
            <text:p>72</text:p>
          </table:table-cell>
          <table:table-cell office:value-type="float" office:value="1.05168">
            <text:p>1.05168</text:p>
          </table:table-cell>
          <table:table-cell office:value-type="float" office:value="398.667">
            <text:p>398.667</text:p>
          </table:table-cell>
          <table:table-cell office:value-type="float" office:value="1.03286">
            <text:p>1.03286</text:p>
          </table:table-cell>
          <table:table-cell office:value-type="float" office:value="84">
            <text:p>84</text:p>
          </table:table-cell>
          <table:table-cell office:value-type="float" office:value="1.0271">
            <text:p>1.0271</text:p>
          </table:table-cell>
          <table:table-cell office:value-type="float" office:value="397">
            <text:p>397</text:p>
          </table:table-cell>
          <table:table-cell/>
          <table:table-cell office:value-type="float" office:value="6">
            <text:p>6</text:p>
          </table:table-cell>
          <table:table-cell table:formula="of:=AVERAGE([.A$66:.A$85])" office:value-type="float" office:value="1.052071">
            <text:p>1.052071</text:p>
          </table:table-cell>
          <table:table-cell table:formula="of:=AVERAGE([.E$66:.E$85])" office:value-type="float" office:value="1.0523295">
            <text:p>1.0523295</text:p>
          </table:table-cell>
          <table:table-cell/>
          <table:table-cell table:style-name="ce2"/>
        </table:table-row>
        <table:table-row table:style-name="ro1">
          <table:table-cell office:value-type="float" office:value="1.0952">
            <text:p>1.0952</text:p>
          </table:table-cell>
          <table:table-cell office:value-type="float" office:value="71">
            <text:p>71</text:p>
          </table:table-cell>
          <table:table-cell office:value-type="float" office:value="1.07589">
            <text:p>1.07589</text:p>
          </table:table-cell>
          <table:table-cell office:value-type="float" office:value="414.333">
            <text:p>414.333</text:p>
          </table:table-cell>
          <table:table-cell office:value-type="float" office:value="1.02588">
            <text:p>1.02588</text:p>
          </table:table-cell>
          <table:table-cell office:value-type="float" office:value="84">
            <text:p>84</text:p>
          </table:table-cell>
          <table:table-cell office:value-type="float" office:value="1.02303">
            <text:p>1.02303</text:p>
          </table:table-cell>
          <table:table-cell office:value-type="float" office:value="397">
            <text:p>397</text:p>
          </table:table-cell>
          <table:table-cell/>
          <table:table-cell office:value-type="float" office:value="7">
            <text:p>7</text:p>
          </table:table-cell>
          <table:table-cell table:formula="of:=AVERAGE([.A$87:.A$106])" office:value-type="float" office:value="1.061591">
            <text:p>1.061591</text:p>
          </table:table-cell>
          <table:table-cell table:formula="of:=AVERAGE([.E$87:.E$106])" office:value-type="float" office:value="1.054799">
            <text:p>1.054799</text:p>
          </table:table-cell>
          <table:table-cell table:number-columns-repeated="2"/>
        </table:table-row>
        <table:table-row table:style-name="ro1">
          <table:table-cell office:value-type="float" office:value="1.06222">
            <text:p>1.06222</text:p>
          </table:table-cell>
          <table:table-cell office:value-type="float" office:value="78">
            <text:p>78</text:p>
          </table:table-cell>
          <table:table-cell office:value-type="float" office:value="1.05369">
            <text:p>1.05369</text:p>
          </table:table-cell>
          <table:table-cell office:value-type="float" office:value="414.333">
            <text:p>414.333</text:p>
          </table:table-cell>
          <table:table-cell office:value-type="float" office:value="1.0346">
            <text:p>1.0346</text:p>
          </table:table-cell>
          <table:table-cell office:value-type="float" office:value="85">
            <text:p>85</text:p>
          </table:table-cell>
          <table:table-cell office:value-type="float" office:value="1.0283">
            <text:p>1.0283</text:p>
          </table:table-cell>
          <table:table-cell office:value-type="float" office:value="397">
            <text:p>397</text:p>
          </table:table-cell>
          <table:table-cell/>
          <table:table-cell office:value-type="float" office:value="8">
            <text:p>8</text:p>
          </table:table-cell>
          <table:table-cell table:formula="of:=AVERAGE([.A$108:.A$127])" office:value-type="float" office:value="1.053937">
            <text:p>1.053937</text:p>
          </table:table-cell>
          <table:table-cell table:formula="of:=AVERAGE([.E$108:.E$127])" office:value-type="float" office:value="1.0458">
            <text:p>1.0458</text:p>
          </table:table-cell>
          <table:table-cell/>
          <table:table-cell table:style-name="ce2"/>
        </table:table-row>
        <table:table-row table:style-name="ro1">
          <table:table-cell office:value-type="float" office:value="1.05372">
            <text:p>1.05372</text:p>
          </table:table-cell>
          <table:table-cell office:value-type="float" office:value="75">
            <text:p>75</text:p>
          </table:table-cell>
          <table:table-cell office:value-type="float" office:value="1.04829">
            <text:p>1.04829</text:p>
          </table:table-cell>
          <table:table-cell office:value-type="float" office:value="398.667">
            <text:p>398.667</text:p>
          </table:table-cell>
          <table:table-cell office:value-type="float" office:value="1.02332">
            <text:p>1.02332</text:p>
          </table:table-cell>
          <table:table-cell office:value-type="float" office:value="87">
            <text:p>87</text:p>
          </table:table-cell>
          <table:table-cell office:value-type="float" office:value="1.02042">
            <text:p>1.02042</text:p>
          </table:table-cell>
          <table:table-cell office:value-type="float" office:value="397">
            <text:p>397</text:p>
          </table:table-cell>
          <table:table-cell/>
          <table:table-cell office:value-type="float" office:value="9">
            <text:p>9</text:p>
          </table:table-cell>
          <table:table-cell table:formula="of:=AVERAGE([.A$129:.A$148])" office:value-type="float" office:value="1.063776">
            <text:p>1.063776</text:p>
          </table:table-cell>
          <table:table-cell table:formula="of:=AVERAGE([.E$129:.E$148])" office:value-type="float" office:value="1.042917">
            <text:p>1.042917</text:p>
          </table:table-cell>
          <table:table-cell table:number-columns-repeated="2"/>
        </table:table-row>
        <table:table-row table:style-name="ro1">
          <table:table-cell office:value-type="float" office:value="1.05307">
            <text:p>1.05307</text:p>
          </table:table-cell>
          <table:table-cell office:value-type="float" office:value="76">
            <text:p>76</text:p>
          </table:table-cell>
          <table:table-cell office:value-type="float" office:value="1.04777">
            <text:p>1.04777</text:p>
          </table:table-cell>
          <table:table-cell office:value-type="float" office:value="414.333">
            <text:p>414.333</text:p>
          </table:table-cell>
          <table:table-cell office:value-type="float" office:value="1.03172">
            <text:p>1.03172</text:p>
          </table:table-cell>
          <table:table-cell office:value-type="float" office:value="85">
            <text:p>85</text:p>
          </table:table-cell>
          <table:table-cell office:value-type="float" office:value="1.02868">
            <text:p>1.02868</text:p>
          </table:table-cell>
          <table:table-cell office:value-type="float" office:value="397">
            <text:p>397</text:p>
          </table:table-cell>
          <table:table-cell/>
          <table:table-cell office:value-type="float" office:value="10">
            <text:p>10</text:p>
          </table:table-cell>
          <table:table-cell table:formula="of:=AVERAGE([.A$150:.A$169])" office:value-type="float" office:value="1.040583">
            <text:p>1.040583</text:p>
          </table:table-cell>
          <table:table-cell table:formula="of:=AVERAGE([.E$150:.E$169])" office:value-type="float" office:value="1.0342775">
            <text:p>1.0342775</text:p>
          </table:table-cell>
          <table:table-cell/>
          <table:table-cell table:style-name="ce2"/>
        </table:table-row>
        <table:table-row table:style-name="ro1">
          <table:table-cell office:value-type="float" office:value="1.03515">
            <text:p>1.03515</text:p>
          </table:table-cell>
          <table:table-cell office:value-type="float" office:value="84">
            <text:p>84</text:p>
          </table:table-cell>
          <table:table-cell office:value-type="float" office:value="1.03422">
            <text:p>1.03422</text:p>
          </table:table-cell>
          <table:table-cell office:value-type="float" office:value="414.333">
            <text:p>414.333</text:p>
          </table:table-cell>
          <table:table-cell office:value-type="float" office:value="1.03774">
            <text:p>1.03774</text:p>
          </table:table-cell>
          <table:table-cell office:value-type="float" office:value="84">
            <text:p>84</text:p>
          </table:table-cell>
          <table:table-cell office:value-type="float" office:value="1.03133">
            <text:p>1.03133</text:p>
          </table:table-cell>
          <table:table-cell office:value-type="float" office:value="397">
            <text:p>397</text:p>
          </table:table-cell>
          <table:table-cell/>
          <table:table-cell office:value-type="float" office:value="11">
            <text:p>11</text:p>
          </table:table-cell>
          <table:table-cell table:formula="of:=AVERAGE([.A$171:.A$190])" office:value-type="float" office:value="1.0377685">
            <text:p>1.0377685</text:p>
          </table:table-cell>
          <table:table-cell table:formula="of:=AVERAGE([.E$171:.E$190])" office:value-type="float" office:value="1.0375375">
            <text:p>1.0375375</text:p>
          </table:table-cell>
          <table:table-cell table:number-columns-repeated="2"/>
        </table:table-row>
        <table:table-row table:style-name="ro1">
          <table:table-cell office:value-type="float" office:value="1.05473">
            <text:p>1.05473</text:p>
          </table:table-cell>
          <table:table-cell office:value-type="float" office:value="74">
            <text:p>74</text:p>
          </table:table-cell>
          <table:table-cell office:value-type="float" office:value="1.04943">
            <text:p>1.04943</text:p>
          </table:table-cell>
          <table:table-cell office:value-type="float" office:value="398.667">
            <text:p>398.667</text:p>
          </table:table-cell>
          <table:table-cell office:value-type="float" office:value="1.02751">
            <text:p>1.02751</text:p>
          </table:table-cell>
          <table:table-cell office:value-type="float" office:value="85">
            <text:p>85</text:p>
          </table:table-cell>
          <table:table-cell office:value-type="float" office:value="1.0216">
            <text:p>1.0216</text:p>
          </table:table-cell>
          <table:table-cell office:value-type="float" office:value="397">
            <text:p>397</text:p>
          </table:table-cell>
          <table:table-cell/>
          <table:table-cell office:value-type="float" office:value="12">
            <text:p>12</text:p>
          </table:table-cell>
          <table:table-cell table:formula="of:=AVERAGE([.A$192:.A$211])" office:value-type="float" office:value="1.049061">
            <text:p>1.049061</text:p>
          </table:table-cell>
          <table:table-cell table:formula="of:=AVERAGE([.E$192:.E$211])" office:value-type="float" office:value="1.046095">
            <text:p>1.046095</text:p>
          </table:table-cell>
          <table:table-cell/>
          <table:table-cell table:style-name="ce2"/>
        </table:table-row>
        <table:table-row table:style-name="ro1">
          <table:table-cell office:value-type="float" office:value="1.0421">
            <text:p>1.0421</text:p>
          </table:table-cell>
          <table:table-cell office:value-type="float" office:value="80">
            <text:p>80</text:p>
          </table:table-cell>
          <table:table-cell office:value-type="float" office:value="1.04081">
            <text:p>1.04081</text:p>
          </table:table-cell>
          <table:table-cell office:value-type="float" office:value="398.667">
            <text:p>398.667</text:p>
          </table:table-cell>
          <table:table-cell office:value-type="float" office:value="1.02874">
            <text:p>1.02874</text:p>
          </table:table-cell>
          <table:table-cell office:value-type="float" office:value="85">
            <text:p>85</text:p>
          </table:table-cell>
          <table:table-cell office:value-type="float" office:value="1.02648">
            <text:p>1.02648</text:p>
          </table:table-cell>
          <table:table-cell office:value-type="float" office:value="397">
            <text:p>397</text:p>
          </table:table-cell>
          <table:table-cell/>
          <table:table-cell office:value-type="float" office:value="13">
            <text:p>13</text:p>
          </table:table-cell>
          <table:table-cell table:formula="of:=AVERAGE([.A$213:.A$232])" office:value-type="float" office:value="1.040032">
            <text:p>1.040032</text:p>
          </table:table-cell>
          <table:table-cell table:formula="of:=AVERAGE([.E$213:.E$232])" office:value-type="float" office:value="1.044351">
            <text:p>1.044351</text:p>
          </table:table-cell>
          <table:table-cell table:number-columns-repeated="2"/>
        </table:table-row>
        <table:table-row table:style-name="ro1">
          <table:table-cell office:value-type="float" office:value="1.07397">
            <text:p>1.07397</text:p>
          </table:table-cell>
          <table:table-cell office:value-type="float" office:value="73">
            <text:p>73</text:p>
          </table:table-cell>
          <table:table-cell office:value-type="float" office:value="1.06188">
            <text:p>1.06188</text:p>
          </table:table-cell>
          <table:table-cell office:value-type="float" office:value="414.333">
            <text:p>414.333</text:p>
          </table:table-cell>
          <table:table-cell office:value-type="float" office:value="1.03286">
            <text:p>1.03286</text:p>
          </table:table-cell>
          <table:table-cell office:value-type="float" office:value="84">
            <text:p>84</text:p>
          </table:table-cell>
          <table:table-cell office:value-type="float" office:value="1.0271">
            <text:p>1.0271</text:p>
          </table:table-cell>
          <table:table-cell office:value-type="float" office:value="397">
            <text:p>397</text:p>
          </table:table-cell>
          <table:table-cell/>
          <table:table-cell office:value-type="float" office:value="14">
            <text:p>14</text:p>
          </table:table-cell>
          <table:table-cell table:formula="of:=AVERAGE([.A$234:.A$253])" office:value-type="float" office:value="1.048507">
            <text:p>1.048507</text:p>
          </table:table-cell>
          <table:table-cell table:formula="of:=AVERAGE([.E$234:.E$253])" office:value-type="float" office:value="1.047733">
            <text:p>1.047733</text:p>
          </table:table-cell>
          <table:table-cell/>
          <table:table-cell table:style-name="ce2"/>
        </table:table-row>
        <table:table-row table:style-name="ro1">
          <table:table-cell office:value-type="float" office:value="1.04395">
            <text:p>1.04395</text:p>
          </table:table-cell>
          <table:table-cell office:value-type="float" office:value="78">
            <text:p>78</text:p>
          </table:table-cell>
          <table:table-cell office:value-type="float" office:value="1.04324">
            <text:p>1.04324</text:p>
          </table:table-cell>
          <table:table-cell office:value-type="float" office:value="398.667">
            <text:p>398.667</text:p>
          </table:table-cell>
          <table:table-cell office:value-type="float" office:value="1.03073">
            <text:p>1.03073</text:p>
          </table:table-cell>
          <table:table-cell office:value-type="float" office:value="84">
            <text:p>84</text:p>
          </table:table-cell>
          <table:table-cell office:value-type="float" office:value="1.0279">
            <text:p>1.0279</text:p>
          </table:table-cell>
          <table:table-cell office:value-type="float" office:value="397">
            <text:p>397</text:p>
          </table:table-cell>
          <table:table-cell/>
          <table:table-cell office:value-type="float" office:value="15">
            <text:p>15</text:p>
          </table:table-cell>
          <table:table-cell table:formula="of:=AVERAGE([.A$255:.A$274])" office:value-type="float" office:value="1.0773025">
            <text:p>1.0773025</text:p>
          </table:table-cell>
          <table:table-cell table:formula="of:=AVERAGE([.E$255:.E$274])" office:value-type="float" office:value="1.045215">
            <text:p>1.045215</text:p>
          </table:table-cell>
          <table:table-cell table:number-columns-repeated="2"/>
        </table:table-row>
        <table:table-row table:style-name="ro1">
          <table:table-cell office:value-type="float" office:value="1.05256">
            <text:p>1.05256</text:p>
          </table:table-cell>
          <table:table-cell office:value-type="float" office:value="76">
            <text:p>76</text:p>
          </table:table-cell>
          <table:table-cell office:value-type="float" office:value="1.04772">
            <text:p>1.04772</text:p>
          </table:table-cell>
          <table:table-cell office:value-type="float" office:value="414.333">
            <text:p>414.333</text:p>
          </table:table-cell>
          <table:table-cell office:value-type="float" office:value="1.03301">
            <text:p>1.03301</text:p>
          </table:table-cell>
          <table:table-cell office:value-type="float" office:value="83">
            <text:p>83</text:p>
          </table:table-cell>
          <table:table-cell office:value-type="float" office:value="1.02724">
            <text:p>1.02724</text:p>
          </table:table-cell>
          <table:table-cell office:value-type="float" office:value="397">
            <text:p>397</text:p>
          </table:table-cell>
          <table:table-cell/>
          <table:table-cell office:value-type="float" office:value="16">
            <text:p>16</text:p>
          </table:table-cell>
          <table:table-cell table:formula="of:=AVERAGE([.A$276:.A$295])" office:value-type="float" office:value="1.0737805">
            <text:p>1.0737805</text:p>
          </table:table-cell>
          <table:table-cell table:formula="of:=AVERAGE([.E$276:.E$295])" office:value-type="float" office:value="1.0524315">
            <text:p>1.0524315</text:p>
          </table:table-cell>
          <table:table-cell table:number-columns-repeated="2"/>
        </table:table-row>
        <table:table-row table:style-name="ro1">
          <table:table-cell office:value-type="float" office:value="1.07598">
            <text:p>1.07598</text:p>
          </table:table-cell>
          <table:table-cell office:value-type="float" office:value="81">
            <text:p>81</text:p>
          </table:table-cell>
          <table:table-cell office:value-type="float" office:value="1.06142">
            <text:p>1.06142</text:p>
          </table:table-cell>
          <table:table-cell office:value-type="float" office:value="414.333">
            <text:p>414.333</text:p>
          </table:table-cell>
          <table:table-cell office:value-type="float" office:value="1.02255">
            <text:p>1.02255</text:p>
          </table:table-cell>
          <table:table-cell office:value-type="float" office:value="87">
            <text:p>87</text:p>
          </table:table-cell>
          <table:table-cell office:value-type="float" office:value="1.02075">
            <text:p>1.02075</text:p>
          </table:table-cell>
          <table:table-cell office:value-type="float" office:value="397">
            <text:p>397</text:p>
          </table:table-cell>
          <table:table-cell/>
          <table:table-cell office:value-type="float" office:value="17">
            <text:p>17</text:p>
          </table:table-cell>
          <table:table-cell table:formula="of:=AVERAGE([.A$297:.A$316])" office:value-type="float" office:value="1.047316">
            <text:p>1.047316</text:p>
          </table:table-cell>
          <table:table-cell table:formula="of:=AVERAGE([.E$297:.E$316])" office:value-type="float" office:value="1.038997">
            <text:p>1.038997</text:p>
          </table:table-cell>
          <table:table-cell table:number-columns-repeated="2"/>
        </table:table-row>
        <table:table-row table:style-name="ro1">
          <table:table-cell office:value-type="float" office:value="1.05638">
            <text:p>1.05638</text:p>
          </table:table-cell>
          <table:table-cell office:value-type="float" office:value="80">
            <text:p>80</text:p>
          </table:table-cell>
          <table:table-cell office:value-type="float" office:value="1.0477">
            <text:p>1.0477</text:p>
          </table:table-cell>
          <table:table-cell office:value-type="float" office:value="398.667">
            <text:p>398.667</text:p>
          </table:table-cell>
          <table:table-cell office:value-type="float" office:value="1.03691">
            <text:p>1.03691</text:p>
          </table:table-cell>
          <table:table-cell office:value-type="float" office:value="82">
            <text:p>82</text:p>
          </table:table-cell>
          <table:table-cell office:value-type="float" office:value="1.03342">
            <text:p>1.03342</text:p>
          </table:table-cell>
          <table:table-cell office:value-type="float" office:value="397">
            <text:p>397</text:p>
          </table:table-cell>
          <table:table-cell/>
          <table:table-cell office:value-type="float" office:value="18">
            <text:p>18</text:p>
          </table:table-cell>
          <table:table-cell table:formula="of:=AVERAGE([.A$318:.A$337])" office:value-type="float" office:value="1.0487605">
            <text:p>1.0487605</text:p>
          </table:table-cell>
          <table:table-cell table:formula="of:=AVERAGE([.E$318:.E$337])" office:value-type="float" office:value="1.037689">
            <text:p>1.037689</text:p>
          </table:table-cell>
          <table:table-cell table:number-columns-repeated="2"/>
        </table:table-row>
        <table:table-row table:style-name="ro1">
          <table:table-cell office:value-type="float" office:value="1.06325">
            <text:p>1.06325</text:p>
          </table:table-cell>
          <table:table-cell office:value-type="float" office:value="76">
            <text:p>76</text:p>
          </table:table-cell>
          <table:table-cell office:value-type="float" office:value="1.05615">
            <text:p>1.05615</text:p>
          </table:table-cell>
          <table:table-cell office:value-type="float" office:value="414.333">
            <text:p>414.333</text:p>
          </table:table-cell>
          <table:table-cell office:value-type="float" office:value="1.01955">
            <text:p>1.01955</text:p>
          </table:table-cell>
          <table:table-cell office:value-type="float" office:value="88">
            <text:p>88</text:p>
          </table:table-cell>
          <table:table-cell office:value-type="float" office:value="1.02084">
            <text:p>1.02084</text:p>
          </table:table-cell>
          <table:table-cell office:value-type="float" office:value="397">
            <text:p>397</text:p>
          </table:table-cell>
          <table:table-cell/>
          <table:table-cell office:value-type="float" office:value="19">
            <text:p>19</text:p>
          </table:table-cell>
          <table:table-cell table:formula="of:=AVERAGE([.A$339:.A$358])" office:value-type="float" office:value="1.067125">
            <text:p>1.067125</text:p>
          </table:table-cell>
          <table:table-cell table:formula="of:=AVERAGE([.E$339:.E$358])" office:value-type="float" office:value="1.0516375">
            <text:p>1.0516375</text:p>
          </table:table-cell>
          <table:table-cell table:number-columns-repeated="2"/>
        </table:table-row>
        <table:table-row table:style-name="ro1">
          <table:table-cell office:value-type="float" office:value="1.06203">
            <text:p>1.06203</text:p>
          </table:table-cell>
          <table:table-cell office:value-type="float" office:value="72">
            <text:p>72</text:p>
          </table:table-cell>
          <table:table-cell office:value-type="float" office:value="1.05219">
            <text:p>1.05219</text:p>
          </table:table-cell>
          <table:table-cell office:value-type="float" office:value="414.333">
            <text:p>414.333</text:p>
          </table:table-cell>
          <table:table-cell office:value-type="float" office:value="1.04523">
            <text:p>1.04523</text:p>
          </table:table-cell>
          <table:table-cell office:value-type="float" office:value="82">
            <text:p>82</text:p>
          </table:table-cell>
          <table:table-cell office:value-type="float" office:value="1.03835">
            <text:p>1.03835</text:p>
          </table:table-cell>
          <table:table-cell office:value-type="float" office:value="397">
            <text:p>397</text:p>
          </table:table-cell>
          <table:table-cell/>
          <table:table-cell office:value-type="float" office:value="20">
            <text:p>20</text:p>
          </table:table-cell>
          <table:table-cell table:formula="of:=AVERAGE([.A$360:.A$379])" office:value-type="float" office:value="1.072727">
            <text:p>1.072727</text:p>
          </table:table-cell>
          <table:table-cell table:formula="of:=AVERAGE([.E$360:.E$379])" office:value-type="float" office:value="1.035042">
            <text:p>1.035042</text:p>
          </table:table-cell>
          <table:table-cell table:number-columns-repeated="2"/>
        </table:table-row>
        <table:table-row table:style-name="ro1">
          <table:table-cell office:value-type="float" office:value="1.06325">
            <text:p>1.06325</text:p>
          </table:table-cell>
          <table:table-cell office:value-type="float" office:value="76">
            <text:p>76</text:p>
          </table:table-cell>
          <table:table-cell office:value-type="float" office:value="1.05615">
            <text:p>1.05615</text:p>
          </table:table-cell>
          <table:table-cell office:value-type="float" office:value="414.333">
            <text:p>414.333</text:p>
          </table:table-cell>
          <table:table-cell office:value-type="float" office:value="1.02269">
            <text:p>1.02269</text:p>
          </table:table-cell>
          <table:table-cell office:value-type="float" office:value="86">
            <text:p>86</text:p>
          </table:table-cell>
          <table:table-cell office:value-type="float" office:value="1.02088">
            <text:p>1.02088</text:p>
          </table:table-cell>
          <table:table-cell office:value-type="float" office:value="397">
            <text:p>397</text:p>
          </table:table-cell>
          <table:table-cell table:number-columns-repeated="6"/>
        </table:table-row>
        <table:table-row table:style-name="ro1">
          <table:table-cell office:value-type="float" office:value="1.0421">
            <text:p>1.0421</text:p>
          </table:table-cell>
          <table:table-cell office:value-type="float" office:value="80">
            <text:p>80</text:p>
          </table:table-cell>
          <table:table-cell office:value-type="float" office:value="1.04081">
            <text:p>1.04081</text:p>
          </table:table-cell>
          <table:table-cell office:value-type="float" office:value="398.667">
            <text:p>398.667</text:p>
          </table:table-cell>
          <table:table-cell office:value-type="float" office:value="1.02947">
            <text:p>1.02947</text:p>
          </table:table-cell>
          <table:table-cell office:value-type="float" office:value="84">
            <text:p>84</text:p>
          </table:table-cell>
          <table:table-cell office:value-type="float" office:value="1.02693">
            <text:p>1.02693</text:p>
          </table:table-cell>
          <table:table-cell office:value-type="float" office:value="397">
            <text:p>397</text:p>
          </table:table-cell>
          <table:table-cell table:number-columns-repeated="2"/>
          <table:table-cell table:formula="of:=AVERAGE([.K3:.K20])" office:value-type="float" office:value="1.05620297222222">
            <text:p>1.0562029722</text:p>
          </table:table-cell>
          <table:table-cell table:formula="of:=AVERAGE([.L3:.L20])" office:value-type="float" office:value="1.04367013888889">
            <text:p>1.0436701389</text:p>
          </table:table-cell>
          <table:table-cell table:number-columns-repeated="2"/>
        </table:table-row>
        <table:table-row table:style-name="ro1">
          <table:table-cell office:value-type="string">
            <text:p>Label 4 </text:p>
          </table:table-cell>
          <table:table-cell table:number-columns-repeated="3"/>
          <table:table-cell office:value-type="string">
            <text:p>Label 4 </text:p>
          </table:table-cell>
          <table:table-cell table:number-columns-repeated="9"/>
        </table:table-row>
        <table:table-row table:style-name="ro1">
          <table:table-cell office:value-type="float" office:value="1.05248">
            <text:p>1.05248</text:p>
          </table:table-cell>
          <table:table-cell office:value-type="float" office:value="60">
            <text:p>60</text:p>
          </table:table-cell>
          <table:table-cell office:value-type="float" office:value="1.05047">
            <text:p>1.05047</text:p>
          </table:table-cell>
          <table:table-cell office:value-type="float" office:value="518.5">
            <text:p>518.5</text:p>
          </table:table-cell>
          <table:table-cell office:value-type="float" office:value="1.03792">
            <text:p>1.03792</text:p>
          </table:table-cell>
          <table:table-cell office:value-type="float" office:value="68">
            <text:p>68</text:p>
          </table:table-cell>
          <table:table-cell office:value-type="float" office:value="1.03632">
            <text:p>1.03632</text:p>
          </table:table-cell>
          <table:table-cell office:value-type="float" office:value="498.25">
            <text:p>498.25</text:p>
          </table:table-cell>
          <table:table-cell/>
          <table:table-cell office:value-type="string">
            <text:p>Optimized</text:p>
          </table:table-cell>
          <table:table-cell table:number-columns-repeated="4"/>
        </table:table-row>
        <table:table-row table:style-name="ro1">
          <table:table-cell office:value-type="float" office:value="1.05516">
            <text:p>1.05516</text:p>
          </table:table-cell>
          <table:table-cell office:value-type="float" office:value="63">
            <text:p>63</text:p>
          </table:table-cell>
          <table:table-cell office:value-type="float" office:value="1.04705">
            <text:p>1.04705</text:p>
          </table:table-cell>
          <table:table-cell office:value-type="float" office:value="498.25">
            <text:p>498.25</text:p>
          </table:table-cell>
          <table:table-cell office:value-type="float" office:value="1.03962">
            <text:p>1.03962</text:p>
          </table:table-cell>
          <table:table-cell office:value-type="float" office:value="68">
            <text:p>68</text:p>
          </table:table-cell>
          <table:table-cell office:value-type="float" office:value="1.03701">
            <text:p>1.03701</text:p>
          </table:table-cell>
          <table:table-cell office:value-type="float" office:value="498.25">
            <text:p>498.25</text:p>
          </table:table-cell>
          <table:table-cell table:number-columns-repeated="2"/>
          <table:table-cell office:value-type="string">
            <text:p>CIC</text:p>
          </table:table-cell>
          <table:table-cell office:value-type="string">
            <text:p>CIC_SLAP</text:p>
          </table:table-cell>
          <table:table-cell table:number-columns-repeated="2"/>
        </table:table-row>
        <table:table-row table:style-name="ro1">
          <table:table-cell office:value-type="float" office:value="1.05728">
            <text:p>1.05728</text:p>
          </table:table-cell>
          <table:table-cell office:value-type="float" office:value="63">
            <text:p>63</text:p>
          </table:table-cell>
          <table:table-cell office:value-type="float" office:value="1.04925">
            <text:p>1.04925</text:p>
          </table:table-cell>
          <table:table-cell office:value-type="float" office:value="498.25">
            <text:p>498.25</text:p>
          </table:table-cell>
          <table:table-cell office:value-type="float" office:value="1.03602">
            <text:p>1.03602</text:p>
          </table:table-cell>
          <table:table-cell office:value-type="float" office:value="68">
            <text:p>68</text:p>
          </table:table-cell>
          <table:table-cell office:value-type="float" office:value="1.03361">
            <text:p>1.03361</text:p>
          </table:table-cell>
          <table:table-cell office:value-type="float" office:value="498.25">
            <text:p>498.25</text:p>
          </table:table-cell>
          <table:table-cell/>
          <table:table-cell office:value-type="float" office:value="3">
            <text:p>3</text:p>
          </table:table-cell>
          <table:table-cell table:formula="of:=AVERAGE([.B$3:.B$22])" office:value-type="float" office:value="76.4">
            <text:p>76.4</text:p>
          </table:table-cell>
          <table:table-cell table:formula="of:=AVERAGE([.F$3:.F$22])" office:value-type="float" office:value="84.85">
            <text:p>84.85</text:p>
          </table:table-cell>
          <table:table-cell table:number-columns-repeated="2"/>
        </table:table-row>
        <table:table-row table:style-name="ro1">
          <table:table-cell office:value-type="float" office:value="1.04788">
            <text:p>1.04788</text:p>
          </table:table-cell>
          <table:table-cell office:value-type="float" office:value="64">
            <text:p>64</text:p>
          </table:table-cell>
          <table:table-cell office:value-type="float" office:value="1.04421">
            <text:p>1.04421</text:p>
          </table:table-cell>
          <table:table-cell office:value-type="float" office:value="518.5">
            <text:p>518.5</text:p>
          </table:table-cell>
          <table:table-cell office:value-type="float" office:value="1.03295">
            <text:p>1.03295</text:p>
          </table:table-cell>
          <table:table-cell office:value-type="float" office:value="70">
            <text:p>70</text:p>
          </table:table-cell>
          <table:table-cell office:value-type="float" office:value="1.03234">
            <text:p>1.03234</text:p>
          </table:table-cell>
          <table:table-cell office:value-type="float" office:value="498.25">
            <text:p>498.25</text:p>
          </table:table-cell>
          <table:table-cell/>
          <table:table-cell office:value-type="float" office:value="4">
            <text:p>4</text:p>
          </table:table-cell>
          <table:table-cell table:formula="of:=AVERAGE([.B$24:.B$43])" office:value-type="float" office:value="62">
            <text:p>62</text:p>
          </table:table-cell>
          <table:table-cell table:formula="of:=AVERAGE([.F$24:.F$43])" office:value-type="float" office:value="68.75">
            <text:p>68.75</text:p>
          </table:table-cell>
          <table:table-cell table:number-columns-repeated="2"/>
        </table:table-row>
        <table:table-row table:style-name="ro1">
          <table:table-cell office:value-type="float" office:value="1.05728">
            <text:p>1.05728</text:p>
          </table:table-cell>
          <table:table-cell office:value-type="float" office:value="63">
            <text:p>63</text:p>
          </table:table-cell>
          <table:table-cell office:value-type="float" office:value="1.04925">
            <text:p>1.04925</text:p>
          </table:table-cell>
          <table:table-cell office:value-type="float" office:value="498.25">
            <text:p>498.25</text:p>
          </table:table-cell>
          <table:table-cell office:value-type="float" office:value="1.03587">
            <text:p>1.03587</text:p>
          </table:table-cell>
          <table:table-cell office:value-type="float" office:value="70">
            <text:p>70</text:p>
          </table:table-cell>
          <table:table-cell office:value-type="float" office:value="1.03286">
            <text:p>1.03286</text:p>
          </table:table-cell>
          <table:table-cell office:value-type="float" office:value="498.25">
            <text:p>498.25</text:p>
          </table:table-cell>
          <table:table-cell/>
          <table:table-cell office:value-type="float" office:value="5">
            <text:p>5</text:p>
          </table:table-cell>
          <table:table-cell table:formula="of:=AVERAGE([.B$45:.B$64])" office:value-type="float" office:value="54.8">
            <text:p>54.8</text:p>
          </table:table-cell>
          <table:table-cell table:formula="of:=AVERAGE([.F$45:.F$64])" office:value-type="float" office:value="63.2">
            <text:p>63.2</text:p>
          </table:table-cell>
          <table:table-cell table:number-columns-repeated="2"/>
        </table:table-row>
        <table:table-row table:style-name="ro1">
          <table:table-cell office:value-type="float" office:value="1.05516">
            <text:p>1.05516</text:p>
          </table:table-cell>
          <table:table-cell office:value-type="float" office:value="63">
            <text:p>63</text:p>
          </table:table-cell>
          <table:table-cell office:value-type="float" office:value="1.04705">
            <text:p>1.04705</text:p>
          </table:table-cell>
          <table:table-cell office:value-type="float" office:value="498.25">
            <text:p>498.25</text:p>
          </table:table-cell>
          <table:table-cell office:value-type="float" office:value="1.03295">
            <text:p>1.03295</text:p>
          </table:table-cell>
          <table:table-cell office:value-type="float" office:value="70">
            <text:p>70</text:p>
          </table:table-cell>
          <table:table-cell office:value-type="float" office:value="1.03234">
            <text:p>1.03234</text:p>
          </table:table-cell>
          <table:table-cell office:value-type="float" office:value="498.25">
            <text:p>498.25</text:p>
          </table:table-cell>
          <table:table-cell/>
          <table:table-cell office:value-type="float" office:value="6">
            <text:p>6</text:p>
          </table:table-cell>
          <table:table-cell table:formula="of:=AVERAGE([.B$66:.B$85])" office:value-type="float" office:value="51.1">
            <text:p>51.1</text:p>
          </table:table-cell>
          <table:table-cell table:formula="of:=AVERAGE([.F$66:.F$85])" office:value-type="float" office:value="53.4">
            <text:p>53.4</text:p>
          </table:table-cell>
          <table:table-cell table:number-columns-repeated="2"/>
        </table:table-row>
        <table:table-row table:style-name="ro1">
          <table:table-cell office:value-type="float" office:value="1.05728">
            <text:p>1.05728</text:p>
          </table:table-cell>
          <table:table-cell office:value-type="float" office:value="63">
            <text:p>63</text:p>
          </table:table-cell>
          <table:table-cell office:value-type="float" office:value="1.04925">
            <text:p>1.04925</text:p>
          </table:table-cell>
          <table:table-cell office:value-type="float" office:value="498.25">
            <text:p>498.25</text:p>
          </table:table-cell>
          <table:table-cell office:value-type="float" office:value="1.03416">
            <text:p>1.03416</text:p>
          </table:table-cell>
          <table:table-cell office:value-type="float" office:value="69">
            <text:p>69</text:p>
          </table:table-cell>
          <table:table-cell office:value-type="float" office:value="1.03157">
            <text:p>1.03157</text:p>
          </table:table-cell>
          <table:table-cell office:value-type="float" office:value="498.25">
            <text:p>498.25</text:p>
          </table:table-cell>
          <table:table-cell/>
          <table:table-cell office:value-type="float" office:value="7">
            <text:p>7</text:p>
          </table:table-cell>
          <table:table-cell table:formula="of:=AVERAGE([.B$87:.B$106])" office:value-type="float" office:value="42.95">
            <text:p>42.95</text:p>
          </table:table-cell>
          <table:table-cell table:formula="of:=AVERAGE([.F$87:.F$106])" office:value-type="float" office:value="46.15">
            <text:p>46.15</text:p>
          </table:table-cell>
          <table:table-cell table:number-columns-repeated="2"/>
        </table:table-row>
        <table:table-row table:style-name="ro1">
          <table:table-cell office:value-type="float" office:value="1.05768">
            <text:p>1.05768</text:p>
          </table:table-cell>
          <table:table-cell office:value-type="float" office:value="63">
            <text:p>63</text:p>
          </table:table-cell>
          <table:table-cell office:value-type="float" office:value="1.04987">
            <text:p>1.04987</text:p>
          </table:table-cell>
          <table:table-cell office:value-type="float" office:value="498.25">
            <text:p>498.25</text:p>
          </table:table-cell>
          <table:table-cell office:value-type="float" office:value="1.03575">
            <text:p>1.03575</text:p>
          </table:table-cell>
          <table:table-cell office:value-type="float" office:value="70">
            <text:p>70</text:p>
          </table:table-cell>
          <table:table-cell office:value-type="float" office:value="1.03412">
            <text:p>1.03412</text:p>
          </table:table-cell>
          <table:table-cell office:value-type="float" office:value="498.25">
            <text:p>498.25</text:p>
          </table:table-cell>
          <table:table-cell/>
          <table:table-cell office:value-type="float" office:value="8">
            <text:p>8</text:p>
          </table:table-cell>
          <table:table-cell table:formula="of:=AVERAGE([.B$108:.B$127])" office:value-type="float" office:value="49.2">
            <text:p>49.2</text:p>
          </table:table-cell>
          <table:table-cell table:formula="of:=AVERAGE([.F$108:.F$127])" office:value-type="float" office:value="46.95">
            <text:p>46.95</text:p>
          </table:table-cell>
          <table:table-cell table:number-columns-repeated="2"/>
        </table:table-row>
        <table:table-row table:style-name="ro1">
          <table:table-cell office:value-type="float" office:value="1.05213">
            <text:p>1.05213</text:p>
          </table:table-cell>
          <table:table-cell office:value-type="float" office:value="59">
            <text:p>59</text:p>
          </table:table-cell>
          <table:table-cell office:value-type="float" office:value="1.04817">
            <text:p>1.04817</text:p>
          </table:table-cell>
          <table:table-cell office:value-type="float" office:value="498.25">
            <text:p>498.25</text:p>
          </table:table-cell>
          <table:table-cell office:value-type="float" office:value="1.0311">
            <text:p>1.0311</text:p>
          </table:table-cell>
          <table:table-cell office:value-type="float" office:value="70">
            <text:p>70</text:p>
          </table:table-cell>
          <table:table-cell office:value-type="float" office:value="1.02984">
            <text:p>1.02984</text:p>
          </table:table-cell>
          <table:table-cell office:value-type="float" office:value="498.25">
            <text:p>498.25</text:p>
          </table:table-cell>
          <table:table-cell/>
          <table:table-cell office:value-type="float" office:value="9">
            <text:p>9</text:p>
          </table:table-cell>
          <table:table-cell table:formula="of:=AVERAGE([.B$129:.B$148])" office:value-type="float" office:value="41.85">
            <text:p>41.85</text:p>
          </table:table-cell>
          <table:table-cell table:formula="of:=AVERAGE([.F$129:.F$148])" office:value-type="float" office:value="47.4">
            <text:p>47.4</text:p>
          </table:table-cell>
          <table:table-cell table:number-columns-repeated="2"/>
        </table:table-row>
        <table:table-row table:style-name="ro1">
          <table:table-cell office:value-type="float" office:value="1.05858">
            <text:p>1.05858</text:p>
          </table:table-cell>
          <table:table-cell office:value-type="float" office:value="63">
            <text:p>63</text:p>
          </table:table-cell>
          <table:table-cell office:value-type="float" office:value="1.0503">
            <text:p>1.0503</text:p>
          </table:table-cell>
          <table:table-cell office:value-type="float" office:value="498.25">
            <text:p>498.25</text:p>
          </table:table-cell>
          <table:table-cell office:value-type="float" office:value="1.03194">
            <text:p>1.03194</text:p>
          </table:table-cell>
          <table:table-cell office:value-type="float" office:value="70">
            <text:p>70</text:p>
          </table:table-cell>
          <table:table-cell office:value-type="float" office:value="1.03083">
            <text:p>1.03083</text:p>
          </table:table-cell>
          <table:table-cell office:value-type="float" office:value="498.25">
            <text:p>498.25</text:p>
          </table:table-cell>
          <table:table-cell/>
          <table:table-cell office:value-type="float" office:value="10">
            <text:p>10</text:p>
          </table:table-cell>
          <table:table-cell table:formula="of:=AVERAGE([.B$150:.B$169])" office:value-type="float" office:value="41.3">
            <text:p>41.3</text:p>
          </table:table-cell>
          <table:table-cell table:formula="of:=AVERAGE([.F$150:.F$169])"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1.05834">
            <text:p>1.05834</text:p>
          </table:table-cell>
          <table:table-cell office:value-type="float" office:value="62">
            <text:p>62</text:p>
          </table:table-cell>
          <table:table-cell office:value-type="float" office:value="1.05018">
            <text:p>1.05018</text:p>
          </table:table-cell>
          <table:table-cell office:value-type="float" office:value="498.25">
            <text:p>498.25</text:p>
          </table:table-cell>
          <table:table-cell office:value-type="float" office:value="1.03501">
            <text:p>1.03501</text:p>
          </table:table-cell>
          <table:table-cell office:value-type="float" office:value="68">
            <text:p>68</text:p>
          </table:table-cell>
          <table:table-cell office:value-type="float" office:value="1.03277">
            <text:p>1.03277</text:p>
          </table:table-cell>
          <table:table-cell office:value-type="float" office:value="498.25">
            <text:p>498.25</text:p>
          </table:table-cell>
          <table:table-cell/>
          <table:table-cell office:value-type="float" office:value="11">
            <text:p>11</text:p>
          </table:table-cell>
          <table:table-cell table:formula="of:=AVERAGE([.B$171:.B$190])" office:value-type="float" office:value="41.1">
            <text:p>41.1</text:p>
          </table:table-cell>
          <table:table-cell table:formula="of:=AVERAGE([.F$171:.F$190])" office:value-type="float" office:value="40.65">
            <text:p>40.65</text:p>
          </table:table-cell>
          <table:table-cell table:number-columns-repeated="2"/>
        </table:table-row>
        <table:table-row table:style-name="ro1">
          <table:table-cell office:value-type="float" office:value="1.0545">
            <text:p>1.0545</text:p>
          </table:table-cell>
          <table:table-cell office:value-type="float" office:value="62">
            <text:p>62</text:p>
          </table:table-cell>
          <table:table-cell office:value-type="float" office:value="1.04672">
            <text:p>1.04672</text:p>
          </table:table-cell>
          <table:table-cell office:value-type="float" office:value="498.25">
            <text:p>498.25</text:p>
          </table:table-cell>
          <table:table-cell office:value-type="float" office:value="1.03602">
            <text:p>1.03602</text:p>
          </table:table-cell>
          <table:table-cell office:value-type="float" office:value="68">
            <text:p>68</text:p>
          </table:table-cell>
          <table:table-cell office:value-type="float" office:value="1.03361">
            <text:p>1.03361</text:p>
          </table:table-cell>
          <table:table-cell office:value-type="float" office:value="498.25">
            <text:p>498.25</text:p>
          </table:table-cell>
          <table:table-cell/>
          <table:table-cell office:value-type="float" office:value="12">
            <text:p>12</text:p>
          </table:table-cell>
          <table:table-cell table:formula="of:=AVERAGE([.B$192:.B$211])" office:value-type="float" office:value="35.05">
            <text:p>35.05</text:p>
          </table:table-cell>
          <table:table-cell table:formula="of:=AVERAGE([.F$192:.F$211])" office:value-type="float" office:value="31.4">
            <text:p>31.4</text:p>
          </table:table-cell>
          <table:table-cell table:number-columns-repeated="2"/>
        </table:table-row>
        <table:table-row table:style-name="ro1">
          <table:table-cell office:value-type="float" office:value="1.06014">
            <text:p>1.06014</text:p>
          </table:table-cell>
          <table:table-cell office:value-type="float" office:value="61">
            <text:p>61</text:p>
          </table:table-cell>
          <table:table-cell office:value-type="float" office:value="1.05055">
            <text:p>1.05055</text:p>
          </table:table-cell>
          <table:table-cell office:value-type="float" office:value="498.25">
            <text:p>498.25</text:p>
          </table:table-cell>
          <table:table-cell office:value-type="float" office:value="1.03962">
            <text:p>1.03962</text:p>
          </table:table-cell>
          <table:table-cell office:value-type="float" office:value="68">
            <text:p>68</text:p>
          </table:table-cell>
          <table:table-cell office:value-type="float" office:value="1.03701">
            <text:p>1.03701</text:p>
          </table:table-cell>
          <table:table-cell office:value-type="float" office:value="498.25">
            <text:p>498.25</text:p>
          </table:table-cell>
          <table:table-cell/>
          <table:table-cell office:value-type="float" office:value="13">
            <text:p>13</text:p>
          </table:table-cell>
          <table:table-cell table:formula="of:=AVERAGE([.B$213:.B$232])" office:value-type="float" office:value="35.25">
            <text:p>35.25</text:p>
          </table:table-cell>
          <table:table-cell table:formula="of:=AVERAGE([.F$213:.F$232])" office:value-type="float" office:value="30.7">
            <text:p>30.7</text:p>
          </table:table-cell>
          <table:table-cell table:number-columns-repeated="2"/>
        </table:table-row>
        <table:table-row table:style-name="ro1">
          <table:table-cell office:value-type="float" office:value="1.05858">
            <text:p>1.05858</text:p>
          </table:table-cell>
          <table:table-cell office:value-type="float" office:value="63">
            <text:p>63</text:p>
          </table:table-cell>
          <table:table-cell office:value-type="float" office:value="1.0503">
            <text:p>1.0503</text:p>
          </table:table-cell>
          <table:table-cell office:value-type="float" office:value="498.25">
            <text:p>498.25</text:p>
          </table:table-cell>
          <table:table-cell office:value-type="float" office:value="1.0378">
            <text:p>1.0378</text:p>
          </table:table-cell>
          <table:table-cell office:value-type="float" office:value="68">
            <text:p>68</text:p>
          </table:table-cell>
          <table:table-cell office:value-type="float" office:value="1.03609">
            <text:p>1.03609</text:p>
          </table:table-cell>
          <table:table-cell office:value-type="float" office:value="498.25">
            <text:p>498.25</text:p>
          </table:table-cell>
          <table:table-cell/>
          <table:table-cell office:value-type="float" office:value="14">
            <text:p>14</text:p>
          </table:table-cell>
          <table:table-cell table:formula="of:=AVERAGE([.B$234:.B$253])" office:value-type="float" office:value="25.15">
            <text:p>25.15</text:p>
          </table:table-cell>
          <table:table-cell table:formula="of:=AVERAGE([.F$234:.F$253])" office:value-type="float" office:value="28.25">
            <text:p>28.25</text:p>
          </table:table-cell>
          <table:table-cell table:number-columns-repeated="2"/>
        </table:table-row>
        <table:table-row table:style-name="ro1">
          <table:table-cell office:value-type="float" office:value="1.05476">
            <text:p>1.05476</text:p>
          </table:table-cell>
          <table:table-cell office:value-type="float" office:value="58">
            <text:p>58</text:p>
          </table:table-cell>
          <table:table-cell office:value-type="float" office:value="1.04969">
            <text:p>1.04969</text:p>
          </table:table-cell>
          <table:table-cell office:value-type="float" office:value="498.25">
            <text:p>498.25</text:p>
          </table:table-cell>
          <table:table-cell office:value-type="float" office:value="1.03606">
            <text:p>1.03606</text:p>
          </table:table-cell>
          <table:table-cell office:value-type="float" office:value="69">
            <text:p>69</text:p>
          </table:table-cell>
          <table:table-cell office:value-type="float" office:value="1.03428">
            <text:p>1.03428</text:p>
          </table:table-cell>
          <table:table-cell office:value-type="float" office:value="498.25">
            <text:p>498.25</text:p>
          </table:table-cell>
          <table:table-cell/>
          <table:table-cell office:value-type="float" office:value="15">
            <text:p>15</text:p>
          </table:table-cell>
          <table:table-cell table:formula="of:=AVERAGE([.B$255:.B$274])" office:value-type="float" office:value="27.1">
            <text:p>27.1</text:p>
          </table:table-cell>
          <table:table-cell table:formula="of:=AVERAGE([.F$255:.F$274])" office:value-type="float" office:value="32.2">
            <text:p>32.2</text:p>
          </table:table-cell>
          <table:table-cell table:number-columns-repeated="2"/>
        </table:table-row>
        <table:table-row table:style-name="ro1">
          <table:table-cell office:value-type="float" office:value="1.06288">
            <text:p>1.06288</text:p>
          </table:table-cell>
          <table:table-cell office:value-type="float" office:value="61">
            <text:p>61</text:p>
          </table:table-cell>
          <table:table-cell office:value-type="float" office:value="1.05238">
            <text:p>1.05238</text:p>
          </table:table-cell>
          <table:table-cell office:value-type="float" office:value="498.25">
            <text:p>498.25</text:p>
          </table:table-cell>
          <table:table-cell office:value-type="float" office:value="1.03505">
            <text:p>1.03505</text:p>
          </table:table-cell>
          <table:table-cell office:value-type="float" office:value="69">
            <text:p>69</text:p>
          </table:table-cell>
          <table:table-cell office:value-type="float" office:value="1.03276">
            <text:p>1.03276</text:p>
          </table:table-cell>
          <table:table-cell office:value-type="float" office:value="498.25">
            <text:p>498.25</text:p>
          </table:table-cell>
          <table:table-cell/>
          <table:table-cell office:value-type="float" office:value="16">
            <text:p>16</text:p>
          </table:table-cell>
          <table:table-cell table:formula="of:=AVERAGE([.B$276:.B$295])" office:value-type="float" office:value="22.75">
            <text:p>22.75</text:p>
          </table:table-cell>
          <table:table-cell table:formula="of:=AVERAGE([.F$276:.F$295])" office:value-type="float" office:value="25.55">
            <text:p>25.55</text:p>
          </table:table-cell>
          <table:table-cell table:number-columns-repeated="2"/>
        </table:table-row>
        <table:table-row table:style-name="ro1">
          <table:table-cell office:value-type="float" office:value="1.05248">
            <text:p>1.05248</text:p>
          </table:table-cell>
          <table:table-cell office:value-type="float" office:value="60">
            <text:p>60</text:p>
          </table:table-cell>
          <table:table-cell office:value-type="float" office:value="1.05047">
            <text:p>1.05047</text:p>
          </table:table-cell>
          <table:table-cell office:value-type="float" office:value="518.5">
            <text:p>518.5</text:p>
          </table:table-cell>
          <table:table-cell office:value-type="float" office:value="1.03672">
            <text:p>1.03672</text:p>
          </table:table-cell>
          <table:table-cell office:value-type="float" office:value="69">
            <text:p>69</text:p>
          </table:table-cell>
          <table:table-cell office:value-type="float" office:value="1.03497">
            <text:p>1.03497</text:p>
          </table:table-cell>
          <table:table-cell office:value-type="float" office:value="498.25">
            <text:p>498.25</text:p>
          </table:table-cell>
          <table:table-cell/>
          <table:table-cell office:value-type="float" office:value="17">
            <text:p>17</text:p>
          </table:table-cell>
          <table:table-cell table:formula="of:=AVERAGE([.B$297:.B$316])" office:value-type="float" office:value="31.1">
            <text:p>31.1</text:p>
          </table:table-cell>
          <table:table-cell table:formula="of:=AVERAGE([.F$297:.F$316])" office:value-type="float" office:value="31.7">
            <text:p>31.7</text:p>
          </table:table-cell>
          <table:table-cell table:number-columns-repeated="2"/>
        </table:table-row>
        <table:table-row table:style-name="ro1">
          <table:table-cell office:value-type="float" office:value="1.05858">
            <text:p>1.05858</text:p>
          </table:table-cell>
          <table:table-cell office:value-type="float" office:value="63">
            <text:p>63</text:p>
          </table:table-cell>
          <table:table-cell office:value-type="float" office:value="1.0503">
            <text:p>1.0503</text:p>
          </table:table-cell>
          <table:table-cell office:value-type="float" office:value="498.25">
            <text:p>498.25</text:p>
          </table:table-cell>
          <table:table-cell office:value-type="float" office:value="1.03602">
            <text:p>1.03602</text:p>
          </table:table-cell>
          <table:table-cell office:value-type="float" office:value="68">
            <text:p>68</text:p>
          </table:table-cell>
          <table:table-cell office:value-type="float" office:value="1.03361">
            <text:p>1.03361</text:p>
          </table:table-cell>
          <table:table-cell office:value-type="float" office:value="498.25">
            <text:p>498.25</text:p>
          </table:table-cell>
          <table:table-cell/>
          <table:table-cell office:value-type="float" office:value="18">
            <text:p>18</text:p>
          </table:table-cell>
          <table:table-cell table:formula="of:=AVERAGE([.B$318:.B$337])" office:value-type="float" office:value="33">
            <text:p>33</text:p>
          </table:table-cell>
          <table:table-cell table:formula="of:=AVERAGE([.F$318:.F$337])" office:value-type="float" office:value="30.8">
            <text:p>30.8</text:p>
          </table:table-cell>
          <table:table-cell table:number-columns-repeated="2"/>
        </table:table-row>
        <table:table-row table:style-name="ro1">
          <table:table-cell office:value-type="float" office:value="1.05516">
            <text:p>1.05516</text:p>
          </table:table-cell>
          <table:table-cell office:value-type="float" office:value="63">
            <text:p>63</text:p>
          </table:table-cell>
          <table:table-cell office:value-type="float" office:value="1.04705">
            <text:p>1.04705</text:p>
          </table:table-cell>
          <table:table-cell office:value-type="float" office:value="498.25">
            <text:p>498.25</text:p>
          </table:table-cell>
          <table:table-cell office:value-type="float" office:value="1.03295">
            <text:p>1.03295</text:p>
          </table:table-cell>
          <table:table-cell office:value-type="float" office:value="70">
            <text:p>70</text:p>
          </table:table-cell>
          <table:table-cell office:value-type="float" office:value="1.03234">
            <text:p>1.03234</text:p>
          </table:table-cell>
          <table:table-cell office:value-type="float" office:value="498.25">
            <text:p>498.25</text:p>
          </table:table-cell>
          <table:table-cell/>
          <table:table-cell office:value-type="float" office:value="19">
            <text:p>19</text:p>
          </table:table-cell>
          <table:table-cell table:formula="of:=AVERAGE([.B$339:.B$358])" office:value-type="float" office:value="33">
            <text:p>33</text:p>
          </table:table-cell>
          <table:table-cell table:formula="of:=AVERAGE([.F$339:.F$358])" office:value-type="float" office:value="26.2">
            <text:p>26.2</text:p>
          </table:table-cell>
          <table:table-cell table:number-columns-repeated="2"/>
        </table:table-row>
        <table:table-row table:style-name="ro1">
          <table:table-cell office:value-type="float" office:value="1.05516">
            <text:p>1.05516</text:p>
          </table:table-cell>
          <table:table-cell office:value-type="float" office:value="63">
            <text:p>63</text:p>
          </table:table-cell>
          <table:table-cell office:value-type="float" office:value="1.04705">
            <text:p>1.04705</text:p>
          </table:table-cell>
          <table:table-cell office:value-type="float" office:value="498.25">
            <text:p>498.25</text:p>
          </table:table-cell>
          <table:table-cell office:value-type="float" office:value="1.0424">
            <text:p>1.0424</text:p>
          </table:table-cell>
          <table:table-cell office:value-type="float" office:value="65">
            <text:p>65</text:p>
          </table:table-cell>
          <table:table-cell office:value-type="float" office:value="1.04032">
            <text:p>1.04032</text:p>
          </table:table-cell>
          <table:table-cell office:value-type="float" office:value="498.25">
            <text:p>498.25</text:p>
          </table:table-cell>
          <table:table-cell/>
          <table:table-cell office:value-type="float" office:value="20">
            <text:p>20</text:p>
          </table:table-cell>
          <table:table-cell table:formula="of:=AVERAGE([.B$360:.B$379])" office:value-type="float" office:value="19.3">
            <text:p>19.3</text:p>
          </table:table-cell>
          <table:table-cell table:formula="of:=AVERAGE([.F$360:.F$379])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Label 5 </text:p>
          </table:table-cell>
          <table:table-cell table:number-columns-repeated="3"/>
          <table:table-cell office:value-type="string">
            <text:p>Label 5 </text:p>
          </table:table-cell>
          <table:table-cell table:number-columns-repeated="9"/>
        </table:table-row>
        <table:table-row table:style-name="ro1">
          <table:table-cell office:value-type="float" office:value="1.05191">
            <text:p>1.05191</text:p>
          </table:table-cell>
          <table:table-cell office:value-type="float" office:value="59">
            <text:p>59</text:p>
          </table:table-cell>
          <table:table-cell office:value-type="float" office:value="1.04968">
            <text:p>1.04968</text:p>
          </table:table-cell>
          <table:table-cell office:value-type="float" office:value="560">
            <text:p>560</text:p>
          </table:table-cell>
          <table:table-cell office:value-type="float" office:value="1.03407">
            <text:p>1.03407</text:p>
          </table:table-cell>
          <table:table-cell office:value-type="float" office:value="66">
            <text:p>66</text:p>
          </table:table-cell>
          <table:table-cell office:value-type="float" office:value="1.03538">
            <text:p>1.03538</text:p>
          </table:table-cell>
          <table:table-cell office:value-type="float" office:value="560">
            <text:p>560</text:p>
          </table:table-cell>
          <table:table-cell table:number-columns-repeated="2"/>
          <table:table-cell table:formula="of:=AVERAGE([.K26:.K43])" office:value-type="float" office:value="40.1333333333333">
            <text:p>40.1333333333</text:p>
          </table:table-cell>
          <table:table-cell table:formula="of:=AVERAGE([.L26:.L43])" office:value-type="float" office:value="42.175">
            <text:p>42.175</text:p>
          </table:table-cell>
          <table:table-cell table:number-columns-repeated="2"/>
        </table:table-row>
        <table:table-row table:style-name="ro1">
          <table:table-cell office:value-type="float" office:value="1.07678">
            <text:p>1.07678</text:p>
          </table:table-cell>
          <table:table-cell office:value-type="float" office:value="51">
            <text:p>51</text:p>
          </table:table-cell>
          <table:table-cell office:value-type="float" office:value="1.07694">
            <text:p>1.07694</text:p>
          </table:table-cell>
          <table:table-cell office:value-type="float" office:value="560">
            <text:p>560</text:p>
          </table:table-cell>
          <table:table-cell office:value-type="float" office:value="1.06209">
            <text:p>1.06209</text:p>
          </table:table-cell>
          <table:table-cell office:value-type="float" office:value="61">
            <text:p>61</text:p>
          </table:table-cell>
          <table:table-cell office:value-type="float" office:value="1.05844">
            <text:p>1.05844</text:p>
          </table:table-cell>
          <table:table-cell office:value-type="float" office:value="560">
            <text:p>560</text:p>
          </table:table-cell>
          <table:table-cell table:number-columns-repeated="6"/>
        </table:table-row>
        <table:table-row table:style-name="ro2">
          <table:table-cell office:value-type="float" office:value="1.07742">
            <text:p>1.07742</text:p>
          </table:table-cell>
          <table:table-cell office:value-type="float" office:value="51">
            <text:p>51</text:p>
          </table:table-cell>
          <table:table-cell office:value-type="float" office:value="1.07635">
            <text:p>1.07635</text:p>
          </table:table-cell>
          <table:table-cell office:value-type="float" office:value="560">
            <text:p>560</text:p>
          </table:table-cell>
          <table:table-cell office:value-type="float" office:value="1.05038">
            <text:p>1.05038</text:p>
          </table:table-cell>
          <table:table-cell office:value-type="float" office:value="64">
            <text:p>64</text:p>
          </table:table-cell>
          <table:table-cell office:value-type="float" office:value="1.04856">
            <text:p>1.04856</text:p>
          </table:table-cell>
          <table:table-cell office:value-type="float" office:value="560">
            <text:p>560</text:p>
          </table:table-cell>
          <table:table-cell/>
          <table:table-cell office:value-type="string">
            <text:p>tFR</text:p>
          </table:table-cell>
          <table:table-cell table:number-columns-repeated="4"/>
        </table:table-row>
        <table:table-row table:style-name="ro1">
          <table:table-cell office:value-type="float" office:value="1.06728">
            <text:p>1.06728</text:p>
          </table:table-cell>
          <table:table-cell office:value-type="float" office:value="55">
            <text:p>55</text:p>
          </table:table-cell>
          <table:table-cell office:value-type="float" office:value="1.05878">
            <text:p>1.05878</text:p>
          </table:table-cell>
          <table:table-cell office:value-type="float" office:value="560">
            <text:p>560</text:p>
          </table:table-cell>
          <table:table-cell office:value-type="float" office:value="1.05568">
            <text:p>1.05568</text:p>
          </table:table-cell>
          <table:table-cell office:value-type="float" office:value="63">
            <text:p>63</text:p>
          </table:table-cell>
          <table:table-cell office:value-type="float" office:value="1.05013">
            <text:p>1.05013</text:p>
          </table:table-cell>
          <table:table-cell office:value-type="float" office:value="560">
            <text:p>560</text:p>
          </table:table-cell>
          <table:table-cell table:number-columns-repeated="2"/>
          <table:table-cell office:value-type="string">
            <text:p>CIC</text:p>
          </table:table-cell>
          <table:table-cell office:value-type="string">
            <text:p>CIC_SLAP</text:p>
          </table:table-cell>
          <table:table-cell table:number-columns-repeated="2"/>
        </table:table-row>
        <table:table-row table:style-name="ro1">
          <table:table-cell office:value-type="float" office:value="1.05248">
            <text:p>1.05248</text:p>
          </table:table-cell>
          <table:table-cell office:value-type="float" office:value="58">
            <text:p>58</text:p>
          </table:table-cell>
          <table:table-cell office:value-type="float" office:value="1.05051">
            <text:p>1.05051</text:p>
          </table:table-cell>
          <table:table-cell office:value-type="float" office:value="560">
            <text:p>560</text:p>
          </table:table-cell>
          <table:table-cell office:value-type="float" office:value="1.0584">
            <text:p>1.0584</text:p>
          </table:table-cell>
          <table:table-cell office:value-type="float" office:value="64">
            <text:p>64</text:p>
          </table:table-cell>
          <table:table-cell office:value-type="float" office:value="1.05573">
            <text:p>1.05573</text:p>
          </table:table-cell>
          <table:table-cell office:value-type="float" office:value="560">
            <text:p>560</text:p>
          </table:table-cell>
          <table:table-cell/>
          <table:table-cell office:value-type="float" office:value="3">
            <text:p>3</text:p>
          </table:table-cell>
          <table:table-cell table:formula="of:=AVERAGE([.C$3:.C$22])" office:value-type="float" office:value="1.0517605">
            <text:p>1.0517605</text:p>
          </table:table-cell>
          <table:table-cell table:formula="of:=AVERAGE([.G$3:.G$22])" office:value-type="float" office:value="1.0269235">
            <text:p>1.0269235</text:p>
          </table:table-cell>
          <table:table-cell table:number-columns-repeated="2"/>
        </table:table-row>
        <table:table-row table:style-name="ro1">
          <table:table-cell office:value-type="float" office:value="1.05483">
            <text:p>1.05483</text:p>
          </table:table-cell>
          <table:table-cell office:value-type="float" office:value="54">
            <text:p>54</text:p>
          </table:table-cell>
          <table:table-cell office:value-type="float" office:value="1.05262">
            <text:p>1.05262</text:p>
          </table:table-cell>
          <table:table-cell office:value-type="float" office:value="560">
            <text:p>560</text:p>
          </table:table-cell>
          <table:table-cell office:value-type="float" office:value="1.05578">
            <text:p>1.05578</text:p>
          </table:table-cell>
          <table:table-cell office:value-type="float" office:value="64">
            <text:p>64</text:p>
          </table:table-cell>
          <table:table-cell office:value-type="float" office:value="1.05365">
            <text:p>1.05365</text:p>
          </table:table-cell>
          <table:table-cell office:value-type="float" office:value="560">
            <text:p>560</text:p>
          </table:table-cell>
          <table:table-cell/>
          <table:table-cell office:value-type="float" office:value="4">
            <text:p>4</text:p>
          </table:table-cell>
          <table:table-cell table:formula="of:=AVERAGE([.C$24:.C$43])" office:value-type="float" office:value="1.048978">
            <text:p>1.048978</text:p>
          </table:table-cell>
          <table:table-cell table:formula="of:=AVERAGE([.G$24:.G$43])" office:value-type="float" office:value="1.03393">
            <text:p>1.03393</text:p>
          </table:table-cell>
          <table:table-cell table:number-columns-repeated="2"/>
        </table:table-row>
        <table:table-row table:style-name="ro1">
          <table:table-cell office:value-type="float" office:value="1.05191">
            <text:p>1.05191</text:p>
          </table:table-cell>
          <table:table-cell office:value-type="float" office:value="59">
            <text:p>59</text:p>
          </table:table-cell>
          <table:table-cell office:value-type="float" office:value="1.04968">
            <text:p>1.04968</text:p>
          </table:table-cell>
          <table:table-cell office:value-type="float" office:value="560">
            <text:p>560</text:p>
          </table:table-cell>
          <table:table-cell office:value-type="float" office:value="1.05568">
            <text:p>1.05568</text:p>
          </table:table-cell>
          <table:table-cell office:value-type="float" office:value="63">
            <text:p>63</text:p>
          </table:table-cell>
          <table:table-cell office:value-type="float" office:value="1.05013">
            <text:p>1.05013</text:p>
          </table:table-cell>
          <table:table-cell office:value-type="float" office:value="560">
            <text:p>560</text:p>
          </table:table-cell>
          <table:table-cell/>
          <table:table-cell office:value-type="float" office:value="5">
            <text:p>5</text:p>
          </table:table-cell>
          <table:table-cell table:formula="of:=AVERAGE([.C$45:.C$64])" office:value-type="float" office:value="1.0614235">
            <text:p>1.0614235</text:p>
          </table:table-cell>
          <table:table-cell table:formula="of:=AVERAGE([.G$45:.G$64])" office:value-type="float" office:value="1.0498525">
            <text:p>1.0498525</text:p>
          </table:table-cell>
          <table:table-cell table:number-columns-repeated="2"/>
        </table:table-row>
        <table:table-row table:style-name="ro1">
          <table:table-cell office:value-type="float" office:value="1.06279">
            <text:p>1.06279</text:p>
          </table:table-cell>
          <table:table-cell office:value-type="float" office:value="54">
            <text:p>54</text:p>
          </table:table-cell>
          <table:table-cell office:value-type="float" office:value="1.06818">
            <text:p>1.06818</text:p>
          </table:table-cell>
          <table:table-cell office:value-type="float" office:value="581.2">
            <text:p>581.2</text:p>
          </table:table-cell>
          <table:table-cell office:value-type="float" office:value="1.05575">
            <text:p>1.05575</text:p>
          </table:table-cell>
          <table:table-cell office:value-type="float" office:value="64">
            <text:p>64</text:p>
          </table:table-cell>
          <table:table-cell office:value-type="float" office:value="1.05355">
            <text:p>1.05355</text:p>
          </table:table-cell>
          <table:table-cell office:value-type="float" office:value="560">
            <text:p>560</text:p>
          </table:table-cell>
          <table:table-cell/>
          <table:table-cell office:value-type="float" office:value="6">
            <text:p>6</text:p>
          </table:table-cell>
          <table:table-cell table:formula="of:=AVERAGE([.C$66:.C$85])" office:value-type="float" office:value="1.052488">
            <text:p>1.052488</text:p>
          </table:table-cell>
          <table:table-cell table:formula="of:=AVERAGE([.G$66:.G$85])" office:value-type="float" office:value="1.048597">
            <text:p>1.048597</text:p>
          </table:table-cell>
          <table:table-cell table:number-columns-repeated="2"/>
        </table:table-row>
        <table:table-row table:style-name="ro1">
          <table:table-cell office:value-type="float" office:value="1.07042">
            <text:p>1.07042</text:p>
          </table:table-cell>
          <table:table-cell office:value-type="float" office:value="51">
            <text:p>51</text:p>
          </table:table-cell>
          <table:table-cell office:value-type="float" office:value="1.07503">
            <text:p>1.07503</text:p>
          </table:table-cell>
          <table:table-cell office:value-type="float" office:value="576">
            <text:p>576</text:p>
          </table:table-cell>
          <table:table-cell office:value-type="float" office:value="1.03108">
            <text:p>1.03108</text:p>
          </table:table-cell>
          <table:table-cell office:value-type="float" office:value="61">
            <text:p>61</text:p>
          </table:table-cell>
          <table:table-cell office:value-type="float" office:value="1.0325">
            <text:p>1.0325</text:p>
          </table:table-cell>
          <table:table-cell office:value-type="float" office:value="560">
            <text:p>560</text:p>
          </table:table-cell>
          <table:table-cell/>
          <table:table-cell office:value-type="float" office:value="7">
            <text:p>7</text:p>
          </table:table-cell>
          <table:table-cell table:formula="of:=AVERAGE([.C$87:.C$106])" office:value-type="float" office:value="1.0584685">
            <text:p>1.0584685</text:p>
          </table:table-cell>
          <table:table-cell table:formula="of:=AVERAGE([.G$87:.G$106])" office:value-type="float" office:value="1.053599">
            <text:p>1.053599</text:p>
          </table:table-cell>
          <table:table-cell table:number-columns-repeated="2"/>
        </table:table-row>
        <table:table-row table:style-name="ro1">
          <table:table-cell office:value-type="float" office:value="1.06947">
            <text:p>1.06947</text:p>
          </table:table-cell>
          <table:table-cell office:value-type="float" office:value="53">
            <text:p>53</text:p>
          </table:table-cell>
          <table:table-cell office:value-type="float" office:value="1.06136">
            <text:p>1.06136</text:p>
          </table:table-cell>
          <table:table-cell office:value-type="float" office:value="560">
            <text:p>560</text:p>
          </table:table-cell>
          <table:table-cell office:value-type="float" office:value="1.05204">
            <text:p>1.05204</text:p>
          </table:table-cell>
          <table:table-cell office:value-type="float" office:value="64">
            <text:p>64</text:p>
          </table:table-cell>
          <table:table-cell office:value-type="float" office:value="1.04976">
            <text:p>1.04976</text:p>
          </table:table-cell>
          <table:table-cell office:value-type="float" office:value="560">
            <text:p>560</text:p>
          </table:table-cell>
          <table:table-cell/>
          <table:table-cell office:value-type="float" office:value="8">
            <text:p>8</text:p>
          </table:table-cell>
          <table:table-cell table:formula="of:=AVERAGE([.C$108:.C$127])" office:value-type="float" office:value="1.053206">
            <text:p>1.053206</text:p>
          </table:table-cell>
          <table:table-cell table:formula="of:=AVERAGE([.G$108:.G$127])" office:value-type="float" office:value="1.0444145">
            <text:p>1.0444145</text:p>
          </table:table-cell>
          <table:table-cell table:number-columns-repeated="2"/>
        </table:table-row>
        <table:table-row table:style-name="ro1">
          <table:table-cell office:value-type="float" office:value="1.05191">
            <text:p>1.05191</text:p>
          </table:table-cell>
          <table:table-cell office:value-type="float" office:value="59">
            <text:p>59</text:p>
          </table:table-cell>
          <table:table-cell office:value-type="float" office:value="1.04968">
            <text:p>1.04968</text:p>
          </table:table-cell>
          <table:table-cell office:value-type="float" office:value="560">
            <text:p>560</text:p>
          </table:table-cell>
          <table:table-cell office:value-type="float" office:value="1.05116">
            <text:p>1.05116</text:p>
          </table:table-cell>
          <table:table-cell office:value-type="float" office:value="62">
            <text:p>62</text:p>
          </table:table-cell>
          <table:table-cell office:value-type="float" office:value="1.04579">
            <text:p>1.04579</text:p>
          </table:table-cell>
          <table:table-cell office:value-type="float" office:value="560">
            <text:p>560</text:p>
          </table:table-cell>
          <table:table-cell/>
          <table:table-cell office:value-type="float" office:value="9">
            <text:p>9</text:p>
          </table:table-cell>
          <table:table-cell table:formula="of:=AVERAGE([.C$129:.C$148])" office:value-type="float" office:value="1.067304">
            <text:p>1.067304</text:p>
          </table:table-cell>
          <table:table-cell table:formula="of:=AVERAGE([.G$129:.G$148])" office:value-type="float" office:value="1.040385">
            <text:p>1.040385</text:p>
          </table:table-cell>
          <table:table-cell table:number-columns-repeated="2"/>
        </table:table-row>
        <table:table-row table:style-name="ro1">
          <table:table-cell office:value-type="float" office:value="1.07292">
            <text:p>1.07292</text:p>
          </table:table-cell>
          <table:table-cell office:value-type="float" office:value="51">
            <text:p>51</text:p>
          </table:table-cell>
          <table:table-cell office:value-type="float" office:value="1.07802">
            <text:p>1.07802</text:p>
          </table:table-cell>
          <table:table-cell office:value-type="float" office:value="576">
            <text:p>576</text:p>
          </table:table-cell>
          <table:table-cell office:value-type="float" office:value="1.03801">
            <text:p>1.03801</text:p>
          </table:table-cell>
          <table:table-cell office:value-type="float" office:value="64">
            <text:p>64</text:p>
          </table:table-cell>
          <table:table-cell office:value-type="float" office:value="1.03947">
            <text:p>1.03947</text:p>
          </table:table-cell>
          <table:table-cell office:value-type="float" office:value="560">
            <text:p>560</text:p>
          </table:table-cell>
          <table:table-cell/>
          <table:table-cell office:value-type="float" office:value="10">
            <text:p>10</text:p>
          </table:table-cell>
          <table:table-cell table:formula="of:=AVERAGE([.C$150:.C$169])" office:value-type="float" office:value="1.0405675">
            <text:p>1.0405675</text:p>
          </table:table-cell>
          <table:table-cell table:formula="of:=AVERAGE([.G$150:.G$169])" office:value-type="float" office:value="1.0329315">
            <text:p>1.0329315</text:p>
          </table:table-cell>
          <table:table-cell table:number-columns-repeated="2"/>
        </table:table-row>
        <table:table-row table:style-name="ro1">
          <table:table-cell office:value-type="float" office:value="1.0466">
            <text:p>1.0466</text:p>
          </table:table-cell>
          <table:table-cell office:value-type="float" office:value="58">
            <text:p>58</text:p>
          </table:table-cell>
          <table:table-cell office:value-type="float" office:value="1.04675">
            <text:p>1.04675</text:p>
          </table:table-cell>
          <table:table-cell office:value-type="float" office:value="560">
            <text:p>560</text:p>
          </table:table-cell>
          <table:table-cell office:value-type="float" office:value="1.05342">
            <text:p>1.05342</text:p>
          </table:table-cell>
          <table:table-cell office:value-type="float" office:value="62">
            <text:p>62</text:p>
          </table:table-cell>
          <table:table-cell office:value-type="float" office:value="1.04801">
            <text:p>1.04801</text:p>
          </table:table-cell>
          <table:table-cell office:value-type="float" office:value="560">
            <text:p>560</text:p>
          </table:table-cell>
          <table:table-cell/>
          <table:table-cell office:value-type="float" office:value="11">
            <text:p>11</text:p>
          </table:table-cell>
          <table:table-cell table:formula="of:=AVERAGE([.C$171:.C$190])" office:value-type="float" office:value="1.0381475">
            <text:p>1.0381475</text:p>
          </table:table-cell>
          <table:table-cell table:formula="of:=AVERAGE([.G$171:.G$190])" office:value-type="float" office:value="1.0372365">
            <text:p>1.0372365</text:p>
          </table:table-cell>
          <table:table-cell table:number-columns-repeated="2"/>
        </table:table-row>
        <table:table-row table:style-name="ro1">
          <table:table-cell office:value-type="float" office:value="1.05366">
            <text:p>1.05366</text:p>
          </table:table-cell>
          <table:table-cell office:value-type="float" office:value="60">
            <text:p>60</text:p>
          </table:table-cell>
          <table:table-cell office:value-type="float" office:value="1.05142">
            <text:p>1.05142</text:p>
          </table:table-cell>
          <table:table-cell office:value-type="float" office:value="560">
            <text:p>560</text:p>
          </table:table-cell>
          <table:table-cell office:value-type="float" office:value="1.05856">
            <text:p>1.05856</text:p>
          </table:table-cell>
          <table:table-cell office:value-type="float" office:value="64">
            <text:p>64</text:p>
          </table:table-cell>
          <table:table-cell office:value-type="float" office:value="1.05594">
            <text:p>1.05594</text:p>
          </table:table-cell>
          <table:table-cell office:value-type="float" office:value="560">
            <text:p>560</text:p>
          </table:table-cell>
          <table:table-cell/>
          <table:table-cell office:value-type="float" office:value="12">
            <text:p>12</text:p>
          </table:table-cell>
          <table:table-cell table:formula="of:=AVERAGE([.C$192:.C$211])" office:value-type="float" office:value="1.0490275">
            <text:p>1.0490275</text:p>
          </table:table-cell>
          <table:table-cell table:formula="of:=AVERAGE([.G$192:.G$211])" office:value-type="float" office:value="1.0447555">
            <text:p>1.0447555</text:p>
          </table:table-cell>
          <table:table-cell table:number-columns-repeated="2"/>
        </table:table-row>
        <table:table-row table:style-name="ro1">
          <table:table-cell office:value-type="float" office:value="1.05156">
            <text:p>1.05156</text:p>
          </table:table-cell>
          <table:table-cell office:value-type="float" office:value="59">
            <text:p>59</text:p>
          </table:table-cell>
          <table:table-cell office:value-type="float" office:value="1.04977">
            <text:p>1.04977</text:p>
          </table:table-cell>
          <table:table-cell office:value-type="float" office:value="560">
            <text:p>560</text:p>
          </table:table-cell>
          <table:table-cell office:value-type="float" office:value="1.05372">
            <text:p>1.05372</text:p>
          </table:table-cell>
          <table:table-cell office:value-type="float" office:value="62">
            <text:p>62</text:p>
          </table:table-cell>
          <table:table-cell office:value-type="float" office:value="1.0489">
            <text:p>1.0489</text:p>
          </table:table-cell>
          <table:table-cell office:value-type="float" office:value="560">
            <text:p>560</text:p>
          </table:table-cell>
          <table:table-cell/>
          <table:table-cell office:value-type="float" office:value="13">
            <text:p>13</text:p>
          </table:table-cell>
          <table:table-cell table:formula="of:=AVERAGE([.C$213:.C$232])" office:value-type="float" office:value="1.0372855">
            <text:p>1.0372855</text:p>
          </table:table-cell>
          <table:table-cell table:formula="of:=AVERAGE([.G$213:.G$232])" office:value-type="float" office:value="1.0435915">
            <text:p>1.0435915</text:p>
          </table:table-cell>
          <table:table-cell table:number-columns-repeated="2"/>
        </table:table-row>
        <table:table-row table:style-name="ro1">
          <table:table-cell office:value-type="float" office:value="1.06472">
            <text:p>1.06472</text:p>
          </table:table-cell>
          <table:table-cell office:value-type="float" office:value="53">
            <text:p>53</text:p>
          </table:table-cell>
          <table:table-cell office:value-type="float" office:value="1.05998">
            <text:p>1.05998</text:p>
          </table:table-cell>
          <table:table-cell office:value-type="float" office:value="560">
            <text:p>560</text:p>
          </table:table-cell>
          <table:table-cell office:value-type="float" office:value="1.05933">
            <text:p>1.05933</text:p>
          </table:table-cell>
          <table:table-cell office:value-type="float" office:value="64">
            <text:p>64</text:p>
          </table:table-cell>
          <table:table-cell office:value-type="float" office:value="1.05659">
            <text:p>1.05659</text:p>
          </table:table-cell>
          <table:table-cell office:value-type="float" office:value="560">
            <text:p>560</text:p>
          </table:table-cell>
          <table:table-cell/>
          <table:table-cell office:value-type="float" office:value="14">
            <text:p>14</text:p>
          </table:table-cell>
          <table:table-cell table:formula="of:=AVERAGE([.C$234:.C$253])" office:value-type="float" office:value="1.050535">
            <text:p>1.050535</text:p>
          </table:table-cell>
          <table:table-cell table:formula="of:=AVERAGE([.G$234:.G$253])" office:value-type="float" office:value="1.045954">
            <text:p>1.045954</text:p>
          </table:table-cell>
          <table:table-cell table:number-columns-repeated="2"/>
        </table:table-row>
        <table:table-row table:style-name="ro1">
          <table:table-cell office:value-type="float" office:value="1.06733">
            <text:p>1.06733</text:p>
          </table:table-cell>
          <table:table-cell office:value-type="float" office:value="52">
            <text:p>52</text:p>
          </table:table-cell>
          <table:table-cell office:value-type="float" office:value="1.07217">
            <text:p>1.07217</text:p>
          </table:table-cell>
          <table:table-cell office:value-type="float" office:value="576">
            <text:p>576</text:p>
          </table:table-cell>
          <table:table-cell office:value-type="float" office:value="1.0545">
            <text:p>1.0545</text:p>
          </table:table-cell>
          <table:table-cell office:value-type="float" office:value="62">
            <text:p>62</text:p>
          </table:table-cell>
          <table:table-cell office:value-type="float" office:value="1.04955">
            <text:p>1.04955</text:p>
          </table:table-cell>
          <table:table-cell office:value-type="float" office:value="560">
            <text:p>560</text:p>
          </table:table-cell>
          <table:table-cell/>
          <table:table-cell office:value-type="float" office:value="15">
            <text:p>15</text:p>
          </table:table-cell>
          <table:table-cell table:formula="of:=AVERAGE([.C$255:.C$274])" office:value-type="float" office:value="1.084065">
            <text:p>1.084065</text:p>
          </table:table-cell>
          <table:table-cell table:formula="of:=AVERAGE([.G$255:.G$274])" office:value-type="float" office:value="1.0433595">
            <text:p>1.0433595</text:p>
          </table:table-cell>
          <table:table-cell table:number-columns-repeated="2"/>
        </table:table-row>
        <table:table-row table:style-name="ro1">
          <table:table-cell office:value-type="float" office:value="1.07589">
            <text:p>1.07589</text:p>
          </table:table-cell>
          <table:table-cell office:value-type="float" office:value="51">
            <text:p>51</text:p>
          </table:table-cell>
          <table:table-cell office:value-type="float" office:value="1.07747">
            <text:p>1.07747</text:p>
          </table:table-cell>
          <table:table-cell office:value-type="float" office:value="567.8">
            <text:p>567.8</text:p>
          </table:table-cell>
          <table:table-cell office:value-type="float" office:value="1.06141">
            <text:p>1.06141</text:p>
          </table:table-cell>
          <table:table-cell office:value-type="float" office:value="64">
            <text:p>64</text:p>
          </table:table-cell>
          <table:table-cell office:value-type="float" office:value="1.05744">
            <text:p>1.05744</text:p>
          </table:table-cell>
          <table:table-cell office:value-type="float" office:value="560">
            <text:p>560</text:p>
          </table:table-cell>
          <table:table-cell/>
          <table:table-cell office:value-type="float" office:value="16">
            <text:p>16</text:p>
          </table:table-cell>
          <table:table-cell table:formula="of:=AVERAGE([.C$276:.C$295])" office:value-type="float" office:value="1.0801945">
            <text:p>1.0801945</text:p>
          </table:table-cell>
          <table:table-cell table:formula="of:=AVERAGE([.G$276:.G$295])" office:value-type="float" office:value="1.052205">
            <text:p>1.052205</text:p>
          </table:table-cell>
          <table:table-cell table:number-columns-repeated="2"/>
        </table:table-row>
        <table:table-row table:style-name="ro1">
          <table:table-cell office:value-type="float" office:value="1.06812">
            <text:p>1.06812</text:p>
          </table:table-cell>
          <table:table-cell office:value-type="float" office:value="51">
            <text:p>51</text:p>
          </table:table-cell>
          <table:table-cell office:value-type="float" office:value="1.07282">
            <text:p>1.07282</text:p>
          </table:table-cell>
          <table:table-cell office:value-type="float" office:value="576">
            <text:p>576</text:p>
          </table:table-cell>
          <table:table-cell office:value-type="float" office:value="1.0584">
            <text:p>1.0584</text:p>
          </table:table-cell>
          <table:table-cell office:value-type="float" office:value="64">
            <text:p>64</text:p>
          </table:table-cell>
          <table:table-cell office:value-type="float" office:value="1.05573">
            <text:p>1.05573</text:p>
          </table:table-cell>
          <table:table-cell office:value-type="float" office:value="560">
            <text:p>560</text:p>
          </table:table-cell>
          <table:table-cell/>
          <table:table-cell office:value-type="float" office:value="17">
            <text:p>17</text:p>
          </table:table-cell>
          <table:table-cell table:formula="of:=AVERAGE([.C$297:.C$316])" office:value-type="float" office:value="1.0526415">
            <text:p>1.0526415</text:p>
          </table:table-cell>
          <table:table-cell table:formula="of:=AVERAGE([.G$297:.G$316])" office:value-type="float" office:value="1.040551">
            <text:p>1.040551</text:p>
          </table:table-cell>
          <table:table-cell table:number-columns-repeated="2"/>
        </table:table-row>
        <table:table-row table:style-name="ro1">
          <table:table-cell office:value-type="float" office:value="1.05212">
            <text:p>1.05212</text:p>
          </table:table-cell>
          <table:table-cell office:value-type="float" office:value="57">
            <text:p>57</text:p>
          </table:table-cell>
          <table:table-cell office:value-type="float" office:value="1.05126">
            <text:p>1.05126</text:p>
          </table:table-cell>
          <table:table-cell office:value-type="float" office:value="560">
            <text:p>560</text:p>
          </table:table-cell>
          <table:table-cell office:value-type="float" office:value="1.05713">
            <text:p>1.05713</text:p>
          </table:table-cell>
          <table:table-cell office:value-type="float" office:value="62">
            <text:p>62</text:p>
          </table:table-cell>
          <table:table-cell office:value-type="float" office:value="1.0518">
            <text:p>1.0518</text:p>
          </table:table-cell>
          <table:table-cell office:value-type="float" office:value="560">
            <text:p>560</text:p>
          </table:table-cell>
          <table:table-cell/>
          <table:table-cell office:value-type="float" office:value="18">
            <text:p>18</text:p>
          </table:table-cell>
          <table:table-cell table:formula="of:=AVERAGE([.C$318:.C$337])" office:value-type="float" office:value="1.046228">
            <text:p>1.046228</text:p>
          </table:table-cell>
          <table:table-cell table:formula="of:=AVERAGE([.G$318:.G$337])" office:value-type="float" office:value="1.0380735">
            <text:p>1.0380735</text:p>
          </table:table-cell>
          <table:table-cell table:number-columns-repeated="2"/>
        </table:table-row>
        <table:table-row table:style-name="ro1">
          <table:table-cell office:value-type="string">
            <text:p>Label 6 </text:p>
          </table:table-cell>
          <table:table-cell table:number-columns-repeated="3"/>
          <table:table-cell office:value-type="string">
            <text:p>Label 6 </text:p>
          </table:table-cell>
          <table:table-cell table:number-columns-repeated="4"/>
          <table:table-cell office:value-type="float" office:value="19">
            <text:p>19</text:p>
          </table:table-cell>
          <table:table-cell table:formula="of:=AVERAGE([.C$339:.C$358])" office:value-type="float" office:value="1.0652005">
            <text:p>1.0652005</text:p>
          </table:table-cell>
          <table:table-cell table:formula="of:=AVERAGE([.G$339:.G$358])" office:value-type="float" office:value="1.0603385">
            <text:p>1.0603385</text:p>
          </table:table-cell>
          <table:table-cell table:number-columns-repeated="2"/>
        </table:table-row>
        <table:table-row table:style-name="ro1">
          <table:table-cell office:value-type="float" office:value="1.05343">
            <text:p>1.05343</text:p>
          </table:table-cell>
          <table:table-cell office:value-type="float" office:value="50">
            <text:p>50</text:p>
          </table:table-cell>
          <table:table-cell office:value-type="float" office:value="1.0545">
            <text:p>1.0545</text:p>
          </table:table-cell>
          <table:table-cell office:value-type="float" office:value="622.833">
            <text:p>622.833</text:p>
          </table:table-cell>
          <table:table-cell office:value-type="float" office:value="1.05177">
            <text:p>1.05177</text:p>
          </table:table-cell>
          <table:table-cell office:value-type="float" office:value="54">
            <text:p>54</text:p>
          </table:table-cell>
          <table:table-cell office:value-type="float" office:value="1.04908">
            <text:p>1.04908</text:p>
          </table:table-cell>
          <table:table-cell office:value-type="float" office:value="606.667">
            <text:p>606.667</text:p>
          </table:table-cell>
          <table:table-cell/>
          <table:table-cell office:value-type="float" office:value="20">
            <text:p>20</text:p>
          </table:table-cell>
          <table:table-cell table:formula="of:=AVERAGE([.C$360:.C$379])" office:value-type="float" office:value="1.0832095">
            <text:p>1.0832095</text:p>
          </table:table-cell>
          <table:table-cell table:formula="of:=AVERAGE([.G$360:.G$379])" office:value-type="float" office:value="1.035383">
            <text:p>1.035383</text:p>
          </table:table-cell>
          <table:table-cell table:number-columns-repeated="2"/>
        </table:table-row>
        <table:table-row table:style-name="ro1">
          <table:table-cell office:value-type="float" office:value="1.05214">
            <text:p>1.05214</text:p>
          </table:table-cell>
          <table:table-cell office:value-type="float" office:value="49">
            <text:p>49</text:p>
          </table:table-cell>
          <table:table-cell office:value-type="float" office:value="1.05327">
            <text:p>1.05327</text:p>
          </table:table-cell>
          <table:table-cell office:value-type="float" office:value="622.833">
            <text:p>622.833</text:p>
          </table:table-cell>
          <table:table-cell office:value-type="float" office:value="1.05574">
            <text:p>1.05574</text:p>
          </table:table-cell>
          <table:table-cell office:value-type="float" office:value="53">
            <text:p>53</text:p>
          </table:table-cell>
          <table:table-cell office:value-type="float" office:value="1.05174">
            <text:p>1.05174</text:p>
          </table:table-cell>
          <table:table-cell office:value-type="float" office:value="606.667">
            <text:p>606.667</text:p>
          </table:table-cell>
          <table:table-cell table:number-columns-repeated="6"/>
        </table:table-row>
        <table:table-row table:style-name="ro1">
          <table:table-cell office:value-type="float" office:value="1.04751">
            <text:p>1.04751</text:p>
          </table:table-cell>
          <table:table-cell office:value-type="float" office:value="56">
            <text:p>56</text:p>
          </table:table-cell>
          <table:table-cell office:value-type="float" office:value="1.04867">
            <text:p>1.04867</text:p>
          </table:table-cell>
          <table:table-cell office:value-type="float" office:value="606.667">
            <text:p>606.667</text:p>
          </table:table-cell>
          <table:table-cell office:value-type="float" office:value="1.05292">
            <text:p>1.05292</text:p>
          </table:table-cell>
          <table:table-cell office:value-type="float" office:value="53">
            <text:p>53</text:p>
          </table:table-cell>
          <table:table-cell office:value-type="float" office:value="1.04863">
            <text:p>1.04863</text:p>
          </table:table-cell>
          <table:table-cell office:value-type="float" office:value="606.667">
            <text:p>606.667</text:p>
          </table:table-cell>
          <table:table-cell table:number-columns-repeated="2"/>
          <table:table-cell table:formula="of:=AVERAGE([.K49:.K66])" office:value-type="float" office:value="1.05670725">
            <text:p>1.05670725</text:p>
          </table:table-cell>
          <table:table-cell table:formula="of:=AVERAGE([.L49:.L66])" office:value-type="float" office:value="1.04289338888889">
            <text:p>1.0428933889</text:p>
          </table:table-cell>
          <table:table-cell table:number-columns-repeated="2"/>
        </table:table-row>
        <table:table-row table:style-name="ro1">
          <table:table-cell office:value-type="float" office:value="1.05254">
            <text:p>1.05254</text:p>
          </table:table-cell>
          <table:table-cell office:value-type="float" office:value="49">
            <text:p>49</text:p>
          </table:table-cell>
          <table:table-cell office:value-type="float" office:value="1.05325">
            <text:p>1.05325</text:p>
          </table:table-cell>
          <table:table-cell office:value-type="float" office:value="622.833">
            <text:p>622.833</text:p>
          </table:table-cell>
          <table:table-cell office:value-type="float" office:value="1.05184">
            <text:p>1.05184</text:p>
          </table:table-cell>
          <table:table-cell office:value-type="float" office:value="54">
            <text:p>54</text:p>
          </table:table-cell>
          <table:table-cell office:value-type="float" office:value="1.04751">
            <text:p>1.04751</text:p>
          </table:table-cell>
          <table:table-cell office:value-type="float" office:value="606.667">
            <text:p>606.667</text:p>
          </table:table-cell>
          <table:table-cell table:number-columns-repeated="6"/>
        </table:table-row>
        <table:table-row table:style-name="ro1">
          <table:table-cell office:value-type="float" office:value="1.052">
            <text:p>1.052</text:p>
          </table:table-cell>
          <table:table-cell office:value-type="float" office:value="52">
            <text:p>52</text:p>
          </table:table-cell>
          <table:table-cell office:value-type="float" office:value="1.05181">
            <text:p>1.05181</text:p>
          </table:table-cell>
          <table:table-cell office:value-type="float" office:value="606.667">
            <text:p>606.667</text:p>
          </table:table-cell>
          <table:table-cell office:value-type="float" office:value="1.05848">
            <text:p>1.05848</text:p>
          </table:table-cell>
          <table:table-cell office:value-type="float" office:value="53">
            <text:p>53</text:p>
          </table:table-cell>
          <table:table-cell office:value-type="float" office:value="1.05424">
            <text:p>1.05424</text:p>
          </table:table-cell>
          <table:table-cell office:value-type="float" office:value="606.667">
            <text:p>606.667</text:p>
          </table:table-cell>
          <table:table-cell/>
          <table:table-cell office:value-type="string">
            <text:p>Worst Case</text:p>
          </table:table-cell>
          <table:table-cell table:number-columns-repeated="4"/>
        </table:table-row>
        <table:table-row table:style-name="ro1">
          <table:table-cell office:value-type="float" office:value="1.05042">
            <text:p>1.05042</text:p>
          </table:table-cell>
          <table:table-cell office:value-type="float" office:value="49">
            <text:p>49</text:p>
          </table:table-cell>
          <table:table-cell office:value-type="float" office:value="1.05139">
            <text:p>1.05139</text:p>
          </table:table-cell>
          <table:table-cell office:value-type="float" office:value="622.833">
            <text:p>622.833</text:p>
          </table:table-cell>
          <table:table-cell office:value-type="float" office:value="1.04786">
            <text:p>1.04786</text:p>
          </table:table-cell>
          <table:table-cell office:value-type="float" office:value="53">
            <text:p>53</text:p>
          </table:table-cell>
          <table:table-cell office:value-type="float" office:value="1.04588">
            <text:p>1.04588</text:p>
          </table:table-cell>
          <table:table-cell office:value-type="float" office:value="606.667">
            <text:p>606.667</text:p>
          </table:table-cell>
          <table:table-cell table:number-columns-repeated="2"/>
          <table:table-cell office:value-type="string">
            <text:p>CIC</text:p>
          </table:table-cell>
          <table:table-cell office:value-type="string">
            <text:p>CIC_SLAP</text:p>
          </table:table-cell>
          <table:table-cell table:number-columns-repeated="2"/>
        </table:table-row>
        <table:table-row table:style-name="ro1">
          <table:table-cell office:value-type="float" office:value="1.04613">
            <text:p>1.04613</text:p>
          </table:table-cell>
          <table:table-cell office:value-type="float" office:value="51">
            <text:p>51</text:p>
          </table:table-cell>
          <table:table-cell office:value-type="float" office:value="1.04825">
            <text:p>1.04825</text:p>
          </table:table-cell>
          <table:table-cell office:value-type="float" office:value="606.667">
            <text:p>606.667</text:p>
          </table:table-cell>
          <table:table-cell office:value-type="float" office:value="1.05419">
            <text:p>1.05419</text:p>
          </table:table-cell>
          <table:table-cell office:value-type="float" office:value="53">
            <text:p>53</text:p>
          </table:table-cell>
          <table:table-cell office:value-type="float" office:value="1.04987">
            <text:p>1.04987</text:p>
          </table:table-cell>
          <table:table-cell office:value-type="float" office:value="606.667">
            <text:p>606.667</text:p>
          </table:table-cell>
          <table:table-cell/>
          <table:table-cell office:value-type="float" office:value="3">
            <text:p>3</text:p>
          </table:table-cell>
          <table:table-cell table:formula="of:=AVERAGE([.D$3:.D$22])" office:value-type="float" office:value="408.0666">
            <text:p>408.0666</text:p>
          </table:table-cell>
          <table:table-cell table:formula="of:=AVERAGE([.H$3:.H$22])" office:value-type="float" office:value="397">
            <text:p>397</text:p>
          </table:table-cell>
          <table:table-cell table:number-columns-repeated="2"/>
        </table:table-row>
        <table:table-row table:style-name="ro1">
          <table:table-cell office:value-type="float" office:value="1.05328">
            <text:p>1.05328</text:p>
          </table:table-cell>
          <table:table-cell office:value-type="float" office:value="49">
            <text:p>49</text:p>
          </table:table-cell>
          <table:table-cell office:value-type="float" office:value="1.05424">
            <text:p>1.05424</text:p>
          </table:table-cell>
          <table:table-cell office:value-type="float" office:value="622.833">
            <text:p>622.833</text:p>
          </table:table-cell>
          <table:table-cell office:value-type="float" office:value="1.0524">
            <text:p>1.0524</text:p>
          </table:table-cell>
          <table:table-cell office:value-type="float" office:value="52">
            <text:p>52</text:p>
          </table:table-cell>
          <table:table-cell office:value-type="float" office:value="1.04841">
            <text:p>1.04841</text:p>
          </table:table-cell>
          <table:table-cell office:value-type="float" office:value="606.667">
            <text:p>606.667</text:p>
          </table:table-cell>
          <table:table-cell/>
          <table:table-cell office:value-type="float" office:value="4">
            <text:p>4</text:p>
          </table:table-cell>
          <table:table-cell table:formula="of:=AVERAGE([.D$24:.D$43])" office:value-type="float" office:value="501.2875">
            <text:p>501.2875</text:p>
          </table:table-cell>
          <table:table-cell table:formula="of:=AVERAGE([.H$24:.H$43])" office:value-type="float" office:value="498.25">
            <text:p>498.25</text:p>
          </table:table-cell>
          <table:table-cell table:number-columns-repeated="2"/>
        </table:table-row>
        <table:table-row table:style-name="ro1">
          <table:table-cell office:value-type="float" office:value="1.0515">
            <text:p>1.0515</text:p>
          </table:table-cell>
          <table:table-cell office:value-type="float" office:value="53">
            <text:p>53</text:p>
          </table:table-cell>
          <table:table-cell office:value-type="float" office:value="1.05272">
            <text:p>1.05272</text:p>
          </table:table-cell>
          <table:table-cell office:value-type="float" office:value="606.667">
            <text:p>606.667</text:p>
          </table:table-cell>
          <table:table-cell office:value-type="float" office:value="1.05077">
            <text:p>1.05077</text:p>
          </table:table-cell>
          <table:table-cell office:value-type="float" office:value="54">
            <text:p>54</text:p>
          </table:table-cell>
          <table:table-cell office:value-type="float" office:value="1.0468">
            <text:p>1.0468</text:p>
          </table:table-cell>
          <table:table-cell office:value-type="float" office:value="606.667">
            <text:p>606.667</text:p>
          </table:table-cell>
          <table:table-cell/>
          <table:table-cell office:value-type="float" office:value="5">
            <text:p>5</text:p>
          </table:table-cell>
          <table:table-cell table:formula="of:=AVERAGE([.D$45:.D$64])" office:value-type="float" office:value="564.65">
            <text:p>564.65</text:p>
          </table:table-cell>
          <table:table-cell table:formula="of:=AVERAGE([.H$45:.H$64])" office:value-type="float" office:value="560">
            <text:p>560</text:p>
          </table:table-cell>
          <table:table-cell table:number-columns-repeated="2"/>
        </table:table-row>
        <table:table-row table:style-name="ro1">
          <table:table-cell office:value-type="float" office:value="1.05074">
            <text:p>1.05074</text:p>
          </table:table-cell>
          <table:table-cell office:value-type="float" office:value="48">
            <text:p>48</text:p>
          </table:table-cell>
          <table:table-cell office:value-type="float" office:value="1.04824">
            <text:p>1.04824</text:p>
          </table:table-cell>
          <table:table-cell office:value-type="float" office:value="606.667">
            <text:p>606.667</text:p>
          </table:table-cell>
          <table:table-cell office:value-type="float" office:value="1.04996">
            <text:p>1.04996</text:p>
          </table:table-cell>
          <table:table-cell office:value-type="float" office:value="54">
            <text:p>54</text:p>
          </table:table-cell>
          <table:table-cell office:value-type="float" office:value="1.04757">
            <text:p>1.04757</text:p>
          </table:table-cell>
          <table:table-cell office:value-type="float" office:value="606.667">
            <text:p>606.667</text:p>
          </table:table-cell>
          <table:table-cell/>
          <table:table-cell office:value-type="float" office:value="6">
            <text:p>6</text:p>
          </table:table-cell>
          <table:table-cell table:formula="of:=AVERAGE([.D$66:.D$85])" office:value-type="float" office:value="612.3251">
            <text:p>612.3251</text:p>
          </table:table-cell>
          <table:table-cell table:formula="of:=AVERAGE([.H$66:.H$85])" office:value-type="float" office:value="606.667">
            <text:p>606.667</text:p>
          </table:table-cell>
          <table:table-cell table:number-columns-repeated="2"/>
        </table:table-row>
        <table:table-row table:style-name="ro1">
          <table:table-cell office:value-type="float" office:value="1.05122">
            <text:p>1.05122</text:p>
          </table:table-cell>
          <table:table-cell office:value-type="float" office:value="51">
            <text:p>51</text:p>
          </table:table-cell>
          <table:table-cell office:value-type="float" office:value="1.0503">
            <text:p>1.0503</text:p>
          </table:table-cell>
          <table:table-cell office:value-type="float" office:value="606.667">
            <text:p>606.667</text:p>
          </table:table-cell>
          <table:table-cell office:value-type="float" office:value="1.04885">
            <text:p>1.04885</text:p>
          </table:table-cell>
          <table:table-cell office:value-type="float" office:value="53">
            <text:p>53</text:p>
          </table:table-cell>
          <table:table-cell office:value-type="float" office:value="1.0455">
            <text:p>1.0455</text:p>
          </table:table-cell>
          <table:table-cell office:value-type="float" office:value="606.667">
            <text:p>606.667</text:p>
          </table:table-cell>
          <table:table-cell/>
          <table:table-cell office:value-type="float" office:value="7">
            <text:p>7</text:p>
          </table:table-cell>
          <table:table-cell table:formula="of:=AVERAGE([.D$87:.D$106])" office:value-type="float" office:value="657.571">
            <text:p>657.571</text:p>
          </table:table-cell>
          <table:table-cell table:formula="of:=AVERAGE([.H$87:.H$106])" office:value-type="float" office:value="657.571">
            <text:p>657.571</text:p>
          </table:table-cell>
          <table:table-cell table:number-columns-repeated="2"/>
        </table:table-row>
        <table:table-row table:style-name="ro1">
          <table:table-cell office:value-type="float" office:value="1.05102">
            <text:p>1.05102</text:p>
          </table:table-cell>
          <table:table-cell office:value-type="float" office:value="52">
            <text:p>52</text:p>
          </table:table-cell>
          <table:table-cell office:value-type="float" office:value="1.05074">
            <text:p>1.05074</text:p>
          </table:table-cell>
          <table:table-cell office:value-type="float" office:value="606.667">
            <text:p>606.667</text:p>
          </table:table-cell>
          <table:table-cell office:value-type="float" office:value="1.05208">
            <text:p>1.05208</text:p>
          </table:table-cell>
          <table:table-cell office:value-type="float" office:value="53">
            <text:p>53</text:p>
          </table:table-cell>
          <table:table-cell office:value-type="float" office:value="1.04812">
            <text:p>1.04812</text:p>
          </table:table-cell>
          <table:table-cell office:value-type="float" office:value="606.667">
            <text:p>606.667</text:p>
          </table:table-cell>
          <table:table-cell/>
          <table:table-cell office:value-type="float" office:value="8">
            <text:p>8</text:p>
          </table:table-cell>
          <table:table-cell table:formula="of:=AVERAGE([.D$108:.D$127])" office:value-type="float" office:value="752.9125">
            <text:p>752.9125</text:p>
          </table:table-cell>
          <table:table-cell table:formula="of:=AVERAGE([.H$108:.H$127])" office:value-type="float" office:value="716.5">
            <text:p>716.5</text:p>
          </table:table-cell>
          <table:table-cell table:number-columns-repeated="2"/>
        </table:table-row>
        <table:table-row table:style-name="ro1">
          <table:table-cell office:value-type="float" office:value="1.06627">
            <text:p>1.06627</text:p>
          </table:table-cell>
          <table:table-cell office:value-type="float" office:value="51">
            <text:p>51</text:p>
          </table:table-cell>
          <table:table-cell office:value-type="float" office:value="1.06675">
            <text:p>1.06675</text:p>
          </table:table-cell>
          <table:table-cell office:value-type="float" office:value="606.667">
            <text:p>606.667</text:p>
          </table:table-cell>
          <table:table-cell office:value-type="float" office:value="1.05311">
            <text:p>1.05311</text:p>
          </table:table-cell>
          <table:table-cell office:value-type="float" office:value="54">
            <text:p>54</text:p>
          </table:table-cell>
          <table:table-cell office:value-type="float" office:value="1.04874">
            <text:p>1.04874</text:p>
          </table:table-cell>
          <table:table-cell office:value-type="float" office:value="606.667">
            <text:p>606.667</text:p>
          </table:table-cell>
          <table:table-cell/>
          <table:table-cell office:value-type="float" office:value="9">
            <text:p>9</text:p>
          </table:table-cell>
          <table:table-cell table:formula="of:=AVERAGE([.D$129:.D$148])" office:value-type="float" office:value="858.9836">
            <text:p>858.9836</text:p>
          </table:table-cell>
          <table:table-cell table:formula="of:=AVERAGE([.H$129:.H$148])" office:value-type="float" office:value="764.089">
            <text:p>764.089</text:p>
          </table:table-cell>
          <table:table-cell table:number-columns-repeated="2"/>
        </table:table-row>
        <table:table-row table:style-name="ro1">
          <table:table-cell office:value-type="float" office:value="1.05725">
            <text:p>1.05725</text:p>
          </table:table-cell>
          <table:table-cell office:value-type="float" office:value="51">
            <text:p>51</text:p>
          </table:table-cell>
          <table:table-cell office:value-type="float" office:value="1.05609">
            <text:p>1.05609</text:p>
          </table:table-cell>
          <table:table-cell office:value-type="float" office:value="606.667">
            <text:p>606.667</text:p>
          </table:table-cell>
          <table:table-cell office:value-type="float" office:value="1.05292">
            <text:p>1.05292</text:p>
          </table:table-cell>
          <table:table-cell office:value-type="float" office:value="53">
            <text:p>53</text:p>
          </table:table-cell>
          <table:table-cell office:value-type="float" office:value="1.04863">
            <text:p>1.04863</text:p>
          </table:table-cell>
          <table:table-cell office:value-type="float" office:value="606.667">
            <text:p>606.667</text:p>
          </table:table-cell>
          <table:table-cell/>
          <table:table-cell office:value-type="float" office:value="10">
            <text:p>10</text:p>
          </table:table-cell>
          <table:table-cell table:formula="of:=AVERAGE([.D$150:.D$169])" office:value-type="float" office:value="807.3">
            <text:p>807.3</text:p>
          </table:table-cell>
          <table:table-cell table:formula="of:=AVERAGE([.H$150:.H$169])" office:value-type="float" office:value="807.3">
            <text:p>807.3</text:p>
          </table:table-cell>
          <table:table-cell table:number-columns-repeated="2"/>
        </table:table-row>
        <table:table-row table:style-name="ro1">
          <table:table-cell office:value-type="float" office:value="1.04605">
            <text:p>1.04605</text:p>
          </table:table-cell>
          <table:table-cell office:value-type="float" office:value="53">
            <text:p>53</text:p>
          </table:table-cell>
          <table:table-cell office:value-type="float" office:value="1.04791">
            <text:p>1.04791</text:p>
          </table:table-cell>
          <table:table-cell office:value-type="float" office:value="606.667">
            <text:p>606.667</text:p>
          </table:table-cell>
          <table:table-cell office:value-type="float" office:value="1.05353">
            <text:p>1.05353</text:p>
          </table:table-cell>
          <table:table-cell office:value-type="float" office:value="54">
            <text:p>54</text:p>
          </table:table-cell>
          <table:table-cell office:value-type="float" office:value="1.04964">
            <text:p>1.04964</text:p>
          </table:table-cell>
          <table:table-cell office:value-type="float" office:value="606.667">
            <text:p>606.667</text:p>
          </table:table-cell>
          <table:table-cell/>
          <table:table-cell office:value-type="float" office:value="11">
            <text:p>11</text:p>
          </table:table-cell>
          <table:table-cell table:formula="of:=AVERAGE([.D$171:.D$190])" office:value-type="float" office:value="877.27705">
            <text:p>877.27705</text:p>
          </table:table-cell>
          <table:table-cell table:formula="of:=AVERAGE([.H$171:.H$190])" office:value-type="float" office:value="867.0226">
            <text:p>867.0226</text:p>
          </table:table-cell>
          <table:table-cell table:number-columns-repeated="2"/>
        </table:table-row>
        <table:table-row table:style-name="ro1">
          <table:table-cell office:value-type="float" office:value="1.05014">
            <text:p>1.05014</text:p>
          </table:table-cell>
          <table:table-cell office:value-type="float" office:value="52">
            <text:p>52</text:p>
          </table:table-cell>
          <table:table-cell office:value-type="float" office:value="1.04981">
            <text:p>1.04981</text:p>
          </table:table-cell>
          <table:table-cell office:value-type="float" office:value="606.667">
            <text:p>606.667</text:p>
          </table:table-cell>
          <table:table-cell office:value-type="float" office:value="1.05315">
            <text:p>1.05315</text:p>
          </table:table-cell>
          <table:table-cell office:value-type="float" office:value="53">
            <text:p>53</text:p>
          </table:table-cell>
          <table:table-cell office:value-type="float" office:value="1.04883">
            <text:p>1.04883</text:p>
          </table:table-cell>
          <table:table-cell office:value-type="float" office:value="606.667">
            <text:p>606.667</text:p>
          </table:table-cell>
          <table:table-cell/>
          <table:table-cell office:value-type="float" office:value="12">
            <text:p>12</text:p>
          </table:table-cell>
          <table:table-cell table:formula="of:=AVERAGE([.D$192:.D$211])" office:value-type="float" office:value="925.4834">
            <text:p>925.4834</text:p>
          </table:table-cell>
          <table:table-cell table:formula="of:=AVERAGE([.H$192:.H$211])" office:value-type="float" office:value="895.67915">
            <text:p>895.67915</text:p>
          </table:table-cell>
          <table:table-cell table:number-columns-repeated="2"/>
        </table:table-row>
        <table:table-row table:style-name="ro1">
          <table:table-cell office:value-type="float" office:value="1.04759">
            <text:p>1.04759</text:p>
          </table:table-cell>
          <table:table-cell office:value-type="float" office:value="54">
            <text:p>54</text:p>
          </table:table-cell>
          <table:table-cell office:value-type="float" office:value="1.04901">
            <text:p>1.04901</text:p>
          </table:table-cell>
          <table:table-cell office:value-type="float" office:value="606.667">
            <text:p>606.667</text:p>
          </table:table-cell>
          <table:table-cell office:value-type="float" office:value="1.05174">
            <text:p>1.05174</text:p>
          </table:table-cell>
          <table:table-cell office:value-type="float" office:value="54">
            <text:p>54</text:p>
          </table:table-cell>
          <table:table-cell office:value-type="float" office:value="1.0478">
            <text:p>1.0478</text:p>
          </table:table-cell>
          <table:table-cell office:value-type="float" office:value="606.667">
            <text:p>606.667</text:p>
          </table:table-cell>
          <table:table-cell/>
          <table:table-cell office:value-type="float" office:value="13">
            <text:p>13</text:p>
          </table:table-cell>
          <table:table-cell table:formula="of:=AVERAGE([.D$213:.D$232])" office:value-type="float" office:value="938.462">
            <text:p>938.462</text:p>
          </table:table-cell>
          <table:table-cell table:formula="of:=AVERAGE([.H$213:.H$232])" office:value-type="float" office:value="969.3351">
            <text:p>969.3351</text:p>
          </table:table-cell>
          <table:table-cell table:number-columns-repeated="2"/>
        </table:table-row>
        <table:table-row table:style-name="ro1">
          <table:table-cell office:value-type="float" office:value="1.04516">
            <text:p>1.04516</text:p>
          </table:table-cell>
          <table:table-cell office:value-type="float" office:value="56">
            <text:p>56</text:p>
          </table:table-cell>
          <table:table-cell office:value-type="float" office:value="1.04602">
            <text:p>1.04602</text:p>
          </table:table-cell>
          <table:table-cell office:value-type="float" office:value="606.667">
            <text:p>606.667</text:p>
          </table:table-cell>
          <table:table-cell office:value-type="float" office:value="1.05185">
            <text:p>1.05185</text:p>
          </table:table-cell>
          <table:table-cell office:value-type="float" office:value="53">
            <text:p>53</text:p>
          </table:table-cell>
          <table:table-cell office:value-type="float" office:value="1.04792">
            <text:p>1.04792</text:p>
          </table:table-cell>
          <table:table-cell office:value-type="float" office:value="606.667">
            <text:p>606.667</text:p>
          </table:table-cell>
          <table:table-cell/>
          <table:table-cell office:value-type="float" office:value="14">
            <text:p>14</text:p>
          </table:table-cell>
          <table:table-cell table:formula="of:=AVERAGE([.D$234:.D$253])" office:value-type="float" office:value="1043.8004">
            <text:p>1043.8004</text:p>
          </table:table-cell>
          <table:table-cell table:formula="of:=AVERAGE([.H$234:.H$253])" office:value-type="float" office:value="996.43625">
            <text:p>996.43625</text:p>
          </table:table-cell>
          <table:table-cell table:number-columns-repeated="2"/>
        </table:table-row>
        <table:table-row table:style-name="ro1">
          <table:table-cell office:value-type="float" office:value="1.06631">
            <text:p>1.06631</text:p>
          </table:table-cell>
          <table:table-cell office:value-type="float" office:value="47">
            <text:p>47</text:p>
          </table:table-cell>
          <table:table-cell office:value-type="float" office:value="1.0649">
            <text:p>1.0649</text:p>
          </table:table-cell>
          <table:table-cell office:value-type="float" office:value="622.833">
            <text:p>622.833</text:p>
          </table:table-cell>
          <table:table-cell office:value-type="float" office:value="1.05266">
            <text:p>1.05266</text:p>
          </table:table-cell>
          <table:table-cell office:value-type="float" office:value="54">
            <text:p>54</text:p>
          </table:table-cell>
          <table:table-cell office:value-type="float" office:value="1.05023">
            <text:p>1.05023</text:p>
          </table:table-cell>
          <table:table-cell office:value-type="float" office:value="606.667">
            <text:p>606.667</text:p>
          </table:table-cell>
          <table:table-cell/>
          <table:table-cell office:value-type="float" office:value="15">
            <text:p>15</text:p>
          </table:table-cell>
          <table:table-cell table:formula="of:=AVERAGE([.D$255:.D$274])" office:value-type="float" office:value="1209.592">
            <text:p>1209.592</text:p>
          </table:table-cell>
          <table:table-cell table:formula="of:=AVERAGE([.H$255:.H$274])" office:value-type="float" office:value="1013.67">
            <text:p>1013.67</text:p>
          </table:table-cell>
          <table:table-cell table:number-columns-repeated="2"/>
        </table:table-row>
        <table:table-row table:style-name="ro1">
          <table:table-cell office:value-type="float" office:value="1.05072">
            <text:p>1.05072</text:p>
          </table:table-cell>
          <table:table-cell office:value-type="float" office:value="49">
            <text:p>49</text:p>
          </table:table-cell>
          <table:table-cell office:value-type="float" office:value="1.05189">
            <text:p>1.05189</text:p>
          </table:table-cell>
          <table:table-cell office:value-type="float" office:value="622.833">
            <text:p>622.833</text:p>
          </table:table-cell>
          <table:table-cell office:value-type="float" office:value="1.05077">
            <text:p>1.05077</text:p>
          </table:table-cell>
          <table:table-cell office:value-type="float" office:value="54">
            <text:p>54</text:p>
          </table:table-cell>
          <table:table-cell office:value-type="float" office:value="1.0468">
            <text:p>1.0468</text:p>
          </table:table-cell>
          <table:table-cell office:value-type="float" office:value="606.667">
            <text:p>606.667</text:p>
          </table:table-cell>
          <table:table-cell/>
          <table:table-cell office:value-type="float" office:value="16">
            <text:p>16</text:p>
          </table:table-cell>
          <table:table-cell table:formula="of:=AVERAGE([.D$276:.D$295])" office:value-type="float" office:value="1312.6025">
            <text:p>1312.6025</text:p>
          </table:table-cell>
          <table:table-cell table:formula="of:=AVERAGE([.H$276:.H$295])" office:value-type="float" office:value="1067.4735">
            <text:p>1067.4735</text:p>
          </table:table-cell>
          <table:table-cell table:number-columns-repeated="2"/>
        </table:table-row>
        <table:table-row table:style-name="ro1">
          <table:table-cell office:value-type="string">
            <text:p>Label 7 </text:p>
          </table:table-cell>
          <table:table-cell table:number-columns-repeated="3"/>
          <table:table-cell office:value-type="string">
            <text:p>Label 7 </text:p>
          </table:table-cell>
          <table:table-cell table:number-columns-repeated="4"/>
          <table:table-cell office:value-type="float" office:value="17">
            <text:p>17</text:p>
          </table:table-cell>
          <table:table-cell table:formula="of:=AVERAGE([.D$297:.D$316])" office:value-type="float" office:value="1220.255">
            <text:p>1220.255</text:p>
          </table:table-cell>
          <table:table-cell table:formula="of:=AVERAGE([.H$297:.H$316])" office:value-type="float" office:value="1159.1845">
            <text:p>1159.1845</text:p>
          </table:table-cell>
          <table:table-cell table:number-columns-repeated="2"/>
        </table:table-row>
        <table:table-row table:style-name="ro1">
          <table:table-cell office:value-type="float" office:value="1.0554">
            <text:p>1.0554</text:p>
          </table:table-cell>
          <table:table-cell office:value-type="float" office:value="47">
            <text:p>47</text:p>
          </table:table-cell>
          <table:table-cell office:value-type="float" office:value="1.05461">
            <text:p>1.05461</text:p>
          </table:table-cell>
          <table:table-cell office:value-type="float" office:value="657.571">
            <text:p>657.571</text:p>
          </table:table-cell>
          <table:table-cell office:value-type="float" office:value="1.05522">
            <text:p>1.05522</text:p>
          </table:table-cell>
          <table:table-cell office:value-type="float" office:value="45">
            <text:p>45</text:p>
          </table:table-cell>
          <table:table-cell office:value-type="float" office:value="1.05428">
            <text:p>1.05428</text:p>
          </table:table-cell>
          <table:table-cell office:value-type="float" office:value="657.571">
            <text:p>657.571</text:p>
          </table:table-cell>
          <table:table-cell/>
          <table:table-cell office:value-type="float" office:value="18">
            <text:p>18</text:p>
          </table:table-cell>
          <table:table-cell table:formula="of:=AVERAGE([.D$318:.D$337])" office:value-type="float" office:value="1119.17">
            <text:p>1119.17</text:p>
          </table:table-cell>
          <table:table-cell table:formula="of:=AVERAGE([.H$318:.H$337])" office:value-type="float" office:value="1154.658">
            <text:p>1154.658</text:p>
          </table:table-cell>
          <table:table-cell table:number-columns-repeated="2"/>
        </table:table-row>
        <table:table-row table:style-name="ro1">
          <table:table-cell office:value-type="float" office:value="1.06621">
            <text:p>1.06621</text:p>
          </table:table-cell>
          <table:table-cell office:value-type="float" office:value="45">
            <text:p>45</text:p>
          </table:table-cell>
          <table:table-cell office:value-type="float" office:value="1.06468">
            <text:p>1.06468</text:p>
          </table:table-cell>
          <table:table-cell office:value-type="float" office:value="657.571">
            <text:p>657.571</text:p>
          </table:table-cell>
          <table:table-cell office:value-type="float" office:value="1.05473">
            <text:p>1.05473</text:p>
          </table:table-cell>
          <table:table-cell office:value-type="float" office:value="46">
            <text:p>46</text:p>
          </table:table-cell>
          <table:table-cell office:value-type="float" office:value="1.0534">
            <text:p>1.0534</text:p>
          </table:table-cell>
          <table:table-cell office:value-type="float" office:value="657.571">
            <text:p>657.571</text:p>
          </table:table-cell>
          <table:table-cell/>
          <table:table-cell office:value-type="float" office:value="19">
            <text:p>19</text:p>
          </table:table-cell>
          <table:table-cell table:formula="of:=AVERAGE([.D$339:.D$358])" office:value-type="float" office:value="1147.53">
            <text:p>1147.53</text:p>
          </table:table-cell>
          <table:table-cell table:formula="of:=AVERAGE([.H$339:.H$358])" office:value-type="float" office:value="1402.221">
            <text:p>1402.221</text:p>
          </table:table-cell>
          <table:table-cell table:number-columns-repeated="2"/>
        </table:table-row>
        <table:table-row table:style-name="ro1">
          <table:table-cell office:value-type="float" office:value="1.06039">
            <text:p>1.06039</text:p>
          </table:table-cell>
          <table:table-cell office:value-type="float" office:value="43">
            <text:p>43</text:p>
          </table:table-cell>
          <table:table-cell office:value-type="float" office:value="1.05871">
            <text:p>1.05871</text:p>
          </table:table-cell>
          <table:table-cell office:value-type="float" office:value="657.571">
            <text:p>657.571</text:p>
          </table:table-cell>
          <table:table-cell office:value-type="float" office:value="1.05393">
            <text:p>1.05393</text:p>
          </table:table-cell>
          <table:table-cell office:value-type="float" office:value="46">
            <text:p>46</text:p>
          </table:table-cell>
          <table:table-cell office:value-type="float" office:value="1.05302">
            <text:p>1.05302</text:p>
          </table:table-cell>
          <table:table-cell office:value-type="float" office:value="657.571">
            <text:p>657.571</text:p>
          </table:table-cell>
          <table:table-cell/>
          <table:table-cell office:value-type="float" office:value="20">
            <text:p>20</text:p>
          </table:table-cell>
          <table:table-cell table:formula="of:=AVERAGE([.D$360:.D$379])" office:value-type="float" office:value="1403.44">
            <text:p>1403.44</text:p>
          </table:table-cell>
          <table:table-cell table:formula="of:=AVERAGE([.H$360:.H$379])" office:value-type="float" office:value="1200.345">
            <text:p>1200.345</text:p>
          </table:table-cell>
          <table:table-cell table:number-columns-repeated="2"/>
        </table:table-row>
        <table:table-row table:style-name="ro1">
          <table:table-cell office:value-type="float" office:value="1.06468">
            <text:p>1.06468</text:p>
          </table:table-cell>
          <table:table-cell office:value-type="float" office:value="38">
            <text:p>38</text:p>
          </table:table-cell>
          <table:table-cell office:value-type="float" office:value="1.0594">
            <text:p>1.0594</text:p>
          </table:table-cell>
          <table:table-cell office:value-type="float" office:value="657.571">
            <text:p>657.571</text:p>
          </table:table-cell>
          <table:table-cell office:value-type="float" office:value="1.06034">
            <text:p>1.06034</text:p>
          </table:table-cell>
          <table:table-cell office:value-type="float" office:value="46">
            <text:p>46</text:p>
          </table:table-cell>
          <table:table-cell office:value-type="float" office:value="1.0574">
            <text:p>1.0574</text:p>
          </table:table-cell>
          <table:table-cell office:value-type="float" office:value="657.571">
            <text:p>657.571</text:p>
          </table:table-cell>
          <table:table-cell table:number-columns-repeated="6"/>
        </table:table-row>
        <table:table-row table:style-name="ro1">
          <table:table-cell office:value-type="float" office:value="1.05428">
            <text:p>1.05428</text:p>
          </table:table-cell>
          <table:table-cell office:value-type="float" office:value="47">
            <text:p>47</text:p>
          </table:table-cell>
          <table:table-cell office:value-type="float" office:value="1.05386">
            <text:p>1.05386</text:p>
          </table:table-cell>
          <table:table-cell office:value-type="float" office:value="657.571">
            <text:p>657.571</text:p>
          </table:table-cell>
          <table:table-cell office:value-type="float" office:value="1.05684">
            <text:p>1.05684</text:p>
          </table:table-cell>
          <table:table-cell office:value-type="float" office:value="46">
            <text:p>46</text:p>
          </table:table-cell>
          <table:table-cell office:value-type="float" office:value="1.05564">
            <text:p>1.05564</text:p>
          </table:table-cell>
          <table:table-cell office:value-type="float" office:value="657.571">
            <text:p>657.571</text:p>
          </table:table-cell>
          <table:table-cell table:number-columns-repeated="2"/>
          <table:table-cell table:formula="of:=AVERAGE([.K72:.K89])" office:value-type="float" office:value="908.928258333333">
            <text:p>908.9282583333</text:p>
          </table:table-cell>
          <table:table-cell table:formula="of:=AVERAGE([.L72:.L89])" office:value-type="float" office:value="874.077894444444">
            <text:p>874.0778944444</text:p>
          </table:table-cell>
          <table:table-cell table:number-columns-repeated="2"/>
        </table:table-row>
        <table:table-row table:style-name="ro1">
          <table:table-cell office:value-type="float" office:value="1.0546">
            <text:p>1.0546</text:p>
          </table:table-cell>
          <table:table-cell office:value-type="float" office:value="47">
            <text:p>47</text:p>
          </table:table-cell>
          <table:table-cell office:value-type="float" office:value="1.05412">
            <text:p>1.05412</text:p>
          </table:table-cell>
          <table:table-cell office:value-type="float" office:value="657.571">
            <text:p>657.571</text:p>
          </table:table-cell>
          <table:table-cell office:value-type="float" office:value="1.05312">
            <text:p>1.05312</text:p>
          </table:table-cell>
          <table:table-cell office:value-type="float" office:value="46">
            <text:p>46</text:p>
          </table:table-cell>
          <table:table-cell office:value-type="float" office:value="1.05196">
            <text:p>1.05196</text:p>
          </table:table-cell>
          <table:table-cell office:value-type="float" office:value="657.571">
            <text:p>657.571</text:p>
          </table:table-cell>
          <table:table-cell table:number-columns-repeated="6"/>
        </table:table-row>
        <table:table-row table:style-name="ro1">
          <table:table-cell office:value-type="float" office:value="1.06387">
            <text:p>1.06387</text:p>
          </table:table-cell>
          <table:table-cell office:value-type="float" office:value="38">
            <text:p>38</text:p>
          </table:table-cell>
          <table:table-cell office:value-type="float" office:value="1.05684">
            <text:p>1.05684</text:p>
          </table:table-cell>
          <table:table-cell office:value-type="float" office:value="657.571">
            <text:p>657.571</text:p>
          </table:table-cell>
          <table:table-cell office:value-type="float" office:value="1.05455">
            <text:p>1.05455</text:p>
          </table:table-cell>
          <table:table-cell office:value-type="float" office:value="46">
            <text:p>46</text:p>
          </table:table-cell>
          <table:table-cell office:value-type="float" office:value="1.05389">
            <text:p>1.05389</text:p>
          </table:table-cell>
          <table:table-cell office:value-type="float" office:value="657.571">
            <text:p>657.571</text:p>
          </table:table-cell>
          <table:table-cell table:number-columns-repeated="6"/>
        </table:table-row>
        <table:table-row table:style-name="ro1">
          <table:table-cell office:value-type="float" office:value="1.0523">
            <text:p>1.0523</text:p>
          </table:table-cell>
          <table:table-cell office:value-type="float" office:value="41">
            <text:p>41</text:p>
          </table:table-cell>
          <table:table-cell office:value-type="float" office:value="1.05187">
            <text:p>1.05187</text:p>
          </table:table-cell>
          <table:table-cell office:value-type="float" office:value="657.571">
            <text:p>657.571</text:p>
          </table:table-cell>
          <table:table-cell office:value-type="float" office:value="1.0534">
            <text:p>1.0534</text:p>
          </table:table-cell>
          <table:table-cell office:value-type="float" office:value="46">
            <text:p>46</text:p>
          </table:table-cell>
          <table:table-cell office:value-type="float" office:value="1.05222">
            <text:p>1.05222</text:p>
          </table:table-cell>
          <table:table-cell office:value-type="float" office:value="657.571">
            <text:p>657.571</text:p>
          </table:table-cell>
          <table:table-cell table:number-columns-repeated="6"/>
        </table:table-row>
        <table:table-row table:style-name="ro1">
          <table:table-cell office:value-type="float" office:value="1.06165">
            <text:p>1.06165</text:p>
          </table:table-cell>
          <table:table-cell office:value-type="float" office:value="38">
            <text:p>38</text:p>
          </table:table-cell>
          <table:table-cell office:value-type="float" office:value="1.05553">
            <text:p>1.05553</text:p>
          </table:table-cell>
          <table:table-cell office:value-type="float" office:value="657.571">
            <text:p>657.571</text:p>
          </table:table-cell>
          <table:table-cell office:value-type="float" office:value="1.06054">
            <text:p>1.06054</text:p>
          </table:table-cell>
          <table:table-cell office:value-type="float" office:value="45">
            <text:p>45</text:p>
          </table:table-cell>
          <table:table-cell office:value-type="float" office:value="1.05888">
            <text:p>1.05888</text:p>
          </table:table-cell>
          <table:table-cell office:value-type="float" office:value="657.571">
            <text:p>657.571</text:p>
          </table:table-cell>
          <table:table-cell table:number-columns-repeated="6"/>
        </table:table-row>
        <table:table-row table:style-name="ro1">
          <table:table-cell office:value-type="float" office:value="1.06872">
            <text:p>1.06872</text:p>
          </table:table-cell>
          <table:table-cell office:value-type="float" office:value="38">
            <text:p>38</text:p>
          </table:table-cell>
          <table:table-cell office:value-type="float" office:value="1.06016">
            <text:p>1.06016</text:p>
          </table:table-cell>
          <table:table-cell office:value-type="float" office:value="657.571">
            <text:p>657.571</text:p>
          </table:table-cell>
          <table:table-cell office:value-type="float" office:value="1.05528">
            <text:p>1.05528</text:p>
          </table:table-cell>
          <table:table-cell office:value-type="float" office:value="46">
            <text:p>46</text:p>
          </table:table-cell>
          <table:table-cell office:value-type="float" office:value="1.05451">
            <text:p>1.05451</text:p>
          </table:table-cell>
          <table:table-cell office:value-type="float" office:value="657.571">
            <text:p>657.571</text:p>
          </table:table-cell>
          <table:table-cell table:number-columns-repeated="6"/>
        </table:table-row>
        <table:table-row table:style-name="ro1">
          <table:table-cell office:value-type="float" office:value="1.05194">
            <text:p>1.05194</text:p>
          </table:table-cell>
          <table:table-cell office:value-type="float" office:value="47">
            <text:p>47</text:p>
          </table:table-cell>
          <table:table-cell office:value-type="float" office:value="1.05201">
            <text:p>1.05201</text:p>
          </table:table-cell>
          <table:table-cell office:value-type="float" office:value="657.571">
            <text:p>657.571</text:p>
          </table:table-cell>
          <table:table-cell office:value-type="float" office:value="1.05607">
            <text:p>1.05607</text:p>
          </table:table-cell>
          <table:table-cell office:value-type="float" office:value="46">
            <text:p>46</text:p>
          </table:table-cell>
          <table:table-cell office:value-type="float" office:value="1.0532">
            <text:p>1.0532</text:p>
          </table:table-cell>
          <table:table-cell office:value-type="float" office:value="657.571">
            <text:p>657.571</text:p>
          </table:table-cell>
          <table:table-cell table:number-columns-repeated="6"/>
        </table:table-row>
        <table:table-row table:style-name="ro1">
          <table:table-cell office:value-type="float" office:value="1.06777">
            <text:p>1.06777</text:p>
          </table:table-cell>
          <table:table-cell office:value-type="float" office:value="45">
            <text:p>45</text:p>
          </table:table-cell>
          <table:table-cell office:value-type="float" office:value="1.0651">
            <text:p>1.0651</text:p>
          </table:table-cell>
          <table:table-cell office:value-type="float" office:value="657.571">
            <text:p>657.571</text:p>
          </table:table-cell>
          <table:table-cell office:value-type="float" office:value="1.05881">
            <text:p>1.05881</text:p>
          </table:table-cell>
          <table:table-cell office:value-type="float" office:value="45">
            <text:p>45</text:p>
          </table:table-cell>
          <table:table-cell office:value-type="float" office:value="1.0566">
            <text:p>1.0566</text:p>
          </table:table-cell>
          <table:table-cell office:value-type="float" office:value="657.571">
            <text:p>657.571</text:p>
          </table:table-cell>
          <table:table-cell table:number-columns-repeated="6"/>
        </table:table-row>
        <table:table-row table:style-name="ro1">
          <table:table-cell office:value-type="float" office:value="1.06816">
            <text:p>1.06816</text:p>
          </table:table-cell>
          <table:table-cell office:value-type="float" office:value="38">
            <text:p>38</text:p>
          </table:table-cell>
          <table:table-cell office:value-type="float" office:value="1.06026">
            <text:p>1.06026</text:p>
          </table:table-cell>
          <table:table-cell office:value-type="float" office:value="657.571">
            <text:p>657.571</text:p>
          </table:table-cell>
          <table:table-cell office:value-type="float" office:value="1.05636">
            <text:p>1.05636</text:p>
          </table:table-cell>
          <table:table-cell office:value-type="float" office:value="46">
            <text:p>46</text:p>
          </table:table-cell>
          <table:table-cell office:value-type="float" office:value="1.0549">
            <text:p>1.0549</text:p>
          </table:table-cell>
          <table:table-cell office:value-type="float" office:value="657.571">
            <text:p>657.571</text:p>
          </table:table-cell>
          <table:table-cell table:number-columns-repeated="6"/>
        </table:table-row>
        <table:table-row table:style-name="ro1">
          <table:table-cell office:value-type="float" office:value="1.06795">
            <text:p>1.06795</text:p>
          </table:table-cell>
          <table:table-cell office:value-type="float" office:value="45">
            <text:p>45</text:p>
          </table:table-cell>
          <table:table-cell office:value-type="float" office:value="1.06607">
            <text:p>1.06607</text:p>
          </table:table-cell>
          <table:table-cell office:value-type="float" office:value="657.571">
            <text:p>657.571</text:p>
          </table:table-cell>
          <table:table-cell office:value-type="float" office:value="1.04799">
            <text:p>1.04799</text:p>
          </table:table-cell>
          <table:table-cell office:value-type="float" office:value="48">
            <text:p>48</text:p>
          </table:table-cell>
          <table:table-cell office:value-type="float" office:value="1.0475">
            <text:p>1.0475</text:p>
          </table:table-cell>
          <table:table-cell office:value-type="float" office:value="657.571">
            <text:p>657.571</text:p>
          </table:table-cell>
          <table:table-cell table:number-columns-repeated="6"/>
        </table:table-row>
        <table:table-row table:style-name="ro1">
          <table:table-cell office:value-type="float" office:value="1.06251">
            <text:p>1.06251</text:p>
          </table:table-cell>
          <table:table-cell office:value-type="float" office:value="38">
            <text:p>38</text:p>
          </table:table-cell>
          <table:table-cell office:value-type="float" office:value="1.05616">
            <text:p>1.05616</text:p>
          </table:table-cell>
          <table:table-cell office:value-type="float" office:value="657.571">
            <text:p>657.571</text:p>
          </table:table-cell>
          <table:table-cell office:value-type="float" office:value="1.04676">
            <text:p>1.04676</text:p>
          </table:table-cell>
          <table:table-cell office:value-type="float" office:value="48">
            <text:p>48</text:p>
          </table:table-cell>
          <table:table-cell office:value-type="float" office:value="1.04787">
            <text:p>1.04787</text:p>
          </table:table-cell>
          <table:table-cell office:value-type="float" office:value="657.571">
            <text:p>657.571</text:p>
          </table:table-cell>
          <table:table-cell table:number-columns-repeated="6"/>
        </table:table-row>
        <table:table-row table:style-name="ro1">
          <table:table-cell office:value-type="float" office:value="1.0523">
            <text:p>1.0523</text:p>
          </table:table-cell>
          <table:table-cell office:value-type="float" office:value="47">
            <text:p>47</text:p>
          </table:table-cell>
          <table:table-cell office:value-type="float" office:value="1.05258">
            <text:p>1.05258</text:p>
          </table:table-cell>
          <table:table-cell office:value-type="float" office:value="657.571">
            <text:p>657.571</text:p>
          </table:table-cell>
          <table:table-cell office:value-type="float" office:value="1.05455">
            <text:p>1.05455</text:p>
          </table:table-cell>
          <table:table-cell office:value-type="float" office:value="46">
            <text:p>46</text:p>
          </table:table-cell>
          <table:table-cell office:value-type="float" office:value="1.05334">
            <text:p>1.05334</text:p>
          </table:table-cell>
          <table:table-cell office:value-type="float" office:value="657.571">
            <text:p>657.571</text:p>
          </table:table-cell>
          <table:table-cell table:number-columns-repeated="6"/>
        </table:table-row>
        <table:table-row table:style-name="ro1">
          <table:table-cell office:value-type="float" office:value="1.06432">
            <text:p>1.06432</text:p>
          </table:table-cell>
          <table:table-cell office:value-type="float" office:value="45">
            <text:p>45</text:p>
          </table:table-cell>
          <table:table-cell office:value-type="float" office:value="1.0629">
            <text:p>1.0629</text:p>
          </table:table-cell>
          <table:table-cell office:value-type="float" office:value="657.571">
            <text:p>657.571</text:p>
          </table:table-cell>
          <table:table-cell office:value-type="float" office:value="1.04583">
            <text:p>1.04583</text:p>
          </table:table-cell>
          <table:table-cell office:value-type="float" office:value="48">
            <text:p>48</text:p>
          </table:table-cell>
          <table:table-cell office:value-type="float" office:value="1.04646">
            <text:p>1.04646</text:p>
          </table:table-cell>
          <table:table-cell office:value-type="float" office:value="657.571">
            <text:p>657.571</text:p>
          </table:table-cell>
          <table:table-cell table:number-columns-repeated="6"/>
        </table:table-row>
        <table:table-row table:style-name="ro1">
          <table:table-cell office:value-type="float" office:value="1.06604">
            <text:p>1.06604</text:p>
          </table:table-cell>
          <table:table-cell office:value-type="float" office:value="40">
            <text:p>40</text:p>
          </table:table-cell>
          <table:table-cell office:value-type="float" office:value="1.05919">
            <text:p>1.05919</text:p>
          </table:table-cell>
          <table:table-cell office:value-type="float" office:value="657.571">
            <text:p>657.571</text:p>
          </table:table-cell>
          <table:table-cell office:value-type="float" office:value="1.05691">
            <text:p>1.05691</text:p>
          </table:table-cell>
          <table:table-cell office:value-type="float" office:value="46">
            <text:p>46</text:p>
          </table:table-cell>
          <table:table-cell office:value-type="float" office:value="1.05547">
            <text:p>1.05547</text:p>
          </table:table-cell>
          <table:table-cell office:value-type="float" office:value="657.571">
            <text:p>657.571</text:p>
          </table:table-cell>
          <table:table-cell table:number-columns-repeated="6"/>
        </table:table-row>
        <table:table-row table:style-name="ro1">
          <table:table-cell office:value-type="float" office:value="1.07323">
            <text:p>1.07323</text:p>
          </table:table-cell>
          <table:table-cell office:value-type="float" office:value="45">
            <text:p>45</text:p>
          </table:table-cell>
          <table:table-cell office:value-type="float" office:value="1.07059">
            <text:p>1.07059</text:p>
          </table:table-cell>
          <table:table-cell office:value-type="float" office:value="657.571">
            <text:p>657.571</text:p>
          </table:table-cell>
          <table:table-cell office:value-type="float" office:value="1.05784">
            <text:p>1.05784</text:p>
          </table:table-cell>
          <table:table-cell office:value-type="float" office:value="46">
            <text:p>46</text:p>
          </table:table-cell>
          <table:table-cell office:value-type="float" office:value="1.05597">
            <text:p>1.05597</text:p>
          </table:table-cell>
          <table:table-cell office:value-type="float" office:value="657.571">
            <text:p>657.571</text:p>
          </table:table-cell>
          <table:table-cell table:number-columns-repeated="6"/>
        </table:table-row>
        <table:table-row table:style-name="ro1">
          <table:table-cell office:value-type="float" office:value="1.0555">
            <text:p>1.0555</text:p>
          </table:table-cell>
          <table:table-cell office:value-type="float" office:value="47">
            <text:p>47</text:p>
          </table:table-cell>
          <table:table-cell office:value-type="float" office:value="1.05473">
            <text:p>1.05473</text:p>
          </table:table-cell>
          <table:table-cell office:value-type="float" office:value="657.571">
            <text:p>657.571</text:p>
          </table:table-cell>
          <table:table-cell office:value-type="float" office:value="1.05691">
            <text:p>1.05691</text:p>
          </table:table-cell>
          <table:table-cell office:value-type="float" office:value="46">
            <text:p>46</text:p>
          </table:table-cell>
          <table:table-cell office:value-type="float" office:value="1.05547">
            <text:p>1.05547</text:p>
          </table:table-cell>
          <table:table-cell office:value-type="float" office:value="657.571">
            <text:p>657.571</text:p>
          </table:table-cell>
          <table:table-cell table:number-columns-repeated="6"/>
        </table:table-row>
        <table:table-row table:style-name="ro1">
          <table:table-cell office:value-type="string">
            <text:p>Label 8 </text:p>
          </table:table-cell>
          <table:table-cell table:number-columns-repeated="3"/>
          <table:table-cell office:value-type="string">
            <text:p>Label 8 </text:p>
          </table:table-cell>
          <table:table-cell table:number-columns-repeated="9"/>
        </table:table-row>
        <table:table-row table:style-name="ro1">
          <table:table-cell office:value-type="float" office:value="1.04693">
            <text:p>1.04693</text:p>
          </table:table-cell>
          <table:table-cell office:value-type="float" office:value="50">
            <text:p>50</text:p>
          </table:table-cell>
          <table:table-cell office:value-type="float" office:value="1.04729">
            <text:p>1.04729</text:p>
          </table:table-cell>
          <table:table-cell office:value-type="float" office:value="716.5">
            <text:p>716.5</text:p>
          </table:table-cell>
          <table:table-cell office:value-type="float" office:value="1.04825">
            <text:p>1.04825</text:p>
          </table:table-cell>
          <table:table-cell office:value-type="float" office:value="46">
            <text:p>46</text:p>
          </table:table-cell>
          <table:table-cell office:value-type="float" office:value="1.04674">
            <text:p>1.04674</text:p>
          </table:table-cell>
          <table:table-cell office:value-type="float" office:value="716.5">
            <text:p>716.5</text:p>
          </table:table-cell>
          <table:table-cell table:number-columns-repeated="6"/>
        </table:table-row>
        <table:table-row table:style-name="ro1">
          <table:table-cell office:value-type="float" office:value="1.05012">
            <text:p>1.05012</text:p>
          </table:table-cell>
          <table:table-cell office:value-type="float" office:value="51">
            <text:p>51</text:p>
          </table:table-cell>
          <table:table-cell office:value-type="float" office:value="1.04562">
            <text:p>1.04562</text:p>
          </table:table-cell>
          <table:table-cell office:value-type="float" office:value="716.5">
            <text:p>716.5</text:p>
          </table:table-cell>
          <table:table-cell office:value-type="float" office:value="1.04912">
            <text:p>1.04912</text:p>
          </table:table-cell>
          <table:table-cell office:value-type="float" office:value="46">
            <text:p>46</text:p>
          </table:table-cell>
          <table:table-cell office:value-type="float" office:value="1.04798">
            <text:p>1.04798</text:p>
          </table:table-cell>
          <table:table-cell office:value-type="float" office:value="716.5">
            <text:p>716.5</text:p>
          </table:table-cell>
          <table:table-cell table:number-columns-repeated="6"/>
        </table:table-row>
        <table:table-row table:style-name="ro1">
          <table:table-cell office:value-type="float" office:value="1.05351">
            <text:p>1.05351</text:p>
          </table:table-cell>
          <table:table-cell office:value-type="float" office:value="50">
            <text:p>50</text:p>
          </table:table-cell>
          <table:table-cell office:value-type="float" office:value="1.0532">
            <text:p>1.0532</text:p>
          </table:table-cell>
          <table:table-cell office:value-type="float" office:value="772.5">
            <text:p>772.5</text:p>
          </table:table-cell>
          <table:table-cell office:value-type="float" office:value="1.04903">
            <text:p>1.04903</text:p>
          </table:table-cell>
          <table:table-cell office:value-type="float" office:value="46">
            <text:p>46</text:p>
          </table:table-cell>
          <table:table-cell office:value-type="float" office:value="1.04744">
            <text:p>1.04744</text:p>
          </table:table-cell>
          <table:table-cell office:value-type="float" office:value="716.5">
            <text:p>716.5</text:p>
          </table:table-cell>
          <table:table-cell table:number-columns-repeated="6"/>
        </table:table-row>
        <table:table-row table:style-name="ro1">
          <table:table-cell office:value-type="float" office:value="1.05172">
            <text:p>1.05172</text:p>
          </table:table-cell>
          <table:table-cell office:value-type="float" office:value="50">
            <text:p>50</text:p>
          </table:table-cell>
          <table:table-cell office:value-type="float" office:value="1.0517">
            <text:p>1.0517</text:p>
          </table:table-cell>
          <table:table-cell office:value-type="float" office:value="772.5">
            <text:p>772.5</text:p>
          </table:table-cell>
          <table:table-cell office:value-type="float" office:value="1.04286">
            <text:p>1.04286</text:p>
          </table:table-cell>
          <table:table-cell office:value-type="float" office:value="48">
            <text:p>48</text:p>
          </table:table-cell>
          <table:table-cell office:value-type="float" office:value="1.0438">
            <text:p>1.0438</text:p>
          </table:table-cell>
          <table:table-cell office:value-type="float" office:value="716.5">
            <text:p>716.5</text:p>
          </table:table-cell>
          <table:table-cell table:number-columns-repeated="6"/>
        </table:table-row>
        <table:table-row table:style-name="ro1">
          <table:table-cell office:value-type="float" office:value="1.07178">
            <text:p>1.07178</text:p>
          </table:table-cell>
          <table:table-cell office:value-type="float" office:value="48">
            <text:p>48</text:p>
          </table:table-cell>
          <table:table-cell office:value-type="float" office:value="1.07164">
            <text:p>1.07164</text:p>
          </table:table-cell>
          <table:table-cell office:value-type="float" office:value="845.75">
            <text:p>845.75</text:p>
          </table:table-cell>
          <table:table-cell office:value-type="float" office:value="1.04825">
            <text:p>1.04825</text:p>
          </table:table-cell>
          <table:table-cell office:value-type="float" office:value="46">
            <text:p>46</text:p>
          </table:table-cell>
          <table:table-cell office:value-type="float" office:value="1.04674">
            <text:p>1.04674</text:p>
          </table:table-cell>
          <table:table-cell office:value-type="float" office:value="716.5">
            <text:p>716.5</text:p>
          </table:table-cell>
          <table:table-cell table:number-columns-repeated="6"/>
        </table:table-row>
        <table:table-row table:style-name="ro1">
          <table:table-cell office:value-type="float" office:value="1.04849">
            <text:p>1.04849</text:p>
          </table:table-cell>
          <table:table-cell office:value-type="float" office:value="50">
            <text:p>50</text:p>
          </table:table-cell>
          <table:table-cell office:value-type="float" office:value="1.04868">
            <text:p>1.04868</text:p>
          </table:table-cell>
          <table:table-cell office:value-type="float" office:value="716.5">
            <text:p>716.5</text:p>
          </table:table-cell>
          <table:table-cell office:value-type="float" office:value="1.04922">
            <text:p>1.04922</text:p>
          </table:table-cell>
          <table:table-cell office:value-type="float" office:value="46">
            <text:p>46</text:p>
          </table:table-cell>
          <table:table-cell office:value-type="float" office:value="1.04732">
            <text:p>1.04732</text:p>
          </table:table-cell>
          <table:table-cell office:value-type="float" office:value="716.5">
            <text:p>716.5</text:p>
          </table:table-cell>
          <table:table-cell table:number-columns-repeated="6"/>
        </table:table-row>
        <table:table-row table:style-name="ro1">
          <table:table-cell office:value-type="float" office:value="1.05301">
            <text:p>1.05301</text:p>
          </table:table-cell>
          <table:table-cell office:value-type="float" office:value="46">
            <text:p>46</text:p>
          </table:table-cell>
          <table:table-cell office:value-type="float" office:value="1.05216">
            <text:p>1.05216</text:p>
          </table:table-cell>
          <table:table-cell office:value-type="float" office:value="716.5">
            <text:p>716.5</text:p>
          </table:table-cell>
          <table:table-cell office:value-type="float" office:value="1.04825">
            <text:p>1.04825</text:p>
          </table:table-cell>
          <table:table-cell office:value-type="float" office:value="46">
            <text:p>46</text:p>
          </table:table-cell>
          <table:table-cell office:value-type="float" office:value="1.04674">
            <text:p>1.04674</text:p>
          </table:table-cell>
          <table:table-cell office:value-type="float" office:value="716.5">
            <text:p>716.5</text:p>
          </table:table-cell>
          <table:table-cell table:number-columns-repeated="6"/>
        </table:table-row>
        <table:table-row table:style-name="ro1">
          <table:table-cell office:value-type="float" office:value="1.05191">
            <text:p>1.05191</text:p>
          </table:table-cell>
          <table:table-cell office:value-type="float" office:value="49">
            <text:p>49</text:p>
          </table:table-cell>
          <table:table-cell office:value-type="float" office:value="1.05164">
            <text:p>1.05164</text:p>
          </table:table-cell>
          <table:table-cell office:value-type="float" office:value="716.5">
            <text:p>716.5</text:p>
          </table:table-cell>
          <table:table-cell office:value-type="float" office:value="1.04517">
            <text:p>1.04517</text:p>
          </table:table-cell>
          <table:table-cell office:value-type="float" office:value="46">
            <text:p>46</text:p>
          </table:table-cell>
          <table:table-cell office:value-type="float" office:value="1.04454">
            <text:p>1.04454</text:p>
          </table:table-cell>
          <table:table-cell office:value-type="float" office:value="716.5">
            <text:p>716.5</text:p>
          </table:table-cell>
          <table:table-cell table:number-columns-repeated="6"/>
        </table:table-row>
        <table:table-row table:style-name="ro1">
          <table:table-cell office:value-type="float" office:value="1.06672">
            <text:p>1.06672</text:p>
          </table:table-cell>
          <table:table-cell office:value-type="float" office:value="48">
            <text:p>48</text:p>
          </table:table-cell>
          <table:table-cell office:value-type="float" office:value="1.06442">
            <text:p>1.06442</text:p>
          </table:table-cell>
          <table:table-cell office:value-type="float" office:value="759.25">
            <text:p>759.25</text:p>
          </table:table-cell>
          <table:table-cell office:value-type="float" office:value="1.03588">
            <text:p>1.03588</text:p>
          </table:table-cell>
          <table:table-cell office:value-type="float" office:value="47">
            <text:p>47</text:p>
          </table:table-cell>
          <table:table-cell office:value-type="float" office:value="1.03702">
            <text:p>1.03702</text:p>
          </table:table-cell>
          <table:table-cell office:value-type="float" office:value="716.5">
            <text:p>716.5</text:p>
          </table:table-cell>
          <table:table-cell table:number-columns-repeated="6"/>
        </table:table-row>
        <table:table-row table:style-name="ro1">
          <table:table-cell office:value-type="float" office:value="1.05283">
            <text:p>1.05283</text:p>
          </table:table-cell>
          <table:table-cell office:value-type="float" office:value="50">
            <text:p>50</text:p>
          </table:table-cell>
          <table:table-cell office:value-type="float" office:value="1.05254">
            <text:p>1.05254</text:p>
          </table:table-cell>
          <table:table-cell office:value-type="float" office:value="772.5">
            <text:p>772.5</text:p>
          </table:table-cell>
          <table:table-cell office:value-type="float" office:value="1.04924">
            <text:p>1.04924</text:p>
          </table:table-cell>
          <table:table-cell office:value-type="float" office:value="46">
            <text:p>46</text:p>
          </table:table-cell>
          <table:table-cell office:value-type="float" office:value="1.04786">
            <text:p>1.04786</text:p>
          </table:table-cell>
          <table:table-cell office:value-type="float" office:value="716.5">
            <text:p>716.5</text:p>
          </table:table-cell>
          <table:table-cell table:number-columns-repeated="6"/>
        </table:table-row>
        <table:table-row table:style-name="ro1">
          <table:table-cell office:value-type="float" office:value="1.05309">
            <text:p>1.05309</text:p>
          </table:table-cell>
          <table:table-cell office:value-type="float" office:value="46">
            <text:p>46</text:p>
          </table:table-cell>
          <table:table-cell office:value-type="float" office:value="1.05223">
            <text:p>1.05223</text:p>
          </table:table-cell>
          <table:table-cell office:value-type="float" office:value="716.5">
            <text:p>716.5</text:p>
          </table:table-cell>
          <table:table-cell office:value-type="float" office:value="1.04448">
            <text:p>1.04448</text:p>
          </table:table-cell>
          <table:table-cell office:value-type="float" office:value="49">
            <text:p>49</text:p>
          </table:table-cell>
          <table:table-cell office:value-type="float" office:value="1.04256">
            <text:p>1.04256</text:p>
          </table:table-cell>
          <table:table-cell office:value-type="float" office:value="716.5">
            <text:p>716.5</text:p>
          </table:table-cell>
          <table:table-cell table:number-columns-repeated="6"/>
        </table:table-row>
        <table:table-row table:style-name="ro1">
          <table:table-cell office:value-type="float" office:value="1.05439">
            <text:p>1.05439</text:p>
          </table:table-cell>
          <table:table-cell office:value-type="float" office:value="49">
            <text:p>49</text:p>
          </table:table-cell>
          <table:table-cell office:value-type="float" office:value="1.05397">
            <text:p>1.05397</text:p>
          </table:table-cell>
          <table:table-cell office:value-type="float" office:value="716.5">
            <text:p>716.5</text:p>
          </table:table-cell>
          <table:table-cell office:value-type="float" office:value="1.0484">
            <text:p>1.0484</text:p>
          </table:table-cell>
          <table:table-cell office:value-type="float" office:value="46">
            <text:p>46</text:p>
          </table:table-cell>
          <table:table-cell office:value-type="float" office:value="1.04687">
            <text:p>1.04687</text:p>
          </table:table-cell>
          <table:table-cell office:value-type="float" office:value="716.5">
            <text:p>716.5</text:p>
          </table:table-cell>
          <table:table-cell table:number-columns-repeated="6"/>
        </table:table-row>
        <table:table-row table:style-name="ro1">
          <table:table-cell office:value-type="float" office:value="1.04942">
            <text:p>1.04942</text:p>
          </table:table-cell>
          <table:table-cell office:value-type="float" office:value="49">
            <text:p>49</text:p>
          </table:table-cell>
          <table:table-cell office:value-type="float" office:value="1.04925">
            <text:p>1.04925</text:p>
          </table:table-cell>
          <table:table-cell office:value-type="float" office:value="716.5">
            <text:p>716.5</text:p>
          </table:table-cell>
          <table:table-cell office:value-type="float" office:value="1.04937">
            <text:p>1.04937</text:p>
          </table:table-cell>
          <table:table-cell office:value-type="float" office:value="46">
            <text:p>46</text:p>
          </table:table-cell>
          <table:table-cell office:value-type="float" office:value="1.04744">
            <text:p>1.04744</text:p>
          </table:table-cell>
          <table:table-cell office:value-type="float" office:value="716.5">
            <text:p>716.5</text:p>
          </table:table-cell>
          <table:table-cell table:number-columns-repeated="6"/>
        </table:table-row>
        <table:table-row table:style-name="ro1">
          <table:table-cell office:value-type="float" office:value="1.04858">
            <text:p>1.04858</text:p>
          </table:table-cell>
          <table:table-cell office:value-type="float" office:value="49">
            <text:p>49</text:p>
          </table:table-cell>
          <table:table-cell office:value-type="float" office:value="1.04877">
            <text:p>1.04877</text:p>
          </table:table-cell>
          <table:table-cell office:value-type="float" office:value="772.5">
            <text:p>772.5</text:p>
          </table:table-cell>
          <table:table-cell office:value-type="float" office:value="1.04806">
            <text:p>1.04806</text:p>
          </table:table-cell>
          <table:table-cell office:value-type="float" office:value="48">
            <text:p>48</text:p>
          </table:table-cell>
          <table:table-cell office:value-type="float" office:value="1.04647">
            <text:p>1.04647</text:p>
          </table:table-cell>
          <table:table-cell office:value-type="float" office:value="716.5">
            <text:p>716.5</text:p>
          </table:table-cell>
          <table:table-cell table:number-columns-repeated="6"/>
        </table:table-row>
        <table:table-row table:style-name="ro1">
          <table:table-cell office:value-type="float" office:value="1.04862">
            <text:p>1.04862</text:p>
          </table:table-cell>
          <table:table-cell office:value-type="float" office:value="50">
            <text:p>50</text:p>
          </table:table-cell>
          <table:table-cell office:value-type="float" office:value="1.04879">
            <text:p>1.04879</text:p>
          </table:table-cell>
          <table:table-cell office:value-type="float" office:value="751.5">
            <text:p>751.5</text:p>
          </table:table-cell>
          <table:table-cell office:value-type="float" office:value="1.04133">
            <text:p>1.04133</text:p>
          </table:table-cell>
          <table:table-cell office:value-type="float" office:value="45">
            <text:p>45</text:p>
          </table:table-cell>
          <table:table-cell office:value-type="float" office:value="1.03754">
            <text:p>1.03754</text:p>
          </table:table-cell>
          <table:table-cell office:value-type="float" office:value="716.5">
            <text:p>716.5</text:p>
          </table:table-cell>
          <table:table-cell table:number-columns-repeated="6"/>
        </table:table-row>
        <table:table-row table:style-name="ro1">
          <table:table-cell office:value-type="float" office:value="1.05091">
            <text:p>1.05091</text:p>
          </table:table-cell>
          <table:table-cell office:value-type="float" office:value="50">
            <text:p>50</text:p>
          </table:table-cell>
          <table:table-cell office:value-type="float" office:value="1.05075">
            <text:p>1.05075</text:p>
          </table:table-cell>
          <table:table-cell office:value-type="float" office:value="772.5">
            <text:p>772.5</text:p>
          </table:table-cell>
          <table:table-cell office:value-type="float" office:value="1.04835">
            <text:p>1.04835</text:p>
          </table:table-cell>
          <table:table-cell office:value-type="float" office:value="46">
            <text:p>46</text:p>
          </table:table-cell>
          <table:table-cell office:value-type="float" office:value="1.04682">
            <text:p>1.04682</text:p>
          </table:table-cell>
          <table:table-cell office:value-type="float" office:value="716.5">
            <text:p>716.5</text:p>
          </table:table-cell>
          <table:table-cell table:number-columns-repeated="6"/>
        </table:table-row>
        <table:table-row table:style-name="ro1">
          <table:table-cell office:value-type="float" office:value="1.05244">
            <text:p>1.05244</text:p>
          </table:table-cell>
          <table:table-cell office:value-type="float" office:value="51">
            <text:p>51</text:p>
          </table:table-cell>
          <table:table-cell office:value-type="float" office:value="1.04716">
            <text:p>1.04716</text:p>
          </table:table-cell>
          <table:table-cell office:value-type="float" office:value="716.5">
            <text:p>716.5</text:p>
          </table:table-cell>
          <table:table-cell office:value-type="float" office:value="1.04908">
            <text:p>1.04908</text:p>
          </table:table-cell>
          <table:table-cell office:value-type="float" office:value="46">
            <text:p>46</text:p>
          </table:table-cell>
          <table:table-cell office:value-type="float" office:value="1.04735">
            <text:p>1.04735</text:p>
          </table:table-cell>
          <table:table-cell office:value-type="float" office:value="716.5">
            <text:p>716.5</text:p>
          </table:table-cell>
          <table:table-cell table:number-columns-repeated="6"/>
        </table:table-row>
        <table:table-row table:style-name="ro1">
          <table:table-cell office:value-type="float" office:value="1.05215">
            <text:p>1.05215</text:p>
          </table:table-cell>
          <table:table-cell office:value-type="float" office:value="50">
            <text:p>50</text:p>
          </table:table-cell>
          <table:table-cell office:value-type="float" office:value="1.05206">
            <text:p>1.05206</text:p>
          </table:table-cell>
          <table:table-cell office:value-type="float" office:value="772.5">
            <text:p>772.5</text:p>
          </table:table-cell>
          <table:table-cell office:value-type="float" office:value="1.03826">
            <text:p>1.03826</text:p>
          </table:table-cell>
          <table:table-cell office:value-type="float" office:value="50">
            <text:p>50</text:p>
          </table:table-cell>
          <table:table-cell office:value-type="float" office:value="1.03631">
            <text:p>1.03631</text:p>
          </table:table-cell>
          <table:table-cell office:value-type="float" office:value="716.5">
            <text:p>716.5</text:p>
          </table:table-cell>
          <table:table-cell table:number-columns-repeated="6"/>
        </table:table-row>
        <table:table-row table:style-name="ro1">
          <table:table-cell office:value-type="float" office:value="1.06842">
            <text:p>1.06842</text:p>
          </table:table-cell>
          <table:table-cell office:value-type="float" office:value="48">
            <text:p>48</text:p>
          </table:table-cell>
          <table:table-cell office:value-type="float" office:value="1.06884">
            <text:p>1.06884</text:p>
          </table:table-cell>
          <table:table-cell office:value-type="float" office:value="845.75">
            <text:p>845.75</text:p>
          </table:table-cell>
          <table:table-cell office:value-type="float" office:value="1.04758">
            <text:p>1.04758</text:p>
          </table:table-cell>
          <table:table-cell office:value-type="float" office:value="48">
            <text:p>48</text:p>
          </table:table-cell>
          <table:table-cell office:value-type="float" office:value="1.04598">
            <text:p>1.04598</text:p>
          </table:table-cell>
          <table:table-cell office:value-type="float" office:value="716.5">
            <text:p>716.5</text:p>
          </table:table-cell>
          <table:table-cell table:number-columns-repeated="6"/>
        </table:table-row>
        <table:table-row table:style-name="ro1">
          <table:table-cell office:value-type="float" office:value="1.0537">
            <text:p>1.0537</text:p>
          </table:table-cell>
          <table:table-cell office:value-type="float" office:value="50">
            <text:p>50</text:p>
          </table:table-cell>
          <table:table-cell office:value-type="float" office:value="1.05341">
            <text:p>1.05341</text:p>
          </table:table-cell>
          <table:table-cell office:value-type="float" office:value="772.5">
            <text:p>772.5</text:p>
          </table:table-cell>
          <table:table-cell office:value-type="float" office:value="1.03582">
            <text:p>1.03582</text:p>
          </table:table-cell>
          <table:table-cell office:value-type="float" office:value="52">
            <text:p>52</text:p>
          </table:table-cell>
          <table:table-cell office:value-type="float" office:value="1.03477">
            <text:p>1.03477</text:p>
          </table:table-cell>
          <table:table-cell office:value-type="float" office:value="716.5">
            <text:p>716.5</text:p>
          </table:table-cell>
          <table:table-cell table:number-columns-repeated="6"/>
        </table:table-row>
        <table:table-row table:style-name="ro1">
          <table:table-cell office:value-type="string">
            <text:p>Label 9 </text:p>
          </table:table-cell>
          <table:table-cell table:number-columns-repeated="3"/>
          <table:table-cell office:value-type="string">
            <text:p>Label 9 </text:p>
          </table:table-cell>
          <table:table-cell table:number-columns-repeated="9"/>
        </table:table-row>
        <table:table-row table:style-name="ro1">
          <table:table-cell office:value-type="float" office:value="1.06358">
            <text:p>1.06358</text:p>
          </table:table-cell>
          <table:table-cell office:value-type="float" office:value="43">
            <text:p>43</text:p>
          </table:table-cell>
          <table:table-cell office:value-type="float" office:value="1.0669">
            <text:p>1.0669</text:p>
          </table:table-cell>
          <table:table-cell office:value-type="float" office:value="893.889">
            <text:p>893.889</text:p>
          </table:table-cell>
          <table:table-cell office:value-type="float" office:value="1.04255">
            <text:p>1.04255</text:p>
          </table:table-cell>
          <table:table-cell office:value-type="float" office:value="48">
            <text:p>48</text:p>
          </table:table-cell>
          <table:table-cell office:value-type="float" office:value="1.04136">
            <text:p>1.04136</text:p>
          </table:table-cell>
          <table:table-cell office:value-type="float" office:value="766.889">
            <text:p>766.889</text:p>
          </table:table-cell>
          <table:table-cell table:number-columns-repeated="6"/>
        </table:table-row>
        <table:table-row table:style-name="ro1">
          <table:table-cell office:value-type="float" office:value="1.05165">
            <text:p>1.05165</text:p>
          </table:table-cell>
          <table:table-cell office:value-type="float" office:value="42">
            <text:p>42</text:p>
          </table:table-cell>
          <table:table-cell office:value-type="float" office:value="1.056">
            <text:p>1.056</text:p>
          </table:table-cell>
          <table:table-cell office:value-type="float" office:value="813.889">
            <text:p>813.889</text:p>
          </table:table-cell>
          <table:table-cell office:value-type="float" office:value="1.04189">
            <text:p>1.04189</text:p>
          </table:table-cell>
          <table:table-cell office:value-type="float" office:value="51">
            <text:p>51</text:p>
          </table:table-cell>
          <table:table-cell office:value-type="float" office:value="1.0393">
            <text:p>1.0393</text:p>
          </table:table-cell>
          <table:table-cell office:value-type="float" office:value="762.889">
            <text:p>762.889</text:p>
          </table:table-cell>
          <table:table-cell table:number-columns-repeated="6"/>
        </table:table-row>
        <table:table-row table:style-name="ro1">
          <table:table-cell office:value-type="float" office:value="1.09561">
            <text:p>1.09561</text:p>
          </table:table-cell>
          <table:table-cell office:value-type="float" office:value="39">
            <text:p>39</text:p>
          </table:table-cell>
          <table:table-cell office:value-type="float" office:value="1.10355">
            <text:p>1.10355</text:p>
          </table:table-cell>
          <table:table-cell office:value-type="float" office:value="1054.56">
            <text:p>1054.56</text:p>
          </table:table-cell>
          <table:table-cell office:value-type="float" office:value="1.04291">
            <text:p>1.04291</text:p>
          </table:table-cell>
          <table:table-cell office:value-type="float" office:value="50">
            <text:p>50</text:p>
          </table:table-cell>
          <table:table-cell office:value-type="float" office:value="1.04061">
            <text:p>1.04061</text:p>
          </table:table-cell>
          <table:table-cell office:value-type="float" office:value="762.889">
            <text:p>762.889</text:p>
          </table:table-cell>
          <table:table-cell table:number-columns-repeated="6"/>
        </table:table-row>
        <table:table-row table:style-name="ro1">
          <table:table-cell office:value-type="float" office:value="1.054">
            <text:p>1.054</text:p>
          </table:table-cell>
          <table:table-cell office:value-type="float" office:value="43">
            <text:p>43</text:p>
          </table:table-cell>
          <table:table-cell office:value-type="float" office:value="1.05975">
            <text:p>1.05975</text:p>
          </table:table-cell>
          <table:table-cell office:value-type="float" office:value="886.667">
            <text:p>886.667</text:p>
          </table:table-cell>
          <table:table-cell office:value-type="float" office:value="1.04027">
            <text:p>1.04027</text:p>
          </table:table-cell>
          <table:table-cell office:value-type="float" office:value="47">
            <text:p>47</text:p>
          </table:table-cell>
          <table:table-cell office:value-type="float" office:value="1.03744">
            <text:p>1.03744</text:p>
          </table:table-cell>
          <table:table-cell office:value-type="float" office:value="762.889">
            <text:p>762.889</text:p>
          </table:table-cell>
          <table:table-cell table:number-columns-repeated="6"/>
        </table:table-row>
        <table:table-row table:style-name="ro1">
          <table:table-cell office:value-type="float" office:value="1.04009">
            <text:p>1.04009</text:p>
          </table:table-cell>
          <table:table-cell office:value-type="float" office:value="44">
            <text:p>44</text:p>
          </table:table-cell>
          <table:table-cell office:value-type="float" office:value="1.03993">
            <text:p>1.03993</text:p>
          </table:table-cell>
          <table:table-cell office:value-type="float" office:value="762.889">
            <text:p>762.889</text:p>
          </table:table-cell>
          <table:table-cell office:value-type="float" office:value="1.04247">
            <text:p>1.04247</text:p>
          </table:table-cell>
          <table:table-cell office:value-type="float" office:value="48">
            <text:p>48</text:p>
          </table:table-cell>
          <table:table-cell office:value-type="float" office:value="1.04128">
            <text:p>1.04128</text:p>
          </table:table-cell>
          <table:table-cell office:value-type="float" office:value="766.889">
            <text:p>766.889</text:p>
          </table:table-cell>
          <table:table-cell table:number-columns-repeated="6"/>
        </table:table-row>
        <table:table-row table:style-name="ro1">
          <table:table-cell office:value-type="float" office:value="1.04841">
            <text:p>1.04841</text:p>
          </table:table-cell>
          <table:table-cell office:value-type="float" office:value="42">
            <text:p>42</text:p>
          </table:table-cell>
          <table:table-cell office:value-type="float" office:value="1.04605">
            <text:p>1.04605</text:p>
          </table:table-cell>
          <table:table-cell office:value-type="float" office:value="762.889">
            <text:p>762.889</text:p>
          </table:table-cell>
          <table:table-cell office:value-type="float" office:value="1.04621">
            <text:p>1.04621</text:p>
          </table:table-cell>
          <table:table-cell office:value-type="float" office:value="45">
            <text:p>45</text:p>
          </table:table-cell>
          <table:table-cell office:value-type="float" office:value="1.04086">
            <text:p>1.04086</text:p>
          </table:table-cell>
          <table:table-cell office:value-type="float" office:value="762.889">
            <text:p>762.889</text:p>
          </table:table-cell>
          <table:table-cell table:number-columns-repeated="6"/>
        </table:table-row>
        <table:table-row table:style-name="ro1">
          <table:table-cell office:value-type="float" office:value="1.07743">
            <text:p>1.07743</text:p>
          </table:table-cell>
          <table:table-cell office:value-type="float" office:value="42">
            <text:p>42</text:p>
          </table:table-cell>
          <table:table-cell office:value-type="float" office:value="1.0794">
            <text:p>1.0794</text:p>
          </table:table-cell>
          <table:table-cell office:value-type="float" office:value="852.556">
            <text:p>852.556</text:p>
          </table:table-cell>
          <table:table-cell office:value-type="float" office:value="1.03715">
            <text:p>1.03715</text:p>
          </table:table-cell>
          <table:table-cell office:value-type="float" office:value="50">
            <text:p>50</text:p>
          </table:table-cell>
          <table:table-cell office:value-type="float" office:value="1.03406">
            <text:p>1.03406</text:p>
          </table:table-cell>
          <table:table-cell office:value-type="float" office:value="762.889">
            <text:p>762.889</text:p>
          </table:table-cell>
          <table:table-cell table:number-columns-repeated="6"/>
        </table:table-row>
        <table:table-row table:style-name="ro1">
          <table:table-cell office:value-type="float" office:value="1.07712">
            <text:p>1.07712</text:p>
          </table:table-cell>
          <table:table-cell office:value-type="float" office:value="42">
            <text:p>42</text:p>
          </table:table-cell>
          <table:table-cell office:value-type="float" office:value="1.0799">
            <text:p>1.0799</text:p>
          </table:table-cell>
          <table:table-cell office:value-type="float" office:value="910.111">
            <text:p>910.111</text:p>
          </table:table-cell>
          <table:table-cell office:value-type="float" office:value="1.04588">
            <text:p>1.04588</text:p>
          </table:table-cell>
          <table:table-cell office:value-type="float" office:value="45">
            <text:p>45</text:p>
          </table:table-cell>
          <table:table-cell office:value-type="float" office:value="1.04059">
            <text:p>1.04059</text:p>
          </table:table-cell>
          <table:table-cell office:value-type="float" office:value="762.889">
            <text:p>762.889</text:p>
          </table:table-cell>
          <table:table-cell table:number-columns-repeated="6"/>
        </table:table-row>
        <table:table-row table:style-name="ro1">
          <table:table-cell office:value-type="float" office:value="1.0648">
            <text:p>1.0648</text:p>
          </table:table-cell>
          <table:table-cell office:value-type="float" office:value="41">
            <text:p>41</text:p>
          </table:table-cell>
          <table:table-cell office:value-type="float" office:value="1.07307">
            <text:p>1.07307</text:p>
          </table:table-cell>
          <table:table-cell office:value-type="float" office:value="940.556">
            <text:p>940.556</text:p>
          </table:table-cell>
          <table:table-cell office:value-type="float" office:value="1.03715">
            <text:p>1.03715</text:p>
          </table:table-cell>
          <table:table-cell office:value-type="float" office:value="50">
            <text:p>50</text:p>
          </table:table-cell>
          <table:table-cell office:value-type="float" office:value="1.03406">
            <text:p>1.03406</text:p>
          </table:table-cell>
          <table:table-cell office:value-type="float" office:value="762.889">
            <text:p>762.889</text:p>
          </table:table-cell>
          <table:table-cell table:number-columns-repeated="6"/>
        </table:table-row>
        <table:table-row table:style-name="ro1">
          <table:table-cell office:value-type="float" office:value="1.05197">
            <text:p>1.05197</text:p>
          </table:table-cell>
          <table:table-cell office:value-type="float" office:value="42">
            <text:p>42</text:p>
          </table:table-cell>
          <table:table-cell office:value-type="float" office:value="1.0564">
            <text:p>1.0564</text:p>
          </table:table-cell>
          <table:table-cell office:value-type="float" office:value="845">
            <text:p>845</text:p>
          </table:table-cell>
          <table:table-cell office:value-type="float" office:value="1.04545">
            <text:p>1.04545</text:p>
          </table:table-cell>
          <table:table-cell office:value-type="float" office:value="43">
            <text:p>43</text:p>
          </table:table-cell>
          <table:table-cell office:value-type="float" office:value="1.04039">
            <text:p>1.04039</text:p>
          </table:table-cell>
          <table:table-cell office:value-type="float" office:value="762.889">
            <text:p>762.889</text:p>
          </table:table-cell>
          <table:table-cell table:number-columns-repeated="6"/>
        </table:table-row>
        <table:table-row table:style-name="ro1">
          <table:table-cell office:value-type="float" office:value="1.04961">
            <text:p>1.04961</text:p>
          </table:table-cell>
          <table:table-cell office:value-type="float" office:value="42">
            <text:p>42</text:p>
          </table:table-cell>
          <table:table-cell office:value-type="float" office:value="1.05499">
            <text:p>1.05499</text:p>
          </table:table-cell>
          <table:table-cell office:value-type="float" office:value="845">
            <text:p>845</text:p>
          </table:table-cell>
          <table:table-cell office:value-type="float" office:value="1.04229">
            <text:p>1.04229</text:p>
          </table:table-cell>
          <table:table-cell office:value-type="float" office:value="48">
            <text:p>48</text:p>
          </table:table-cell>
          <table:table-cell office:value-type="float" office:value="1.04078">
            <text:p>1.04078</text:p>
          </table:table-cell>
          <table:table-cell office:value-type="float" office:value="766.889">
            <text:p>766.889</text:p>
          </table:table-cell>
          <table:table-cell table:number-columns-repeated="6"/>
        </table:table-row>
        <table:table-row table:style-name="ro1">
          <table:table-cell office:value-type="float" office:value="1.06738">
            <text:p>1.06738</text:p>
          </table:table-cell>
          <table:table-cell office:value-type="float" office:value="43">
            <text:p>43</text:p>
          </table:table-cell>
          <table:table-cell office:value-type="float" office:value="1.06191">
            <text:p>1.06191</text:p>
          </table:table-cell>
          <table:table-cell office:value-type="float" office:value="762.889">
            <text:p>762.889</text:p>
          </table:table-cell>
          <table:table-cell office:value-type="float" office:value="1.04431">
            <text:p>1.04431</text:p>
          </table:table-cell>
          <table:table-cell office:value-type="float" office:value="48">
            <text:p>48</text:p>
          </table:table-cell>
          <table:table-cell office:value-type="float" office:value="1.04338">
            <text:p>1.04338</text:p>
          </table:table-cell>
          <table:table-cell office:value-type="float" office:value="766.889">
            <text:p>766.889</text:p>
          </table:table-cell>
          <table:table-cell table:number-columns-repeated="6"/>
        </table:table-row>
        <table:table-row table:style-name="ro1">
          <table:table-cell office:value-type="float" office:value="1.05478">
            <text:p>1.05478</text:p>
          </table:table-cell>
          <table:table-cell office:value-type="float" office:value="42">
            <text:p>42</text:p>
          </table:table-cell>
          <table:table-cell office:value-type="float" office:value="1.06033">
            <text:p>1.06033</text:p>
          </table:table-cell>
          <table:table-cell office:value-type="float" office:value="886.333">
            <text:p>886.333</text:p>
          </table:table-cell>
          <table:table-cell office:value-type="float" office:value="1.04674">
            <text:p>1.04674</text:p>
          </table:table-cell>
          <table:table-cell office:value-type="float" office:value="45">
            <text:p>45</text:p>
          </table:table-cell>
          <table:table-cell office:value-type="float" office:value="1.04423">
            <text:p>1.04423</text:p>
          </table:table-cell>
          <table:table-cell office:value-type="float" office:value="762.889">
            <text:p>762.889</text:p>
          </table:table-cell>
          <table:table-cell table:number-columns-repeated="6"/>
        </table:table-row>
        <table:table-row table:style-name="ro1">
          <table:table-cell office:value-type="float" office:value="1.08783">
            <text:p>1.08783</text:p>
          </table:table-cell>
          <table:table-cell office:value-type="float" office:value="38">
            <text:p>38</text:p>
          </table:table-cell>
          <table:table-cell office:value-type="float" office:value="1.09438">
            <text:p>1.09438</text:p>
          </table:table-cell>
          <table:table-cell office:value-type="float" office:value="879.556">
            <text:p>879.556</text:p>
          </table:table-cell>
          <table:table-cell office:value-type="float" office:value="1.04009">
            <text:p>1.04009</text:p>
          </table:table-cell>
          <table:table-cell office:value-type="float" office:value="48">
            <text:p>48</text:p>
          </table:table-cell>
          <table:table-cell office:value-type="float" office:value="1.04044">
            <text:p>1.04044</text:p>
          </table:table-cell>
          <table:table-cell office:value-type="float" office:value="762.889">
            <text:p>762.889</text:p>
          </table:table-cell>
          <table:table-cell table:number-columns-repeated="6"/>
        </table:table-row>
        <table:table-row table:style-name="ro1">
          <table:table-cell office:value-type="float" office:value="1.0536">
            <text:p>1.0536</text:p>
          </table:table-cell>
          <table:table-cell office:value-type="float" office:value="42">
            <text:p>42</text:p>
          </table:table-cell>
          <table:table-cell office:value-type="float" office:value="1.05796">
            <text:p>1.05796</text:p>
          </table:table-cell>
          <table:table-cell office:value-type="float" office:value="813.889">
            <text:p>813.889</text:p>
          </table:table-cell>
          <table:table-cell office:value-type="float" office:value="1.04625">
            <text:p>1.04625</text:p>
          </table:table-cell>
          <table:table-cell office:value-type="float" office:value="43">
            <text:p>43</text:p>
          </table:table-cell>
          <table:table-cell office:value-type="float" office:value="1.04472">
            <text:p>1.04472</text:p>
          </table:table-cell>
          <table:table-cell office:value-type="float" office:value="766.889">
            <text:p>766.889</text:p>
          </table:table-cell>
          <table:table-cell table:number-columns-repeated="6"/>
        </table:table-row>
        <table:table-row table:style-name="ro1">
          <table:table-cell office:value-type="float" office:value="1.07822">
            <text:p>1.07822</text:p>
          </table:table-cell>
          <table:table-cell office:value-type="float" office:value="42">
            <text:p>42</text:p>
          </table:table-cell>
          <table:table-cell office:value-type="float" office:value="1.08004">
            <text:p>1.08004</text:p>
          </table:table-cell>
          <table:table-cell office:value-type="float" office:value="828.333">
            <text:p>828.333</text:p>
          </table:table-cell>
          <table:table-cell office:value-type="float" office:value="1.03585">
            <text:p>1.03585</text:p>
          </table:table-cell>
          <table:table-cell office:value-type="float" office:value="54">
            <text:p>54</text:p>
          </table:table-cell>
          <table:table-cell office:value-type="float" office:value="1.03396">
            <text:p>1.03396</text:p>
          </table:table-cell>
          <table:table-cell office:value-type="float" office:value="762.889">
            <text:p>762.889</text:p>
          </table:table-cell>
          <table:table-cell table:number-columns-repeated="6"/>
        </table:table-row>
        <table:table-row table:style-name="ro1">
          <table:table-cell office:value-type="float" office:value="1.05373">
            <text:p>1.05373</text:p>
          </table:table-cell>
          <table:table-cell office:value-type="float" office:value="42">
            <text:p>42</text:p>
          </table:table-cell>
          <table:table-cell office:value-type="float" office:value="1.05851">
            <text:p>1.05851</text:p>
          </table:table-cell>
          <table:table-cell office:value-type="float" office:value="850.333">
            <text:p>850.333</text:p>
          </table:table-cell>
          <table:table-cell office:value-type="float" office:value="1.04092">
            <text:p>1.04092</text:p>
          </table:table-cell>
          <table:table-cell office:value-type="float" office:value="51">
            <text:p>51</text:p>
          </table:table-cell>
          <table:table-cell office:value-type="float" office:value="1.03935">
            <text:p>1.03935</text:p>
          </table:table-cell>
          <table:table-cell office:value-type="float" office:value="762.889">
            <text:p>762.889</text:p>
          </table:table-cell>
          <table:table-cell table:number-columns-repeated="6"/>
        </table:table-row>
        <table:table-row table:style-name="ro1">
          <table:table-cell office:value-type="float" office:value="1.07532">
            <text:p>1.07532</text:p>
          </table:table-cell>
          <table:table-cell office:value-type="float" office:value="41">
            <text:p>41</text:p>
          </table:table-cell>
          <table:table-cell office:value-type="float" office:value="1.0797">
            <text:p>1.0797</text:p>
          </table:table-cell>
          <table:table-cell office:value-type="float" office:value="896.222">
            <text:p>896.222</text:p>
          </table:table-cell>
          <table:table-cell office:value-type="float" office:value="1.05258">
            <text:p>1.05258</text:p>
          </table:table-cell>
          <table:table-cell office:value-type="float" office:value="42">
            <text:p>42</text:p>
          </table:table-cell>
          <table:table-cell office:value-type="float" office:value="1.04899">
            <text:p>1.04899</text:p>
          </table:table-cell>
          <table:table-cell office:value-type="float" office:value="762.889">
            <text:p>762.889</text:p>
          </table:table-cell>
          <table:table-cell table:number-columns-repeated="6"/>
        </table:table-row>
        <table:table-row table:style-name="ro1">
          <table:table-cell office:value-type="float" office:value="1.05581">
            <text:p>1.05581</text:p>
          </table:table-cell>
          <table:table-cell office:value-type="float" office:value="42">
            <text:p>42</text:p>
          </table:table-cell>
          <table:table-cell office:value-type="float" office:value="1.05988">
            <text:p>1.05988</text:p>
          </table:table-cell>
          <table:table-cell office:value-type="float" office:value="800.222">
            <text:p>800.222</text:p>
          </table:table-cell>
          <table:table-cell office:value-type="float" office:value="1.0468">
            <text:p>1.0468</text:p>
          </table:table-cell>
          <table:table-cell office:value-type="float" office:value="44">
            <text:p>44</text:p>
          </table:table-cell>
          <table:table-cell office:value-type="float" office:value="1.04292">
            <text:p>1.04292</text:p>
          </table:table-cell>
          <table:table-cell office:value-type="float" office:value="762.889">
            <text:p>762.889</text:p>
          </table:table-cell>
          <table:table-cell table:number-columns-repeated="6"/>
        </table:table-row>
        <table:table-row table:style-name="ro1">
          <table:table-cell office:value-type="float" office:value="1.07458">
            <text:p>1.07458</text:p>
          </table:table-cell>
          <table:table-cell office:value-type="float" office:value="43">
            <text:p>43</text:p>
          </table:table-cell>
          <table:table-cell office:value-type="float" office:value="1.07743">
            <text:p>1.07743</text:p>
          </table:table-cell>
          <table:table-cell office:value-type="float" office:value="893.889">
            <text:p>893.889</text:p>
          </table:table-cell>
          <table:table-cell office:value-type="float" office:value="1.04058">
            <text:p>1.04058</text:p>
          </table:table-cell>
          <table:table-cell office:value-type="float" office:value="48">
            <text:p>48</text:p>
          </table:table-cell>
          <table:table-cell office:value-type="float" office:value="1.03898">
            <text:p>1.03898</text:p>
          </table:table-cell>
          <table:table-cell office:value-type="float" office:value="766.889">
            <text:p>766.889</text:p>
          </table:table-cell>
          <table:table-cell table:number-columns-repeated="6"/>
        </table:table-row>
        <table:table-row table:style-name="ro1">
          <table:table-cell office:value-type="string">
            <text:p>Label 10 </text:p>
          </table:table-cell>
          <table:table-cell table:number-columns-repeated="3"/>
          <table:table-cell office:value-type="string">
            <text:p>Label 10 </text:p>
          </table:table-cell>
          <table:table-cell table:number-columns-repeated="9"/>
        </table:table-row>
        <table:table-row table:style-name="ro1">
          <table:table-cell office:value-type="float" office:value="1.04117">
            <text:p>1.04117</text:p>
          </table:table-cell>
          <table:table-cell office:value-type="float" office:value="43">
            <text:p>43</text:p>
          </table:table-cell>
          <table:table-cell office:value-type="float" office:value="1.04053">
            <text:p>1.04053</text:p>
          </table:table-cell>
          <table:table-cell office:value-type="float" office:value="807.3">
            <text:p>807.3</text:p>
          </table:table-cell>
          <table:table-cell office:value-type="float" office:value="1.02643">
            <text:p>1.02643</text:p>
          </table:table-cell>
          <table:table-cell office:value-type="float" office:value="43">
            <text:p>43</text:p>
          </table:table-cell>
          <table:table-cell office:value-type="float" office:value="1.02466">
            <text:p>1.02466</text:p>
          </table:table-cell>
          <table:table-cell office:value-type="float" office:value="807.3">
            <text:p>807.3</text:p>
          </table:table-cell>
          <table:table-cell table:number-columns-repeated="6"/>
        </table:table-row>
        <table:table-row table:style-name="ro1">
          <table:table-cell office:value-type="float" office:value="1.04292">
            <text:p>1.04292</text:p>
          </table:table-cell>
          <table:table-cell office:value-type="float" office:value="43">
            <text:p>43</text:p>
          </table:table-cell>
          <table:table-cell office:value-type="float" office:value="1.04157">
            <text:p>1.04157</text:p>
          </table:table-cell>
          <table:table-cell office:value-type="float" office:value="807.3">
            <text:p>807.3</text:p>
          </table:table-cell>
          <table:table-cell office:value-type="float" office:value="1.02611">
            <text:p>1.02611</text:p>
          </table:table-cell>
          <table:table-cell office:value-type="float" office:value="46">
            <text:p>46</text:p>
          </table:table-cell>
          <table:table-cell office:value-type="float" office:value="1.02433">
            <text:p>1.02433</text:p>
          </table:table-cell>
          <table:table-cell office:value-type="float" office:value="807.3">
            <text:p>807.3</text:p>
          </table:table-cell>
          <table:table-cell table:number-columns-repeated="6"/>
        </table:table-row>
        <table:table-row table:style-name="ro1">
          <table:table-cell office:value-type="float" office:value="1.04321">
            <text:p>1.04321</text:p>
          </table:table-cell>
          <table:table-cell office:value-type="float" office:value="41">
            <text:p>41</text:p>
          </table:table-cell>
          <table:table-cell office:value-type="float" office:value="1.04285">
            <text:p>1.04285</text:p>
          </table:table-cell>
          <table:table-cell office:value-type="float" office:value="807.3">
            <text:p>807.3</text:p>
          </table:table-cell>
          <table:table-cell office:value-type="float" office:value="1.05728">
            <text:p>1.05728</text:p>
          </table:table-cell>
          <table:table-cell office:value-type="float" office:value="33">
            <text:p>33</text:p>
          </table:table-cell>
          <table:table-cell office:value-type="float" office:value="1.05837">
            <text:p>1.05837</text:p>
          </table:table-cell>
          <table:table-cell office:value-type="float" office:value="807.3">
            <text:p>807.3</text:p>
          </table:table-cell>
          <table:table-cell table:number-columns-repeated="6"/>
        </table:table-row>
        <table:table-row table:style-name="ro1">
          <table:table-cell office:value-type="float" office:value="1.05144">
            <text:p>1.05144</text:p>
          </table:table-cell>
          <table:table-cell office:value-type="float" office:value="37">
            <text:p>37</text:p>
          </table:table-cell>
          <table:table-cell office:value-type="float" office:value="1.05101">
            <text:p>1.05101</text:p>
          </table:table-cell>
          <table:table-cell office:value-type="float" office:value="807.3">
            <text:p>807.3</text:p>
          </table:table-cell>
          <table:table-cell office:value-type="float" office:value="1.03757">
            <text:p>1.03757</text:p>
          </table:table-cell>
          <table:table-cell office:value-type="float" office:value="40">
            <text:p>40</text:p>
          </table:table-cell>
          <table:table-cell office:value-type="float" office:value="1.03706">
            <text:p>1.03706</text:p>
          </table:table-cell>
          <table:table-cell office:value-type="float" office:value="807.3">
            <text:p>807.3</text:p>
          </table:table-cell>
          <table:table-cell table:number-columns-repeated="6"/>
        </table:table-row>
        <table:table-row table:style-name="ro1">
          <table:table-cell office:value-type="float" office:value="1.04368">
            <text:p>1.04368</text:p>
          </table:table-cell>
          <table:table-cell office:value-type="float" office:value="37">
            <text:p>37</text:p>
          </table:table-cell>
          <table:table-cell office:value-type="float" office:value="1.04304">
            <text:p>1.04304</text:p>
          </table:table-cell>
          <table:table-cell office:value-type="float" office:value="807.3">
            <text:p>807.3</text:p>
          </table:table-cell>
          <table:table-cell office:value-type="float" office:value="1.05022">
            <text:p>1.05022</text:p>
          </table:table-cell>
          <table:table-cell office:value-type="float" office:value="37">
            <text:p>37</text:p>
          </table:table-cell>
          <table:table-cell office:value-type="float" office:value="1.05167">
            <text:p>1.05167</text:p>
          </table:table-cell>
          <table:table-cell office:value-type="float" office:value="807.3">
            <text:p>807.3</text:p>
          </table:table-cell>
          <table:table-cell table:number-columns-repeated="6"/>
        </table:table-row>
        <table:table-row table:style-name="ro1">
          <table:table-cell office:value-type="float" office:value="1.03646">
            <text:p>1.03646</text:p>
          </table:table-cell>
          <table:table-cell office:value-type="float" office:value="42">
            <text:p>42</text:p>
          </table:table-cell>
          <table:table-cell office:value-type="float" office:value="1.03754">
            <text:p>1.03754</text:p>
          </table:table-cell>
          <table:table-cell office:value-type="float" office:value="807.3">
            <text:p>807.3</text:p>
          </table:table-cell>
          <table:table-cell office:value-type="float" office:value="1.02684">
            <text:p>1.02684</text:p>
          </table:table-cell>
          <table:table-cell office:value-type="float" office:value="43">
            <text:p>43</text:p>
          </table:table-cell>
          <table:table-cell office:value-type="float" office:value="1.02505">
            <text:p>1.02505</text:p>
          </table:table-cell>
          <table:table-cell office:value-type="float" office:value="807.3">
            <text:p>807.3</text:p>
          </table:table-cell>
          <table:table-cell table:number-columns-repeated="6"/>
        </table:table-row>
        <table:table-row table:style-name="ro1">
          <table:table-cell office:value-type="float" office:value="1.04566">
            <text:p>1.04566</text:p>
          </table:table-cell>
          <table:table-cell office:value-type="float" office:value="41">
            <text:p>41</text:p>
          </table:table-cell>
          <table:table-cell office:value-type="float" office:value="1.0458">
            <text:p>1.0458</text:p>
          </table:table-cell>
          <table:table-cell office:value-type="float" office:value="807.3">
            <text:p>807.3</text:p>
          </table:table-cell>
          <table:table-cell office:value-type="float" office:value="1.03612">
            <text:p>1.03612</text:p>
          </table:table-cell>
          <table:table-cell office:value-type="float" office:value="39">
            <text:p>39</text:p>
          </table:table-cell>
          <table:table-cell office:value-type="float" office:value="1.03466">
            <text:p>1.03466</text:p>
          </table:table-cell>
          <table:table-cell office:value-type="float" office:value="807.3">
            <text:p>807.3</text:p>
          </table:table-cell>
          <table:table-cell table:number-columns-repeated="6"/>
        </table:table-row>
        <table:table-row table:style-name="ro1">
          <table:table-cell office:value-type="float" office:value="1.04117">
            <text:p>1.04117</text:p>
          </table:table-cell>
          <table:table-cell office:value-type="float" office:value="43">
            <text:p>43</text:p>
          </table:table-cell>
          <table:table-cell office:value-type="float" office:value="1.04053">
            <text:p>1.04053</text:p>
          </table:table-cell>
          <table:table-cell office:value-type="float" office:value="807.3">
            <text:p>807.3</text:p>
          </table:table-cell>
          <table:table-cell office:value-type="float" office:value="1.04863">
            <text:p>1.04863</text:p>
          </table:table-cell>
          <table:table-cell office:value-type="float" office:value="36">
            <text:p>36</text:p>
          </table:table-cell>
          <table:table-cell office:value-type="float" office:value="1.04698">
            <text:p>1.04698</text:p>
          </table:table-cell>
          <table:table-cell office:value-type="float" office:value="807.3">
            <text:p>807.3</text:p>
          </table:table-cell>
          <table:table-cell table:number-columns-repeated="6"/>
        </table:table-row>
        <table:table-row table:style-name="ro1">
          <table:table-cell office:value-type="float" office:value="1.03294">
            <text:p>1.03294</text:p>
          </table:table-cell>
          <table:table-cell office:value-type="float" office:value="43">
            <text:p>43</text:p>
          </table:table-cell>
          <table:table-cell office:value-type="float" office:value="1.03376">
            <text:p>1.03376</text:p>
          </table:table-cell>
          <table:table-cell office:value-type="float" office:value="807.3">
            <text:p>807.3</text:p>
          </table:table-cell>
          <table:table-cell office:value-type="float" office:value="1.02682">
            <text:p>1.02682</text:p>
          </table:table-cell>
          <table:table-cell office:value-type="float" office:value="43">
            <text:p>43</text:p>
          </table:table-cell>
          <table:table-cell office:value-type="float" office:value="1.02499">
            <text:p>1.02499</text:p>
          </table:table-cell>
          <table:table-cell office:value-type="float" office:value="807.3">
            <text:p>807.3</text:p>
          </table:table-cell>
          <table:table-cell table:number-columns-repeated="6"/>
        </table:table-row>
        <table:table-row table:style-name="ro1">
          <table:table-cell office:value-type="float" office:value="1.04438">
            <text:p>1.04438</text:p>
          </table:table-cell>
          <table:table-cell office:value-type="float" office:value="41">
            <text:p>41</text:p>
          </table:table-cell>
          <table:table-cell office:value-type="float" office:value="1.04388">
            <text:p>1.04388</text:p>
          </table:table-cell>
          <table:table-cell office:value-type="float" office:value="807.3">
            <text:p>807.3</text:p>
          </table:table-cell>
          <table:table-cell office:value-type="float" office:value="1.04883">
            <text:p>1.04883</text:p>
          </table:table-cell>
          <table:table-cell office:value-type="float" office:value="36">
            <text:p>36</text:p>
          </table:table-cell>
          <table:table-cell office:value-type="float" office:value="1.04588">
            <text:p>1.04588</text:p>
          </table:table-cell>
          <table:table-cell office:value-type="float" office:value="807.3">
            <text:p>807.3</text:p>
          </table:table-cell>
          <table:table-cell table:number-columns-repeated="6"/>
        </table:table-row>
        <table:table-row table:style-name="ro1">
          <table:table-cell office:value-type="float" office:value="1.04117">
            <text:p>1.04117</text:p>
          </table:table-cell>
          <table:table-cell office:value-type="float" office:value="43">
            <text:p>43</text:p>
          </table:table-cell>
          <table:table-cell office:value-type="float" office:value="1.04053">
            <text:p>1.04053</text:p>
          </table:table-cell>
          <table:table-cell office:value-type="float" office:value="807.3">
            <text:p>807.3</text:p>
          </table:table-cell>
          <table:table-cell office:value-type="float" office:value="1.0353">
            <text:p>1.0353</text:p>
          </table:table-cell>
          <table:table-cell office:value-type="float" office:value="42">
            <text:p>42</text:p>
          </table:table-cell>
          <table:table-cell office:value-type="float" office:value="1.03293">
            <text:p>1.03293</text:p>
          </table:table-cell>
          <table:table-cell office:value-type="float" office:value="807.3">
            <text:p>807.3</text:p>
          </table:table-cell>
          <table:table-cell table:number-columns-repeated="6"/>
        </table:table-row>
        <table:table-row table:style-name="ro1">
          <table:table-cell office:value-type="float" office:value="1.03293">
            <text:p>1.03293</text:p>
          </table:table-cell>
          <table:table-cell office:value-type="float" office:value="43">
            <text:p>43</text:p>
          </table:table-cell>
          <table:table-cell office:value-type="float" office:value="1.03357">
            <text:p>1.03357</text:p>
          </table:table-cell>
          <table:table-cell office:value-type="float" office:value="807.3">
            <text:p>807.3</text:p>
          </table:table-cell>
          <table:table-cell office:value-type="float" office:value="1.02633">
            <text:p>1.02633</text:p>
          </table:table-cell>
          <table:table-cell office:value-type="float" office:value="43">
            <text:p>43</text:p>
          </table:table-cell>
          <table:table-cell office:value-type="float" office:value="1.02455">
            <text:p>1.02455</text:p>
          </table:table-cell>
          <table:table-cell office:value-type="float" office:value="807.3">
            <text:p>807.3</text:p>
          </table:table-cell>
          <table:table-cell table:number-columns-repeated="6"/>
        </table:table-row>
        <table:table-row table:style-name="ro1">
          <table:table-cell office:value-type="float" office:value="1.04368">
            <text:p>1.04368</text:p>
          </table:table-cell>
          <table:table-cell office:value-type="float" office:value="37">
            <text:p>37</text:p>
          </table:table-cell>
          <table:table-cell office:value-type="float" office:value="1.04304">
            <text:p>1.04304</text:p>
          </table:table-cell>
          <table:table-cell office:value-type="float" office:value="807.3">
            <text:p>807.3</text:p>
          </table:table-cell>
          <table:table-cell office:value-type="float" office:value="1.03347">
            <text:p>1.03347</text:p>
          </table:table-cell>
          <table:table-cell office:value-type="float" office:value="41">
            <text:p>41</text:p>
          </table:table-cell>
          <table:table-cell office:value-type="float" office:value="1.03148">
            <text:p>1.03148</text:p>
          </table:table-cell>
          <table:table-cell office:value-type="float" office:value="807.3">
            <text:p>807.3</text:p>
          </table:table-cell>
          <table:table-cell table:number-columns-repeated="6"/>
        </table:table-row>
        <table:table-row table:style-name="ro1">
          <table:table-cell office:value-type="float" office:value="1.04482">
            <text:p>1.04482</text:p>
          </table:table-cell>
          <table:table-cell office:value-type="float" office:value="41">
            <text:p>41</text:p>
          </table:table-cell>
          <table:table-cell office:value-type="float" office:value="1.04517">
            <text:p>1.04517</text:p>
          </table:table-cell>
          <table:table-cell office:value-type="float" office:value="807.3">
            <text:p>807.3</text:p>
          </table:table-cell>
          <table:table-cell office:value-type="float" office:value="1.03168">
            <text:p>1.03168</text:p>
          </table:table-cell>
          <table:table-cell office:value-type="float" office:value="41">
            <text:p>41</text:p>
          </table:table-cell>
          <table:table-cell office:value-type="float" office:value="1.03096">
            <text:p>1.03096</text:p>
          </table:table-cell>
          <table:table-cell office:value-type="float" office:value="807.3">
            <text:p>807.3</text:p>
          </table:table-cell>
          <table:table-cell table:number-columns-repeated="6"/>
        </table:table-row>
        <table:table-row table:style-name="ro1">
          <table:table-cell office:value-type="float" office:value="1.03593">
            <text:p>1.03593</text:p>
          </table:table-cell>
          <table:table-cell office:value-type="float" office:value="43">
            <text:p>43</text:p>
          </table:table-cell>
          <table:table-cell office:value-type="float" office:value="1.03713">
            <text:p>1.03713</text:p>
          </table:table-cell>
          <table:table-cell office:value-type="float" office:value="807.3">
            <text:p>807.3</text:p>
          </table:table-cell>
          <table:table-cell office:value-type="float" office:value="1.03253">
            <text:p>1.03253</text:p>
          </table:table-cell>
          <table:table-cell office:value-type="float" office:value="42">
            <text:p>42</text:p>
          </table:table-cell>
          <table:table-cell office:value-type="float" office:value="1.03118">
            <text:p>1.03118</text:p>
          </table:table-cell>
          <table:table-cell office:value-type="float" office:value="807.3">
            <text:p>807.3</text:p>
          </table:table-cell>
          <table:table-cell table:number-columns-repeated="6"/>
        </table:table-row>
        <table:table-row table:style-name="ro1">
          <table:table-cell office:value-type="float" office:value="1.04347">
            <text:p>1.04347</text:p>
          </table:table-cell>
          <table:table-cell office:value-type="float" office:value="41">
            <text:p>41</text:p>
          </table:table-cell>
          <table:table-cell office:value-type="float" office:value="1.043">
            <text:p>1.043</text:p>
          </table:table-cell>
          <table:table-cell office:value-type="float" office:value="807.3">
            <text:p>807.3</text:p>
          </table:table-cell>
          <table:table-cell office:value-type="float" office:value="1.03487">
            <text:p>1.03487</text:p>
          </table:table-cell>
          <table:table-cell office:value-type="float" office:value="43">
            <text:p>43</text:p>
          </table:table-cell>
          <table:table-cell office:value-type="float" office:value="1.03452">
            <text:p>1.03452</text:p>
          </table:table-cell>
          <table:table-cell office:value-type="float" office:value="807.3">
            <text:p>807.3</text:p>
          </table:table-cell>
          <table:table-cell table:number-columns-repeated="6"/>
        </table:table-row>
        <table:table-row table:style-name="ro1">
          <table:table-cell office:value-type="float" office:value="1.03294">
            <text:p>1.03294</text:p>
          </table:table-cell>
          <table:table-cell office:value-type="float" office:value="43">
            <text:p>43</text:p>
          </table:table-cell>
          <table:table-cell office:value-type="float" office:value="1.03376">
            <text:p>1.03376</text:p>
          </table:table-cell>
          <table:table-cell office:value-type="float" office:value="807.3">
            <text:p>807.3</text:p>
          </table:table-cell>
          <table:table-cell office:value-type="float" office:value="1.02684">
            <text:p>1.02684</text:p>
          </table:table-cell>
          <table:table-cell office:value-type="float" office:value="43">
            <text:p>43</text:p>
          </table:table-cell>
          <table:table-cell office:value-type="float" office:value="1.02505">
            <text:p>1.02505</text:p>
          </table:table-cell>
          <table:table-cell office:value-type="float" office:value="807.3">
            <text:p>807.3</text:p>
          </table:table-cell>
          <table:table-cell table:number-columns-repeated="6"/>
        </table:table-row>
        <table:table-row table:style-name="ro1">
          <table:table-cell office:value-type="float" office:value="1.03318">
            <text:p>1.03318</text:p>
          </table:table-cell>
          <table:table-cell office:value-type="float" office:value="42">
            <text:p>42</text:p>
          </table:table-cell>
          <table:table-cell office:value-type="float" office:value="1.03386">
            <text:p>1.03386</text:p>
          </table:table-cell>
          <table:table-cell office:value-type="float" office:value="807.3">
            <text:p>807.3</text:p>
          </table:table-cell>
          <table:table-cell office:value-type="float" office:value="1.02682">
            <text:p>1.02682</text:p>
          </table:table-cell>
          <table:table-cell office:value-type="float" office:value="43">
            <text:p>43</text:p>
          </table:table-cell>
          <table:table-cell office:value-type="float" office:value="1.02499">
            <text:p>1.02499</text:p>
          </table:table-cell>
          <table:table-cell office:value-type="float" office:value="807.3">
            <text:p>807.3</text:p>
          </table:table-cell>
          <table:table-cell table:number-columns-repeated="6"/>
        </table:table-row>
        <table:table-row table:style-name="ro1">
          <table:table-cell office:value-type="float" office:value="1.03218">
            <text:p>1.03218</text:p>
          </table:table-cell>
          <table:table-cell office:value-type="float" office:value="42">
            <text:p>42</text:p>
          </table:table-cell>
          <table:table-cell office:value-type="float" office:value="1.03308">
            <text:p>1.03308</text:p>
          </table:table-cell>
          <table:table-cell office:value-type="float" office:value="807.3">
            <text:p>807.3</text:p>
          </table:table-cell>
          <table:table-cell office:value-type="float" office:value="1.02643">
            <text:p>1.02643</text:p>
          </table:table-cell>
          <table:table-cell office:value-type="float" office:value="43">
            <text:p>43</text:p>
          </table:table-cell>
          <table:table-cell office:value-type="float" office:value="1.02466">
            <text:p>1.02466</text:p>
          </table:table-cell>
          <table:table-cell office:value-type="float" office:value="807.3">
            <text:p>807.3</text:p>
          </table:table-cell>
          <table:table-cell table:number-columns-repeated="6"/>
        </table:table-row>
        <table:table-row table:style-name="ro1">
          <table:table-cell office:value-type="float" office:value="1.04833">
            <text:p>1.04833</text:p>
          </table:table-cell>
          <table:table-cell office:value-type="float" office:value="40">
            <text:p>40</text:p>
          </table:table-cell>
          <table:table-cell office:value-type="float" office:value="1.0477">
            <text:p>1.0477</text:p>
          </table:table-cell>
          <table:table-cell office:value-type="float" office:value="807.3">
            <text:p>807.3</text:p>
          </table:table-cell>
          <table:table-cell office:value-type="float" office:value="1.02643">
            <text:p>1.02643</text:p>
          </table:table-cell>
          <table:table-cell office:value-type="float" office:value="43">
            <text:p>43</text:p>
          </table:table-cell>
          <table:table-cell office:value-type="float" office:value="1.02466">
            <text:p>1.02466</text:p>
          </table:table-cell>
          <table:table-cell office:value-type="float" office:value="807.3">
            <text:p>807.3</text:p>
          </table:table-cell>
          <table:table-cell table:number-columns-repeated="6"/>
        </table:table-row>
        <table:table-row table:style-name="ro1">
          <table:table-cell office:value-type="string">
            <text:p>Label 11 </text:p>
          </table:table-cell>
          <table:table-cell table:number-columns-repeated="3"/>
          <table:table-cell office:value-type="string">
            <text:p>Label 11 </text:p>
          </table:table-cell>
          <table:table-cell table:number-columns-repeated="9"/>
        </table:table-row>
        <table:table-row table:style-name="ro1">
          <table:table-cell office:value-type="float" office:value="1.03351">
            <text:p>1.03351</text:p>
          </table:table-cell>
          <table:table-cell office:value-type="float" office:value="42">
            <text:p>42</text:p>
          </table:table-cell>
          <table:table-cell office:value-type="float" office:value="1.03274">
            <text:p>1.03274</text:p>
          </table:table-cell>
          <table:table-cell office:value-type="float" office:value="849.727">
            <text:p>849.727</text:p>
          </table:table-cell>
          <table:table-cell office:value-type="float" office:value="1.03124">
            <text:p>1.03124</text:p>
          </table:table-cell>
          <table:table-cell office:value-type="float" office:value="45">
            <text:p>45</text:p>
          </table:table-cell>
          <table:table-cell office:value-type="float" office:value="1.02879">
            <text:p>1.02879</text:p>
          </table:table-cell>
          <table:table-cell office:value-type="float" office:value="849.727">
            <text:p>849.727</text:p>
          </table:table-cell>
          <table:table-cell table:number-columns-repeated="6"/>
        </table:table-row>
        <table:table-row table:style-name="ro1">
          <table:table-cell office:value-type="float" office:value="1.03455">
            <text:p>1.03455</text:p>
          </table:table-cell>
          <table:table-cell office:value-type="float" office:value="42">
            <text:p>42</text:p>
          </table:table-cell>
          <table:table-cell office:value-type="float" office:value="1.03356">
            <text:p>1.03356</text:p>
          </table:table-cell>
          <table:table-cell office:value-type="float" office:value="849.727">
            <text:p>849.727</text:p>
          </table:table-cell>
          <table:table-cell office:value-type="float" office:value="1.03346">
            <text:p>1.03346</text:p>
          </table:table-cell>
          <table:table-cell office:value-type="float" office:value="42">
            <text:p>42</text:p>
          </table:table-cell>
          <table:table-cell office:value-type="float" office:value="1.03426">
            <text:p>1.03426</text:p>
          </table:table-cell>
          <table:table-cell office:value-type="float" office:value="898.909">
            <text:p>898.909</text:p>
          </table:table-cell>
          <table:table-cell table:number-columns-repeated="6"/>
        </table:table-row>
        <table:table-row table:style-name="ro1">
          <table:table-cell office:value-type="float" office:value="1.03815">
            <text:p>1.03815</text:p>
          </table:table-cell>
          <table:table-cell office:value-type="float" office:value="41">
            <text:p>41</text:p>
          </table:table-cell>
          <table:table-cell office:value-type="float" office:value="1.03961">
            <text:p>1.03961</text:p>
          </table:table-cell>
          <table:table-cell office:value-type="float" office:value="938.818">
            <text:p>938.818</text:p>
          </table:table-cell>
          <table:table-cell office:value-type="float" office:value="1.03415">
            <text:p>1.03415</text:p>
          </table:table-cell>
          <table:table-cell office:value-type="float" office:value="41">
            <text:p>41</text:p>
          </table:table-cell>
          <table:table-cell office:value-type="float" office:value="1.03335">
            <text:p>1.03335</text:p>
          </table:table-cell>
          <table:table-cell office:value-type="float" office:value="849.727">
            <text:p>849.727</text:p>
          </table:table-cell>
          <table:table-cell table:number-columns-repeated="6"/>
        </table:table-row>
        <table:table-row table:style-name="ro1">
          <table:table-cell office:value-type="float" office:value="1.03631">
            <text:p>1.03631</text:p>
          </table:table-cell>
          <table:table-cell office:value-type="float" office:value="42">
            <text:p>42</text:p>
          </table:table-cell>
          <table:table-cell office:value-type="float" office:value="1.0357">
            <text:p>1.0357</text:p>
          </table:table-cell>
          <table:table-cell office:value-type="float" office:value="849.727">
            <text:p>849.727</text:p>
          </table:table-cell>
          <table:table-cell office:value-type="float" office:value="1.03215">
            <text:p>1.03215</text:p>
          </table:table-cell>
          <table:table-cell office:value-type="float" office:value="41">
            <text:p>41</text:p>
          </table:table-cell>
          <table:table-cell office:value-type="float" office:value="1.03155">
            <text:p>1.03155</text:p>
          </table:table-cell>
          <table:table-cell office:value-type="float" office:value="849.727">
            <text:p>849.727</text:p>
          </table:table-cell>
          <table:table-cell table:number-columns-repeated="6"/>
        </table:table-row>
        <table:table-row table:style-name="ro1">
          <table:table-cell office:value-type="float" office:value="1.04853">
            <text:p>1.04853</text:p>
          </table:table-cell>
          <table:table-cell office:value-type="float" office:value="37">
            <text:p>37</text:p>
          </table:table-cell>
          <table:table-cell office:value-type="float" office:value="1.05051">
            <text:p>1.05051</text:p>
          </table:table-cell>
          <table:table-cell office:value-type="float" office:value="916.818">
            <text:p>916.818</text:p>
          </table:table-cell>
          <table:table-cell office:value-type="float" office:value="1.04298">
            <text:p>1.04298</text:p>
          </table:table-cell>
          <table:table-cell office:value-type="float" office:value="42">
            <text:p>42</text:p>
          </table:table-cell>
          <table:table-cell office:value-type="float" office:value="1.04574">
            <text:p>1.04574</text:p>
          </table:table-cell>
          <table:table-cell office:value-type="float" office:value="934.455">
            <text:p>934.455</text:p>
          </table:table-cell>
          <table:table-cell table:number-columns-repeated="6"/>
        </table:table-row>
        <table:table-row table:style-name="ro1">
          <table:table-cell office:value-type="float" office:value="1.03666">
            <text:p>1.03666</text:p>
          </table:table-cell>
          <table:table-cell office:value-type="float" office:value="42">
            <text:p>42</text:p>
          </table:table-cell>
          <table:table-cell office:value-type="float" office:value="1.03642">
            <text:p>1.03642</text:p>
          </table:table-cell>
          <table:table-cell office:value-type="float" office:value="849.727">
            <text:p>849.727</text:p>
          </table:table-cell>
          <table:table-cell office:value-type="float" office:value="1.03045">
            <text:p>1.03045</text:p>
          </table:table-cell>
          <table:table-cell office:value-type="float" office:value="41">
            <text:p>41</text:p>
          </table:table-cell>
          <table:table-cell office:value-type="float" office:value="1.03049">
            <text:p>1.03049</text:p>
          </table:table-cell>
          <table:table-cell office:value-type="float" office:value="849.727">
            <text:p>849.727</text:p>
          </table:table-cell>
          <table:table-cell table:number-columns-repeated="6"/>
        </table:table-row>
        <table:table-row table:style-name="ro1">
          <table:table-cell office:value-type="float" office:value="1.04299">
            <text:p>1.04299</text:p>
          </table:table-cell>
          <table:table-cell office:value-type="float" office:value="42">
            <text:p>42</text:p>
          </table:table-cell>
          <table:table-cell office:value-type="float" office:value="1.04421">
            <text:p>1.04421</text:p>
          </table:table-cell>
          <table:table-cell office:value-type="float" office:value="938.818">
            <text:p>938.818</text:p>
          </table:table-cell>
          <table:table-cell office:value-type="float" office:value="1.04792">
            <text:p>1.04792</text:p>
          </table:table-cell>
          <table:table-cell office:value-type="float" office:value="38">
            <text:p>38</text:p>
          </table:table-cell>
          <table:table-cell office:value-type="float" office:value="1.04565">
            <text:p>1.04565</text:p>
          </table:table-cell>
          <table:table-cell office:value-type="float" office:value="849.727">
            <text:p>849.727</text:p>
          </table:table-cell>
          <table:table-cell table:number-columns-repeated="6"/>
        </table:table-row>
        <table:table-row table:style-name="ro1">
          <table:table-cell office:value-type="float" office:value="1.04004">
            <text:p>1.04004</text:p>
          </table:table-cell>
          <table:table-cell office:value-type="float" office:value="38">
            <text:p>38</text:p>
          </table:table-cell>
          <table:table-cell office:value-type="float" office:value="1.04171">
            <text:p>1.04171</text:p>
          </table:table-cell>
          <table:table-cell office:value-type="float" office:value="916.818">
            <text:p>916.818</text:p>
          </table:table-cell>
          <table:table-cell office:value-type="float" office:value="1.02612">
            <text:p>1.02612</text:p>
          </table:table-cell>
          <table:table-cell office:value-type="float" office:value="45">
            <text:p>45</text:p>
          </table:table-cell>
          <table:table-cell office:value-type="float" office:value="1.02517">
            <text:p>1.02517</text:p>
          </table:table-cell>
          <table:table-cell office:value-type="float" office:value="849.727">
            <text:p>849.727</text:p>
          </table:table-cell>
          <table:table-cell table:number-columns-repeated="6"/>
        </table:table-row>
        <table:table-row table:style-name="ro1">
          <table:table-cell office:value-type="float" office:value="1.03552">
            <text:p>1.03552</text:p>
          </table:table-cell>
          <table:table-cell office:value-type="float" office:value="42">
            <text:p>42</text:p>
          </table:table-cell>
          <table:table-cell office:value-type="float" office:value="1.03468">
            <text:p>1.03468</text:p>
          </table:table-cell>
          <table:table-cell office:value-type="float" office:value="849.727">
            <text:p>849.727</text:p>
          </table:table-cell>
          <table:table-cell office:value-type="float" office:value="1.04995">
            <text:p>1.04995</text:p>
          </table:table-cell>
          <table:table-cell office:value-type="float" office:value="37">
            <text:p>37</text:p>
          </table:table-cell>
          <table:table-cell office:value-type="float" office:value="1.04749">
            <text:p>1.04749</text:p>
          </table:table-cell>
          <table:table-cell office:value-type="float" office:value="849.727">
            <text:p>849.727</text:p>
          </table:table-cell>
          <table:table-cell table:number-columns-repeated="6"/>
        </table:table-row>
        <table:table-row table:style-name="ro1">
          <table:table-cell office:value-type="float" office:value="1.03733">
            <text:p>1.03733</text:p>
          </table:table-cell>
          <table:table-cell office:value-type="float" office:value="41">
            <text:p>41</text:p>
          </table:table-cell>
          <table:table-cell office:value-type="float" office:value="1.03879">
            <text:p>1.03879</text:p>
          </table:table-cell>
          <table:table-cell office:value-type="float" office:value="938.818">
            <text:p>938.818</text:p>
          </table:table-cell>
          <table:table-cell office:value-type="float" office:value="1.03933">
            <text:p>1.03933</text:p>
          </table:table-cell>
          <table:table-cell office:value-type="float" office:value="37">
            <text:p>37</text:p>
          </table:table-cell>
          <table:table-cell office:value-type="float" office:value="1.03737">
            <text:p>1.03737</text:p>
          </table:table-cell>
          <table:table-cell office:value-type="float" office:value="849.727">
            <text:p>849.727</text:p>
          </table:table-cell>
          <table:table-cell table:number-columns-repeated="6"/>
        </table:table-row>
        <table:table-row table:style-name="ro1">
          <table:table-cell office:value-type="float" office:value="1.03711">
            <text:p>1.03711</text:p>
          </table:table-cell>
          <table:table-cell office:value-type="float" office:value="42">
            <text:p>42</text:p>
          </table:table-cell>
          <table:table-cell office:value-type="float" office:value="1.03707">
            <text:p>1.03707</text:p>
          </table:table-cell>
          <table:table-cell office:value-type="float" office:value="849.727">
            <text:p>849.727</text:p>
          </table:table-cell>
          <table:table-cell office:value-type="float" office:value="1.02816">
            <text:p>1.02816</text:p>
          </table:table-cell>
          <table:table-cell office:value-type="float" office:value="39">
            <text:p>39</text:p>
          </table:table-cell>
          <table:table-cell office:value-type="float" office:value="1.02689">
            <text:p>1.02689</text:p>
          </table:table-cell>
          <table:table-cell office:value-type="float" office:value="849.727">
            <text:p>849.727</text:p>
          </table:table-cell>
          <table:table-cell table:number-columns-repeated="6"/>
        </table:table-row>
        <table:table-row table:style-name="ro1">
          <table:table-cell office:value-type="float" office:value="1.03757">
            <text:p>1.03757</text:p>
          </table:table-cell>
          <table:table-cell office:value-type="float" office:value="41">
            <text:p>41</text:p>
          </table:table-cell>
          <table:table-cell office:value-type="float" office:value="1.03952">
            <text:p>1.03952</text:p>
          </table:table-cell>
          <table:table-cell office:value-type="float" office:value="910.182">
            <text:p>910.182</text:p>
          </table:table-cell>
          <table:table-cell office:value-type="float" office:value="1.03277">
            <text:p>1.03277</text:p>
          </table:table-cell>
          <table:table-cell office:value-type="float" office:value="42">
            <text:p>42</text:p>
          </table:table-cell>
          <table:table-cell office:value-type="float" office:value="1.03189">
            <text:p>1.03189</text:p>
          </table:table-cell>
          <table:table-cell office:value-type="float" office:value="849.727">
            <text:p>849.727</text:p>
          </table:table-cell>
          <table:table-cell table:number-columns-repeated="6"/>
        </table:table-row>
        <table:table-row table:style-name="ro1">
          <table:table-cell office:value-type="float" office:value="1.03526">
            <text:p>1.03526</text:p>
          </table:table-cell>
          <table:table-cell office:value-type="float" office:value="42">
            <text:p>42</text:p>
          </table:table-cell>
          <table:table-cell office:value-type="float" office:value="1.03488">
            <text:p>1.03488</text:p>
          </table:table-cell>
          <table:table-cell office:value-type="float" office:value="849.727">
            <text:p>849.727</text:p>
          </table:table-cell>
          <table:table-cell office:value-type="float" office:value="1.03876">
            <text:p>1.03876</text:p>
          </table:table-cell>
          <table:table-cell office:value-type="float" office:value="42">
            <text:p>42</text:p>
          </table:table-cell>
          <table:table-cell office:value-type="float" office:value="1.04078">
            <text:p>1.04078</text:p>
          </table:table-cell>
          <table:table-cell office:value-type="float" office:value="898.909">
            <text:p>898.909</text:p>
          </table:table-cell>
          <table:table-cell table:number-columns-repeated="6"/>
        </table:table-row>
        <table:table-row table:style-name="ro1">
          <table:table-cell office:value-type="float" office:value="1.02822">
            <text:p>1.02822</text:p>
          </table:table-cell>
          <table:table-cell office:value-type="float" office:value="46">
            <text:p>46</text:p>
          </table:table-cell>
          <table:table-cell office:value-type="float" office:value="1.027">
            <text:p>1.027</text:p>
          </table:table-cell>
          <table:table-cell office:value-type="float" office:value="849.727">
            <text:p>849.727</text:p>
          </table:table-cell>
          <table:table-cell office:value-type="float" office:value="1.04088">
            <text:p>1.04088</text:p>
          </table:table-cell>
          <table:table-cell office:value-type="float" office:value="37">
            <text:p>37</text:p>
          </table:table-cell>
          <table:table-cell office:value-type="float" office:value="1.0388">
            <text:p>1.0388</text:p>
          </table:table-cell>
          <table:table-cell office:value-type="float" office:value="849.727">
            <text:p>849.727</text:p>
          </table:table-cell>
          <table:table-cell table:number-columns-repeated="6"/>
        </table:table-row>
        <table:table-row table:style-name="ro1">
          <table:table-cell office:value-type="float" office:value="1.03572">
            <text:p>1.03572</text:p>
          </table:table-cell>
          <table:table-cell office:value-type="float" office:value="42">
            <text:p>42</text:p>
          </table:table-cell>
          <table:table-cell office:value-type="float" office:value="1.03559">
            <text:p>1.03559</text:p>
          </table:table-cell>
          <table:table-cell office:value-type="float" office:value="849.727">
            <text:p>849.727</text:p>
          </table:table-cell>
          <table:table-cell office:value-type="float" office:value="1.04361">
            <text:p>1.04361</text:p>
          </table:table-cell>
          <table:table-cell office:value-type="float" office:value="42">
            <text:p>42</text:p>
          </table:table-cell>
          <table:table-cell office:value-type="float" office:value="1.04615">
            <text:p>1.04615</text:p>
          </table:table-cell>
          <table:table-cell office:value-type="float" office:value="934.455">
            <text:p>934.455</text:p>
          </table:table-cell>
          <table:table-cell table:number-columns-repeated="6"/>
        </table:table-row>
        <table:table-row table:style-name="ro1">
          <table:table-cell office:value-type="float" office:value="1.03348">
            <text:p>1.03348</text:p>
          </table:table-cell>
          <table:table-cell office:value-type="float" office:value="42">
            <text:p>42</text:p>
          </table:table-cell>
          <table:table-cell office:value-type="float" office:value="1.03272">
            <text:p>1.03272</text:p>
          </table:table-cell>
          <table:table-cell office:value-type="float" office:value="849.727">
            <text:p>849.727</text:p>
          </table:table-cell>
          <table:table-cell office:value-type="float" office:value="1.04255">
            <text:p>1.04255</text:p>
          </table:table-cell>
          <table:table-cell office:value-type="float" office:value="41">
            <text:p>41</text:p>
          </table:table-cell>
          <table:table-cell office:value-type="float" office:value="1.04488">
            <text:p>1.04488</text:p>
          </table:table-cell>
          <table:table-cell office:value-type="float" office:value="907.364">
            <text:p>907.364</text:p>
          </table:table-cell>
          <table:table-cell table:number-columns-repeated="6"/>
        </table:table-row>
        <table:table-row table:style-name="ro1">
          <table:table-cell office:value-type="float" office:value="1.04916">
            <text:p>1.04916</text:p>
          </table:table-cell>
          <table:table-cell office:value-type="float" office:value="33">
            <text:p>33</text:p>
          </table:table-cell>
          <table:table-cell office:value-type="float" office:value="1.05078">
            <text:p>1.05078</text:p>
          </table:table-cell>
          <table:table-cell office:value-type="float" office:value="849.727">
            <text:p>849.727</text:p>
          </table:table-cell>
          <table:table-cell office:value-type="float" office:value="1.03809">
            <text:p>1.03809</text:p>
          </table:table-cell>
          <table:table-cell office:value-type="float" office:value="39">
            <text:p>39</text:p>
          </table:table-cell>
          <table:table-cell office:value-type="float" office:value="1.03629">
            <text:p>1.03629</text:p>
          </table:table-cell>
          <table:table-cell office:value-type="float" office:value="849.727">
            <text:p>849.727</text:p>
          </table:table-cell>
          <table:table-cell table:number-columns-repeated="6"/>
        </table:table-row>
        <table:table-row table:style-name="ro1">
          <table:table-cell office:value-type="float" office:value="1.03952">
            <text:p>1.03952</text:p>
          </table:table-cell>
          <table:table-cell office:value-type="float" office:value="41">
            <text:p>41</text:p>
          </table:table-cell>
          <table:table-cell office:value-type="float" office:value="1.04136">
            <text:p>1.04136</text:p>
          </table:table-cell>
          <table:table-cell office:value-type="float" office:value="938.818">
            <text:p>938.818</text:p>
          </table:table-cell>
          <table:table-cell office:value-type="float" office:value="1.04297">
            <text:p>1.04297</text:p>
          </table:table-cell>
          <table:table-cell office:value-type="float" office:value="40">
            <text:p>40</text:p>
          </table:table-cell>
          <table:table-cell office:value-type="float" office:value="1.04256">
            <text:p>1.04256</text:p>
          </table:table-cell>
          <table:table-cell office:value-type="float" office:value="849.727">
            <text:p>849.727</text:p>
          </table:table-cell>
          <table:table-cell table:number-columns-repeated="6"/>
        </table:table-row>
        <table:table-row table:style-name="ro1">
          <table:table-cell office:value-type="float" office:value="1.036">
            <text:p>1.036</text:p>
          </table:table-cell>
          <table:table-cell office:value-type="float" office:value="43">
            <text:p>43</text:p>
          </table:table-cell>
          <table:table-cell office:value-type="float" office:value="1.03486">
            <text:p>1.03486</text:p>
          </table:table-cell>
          <table:table-cell office:value-type="float" office:value="849.727">
            <text:p>849.727</text:p>
          </table:table-cell>
          <table:table-cell office:value-type="float" office:value="1.03183">
            <text:p>1.03183</text:p>
          </table:table-cell>
          <table:table-cell office:value-type="float" office:value="43">
            <text:p>43</text:p>
          </table:table-cell>
          <table:table-cell office:value-type="float" office:value="1.03105">
            <text:p>1.03105</text:p>
          </table:table-cell>
          <table:table-cell office:value-type="float" office:value="849.727">
            <text:p>849.727</text:p>
          </table:table-cell>
          <table:table-cell table:number-columns-repeated="6"/>
        </table:table-row>
        <table:table-row table:style-name="ro1">
          <table:table-cell office:value-type="float" office:value="1.03974">
            <text:p>1.03974</text:p>
          </table:table-cell>
          <table:table-cell office:value-type="float" office:value="41">
            <text:p>41</text:p>
          </table:table-cell>
          <table:table-cell office:value-type="float" office:value="1.04124">
            <text:p>1.04124</text:p>
          </table:table-cell>
          <table:table-cell office:value-type="float" office:value="849.727">
            <text:p>849.727</text:p>
          </table:table-cell>
          <table:table-cell office:value-type="float" office:value="1.04338">
            <text:p>1.04338</text:p>
          </table:table-cell>
          <table:table-cell office:value-type="float" office:value="39">
            <text:p>39</text:p>
          </table:table-cell>
          <table:table-cell office:value-type="float" office:value="1.04558">
            <text:p>1.04558</text:p>
          </table:table-cell>
          <table:table-cell office:value-type="float" office:value="870.182">
            <text:p>870.182</text:p>
          </table:table-cell>
          <table:table-cell table:number-columns-repeated="6"/>
        </table:table-row>
        <table:table-row table:style-name="ro1">
          <table:table-cell office:value-type="string">
            <text:p>Label 12 </text:p>
          </table:table-cell>
          <table:table-cell table:number-columns-repeated="3"/>
          <table:table-cell office:value-type="string">
            <text:p>Label 12 </text:p>
          </table:table-cell>
          <table:table-cell table:number-columns-repeated="9"/>
        </table:table-row>
        <table:table-row table:style-name="ro1">
          <table:table-cell office:value-type="float" office:value="1.04585">
            <text:p>1.04585</text:p>
          </table:table-cell>
          <table:table-cell office:value-type="float" office:value="35">
            <text:p>35</text:p>
          </table:table-cell>
          <table:table-cell office:value-type="float" office:value="1.04615">
            <text:p>1.04615</text:p>
          </table:table-cell>
          <table:table-cell office:value-type="float" office:value="949.667">
            <text:p>949.667</text:p>
          </table:table-cell>
          <table:table-cell office:value-type="float" office:value="1.05198">
            <text:p>1.05198</text:p>
          </table:table-cell>
          <table:table-cell office:value-type="float" office:value="23">
            <text:p>23</text:p>
          </table:table-cell>
          <table:table-cell office:value-type="float" office:value="1.05107">
            <text:p>1.05107</text:p>
          </table:table-cell>
          <table:table-cell office:value-type="float" office:value="894">
            <text:p>894</text:p>
          </table:table-cell>
          <table:table-cell table:number-columns-repeated="6"/>
        </table:table-row>
        <table:table-row table:style-name="ro1">
          <table:table-cell office:value-type="float" office:value="1.04535">
            <text:p>1.04535</text:p>
          </table:table-cell>
          <table:table-cell office:value-type="float" office:value="34">
            <text:p>34</text:p>
          </table:table-cell>
          <table:table-cell office:value-type="float" office:value="1.04298">
            <text:p>1.04298</text:p>
          </table:table-cell>
          <table:table-cell office:value-type="float" office:value="894">
            <text:p>894</text:p>
          </table:table-cell>
          <table:table-cell office:value-type="float" office:value="1.03635">
            <text:p>1.03635</text:p>
          </table:table-cell>
          <table:table-cell office:value-type="float" office:value="30">
            <text:p>30</text:p>
          </table:table-cell>
          <table:table-cell office:value-type="float" office:value="1.03464">
            <text:p>1.03464</text:p>
          </table:table-cell>
          <table:table-cell office:value-type="float" office:value="894">
            <text:p>894</text:p>
          </table:table-cell>
          <table:table-cell table:number-columns-repeated="6"/>
        </table:table-row>
        <table:table-row table:style-name="ro1">
          <table:table-cell office:value-type="float" office:value="1.05149">
            <text:p>1.05149</text:p>
          </table:table-cell>
          <table:table-cell office:value-type="float" office:value="35">
            <text:p>35</text:p>
          </table:table-cell>
          <table:table-cell office:value-type="float" office:value="1.05083">
            <text:p>1.05083</text:p>
          </table:table-cell>
          <table:table-cell office:value-type="float" office:value="977.25">
            <text:p>977.25</text:p>
          </table:table-cell>
          <table:table-cell office:value-type="float" office:value="1.03857">
            <text:p>1.03857</text:p>
          </table:table-cell>
          <table:table-cell office:value-type="float" office:value="32">
            <text:p>32</text:p>
          </table:table-cell>
          <table:table-cell office:value-type="float" office:value="1.03801">
            <text:p>1.03801</text:p>
          </table:table-cell>
          <table:table-cell office:value-type="float" office:value="894">
            <text:p>894</text:p>
          </table:table-cell>
          <table:table-cell table:number-columns-repeated="6"/>
        </table:table-row>
        <table:table-row table:style-name="ro1">
          <table:table-cell office:value-type="float" office:value="1.04114">
            <text:p>1.04114</text:p>
          </table:table-cell>
          <table:table-cell office:value-type="float" office:value="35">
            <text:p>35</text:p>
          </table:table-cell>
          <table:table-cell office:value-type="float" office:value="1.04149">
            <text:p>1.04149</text:p>
          </table:table-cell>
          <table:table-cell office:value-type="float" office:value="933.833">
            <text:p>933.833</text:p>
          </table:table-cell>
          <table:table-cell office:value-type="float" office:value="1.05042">
            <text:p>1.05042</text:p>
          </table:table-cell>
          <table:table-cell office:value-type="float" office:value="31">
            <text:p>31</text:p>
          </table:table-cell>
          <table:table-cell office:value-type="float" office:value="1.04808">
            <text:p>1.04808</text:p>
          </table:table-cell>
          <table:table-cell office:value-type="float" office:value="894">
            <text:p>894</text:p>
          </table:table-cell>
          <table:table-cell table:number-columns-repeated="6"/>
        </table:table-row>
        <table:table-row table:style-name="ro1">
          <table:table-cell office:value-type="float" office:value="1.051">
            <text:p>1.051</text:p>
          </table:table-cell>
          <table:table-cell office:value-type="float" office:value="36">
            <text:p>36</text:p>
          </table:table-cell>
          <table:table-cell office:value-type="float" office:value="1.05142">
            <text:p>1.05142</text:p>
          </table:table-cell>
          <table:table-cell office:value-type="float" office:value="949.667">
            <text:p>949.667</text:p>
          </table:table-cell>
          <table:table-cell office:value-type="float" office:value="1.04686">
            <text:p>1.04686</text:p>
          </table:table-cell>
          <table:table-cell office:value-type="float" office:value="37">
            <text:p>37</text:p>
          </table:table-cell>
          <table:table-cell office:value-type="float" office:value="1.04409">
            <text:p>1.04409</text:p>
          </table:table-cell>
          <table:table-cell office:value-type="float" office:value="894">
            <text:p>894</text:p>
          </table:table-cell>
          <table:table-cell table:number-columns-repeated="6"/>
        </table:table-row>
        <table:table-row table:style-name="ro1">
          <table:table-cell office:value-type="float" office:value="1.05797">
            <text:p>1.05797</text:p>
          </table:table-cell>
          <table:table-cell office:value-type="float" office:value="35">
            <text:p>35</text:p>
          </table:table-cell>
          <table:table-cell office:value-type="float" office:value="1.05854">
            <text:p>1.05854</text:p>
          </table:table-cell>
          <table:table-cell office:value-type="float" office:value="977.25">
            <text:p>977.25</text:p>
          </table:table-cell>
          <table:table-cell office:value-type="float" office:value="1.04618">
            <text:p>1.04618</text:p>
          </table:table-cell>
          <table:table-cell office:value-type="float" office:value="30">
            <text:p>30</text:p>
          </table:table-cell>
          <table:table-cell office:value-type="float" office:value="1.04588">
            <text:p>1.04588</text:p>
          </table:table-cell>
          <table:table-cell office:value-type="float" office:value="894">
            <text:p>894</text:p>
          </table:table-cell>
          <table:table-cell table:number-columns-repeated="6"/>
        </table:table-row>
        <table:table-row table:style-name="ro1">
          <table:table-cell office:value-type="float" office:value="1.05238">
            <text:p>1.05238</text:p>
          </table:table-cell>
          <table:table-cell office:value-type="float" office:value="35">
            <text:p>35</text:p>
          </table:table-cell>
          <table:table-cell office:value-type="float" office:value="1.053">
            <text:p>1.053</text:p>
          </table:table-cell>
          <table:table-cell office:value-type="float" office:value="894">
            <text:p>894</text:p>
          </table:table-cell>
          <table:table-cell office:value-type="float" office:value="1.04181">
            <text:p>1.04181</text:p>
          </table:table-cell>
          <table:table-cell office:value-type="float" office:value="30">
            <text:p>30</text:p>
          </table:table-cell>
          <table:table-cell office:value-type="float" office:value="1.04022">
            <text:p>1.04022</text:p>
          </table:table-cell>
          <table:table-cell office:value-type="float" office:value="894">
            <text:p>894</text:p>
          </table:table-cell>
          <table:table-cell table:number-columns-repeated="6"/>
        </table:table-row>
        <table:table-row table:style-name="ro1">
          <table:table-cell office:value-type="float" office:value="1.05481">
            <text:p>1.05481</text:p>
          </table:table-cell>
          <table:table-cell office:value-type="float" office:value="35">
            <text:p>35</text:p>
          </table:table-cell>
          <table:table-cell office:value-type="float" office:value="1.05598">
            <text:p>1.05598</text:p>
          </table:table-cell>
          <table:table-cell office:value-type="float" office:value="949.667">
            <text:p>949.667</text:p>
          </table:table-cell>
          <table:table-cell office:value-type="float" office:value="1.0462">
            <text:p>1.0462</text:p>
          </table:table-cell>
          <table:table-cell office:value-type="float" office:value="32">
            <text:p>32</text:p>
          </table:table-cell>
          <table:table-cell office:value-type="float" office:value="1.04484">
            <text:p>1.04484</text:p>
          </table:table-cell>
          <table:table-cell office:value-type="float" office:value="894">
            <text:p>894</text:p>
          </table:table-cell>
          <table:table-cell table:number-columns-repeated="6"/>
        </table:table-row>
        <table:table-row table:style-name="ro1">
          <table:table-cell office:value-type="float" office:value="1.04686">
            <text:p>1.04686</text:p>
          </table:table-cell>
          <table:table-cell office:value-type="float" office:value="35">
            <text:p>35</text:p>
          </table:table-cell>
          <table:table-cell office:value-type="float" office:value="1.04614">
            <text:p>1.04614</text:p>
          </table:table-cell>
          <table:table-cell office:value-type="float" office:value="894">
            <text:p>894</text:p>
          </table:table-cell>
          <table:table-cell office:value-type="float" office:value="1.04099">
            <text:p>1.04099</text:p>
          </table:table-cell>
          <table:table-cell office:value-type="float" office:value="36">
            <text:p>36</text:p>
          </table:table-cell>
          <table:table-cell office:value-type="float" office:value="1.03983">
            <text:p>1.03983</text:p>
          </table:table-cell>
          <table:table-cell office:value-type="float" office:value="894">
            <text:p>894</text:p>
          </table:table-cell>
          <table:table-cell table:number-columns-repeated="6"/>
        </table:table-row>
        <table:table-row table:style-name="ro1">
          <table:table-cell office:value-type="float" office:value="1.04209">
            <text:p>1.04209</text:p>
          </table:table-cell>
          <table:table-cell office:value-type="float" office:value="36">
            <text:p>36</text:p>
          </table:table-cell>
          <table:table-cell office:value-type="float" office:value="1.04185">
            <text:p>1.04185</text:p>
          </table:table-cell>
          <table:table-cell office:value-type="float" office:value="894">
            <text:p>894</text:p>
          </table:table-cell>
          <table:table-cell office:value-type="float" office:value="1.04474">
            <text:p>1.04474</text:p>
          </table:table-cell>
          <table:table-cell office:value-type="float" office:value="32">
            <text:p>32</text:p>
          </table:table-cell>
          <table:table-cell office:value-type="float" office:value="1.04092">
            <text:p>1.04092</text:p>
          </table:table-cell>
          <table:table-cell office:value-type="float" office:value="894">
            <text:p>894</text:p>
          </table:table-cell>
          <table:table-cell table:number-columns-repeated="6"/>
        </table:table-row>
        <table:table-row table:style-name="ro1">
          <table:table-cell office:value-type="float" office:value="1.03764">
            <text:p>1.03764</text:p>
          </table:table-cell>
          <table:table-cell office:value-type="float" office:value="36">
            <text:p>36</text:p>
          </table:table-cell>
          <table:table-cell office:value-type="float" office:value="1.03592">
            <text:p>1.03592</text:p>
          </table:table-cell>
          <table:table-cell office:value-type="float" office:value="894">
            <text:p>894</text:p>
          </table:table-cell>
          <table:table-cell office:value-type="float" office:value="1.04815">
            <text:p>1.04815</text:p>
          </table:table-cell>
          <table:table-cell office:value-type="float" office:value="32">
            <text:p>32</text:p>
          </table:table-cell>
          <table:table-cell office:value-type="float" office:value="1.04504">
            <text:p>1.04504</text:p>
          </table:table-cell>
          <table:table-cell office:value-type="float" office:value="894">
            <text:p>894</text:p>
          </table:table-cell>
          <table:table-cell table:number-columns-repeated="6"/>
        </table:table-row>
        <table:table-row table:style-name="ro1">
          <table:table-cell office:value-type="float" office:value="1.05427">
            <text:p>1.05427</text:p>
          </table:table-cell>
          <table:table-cell office:value-type="float" office:value="35">
            <text:p>35</text:p>
          </table:table-cell>
          <table:table-cell office:value-type="float" office:value="1.05481">
            <text:p>1.05481</text:p>
          </table:table-cell>
          <table:table-cell office:value-type="float" office:value="949.667">
            <text:p>949.667</text:p>
          </table:table-cell>
          <table:table-cell office:value-type="float" office:value="1.03718">
            <text:p>1.03718</text:p>
          </table:table-cell>
          <table:table-cell office:value-type="float" office:value="33">
            <text:p>33</text:p>
          </table:table-cell>
          <table:table-cell office:value-type="float" office:value="1.03618">
            <text:p>1.03618</text:p>
          </table:table-cell>
          <table:table-cell office:value-type="float" office:value="894">
            <text:p>894</text:p>
          </table:table-cell>
          <table:table-cell table:number-columns-repeated="6"/>
        </table:table-row>
        <table:table-row table:style-name="ro1">
          <table:table-cell office:value-type="float" office:value="1.05685">
            <text:p>1.05685</text:p>
          </table:table-cell>
          <table:table-cell office:value-type="float" office:value="33">
            <text:p>33</text:p>
          </table:table-cell>
          <table:table-cell office:value-type="float" office:value="1.05679">
            <text:p>1.05679</text:p>
          </table:table-cell>
          <table:table-cell office:value-type="float" office:value="902">
            <text:p>902</text:p>
          </table:table-cell>
          <table:table-cell office:value-type="float" office:value="1.04433">
            <text:p>1.04433</text:p>
          </table:table-cell>
          <table:table-cell office:value-type="float" office:value="30">
            <text:p>30</text:p>
          </table:table-cell>
          <table:table-cell office:value-type="float" office:value="1.04304">
            <text:p>1.04304</text:p>
          </table:table-cell>
          <table:table-cell office:value-type="float" office:value="894">
            <text:p>894</text:p>
          </table:table-cell>
          <table:table-cell table:number-columns-repeated="6"/>
        </table:table-row>
        <table:table-row table:style-name="ro1">
          <table:table-cell office:value-type="float" office:value="1.05135">
            <text:p>1.05135</text:p>
          </table:table-cell>
          <table:table-cell office:value-type="float" office:value="35">
            <text:p>35</text:p>
          </table:table-cell>
          <table:table-cell office:value-type="float" office:value="1.05201">
            <text:p>1.05201</text:p>
          </table:table-cell>
          <table:table-cell office:value-type="float" office:value="949.667">
            <text:p>949.667</text:p>
          </table:table-cell>
          <table:table-cell office:value-type="float" office:value="1.04449">
            <text:p>1.04449</text:p>
          </table:table-cell>
          <table:table-cell office:value-type="float" office:value="31">
            <text:p>31</text:p>
          </table:table-cell>
          <table:table-cell office:value-type="float" office:value="1.04329">
            <text:p>1.04329</text:p>
          </table:table-cell>
          <table:table-cell office:value-type="float" office:value="894">
            <text:p>894</text:p>
          </table:table-cell>
          <table:table-cell table:number-columns-repeated="6"/>
        </table:table-row>
        <table:table-row table:style-name="ro1">
          <table:table-cell office:value-type="float" office:value="1.04631">
            <text:p>1.04631</text:p>
          </table:table-cell>
          <table:table-cell office:value-type="float" office:value="35">
            <text:p>35</text:p>
          </table:table-cell>
          <table:table-cell office:value-type="float" office:value="1.04571">
            <text:p>1.04571</text:p>
          </table:table-cell>
          <table:table-cell office:value-type="float" office:value="894">
            <text:p>894</text:p>
          </table:table-cell>
          <table:table-cell office:value-type="float" office:value="1.06484">
            <text:p>1.06484</text:p>
          </table:table-cell>
          <table:table-cell office:value-type="float" office:value="28">
            <text:p>28</text:p>
          </table:table-cell>
          <table:table-cell office:value-type="float" office:value="1.0634">
            <text:p>1.0634</text:p>
          </table:table-cell>
          <table:table-cell office:value-type="float" office:value="894">
            <text:p>894</text:p>
          </table:table-cell>
          <table:table-cell table:number-columns-repeated="6"/>
        </table:table-row>
        <table:table-row table:style-name="ro1">
          <table:table-cell office:value-type="float" office:value="1.038">
            <text:p>1.038</text:p>
          </table:table-cell>
          <table:table-cell office:value-type="float" office:value="37">
            <text:p>37</text:p>
          </table:table-cell>
          <table:table-cell office:value-type="float" office:value="1.03804">
            <text:p>1.03804</text:p>
          </table:table-cell>
          <table:table-cell office:value-type="float" office:value="933.833">
            <text:p>933.833</text:p>
          </table:table-cell>
          <table:table-cell office:value-type="float" office:value="1.05178">
            <text:p>1.05178</text:p>
          </table:table-cell>
          <table:table-cell office:value-type="float" office:value="30">
            <text:p>30</text:p>
          </table:table-cell>
          <table:table-cell office:value-type="float" office:value="1.04873">
            <text:p>1.04873</text:p>
          </table:table-cell>
          <table:table-cell office:value-type="float" office:value="894">
            <text:p>894</text:p>
          </table:table-cell>
          <table:table-cell table:number-columns-repeated="6"/>
        </table:table-row>
        <table:table-row table:style-name="ro1">
          <table:table-cell office:value-type="float" office:value="1.05515">
            <text:p>1.05515</text:p>
          </table:table-cell>
          <table:table-cell office:value-type="float" office:value="35">
            <text:p>35</text:p>
          </table:table-cell>
          <table:table-cell office:value-type="float" office:value="1.05536">
            <text:p>1.05536</text:p>
          </table:table-cell>
          <table:table-cell office:value-type="float" office:value="949.667">
            <text:p>949.667</text:p>
          </table:table-cell>
          <table:table-cell office:value-type="float" office:value="1.05257">
            <text:p>1.05257</text:p>
          </table:table-cell>
          <table:table-cell office:value-type="float" office:value="31">
            <text:p>31</text:p>
          </table:table-cell>
          <table:table-cell office:value-type="float" office:value="1.05461">
            <text:p>1.05461</text:p>
          </table:table-cell>
          <table:table-cell office:value-type="float" office:value="927.583">
            <text:p>927.583</text:p>
          </table:table-cell>
          <table:table-cell table:number-columns-repeated="6"/>
        </table:table-row>
        <table:table-row table:style-name="ro1">
          <table:table-cell office:value-type="float" office:value="1.05257">
            <text:p>1.05257</text:p>
          </table:table-cell>
          <table:table-cell office:value-type="float" office:value="33">
            <text:p>33</text:p>
          </table:table-cell>
          <table:table-cell office:value-type="float" office:value="1.05315">
            <text:p>1.05315</text:p>
          </table:table-cell>
          <table:table-cell office:value-type="float" office:value="921.75">
            <text:p>921.75</text:p>
          </table:table-cell>
          <table:table-cell office:value-type="float" office:value="1.04425">
            <text:p>1.04425</text:p>
          </table:table-cell>
          <table:table-cell office:value-type="float" office:value="32">
            <text:p>32</text:p>
          </table:table-cell>
          <table:table-cell office:value-type="float" office:value="1.04653">
            <text:p>1.04653</text:p>
          </table:table-cell>
          <table:table-cell office:value-type="float" office:value="894">
            <text:p>894</text:p>
          </table:table-cell>
          <table:table-cell table:number-columns-repeated="6"/>
        </table:table-row>
        <table:table-row table:style-name="ro1">
          <table:table-cell office:value-type="float" office:value="1.05007">
            <text:p>1.05007</text:p>
          </table:table-cell>
          <table:table-cell office:value-type="float" office:value="35">
            <text:p>35</text:p>
          </table:table-cell>
          <table:table-cell office:value-type="float" office:value="1.04998">
            <text:p>1.04998</text:p>
          </table:table-cell>
          <table:table-cell office:value-type="float" office:value="894">
            <text:p>894</text:p>
          </table:table-cell>
          <table:table-cell office:value-type="float" office:value="1.05017">
            <text:p>1.05017</text:p>
          </table:table-cell>
          <table:table-cell office:value-type="float" office:value="34">
            <text:p>34</text:p>
          </table:table-cell>
          <table:table-cell office:value-type="float" office:value="1.04755">
            <text:p>1.04755</text:p>
          </table:table-cell>
          <table:table-cell office:value-type="float" office:value="894">
            <text:p>894</text:p>
          </table:table-cell>
          <table:table-cell table:number-columns-repeated="6"/>
        </table:table-row>
        <table:table-row table:style-name="ro1">
          <table:table-cell office:value-type="float" office:value="1.05007">
            <text:p>1.05007</text:p>
          </table:table-cell>
          <table:table-cell office:value-type="float" office:value="36">
            <text:p>36</text:p>
          </table:table-cell>
          <table:table-cell office:value-type="float" office:value="1.0504">
            <text:p>1.0504</text:p>
          </table:table-cell>
          <table:table-cell office:value-type="float" office:value="907.75">
            <text:p>907.75</text:p>
          </table:table-cell>
          <table:table-cell office:value-type="float" office:value="1.04004">
            <text:p>1.04004</text:p>
          </table:table-cell>
          <table:table-cell office:value-type="float" office:value="34">
            <text:p>34</text:p>
          </table:table-cell>
          <table:table-cell office:value-type="float" office:value="1.03916">
            <text:p>1.03916</text:p>
          </table:table-cell>
          <table:table-cell office:value-type="float" office:value="894">
            <text:p>894</text:p>
          </table:table-cell>
          <table:table-cell table:number-columns-repeated="6"/>
        </table:table-row>
        <table:table-row table:style-name="ro1">
          <table:table-cell office:value-type="string">
            <text:p>Label 13 </text:p>
          </table:table-cell>
          <table:table-cell table:number-columns-repeated="3"/>
          <table:table-cell office:value-type="string">
            <text:p>Label 13 </text:p>
          </table:table-cell>
          <table:table-cell table:number-columns-repeated="9"/>
        </table:table-row>
        <table:table-row table:style-name="ro1">
          <table:table-cell office:value-type="float" office:value="1.03685">
            <text:p>1.03685</text:p>
          </table:table-cell>
          <table:table-cell office:value-type="float" office:value="34">
            <text:p>34</text:p>
          </table:table-cell>
          <table:table-cell office:value-type="float" office:value="1.03288">
            <text:p>1.03288</text:p>
          </table:table-cell>
          <table:table-cell office:value-type="float" office:value="938.462">
            <text:p>938.462</text:p>
          </table:table-cell>
          <table:table-cell office:value-type="float" office:value="1.0427">
            <text:p>1.0427</text:p>
          </table:table-cell>
          <table:table-cell office:value-type="float" office:value="31">
            <text:p>31</text:p>
          </table:table-cell>
          <table:table-cell office:value-type="float" office:value="1.03966">
            <text:p>1.03966</text:p>
          </table:table-cell>
          <table:table-cell office:value-type="float" office:value="938.462">
            <text:p>938.462</text:p>
          </table:table-cell>
          <table:table-cell table:number-columns-repeated="6"/>
        </table:table-row>
        <table:table-row table:style-name="ro1">
          <table:table-cell office:value-type="float" office:value="1.04131">
            <text:p>1.04131</text:p>
          </table:table-cell>
          <table:table-cell office:value-type="float" office:value="39">
            <text:p>39</text:p>
          </table:table-cell>
          <table:table-cell office:value-type="float" office:value="1.03924">
            <text:p>1.03924</text:p>
          </table:table-cell>
          <table:table-cell office:value-type="float" office:value="938.462">
            <text:p>938.462</text:p>
          </table:table-cell>
          <table:table-cell office:value-type="float" office:value="1.04519">
            <text:p>1.04519</text:p>
          </table:table-cell>
          <table:table-cell office:value-type="float" office:value="26">
            <text:p>26</text:p>
          </table:table-cell>
          <table:table-cell office:value-type="float" office:value="1.04445">
            <text:p>1.04445</text:p>
          </table:table-cell>
          <table:table-cell office:value-type="float" office:value="938.462">
            <text:p>938.462</text:p>
          </table:table-cell>
          <table:table-cell table:number-columns-repeated="6"/>
        </table:table-row>
        <table:table-row table:style-name="ro1">
          <table:table-cell office:value-type="float" office:value="1.04201">
            <text:p>1.04201</text:p>
          </table:table-cell>
          <table:table-cell office:value-type="float" office:value="35">
            <text:p>35</text:p>
          </table:table-cell>
          <table:table-cell office:value-type="float" office:value="1.03937">
            <text:p>1.03937</text:p>
          </table:table-cell>
          <table:table-cell office:value-type="float" office:value="938.462">
            <text:p>938.462</text:p>
          </table:table-cell>
          <table:table-cell office:value-type="float" office:value="1.02983">
            <text:p>1.02983</text:p>
          </table:table-cell>
          <table:table-cell office:value-type="float" office:value="38">
            <text:p>38</text:p>
          </table:table-cell>
          <table:table-cell office:value-type="float" office:value="1.02839">
            <text:p>1.02839</text:p>
          </table:table-cell>
          <table:table-cell office:value-type="float" office:value="938.462">
            <text:p>938.462</text:p>
          </table:table-cell>
          <table:table-cell table:number-columns-repeated="6"/>
        </table:table-row>
        <table:table-row table:style-name="ro1">
          <table:table-cell office:value-type="float" office:value="1.04184">
            <text:p>1.04184</text:p>
          </table:table-cell>
          <table:table-cell office:value-type="float" office:value="35">
            <text:p>35</text:p>
          </table:table-cell>
          <table:table-cell office:value-type="float" office:value="1.04032">
            <text:p>1.04032</text:p>
          </table:table-cell>
          <table:table-cell office:value-type="float" office:value="938.462">
            <text:p>938.462</text:p>
          </table:table-cell>
          <table:table-cell office:value-type="float" office:value="1.02473">
            <text:p>1.02473</text:p>
          </table:table-cell>
          <table:table-cell office:value-type="float" office:value="40">
            <text:p>40</text:p>
          </table:table-cell>
          <table:table-cell office:value-type="float" office:value="1.02376">
            <text:p>1.02376</text:p>
          </table:table-cell>
          <table:table-cell office:value-type="float" office:value="938.462">
            <text:p>938.462</text:p>
          </table:table-cell>
          <table:table-cell table:number-columns-repeated="6"/>
        </table:table-row>
        <table:table-row table:style-name="ro1">
          <table:table-cell office:value-type="float" office:value="1.04189">
            <text:p>1.04189</text:p>
          </table:table-cell>
          <table:table-cell office:value-type="float" office:value="35">
            <text:p>35</text:p>
          </table:table-cell>
          <table:table-cell office:value-type="float" office:value="1.03923">
            <text:p>1.03923</text:p>
          </table:table-cell>
          <table:table-cell office:value-type="float" office:value="938.462">
            <text:p>938.462</text:p>
          </table:table-cell>
          <table:table-cell office:value-type="float" office:value="1.04729">
            <text:p>1.04729</text:p>
          </table:table-cell>
          <table:table-cell office:value-type="float" office:value="32">
            <text:p>32</text:p>
          </table:table-cell>
          <table:table-cell office:value-type="float" office:value="1.04542">
            <text:p>1.04542</text:p>
          </table:table-cell>
          <table:table-cell office:value-type="float" office:value="938.462">
            <text:p>938.462</text:p>
          </table:table-cell>
          <table:table-cell table:number-columns-repeated="6"/>
        </table:table-row>
        <table:table-row table:style-name="ro1">
          <table:table-cell office:value-type="float" office:value="1.04134">
            <text:p>1.04134</text:p>
          </table:table-cell>
          <table:table-cell office:value-type="float" office:value="36">
            <text:p>36</text:p>
          </table:table-cell>
          <table:table-cell office:value-type="float" office:value="1.04104">
            <text:p>1.04104</text:p>
          </table:table-cell>
          <table:table-cell office:value-type="float" office:value="938.462">
            <text:p>938.462</text:p>
          </table:table-cell>
          <table:table-cell office:value-type="float" office:value="1.03406">
            <text:p>1.03406</text:p>
          </table:table-cell>
          <table:table-cell office:value-type="float" office:value="38">
            <text:p>38</text:p>
          </table:table-cell>
          <table:table-cell office:value-type="float" office:value="1.03252">
            <text:p>1.03252</text:p>
          </table:table-cell>
          <table:table-cell office:value-type="float" office:value="938.462">
            <text:p>938.462</text:p>
          </table:table-cell>
          <table:table-cell table:number-columns-repeated="6"/>
        </table:table-row>
        <table:table-row table:style-name="ro1">
          <table:table-cell office:value-type="float" office:value="1.03857">
            <text:p>1.03857</text:p>
          </table:table-cell>
          <table:table-cell office:value-type="float" office:value="35">
            <text:p>35</text:p>
          </table:table-cell>
          <table:table-cell office:value-type="float" office:value="1.03665">
            <text:p>1.03665</text:p>
          </table:table-cell>
          <table:table-cell office:value-type="float" office:value="938.462">
            <text:p>938.462</text:p>
          </table:table-cell>
          <table:table-cell office:value-type="float" office:value="1.03511">
            <text:p>1.03511</text:p>
          </table:table-cell>
          <table:table-cell office:value-type="float" office:value="28">
            <text:p>28</text:p>
          </table:table-cell>
          <table:table-cell office:value-type="float" office:value="1.03298">
            <text:p>1.03298</text:p>
          </table:table-cell>
          <table:table-cell office:value-type="float" office:value="938.462">
            <text:p>938.462</text:p>
          </table:table-cell>
          <table:table-cell table:number-columns-repeated="6"/>
        </table:table-row>
        <table:table-row table:style-name="ro1">
          <table:table-cell office:value-type="float" office:value="1.04018">
            <text:p>1.04018</text:p>
          </table:table-cell>
          <table:table-cell office:value-type="float" office:value="39">
            <text:p>39</text:p>
          </table:table-cell>
          <table:table-cell office:value-type="float" office:value="1.03763">
            <text:p>1.03763</text:p>
          </table:table-cell>
          <table:table-cell office:value-type="float" office:value="938.462">
            <text:p>938.462</text:p>
          </table:table-cell>
          <table:table-cell office:value-type="float" office:value="1.0439">
            <text:p>1.0439</text:p>
          </table:table-cell>
          <table:table-cell office:value-type="float" office:value="27">
            <text:p>27</text:p>
          </table:table-cell>
          <table:table-cell office:value-type="float" office:value="1.04213">
            <text:p>1.04213</text:p>
          </table:table-cell>
          <table:table-cell office:value-type="float" office:value="938.462">
            <text:p>938.462</text:p>
          </table:table-cell>
          <table:table-cell table:number-columns-repeated="6"/>
        </table:table-row>
        <table:table-row table:style-name="ro1">
          <table:table-cell office:value-type="float" office:value="1.04279">
            <text:p>1.04279</text:p>
          </table:table-cell>
          <table:table-cell office:value-type="float" office:value="35">
            <text:p>35</text:p>
          </table:table-cell>
          <table:table-cell office:value-type="float" office:value="1.0396">
            <text:p>1.0396</text:p>
          </table:table-cell>
          <table:table-cell office:value-type="float" office:value="938.462">
            <text:p>938.462</text:p>
          </table:table-cell>
          <table:table-cell office:value-type="float" office:value="1.04994">
            <text:p>1.04994</text:p>
          </table:table-cell>
          <table:table-cell office:value-type="float" office:value="28">
            <text:p>28</text:p>
          </table:table-cell>
          <table:table-cell office:value-type="float" office:value="1.05395">
            <text:p>1.05395</text:p>
          </table:table-cell>
          <table:table-cell office:value-type="float" office:value="1061.31">
            <text:p>1061.31</text:p>
          </table:table-cell>
          <table:table-cell table:number-columns-repeated="6"/>
        </table:table-row>
        <table:table-row table:style-name="ro1">
          <table:table-cell office:value-type="float" office:value="1.03765">
            <text:p>1.03765</text:p>
          </table:table-cell>
          <table:table-cell office:value-type="float" office:value="35">
            <text:p>35</text:p>
          </table:table-cell>
          <table:table-cell office:value-type="float" office:value="1.03575">
            <text:p>1.03575</text:p>
          </table:table-cell>
          <table:table-cell office:value-type="float" office:value="938.462">
            <text:p>938.462</text:p>
          </table:table-cell>
          <table:table-cell office:value-type="float" office:value="1.05786">
            <text:p>1.05786</text:p>
          </table:table-cell>
          <table:table-cell office:value-type="float" office:value="32">
            <text:p>32</text:p>
          </table:table-cell>
          <table:table-cell office:value-type="float" office:value="1.05387">
            <text:p>1.05387</text:p>
          </table:table-cell>
          <table:table-cell office:value-type="float" office:value="938.462">
            <text:p>938.462</text:p>
          </table:table-cell>
          <table:table-cell table:number-columns-repeated="6"/>
        </table:table-row>
        <table:table-row table:style-name="ro1">
          <table:table-cell office:value-type="float" office:value="1.04003">
            <text:p>1.04003</text:p>
          </table:table-cell>
          <table:table-cell office:value-type="float" office:value="35">
            <text:p>35</text:p>
          </table:table-cell>
          <table:table-cell office:value-type="float" office:value="1.03713">
            <text:p>1.03713</text:p>
          </table:table-cell>
          <table:table-cell office:value-type="float" office:value="938.462">
            <text:p>938.462</text:p>
          </table:table-cell>
          <table:table-cell office:value-type="float" office:value="1.05126">
            <text:p>1.05126</text:p>
          </table:table-cell>
          <table:table-cell office:value-type="float" office:value="29">
            <text:p>29</text:p>
          </table:table-cell>
          <table:table-cell office:value-type="float" office:value="1.0565">
            <text:p>1.0565</text:p>
          </table:table-cell>
          <table:table-cell office:value-type="float" office:value="1153.08">
            <text:p>1153.08</text:p>
          </table:table-cell>
          <table:table-cell table:number-columns-repeated="6"/>
        </table:table-row>
        <table:table-row table:style-name="ro1">
          <table:table-cell office:value-type="float" office:value="1.03991">
            <text:p>1.03991</text:p>
          </table:table-cell>
          <table:table-cell office:value-type="float" office:value="35">
            <text:p>35</text:p>
          </table:table-cell>
          <table:table-cell office:value-type="float" office:value="1.03683">
            <text:p>1.03683</text:p>
          </table:table-cell>
          <table:table-cell office:value-type="float" office:value="938.462">
            <text:p>938.462</text:p>
          </table:table-cell>
          <table:table-cell office:value-type="float" office:value="1.07114">
            <text:p>1.07114</text:p>
          </table:table-cell>
          <table:table-cell office:value-type="float" office:value="27">
            <text:p>27</text:p>
          </table:table-cell>
          <table:table-cell office:value-type="float" office:value="1.07406">
            <text:p>1.07406</text:p>
          </table:table-cell>
          <table:table-cell office:value-type="float" office:value="1112.77">
            <text:p>1112.77</text:p>
          </table:table-cell>
          <table:table-cell table:number-columns-repeated="6"/>
        </table:table-row>
        <table:table-row table:style-name="ro1">
          <table:table-cell office:value-type="float" office:value="1.03704">
            <text:p>1.03704</text:p>
          </table:table-cell>
          <table:table-cell office:value-type="float" office:value="34">
            <text:p>34</text:p>
          </table:table-cell>
          <table:table-cell office:value-type="float" office:value="1.03384">
            <text:p>1.03384</text:p>
          </table:table-cell>
          <table:table-cell office:value-type="float" office:value="938.462">
            <text:p>938.462</text:p>
          </table:table-cell>
          <table:table-cell office:value-type="float" office:value="1.05787">
            <text:p>1.05787</text:p>
          </table:table-cell>
          <table:table-cell office:value-type="float" office:value="31">
            <text:p>31</text:p>
          </table:table-cell>
          <table:table-cell office:value-type="float" office:value="1.05392">
            <text:p>1.05392</text:p>
          </table:table-cell>
          <table:table-cell office:value-type="float" office:value="938.462">
            <text:p>938.462</text:p>
          </table:table-cell>
          <table:table-cell table:number-columns-repeated="6"/>
        </table:table-row>
        <table:table-row table:style-name="ro1">
          <table:table-cell office:value-type="float" office:value="1.03991">
            <text:p>1.03991</text:p>
          </table:table-cell>
          <table:table-cell office:value-type="float" office:value="35">
            <text:p>35</text:p>
          </table:table-cell>
          <table:table-cell office:value-type="float" office:value="1.03683">
            <text:p>1.03683</text:p>
          </table:table-cell>
          <table:table-cell office:value-type="float" office:value="938.462">
            <text:p>938.462</text:p>
          </table:table-cell>
          <table:table-cell office:value-type="float" office:value="1.04022">
            <text:p>1.04022</text:p>
          </table:table-cell>
          <table:table-cell office:value-type="float" office:value="36">
            <text:p>36</text:p>
          </table:table-cell>
          <table:table-cell office:value-type="float" office:value="1.0413">
            <text:p>1.0413</text:p>
          </table:table-cell>
          <table:table-cell office:value-type="float" office:value="1003.92">
            <text:p>1003.92</text:p>
          </table:table-cell>
          <table:table-cell table:number-columns-repeated="6"/>
        </table:table-row>
        <table:table-row table:style-name="ro1">
          <table:table-cell office:value-type="float" office:value="1.04024">
            <text:p>1.04024</text:p>
          </table:table-cell>
          <table:table-cell office:value-type="float" office:value="35">
            <text:p>35</text:p>
          </table:table-cell>
          <table:table-cell office:value-type="float" office:value="1.03713">
            <text:p>1.03713</text:p>
          </table:table-cell>
          <table:table-cell office:value-type="float" office:value="938.462">
            <text:p>938.462</text:p>
          </table:table-cell>
          <table:table-cell office:value-type="float" office:value="1.0366">
            <text:p>1.0366</text:p>
          </table:table-cell>
          <table:table-cell office:value-type="float" office:value="33">
            <text:p>33</text:p>
          </table:table-cell>
          <table:table-cell office:value-type="float" office:value="1.03609">
            <text:p>1.03609</text:p>
          </table:table-cell>
          <table:table-cell office:value-type="float" office:value="938.462">
            <text:p>938.462</text:p>
          </table:table-cell>
          <table:table-cell table:number-columns-repeated="6"/>
        </table:table-row>
        <table:table-row table:style-name="ro1">
          <table:table-cell office:value-type="float" office:value="1.03762">
            <text:p>1.03762</text:p>
          </table:table-cell>
          <table:table-cell office:value-type="float" office:value="34">
            <text:p>34</text:p>
          </table:table-cell>
          <table:table-cell office:value-type="float" office:value="1.03353">
            <text:p>1.03353</text:p>
          </table:table-cell>
          <table:table-cell office:value-type="float" office:value="938.462">
            <text:p>938.462</text:p>
          </table:table-cell>
          <table:table-cell office:value-type="float" office:value="1.05158">
            <text:p>1.05158</text:p>
          </table:table-cell>
          <table:table-cell office:value-type="float" office:value="29">
            <text:p>29</text:p>
          </table:table-cell>
          <table:table-cell office:value-type="float" office:value="1.05017">
            <text:p>1.05017</text:p>
          </table:table-cell>
          <table:table-cell office:value-type="float" office:value="938.462">
            <text:p>938.462</text:p>
          </table:table-cell>
          <table:table-cell table:number-columns-repeated="6"/>
        </table:table-row>
        <table:table-row table:style-name="ro1">
          <table:table-cell office:value-type="float" office:value="1.04018">
            <text:p>1.04018</text:p>
          </table:table-cell>
          <table:table-cell office:value-type="float" office:value="35">
            <text:p>35</text:p>
          </table:table-cell>
          <table:table-cell office:value-type="float" office:value="1.03703">
            <text:p>1.03703</text:p>
          </table:table-cell>
          <table:table-cell office:value-type="float" office:value="938.462">
            <text:p>938.462</text:p>
          </table:table-cell>
          <table:table-cell office:value-type="float" office:value="1.04631">
            <text:p>1.04631</text:p>
          </table:table-cell>
          <table:table-cell office:value-type="float" office:value="20">
            <text:p>20</text:p>
          </table:table-cell>
          <table:table-cell office:value-type="float" office:value="1.04635">
            <text:p>1.04635</text:p>
          </table:table-cell>
          <table:table-cell office:value-type="float" office:value="978.692">
            <text:p>978.692</text:p>
          </table:table-cell>
          <table:table-cell table:number-columns-repeated="6"/>
        </table:table-row>
        <table:table-row table:style-name="ro1">
          <table:table-cell office:value-type="float" office:value="1.03822">
            <text:p>1.03822</text:p>
          </table:table-cell>
          <table:table-cell office:value-type="float" office:value="34">
            <text:p>34</text:p>
          </table:table-cell>
          <table:table-cell office:value-type="float" office:value="1.03495">
            <text:p>1.03495</text:p>
          </table:table-cell>
          <table:table-cell office:value-type="float" office:value="938.462">
            <text:p>938.462</text:p>
          </table:table-cell>
          <table:table-cell office:value-type="float" office:value="1.03823">
            <text:p>1.03823</text:p>
          </table:table-cell>
          <table:table-cell office:value-type="float" office:value="31">
            <text:p>31</text:p>
          </table:table-cell>
          <table:table-cell office:value-type="float" office:value="1.03529">
            <text:p>1.03529</text:p>
          </table:table-cell>
          <table:table-cell office:value-type="float" office:value="938.462">
            <text:p>938.462</text:p>
          </table:table-cell>
          <table:table-cell table:number-columns-repeated="6"/>
        </table:table-row>
        <table:table-row table:style-name="ro1">
          <table:table-cell office:value-type="float" office:value="1.04276">
            <text:p>1.04276</text:p>
          </table:table-cell>
          <table:table-cell office:value-type="float" office:value="35">
            <text:p>35</text:p>
          </table:table-cell>
          <table:table-cell office:value-type="float" office:value="1.03968">
            <text:p>1.03968</text:p>
          </table:table-cell>
          <table:table-cell office:value-type="float" office:value="938.462">
            <text:p>938.462</text:p>
          </table:table-cell>
          <table:table-cell office:value-type="float" office:value="1.04496">
            <text:p>1.04496</text:p>
          </table:table-cell>
          <table:table-cell office:value-type="float" office:value="28">
            <text:p>28</text:p>
          </table:table-cell>
          <table:table-cell office:value-type="float" office:value="1.04583">
            <text:p>1.04583</text:p>
          </table:table-cell>
          <table:table-cell office:value-type="float" office:value="938.462">
            <text:p>938.462</text:p>
          </table:table-cell>
          <table:table-cell table:number-columns-repeated="6"/>
        </table:table-row>
        <table:table-row table:style-name="ro1">
          <table:table-cell office:value-type="float" office:value="1.0403">
            <text:p>1.0403</text:p>
          </table:table-cell>
          <table:table-cell office:value-type="float" office:value="35">
            <text:p>35</text:p>
          </table:table-cell>
          <table:table-cell office:value-type="float" office:value="1.03705">
            <text:p>1.03705</text:p>
          </table:table-cell>
          <table:table-cell office:value-type="float" office:value="938.462">
            <text:p>938.462</text:p>
          </table:table-cell>
          <table:table-cell office:value-type="float" office:value="1.03824">
            <text:p>1.03824</text:p>
          </table:table-cell>
          <table:table-cell office:value-type="float" office:value="30">
            <text:p>30</text:p>
          </table:table-cell>
          <table:table-cell office:value-type="float" office:value="1.03519">
            <text:p>1.03519</text:p>
          </table:table-cell>
          <table:table-cell office:value-type="float" office:value="938.462">
            <text:p>938.462</text:p>
          </table:table-cell>
          <table:table-cell table:number-columns-repeated="6"/>
        </table:table-row>
        <table:table-row table:style-name="ro1">
          <table:table-cell office:value-type="string">
            <text:p>Label 14 </text:p>
          </table:table-cell>
          <table:table-cell table:number-columns-repeated="3"/>
          <table:table-cell office:value-type="string">
            <text:p>Label 14 </text:p>
          </table:table-cell>
          <table:table-cell table:number-columns-repeated="9"/>
        </table:table-row>
        <table:table-row table:style-name="ro1">
          <table:table-cell office:value-type="float" office:value="1.03907">
            <text:p>1.03907</text:p>
          </table:table-cell>
          <table:table-cell office:value-type="float" office:value="25">
            <text:p>25</text:p>
          </table:table-cell>
          <table:table-cell office:value-type="float" office:value="1.0388">
            <text:p>1.0388</text:p>
          </table:table-cell>
          <table:table-cell office:value-type="float" office:value="976.929">
            <text:p>976.929</text:p>
          </table:table-cell>
          <table:table-cell office:value-type="float" office:value="1.05005">
            <text:p>1.05005</text:p>
          </table:table-cell>
          <table:table-cell office:value-type="float" office:value="31">
            <text:p>31</text:p>
          </table:table-cell>
          <table:table-cell office:value-type="float" office:value="1.04603">
            <text:p>1.04603</text:p>
          </table:table-cell>
          <table:table-cell office:value-type="float" office:value="976.929">
            <text:p>976.929</text:p>
          </table:table-cell>
          <table:table-cell table:number-columns-repeated="6"/>
        </table:table-row>
        <table:table-row table:style-name="ro1">
          <table:table-cell office:value-type="float" office:value="1.04008">
            <text:p>1.04008</text:p>
          </table:table-cell>
          <table:table-cell office:value-type="float" office:value="25">
            <text:p>25</text:p>
          </table:table-cell>
          <table:table-cell office:value-type="float" office:value="1.03965">
            <text:p>1.03965</text:p>
          </table:table-cell>
          <table:table-cell office:value-type="float" office:value="976.929">
            <text:p>976.929</text:p>
          </table:table-cell>
          <table:table-cell office:value-type="float" office:value="1.04314">
            <text:p>1.04314</text:p>
          </table:table-cell>
          <table:table-cell office:value-type="float" office:value="31">
            <text:p>31</text:p>
          </table:table-cell>
          <table:table-cell office:value-type="float" office:value="1.0401">
            <text:p>1.0401</text:p>
          </table:table-cell>
          <table:table-cell office:value-type="float" office:value="976.929">
            <text:p>976.929</text:p>
          </table:table-cell>
          <table:table-cell table:number-columns-repeated="6"/>
        </table:table-row>
        <table:table-row table:style-name="ro1">
          <table:table-cell office:value-type="float" office:value="1.0469">
            <text:p>1.0469</text:p>
          </table:table-cell>
          <table:table-cell office:value-type="float" office:value="28">
            <text:p>28</text:p>
          </table:table-cell>
          <table:table-cell office:value-type="float" office:value="1.04531">
            <text:p>1.04531</text:p>
          </table:table-cell>
          <table:table-cell office:value-type="float" office:value="976.929">
            <text:p>976.929</text:p>
          </table:table-cell>
          <table:table-cell office:value-type="float" office:value="1.04521">
            <text:p>1.04521</text:p>
          </table:table-cell>
          <table:table-cell office:value-type="float" office:value="30">
            <text:p>30</text:p>
          </table:table-cell>
          <table:table-cell office:value-type="float" office:value="1.04034">
            <text:p>1.04034</text:p>
          </table:table-cell>
          <table:table-cell office:value-type="float" office:value="976.929">
            <text:p>976.929</text:p>
          </table:table-cell>
          <table:table-cell table:number-columns-repeated="6"/>
        </table:table-row>
        <table:table-row table:style-name="ro1">
          <table:table-cell office:value-type="float" office:value="1.06954">
            <text:p>1.06954</text:p>
          </table:table-cell>
          <table:table-cell office:value-type="float" office:value="25">
            <text:p>25</text:p>
          </table:table-cell>
          <table:table-cell office:value-type="float" office:value="1.07486">
            <text:p>1.07486</text:p>
          </table:table-cell>
          <table:table-cell office:value-type="float" office:value="1065.29">
            <text:p>1065.29</text:p>
          </table:table-cell>
          <table:table-cell office:value-type="float" office:value="1.05602">
            <text:p>1.05602</text:p>
          </table:table-cell>
          <table:table-cell office:value-type="float" office:value="29">
            <text:p>29</text:p>
          </table:table-cell>
          <table:table-cell office:value-type="float" office:value="1.05388">
            <text:p>1.05388</text:p>
          </table:table-cell>
          <table:table-cell office:value-type="float" office:value="976.929">
            <text:p>976.929</text:p>
          </table:table-cell>
          <table:table-cell table:number-columns-repeated="6"/>
        </table:table-row>
        <table:table-row table:style-name="ro1">
          <table:table-cell office:value-type="float" office:value="1.03781">
            <text:p>1.03781</text:p>
          </table:table-cell>
          <table:table-cell office:value-type="float" office:value="25">
            <text:p>25</text:p>
          </table:table-cell>
          <table:table-cell office:value-type="float" office:value="1.03784">
            <text:p>1.03784</text:p>
          </table:table-cell>
          <table:table-cell office:value-type="float" office:value="976.929">
            <text:p>976.929</text:p>
          </table:table-cell>
          <table:table-cell office:value-type="float" office:value="1.03554">
            <text:p>1.03554</text:p>
          </table:table-cell>
          <table:table-cell office:value-type="float" office:value="30">
            <text:p>30</text:p>
          </table:table-cell>
          <table:table-cell office:value-type="float" office:value="1.03323">
            <text:p>1.03323</text:p>
          </table:table-cell>
          <table:table-cell office:value-type="float" office:value="976.929">
            <text:p>976.929</text:p>
          </table:table-cell>
          <table:table-cell table:number-columns-repeated="6"/>
        </table:table-row>
        <table:table-row table:style-name="ro1">
          <table:table-cell office:value-type="float" office:value="1.04984">
            <text:p>1.04984</text:p>
          </table:table-cell>
          <table:table-cell office:value-type="float" office:value="25">
            <text:p>25</text:p>
          </table:table-cell>
          <table:table-cell office:value-type="float" office:value="1.05526">
            <text:p>1.05526</text:p>
          </table:table-cell>
          <table:table-cell office:value-type="float" office:value="1117.43">
            <text:p>1117.43</text:p>
          </table:table-cell>
          <table:table-cell office:value-type="float" office:value="1.05192">
            <text:p>1.05192</text:p>
          </table:table-cell>
          <table:table-cell office:value-type="float" office:value="24">
            <text:p>24</text:p>
          </table:table-cell>
          <table:table-cell office:value-type="float" office:value="1.05098">
            <text:p>1.05098</text:p>
          </table:table-cell>
          <table:table-cell office:value-type="float" office:value="977.714">
            <text:p>977.714</text:p>
          </table:table-cell>
          <table:table-cell table:number-columns-repeated="6"/>
        </table:table-row>
        <table:table-row table:style-name="ro1">
          <table:table-cell office:value-type="float" office:value="1.07075">
            <text:p>1.07075</text:p>
          </table:table-cell>
          <table:table-cell office:value-type="float" office:value="25">
            <text:p>25</text:p>
          </table:table-cell>
          <table:table-cell office:value-type="float" office:value="1.07574">
            <text:p>1.07574</text:p>
          </table:table-cell>
          <table:table-cell office:value-type="float" office:value="1162.07">
            <text:p>1162.07</text:p>
          </table:table-cell>
          <table:table-cell office:value-type="float" office:value="1.04527">
            <text:p>1.04527</text:p>
          </table:table-cell>
          <table:table-cell office:value-type="float" office:value="31">
            <text:p>31</text:p>
          </table:table-cell>
          <table:table-cell office:value-type="float" office:value="1.04315">
            <text:p>1.04315</text:p>
          </table:table-cell>
          <table:table-cell office:value-type="float" office:value="976.929">
            <text:p>976.929</text:p>
          </table:table-cell>
          <table:table-cell table:number-columns-repeated="6"/>
        </table:table-row>
        <table:table-row table:style-name="ro1">
          <table:table-cell office:value-type="float" office:value="1.07061">
            <text:p>1.07061</text:p>
          </table:table-cell>
          <table:table-cell office:value-type="float" office:value="25">
            <text:p>25</text:p>
          </table:table-cell>
          <table:table-cell office:value-type="float" office:value="1.0754">
            <text:p>1.0754</text:p>
          </table:table-cell>
          <table:table-cell office:value-type="float" office:value="1162.07">
            <text:p>1162.07</text:p>
          </table:table-cell>
          <table:table-cell office:value-type="float" office:value="1.06058">
            <text:p>1.06058</text:p>
          </table:table-cell>
          <table:table-cell office:value-type="float" office:value="28">
            <text:p>28</text:p>
          </table:table-cell>
          <table:table-cell office:value-type="float" office:value="1.05849">
            <text:p>1.05849</text:p>
          </table:table-cell>
          <table:table-cell office:value-type="float" office:value="976.929">
            <text:p>976.929</text:p>
          </table:table-cell>
          <table:table-cell table:number-columns-repeated="6"/>
        </table:table-row>
        <table:table-row table:style-name="ro1">
          <table:table-cell office:value-type="float" office:value="1.04081">
            <text:p>1.04081</text:p>
          </table:table-cell>
          <table:table-cell office:value-type="float" office:value="25">
            <text:p>25</text:p>
          </table:table-cell>
          <table:table-cell office:value-type="float" office:value="1.04044">
            <text:p>1.04044</text:p>
          </table:table-cell>
          <table:table-cell office:value-type="float" office:value="976.929">
            <text:p>976.929</text:p>
          </table:table-cell>
          <table:table-cell office:value-type="float" office:value="1.05731">
            <text:p>1.05731</text:p>
          </table:table-cell>
          <table:table-cell office:value-type="float" office:value="22">
            <text:p>22</text:p>
          </table:table-cell>
          <table:table-cell office:value-type="float" office:value="1.0517">
            <text:p>1.0517</text:p>
          </table:table-cell>
          <table:table-cell office:value-type="float" office:value="976.929">
            <text:p>976.929</text:p>
          </table:table-cell>
          <table:table-cell table:number-columns-repeated="6"/>
        </table:table-row>
        <table:table-row table:style-name="ro1">
          <table:table-cell office:value-type="float" office:value="1.04909">
            <text:p>1.04909</text:p>
          </table:table-cell>
          <table:table-cell office:value-type="float" office:value="25">
            <text:p>25</text:p>
          </table:table-cell>
          <table:table-cell office:value-type="float" office:value="1.0551">
            <text:p>1.0551</text:p>
          </table:table-cell>
          <table:table-cell office:value-type="float" office:value="1160.93">
            <text:p>1160.93</text:p>
          </table:table-cell>
          <table:table-cell office:value-type="float" office:value="1.0424">
            <text:p>1.0424</text:p>
          </table:table-cell>
          <table:table-cell office:value-type="float" office:value="27">
            <text:p>27</text:p>
          </table:table-cell>
          <table:table-cell office:value-type="float" office:value="1.0399">
            <text:p>1.0399</text:p>
          </table:table-cell>
          <table:table-cell office:value-type="float" office:value="976.929">
            <text:p>976.929</text:p>
          </table:table-cell>
          <table:table-cell table:number-columns-repeated="6"/>
        </table:table-row>
        <table:table-row table:style-name="ro1">
          <table:table-cell office:value-type="float" office:value="1.06661">
            <text:p>1.06661</text:p>
          </table:table-cell>
          <table:table-cell office:value-type="float" office:value="25">
            <text:p>25</text:p>
          </table:table-cell>
          <table:table-cell office:value-type="float" office:value="1.07196">
            <text:p>1.07196</text:p>
          </table:table-cell>
          <table:table-cell office:value-type="float" office:value="1162.07">
            <text:p>1162.07</text:p>
          </table:table-cell>
          <table:table-cell office:value-type="float" office:value="1.04946">
            <text:p>1.04946</text:p>
          </table:table-cell>
          <table:table-cell office:value-type="float" office:value="22">
            <text:p>22</text:p>
          </table:table-cell>
          <table:table-cell office:value-type="float" office:value="1.04877">
            <text:p>1.04877</text:p>
          </table:table-cell>
          <table:table-cell office:value-type="float" office:value="976.929">
            <text:p>976.929</text:p>
          </table:table-cell>
          <table:table-cell table:number-columns-repeated="6"/>
        </table:table-row>
        <table:table-row table:style-name="ro1">
          <table:table-cell office:value-type="float" office:value="1.03761">
            <text:p>1.03761</text:p>
          </table:table-cell>
          <table:table-cell office:value-type="float" office:value="25">
            <text:p>25</text:p>
          </table:table-cell>
          <table:table-cell office:value-type="float" office:value="1.03765">
            <text:p>1.03765</text:p>
          </table:table-cell>
          <table:table-cell office:value-type="float" office:value="976.929">
            <text:p>976.929</text:p>
          </table:table-cell>
          <table:table-cell office:value-type="float" office:value="1.05435">
            <text:p>1.05435</text:p>
          </table:table-cell>
          <table:table-cell office:value-type="float" office:value="32">
            <text:p>32</text:p>
          </table:table-cell>
          <table:table-cell office:value-type="float" office:value="1.05895">
            <text:p>1.05895</text:p>
          </table:table-cell>
          <table:table-cell office:value-type="float" office:value="1153.93">
            <text:p>1153.93</text:p>
          </table:table-cell>
          <table:table-cell table:number-columns-repeated="6"/>
        </table:table-row>
        <table:table-row table:style-name="ro1">
          <table:table-cell office:value-type="float" office:value="1.03761">
            <text:p>1.03761</text:p>
          </table:table-cell>
          <table:table-cell office:value-type="float" office:value="25">
            <text:p>25</text:p>
          </table:table-cell>
          <table:table-cell office:value-type="float" office:value="1.03765">
            <text:p>1.03765</text:p>
          </table:table-cell>
          <table:table-cell office:value-type="float" office:value="976.929">
            <text:p>976.929</text:p>
          </table:table-cell>
          <table:table-cell office:value-type="float" office:value="1.05594">
            <text:p>1.05594</text:p>
          </table:table-cell>
          <table:table-cell office:value-type="float" office:value="31">
            <text:p>31</text:p>
          </table:table-cell>
          <table:table-cell office:value-type="float" office:value="1.05104">
            <text:p>1.05104</text:p>
          </table:table-cell>
          <table:table-cell office:value-type="float" office:value="976.929">
            <text:p>976.929</text:p>
          </table:table-cell>
          <table:table-cell table:number-columns-repeated="6"/>
        </table:table-row>
        <table:table-row table:style-name="ro1">
          <table:table-cell office:value-type="float" office:value="1.05095">
            <text:p>1.05095</text:p>
          </table:table-cell>
          <table:table-cell office:value-type="float" office:value="25">
            <text:p>25</text:p>
          </table:table-cell>
          <table:table-cell office:value-type="float" office:value="1.05691">
            <text:p>1.05691</text:p>
          </table:table-cell>
          <table:table-cell office:value-type="float" office:value="1160.93">
            <text:p>1160.93</text:p>
          </table:table-cell>
          <table:table-cell office:value-type="float" office:value="1.04269">
            <text:p>1.04269</text:p>
          </table:table-cell>
          <table:table-cell office:value-type="float" office:value="31">
            <text:p>31</text:p>
          </table:table-cell>
          <table:table-cell office:value-type="float" office:value="1.04022">
            <text:p>1.04022</text:p>
          </table:table-cell>
          <table:table-cell office:value-type="float" office:value="976.929">
            <text:p>976.929</text:p>
          </table:table-cell>
          <table:table-cell table:number-columns-repeated="6"/>
        </table:table-row>
        <table:table-row table:style-name="ro1">
          <table:table-cell office:value-type="float" office:value="1.03807">
            <text:p>1.03807</text:p>
          </table:table-cell>
          <table:table-cell office:value-type="float" office:value="25">
            <text:p>25</text:p>
          </table:table-cell>
          <table:table-cell office:value-type="float" office:value="1.03761">
            <text:p>1.03761</text:p>
          </table:table-cell>
          <table:table-cell office:value-type="float" office:value="976.929">
            <text:p>976.929</text:p>
          </table:table-cell>
          <table:table-cell office:value-type="float" office:value="1.06116">
            <text:p>1.06116</text:p>
          </table:table-cell>
          <table:table-cell office:value-type="float" office:value="27">
            <text:p>27</text:p>
          </table:table-cell>
          <table:table-cell office:value-type="float" office:value="1.06705">
            <text:p>1.06705</text:p>
          </table:table-cell>
          <table:table-cell office:value-type="float" office:value="1182.36">
            <text:p>1182.36</text:p>
          </table:table-cell>
          <table:table-cell table:number-columns-repeated="6"/>
        </table:table-row>
        <table:table-row table:style-name="ro1">
          <table:table-cell office:value-type="float" office:value="1.0639">
            <text:p>1.0639</text:p>
          </table:table-cell>
          <table:table-cell office:value-type="float" office:value="24">
            <text:p>24</text:p>
          </table:table-cell>
          <table:table-cell office:value-type="float" office:value="1.0699">
            <text:p>1.0699</text:p>
          </table:table-cell>
          <table:table-cell office:value-type="float" office:value="1162.07">
            <text:p>1162.07</text:p>
          </table:table-cell>
          <table:table-cell office:value-type="float" office:value="1.03998">
            <text:p>1.03998</text:p>
          </table:table-cell>
          <table:table-cell office:value-type="float" office:value="23">
            <text:p>23</text:p>
          </table:table-cell>
          <table:table-cell office:value-type="float" office:value="1.03629">
            <text:p>1.03629</text:p>
          </table:table-cell>
          <table:table-cell office:value-type="float" office:value="976.929">
            <text:p>976.929</text:p>
          </table:table-cell>
          <table:table-cell table:number-columns-repeated="6"/>
        </table:table-row>
        <table:table-row table:style-name="ro1">
          <table:table-cell office:value-type="float" office:value="1.03768">
            <text:p>1.03768</text:p>
          </table:table-cell>
          <table:table-cell office:value-type="float" office:value="25">
            <text:p>25</text:p>
          </table:table-cell>
          <table:table-cell office:value-type="float" office:value="1.03774">
            <text:p>1.03774</text:p>
          </table:table-cell>
          <table:table-cell office:value-type="float" office:value="976.929">
            <text:p>976.929</text:p>
          </table:table-cell>
          <table:table-cell office:value-type="float" office:value="1.03867">
            <text:p>1.03867</text:p>
          </table:table-cell>
          <table:table-cell office:value-type="float" office:value="27">
            <text:p>27</text:p>
          </table:table-cell>
          <table:table-cell office:value-type="float" office:value="1.03964">
            <text:p>1.03964</text:p>
          </table:table-cell>
          <table:table-cell office:value-type="float" office:value="983.857">
            <text:p>983.857</text:p>
          </table:table-cell>
          <table:table-cell table:number-columns-repeated="6"/>
        </table:table-row>
        <table:table-row table:style-name="ro1">
          <table:table-cell office:value-type="float" office:value="1.04628">
            <text:p>1.04628</text:p>
          </table:table-cell>
          <table:table-cell office:value-type="float" office:value="26">
            <text:p>26</text:p>
          </table:table-cell>
          <table:table-cell office:value-type="float" office:value="1.04642">
            <text:p>1.04642</text:p>
          </table:table-cell>
          <table:table-cell office:value-type="float" office:value="976.929">
            <text:p>976.929</text:p>
          </table:table-cell>
          <table:table-cell office:value-type="float" office:value="1.04296">
            <text:p>1.04296</text:p>
          </table:table-cell>
          <table:table-cell office:value-type="float" office:value="31">
            <text:p>31</text:p>
          </table:table-cell>
          <table:table-cell office:value-type="float" office:value="1.04108">
            <text:p>1.04108</text:p>
          </table:table-cell>
          <table:table-cell office:value-type="float" office:value="976.929">
            <text:p>976.929</text:p>
          </table:table-cell>
          <table:table-cell table:number-columns-repeated="6"/>
        </table:table-row>
        <table:table-row table:style-name="ro1">
          <table:table-cell office:value-type="float" office:value="1.03974">
            <text:p>1.03974</text:p>
          </table:table-cell>
          <table:table-cell office:value-type="float" office:value="25">
            <text:p>25</text:p>
          </table:table-cell>
          <table:table-cell office:value-type="float" office:value="1.0393">
            <text:p>1.0393</text:p>
          </table:table-cell>
          <table:table-cell office:value-type="float" office:value="976.929">
            <text:p>976.929</text:p>
          </table:table-cell>
          <table:table-cell office:value-type="float" office:value="1.04338">
            <text:p>1.04338</text:p>
          </table:table-cell>
          <table:table-cell office:value-type="float" office:value="31">
            <text:p>31</text:p>
          </table:table-cell>
          <table:table-cell office:value-type="float" office:value="1.04296">
            <text:p>1.04296</text:p>
          </table:table-cell>
          <table:table-cell office:value-type="float" office:value="976.929">
            <text:p>976.929</text:p>
          </table:table-cell>
          <table:table-cell table:number-columns-repeated="6"/>
        </table:table-row>
        <table:table-row table:style-name="ro1">
          <table:table-cell office:value-type="float" office:value="1.03719">
            <text:p>1.03719</text:p>
          </table:table-cell>
          <table:table-cell office:value-type="float" office:value="25">
            <text:p>25</text:p>
          </table:table-cell>
          <table:table-cell office:value-type="float" office:value="1.03716">
            <text:p>1.03716</text:p>
          </table:table-cell>
          <table:table-cell office:value-type="float" office:value="976.929">
            <text:p>976.929</text:p>
          </table:table-cell>
          <table:table-cell office:value-type="float" office:value="1.03863">
            <text:p>1.03863</text:p>
          </table:table-cell>
          <table:table-cell office:value-type="float" office:value="27">
            <text:p>27</text:p>
          </table:table-cell>
          <table:table-cell office:value-type="float" office:value="1.03528">
            <text:p>1.03528</text:p>
          </table:table-cell>
          <table:table-cell office:value-type="float" office:value="976.929">
            <text:p>976.929</text:p>
          </table:table-cell>
          <table:table-cell table:number-columns-repeated="6"/>
        </table:table-row>
        <table:table-row table:style-name="ro1">
          <table:table-cell office:value-type="string">
            <text:p>Label 15 </text:p>
          </table:table-cell>
          <table:table-cell table:number-columns-repeated="3"/>
          <table:table-cell office:value-type="string">
            <text:p>Label 15 </text:p>
          </table:table-cell>
          <table:table-cell table:number-columns-repeated="9"/>
        </table:table-row>
        <table:table-row table:style-name="ro1">
          <table:table-cell office:value-type="float" office:value="1.0437">
            <text:p>1.0437</text:p>
          </table:table-cell>
          <table:table-cell office:value-type="float" office:value="33">
            <text:p>33</text:p>
          </table:table-cell>
          <table:table-cell office:value-type="float" office:value="1.04233">
            <text:p>1.04233</text:p>
          </table:table-cell>
          <table:table-cell office:value-type="float" office:value="1013.67">
            <text:p>1013.67</text:p>
          </table:table-cell>
          <table:table-cell office:value-type="float" office:value="1.03637">
            <text:p>1.03637</text:p>
          </table:table-cell>
          <table:table-cell office:value-type="float" office:value="33">
            <text:p>33</text:p>
          </table:table-cell>
          <table:table-cell office:value-type="float" office:value="1.03364">
            <text:p>1.03364</text:p>
          </table:table-cell>
          <table:table-cell office:value-type="float" office:value="1013.67">
            <text:p>1013.67</text:p>
          </table:table-cell>
          <table:table-cell table:number-columns-repeated="6"/>
        </table:table-row>
        <table:table-row table:style-name="ro1">
          <table:table-cell office:value-type="float" office:value="1.11078">
            <text:p>1.11078</text:p>
          </table:table-cell>
          <table:table-cell office:value-type="float" office:value="19">
            <text:p>19</text:p>
          </table:table-cell>
          <table:table-cell office:value-type="float" office:value="1.12195">
            <text:p>1.12195</text:p>
          </table:table-cell>
          <table:table-cell office:value-type="float" office:value="1294.73">
            <text:p>1294.73</text:p>
          </table:table-cell>
          <table:table-cell office:value-type="float" office:value="1.04445">
            <text:p>1.04445</text:p>
          </table:table-cell>
          <table:table-cell office:value-type="float" office:value="36">
            <text:p>36</text:p>
          </table:table-cell>
          <table:table-cell office:value-type="float" office:value="1.04273">
            <text:p>1.04273</text:p>
          </table:table-cell>
          <table:table-cell office:value-type="float" office:value="1013.67">
            <text:p>1013.67</text:p>
          </table:table-cell>
          <table:table-cell table:number-columns-repeated="6"/>
        </table:table-row>
        <table:table-row table:style-name="ro1">
          <table:table-cell office:value-type="float" office:value="1.1134">
            <text:p>1.1134</text:p>
          </table:table-cell>
          <table:table-cell office:value-type="float" office:value="19">
            <text:p>19</text:p>
          </table:table-cell>
          <table:table-cell office:value-type="float" office:value="1.13184">
            <text:p>1.13184</text:p>
          </table:table-cell>
          <table:table-cell office:value-type="float" office:value="1578.27">
            <text:p>1578.27</text:p>
          </table:table-cell>
          <table:table-cell office:value-type="float" office:value="1.04852">
            <text:p>1.04852</text:p>
          </table:table-cell>
          <table:table-cell office:value-type="float" office:value="29">
            <text:p>29</text:p>
          </table:table-cell>
          <table:table-cell office:value-type="float" office:value="1.04769">
            <text:p>1.04769</text:p>
          </table:table-cell>
          <table:table-cell office:value-type="float" office:value="1013.67">
            <text:p>1013.67</text:p>
          </table:table-cell>
          <table:table-cell table:number-columns-repeated="6"/>
        </table:table-row>
        <table:table-row table:style-name="ro1">
          <table:table-cell office:value-type="float" office:value="1.05116">
            <text:p>1.05116</text:p>
          </table:table-cell>
          <table:table-cell office:value-type="float" office:value="34">
            <text:p>34</text:p>
          </table:table-cell>
          <table:table-cell office:value-type="float" office:value="1.05141">
            <text:p>1.05141</text:p>
          </table:table-cell>
          <table:table-cell office:value-type="float" office:value="1013.67">
            <text:p>1013.67</text:p>
          </table:table-cell>
          <table:table-cell office:value-type="float" office:value="1.0499">
            <text:p>1.0499</text:p>
          </table:table-cell>
          <table:table-cell office:value-type="float" office:value="34">
            <text:p>34</text:p>
          </table:table-cell>
          <table:table-cell office:value-type="float" office:value="1.04786">
            <text:p>1.04786</text:p>
          </table:table-cell>
          <table:table-cell office:value-type="float" office:value="1013.67">
            <text:p>1013.67</text:p>
          </table:table-cell>
          <table:table-cell table:number-columns-repeated="6"/>
        </table:table-row>
        <table:table-row table:style-name="ro1">
          <table:table-cell office:value-type="float" office:value="1.05187">
            <text:p>1.05187</text:p>
          </table:table-cell>
          <table:table-cell office:value-type="float" office:value="34">
            <text:p>34</text:p>
          </table:table-cell>
          <table:table-cell office:value-type="float" office:value="1.05348">
            <text:p>1.05348</text:p>
          </table:table-cell>
          <table:table-cell office:value-type="float" office:value="1013.67">
            <text:p>1013.67</text:p>
          </table:table-cell>
          <table:table-cell office:value-type="float" office:value="1.04432">
            <text:p>1.04432</text:p>
          </table:table-cell>
          <table:table-cell office:value-type="float" office:value="34">
            <text:p>34</text:p>
          </table:table-cell>
          <table:table-cell office:value-type="float" office:value="1.04134">
            <text:p>1.04134</text:p>
          </table:table-cell>
          <table:table-cell office:value-type="float" office:value="1013.67">
            <text:p>1013.67</text:p>
          </table:table-cell>
          <table:table-cell table:number-columns-repeated="6"/>
        </table:table-row>
        <table:table-row table:style-name="ro1">
          <table:table-cell office:value-type="float" office:value="1.04637">
            <text:p>1.04637</text:p>
          </table:table-cell>
          <table:table-cell office:value-type="float" office:value="33">
            <text:p>33</text:p>
          </table:table-cell>
          <table:table-cell office:value-type="float" office:value="1.04419">
            <text:p>1.04419</text:p>
          </table:table-cell>
          <table:table-cell office:value-type="float" office:value="1013.67">
            <text:p>1013.67</text:p>
          </table:table-cell>
          <table:table-cell office:value-type="float" office:value="1.0513">
            <text:p>1.0513</text:p>
          </table:table-cell>
          <table:table-cell office:value-type="float" office:value="29">
            <text:p>29</text:p>
          </table:table-cell>
          <table:table-cell office:value-type="float" office:value="1.04921">
            <text:p>1.04921</text:p>
          </table:table-cell>
          <table:table-cell office:value-type="float" office:value="1013.67">
            <text:p>1013.67</text:p>
          </table:table-cell>
          <table:table-cell table:number-columns-repeated="6"/>
        </table:table-row>
        <table:table-row table:style-name="ro1">
          <table:table-cell office:value-type="float" office:value="1.04033">
            <text:p>1.04033</text:p>
          </table:table-cell>
          <table:table-cell office:value-type="float" office:value="35">
            <text:p>35</text:p>
          </table:table-cell>
          <table:table-cell office:value-type="float" office:value="1.04084">
            <text:p>1.04084</text:p>
          </table:table-cell>
          <table:table-cell office:value-type="float" office:value="1013.67">
            <text:p>1013.67</text:p>
          </table:table-cell>
          <table:table-cell office:value-type="float" office:value="1.03906">
            <text:p>1.03906</text:p>
          </table:table-cell>
          <table:table-cell office:value-type="float" office:value="31">
            <text:p>31</text:p>
          </table:table-cell>
          <table:table-cell office:value-type="float" office:value="1.03756">
            <text:p>1.03756</text:p>
          </table:table-cell>
          <table:table-cell office:value-type="float" office:value="1013.67">
            <text:p>1013.67</text:p>
          </table:table-cell>
          <table:table-cell table:number-columns-repeated="6"/>
        </table:table-row>
        <table:table-row table:style-name="ro1">
          <table:table-cell office:value-type="float" office:value="1.03916">
            <text:p>1.03916</text:p>
          </table:table-cell>
          <table:table-cell office:value-type="float" office:value="35">
            <text:p>35</text:p>
          </table:table-cell>
          <table:table-cell office:value-type="float" office:value="1.03919">
            <text:p>1.03919</text:p>
          </table:table-cell>
          <table:table-cell office:value-type="float" office:value="1013.67">
            <text:p>1013.67</text:p>
          </table:table-cell>
          <table:table-cell office:value-type="float" office:value="1.04516">
            <text:p>1.04516</text:p>
          </table:table-cell>
          <table:table-cell office:value-type="float" office:value="33">
            <text:p>33</text:p>
          </table:table-cell>
          <table:table-cell office:value-type="float" office:value="1.04239">
            <text:p>1.04239</text:p>
          </table:table-cell>
          <table:table-cell office:value-type="float" office:value="1013.67">
            <text:p>1013.67</text:p>
          </table:table-cell>
          <table:table-cell table:number-columns-repeated="6"/>
        </table:table-row>
        <table:table-row table:style-name="ro1">
          <table:table-cell office:value-type="float" office:value="1.05244">
            <text:p>1.05244</text:p>
          </table:table-cell>
          <table:table-cell office:value-type="float" office:value="34">
            <text:p>34</text:p>
          </table:table-cell>
          <table:table-cell office:value-type="float" office:value="1.0547">
            <text:p>1.0547</text:p>
          </table:table-cell>
          <table:table-cell office:value-type="float" office:value="1013.67">
            <text:p>1013.67</text:p>
          </table:table-cell>
          <table:table-cell office:value-type="float" office:value="1.04446">
            <text:p>1.04446</text:p>
          </table:table-cell>
          <table:table-cell office:value-type="float" office:value="33">
            <text:p>33</text:p>
          </table:table-cell>
          <table:table-cell office:value-type="float" office:value="1.04223">
            <text:p>1.04223</text:p>
          </table:table-cell>
          <table:table-cell office:value-type="float" office:value="1013.67">
            <text:p>1013.67</text:p>
          </table:table-cell>
          <table:table-cell table:number-columns-repeated="6"/>
        </table:table-row>
        <table:table-row table:style-name="ro1">
          <table:table-cell office:value-type="float" office:value="1.05312">
            <text:p>1.05312</text:p>
          </table:table-cell>
          <table:table-cell office:value-type="float" office:value="34">
            <text:p>34</text:p>
          </table:table-cell>
          <table:table-cell office:value-type="float" office:value="1.05397">
            <text:p>1.05397</text:p>
          </table:table-cell>
          <table:table-cell office:value-type="float" office:value="1013.67">
            <text:p>1013.67</text:p>
          </table:table-cell>
          <table:table-cell office:value-type="float" office:value="1.04767">
            <text:p>1.04767</text:p>
          </table:table-cell>
          <table:table-cell office:value-type="float" office:value="34">
            <text:p>34</text:p>
          </table:table-cell>
          <table:table-cell office:value-type="float" office:value="1.04553">
            <text:p>1.04553</text:p>
          </table:table-cell>
          <table:table-cell office:value-type="float" office:value="1013.67">
            <text:p>1013.67</text:p>
          </table:table-cell>
          <table:table-cell table:number-columns-repeated="6"/>
        </table:table-row>
        <table:table-row table:style-name="ro1">
          <table:table-cell office:value-type="float" office:value="1.1144">
            <text:p>1.1144</text:p>
          </table:table-cell>
          <table:table-cell office:value-type="float" office:value="19">
            <text:p>19</text:p>
          </table:table-cell>
          <table:table-cell office:value-type="float" office:value="1.12948">
            <text:p>1.12948</text:p>
          </table:table-cell>
          <table:table-cell office:value-type="float" office:value="1348.67">
            <text:p>1348.67</text:p>
          </table:table-cell>
          <table:table-cell office:value-type="float" office:value="1.03895">
            <text:p>1.03895</text:p>
          </table:table-cell>
          <table:table-cell office:value-type="float" office:value="31">
            <text:p>31</text:p>
          </table:table-cell>
          <table:table-cell office:value-type="float" office:value="1.0362">
            <text:p>1.0362</text:p>
          </table:table-cell>
          <table:table-cell office:value-type="float" office:value="1013.67">
            <text:p>1013.67</text:p>
          </table:table-cell>
          <table:table-cell table:number-columns-repeated="6"/>
        </table:table-row>
        <table:table-row table:style-name="ro1">
          <table:table-cell office:value-type="float" office:value="1.04473">
            <text:p>1.04473</text:p>
          </table:table-cell>
          <table:table-cell office:value-type="float" office:value="33">
            <text:p>33</text:p>
          </table:table-cell>
          <table:table-cell office:value-type="float" office:value="1.04418">
            <text:p>1.04418</text:p>
          </table:table-cell>
          <table:table-cell office:value-type="float" office:value="1013.67">
            <text:p>1013.67</text:p>
          </table:table-cell>
          <table:table-cell office:value-type="float" office:value="1.04746">
            <text:p>1.04746</text:p>
          </table:table-cell>
          <table:table-cell office:value-type="float" office:value="34">
            <text:p>34</text:p>
          </table:table-cell>
          <table:table-cell office:value-type="float" office:value="1.04542">
            <text:p>1.04542</text:p>
          </table:table-cell>
          <table:table-cell office:value-type="float" office:value="1013.67">
            <text:p>1013.67</text:p>
          </table:table-cell>
          <table:table-cell table:number-columns-repeated="6"/>
        </table:table-row>
        <table:table-row table:style-name="ro1">
          <table:table-cell office:value-type="float" office:value="1.11374">
            <text:p>1.11374</text:p>
          </table:table-cell>
          <table:table-cell office:value-type="float" office:value="19">
            <text:p>19</text:p>
          </table:table-cell>
          <table:table-cell office:value-type="float" office:value="1.12906">
            <text:p>1.12906</text:p>
          </table:table-cell>
          <table:table-cell office:value-type="float" office:value="1512">
            <text:p>1512</text:p>
          </table:table-cell>
          <table:table-cell office:value-type="float" office:value="1.04473">
            <text:p>1.04473</text:p>
          </table:table-cell>
          <table:table-cell office:value-type="float" office:value="32">
            <text:p>32</text:p>
          </table:table-cell>
          <table:table-cell office:value-type="float" office:value="1.04245">
            <text:p>1.04245</text:p>
          </table:table-cell>
          <table:table-cell office:value-type="float" office:value="1013.67">
            <text:p>1013.67</text:p>
          </table:table-cell>
          <table:table-cell table:number-columns-repeated="6"/>
        </table:table-row>
        <table:table-row table:style-name="ro1">
          <table:table-cell office:value-type="float" office:value="1.11925">
            <text:p>1.11925</text:p>
          </table:table-cell>
          <table:table-cell office:value-type="float" office:value="19">
            <text:p>19</text:p>
          </table:table-cell>
          <table:table-cell office:value-type="float" office:value="1.13719">
            <text:p>1.13719</text:p>
          </table:table-cell>
          <table:table-cell office:value-type="float" office:value="1542.4">
            <text:p>1542.4</text:p>
          </table:table-cell>
          <table:table-cell office:value-type="float" office:value="1.04931">
            <text:p>1.04931</text:p>
          </table:table-cell>
          <table:table-cell office:value-type="float" office:value="32">
            <text:p>32</text:p>
          </table:table-cell>
          <table:table-cell office:value-type="float" office:value="1.04797">
            <text:p>1.04797</text:p>
          </table:table-cell>
          <table:table-cell office:value-type="float" office:value="1013.67">
            <text:p>1013.67</text:p>
          </table:table-cell>
          <table:table-cell table:number-columns-repeated="6"/>
        </table:table-row>
        <table:table-row table:style-name="ro1">
          <table:table-cell office:value-type="float" office:value="1.04077">
            <text:p>1.04077</text:p>
          </table:table-cell>
          <table:table-cell office:value-type="float" office:value="33">
            <text:p>33</text:p>
          </table:table-cell>
          <table:table-cell office:value-type="float" office:value="1.03945">
            <text:p>1.03945</text:p>
          </table:table-cell>
          <table:table-cell office:value-type="float" office:value="1013.67">
            <text:p>1013.67</text:p>
          </table:table-cell>
          <table:table-cell office:value-type="float" office:value="1.04197">
            <text:p>1.04197</text:p>
          </table:table-cell>
          <table:table-cell office:value-type="float" office:value="29">
            <text:p>29</text:p>
          </table:table-cell>
          <table:table-cell office:value-type="float" office:value="1.04146">
            <text:p>1.04146</text:p>
          </table:table-cell>
          <table:table-cell office:value-type="float" office:value="1013.67">
            <text:p>1013.67</text:p>
          </table:table-cell>
          <table:table-cell table:number-columns-repeated="6"/>
        </table:table-row>
        <table:table-row table:style-name="ro1">
          <table:table-cell office:value-type="float" office:value="1.11892">
            <text:p>1.11892</text:p>
          </table:table-cell>
          <table:table-cell office:value-type="float" office:value="19">
            <text:p>19</text:p>
          </table:table-cell>
          <table:table-cell office:value-type="float" office:value="1.135">
            <text:p>1.135</text:p>
          </table:table-cell>
          <table:table-cell office:value-type="float" office:value="1578.27">
            <text:p>1578.27</text:p>
          </table:table-cell>
          <table:table-cell office:value-type="float" office:value="1.04478">
            <text:p>1.04478</text:p>
          </table:table-cell>
          <table:table-cell office:value-type="float" office:value="34">
            <text:p>34</text:p>
          </table:table-cell>
          <table:table-cell office:value-type="float" office:value="1.04258">
            <text:p>1.04258</text:p>
          </table:table-cell>
          <table:table-cell office:value-type="float" office:value="1013.67">
            <text:p>1013.67</text:p>
          </table:table-cell>
          <table:table-cell table:number-columns-repeated="6"/>
        </table:table-row>
        <table:table-row table:style-name="ro1">
          <table:table-cell office:value-type="float" office:value="1.0436">
            <text:p>1.0436</text:p>
          </table:table-cell>
          <table:table-cell office:value-type="float" office:value="33">
            <text:p>33</text:p>
          </table:table-cell>
          <table:table-cell office:value-type="float" office:value="1.0423">
            <text:p>1.0423</text:p>
          </table:table-cell>
          <table:table-cell office:value-type="float" office:value="1013.67">
            <text:p>1013.67</text:p>
          </table:table-cell>
          <table:table-cell office:value-type="float" office:value="1.04816">
            <text:p>1.04816</text:p>
          </table:table-cell>
          <table:table-cell office:value-type="float" office:value="34">
            <text:p>34</text:p>
          </table:table-cell>
          <table:table-cell office:value-type="float" office:value="1.04705">
            <text:p>1.04705</text:p>
          </table:table-cell>
          <table:table-cell office:value-type="float" office:value="1013.67">
            <text:p>1013.67</text:p>
          </table:table-cell>
          <table:table-cell table:number-columns-repeated="6"/>
        </table:table-row>
        <table:table-row table:style-name="ro1">
          <table:table-cell office:value-type="float" office:value="1.11775">
            <text:p>1.11775</text:p>
          </table:table-cell>
          <table:table-cell office:value-type="float" office:value="19">
            <text:p>19</text:p>
          </table:table-cell>
          <table:table-cell office:value-type="float" office:value="1.12798">
            <text:p>1.12798</text:p>
          </table:table-cell>
          <table:table-cell office:value-type="float" office:value="1314.13">
            <text:p>1314.13</text:p>
          </table:table-cell>
          <table:table-cell office:value-type="float" office:value="1.0602">
            <text:p>1.0602</text:p>
          </table:table-cell>
          <table:table-cell office:value-type="float" office:value="27">
            <text:p>27</text:p>
          </table:table-cell>
          <table:table-cell office:value-type="float" office:value="1.05966">
            <text:p>1.05966</text:p>
          </table:table-cell>
          <table:table-cell office:value-type="float" office:value="1013.67">
            <text:p>1013.67</text:p>
          </table:table-cell>
          <table:table-cell table:number-columns-repeated="6"/>
        </table:table-row>
        <table:table-row table:style-name="ro1">
          <table:table-cell office:value-type="float" office:value="1.11282">
            <text:p>1.11282</text:p>
          </table:table-cell>
          <table:table-cell office:value-type="float" office:value="19">
            <text:p>19</text:p>
          </table:table-cell>
          <table:table-cell office:value-type="float" office:value="1.13122">
            <text:p>1.13122</text:p>
          </table:table-cell>
          <table:table-cell office:value-type="float" office:value="1578.27">
            <text:p>1578.27</text:p>
          </table:table-cell>
          <table:table-cell office:value-type="float" office:value="1.04921">
            <text:p>1.04921</text:p>
          </table:table-cell>
          <table:table-cell office:value-type="float" office:value="33">
            <text:p>33</text:p>
          </table:table-cell>
          <table:table-cell office:value-type="float" office:value="1.04705">
            <text:p>1.04705</text:p>
          </table:table-cell>
          <table:table-cell office:value-type="float" office:value="1013.67">
            <text:p>1013.67</text:p>
          </table:table-cell>
          <table:table-cell table:number-columns-repeated="6"/>
        </table:table-row>
        <table:table-row table:style-name="ro1">
          <table:table-cell office:value-type="float" office:value="1.11774">
            <text:p>1.11774</text:p>
          </table:table-cell>
          <table:table-cell office:value-type="float" office:value="19">
            <text:p>19</text:p>
          </table:table-cell>
          <table:table-cell office:value-type="float" office:value="1.13154">
            <text:p>1.13154</text:p>
          </table:table-cell>
          <table:table-cell office:value-type="float" office:value="1294.73">
            <text:p>1294.73</text:p>
          </table:table-cell>
          <table:table-cell office:value-type="float" office:value="1.02832">
            <text:p>1.02832</text:p>
          </table:table-cell>
          <table:table-cell office:value-type="float" office:value="32">
            <text:p>32</text:p>
          </table:table-cell>
          <table:table-cell office:value-type="float" office:value="1.02717">
            <text:p>1.02717</text:p>
          </table:table-cell>
          <table:table-cell office:value-type="float" office:value="1013.67">
            <text:p>1013.67</text:p>
          </table:table-cell>
          <table:table-cell table:number-columns-repeated="6"/>
        </table:table-row>
        <table:table-row table:style-name="ro1">
          <table:table-cell office:value-type="string">
            <text:p>Label 16 </text:p>
          </table:table-cell>
          <table:table-cell table:number-columns-repeated="3"/>
          <table:table-cell office:value-type="string">
            <text:p>Label 16 </text:p>
          </table:table-cell>
          <table:table-cell table:number-columns-repeated="9"/>
        </table:table-row>
        <table:table-row table:style-name="ro1">
          <table:table-cell office:value-type="float" office:value="1.08614">
            <text:p>1.08614</text:p>
          </table:table-cell>
          <table:table-cell office:value-type="float" office:value="20">
            <text:p>20</text:p>
          </table:table-cell>
          <table:table-cell office:value-type="float" office:value="1.0992">
            <text:p>1.0992</text:p>
          </table:table-cell>
          <table:table-cell office:value-type="float" office:value="1531.25">
            <text:p>1531.25</text:p>
          </table:table-cell>
          <table:table-cell office:value-type="float" office:value="1.05353">
            <text:p>1.05353</text:p>
          </table:table-cell>
          <table:table-cell office:value-type="float" office:value="24">
            <text:p>24</text:p>
          </table:table-cell>
          <table:table-cell office:value-type="float" office:value="1.05613">
            <text:p>1.05613</text:p>
          </table:table-cell>
          <table:table-cell office:value-type="float" office:value="1113.12">
            <text:p>1113.12</text:p>
          </table:table-cell>
          <table:table-cell table:number-columns-repeated="6"/>
        </table:table-row>
        <table:table-row table:style-name="ro1">
          <table:table-cell office:value-type="float" office:value="1.08874">
            <text:p>1.08874</text:p>
          </table:table-cell>
          <table:table-cell office:value-type="float" office:value="20">
            <text:p>20</text:p>
          </table:table-cell>
          <table:table-cell office:value-type="float" office:value="1.09953">
            <text:p>1.09953</text:p>
          </table:table-cell>
          <table:table-cell office:value-type="float" office:value="1531.25">
            <text:p>1531.25</text:p>
          </table:table-cell>
          <table:table-cell office:value-type="float" office:value="1.05039">
            <text:p>1.05039</text:p>
          </table:table-cell>
          <table:table-cell office:value-type="float" office:value="27">
            <text:p>27</text:p>
          </table:table-cell>
          <table:table-cell office:value-type="float" office:value="1.04615">
            <text:p>1.04615</text:p>
          </table:table-cell>
          <table:table-cell office:value-type="float" office:value="1052.06">
            <text:p>1052.06</text:p>
          </table:table-cell>
          <table:table-cell table:number-columns-repeated="6"/>
        </table:table-row>
        <table:table-row table:style-name="ro1">
          <table:table-cell office:value-type="float" office:value="1.06084">
            <text:p>1.06084</text:p>
          </table:table-cell>
          <table:table-cell office:value-type="float" office:value="28">
            <text:p>28</text:p>
          </table:table-cell>
          <table:table-cell office:value-type="float" office:value="1.06055">
            <text:p>1.06055</text:p>
          </table:table-cell>
          <table:table-cell office:value-type="float" office:value="1052.06">
            <text:p>1052.06</text:p>
          </table:table-cell>
          <table:table-cell office:value-type="float" office:value="1.04926">
            <text:p>1.04926</text:p>
          </table:table-cell>
          <table:table-cell office:value-type="float" office:value="26">
            <text:p>26</text:p>
          </table:table-cell>
          <table:table-cell office:value-type="float" office:value="1.04927">
            <text:p>1.04927</text:p>
          </table:table-cell>
          <table:table-cell office:value-type="float" office:value="1052.06">
            <text:p>1052.06</text:p>
          </table:table-cell>
          <table:table-cell table:number-columns-repeated="6"/>
        </table:table-row>
        <table:table-row table:style-name="ro1">
          <table:table-cell office:value-type="float" office:value="1.04861">
            <text:p>1.04861</text:p>
          </table:table-cell>
          <table:table-cell office:value-type="float" office:value="30">
            <text:p>30</text:p>
          </table:table-cell>
          <table:table-cell office:value-type="float" office:value="1.04872">
            <text:p>1.04872</text:p>
          </table:table-cell>
          <table:table-cell office:value-type="float" office:value="1052.06">
            <text:p>1052.06</text:p>
          </table:table-cell>
          <table:table-cell office:value-type="float" office:value="1.05505">
            <text:p>1.05505</text:p>
          </table:table-cell>
          <table:table-cell office:value-type="float" office:value="23">
            <text:p>23</text:p>
          </table:table-cell>
          <table:table-cell office:value-type="float" office:value="1.05312">
            <text:p>1.05312</text:p>
          </table:table-cell>
          <table:table-cell office:value-type="float" office:value="1052.06">
            <text:p>1052.06</text:p>
          </table:table-cell>
          <table:table-cell table:number-columns-repeated="6"/>
        </table:table-row>
        <table:table-row table:style-name="ro1">
          <table:table-cell office:value-type="float" office:value="1.04931">
            <text:p>1.04931</text:p>
          </table:table-cell>
          <table:table-cell office:value-type="float" office:value="30">
            <text:p>30</text:p>
          </table:table-cell>
          <table:table-cell office:value-type="float" office:value="1.04795">
            <text:p>1.04795</text:p>
          </table:table-cell>
          <table:table-cell office:value-type="float" office:value="1052.06">
            <text:p>1052.06</text:p>
          </table:table-cell>
          <table:table-cell office:value-type="float" office:value="1.05474">
            <text:p>1.05474</text:p>
          </table:table-cell>
          <table:table-cell office:value-type="float" office:value="25">
            <text:p>25</text:p>
          </table:table-cell>
          <table:table-cell office:value-type="float" office:value="1.05467">
            <text:p>1.05467</text:p>
          </table:table-cell>
          <table:table-cell office:value-type="float" office:value="1063.62">
            <text:p>1063.62</text:p>
          </table:table-cell>
          <table:table-cell table:number-columns-repeated="6"/>
        </table:table-row>
        <table:table-row table:style-name="ro1">
          <table:table-cell office:value-type="float" office:value="1.08991">
            <text:p>1.08991</text:p>
          </table:table-cell>
          <table:table-cell office:value-type="float" office:value="14">
            <text:p>14</text:p>
          </table:table-cell>
          <table:table-cell office:value-type="float" office:value="1.09615">
            <text:p>1.09615</text:p>
          </table:table-cell>
          <table:table-cell office:value-type="float" office:value="1265.94">
            <text:p>1265.94</text:p>
          </table:table-cell>
          <table:table-cell office:value-type="float" office:value="1.0464">
            <text:p>1.0464</text:p>
          </table:table-cell>
          <table:table-cell office:value-type="float" office:value="23">
            <text:p>23</text:p>
          </table:table-cell>
          <table:table-cell office:value-type="float" office:value="1.0432">
            <text:p>1.0432</text:p>
          </table:table-cell>
          <table:table-cell office:value-type="float" office:value="1052.06">
            <text:p>1052.06</text:p>
          </table:table-cell>
          <table:table-cell table:number-columns-repeated="6"/>
        </table:table-row>
        <table:table-row table:style-name="ro1">
          <table:table-cell office:value-type="float" office:value="1.08398">
            <text:p>1.08398</text:p>
          </table:table-cell>
          <table:table-cell office:value-type="float" office:value="20">
            <text:p>20</text:p>
          </table:table-cell>
          <table:table-cell office:value-type="float" office:value="1.09424">
            <text:p>1.09424</text:p>
          </table:table-cell>
          <table:table-cell office:value-type="float" office:value="1531.25">
            <text:p>1531.25</text:p>
          </table:table-cell>
          <table:table-cell office:value-type="float" office:value="1.0544">
            <text:p>1.0544</text:p>
          </table:table-cell>
          <table:table-cell office:value-type="float" office:value="25">
            <text:p>25</text:p>
          </table:table-cell>
          <table:table-cell office:value-type="float" office:value="1.054">
            <text:p>1.054</text:p>
          </table:table-cell>
          <table:table-cell office:value-type="float" office:value="1053.88">
            <text:p>1053.88</text:p>
          </table:table-cell>
          <table:table-cell table:number-columns-repeated="6"/>
        </table:table-row>
        <table:table-row table:style-name="ro1">
          <table:table-cell office:value-type="float" office:value="1.08187">
            <text:p>1.08187</text:p>
          </table:table-cell>
          <table:table-cell office:value-type="float" office:value="20">
            <text:p>20</text:p>
          </table:table-cell>
          <table:table-cell office:value-type="float" office:value="1.09196">
            <text:p>1.09196</text:p>
          </table:table-cell>
          <table:table-cell office:value-type="float" office:value="1531.25">
            <text:p>1531.25</text:p>
          </table:table-cell>
          <table:table-cell office:value-type="float" office:value="1.05776">
            <text:p>1.05776</text:p>
          </table:table-cell>
          <table:table-cell office:value-type="float" office:value="24">
            <text:p>24</text:p>
          </table:table-cell>
          <table:table-cell office:value-type="float" office:value="1.06183">
            <text:p>1.06183</text:p>
          </table:table-cell>
          <table:table-cell office:value-type="float" office:value="1222">
            <text:p>1222</text:p>
          </table:table-cell>
          <table:table-cell table:number-columns-repeated="6"/>
        </table:table-row>
        <table:table-row table:style-name="ro1">
          <table:table-cell office:value-type="float" office:value="1.06017">
            <text:p>1.06017</text:p>
          </table:table-cell>
          <table:table-cell office:value-type="float" office:value="23">
            <text:p>23</text:p>
          </table:table-cell>
          <table:table-cell office:value-type="float" office:value="1.06333">
            <text:p>1.06333</text:p>
          </table:table-cell>
          <table:table-cell office:value-type="float" office:value="1060">
            <text:p>1060</text:p>
          </table:table-cell>
          <table:table-cell office:value-type="float" office:value="1.05691">
            <text:p>1.05691</text:p>
          </table:table-cell>
          <table:table-cell office:value-type="float" office:value="25">
            <text:p>25</text:p>
          </table:table-cell>
          <table:table-cell office:value-type="float" office:value="1.05735">
            <text:p>1.05735</text:p>
          </table:table-cell>
          <table:table-cell office:value-type="float" office:value="1058.06">
            <text:p>1058.06</text:p>
          </table:table-cell>
          <table:table-cell table:number-columns-repeated="6"/>
        </table:table-row>
        <table:table-row table:style-name="ro1">
          <table:table-cell office:value-type="float" office:value="1.08203">
            <text:p>1.08203</text:p>
          </table:table-cell>
          <table:table-cell office:value-type="float" office:value="20">
            <text:p>20</text:p>
          </table:table-cell>
          <table:table-cell office:value-type="float" office:value="1.09135">
            <text:p>1.09135</text:p>
          </table:table-cell>
          <table:table-cell office:value-type="float" office:value="1300.62">
            <text:p>1300.62</text:p>
          </table:table-cell>
          <table:table-cell office:value-type="float" office:value="1.05207">
            <text:p>1.05207</text:p>
          </table:table-cell>
          <table:table-cell office:value-type="float" office:value="25">
            <text:p>25</text:p>
          </table:table-cell>
          <table:table-cell office:value-type="float" office:value="1.0517">
            <text:p>1.0517</text:p>
          </table:table-cell>
          <table:table-cell office:value-type="float" office:value="1053.88">
            <text:p>1053.88</text:p>
          </table:table-cell>
          <table:table-cell table:number-columns-repeated="6"/>
        </table:table-row>
        <table:table-row table:style-name="ro1">
          <table:table-cell office:value-type="float" office:value="1.08269">
            <text:p>1.08269</text:p>
          </table:table-cell>
          <table:table-cell office:value-type="float" office:value="20">
            <text:p>20</text:p>
          </table:table-cell>
          <table:table-cell office:value-type="float" office:value="1.08945">
            <text:p>1.08945</text:p>
          </table:table-cell>
          <table:table-cell office:value-type="float" office:value="1265.94">
            <text:p>1265.94</text:p>
          </table:table-cell>
          <table:table-cell office:value-type="float" office:value="1.04292">
            <text:p>1.04292</text:p>
          </table:table-cell>
          <table:table-cell office:value-type="float" office:value="26">
            <text:p>26</text:p>
          </table:table-cell>
          <table:table-cell office:value-type="float" office:value="1.04191">
            <text:p>1.04191</text:p>
          </table:table-cell>
          <table:table-cell office:value-type="float" office:value="1052.06">
            <text:p>1052.06</text:p>
          </table:table-cell>
          <table:table-cell table:number-columns-repeated="6"/>
        </table:table-row>
        <table:table-row table:style-name="ro1">
          <table:table-cell office:value-type="float" office:value="1.08191">
            <text:p>1.08191</text:p>
          </table:table-cell>
          <table:table-cell office:value-type="float" office:value="20">
            <text:p>20</text:p>
          </table:table-cell>
          <table:table-cell office:value-type="float" office:value="1.09199">
            <text:p>1.09199</text:p>
          </table:table-cell>
          <table:table-cell office:value-type="float" office:value="1531.25">
            <text:p>1531.25</text:p>
          </table:table-cell>
          <table:table-cell office:value-type="float" office:value="1.05354">
            <text:p>1.05354</text:p>
          </table:table-cell>
          <table:table-cell office:value-type="float" office:value="26">
            <text:p>26</text:p>
          </table:table-cell>
          <table:table-cell office:value-type="float" office:value="1.05211">
            <text:p>1.05211</text:p>
          </table:table-cell>
          <table:table-cell office:value-type="float" office:value="1052.06">
            <text:p>1052.06</text:p>
          </table:table-cell>
          <table:table-cell table:number-columns-repeated="6"/>
        </table:table-row>
        <table:table-row table:style-name="ro1">
          <table:table-cell office:value-type="float" office:value="1.05392">
            <text:p>1.05392</text:p>
          </table:table-cell>
          <table:table-cell office:value-type="float" office:value="31">
            <text:p>31</text:p>
          </table:table-cell>
          <table:table-cell office:value-type="float" office:value="1.05272">
            <text:p>1.05272</text:p>
          </table:table-cell>
          <table:table-cell office:value-type="float" office:value="1052.06">
            <text:p>1052.06</text:p>
          </table:table-cell>
          <table:table-cell office:value-type="float" office:value="1.04112">
            <text:p>1.04112</text:p>
          </table:table-cell>
          <table:table-cell office:value-type="float" office:value="33">
            <text:p>33</text:p>
          </table:table-cell>
          <table:table-cell office:value-type="float" office:value="1.04">
            <text:p>1.04</text:p>
          </table:table-cell>
          <table:table-cell office:value-type="float" office:value="1052.06">
            <text:p>1052.06</text:p>
          </table:table-cell>
          <table:table-cell table:number-columns-repeated="6"/>
        </table:table-row>
        <table:table-row table:style-name="ro1">
          <table:table-cell office:value-type="float" office:value="1.09018">
            <text:p>1.09018</text:p>
          </table:table-cell>
          <table:table-cell office:value-type="float" office:value="20">
            <text:p>20</text:p>
          </table:table-cell>
          <table:table-cell office:value-type="float" office:value="1.09615">
            <text:p>1.09615</text:p>
          </table:table-cell>
          <table:table-cell office:value-type="float" office:value="1265.94">
            <text:p>1265.94</text:p>
          </table:table-cell>
          <table:table-cell office:value-type="float" office:value="1.05137">
            <text:p>1.05137</text:p>
          </table:table-cell>
          <table:table-cell office:value-type="float" office:value="26">
            <text:p>26</text:p>
          </table:table-cell>
          <table:table-cell office:value-type="float" office:value="1.05127">
            <text:p>1.05127</text:p>
          </table:table-cell>
          <table:table-cell office:value-type="float" office:value="1052.06">
            <text:p>1052.06</text:p>
          </table:table-cell>
          <table:table-cell table:number-columns-repeated="6"/>
        </table:table-row>
        <table:table-row table:style-name="ro1">
          <table:table-cell office:value-type="float" office:value="1.08158">
            <text:p>1.08158</text:p>
          </table:table-cell>
          <table:table-cell office:value-type="float" office:value="20">
            <text:p>20</text:p>
          </table:table-cell>
          <table:table-cell office:value-type="float" office:value="1.09314">
            <text:p>1.09314</text:p>
          </table:table-cell>
          <table:table-cell office:value-type="float" office:value="1531.25">
            <text:p>1531.25</text:p>
          </table:table-cell>
          <table:table-cell office:value-type="float" office:value="1.0525">
            <text:p>1.0525</text:p>
          </table:table-cell>
          <table:table-cell office:value-type="float" office:value="27">
            <text:p>27</text:p>
          </table:table-cell>
          <table:table-cell office:value-type="float" office:value="1.05204">
            <text:p>1.05204</text:p>
          </table:table-cell>
          <table:table-cell office:value-type="float" office:value="1052.06">
            <text:p>1052.06</text:p>
          </table:table-cell>
          <table:table-cell table:number-columns-repeated="6"/>
        </table:table-row>
        <table:table-row table:style-name="ro1">
          <table:table-cell office:value-type="float" office:value="1.08503">
            <text:p>1.08503</text:p>
          </table:table-cell>
          <table:table-cell office:value-type="float" office:value="18">
            <text:p>18</text:p>
          </table:table-cell>
          <table:table-cell office:value-type="float" office:value="1.09535">
            <text:p>1.09535</text:p>
          </table:table-cell>
          <table:table-cell office:value-type="float" office:value="1531.25">
            <text:p>1531.25</text:p>
          </table:table-cell>
          <table:table-cell office:value-type="float" office:value="1.06781">
            <text:p>1.06781</text:p>
          </table:table-cell>
          <table:table-cell office:value-type="float" office:value="23">
            <text:p>23</text:p>
          </table:table-cell>
          <table:table-cell office:value-type="float" office:value="1.06971">
            <text:p>1.06971</text:p>
          </table:table-cell>
          <table:table-cell office:value-type="float" office:value="1067.44">
            <text:p>1067.44</text:p>
          </table:table-cell>
          <table:table-cell table:number-columns-repeated="6"/>
        </table:table-row>
        <table:table-row table:style-name="ro1">
          <table:table-cell office:value-type="float" office:value="1.04885">
            <text:p>1.04885</text:p>
          </table:table-cell>
          <table:table-cell office:value-type="float" office:value="30">
            <text:p>30</text:p>
          </table:table-cell>
          <table:table-cell office:value-type="float" office:value="1.04857">
            <text:p>1.04857</text:p>
          </table:table-cell>
          <table:table-cell office:value-type="float" office:value="1052.06">
            <text:p>1052.06</text:p>
          </table:table-cell>
          <table:table-cell office:value-type="float" office:value="1.05572">
            <text:p>1.05572</text:p>
          </table:table-cell>
          <table:table-cell office:value-type="float" office:value="25">
            <text:p>25</text:p>
          </table:table-cell>
          <table:table-cell office:value-type="float" office:value="1.05557">
            <text:p>1.05557</text:p>
          </table:table-cell>
          <table:table-cell office:value-type="float" office:value="1052.62">
            <text:p>1052.62</text:p>
          </table:table-cell>
          <table:table-cell table:number-columns-repeated="6"/>
        </table:table-row>
        <table:table-row table:style-name="ro1">
          <table:table-cell office:value-type="float" office:value="1.086">
            <text:p>1.086</text:p>
          </table:table-cell>
          <table:table-cell office:value-type="float" office:value="20">
            <text:p>20</text:p>
          </table:table-cell>
          <table:table-cell office:value-type="float" office:value="1.0983">
            <text:p>1.0983</text:p>
          </table:table-cell>
          <table:table-cell office:value-type="float" office:value="1531.25">
            <text:p>1531.25</text:p>
          </table:table-cell>
          <table:table-cell office:value-type="float" office:value="1.05143">
            <text:p>1.05143</text:p>
          </table:table-cell>
          <table:table-cell office:value-type="float" office:value="26">
            <text:p>26</text:p>
          </table:table-cell>
          <table:table-cell office:value-type="float" office:value="1.0504">
            <text:p>1.0504</text:p>
          </table:table-cell>
          <table:table-cell office:value-type="float" office:value="1052.06">
            <text:p>1052.06</text:p>
          </table:table-cell>
          <table:table-cell table:number-columns-repeated="6"/>
        </table:table-row>
        <table:table-row table:style-name="ro1">
          <table:table-cell office:value-type="float" office:value="1.05099">
            <text:p>1.05099</text:p>
          </table:table-cell>
          <table:table-cell office:value-type="float" office:value="31">
            <text:p>31</text:p>
          </table:table-cell>
          <table:table-cell office:value-type="float" office:value="1.05058">
            <text:p>1.05058</text:p>
          </table:table-cell>
          <table:table-cell office:value-type="float" office:value="1052.06">
            <text:p>1052.06</text:p>
          </table:table-cell>
          <table:table-cell office:value-type="float" office:value="1.04601">
            <text:p>1.04601</text:p>
          </table:table-cell>
          <table:table-cell office:value-type="float" office:value="28">
            <text:p>28</text:p>
          </table:table-cell>
          <table:table-cell office:value-type="float" office:value="1.04422">
            <text:p>1.04422</text:p>
          </table:table-cell>
          <table:table-cell office:value-type="float" office:value="1052.06">
            <text:p>1052.06</text:p>
          </table:table-cell>
          <table:table-cell table:number-columns-repeated="6"/>
        </table:table-row>
        <table:table-row table:style-name="ro1">
          <table:table-cell office:value-type="float" office:value="1.08286">
            <text:p>1.08286</text:p>
          </table:table-cell>
          <table:table-cell office:value-type="float" office:value="20">
            <text:p>20</text:p>
          </table:table-cell>
          <table:table-cell office:value-type="float" office:value="1.09466">
            <text:p>1.09466</text:p>
          </table:table-cell>
          <table:table-cell office:value-type="float" office:value="1531.25">
            <text:p>1531.25</text:p>
          </table:table-cell>
          <table:table-cell office:value-type="float" office:value="1.0557">
            <text:p>1.0557</text:p>
          </table:table-cell>
          <table:table-cell office:value-type="float" office:value="24">
            <text:p>24</text:p>
          </table:table-cell>
          <table:table-cell office:value-type="float" office:value="1.05945">
            <text:p>1.05945</text:p>
          </table:table-cell>
          <table:table-cell office:value-type="float" office:value="1092.19">
            <text:p>1092.19</text:p>
          </table:table-cell>
          <table:table-cell table:number-columns-repeated="6"/>
        </table:table-row>
        <table:table-row table:style-name="ro1">
          <table:table-cell office:value-type="string">
            <text:p>Label 17 </text:p>
          </table:table-cell>
          <table:table-cell table:number-columns-repeated="3"/>
          <table:table-cell office:value-type="string">
            <text:p>Label 17 </text:p>
          </table:table-cell>
          <table:table-cell table:number-columns-repeated="9"/>
        </table:table-row>
        <table:table-row table:style-name="ro1">
          <table:table-cell office:value-type="float" office:value="1.04756">
            <text:p>1.04756</text:p>
          </table:table-cell>
          <table:table-cell office:value-type="float" office:value="32">
            <text:p>32</text:p>
          </table:table-cell>
          <table:table-cell office:value-type="float" office:value="1.05293">
            <text:p>1.05293</text:p>
          </table:table-cell>
          <table:table-cell office:value-type="float" office:value="1237.24">
            <text:p>1237.24</text:p>
          </table:table-cell>
          <table:table-cell office:value-type="float" office:value="1.04109">
            <text:p>1.04109</text:p>
          </table:table-cell>
          <table:table-cell office:value-type="float" office:value="34">
            <text:p>34</text:p>
          </table:table-cell>
          <table:table-cell office:value-type="float" office:value="1.04575">
            <text:p>1.04575</text:p>
          </table:table-cell>
          <table:table-cell office:value-type="float" office:value="1239.76">
            <text:p>1239.76</text:p>
          </table:table-cell>
          <table:table-cell table:number-columns-repeated="6"/>
        </table:table-row>
        <table:table-row table:style-name="ro1">
          <table:table-cell office:value-type="float" office:value="1.04719">
            <text:p>1.04719</text:p>
          </table:table-cell>
          <table:table-cell office:value-type="float" office:value="30">
            <text:p>30</text:p>
          </table:table-cell>
          <table:table-cell office:value-type="float" office:value="1.05193">
            <text:p>1.05193</text:p>
          </table:table-cell>
          <table:table-cell office:value-type="float" office:value="1245.41">
            <text:p>1245.41</text:p>
          </table:table-cell>
          <table:table-cell office:value-type="float" office:value="1.04052">
            <text:p>1.04052</text:p>
          </table:table-cell>
          <table:table-cell office:value-type="float" office:value="26">
            <text:p>26</text:p>
          </table:table-cell>
          <table:table-cell office:value-type="float" office:value="1.03957">
            <text:p>1.03957</text:p>
          </table:table-cell>
          <table:table-cell office:value-type="float" office:value="1087.53">
            <text:p>1087.53</text:p>
          </table:table-cell>
          <table:table-cell table:number-columns-repeated="6"/>
        </table:table-row>
        <table:table-row table:style-name="ro1">
          <table:table-cell office:value-type="float" office:value="1.04551">
            <text:p>1.04551</text:p>
          </table:table-cell>
          <table:table-cell office:value-type="float" office:value="32">
            <text:p>32</text:p>
          </table:table-cell>
          <table:table-cell office:value-type="float" office:value="1.05094">
            <text:p>1.05094</text:p>
          </table:table-cell>
          <table:table-cell office:value-type="float" office:value="1237.24">
            <text:p>1237.24</text:p>
          </table:table-cell>
          <table:table-cell office:value-type="float" office:value="1.02919">
            <text:p>1.02919</text:p>
          </table:table-cell>
          <table:table-cell office:value-type="float" office:value="32">
            <text:p>32</text:p>
          </table:table-cell>
          <table:table-cell office:value-type="float" office:value="1.02769">
            <text:p>1.02769</text:p>
          </table:table-cell>
          <table:table-cell office:value-type="float" office:value="1087.53">
            <text:p>1087.53</text:p>
          </table:table-cell>
          <table:table-cell table:number-columns-repeated="6"/>
        </table:table-row>
        <table:table-row table:style-name="ro1">
          <table:table-cell office:value-type="float" office:value="1.04693">
            <text:p>1.04693</text:p>
          </table:table-cell>
          <table:table-cell office:value-type="float" office:value="32">
            <text:p>32</text:p>
          </table:table-cell>
          <table:table-cell office:value-type="float" office:value="1.0518">
            <text:p>1.0518</text:p>
          </table:table-cell>
          <table:table-cell office:value-type="float" office:value="1239.24">
            <text:p>1239.24</text:p>
          </table:table-cell>
          <table:table-cell office:value-type="float" office:value="1.04339">
            <text:p>1.04339</text:p>
          </table:table-cell>
          <table:table-cell office:value-type="float" office:value="34">
            <text:p>34</text:p>
          </table:table-cell>
          <table:table-cell office:value-type="float" office:value="1.04784">
            <text:p>1.04784</text:p>
          </table:table-cell>
          <table:table-cell office:value-type="float" office:value="1239.76">
            <text:p>1239.76</text:p>
          </table:table-cell>
          <table:table-cell table:number-columns-repeated="6"/>
        </table:table-row>
        <table:table-row table:style-name="ro1">
          <table:table-cell office:value-type="float" office:value="1.04867">
            <text:p>1.04867</text:p>
          </table:table-cell>
          <table:table-cell office:value-type="float" office:value="32">
            <text:p>32</text:p>
          </table:table-cell>
          <table:table-cell office:value-type="float" office:value="1.05365">
            <text:p>1.05365</text:p>
          </table:table-cell>
          <table:table-cell office:value-type="float" office:value="1211.65">
            <text:p>1211.65</text:p>
          </table:table-cell>
          <table:table-cell office:value-type="float" office:value="1.02881">
            <text:p>1.02881</text:p>
          </table:table-cell>
          <table:table-cell office:value-type="float" office:value="32">
            <text:p>32</text:p>
          </table:table-cell>
          <table:table-cell office:value-type="float" office:value="1.02747">
            <text:p>1.02747</text:p>
          </table:table-cell>
          <table:table-cell office:value-type="float" office:value="1087.53">
            <text:p>1087.53</text:p>
          </table:table-cell>
          <table:table-cell table:number-columns-repeated="6"/>
        </table:table-row>
        <table:table-row table:style-name="ro1">
          <table:table-cell office:value-type="float" office:value="1.04798">
            <text:p>1.04798</text:p>
          </table:table-cell>
          <table:table-cell office:value-type="float" office:value="32">
            <text:p>32</text:p>
          </table:table-cell>
          <table:table-cell office:value-type="float" office:value="1.05295">
            <text:p>1.05295</text:p>
          </table:table-cell>
          <table:table-cell office:value-type="float" office:value="1155.71">
            <text:p>1155.71</text:p>
          </table:table-cell>
          <table:table-cell office:value-type="float" office:value="1.03831">
            <text:p>1.03831</text:p>
          </table:table-cell>
          <table:table-cell office:value-type="float" office:value="30">
            <text:p>30</text:p>
          </table:table-cell>
          <table:table-cell office:value-type="float" office:value="1.03724">
            <text:p>1.03724</text:p>
          </table:table-cell>
          <table:table-cell office:value-type="float" office:value="1087.53">
            <text:p>1087.53</text:p>
          </table:table-cell>
          <table:table-cell table:number-columns-repeated="6"/>
        </table:table-row>
        <table:table-row table:style-name="ro1">
          <table:table-cell office:value-type="float" office:value="1.04762">
            <text:p>1.04762</text:p>
          </table:table-cell>
          <table:table-cell office:value-type="float" office:value="30">
            <text:p>30</text:p>
          </table:table-cell>
          <table:table-cell office:value-type="float" office:value="1.0533">
            <text:p>1.0533</text:p>
          </table:table-cell>
          <table:table-cell office:value-type="float" office:value="1243.41">
            <text:p>1243.41</text:p>
          </table:table-cell>
          <table:table-cell office:value-type="float" office:value="1.0296">
            <text:p>1.0296</text:p>
          </table:table-cell>
          <table:table-cell office:value-type="float" office:value="33">
            <text:p>33</text:p>
          </table:table-cell>
          <table:table-cell office:value-type="float" office:value="1.02778">
            <text:p>1.02778</text:p>
          </table:table-cell>
          <table:table-cell office:value-type="float" office:value="1087.53">
            <text:p>1087.53</text:p>
          </table:table-cell>
          <table:table-cell table:number-columns-repeated="6"/>
        </table:table-row>
        <table:table-row table:style-name="ro1">
          <table:table-cell office:value-type="float" office:value="1.04815">
            <text:p>1.04815</text:p>
          </table:table-cell>
          <table:table-cell office:value-type="float" office:value="32">
            <text:p>32</text:p>
          </table:table-cell>
          <table:table-cell office:value-type="float" office:value="1.0544">
            <text:p>1.0544</text:p>
          </table:table-cell>
          <table:table-cell office:value-type="float" office:value="1237.24">
            <text:p>1237.24</text:p>
          </table:table-cell>
          <table:table-cell office:value-type="float" office:value="1.04523">
            <text:p>1.04523</text:p>
          </table:table-cell>
          <table:table-cell office:value-type="float" office:value="34">
            <text:p>34</text:p>
          </table:table-cell>
          <table:table-cell office:value-type="float" office:value="1.04954">
            <text:p>1.04954</text:p>
          </table:table-cell>
          <table:table-cell office:value-type="float" office:value="1239.76">
            <text:p>1239.76</text:p>
          </table:table-cell>
          <table:table-cell table:number-columns-repeated="6"/>
        </table:table-row>
        <table:table-row table:style-name="ro1">
          <table:table-cell office:value-type="float" office:value="1.04593">
            <text:p>1.04593</text:p>
          </table:table-cell>
          <table:table-cell office:value-type="float" office:value="30">
            <text:p>30</text:p>
          </table:table-cell>
          <table:table-cell office:value-type="float" office:value="1.05205">
            <text:p>1.05205</text:p>
          </table:table-cell>
          <table:table-cell office:value-type="float" office:value="1243.41">
            <text:p>1243.41</text:p>
          </table:table-cell>
          <table:table-cell office:value-type="float" office:value="1.06617">
            <text:p>1.06617</text:p>
          </table:table-cell>
          <table:table-cell office:value-type="float" office:value="22">
            <text:p>22</text:p>
          </table:table-cell>
          <table:table-cell office:value-type="float" office:value="1.08105">
            <text:p>1.08105</text:p>
          </table:table-cell>
          <table:table-cell office:value-type="float" office:value="1541.24">
            <text:p>1541.24</text:p>
          </table:table-cell>
          <table:table-cell table:number-columns-repeated="6"/>
        </table:table-row>
        <table:table-row table:style-name="ro1">
          <table:table-cell office:value-type="float" office:value="1.05115">
            <text:p>1.05115</text:p>
          </table:table-cell>
          <table:table-cell office:value-type="float" office:value="30">
            <text:p>30</text:p>
          </table:table-cell>
          <table:table-cell office:value-type="float" office:value="1.05805">
            <text:p>1.05805</text:p>
          </table:table-cell>
          <table:table-cell office:value-type="float" office:value="1243.41">
            <text:p>1243.41</text:p>
          </table:table-cell>
          <table:table-cell office:value-type="float" office:value="1.03649">
            <text:p>1.03649</text:p>
          </table:table-cell>
          <table:table-cell office:value-type="float" office:value="28">
            <text:p>28</text:p>
          </table:table-cell>
          <table:table-cell office:value-type="float" office:value="1.03581">
            <text:p>1.03581</text:p>
          </table:table-cell>
          <table:table-cell office:value-type="float" office:value="1087.53">
            <text:p>1087.53</text:p>
          </table:table-cell>
          <table:table-cell table:number-columns-repeated="6"/>
        </table:table-row>
        <table:table-row table:style-name="ro1">
          <table:table-cell office:value-type="float" office:value="1.04712">
            <text:p>1.04712</text:p>
          </table:table-cell>
          <table:table-cell office:value-type="float" office:value="32">
            <text:p>32</text:p>
          </table:table-cell>
          <table:table-cell office:value-type="float" office:value="1.0522">
            <text:p>1.0522</text:p>
          </table:table-cell>
          <table:table-cell office:value-type="float" office:value="1239.24">
            <text:p>1239.24</text:p>
          </table:table-cell>
          <table:table-cell office:value-type="float" office:value="1.0409">
            <text:p>1.0409</text:p>
          </table:table-cell>
          <table:table-cell office:value-type="float" office:value="34">
            <text:p>34</text:p>
          </table:table-cell>
          <table:table-cell office:value-type="float" office:value="1.04597">
            <text:p>1.04597</text:p>
          </table:table-cell>
          <table:table-cell office:value-type="float" office:value="1239.76">
            <text:p>1239.76</text:p>
          </table:table-cell>
          <table:table-cell table:number-columns-repeated="6"/>
        </table:table-row>
        <table:table-row table:style-name="ro1">
          <table:table-cell office:value-type="float" office:value="1.0488">
            <text:p>1.0488</text:p>
          </table:table-cell>
          <table:table-cell office:value-type="float" office:value="30">
            <text:p>30</text:p>
          </table:table-cell>
          <table:table-cell office:value-type="float" office:value="1.05391">
            <text:p>1.05391</text:p>
          </table:table-cell>
          <table:table-cell office:value-type="float" office:value="1245.41">
            <text:p>1245.41</text:p>
          </table:table-cell>
          <table:table-cell office:value-type="float" office:value="1.03704">
            <text:p>1.03704</text:p>
          </table:table-cell>
          <table:table-cell office:value-type="float" office:value="34">
            <text:p>34</text:p>
          </table:table-cell>
          <table:table-cell office:value-type="float" office:value="1.03508">
            <text:p>1.03508</text:p>
          </table:table-cell>
          <table:table-cell office:value-type="float" office:value="1087.53">
            <text:p>1087.53</text:p>
          </table:table-cell>
          <table:table-cell table:number-columns-repeated="6"/>
        </table:table-row>
        <table:table-row table:style-name="ro1">
          <table:table-cell office:value-type="float" office:value="1.04693">
            <text:p>1.04693</text:p>
          </table:table-cell>
          <table:table-cell office:value-type="float" office:value="30">
            <text:p>30</text:p>
          </table:table-cell>
          <table:table-cell office:value-type="float" office:value="1.05095">
            <text:p>1.05095</text:p>
          </table:table-cell>
          <table:table-cell office:value-type="float" office:value="1144.71">
            <text:p>1144.71</text:p>
          </table:table-cell>
          <table:table-cell office:value-type="float" office:value="1.03741">
            <text:p>1.03741</text:p>
          </table:table-cell>
          <table:table-cell office:value-type="float" office:value="34">
            <text:p>34</text:p>
          </table:table-cell>
          <table:table-cell office:value-type="float" office:value="1.03611">
            <text:p>1.03611</text:p>
          </table:table-cell>
          <table:table-cell office:value-type="float" office:value="1087.53">
            <text:p>1087.53</text:p>
          </table:table-cell>
          <table:table-cell table:number-columns-repeated="6"/>
        </table:table-row>
        <table:table-row table:style-name="ro1">
          <table:table-cell office:value-type="float" office:value="1.0482">
            <text:p>1.0482</text:p>
          </table:table-cell>
          <table:table-cell office:value-type="float" office:value="32">
            <text:p>32</text:p>
          </table:table-cell>
          <table:table-cell office:value-type="float" office:value="1.05347">
            <text:p>1.05347</text:p>
          </table:table-cell>
          <table:table-cell office:value-type="float" office:value="1237.24">
            <text:p>1237.24</text:p>
          </table:table-cell>
          <table:table-cell office:value-type="float" office:value="1.03602">
            <text:p>1.03602</text:p>
          </table:table-cell>
          <table:table-cell office:value-type="float" office:value="30">
            <text:p>30</text:p>
          </table:table-cell>
          <table:table-cell office:value-type="float" office:value="1.03498">
            <text:p>1.03498</text:p>
          </table:table-cell>
          <table:table-cell office:value-type="float" office:value="1087.53">
            <text:p>1087.53</text:p>
          </table:table-cell>
          <table:table-cell table:number-columns-repeated="6"/>
        </table:table-row>
        <table:table-row table:style-name="ro1">
          <table:table-cell office:value-type="float" office:value="1.04792">
            <text:p>1.04792</text:p>
          </table:table-cell>
          <table:table-cell office:value-type="float" office:value="30">
            <text:p>30</text:p>
          </table:table-cell>
          <table:table-cell office:value-type="float" office:value="1.05359">
            <text:p>1.05359</text:p>
          </table:table-cell>
          <table:table-cell office:value-type="float" office:value="1243.41">
            <text:p>1243.41</text:p>
          </table:table-cell>
          <table:table-cell office:value-type="float" office:value="1.02886">
            <text:p>1.02886</text:p>
          </table:table-cell>
          <table:table-cell office:value-type="float" office:value="32">
            <text:p>32</text:p>
          </table:table-cell>
          <table:table-cell office:value-type="float" office:value="1.02757">
            <text:p>1.02757</text:p>
          </table:table-cell>
          <table:table-cell office:value-type="float" office:value="1087.53">
            <text:p>1087.53</text:p>
          </table:table-cell>
          <table:table-cell table:number-columns-repeated="6"/>
        </table:table-row>
        <table:table-row table:style-name="ro1">
          <table:table-cell office:value-type="float" office:value="1.04525">
            <text:p>1.04525</text:p>
          </table:table-cell>
          <table:table-cell office:value-type="float" office:value="30">
            <text:p>30</text:p>
          </table:table-cell>
          <table:table-cell office:value-type="float" office:value="1.05098">
            <text:p>1.05098</text:p>
          </table:table-cell>
          <table:table-cell office:value-type="float" office:value="1142.71">
            <text:p>1142.71</text:p>
          </table:table-cell>
          <table:table-cell office:value-type="float" office:value="1.03721">
            <text:p>1.03721</text:p>
          </table:table-cell>
          <table:table-cell office:value-type="float" office:value="30">
            <text:p>30</text:p>
          </table:table-cell>
          <table:table-cell office:value-type="float" office:value="1.03632">
            <text:p>1.03632</text:p>
          </table:table-cell>
          <table:table-cell office:value-type="float" office:value="1087.53">
            <text:p>1087.53</text:p>
          </table:table-cell>
          <table:table-cell table:number-columns-repeated="6"/>
        </table:table-row>
        <table:table-row table:style-name="ro1">
          <table:table-cell office:value-type="float" office:value="1.04787">
            <text:p>1.04787</text:p>
          </table:table-cell>
          <table:table-cell office:value-type="float" office:value="32">
            <text:p>32</text:p>
          </table:table-cell>
          <table:table-cell office:value-type="float" office:value="1.05236">
            <text:p>1.05236</text:p>
          </table:table-cell>
          <table:table-cell office:value-type="float" office:value="1239.24">
            <text:p>1239.24</text:p>
          </table:table-cell>
          <table:table-cell office:value-type="float" office:value="1.04176">
            <text:p>1.04176</text:p>
          </table:table-cell>
          <table:table-cell office:value-type="float" office:value="34">
            <text:p>34</text:p>
          </table:table-cell>
          <table:table-cell office:value-type="float" office:value="1.04584">
            <text:p>1.04584</text:p>
          </table:table-cell>
          <table:table-cell office:value-type="float" office:value="1239.76">
            <text:p>1239.76</text:p>
          </table:table-cell>
          <table:table-cell table:number-columns-repeated="6"/>
        </table:table-row>
        <table:table-row table:style-name="ro1">
          <table:table-cell office:value-type="float" office:value="1.04531">
            <text:p>1.04531</text:p>
          </table:table-cell>
          <table:table-cell office:value-type="float" office:value="32">
            <text:p>32</text:p>
          </table:table-cell>
          <table:table-cell office:value-type="float" office:value="1.05002">
            <text:p>1.05002</text:p>
          </table:table-cell>
          <table:table-cell office:value-type="float" office:value="1239.24">
            <text:p>1239.24</text:p>
          </table:table-cell>
          <table:table-cell office:value-type="float" office:value="1.04304">
            <text:p>1.04304</text:p>
          </table:table-cell>
          <table:table-cell office:value-type="float" office:value="33">
            <text:p>33</text:p>
          </table:table-cell>
          <table:table-cell office:value-type="float" office:value="1.04789">
            <text:p>1.04789</text:p>
          </table:table-cell>
          <table:table-cell office:value-type="float" office:value="1239.76">
            <text:p>1239.76</text:p>
          </table:table-cell>
          <table:table-cell table:number-columns-repeated="6"/>
        </table:table-row>
        <table:table-row table:style-name="ro1">
          <table:table-cell office:value-type="float" office:value="1.04568">
            <text:p>1.04568</text:p>
          </table:table-cell>
          <table:table-cell office:value-type="float" office:value="32">
            <text:p>32</text:p>
          </table:table-cell>
          <table:table-cell office:value-type="float" office:value="1.05093">
            <text:p>1.05093</text:p>
          </table:table-cell>
          <table:table-cell office:value-type="float" office:value="1136.53">
            <text:p>1136.53</text:p>
          </table:table-cell>
          <table:table-cell office:value-type="float" office:value="1.03763">
            <text:p>1.03763</text:p>
          </table:table-cell>
          <table:table-cell office:value-type="float" office:value="34">
            <text:p>34</text:p>
          </table:table-cell>
          <table:table-cell office:value-type="float" office:value="1.03554">
            <text:p>1.03554</text:p>
          </table:table-cell>
          <table:table-cell office:value-type="float" office:value="1087.53">
            <text:p>1087.53</text:p>
          </table:table-cell>
          <table:table-cell table:number-columns-repeated="6"/>
        </table:table-row>
        <table:table-row table:style-name="ro1">
          <table:table-cell office:value-type="float" office:value="1.04655">
            <text:p>1.04655</text:p>
          </table:table-cell>
          <table:table-cell office:value-type="float" office:value="30">
            <text:p>30</text:p>
          </table:table-cell>
          <table:table-cell office:value-type="float" office:value="1.05242">
            <text:p>1.05242</text:p>
          </table:table-cell>
          <table:table-cell office:value-type="float" office:value="1243.41">
            <text:p>1243.41</text:p>
          </table:table-cell>
          <table:table-cell office:value-type="float" office:value="1.04127">
            <text:p>1.04127</text:p>
          </table:table-cell>
          <table:table-cell office:value-type="float" office:value="34">
            <text:p>34</text:p>
          </table:table-cell>
          <table:table-cell office:value-type="float" office:value="1.04598">
            <text:p>1.04598</text:p>
          </table:table-cell>
          <table:table-cell office:value-type="float" office:value="1153.53">
            <text:p>1153.53</text:p>
          </table:table-cell>
          <table:table-cell table:number-columns-repeated="6"/>
        </table:table-row>
        <table:table-row table:style-name="ro1">
          <table:table-cell office:value-type="string">
            <text:p>Label 18 </text:p>
          </table:table-cell>
          <table:table-cell table:number-columns-repeated="3"/>
          <table:table-cell office:value-type="string">
            <text:p>Label 18 </text:p>
          </table:table-cell>
          <table:table-cell table:number-columns-repeated="9"/>
        </table:table-row>
        <table:table-row table:style-name="ro1">
          <table:table-cell office:value-type="float" office:value="1.04783">
            <text:p>1.04783</text:p>
          </table:table-cell>
          <table:table-cell office:value-type="float" office:value="33">
            <text:p>33</text:p>
          </table:table-cell>
          <table:table-cell office:value-type="float" office:value="1.04562">
            <text:p>1.04562</text:p>
          </table:table-cell>
          <table:table-cell office:value-type="float" office:value="1119.17">
            <text:p>1119.17</text:p>
          </table:table-cell>
          <table:table-cell office:value-type="float" office:value="1.03141">
            <text:p>1.03141</text:p>
          </table:table-cell>
          <table:table-cell office:value-type="float" office:value="32">
            <text:p>32</text:p>
          </table:table-cell>
          <table:table-cell office:value-type="float" office:value="1.0305">
            <text:p>1.0305</text:p>
          </table:table-cell>
          <table:table-cell office:value-type="float" office:value="1119.17">
            <text:p>1119.17</text:p>
          </table:table-cell>
          <table:table-cell table:number-columns-repeated="6"/>
        </table:table-row>
        <table:table-row table:style-name="ro1">
          <table:table-cell office:value-type="float" office:value="1.05065">
            <text:p>1.05065</text:p>
          </table:table-cell>
          <table:table-cell office:value-type="float" office:value="33">
            <text:p>33</text:p>
          </table:table-cell>
          <table:table-cell office:value-type="float" office:value="1.04747">
            <text:p>1.04747</text:p>
          </table:table-cell>
          <table:table-cell office:value-type="float" office:value="1119.17">
            <text:p>1119.17</text:p>
          </table:table-cell>
          <table:table-cell office:value-type="float" office:value="1.02775">
            <text:p>1.02775</text:p>
          </table:table-cell>
          <table:table-cell office:value-type="float" office:value="34">
            <text:p>34</text:p>
          </table:table-cell>
          <table:table-cell office:value-type="float" office:value="1.02576">
            <text:p>1.02576</text:p>
          </table:table-cell>
          <table:table-cell office:value-type="float" office:value="1119.17">
            <text:p>1119.17</text:p>
          </table:table-cell>
          <table:table-cell table:number-columns-repeated="6"/>
        </table:table-row>
        <table:table-row table:style-name="ro1">
          <table:table-cell office:value-type="float" office:value="1.04728">
            <text:p>1.04728</text:p>
          </table:table-cell>
          <table:table-cell office:value-type="float" office:value="33">
            <text:p>33</text:p>
          </table:table-cell>
          <table:table-cell office:value-type="float" office:value="1.0446">
            <text:p>1.0446</text:p>
          </table:table-cell>
          <table:table-cell office:value-type="float" office:value="1119.17">
            <text:p>1119.17</text:p>
          </table:table-cell>
          <table:table-cell office:value-type="float" office:value="1.041">
            <text:p>1.041</text:p>
          </table:table-cell>
          <table:table-cell office:value-type="float" office:value="30">
            <text:p>30</text:p>
          </table:table-cell>
          <table:table-cell office:value-type="float" office:value="1.04292">
            <text:p>1.04292</text:p>
          </table:table-cell>
          <table:table-cell office:value-type="float" office:value="1151.78">
            <text:p>1151.78</text:p>
          </table:table-cell>
          <table:table-cell table:number-columns-repeated="6"/>
        </table:table-row>
        <table:table-row table:style-name="ro1">
          <table:table-cell office:value-type="float" office:value="1.0492">
            <text:p>1.0492</text:p>
          </table:table-cell>
          <table:table-cell office:value-type="float" office:value="33">
            <text:p>33</text:p>
          </table:table-cell>
          <table:table-cell office:value-type="float" office:value="1.04667">
            <text:p>1.04667</text:p>
          </table:table-cell>
          <table:table-cell office:value-type="float" office:value="1119.17">
            <text:p>1119.17</text:p>
          </table:table-cell>
          <table:table-cell office:value-type="float" office:value="1.03095">
            <text:p>1.03095</text:p>
          </table:table-cell>
          <table:table-cell office:value-type="float" office:value="34">
            <text:p>34</text:p>
          </table:table-cell>
          <table:table-cell office:value-type="float" office:value="1.02985">
            <text:p>1.02985</text:p>
          </table:table-cell>
          <table:table-cell office:value-type="float" office:value="1119.17">
            <text:p>1119.17</text:p>
          </table:table-cell>
          <table:table-cell table:number-columns-repeated="6"/>
        </table:table-row>
        <table:table-row table:style-name="ro1">
          <table:table-cell office:value-type="float" office:value="1.05014">
            <text:p>1.05014</text:p>
          </table:table-cell>
          <table:table-cell office:value-type="float" office:value="33">
            <text:p>33</text:p>
          </table:table-cell>
          <table:table-cell office:value-type="float" office:value="1.04757">
            <text:p>1.04757</text:p>
          </table:table-cell>
          <table:table-cell office:value-type="float" office:value="1119.17">
            <text:p>1119.17</text:p>
          </table:table-cell>
          <table:table-cell office:value-type="float" office:value="1.02816">
            <text:p>1.02816</text:p>
          </table:table-cell>
          <table:table-cell office:value-type="float" office:value="34">
            <text:p>34</text:p>
          </table:table-cell>
          <table:table-cell office:value-type="float" office:value="1.02604">
            <text:p>1.02604</text:p>
          </table:table-cell>
          <table:table-cell office:value-type="float" office:value="1119.17">
            <text:p>1119.17</text:p>
          </table:table-cell>
          <table:table-cell table:number-columns-repeated="6"/>
        </table:table-row>
        <table:table-row table:style-name="ro1">
          <table:table-cell office:value-type="float" office:value="1.04856">
            <text:p>1.04856</text:p>
          </table:table-cell>
          <table:table-cell office:value-type="float" office:value="33">
            <text:p>33</text:p>
          </table:table-cell>
          <table:table-cell office:value-type="float" office:value="1.04602">
            <text:p>1.04602</text:p>
          </table:table-cell>
          <table:table-cell office:value-type="float" office:value="1119.17">
            <text:p>1119.17</text:p>
          </table:table-cell>
          <table:table-cell office:value-type="float" office:value="1.03853">
            <text:p>1.03853</text:p>
          </table:table-cell>
          <table:table-cell office:value-type="float" office:value="35">
            <text:p>35</text:p>
          </table:table-cell>
          <table:table-cell office:value-type="float" office:value="1.03617">
            <text:p>1.03617</text:p>
          </table:table-cell>
          <table:table-cell office:value-type="float" office:value="1119.17">
            <text:p>1119.17</text:p>
          </table:table-cell>
          <table:table-cell table:number-columns-repeated="6"/>
        </table:table-row>
        <table:table-row table:style-name="ro1">
          <table:table-cell office:value-type="float" office:value="1.04976">
            <text:p>1.04976</text:p>
          </table:table-cell>
          <table:table-cell office:value-type="float" office:value="33">
            <text:p>33</text:p>
          </table:table-cell>
          <table:table-cell office:value-type="float" office:value="1.04689">
            <text:p>1.04689</text:p>
          </table:table-cell>
          <table:table-cell office:value-type="float" office:value="1119.17">
            <text:p>1119.17</text:p>
          </table:table-cell>
          <table:table-cell office:value-type="float" office:value="1.03987">
            <text:p>1.03987</text:p>
          </table:table-cell>
          <table:table-cell office:value-type="float" office:value="28">
            <text:p>28</text:p>
          </table:table-cell>
          <table:table-cell office:value-type="float" office:value="1.03881">
            <text:p>1.03881</text:p>
          </table:table-cell>
          <table:table-cell office:value-type="float" office:value="1119.17">
            <text:p>1119.17</text:p>
          </table:table-cell>
          <table:table-cell table:number-columns-repeated="6"/>
        </table:table-row>
        <table:table-row table:style-name="ro1">
          <table:table-cell office:value-type="float" office:value="1.04846">
            <text:p>1.04846</text:p>
          </table:table-cell>
          <table:table-cell office:value-type="float" office:value="33">
            <text:p>33</text:p>
          </table:table-cell>
          <table:table-cell office:value-type="float" office:value="1.04603">
            <text:p>1.04603</text:p>
          </table:table-cell>
          <table:table-cell office:value-type="float" office:value="1119.17">
            <text:p>1119.17</text:p>
          </table:table-cell>
          <table:table-cell office:value-type="float" office:value="1.03412">
            <text:p>1.03412</text:p>
          </table:table-cell>
          <table:table-cell office:value-type="float" office:value="35">
            <text:p>35</text:p>
          </table:table-cell>
          <table:table-cell office:value-type="float" office:value="1.03195">
            <text:p>1.03195</text:p>
          </table:table-cell>
          <table:table-cell office:value-type="float" office:value="1119.17">
            <text:p>1119.17</text:p>
          </table:table-cell>
          <table:table-cell table:number-columns-repeated="6"/>
        </table:table-row>
        <table:table-row table:style-name="ro1">
          <table:table-cell office:value-type="float" office:value="1.05034">
            <text:p>1.05034</text:p>
          </table:table-cell>
          <table:table-cell office:value-type="float" office:value="33">
            <text:p>33</text:p>
          </table:table-cell>
          <table:table-cell office:value-type="float" office:value="1.04696">
            <text:p>1.04696</text:p>
          </table:table-cell>
          <table:table-cell office:value-type="float" office:value="1119.17">
            <text:p>1119.17</text:p>
          </table:table-cell>
          <table:table-cell office:value-type="float" office:value="1.02767">
            <text:p>1.02767</text:p>
          </table:table-cell>
          <table:table-cell office:value-type="float" office:value="34">
            <text:p>34</text:p>
          </table:table-cell>
          <table:table-cell office:value-type="float" office:value="1.0256">
            <text:p>1.0256</text:p>
          </table:table-cell>
          <table:table-cell office:value-type="float" office:value="1119.17">
            <text:p>1119.17</text:p>
          </table:table-cell>
          <table:table-cell table:number-columns-repeated="6"/>
        </table:table-row>
        <table:table-row table:style-name="ro1">
          <table:table-cell office:value-type="float" office:value="1.05194">
            <text:p>1.05194</text:p>
          </table:table-cell>
          <table:table-cell office:value-type="float" office:value="33">
            <text:p>33</text:p>
          </table:table-cell>
          <table:table-cell office:value-type="float" office:value="1.05002">
            <text:p>1.05002</text:p>
          </table:table-cell>
          <table:table-cell office:value-type="float" office:value="1119.17">
            <text:p>1119.17</text:p>
          </table:table-cell>
          <table:table-cell office:value-type="float" office:value="1.03238">
            <text:p>1.03238</text:p>
          </table:table-cell>
          <table:table-cell office:value-type="float" office:value="34">
            <text:p>34</text:p>
          </table:table-cell>
          <table:table-cell office:value-type="float" office:value="1.03284">
            <text:p>1.03284</text:p>
          </table:table-cell>
          <table:table-cell office:value-type="float" office:value="1120.33">
            <text:p>1120.33</text:p>
          </table:table-cell>
          <table:table-cell table:number-columns-repeated="6"/>
        </table:table-row>
        <table:table-row table:style-name="ro1">
          <table:table-cell office:value-type="float" office:value="1.04705">
            <text:p>1.04705</text:p>
          </table:table-cell>
          <table:table-cell office:value-type="float" office:value="33">
            <text:p>33</text:p>
          </table:table-cell>
          <table:table-cell office:value-type="float" office:value="1.04423">
            <text:p>1.04423</text:p>
          </table:table-cell>
          <table:table-cell office:value-type="float" office:value="1119.17">
            <text:p>1119.17</text:p>
          </table:table-cell>
          <table:table-cell office:value-type="float" office:value="1.04742">
            <text:p>1.04742</text:p>
          </table:table-cell>
          <table:table-cell office:value-type="float" office:value="30">
            <text:p>30</text:p>
          </table:table-cell>
          <table:table-cell office:value-type="float" office:value="1.05055">
            <text:p>1.05055</text:p>
          </table:table-cell>
          <table:table-cell office:value-type="float" office:value="1261.67">
            <text:p>1261.67</text:p>
          </table:table-cell>
          <table:table-cell table:number-columns-repeated="6"/>
        </table:table-row>
        <table:table-row table:style-name="ro1">
          <table:table-cell office:value-type="float" office:value="1.04942">
            <text:p>1.04942</text:p>
          </table:table-cell>
          <table:table-cell office:value-type="float" office:value="33">
            <text:p>33</text:p>
          </table:table-cell>
          <table:table-cell office:value-type="float" office:value="1.04664">
            <text:p>1.04664</text:p>
          </table:table-cell>
          <table:table-cell office:value-type="float" office:value="1119.17">
            <text:p>1119.17</text:p>
          </table:table-cell>
          <table:table-cell office:value-type="float" office:value="1.05862">
            <text:p>1.05862</text:p>
          </table:table-cell>
          <table:table-cell office:value-type="float" office:value="21">
            <text:p>21</text:p>
          </table:table-cell>
          <table:table-cell office:value-type="float" office:value="1.06273">
            <text:p>1.06273</text:p>
          </table:table-cell>
          <table:table-cell office:value-type="float" office:value="1160.56">
            <text:p>1160.56</text:p>
          </table:table-cell>
          <table:table-cell table:number-columns-repeated="6"/>
        </table:table-row>
        <table:table-row table:style-name="ro1">
          <table:table-cell office:value-type="float" office:value="1.04361">
            <text:p>1.04361</text:p>
          </table:table-cell>
          <table:table-cell office:value-type="float" office:value="33">
            <text:p>33</text:p>
          </table:table-cell>
          <table:table-cell office:value-type="float" office:value="1.04187">
            <text:p>1.04187</text:p>
          </table:table-cell>
          <table:table-cell office:value-type="float" office:value="1119.17">
            <text:p>1119.17</text:p>
          </table:table-cell>
          <table:table-cell office:value-type="float" office:value="1.04288">
            <text:p>1.04288</text:p>
          </table:table-cell>
          <table:table-cell office:value-type="float" office:value="33">
            <text:p>33</text:p>
          </table:table-cell>
          <table:table-cell office:value-type="float" office:value="1.04247">
            <text:p>1.04247</text:p>
          </table:table-cell>
          <table:table-cell office:value-type="float" office:value="1119.17">
            <text:p>1119.17</text:p>
          </table:table-cell>
          <table:table-cell table:number-columns-repeated="6"/>
        </table:table-row>
        <table:table-row table:style-name="ro1">
          <table:table-cell office:value-type="float" office:value="1.048">
            <text:p>1.048</text:p>
          </table:table-cell>
          <table:table-cell office:value-type="float" office:value="33">
            <text:p>33</text:p>
          </table:table-cell>
          <table:table-cell office:value-type="float" office:value="1.0466">
            <text:p>1.0466</text:p>
          </table:table-cell>
          <table:table-cell office:value-type="float" office:value="1119.17">
            <text:p>1119.17</text:p>
          </table:table-cell>
          <table:table-cell office:value-type="float" office:value="1.02659">
            <text:p>1.02659</text:p>
          </table:table-cell>
          <table:table-cell office:value-type="float" office:value="28">
            <text:p>28</text:p>
          </table:table-cell>
          <table:table-cell office:value-type="float" office:value="1.02515">
            <text:p>1.02515</text:p>
          </table:table-cell>
          <table:table-cell office:value-type="float" office:value="1119.17">
            <text:p>1119.17</text:p>
          </table:table-cell>
          <table:table-cell table:number-columns-repeated="6"/>
        </table:table-row>
        <table:table-row table:style-name="ro1">
          <table:table-cell office:value-type="float" office:value="1.04953">
            <text:p>1.04953</text:p>
          </table:table-cell>
          <table:table-cell office:value-type="float" office:value="33">
            <text:p>33</text:p>
          </table:table-cell>
          <table:table-cell office:value-type="float" office:value="1.04682">
            <text:p>1.04682</text:p>
          </table:table-cell>
          <table:table-cell office:value-type="float" office:value="1119.17">
            <text:p>1119.17</text:p>
          </table:table-cell>
          <table:table-cell office:value-type="float" office:value="1.04255">
            <text:p>1.04255</text:p>
          </table:table-cell>
          <table:table-cell office:value-type="float" office:value="31">
            <text:p>31</text:p>
          </table:table-cell>
          <table:table-cell office:value-type="float" office:value="1.04585">
            <text:p>1.04585</text:p>
          </table:table-cell>
          <table:table-cell office:value-type="float" office:value="1233.5">
            <text:p>1233.5</text:p>
          </table:table-cell>
          <table:table-cell table:number-columns-repeated="6"/>
        </table:table-row>
        <table:table-row table:style-name="ro1">
          <table:table-cell office:value-type="float" office:value="1.04631">
            <text:p>1.04631</text:p>
          </table:table-cell>
          <table:table-cell office:value-type="float" office:value="33">
            <text:p>33</text:p>
          </table:table-cell>
          <table:table-cell office:value-type="float" office:value="1.04422">
            <text:p>1.04422</text:p>
          </table:table-cell>
          <table:table-cell office:value-type="float" office:value="1119.17">
            <text:p>1119.17</text:p>
          </table:table-cell>
          <table:table-cell office:value-type="float" office:value="1.03844">
            <text:p>1.03844</text:p>
          </table:table-cell>
          <table:table-cell office:value-type="float" office:value="30">
            <text:p>30</text:p>
          </table:table-cell>
          <table:table-cell office:value-type="float" office:value="1.04091">
            <text:p>1.04091</text:p>
          </table:table-cell>
          <table:table-cell office:value-type="float" office:value="1151.78">
            <text:p>1151.78</text:p>
          </table:table-cell>
          <table:table-cell table:number-columns-repeated="6"/>
        </table:table-row>
        <table:table-row table:style-name="ro1">
          <table:table-cell office:value-type="float" office:value="1.05238">
            <text:p>1.05238</text:p>
          </table:table-cell>
          <table:table-cell office:value-type="float" office:value="33">
            <text:p>33</text:p>
          </table:table-cell>
          <table:table-cell office:value-type="float" office:value="1.05002">
            <text:p>1.05002</text:p>
          </table:table-cell>
          <table:table-cell office:value-type="float" office:value="1119.17">
            <text:p>1119.17</text:p>
          </table:table-cell>
          <table:table-cell office:value-type="float" office:value="1.03369">
            <text:p>1.03369</text:p>
          </table:table-cell>
          <table:table-cell office:value-type="float" office:value="35">
            <text:p>35</text:p>
          </table:table-cell>
          <table:table-cell office:value-type="float" office:value="1.03327">
            <text:p>1.03327</text:p>
          </table:table-cell>
          <table:table-cell office:value-type="float" office:value="1119.17">
            <text:p>1119.17</text:p>
          </table:table-cell>
          <table:table-cell table:number-columns-repeated="6"/>
        </table:table-row>
        <table:table-row table:style-name="ro1">
          <table:table-cell office:value-type="float" office:value="1.04691">
            <text:p>1.04691</text:p>
          </table:table-cell>
          <table:table-cell office:value-type="float" office:value="33">
            <text:p>33</text:p>
          </table:table-cell>
          <table:table-cell office:value-type="float" office:value="1.04492">
            <text:p>1.04492</text:p>
          </table:table-cell>
          <table:table-cell office:value-type="float" office:value="1119.17">
            <text:p>1119.17</text:p>
          </table:table-cell>
          <table:table-cell office:value-type="float" office:value="1.04897">
            <text:p>1.04897</text:p>
          </table:table-cell>
          <table:table-cell office:value-type="float" office:value="20">
            <text:p>20</text:p>
          </table:table-cell>
          <table:table-cell office:value-type="float" office:value="1.05561">
            <text:p>1.05561</text:p>
          </table:table-cell>
          <table:table-cell office:value-type="float" office:value="1446.22">
            <text:p>1446.22</text:p>
          </table:table-cell>
          <table:table-cell table:number-columns-repeated="6"/>
        </table:table-row>
        <table:table-row table:style-name="ro1">
          <table:table-cell office:value-type="float" office:value="1.05169">
            <text:p>1.05169</text:p>
          </table:table-cell>
          <table:table-cell office:value-type="float" office:value="33">
            <text:p>33</text:p>
          </table:table-cell>
          <table:table-cell office:value-type="float" office:value="1.04794">
            <text:p>1.04794</text:p>
          </table:table-cell>
          <table:table-cell office:value-type="float" office:value="1119.17">
            <text:p>1119.17</text:p>
          </table:table-cell>
          <table:table-cell office:value-type="float" office:value="1.03778">
            <text:p>1.03778</text:p>
          </table:table-cell>
          <table:table-cell office:value-type="float" office:value="28">
            <text:p>28</text:p>
          </table:table-cell>
          <table:table-cell office:value-type="float" office:value="1.03759">
            <text:p>1.03759</text:p>
          </table:table-cell>
          <table:table-cell office:value-type="float" office:value="1119.17">
            <text:p>1119.17</text:p>
          </table:table-cell>
          <table:table-cell table:number-columns-repeated="6"/>
        </table:table-row>
        <table:table-row table:style-name="ro1">
          <table:table-cell office:value-type="float" office:value="1.04615">
            <text:p>1.04615</text:p>
          </table:table-cell>
          <table:table-cell office:value-type="float" office:value="33">
            <text:p>33</text:p>
          </table:table-cell>
          <table:table-cell office:value-type="float" office:value="1.04345">
            <text:p>1.04345</text:p>
          </table:table-cell>
          <table:table-cell office:value-type="float" office:value="1119.17">
            <text:p>1119.17</text:p>
          </table:table-cell>
          <table:table-cell office:value-type="float" office:value="1.045">
            <text:p>1.045</text:p>
          </table:table-cell>
          <table:table-cell office:value-type="float" office:value="30">
            <text:p>30</text:p>
          </table:table-cell>
          <table:table-cell office:value-type="float" office:value="1.0469">
            <text:p>1.0469</text:p>
          </table:table-cell>
          <table:table-cell office:value-type="float" office:value="1137.28">
            <text:p>1137.28</text:p>
          </table:table-cell>
          <table:table-cell table:number-columns-repeated="6"/>
        </table:table-row>
        <table:table-row table:style-name="ro1">
          <table:table-cell office:value-type="string">
            <text:p>Label 19 </text:p>
          </table:table-cell>
          <table:table-cell table:number-columns-repeated="3"/>
          <table:table-cell office:value-type="string">
            <text:p>Label 19 </text:p>
          </table:table-cell>
          <table:table-cell table:number-columns-repeated="9"/>
        </table:table-row>
        <table:table-row table:style-name="ro1">
          <table:table-cell office:value-type="float" office:value="1.06828">
            <text:p>1.06828</text:p>
          </table:table-cell>
          <table:table-cell office:value-type="float" office:value="33">
            <text:p>33</text:p>
          </table:table-cell>
          <table:table-cell office:value-type="float" office:value="1.06694">
            <text:p>1.06694</text:p>
          </table:table-cell>
          <table:table-cell office:value-type="float" office:value="1147.53">
            <text:p>1147.53</text:p>
          </table:table-cell>
          <table:table-cell office:value-type="float" office:value="1.05805">
            <text:p>1.05805</text:p>
          </table:table-cell>
          <table:table-cell office:value-type="float" office:value="25">
            <text:p>25</text:p>
          </table:table-cell>
          <table:table-cell office:value-type="float" office:value="1.07061">
            <text:p>1.07061</text:p>
          </table:table-cell>
          <table:table-cell office:value-type="float" office:value="1580.95">
            <text:p>1580.95</text:p>
          </table:table-cell>
          <table:table-cell table:number-columns-repeated="6"/>
        </table:table-row>
        <table:table-row table:style-name="ro1">
          <table:table-cell office:value-type="float" office:value="1.0645">
            <text:p>1.0645</text:p>
          </table:table-cell>
          <table:table-cell office:value-type="float" office:value="33">
            <text:p>33</text:p>
          </table:table-cell>
          <table:table-cell office:value-type="float" office:value="1.06246">
            <text:p>1.06246</text:p>
          </table:table-cell>
          <table:table-cell office:value-type="float" office:value="1147.53">
            <text:p>1147.53</text:p>
          </table:table-cell>
          <table:table-cell office:value-type="float" office:value="1.05981">
            <text:p>1.05981</text:p>
          </table:table-cell>
          <table:table-cell office:value-type="float" office:value="25">
            <text:p>25</text:p>
          </table:table-cell>
          <table:table-cell office:value-type="float" office:value="1.07053">
            <text:p>1.07053</text:p>
          </table:table-cell>
          <table:table-cell office:value-type="float" office:value="1580.95">
            <text:p>1580.95</text:p>
          </table:table-cell>
          <table:table-cell table:number-columns-repeated="6"/>
        </table:table-row>
        <table:table-row table:style-name="ro1">
          <table:table-cell office:value-type="float" office:value="1.06704">
            <text:p>1.06704</text:p>
          </table:table-cell>
          <table:table-cell office:value-type="float" office:value="33">
            <text:p>33</text:p>
          </table:table-cell>
          <table:table-cell office:value-type="float" office:value="1.06368">
            <text:p>1.06368</text:p>
          </table:table-cell>
          <table:table-cell office:value-type="float" office:value="1147.53">
            <text:p>1147.53</text:p>
          </table:table-cell>
          <table:table-cell office:value-type="float" office:value="1.05953">
            <text:p>1.05953</text:p>
          </table:table-cell>
          <table:table-cell office:value-type="float" office:value="25">
            <text:p>25</text:p>
          </table:table-cell>
          <table:table-cell office:value-type="float" office:value="1.07137">
            <text:p>1.07137</text:p>
          </table:table-cell>
          <table:table-cell office:value-type="float" office:value="1550.37">
            <text:p>1550.37</text:p>
          </table:table-cell>
          <table:table-cell table:number-columns-repeated="6"/>
        </table:table-row>
        <table:table-row table:style-name="ro1">
          <table:table-cell office:value-type="float" office:value="1.06849">
            <text:p>1.06849</text:p>
          </table:table-cell>
          <table:table-cell office:value-type="float" office:value="33">
            <text:p>33</text:p>
          </table:table-cell>
          <table:table-cell office:value-type="float" office:value="1.06685">
            <text:p>1.06685</text:p>
          </table:table-cell>
          <table:table-cell office:value-type="float" office:value="1147.53">
            <text:p>1147.53</text:p>
          </table:table-cell>
          <table:table-cell office:value-type="float" office:value="1.02882">
            <text:p>1.02882</text:p>
          </table:table-cell>
          <table:table-cell office:value-type="float" office:value="31">
            <text:p>31</text:p>
          </table:table-cell>
          <table:table-cell office:value-type="float" office:value="1.03088">
            <text:p>1.03088</text:p>
          </table:table-cell>
          <table:table-cell office:value-type="float" office:value="1169.37">
            <text:p>1169.37</text:p>
          </table:table-cell>
          <table:table-cell table:number-columns-repeated="6"/>
        </table:table-row>
        <table:table-row table:style-name="ro1">
          <table:table-cell office:value-type="float" office:value="1.06853">
            <text:p>1.06853</text:p>
          </table:table-cell>
          <table:table-cell office:value-type="float" office:value="33">
            <text:p>33</text:p>
          </table:table-cell>
          <table:table-cell office:value-type="float" office:value="1.06392">
            <text:p>1.06392</text:p>
          </table:table-cell>
          <table:table-cell office:value-type="float" office:value="1147.53">
            <text:p>1147.53</text:p>
          </table:table-cell>
          <table:table-cell office:value-type="float" office:value="1.0611">
            <text:p>1.0611</text:p>
          </table:table-cell>
          <table:table-cell office:value-type="float" office:value="25">
            <text:p>25</text:p>
          </table:table-cell>
          <table:table-cell office:value-type="float" office:value="1.07183">
            <text:p>1.07183</text:p>
          </table:table-cell>
          <table:table-cell office:value-type="float" office:value="1347.89">
            <text:p>1347.89</text:p>
          </table:table-cell>
          <table:table-cell table:number-columns-repeated="6"/>
        </table:table-row>
        <table:table-row table:style-name="ro1">
          <table:table-cell office:value-type="float" office:value="1.06656">
            <text:p>1.06656</text:p>
          </table:table-cell>
          <table:table-cell office:value-type="float" office:value="33">
            <text:p>33</text:p>
          </table:table-cell>
          <table:table-cell office:value-type="float" office:value="1.06475">
            <text:p>1.06475</text:p>
          </table:table-cell>
          <table:table-cell office:value-type="float" office:value="1147.53">
            <text:p>1147.53</text:p>
          </table:table-cell>
          <table:table-cell office:value-type="float" office:value="1.05386">
            <text:p>1.05386</text:p>
          </table:table-cell>
          <table:table-cell office:value-type="float" office:value="25">
            <text:p>25</text:p>
          </table:table-cell>
          <table:table-cell office:value-type="float" office:value="1.06309">
            <text:p>1.06309</text:p>
          </table:table-cell>
          <table:table-cell office:value-type="float" office:value="1347.89">
            <text:p>1347.89</text:p>
          </table:table-cell>
          <table:table-cell table:number-columns-repeated="6"/>
        </table:table-row>
        <table:table-row table:style-name="ro1">
          <table:table-cell office:value-type="float" office:value="1.06902">
            <text:p>1.06902</text:p>
          </table:table-cell>
          <table:table-cell office:value-type="float" office:value="33">
            <text:p>33</text:p>
          </table:table-cell>
          <table:table-cell office:value-type="float" office:value="1.06584">
            <text:p>1.06584</text:p>
          </table:table-cell>
          <table:table-cell office:value-type="float" office:value="1147.53">
            <text:p>1147.53</text:p>
          </table:table-cell>
          <table:table-cell office:value-type="float" office:value="1.05575">
            <text:p>1.05575</text:p>
          </table:table-cell>
          <table:table-cell office:value-type="float" office:value="25">
            <text:p>25</text:p>
          </table:table-cell>
          <table:table-cell office:value-type="float" office:value="1.06761">
            <text:p>1.06761</text:p>
          </table:table-cell>
          <table:table-cell office:value-type="float" office:value="1550.37">
            <text:p>1550.37</text:p>
          </table:table-cell>
          <table:table-cell table:number-columns-repeated="6"/>
        </table:table-row>
        <table:table-row table:style-name="ro1">
          <table:table-cell office:value-type="float" office:value="1.06281">
            <text:p>1.06281</text:p>
          </table:table-cell>
          <table:table-cell office:value-type="float" office:value="33">
            <text:p>33</text:p>
          </table:table-cell>
          <table:table-cell office:value-type="float" office:value="1.06146">
            <text:p>1.06146</text:p>
          </table:table-cell>
          <table:table-cell office:value-type="float" office:value="1147.53">
            <text:p>1147.53</text:p>
          </table:table-cell>
          <table:table-cell office:value-type="float" office:value="1.05824">
            <text:p>1.05824</text:p>
          </table:table-cell>
          <table:table-cell office:value-type="float" office:value="25">
            <text:p>25</text:p>
          </table:table-cell>
          <table:table-cell office:value-type="float" office:value="1.0663">
            <text:p>1.0663</text:p>
          </table:table-cell>
          <table:table-cell office:value-type="float" office:value="1347.89">
            <text:p>1347.89</text:p>
          </table:table-cell>
          <table:table-cell table:number-columns-repeated="6"/>
        </table:table-row>
        <table:table-row table:style-name="ro1">
          <table:table-cell office:value-type="float" office:value="1.06928">
            <text:p>1.06928</text:p>
          </table:table-cell>
          <table:table-cell office:value-type="float" office:value="33">
            <text:p>33</text:p>
          </table:table-cell>
          <table:table-cell office:value-type="float" office:value="1.0667">
            <text:p>1.0667</text:p>
          </table:table-cell>
          <table:table-cell office:value-type="float" office:value="1147.53">
            <text:p>1147.53</text:p>
          </table:table-cell>
          <table:table-cell office:value-type="float" office:value="1.02854">
            <text:p>1.02854</text:p>
          </table:table-cell>
          <table:table-cell office:value-type="float" office:value="31">
            <text:p>31</text:p>
          </table:table-cell>
          <table:table-cell office:value-type="float" office:value="1.03066">
            <text:p>1.03066</text:p>
          </table:table-cell>
          <table:table-cell office:value-type="float" office:value="1169.37">
            <text:p>1169.37</text:p>
          </table:table-cell>
          <table:table-cell table:number-columns-repeated="6"/>
        </table:table-row>
        <table:table-row table:style-name="ro1">
          <table:table-cell office:value-type="float" office:value="1.06587">
            <text:p>1.06587</text:p>
          </table:table-cell>
          <table:table-cell office:value-type="float" office:value="33">
            <text:p>33</text:p>
          </table:table-cell>
          <table:table-cell office:value-type="float" office:value="1.0642">
            <text:p>1.0642</text:p>
          </table:table-cell>
          <table:table-cell office:value-type="float" office:value="1147.53">
            <text:p>1147.53</text:p>
          </table:table-cell>
          <table:table-cell office:value-type="float" office:value="1.05692">
            <text:p>1.05692</text:p>
          </table:table-cell>
          <table:table-cell office:value-type="float" office:value="25">
            <text:p>25</text:p>
          </table:table-cell>
          <table:table-cell office:value-type="float" office:value="1.06927">
            <text:p>1.06927</text:p>
          </table:table-cell>
          <table:table-cell office:value-type="float" office:value="1580.95">
            <text:p>1580.95</text:p>
          </table:table-cell>
          <table:table-cell table:number-columns-repeated="6"/>
        </table:table-row>
        <table:table-row table:style-name="ro1">
          <table:table-cell office:value-type="float" office:value="1.06827">
            <text:p>1.06827</text:p>
          </table:table-cell>
          <table:table-cell office:value-type="float" office:value="33">
            <text:p>33</text:p>
          </table:table-cell>
          <table:table-cell office:value-type="float" office:value="1.06536">
            <text:p>1.06536</text:p>
          </table:table-cell>
          <table:table-cell office:value-type="float" office:value="1147.53">
            <text:p>1147.53</text:p>
          </table:table-cell>
          <table:table-cell office:value-type="float" office:value="1.05491">
            <text:p>1.05491</text:p>
          </table:table-cell>
          <table:table-cell office:value-type="float" office:value="25">
            <text:p>25</text:p>
          </table:table-cell>
          <table:table-cell office:value-type="float" office:value="1.06356">
            <text:p>1.06356</text:p>
          </table:table-cell>
          <table:table-cell office:value-type="float" office:value="1319.68">
            <text:p>1319.68</text:p>
          </table:table-cell>
          <table:table-cell table:number-columns-repeated="6"/>
        </table:table-row>
        <table:table-row table:style-name="ro1">
          <table:table-cell office:value-type="float" office:value="1.07136">
            <text:p>1.07136</text:p>
          </table:table-cell>
          <table:table-cell office:value-type="float" office:value="33">
            <text:p>33</text:p>
          </table:table-cell>
          <table:table-cell office:value-type="float" office:value="1.06905">
            <text:p>1.06905</text:p>
          </table:table-cell>
          <table:table-cell office:value-type="float" office:value="1147.53">
            <text:p>1147.53</text:p>
          </table:table-cell>
          <table:table-cell office:value-type="float" office:value="1.05709">
            <text:p>1.05709</text:p>
          </table:table-cell>
          <table:table-cell office:value-type="float" office:value="25">
            <text:p>25</text:p>
          </table:table-cell>
          <table:table-cell office:value-type="float" office:value="1.06965">
            <text:p>1.06965</text:p>
          </table:table-cell>
          <table:table-cell office:value-type="float" office:value="1587.79">
            <text:p>1587.79</text:p>
          </table:table-cell>
          <table:table-cell table:number-columns-repeated="6"/>
        </table:table-row>
        <table:table-row table:style-name="ro1">
          <table:table-cell office:value-type="float" office:value="1.06698">
            <text:p>1.06698</text:p>
          </table:table-cell>
          <table:table-cell office:value-type="float" office:value="33">
            <text:p>33</text:p>
          </table:table-cell>
          <table:table-cell office:value-type="float" office:value="1.06621">
            <text:p>1.06621</text:p>
          </table:table-cell>
          <table:table-cell office:value-type="float" office:value="1147.53">
            <text:p>1147.53</text:p>
          </table:table-cell>
          <table:table-cell office:value-type="float" office:value="1.04798">
            <text:p>1.04798</text:p>
          </table:table-cell>
          <table:table-cell office:value-type="float" office:value="23">
            <text:p>23</text:p>
          </table:table-cell>
          <table:table-cell office:value-type="float" office:value="1.05435">
            <text:p>1.05435</text:p>
          </table:table-cell>
          <table:table-cell office:value-type="float" office:value="1206.63">
            <text:p>1206.63</text:p>
          </table:table-cell>
          <table:table-cell table:number-columns-repeated="6"/>
        </table:table-row>
        <table:table-row table:style-name="ro1">
          <table:table-cell office:value-type="float" office:value="1.06389">
            <text:p>1.06389</text:p>
          </table:table-cell>
          <table:table-cell office:value-type="float" office:value="33">
            <text:p>33</text:p>
          </table:table-cell>
          <table:table-cell office:value-type="float" office:value="1.06174">
            <text:p>1.06174</text:p>
          </table:table-cell>
          <table:table-cell office:value-type="float" office:value="1147.53">
            <text:p>1147.53</text:p>
          </table:table-cell>
          <table:table-cell office:value-type="float" office:value="1.05657">
            <text:p>1.05657</text:p>
          </table:table-cell>
          <table:table-cell office:value-type="float" office:value="25">
            <text:p>25</text:p>
          </table:table-cell>
          <table:table-cell office:value-type="float" office:value="1.06445">
            <text:p>1.06445</text:p>
          </table:table-cell>
          <table:table-cell office:value-type="float" office:value="1311.68">
            <text:p>1311.68</text:p>
          </table:table-cell>
          <table:table-cell table:number-columns-repeated="6"/>
        </table:table-row>
        <table:table-row table:style-name="ro1">
          <table:table-cell office:value-type="float" office:value="1.06607">
            <text:p>1.06607</text:p>
          </table:table-cell>
          <table:table-cell office:value-type="float" office:value="33">
            <text:p>33</text:p>
          </table:table-cell>
          <table:table-cell office:value-type="float" office:value="1.06534">
            <text:p>1.06534</text:p>
          </table:table-cell>
          <table:table-cell office:value-type="float" office:value="1147.53">
            <text:p>1147.53</text:p>
          </table:table-cell>
          <table:table-cell office:value-type="float" office:value="1.03422">
            <text:p>1.03422</text:p>
          </table:table-cell>
          <table:table-cell office:value-type="float" office:value="32">
            <text:p>32</text:p>
          </table:table-cell>
          <table:table-cell office:value-type="float" office:value="1.03488">
            <text:p>1.03488</text:p>
          </table:table-cell>
          <table:table-cell office:value-type="float" office:value="1147.53">
            <text:p>1147.53</text:p>
          </table:table-cell>
          <table:table-cell table:number-columns-repeated="6"/>
        </table:table-row>
        <table:table-row table:style-name="ro1">
          <table:table-cell office:value-type="float" office:value="1.0666">
            <text:p>1.0666</text:p>
          </table:table-cell>
          <table:table-cell office:value-type="float" office:value="33">
            <text:p>33</text:p>
          </table:table-cell>
          <table:table-cell office:value-type="float" office:value="1.0657">
            <text:p>1.0657</text:p>
          </table:table-cell>
          <table:table-cell office:value-type="float" office:value="1147.53">
            <text:p>1147.53</text:p>
          </table:table-cell>
          <table:table-cell office:value-type="float" office:value="1.03116">
            <text:p>1.03116</text:p>
          </table:table-cell>
          <table:table-cell office:value-type="float" office:value="32">
            <text:p>32</text:p>
          </table:table-cell>
          <table:table-cell office:value-type="float" office:value="1.03186">
            <text:p>1.03186</text:p>
          </table:table-cell>
          <table:table-cell office:value-type="float" office:value="1147.53">
            <text:p>1147.53</text:p>
          </table:table-cell>
          <table:table-cell table:number-columns-repeated="6"/>
        </table:table-row>
        <table:table-row table:style-name="ro1">
          <table:table-cell office:value-type="float" office:value="1.06792">
            <text:p>1.06792</text:p>
          </table:table-cell>
          <table:table-cell office:value-type="float" office:value="33">
            <text:p>33</text:p>
          </table:table-cell>
          <table:table-cell office:value-type="float" office:value="1.06656">
            <text:p>1.06656</text:p>
          </table:table-cell>
          <table:table-cell office:value-type="float" office:value="1147.53">
            <text:p>1147.53</text:p>
          </table:table-cell>
          <table:table-cell office:value-type="float" office:value="1.05844">
            <text:p>1.05844</text:p>
          </table:table-cell>
          <table:table-cell office:value-type="float" office:value="25">
            <text:p>25</text:p>
          </table:table-cell>
          <table:table-cell office:value-type="float" office:value="1.07069">
            <text:p>1.07069</text:p>
          </table:table-cell>
          <table:table-cell office:value-type="float" office:value="1580.95">
            <text:p>1580.95</text:p>
          </table:table-cell>
          <table:table-cell table:number-columns-repeated="6"/>
        </table:table-row>
        <table:table-row table:style-name="ro1">
          <table:table-cell office:value-type="float" office:value="1.06781">
            <text:p>1.06781</text:p>
          </table:table-cell>
          <table:table-cell office:value-type="float" office:value="33">
            <text:p>33</text:p>
          </table:table-cell>
          <table:table-cell office:value-type="float" office:value="1.06646">
            <text:p>1.06646</text:p>
          </table:table-cell>
          <table:table-cell office:value-type="float" office:value="1147.53">
            <text:p>1147.53</text:p>
          </table:table-cell>
          <table:table-cell office:value-type="float" office:value="1.0556">
            <text:p>1.0556</text:p>
          </table:table-cell>
          <table:table-cell office:value-type="float" office:value="25">
            <text:p>25</text:p>
          </table:table-cell>
          <table:table-cell office:value-type="float" office:value="1.06789">
            <text:p>1.06789</text:p>
          </table:table-cell>
          <table:table-cell office:value-type="float" office:value="1587.79">
            <text:p>1587.79</text:p>
          </table:table-cell>
          <table:table-cell table:number-columns-repeated="6"/>
        </table:table-row>
        <table:table-row table:style-name="ro1">
          <table:table-cell office:value-type="float" office:value="1.06887">
            <text:p>1.06887</text:p>
          </table:table-cell>
          <table:table-cell office:value-type="float" office:value="33">
            <text:p>33</text:p>
          </table:table-cell>
          <table:table-cell office:value-type="float" office:value="1.06693">
            <text:p>1.06693</text:p>
          </table:table-cell>
          <table:table-cell office:value-type="float" office:value="1147.53">
            <text:p>1147.53</text:p>
          </table:table-cell>
          <table:table-cell office:value-type="float" office:value="1.05483">
            <text:p>1.05483</text:p>
          </table:table-cell>
          <table:table-cell office:value-type="float" office:value="25">
            <text:p>25</text:p>
          </table:table-cell>
          <table:table-cell office:value-type="float" office:value="1.06396">
            <text:p>1.06396</text:p>
          </table:table-cell>
          <table:table-cell office:value-type="float" office:value="1347.89">
            <text:p>1347.89</text:p>
          </table:table-cell>
          <table:table-cell table:number-columns-repeated="6"/>
        </table:table-row>
        <table:table-row table:style-name="ro1">
          <table:table-cell office:value-type="float" office:value="1.06435">
            <text:p>1.06435</text:p>
          </table:table-cell>
          <table:table-cell office:value-type="float" office:value="33">
            <text:p>33</text:p>
          </table:table-cell>
          <table:table-cell office:value-type="float" office:value="1.06386">
            <text:p>1.06386</text:p>
          </table:table-cell>
          <table:table-cell office:value-type="float" office:value="1147.53">
            <text:p>1147.53</text:p>
          </table:table-cell>
          <table:table-cell office:value-type="float" office:value="1.06133">
            <text:p>1.06133</text:p>
          </table:table-cell>
          <table:table-cell office:value-type="float" office:value="25">
            <text:p>25</text:p>
          </table:table-cell>
          <table:table-cell office:value-type="float" office:value="1.07333">
            <text:p>1.07333</text:p>
          </table:table-cell>
          <table:table-cell office:value-type="float" office:value="1580.95">
            <text:p>1580.95</text:p>
          </table:table-cell>
          <table:table-cell table:number-columns-repeated="6"/>
        </table:table-row>
        <table:table-row table:style-name="ro1">
          <table:table-cell office:value-type="string">
            <text:p>Label 20 </text:p>
          </table:table-cell>
          <table:table-cell table:number-columns-repeated="3"/>
          <table:table-cell office:value-type="string">
            <text:p>Label 20 </text:p>
          </table:table-cell>
          <table:table-cell table:number-columns-repeated="9"/>
        </table:table-row>
        <table:table-row table:style-name="ro1">
          <table:table-cell office:value-type="float" office:value="1.06555">
            <text:p>1.06555</text:p>
          </table:table-cell>
          <table:table-cell office:value-type="float" office:value="20">
            <text:p>20</text:p>
          </table:table-cell>
          <table:table-cell office:value-type="float" office:value="1.07574">
            <text:p>1.07574</text:p>
          </table:table-cell>
          <table:table-cell office:value-type="float" office:value="1301.85">
            <text:p>1301.85</text:p>
          </table:table-cell>
          <table:table-cell office:value-type="float" office:value="1.03308">
            <text:p>1.03308</text:p>
          </table:table-cell>
          <table:table-cell office:value-type="float" office:value="30">
            <text:p>30</text:p>
          </table:table-cell>
          <table:table-cell office:value-type="float" office:value="1.03273">
            <text:p>1.03273</text:p>
          </table:table-cell>
          <table:table-cell office:value-type="float" office:value="1175.4">
            <text:p>1175.4</text:p>
          </table:table-cell>
          <table:table-cell table:number-columns-repeated="6"/>
        </table:table-row>
        <table:table-row table:style-name="ro1">
          <table:table-cell office:value-type="float" office:value="1.0679">
            <text:p>1.0679</text:p>
          </table:table-cell>
          <table:table-cell office:value-type="float" office:value="20">
            <text:p>20</text:p>
          </table:table-cell>
          <table:table-cell office:value-type="float" office:value="1.08048">
            <text:p>1.08048</text:p>
          </table:table-cell>
          <table:table-cell office:value-type="float" office:value="1486.75">
            <text:p>1486.75</text:p>
          </table:table-cell>
          <table:table-cell office:value-type="float" office:value="1.03288">
            <text:p>1.03288</text:p>
          </table:table-cell>
          <table:table-cell office:value-type="float" office:value="30">
            <text:p>30</text:p>
          </table:table-cell>
          <table:table-cell office:value-type="float" office:value="1.03215">
            <text:p>1.03215</text:p>
          </table:table-cell>
          <table:table-cell office:value-type="float" office:value="1175.4">
            <text:p>1175.4</text:p>
          </table:table-cell>
          <table:table-cell table:number-columns-repeated="6"/>
        </table:table-row>
        <table:table-row table:style-name="ro1">
          <table:table-cell office:value-type="float" office:value="1.0748">
            <text:p>1.0748</text:p>
          </table:table-cell>
          <table:table-cell office:value-type="float" office:value="19">
            <text:p>19</text:p>
          </table:table-cell>
          <table:table-cell office:value-type="float" office:value="1.08724">
            <text:p>1.08724</text:p>
          </table:table-cell>
          <table:table-cell office:value-type="float" office:value="1509.9">
            <text:p>1509.9</text:p>
          </table:table-cell>
          <table:table-cell office:value-type="float" office:value="1.03339">
            <text:p>1.03339</text:p>
          </table:table-cell>
          <table:table-cell office:value-type="float" office:value="30">
            <text:p>30</text:p>
          </table:table-cell>
          <table:table-cell office:value-type="float" office:value="1.03266">
            <text:p>1.03266</text:p>
          </table:table-cell>
          <table:table-cell office:value-type="float" office:value="1175.4">
            <text:p>1175.4</text:p>
          </table:table-cell>
          <table:table-cell table:number-columns-repeated="6"/>
        </table:table-row>
        <table:table-row table:style-name="ro1">
          <table:table-cell office:value-type="float" office:value="1.07553">
            <text:p>1.07553</text:p>
          </table:table-cell>
          <table:table-cell office:value-type="float" office:value="19">
            <text:p>19</text:p>
          </table:table-cell>
          <table:table-cell office:value-type="float" office:value="1.08235">
            <text:p>1.08235</text:p>
          </table:table-cell>
          <table:table-cell office:value-type="float" office:value="1318.4">
            <text:p>1318.4</text:p>
          </table:table-cell>
          <table:table-cell office:value-type="float" office:value="1.04809">
            <text:p>1.04809</text:p>
          </table:table-cell>
          <table:table-cell office:value-type="float" office:value="31">
            <text:p>31</text:p>
          </table:table-cell>
          <table:table-cell office:value-type="float" office:value="1.05192">
            <text:p>1.05192</text:p>
          </table:table-cell>
          <table:table-cell office:value-type="float" office:value="1274.15">
            <text:p>1274.15</text:p>
          </table:table-cell>
          <table:table-cell table:number-columns-repeated="6"/>
        </table:table-row>
        <table:table-row table:style-name="ro1">
          <table:table-cell office:value-type="float" office:value="1.06862">
            <text:p>1.06862</text:p>
          </table:table-cell>
          <table:table-cell office:value-type="float" office:value="20">
            <text:p>20</text:p>
          </table:table-cell>
          <table:table-cell office:value-type="float" office:value="1.07825">
            <text:p>1.07825</text:p>
          </table:table-cell>
          <table:table-cell office:value-type="float" office:value="1301.85">
            <text:p>1301.85</text:p>
          </table:table-cell>
          <table:table-cell office:value-type="float" office:value="1.04796">
            <text:p>1.04796</text:p>
          </table:table-cell>
          <table:table-cell office:value-type="float" office:value="27">
            <text:p>27</text:p>
          </table:table-cell>
          <table:table-cell office:value-type="float" office:value="1.05644">
            <text:p>1.05644</text:p>
          </table:table-cell>
          <table:table-cell office:value-type="float" office:value="1509.9">
            <text:p>1509.9</text:p>
          </table:table-cell>
          <table:table-cell table:number-columns-repeated="6"/>
        </table:table-row>
        <table:table-row table:style-name="ro1">
          <table:table-cell office:value-type="float" office:value="1.07332">
            <text:p>1.07332</text:p>
          </table:table-cell>
          <table:table-cell office:value-type="float" office:value="19">
            <text:p>19</text:p>
          </table:table-cell>
          <table:table-cell office:value-type="float" office:value="1.08253">
            <text:p>1.08253</text:p>
          </table:table-cell>
          <table:table-cell office:value-type="float" office:value="1318.4">
            <text:p>1318.4</text:p>
          </table:table-cell>
          <table:table-cell office:value-type="float" office:value="1.03357">
            <text:p>1.03357</text:p>
          </table:table-cell>
          <table:table-cell office:value-type="float" office:value="30">
            <text:p>30</text:p>
          </table:table-cell>
          <table:table-cell office:value-type="float" office:value="1.0328">
            <text:p>1.0328</text:p>
          </table:table-cell>
          <table:table-cell office:value-type="float" office:value="1175.4">
            <text:p>1175.4</text:p>
          </table:table-cell>
          <table:table-cell table:number-columns-repeated="6"/>
        </table:table-row>
        <table:table-row table:style-name="ro1">
          <table:table-cell office:value-type="float" office:value="1.0709">
            <text:p>1.0709</text:p>
          </table:table-cell>
          <table:table-cell office:value-type="float" office:value="19">
            <text:p>19</text:p>
          </table:table-cell>
          <table:table-cell office:value-type="float" office:value="1.08437">
            <text:p>1.08437</text:p>
          </table:table-cell>
          <table:table-cell office:value-type="float" office:value="1509.9">
            <text:p>1509.9</text:p>
          </table:table-cell>
          <table:table-cell office:value-type="float" office:value="1.04353">
            <text:p>1.04353</text:p>
          </table:table-cell>
          <table:table-cell office:value-type="float" office:value="27">
            <text:p>27</text:p>
          </table:table-cell>
          <table:table-cell office:value-type="float" office:value="1.0486">
            <text:p>1.0486</text:p>
          </table:table-cell>
          <table:table-cell office:value-type="float" office:value="1241.05">
            <text:p>1241.05</text:p>
          </table:table-cell>
          <table:table-cell table:number-columns-repeated="6"/>
        </table:table-row>
        <table:table-row table:style-name="ro1">
          <table:table-cell office:value-type="float" office:value="1.07376">
            <text:p>1.07376</text:p>
          </table:table-cell>
          <table:table-cell office:value-type="float" office:value="19">
            <text:p>19</text:p>
          </table:table-cell>
          <table:table-cell office:value-type="float" office:value="1.08338">
            <text:p>1.08338</text:p>
          </table:table-cell>
          <table:table-cell office:value-type="float" office:value="1318.4">
            <text:p>1318.4</text:p>
          </table:table-cell>
          <table:table-cell office:value-type="float" office:value="1.03214">
            <text:p>1.03214</text:p>
          </table:table-cell>
          <table:table-cell office:value-type="float" office:value="30">
            <text:p>30</text:p>
          </table:table-cell>
          <table:table-cell office:value-type="float" office:value="1.03131">
            <text:p>1.03131</text:p>
          </table:table-cell>
          <table:table-cell office:value-type="float" office:value="1175.4">
            <text:p>1175.4</text:p>
          </table:table-cell>
          <table:table-cell table:number-columns-repeated="6"/>
        </table:table-row>
        <table:table-row table:style-name="ro1">
          <table:table-cell office:value-type="float" office:value="1.07454">
            <text:p>1.07454</text:p>
          </table:table-cell>
          <table:table-cell office:value-type="float" office:value="19">
            <text:p>19</text:p>
          </table:table-cell>
          <table:table-cell office:value-type="float" office:value="1.08652">
            <text:p>1.08652</text:p>
          </table:table-cell>
          <table:table-cell office:value-type="float" office:value="1509.9">
            <text:p>1509.9</text:p>
          </table:table-cell>
          <table:table-cell office:value-type="float" office:value="1.03457">
            <text:p>1.03457</text:p>
          </table:table-cell>
          <table:table-cell office:value-type="float" office:value="31">
            <text:p>31</text:p>
          </table:table-cell>
          <table:table-cell office:value-type="float" office:value="1.03377">
            <text:p>1.03377</text:p>
          </table:table-cell>
          <table:table-cell office:value-type="float" office:value="1175.4">
            <text:p>1175.4</text:p>
          </table:table-cell>
          <table:table-cell table:number-columns-repeated="6"/>
        </table:table-row>
        <table:table-row table:style-name="ro1">
          <table:table-cell office:value-type="float" office:value="1.06705">
            <text:p>1.06705</text:p>
          </table:table-cell>
          <table:table-cell office:value-type="float" office:value="20">
            <text:p>20</text:p>
          </table:table-cell>
          <table:table-cell office:value-type="float" office:value="1.07637">
            <text:p>1.07637</text:p>
          </table:table-cell>
          <table:table-cell office:value-type="float" office:value="1301.85">
            <text:p>1301.85</text:p>
          </table:table-cell>
          <table:table-cell office:value-type="float" office:value="1.03375">
            <text:p>1.03375</text:p>
          </table:table-cell>
          <table:table-cell office:value-type="float" office:value="30">
            <text:p>30</text:p>
          </table:table-cell>
          <table:table-cell office:value-type="float" office:value="1.03287">
            <text:p>1.03287</text:p>
          </table:table-cell>
          <table:table-cell office:value-type="float" office:value="1175.4">
            <text:p>1175.4</text:p>
          </table:table-cell>
          <table:table-cell table:number-columns-repeated="6"/>
        </table:table-row>
        <table:table-row table:style-name="ro1">
          <table:table-cell office:value-type="float" office:value="1.07229">
            <text:p>1.07229</text:p>
          </table:table-cell>
          <table:table-cell office:value-type="float" office:value="19">
            <text:p>19</text:p>
          </table:table-cell>
          <table:table-cell office:value-type="float" office:value="1.08166">
            <text:p>1.08166</text:p>
          </table:table-cell>
          <table:table-cell office:value-type="float" office:value="1318.4">
            <text:p>1318.4</text:p>
          </table:table-cell>
          <table:table-cell office:value-type="float" office:value="1.0334">
            <text:p>1.0334</text:p>
          </table:table-cell>
          <table:table-cell office:value-type="float" office:value="31">
            <text:p>31</text:p>
          </table:table-cell>
          <table:table-cell office:value-type="float" office:value="1.03284">
            <text:p>1.03284</text:p>
          </table:table-cell>
          <table:table-cell office:value-type="float" office:value="1175.4">
            <text:p>1175.4</text:p>
          </table:table-cell>
          <table:table-cell table:number-columns-repeated="6"/>
        </table:table-row>
        <table:table-row table:style-name="ro1">
          <table:table-cell office:value-type="float" office:value="1.07513">
            <text:p>1.07513</text:p>
          </table:table-cell>
          <table:table-cell office:value-type="float" office:value="19">
            <text:p>19</text:p>
          </table:table-cell>
          <table:table-cell office:value-type="float" office:value="1.08602">
            <text:p>1.08602</text:p>
          </table:table-cell>
          <table:table-cell office:value-type="float" office:value="1509.9">
            <text:p>1509.9</text:p>
          </table:table-cell>
          <table:table-cell office:value-type="float" office:value="1.03248">
            <text:p>1.03248</text:p>
          </table:table-cell>
          <table:table-cell office:value-type="float" office:value="30">
            <text:p>30</text:p>
          </table:table-cell>
          <table:table-cell office:value-type="float" office:value="1.03187">
            <text:p>1.03187</text:p>
          </table:table-cell>
          <table:table-cell office:value-type="float" office:value="1175.4">
            <text:p>1175.4</text:p>
          </table:table-cell>
          <table:table-cell table:number-columns-repeated="6"/>
        </table:table-row>
        <table:table-row table:style-name="ro1">
          <table:table-cell office:value-type="float" office:value="1.07756">
            <text:p>1.07756</text:p>
          </table:table-cell>
          <table:table-cell office:value-type="float" office:value="19">
            <text:p>19</text:p>
          </table:table-cell>
          <table:table-cell office:value-type="float" office:value="1.09005">
            <text:p>1.09005</text:p>
          </table:table-cell>
          <table:table-cell office:value-type="float" office:value="1486.75">
            <text:p>1486.75</text:p>
          </table:table-cell>
          <table:table-cell office:value-type="float" office:value="1.03376">
            <text:p>1.03376</text:p>
          </table:table-cell>
          <table:table-cell office:value-type="float" office:value="31">
            <text:p>31</text:p>
          </table:table-cell>
          <table:table-cell office:value-type="float" office:value="1.03353">
            <text:p>1.03353</text:p>
          </table:table-cell>
          <table:table-cell office:value-type="float" office:value="1175.4">
            <text:p>1175.4</text:p>
          </table:table-cell>
          <table:table-cell table:number-columns-repeated="6"/>
        </table:table-row>
        <table:table-row table:style-name="ro1">
          <table:table-cell office:value-type="float" office:value="1.08243">
            <text:p>1.08243</text:p>
          </table:table-cell>
          <table:table-cell office:value-type="float" office:value="19">
            <text:p>19</text:p>
          </table:table-cell>
          <table:table-cell office:value-type="float" office:value="1.08925">
            <text:p>1.08925</text:p>
          </table:table-cell>
          <table:table-cell office:value-type="float" office:value="1408.2">
            <text:p>1408.2</text:p>
          </table:table-cell>
          <table:table-cell office:value-type="float" office:value="1.03222">
            <text:p>1.03222</text:p>
          </table:table-cell>
          <table:table-cell office:value-type="float" office:value="30">
            <text:p>30</text:p>
          </table:table-cell>
          <table:table-cell office:value-type="float" office:value="1.03188">
            <text:p>1.03188</text:p>
          </table:table-cell>
          <table:table-cell office:value-type="float" office:value="1175.4">
            <text:p>1175.4</text:p>
          </table:table-cell>
          <table:table-cell table:number-columns-repeated="6"/>
        </table:table-row>
        <table:table-row table:style-name="ro1">
          <table:table-cell office:value-type="float" office:value="1.07549">
            <text:p>1.07549</text:p>
          </table:table-cell>
          <table:table-cell office:value-type="float" office:value="19">
            <text:p>19</text:p>
          </table:table-cell>
          <table:table-cell office:value-type="float" office:value="1.08745">
            <text:p>1.08745</text:p>
          </table:table-cell>
          <table:table-cell office:value-type="float" office:value="1509.9">
            <text:p>1509.9</text:p>
          </table:table-cell>
          <table:table-cell office:value-type="float" office:value="1.03233">
            <text:p>1.03233</text:p>
          </table:table-cell>
          <table:table-cell office:value-type="float" office:value="30">
            <text:p>30</text:p>
          </table:table-cell>
          <table:table-cell office:value-type="float" office:value="1.03162">
            <text:p>1.03162</text:p>
          </table:table-cell>
          <table:table-cell office:value-type="float" office:value="1175.4">
            <text:p>1175.4</text:p>
          </table:table-cell>
          <table:table-cell table:number-columns-repeated="6"/>
        </table:table-row>
        <table:table-row table:style-name="ro1">
          <table:table-cell office:value-type="float" office:value="1.06838">
            <text:p>1.06838</text:p>
          </table:table-cell>
          <table:table-cell office:value-type="float" office:value="20">
            <text:p>20</text:p>
          </table:table-cell>
          <table:table-cell office:value-type="float" office:value="1.0785">
            <text:p>1.0785</text:p>
          </table:table-cell>
          <table:table-cell office:value-type="float" office:value="1301.85">
            <text:p>1301.85</text:p>
          </table:table-cell>
          <table:table-cell office:value-type="float" office:value="1.03269">
            <text:p>1.03269</text:p>
          </table:table-cell>
          <table:table-cell office:value-type="float" office:value="30">
            <text:p>30</text:p>
          </table:table-cell>
          <table:table-cell office:value-type="float" office:value="1.03223">
            <text:p>1.03223</text:p>
          </table:table-cell>
          <table:table-cell office:value-type="float" office:value="1175.4">
            <text:p>1175.4</text:p>
          </table:table-cell>
          <table:table-cell table:number-columns-repeated="6"/>
        </table:table-row>
        <table:table-row table:style-name="ro1">
          <table:table-cell office:value-type="float" office:value="1.0707">
            <text:p>1.0707</text:p>
          </table:table-cell>
          <table:table-cell office:value-type="float" office:value="19">
            <text:p>19</text:p>
          </table:table-cell>
          <table:table-cell office:value-type="float" office:value="1.07946">
            <text:p>1.07946</text:p>
          </table:table-cell>
          <table:table-cell office:value-type="float" office:value="1318.4">
            <text:p>1318.4</text:p>
          </table:table-cell>
          <table:table-cell office:value-type="float" office:value="1.03262">
            <text:p>1.03262</text:p>
          </table:table-cell>
          <table:table-cell office:value-type="float" office:value="30">
            <text:p>30</text:p>
          </table:table-cell>
          <table:table-cell office:value-type="float" office:value="1.03174">
            <text:p>1.03174</text:p>
          </table:table-cell>
          <table:table-cell office:value-type="float" office:value="1175.4">
            <text:p>1175.4</text:p>
          </table:table-cell>
          <table:table-cell table:number-columns-repeated="6"/>
        </table:table-row>
        <table:table-row table:style-name="ro1">
          <table:table-cell office:value-type="float" office:value="1.06979">
            <text:p>1.06979</text:p>
          </table:table-cell>
          <table:table-cell office:value-type="float" office:value="20">
            <text:p>20</text:p>
          </table:table-cell>
          <table:table-cell office:value-type="float" office:value="1.08062">
            <text:p>1.08062</text:p>
          </table:table-cell>
          <table:table-cell office:value-type="float" office:value="1509.9">
            <text:p>1509.9</text:p>
          </table:table-cell>
          <table:table-cell office:value-type="float" office:value="1.03195">
            <text:p>1.03195</text:p>
          </table:table-cell>
          <table:table-cell office:value-type="float" office:value="30">
            <text:p>30</text:p>
          </table:table-cell>
          <table:table-cell office:value-type="float" office:value="1.0313">
            <text:p>1.0313</text:p>
          </table:table-cell>
          <table:table-cell office:value-type="float" office:value="1175.4">
            <text:p>1175.4</text:p>
          </table:table-cell>
          <table:table-cell table:number-columns-repeated="6"/>
        </table:table-row>
        <table:table-row table:style-name="ro1">
          <table:table-cell office:value-type="float" office:value="1.07134">
            <text:p>1.07134</text:p>
          </table:table-cell>
          <table:table-cell office:value-type="float" office:value="19">
            <text:p>19</text:p>
          </table:table-cell>
          <table:table-cell office:value-type="float" office:value="1.08203">
            <text:p>1.08203</text:p>
          </table:table-cell>
          <table:table-cell office:value-type="float" office:value="1318.4">
            <text:p>1318.4</text:p>
          </table:table-cell>
          <table:table-cell office:value-type="float" office:value="1.03286">
            <text:p>1.03286</text:p>
          </table:table-cell>
          <table:table-cell office:value-type="float" office:value="31">
            <text:p>31</text:p>
          </table:table-cell>
          <table:table-cell office:value-type="float" office:value="1.03245">
            <text:p>1.03245</text:p>
          </table:table-cell>
          <table:table-cell office:value-type="float" office:value="1175.4">
            <text:p>1175.4</text:p>
          </table:table-cell>
          <table:table-cell table:number-columns-repeated="6"/>
        </table:table-row>
        <table:table-row table:style-name="ro1">
          <table:table-cell office:value-type="float" office:value="1.07946">
            <text:p>1.07946</text:p>
          </table:table-cell>
          <table:table-cell office:value-type="float" office:value="19">
            <text:p>19</text:p>
          </table:table-cell>
          <table:table-cell office:value-type="float" office:value="1.09192">
            <text:p>1.09192</text:p>
          </table:table-cell>
          <table:table-cell office:value-type="float" office:value="1509.9">
            <text:p>1509.9</text:p>
          </table:table-cell>
          <table:table-cell office:value-type="float" office:value="1.03357">
            <text:p>1.03357</text:p>
          </table:table-cell>
          <table:table-cell office:value-type="float" office:value="31">
            <text:p>31</text:p>
          </table:table-cell>
          <table:table-cell office:value-type="float" office:value="1.03295">
            <text:p>1.03295</text:p>
          </table:table-cell>
          <table:table-cell office:value-type="float" office:value="1175.4">
            <text:p>1175.4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svg:width="17.101cm" svg:height="10.293cm" svg:x="1.069cm" svg:y="0.571cm">
            <draw:object draw:notify-on-update-of-ranges="Sheet1.J3:Sheet1.J20 Sheet1.K2:Sheet1.K2 Sheet1.K3:Sheet1.K20 Sheet1.J3:Sheet1.J20 Sheet1.L2:Sheet1.L2 Sheet1.L3:Sheet1.L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7.101cm" svg:height="10.293cm" svg:x="19.011cm" svg:y="0.271cm">
            <draw:object draw:notify-on-update-of-ranges="Sheet1.J26:Sheet1.J43 Sheet1.K2:Sheet1.K2 Sheet1.K26:Sheet1.K43 Sheet1.J26:Sheet1.J43 Sheet1.L2:Sheet1.L2 Sheet1.L26:Sheet1.L4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17.101cm" svg:height="10.293cm" svg:x="0.947cm" svg:y="11.458cm">
            <draw:object draw:notify-on-update-of-ranges="Sheet1.J49:Sheet1.J66 Sheet1.K2:Sheet1.K2 Sheet1.K49:Sheet1.K66 Sheet1.J49:Sheet1.J66 Sheet1.L2:Sheet1.L2 Sheet1.L49:Sheet1.L6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7.101cm" svg:height="10.293cm" svg:x="19.196cm" svg:y="11.308cm">
            <draw:object draw:notify-on-update-of-ranges="Sheet1.J72:Sheet1.J89 Sheet1.K2:Sheet1.K2 Sheet1.K72:Sheet1.K89 Sheet1.J72:Sheet1.J89 Sheet1.L2:Sheet1.L2 Sheet1.L72:Sheet1.L8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office:value-type="string">
            <text:p>aFR</text:p>
          </table:table-cell>
          <table:table-cell table:number-columns-repeated="4"/>
        </table:table-row>
        <table:table-row table:style-name="ro1">
          <table:table-cell office:value-type="string">
            <text:p>Label 3 </text:p>
          </table:table-cell>
          <table:table-cell table:number-columns-repeated="3"/>
          <table:table-cell office:value-type="string">
            <text:p>Label 3 </text:p>
          </table:table-cell>
          <table:table-cell table:number-columns-repeated="5"/>
          <table:table-cell office:value-type="string">
            <text:p>CIC</text:p>
          </table:table-cell>
          <table:table-cell office:value-type="string">
            <text:p>CIC_SLAP</text:p>
          </table:table-cell>
          <table:table-cell table:number-columns-repeated="2"/>
        </table:table-row>
        <table:table-row table:style-name="ro1">
          <table:table-cell office:value-type="float" office:value="1.07898">
            <text:p>1.07898</text:p>
          </table:table-cell>
          <table:table-cell office:value-type="float" office:value="72">
            <text:p>72</text:p>
          </table:table-cell>
          <table:table-cell office:value-type="float" office:value="1.05951">
            <text:p>1.05951</text:p>
          </table:table-cell>
          <table:table-cell office:value-type="float" office:value="385">
            <text:p>385</text:p>
          </table:table-cell>
          <table:table-cell office:value-type="float" office:value="1.03988">
            <text:p>1.03988</text:p>
          </table:table-cell>
          <table:table-cell office:value-type="float" office:value="81">
            <text:p>81</text:p>
          </table:table-cell>
          <table:table-cell office:value-type="float" office:value="1.03586">
            <text:p>1.03586</text:p>
          </table:table-cell>
          <table:table-cell office:value-type="float" office:value="385">
            <text:p>385</text:p>
          </table:table-cell>
          <table:table-cell/>
          <table:table-cell office:value-type="float" office:value="3">
            <text:p>3</text:p>
          </table:table-cell>
          <table:table-cell table:formula="of:=AVERAGE([.A$3:.A$22])" office:value-type="float" office:value="1.068614">
            <text:p>1.068614</text:p>
          </table:table-cell>
          <table:table-cell table:formula="of:=AVERAGE([.E$3:.E$22])" office:value-type="float" office:value="1.051374">
            <text:p>1.051374</text:p>
          </table:table-cell>
          <table:table-cell table:number-columns-repeated="2"/>
        </table:table-row>
        <table:table-row table:style-name="ro1">
          <table:table-cell office:value-type="float" office:value="1.0575">
            <text:p>1.0575</text:p>
          </table:table-cell>
          <table:table-cell office:value-type="float" office:value="78">
            <text:p>78</text:p>
          </table:table-cell>
          <table:table-cell office:value-type="float" office:value="1.04811">
            <text:p>1.04811</text:p>
          </table:table-cell>
          <table:table-cell office:value-type="float" office:value="385">
            <text:p>385</text:p>
          </table:table-cell>
          <table:table-cell office:value-type="float" office:value="1.05807">
            <text:p>1.05807</text:p>
          </table:table-cell>
          <table:table-cell office:value-type="float" office:value="72">
            <text:p>72</text:p>
          </table:table-cell>
          <table:table-cell office:value-type="float" office:value="1.04914">
            <text:p>1.04914</text:p>
          </table:table-cell>
          <table:table-cell office:value-type="float" office:value="385">
            <text:p>385</text:p>
          </table:table-cell>
          <table:table-cell/>
          <table:table-cell office:value-type="float" office:value="4">
            <text:p>4</text:p>
          </table:table-cell>
          <table:table-cell table:formula="of:=AVERAGE([.A$24:.A$43])" office:value-type="float" office:value="1.0759915">
            <text:p>1.0759915</text:p>
          </table:table-cell>
          <table:table-cell table:formula="of:=AVERAGE([.E$24:.E$43])" office:value-type="float" office:value="1.0416765">
            <text:p>1.0416765</text:p>
          </table:table-cell>
          <table:table-cell/>
          <table:table-cell table:style-name="ce2"/>
        </table:table-row>
        <table:table-row table:style-name="ro1">
          <table:table-cell office:value-type="float" office:value="1.07085">
            <text:p>1.07085</text:p>
          </table:table-cell>
          <table:table-cell office:value-type="float" office:value="73">
            <text:p>73</text:p>
          </table:table-cell>
          <table:table-cell office:value-type="float" office:value="1.05639">
            <text:p>1.05639</text:p>
          </table:table-cell>
          <table:table-cell office:value-type="float" office:value="385">
            <text:p>385</text:p>
          </table:table-cell>
          <table:table-cell office:value-type="float" office:value="1.04108">
            <text:p>1.04108</text:p>
          </table:table-cell>
          <table:table-cell office:value-type="float" office:value="78">
            <text:p>78</text:p>
          </table:table-cell>
          <table:table-cell office:value-type="float" office:value="1.03167">
            <text:p>1.03167</text:p>
          </table:table-cell>
          <table:table-cell office:value-type="float" office:value="385">
            <text:p>385</text:p>
          </table:table-cell>
          <table:table-cell/>
          <table:table-cell office:value-type="float" office:value="5">
            <text:p>5</text:p>
          </table:table-cell>
          <table:table-cell table:formula="of:=AVERAGE([.A$45:.A$64])" office:value-type="float" office:value="1.052889">
            <text:p>1.052889</text:p>
          </table:table-cell>
          <table:table-cell table:formula="of:=AVERAGE([.E$45:.E$64])" office:value-type="float" office:value="1.048095">
            <text:p>1.048095</text:p>
          </table:table-cell>
          <table:table-cell table:number-columns-repeated="2"/>
        </table:table-row>
        <table:table-row table:style-name="ro1">
          <table:table-cell office:value-type="float" office:value="1.08233">
            <text:p>1.08233</text:p>
          </table:table-cell>
          <table:table-cell office:value-type="float" office:value="71">
            <text:p>71</text:p>
          </table:table-cell>
          <table:table-cell office:value-type="float" office:value="1.06187">
            <text:p>1.06187</text:p>
          </table:table-cell>
          <table:table-cell office:value-type="float" office:value="385">
            <text:p>385</text:p>
          </table:table-cell>
          <table:table-cell office:value-type="float" office:value="1.04517">
            <text:p>1.04517</text:p>
          </table:table-cell>
          <table:table-cell office:value-type="float" office:value="77">
            <text:p>77</text:p>
          </table:table-cell>
          <table:table-cell office:value-type="float" office:value="1.03749">
            <text:p>1.03749</text:p>
          </table:table-cell>
          <table:table-cell office:value-type="float" office:value="385">
            <text:p>385</text:p>
          </table:table-cell>
          <table:table-cell/>
          <table:table-cell office:value-type="float" office:value="6">
            <text:p>6</text:p>
          </table:table-cell>
          <table:table-cell table:formula="of:=AVERAGE([.A$66:.A$85])" office:value-type="float" office:value="1.0614345">
            <text:p>1.0614345</text:p>
          </table:table-cell>
          <table:table-cell table:formula="of:=AVERAGE([.E$66:.E$85])" office:value-type="float" office:value="1.0433425">
            <text:p>1.0433425</text:p>
          </table:table-cell>
          <table:table-cell/>
          <table:table-cell table:style-name="ce2"/>
        </table:table-row>
        <table:table-row table:style-name="ro1">
          <table:table-cell office:value-type="float" office:value="1.07178">
            <text:p>1.07178</text:p>
          </table:table-cell>
          <table:table-cell office:value-type="float" office:value="74">
            <text:p>74</text:p>
          </table:table-cell>
          <table:table-cell office:value-type="float" office:value="1.05689">
            <text:p>1.05689</text:p>
          </table:table-cell>
          <table:table-cell office:value-type="float" office:value="385">
            <text:p>385</text:p>
          </table:table-cell>
          <table:table-cell office:value-type="float" office:value="1.05824">
            <text:p>1.05824</text:p>
          </table:table-cell>
          <table:table-cell office:value-type="float" office:value="75">
            <text:p>75</text:p>
          </table:table-cell>
          <table:table-cell office:value-type="float" office:value="1.04832">
            <text:p>1.04832</text:p>
          </table:table-cell>
          <table:table-cell office:value-type="float" office:value="385">
            <text:p>385</text:p>
          </table:table-cell>
          <table:table-cell/>
          <table:table-cell office:value-type="float" office:value="7">
            <text:p>7</text:p>
          </table:table-cell>
          <table:table-cell table:formula="of:=AVERAGE([.A$87:.A$106])" office:value-type="float" office:value="1.062788">
            <text:p>1.062788</text:p>
          </table:table-cell>
          <table:table-cell table:formula="of:=AVERAGE([.E$87:.E$106])" office:value-type="float" office:value="1.0424605">
            <text:p>1.0424605</text:p>
          </table:table-cell>
          <table:table-cell table:number-columns-repeated="2"/>
        </table:table-row>
        <table:table-row table:style-name="ro1">
          <table:table-cell office:value-type="float" office:value="1.07505">
            <text:p>1.07505</text:p>
          </table:table-cell>
          <table:table-cell office:value-type="float" office:value="72">
            <text:p>72</text:p>
          </table:table-cell>
          <table:table-cell office:value-type="float" office:value="1.05666">
            <text:p>1.05666</text:p>
          </table:table-cell>
          <table:table-cell office:value-type="float" office:value="385">
            <text:p>385</text:p>
          </table:table-cell>
          <table:table-cell office:value-type="float" office:value="1.05382">
            <text:p>1.05382</text:p>
          </table:table-cell>
          <table:table-cell office:value-type="float" office:value="75">
            <text:p>75</text:p>
          </table:table-cell>
          <table:table-cell office:value-type="float" office:value="1.04451">
            <text:p>1.04451</text:p>
          </table:table-cell>
          <table:table-cell office:value-type="float" office:value="385">
            <text:p>385</text:p>
          </table:table-cell>
          <table:table-cell/>
          <table:table-cell office:value-type="float" office:value="8">
            <text:p>8</text:p>
          </table:table-cell>
          <table:table-cell table:formula="of:=AVERAGE([.A$108:.A$127])" office:value-type="float" office:value="1.063047">
            <text:p>1.063047</text:p>
          </table:table-cell>
          <table:table-cell table:formula="of:=AVERAGE([.E$108:.E$127])" office:value-type="float" office:value="1.0554445">
            <text:p>1.0554445</text:p>
          </table:table-cell>
          <table:table-cell/>
          <table:table-cell table:style-name="ce2"/>
        </table:table-row>
        <table:table-row table:style-name="ro1">
          <table:table-cell office:value-type="float" office:value="1.07465">
            <text:p>1.07465</text:p>
          </table:table-cell>
          <table:table-cell office:value-type="float" office:value="72">
            <text:p>72</text:p>
          </table:table-cell>
          <table:table-cell office:value-type="float" office:value="1.05657">
            <text:p>1.05657</text:p>
          </table:table-cell>
          <table:table-cell office:value-type="float" office:value="385">
            <text:p>385</text:p>
          </table:table-cell>
          <table:table-cell office:value-type="float" office:value="1.05403">
            <text:p>1.05403</text:p>
          </table:table-cell>
          <table:table-cell office:value-type="float" office:value="75">
            <text:p>75</text:p>
          </table:table-cell>
          <table:table-cell office:value-type="float" office:value="1.04534">
            <text:p>1.04534</text:p>
          </table:table-cell>
          <table:table-cell office:value-type="float" office:value="385">
            <text:p>385</text:p>
          </table:table-cell>
          <table:table-cell/>
          <table:table-cell office:value-type="float" office:value="9">
            <text:p>9</text:p>
          </table:table-cell>
          <table:table-cell table:formula="of:=AVERAGE([.A$129:.A$148])" office:value-type="float" office:value="1.0665385">
            <text:p>1.0665385</text:p>
          </table:table-cell>
          <table:table-cell table:formula="of:=AVERAGE([.E$129:.E$148])" office:value-type="float" office:value="1.050663">
            <text:p>1.050663</text:p>
          </table:table-cell>
          <table:table-cell table:number-columns-repeated="2"/>
        </table:table-row>
        <table:table-row table:style-name="ro1">
          <table:table-cell office:value-type="float" office:value="1.07885">
            <text:p>1.07885</text:p>
          </table:table-cell>
          <table:table-cell office:value-type="float" office:value="70">
            <text:p>70</text:p>
          </table:table-cell>
          <table:table-cell office:value-type="float" office:value="1.0597">
            <text:p>1.0597</text:p>
          </table:table-cell>
          <table:table-cell office:value-type="float" office:value="385">
            <text:p>385</text:p>
          </table:table-cell>
          <table:table-cell office:value-type="float" office:value="1.04654">
            <text:p>1.04654</text:p>
          </table:table-cell>
          <table:table-cell office:value-type="float" office:value="75">
            <text:p>75</text:p>
          </table:table-cell>
          <table:table-cell office:value-type="float" office:value="1.03872">
            <text:p>1.03872</text:p>
          </table:table-cell>
          <table:table-cell office:value-type="float" office:value="385">
            <text:p>385</text:p>
          </table:table-cell>
          <table:table-cell/>
          <table:table-cell office:value-type="float" office:value="10">
            <text:p>10</text:p>
          </table:table-cell>
          <table:table-cell table:formula="of:=AVERAGE([.A$150:.A$169])" office:value-type="float" office:value="1.05126">
            <text:p>1.05126</text:p>
          </table:table-cell>
          <table:table-cell table:formula="of:=AVERAGE([.E$150:.E$169])" office:value-type="float" office:value="1.045437">
            <text:p>1.045437</text:p>
          </table:table-cell>
          <table:table-cell/>
          <table:table-cell table:style-name="ce2"/>
        </table:table-row>
        <table:table-row table:style-name="ro1">
          <table:table-cell office:value-type="float" office:value="1.07423">
            <text:p>1.07423</text:p>
          </table:table-cell>
          <table:table-cell office:value-type="float" office:value="72">
            <text:p>72</text:p>
          </table:table-cell>
          <table:table-cell office:value-type="float" office:value="1.05593">
            <text:p>1.05593</text:p>
          </table:table-cell>
          <table:table-cell office:value-type="float" office:value="385">
            <text:p>385</text:p>
          </table:table-cell>
          <table:table-cell office:value-type="float" office:value="1.0491">
            <text:p>1.0491</text:p>
          </table:table-cell>
          <table:table-cell office:value-type="float" office:value="78">
            <text:p>78</text:p>
          </table:table-cell>
          <table:table-cell office:value-type="float" office:value="1.0392">
            <text:p>1.0392</text:p>
          </table:table-cell>
          <table:table-cell office:value-type="float" office:value="385">
            <text:p>385</text:p>
          </table:table-cell>
          <table:table-cell/>
          <table:table-cell office:value-type="float" office:value="11">
            <text:p>11</text:p>
          </table:table-cell>
          <table:table-cell table:formula="of:=AVERAGE([.A$171:.A$190])" office:value-type="float" office:value="1.0677045">
            <text:p>1.0677045</text:p>
          </table:table-cell>
          <table:table-cell table:formula="of:=AVERAGE([.E$171:.E$190])" office:value-type="float" office:value="1.0523575">
            <text:p>1.0523575</text:p>
          </table:table-cell>
          <table:table-cell table:number-columns-repeated="2"/>
        </table:table-row>
        <table:table-row table:style-name="ro1">
          <table:table-cell office:value-type="float" office:value="1.05792">
            <text:p>1.05792</text:p>
          </table:table-cell>
          <table:table-cell office:value-type="float" office:value="78">
            <text:p>78</text:p>
          </table:table-cell>
          <table:table-cell office:value-type="float" office:value="1.04876">
            <text:p>1.04876</text:p>
          </table:table-cell>
          <table:table-cell office:value-type="float" office:value="385">
            <text:p>385</text:p>
          </table:table-cell>
          <table:table-cell office:value-type="float" office:value="1.05182">
            <text:p>1.05182</text:p>
          </table:table-cell>
          <table:table-cell office:value-type="float" office:value="75">
            <text:p>75</text:p>
          </table:table-cell>
          <table:table-cell office:value-type="float" office:value="1.04376">
            <text:p>1.04376</text:p>
          </table:table-cell>
          <table:table-cell office:value-type="float" office:value="385">
            <text:p>385</text:p>
          </table:table-cell>
          <table:table-cell/>
          <table:table-cell office:value-type="float" office:value="12">
            <text:p>12</text:p>
          </table:table-cell>
          <table:table-cell table:formula="of:=AVERAGE([.A$192:.A$211])" office:value-type="float" office:value="1.0626265">
            <text:p>1.0626265</text:p>
          </table:table-cell>
          <table:table-cell table:formula="of:=AVERAGE([.E$192:.E$211])" office:value-type="float" office:value="1.0457605">
            <text:p>1.0457605</text:p>
          </table:table-cell>
          <table:table-cell/>
          <table:table-cell table:style-name="ce2"/>
        </table:table-row>
        <table:table-row table:style-name="ro1">
          <table:table-cell office:value-type="float" office:value="1.07199">
            <text:p>1.07199</text:p>
          </table:table-cell>
          <table:table-cell office:value-type="float" office:value="71">
            <text:p>71</text:p>
          </table:table-cell>
          <table:table-cell office:value-type="float" office:value="1.05585">
            <text:p>1.05585</text:p>
          </table:table-cell>
          <table:table-cell office:value-type="float" office:value="385">
            <text:p>385</text:p>
          </table:table-cell>
          <table:table-cell office:value-type="float" office:value="1.05685">
            <text:p>1.05685</text:p>
          </table:table-cell>
          <table:table-cell office:value-type="float" office:value="78">
            <text:p>78</text:p>
          </table:table-cell>
          <table:table-cell office:value-type="float" office:value="1.04226">
            <text:p>1.04226</text:p>
          </table:table-cell>
          <table:table-cell office:value-type="float" office:value="385">
            <text:p>385</text:p>
          </table:table-cell>
          <table:table-cell/>
          <table:table-cell office:value-type="float" office:value="13">
            <text:p>13</text:p>
          </table:table-cell>
          <table:table-cell table:formula="of:=AVERAGE([.A$213:.A$232])" office:value-type="float" office:value="1.0563575">
            <text:p>1.0563575</text:p>
          </table:table-cell>
          <table:table-cell table:formula="of:=AVERAGE([.E$213:.E$232])" office:value-type="float" office:value="1.0482735">
            <text:p>1.0482735</text:p>
          </table:table-cell>
          <table:table-cell table:number-columns-repeated="2"/>
        </table:table-row>
        <table:table-row table:style-name="ro1">
          <table:table-cell office:value-type="float" office:value="1.06938">
            <text:p>1.06938</text:p>
          </table:table-cell>
          <table:table-cell office:value-type="float" office:value="72">
            <text:p>72</text:p>
          </table:table-cell>
          <table:table-cell office:value-type="float" office:value="1.05374">
            <text:p>1.05374</text:p>
          </table:table-cell>
          <table:table-cell office:value-type="float" office:value="385">
            <text:p>385</text:p>
          </table:table-cell>
          <table:table-cell office:value-type="float" office:value="1.04789">
            <text:p>1.04789</text:p>
          </table:table-cell>
          <table:table-cell office:value-type="float" office:value="77">
            <text:p>77</text:p>
          </table:table-cell>
          <table:table-cell office:value-type="float" office:value="1.03838">
            <text:p>1.03838</text:p>
          </table:table-cell>
          <table:table-cell office:value-type="float" office:value="385">
            <text:p>385</text:p>
          </table:table-cell>
          <table:table-cell/>
          <table:table-cell office:value-type="float" office:value="14">
            <text:p>14</text:p>
          </table:table-cell>
          <table:table-cell table:formula="of:=AVERAGE([.A$234:.A$253])" office:value-type="float" office:value="1.050804">
            <text:p>1.050804</text:p>
          </table:table-cell>
          <table:table-cell table:formula="of:=AVERAGE([.E$234:.E$253])" office:value-type="float" office:value="1.0436595">
            <text:p>1.0436595</text:p>
          </table:table-cell>
          <table:table-cell/>
          <table:table-cell table:style-name="ce2"/>
        </table:table-row>
        <table:table-row table:style-name="ro1">
          <table:table-cell office:value-type="float" office:value="1.06225">
            <text:p>1.06225</text:p>
          </table:table-cell>
          <table:table-cell office:value-type="float" office:value="78">
            <text:p>78</text:p>
          </table:table-cell>
          <table:table-cell office:value-type="float" office:value="1.0517">
            <text:p>1.0517</text:p>
          </table:table-cell>
          <table:table-cell office:value-type="float" office:value="385">
            <text:p>385</text:p>
          </table:table-cell>
          <table:table-cell office:value-type="float" office:value="1.06677">
            <text:p>1.06677</text:p>
          </table:table-cell>
          <table:table-cell office:value-type="float" office:value="71">
            <text:p>71</text:p>
          </table:table-cell>
          <table:table-cell office:value-type="float" office:value="1.05499">
            <text:p>1.05499</text:p>
          </table:table-cell>
          <table:table-cell office:value-type="float" office:value="385">
            <text:p>385</text:p>
          </table:table-cell>
          <table:table-cell/>
          <table:table-cell office:value-type="float" office:value="15">
            <text:p>15</text:p>
          </table:table-cell>
          <table:table-cell table:formula="of:=AVERAGE([.A$255:.A$274])" office:value-type="float" office:value="1.0483015">
            <text:p>1.0483015</text:p>
          </table:table-cell>
          <table:table-cell table:formula="of:=AVERAGE([.E$255:.E$274])" office:value-type="float" office:value="1.0458115">
            <text:p>1.0458115</text:p>
          </table:table-cell>
          <table:table-cell table:number-columns-repeated="2"/>
        </table:table-row>
        <table:table-row table:style-name="ro1">
          <table:table-cell office:value-type="float" office:value="1.06089">
            <text:p>1.06089</text:p>
          </table:table-cell>
          <table:table-cell office:value-type="float" office:value="75">
            <text:p>75</text:p>
          </table:table-cell>
          <table:table-cell office:value-type="float" office:value="1.04716">
            <text:p>1.04716</text:p>
          </table:table-cell>
          <table:table-cell office:value-type="float" office:value="385">
            <text:p>385</text:p>
          </table:table-cell>
          <table:table-cell office:value-type="float" office:value="1.03766">
            <text:p>1.03766</text:p>
          </table:table-cell>
          <table:table-cell office:value-type="float" office:value="76">
            <text:p>76</text:p>
          </table:table-cell>
          <table:table-cell office:value-type="float" office:value="1.03334">
            <text:p>1.03334</text:p>
          </table:table-cell>
          <table:table-cell office:value-type="float" office:value="385">
            <text:p>385</text:p>
          </table:table-cell>
          <table:table-cell/>
          <table:table-cell office:value-type="float" office:value="16">
            <text:p>16</text:p>
          </table:table-cell>
          <table:table-cell table:formula="of:=AVERAGE([.A$276:.A$295])" office:value-type="float" office:value="1.0573275">
            <text:p>1.0573275</text:p>
          </table:table-cell>
          <table:table-cell table:formula="of:=AVERAGE([.E$276:.E$295])" office:value-type="float" office:value="1.0474035">
            <text:p>1.0474035</text:p>
          </table:table-cell>
          <table:table-cell table:number-columns-repeated="2"/>
        </table:table-row>
        <table:table-row table:style-name="ro1">
          <table:table-cell office:value-type="float" office:value="1.06895">
            <text:p>1.06895</text:p>
          </table:table-cell>
          <table:table-cell office:value-type="float" office:value="72">
            <text:p>72</text:p>
          </table:table-cell>
          <table:table-cell office:value-type="float" office:value="1.05309">
            <text:p>1.05309</text:p>
          </table:table-cell>
          <table:table-cell office:value-type="float" office:value="385">
            <text:p>385</text:p>
          </table:table-cell>
          <table:table-cell office:value-type="float" office:value="1.04588">
            <text:p>1.04588</text:p>
          </table:table-cell>
          <table:table-cell office:value-type="float" office:value="78">
            <text:p>78</text:p>
          </table:table-cell>
          <table:table-cell office:value-type="float" office:value="1.03699">
            <text:p>1.03699</text:p>
          </table:table-cell>
          <table:table-cell office:value-type="float" office:value="385">
            <text:p>385</text:p>
          </table:table-cell>
          <table:table-cell/>
          <table:table-cell office:value-type="float" office:value="17">
            <text:p>17</text:p>
          </table:table-cell>
          <table:table-cell table:formula="of:=AVERAGE([.A$297:.A$316])" office:value-type="float" office:value="1.0554285">
            <text:p>1.0554285</text:p>
          </table:table-cell>
          <table:table-cell table:formula="of:=AVERAGE([.E$297:.E$316])" office:value-type="float" office:value="1.05019">
            <text:p>1.05019</text:p>
          </table:table-cell>
          <table:table-cell table:number-columns-repeated="2"/>
        </table:table-row>
        <table:table-row table:style-name="ro1">
          <table:table-cell office:value-type="float" office:value="1.06552">
            <text:p>1.06552</text:p>
          </table:table-cell>
          <table:table-cell office:value-type="float" office:value="72">
            <text:p>72</text:p>
          </table:table-cell>
          <table:table-cell office:value-type="float" office:value="1.05193">
            <text:p>1.05193</text:p>
          </table:table-cell>
          <table:table-cell office:value-type="float" office:value="385">
            <text:p>385</text:p>
          </table:table-cell>
          <table:table-cell office:value-type="float" office:value="1.03615">
            <text:p>1.03615</text:p>
          </table:table-cell>
          <table:table-cell office:value-type="float" office:value="81">
            <text:p>81</text:p>
          </table:table-cell>
          <table:table-cell office:value-type="float" office:value="1.02857">
            <text:p>1.02857</text:p>
          </table:table-cell>
          <table:table-cell office:value-type="float" office:value="385">
            <text:p>385</text:p>
          </table:table-cell>
          <table:table-cell/>
          <table:table-cell office:value-type="float" office:value="18">
            <text:p>18</text:p>
          </table:table-cell>
          <table:table-cell table:formula="of:=AVERAGE([.A$318:.A$337])" office:value-type="float" office:value="1.052595">
            <text:p>1.052595</text:p>
          </table:table-cell>
          <table:table-cell table:formula="of:=AVERAGE([.E$318:.E$337])" office:value-type="float" office:value="1.046152">
            <text:p>1.046152</text:p>
          </table:table-cell>
          <table:table-cell table:number-columns-repeated="2"/>
        </table:table-row>
        <table:table-row table:style-name="ro1">
          <table:table-cell office:value-type="float" office:value="1.05254">
            <text:p>1.05254</text:p>
          </table:table-cell>
          <table:table-cell office:value-type="float" office:value="76">
            <text:p>76</text:p>
          </table:table-cell>
          <table:table-cell office:value-type="float" office:value="1.04247">
            <text:p>1.04247</text:p>
          </table:table-cell>
          <table:table-cell office:value-type="float" office:value="385">
            <text:p>385</text:p>
          </table:table-cell>
          <table:table-cell office:value-type="float" office:value="1.05143">
            <text:p>1.05143</text:p>
          </table:table-cell>
          <table:table-cell office:value-type="float" office:value="75">
            <text:p>75</text:p>
          </table:table-cell>
          <table:table-cell office:value-type="float" office:value="1.0419">
            <text:p>1.0419</text:p>
          </table:table-cell>
          <table:table-cell office:value-type="float" office:value="385">
            <text:p>385</text:p>
          </table:table-cell>
          <table:table-cell/>
          <table:table-cell office:value-type="float" office:value="19">
            <text:p>19</text:p>
          </table:table-cell>
          <table:table-cell table:formula="of:=AVERAGE([.A$339:.A$358])" office:value-type="float" office:value="1.0457515">
            <text:p>1.0457515</text:p>
          </table:table-cell>
          <table:table-cell table:formula="of:=AVERAGE([.E$339:.E$358])" office:value-type="float" office:value="1.042663">
            <text:p>1.042663</text:p>
          </table:table-cell>
          <table:table-cell table:number-columns-repeated="2"/>
        </table:table-row>
        <table:table-row table:style-name="ro1">
          <table:table-cell office:value-type="float" office:value="1.06091">
            <text:p>1.06091</text:p>
          </table:table-cell>
          <table:table-cell office:value-type="float" office:value="76">
            <text:p>76</text:p>
          </table:table-cell>
          <table:table-cell office:value-type="float" office:value="1.04741">
            <text:p>1.04741</text:p>
          </table:table-cell>
          <table:table-cell office:value-type="float" office:value="385">
            <text:p>385</text:p>
          </table:table-cell>
          <table:table-cell office:value-type="float" office:value="1.09464">
            <text:p>1.09464</text:p>
          </table:table-cell>
          <table:table-cell office:value-type="float" office:value="74">
            <text:p>74</text:p>
          </table:table-cell>
          <table:table-cell office:value-type="float" office:value="1.07827">
            <text:p>1.07827</text:p>
          </table:table-cell>
          <table:table-cell office:value-type="float" office:value="385">
            <text:p>385</text:p>
          </table:table-cell>
          <table:table-cell/>
          <table:table-cell office:value-type="float" office:value="20">
            <text:p>20</text:p>
          </table:table-cell>
          <table:table-cell table:formula="of:=AVERAGE([.A$360:.A$379])" office:value-type="float" office:value="1.0509475">
            <text:p>1.0509475</text:p>
          </table:table-cell>
          <table:table-cell table:formula="of:=AVERAGE([.E$360:.E$379])" office:value-type="float" office:value="1.0402225">
            <text:p>1.0402225</text:p>
          </table:table-cell>
          <table:table-cell table:number-columns-repeated="2"/>
        </table:table-row>
        <table:table-row table:style-name="ro1">
          <table:table-cell office:value-type="float" office:value="1.06268">
            <text:p>1.06268</text:p>
          </table:table-cell>
          <table:table-cell office:value-type="float" office:value="78">
            <text:p>78</text:p>
          </table:table-cell>
          <table:table-cell office:value-type="float" office:value="1.05234">
            <text:p>1.05234</text:p>
          </table:table-cell>
          <table:table-cell office:value-type="float" office:value="385">
            <text:p>385</text:p>
          </table:table-cell>
          <table:table-cell office:value-type="float" office:value="1.04469">
            <text:p>1.04469</text:p>
          </table:table-cell>
          <table:table-cell office:value-type="float" office:value="77">
            <text:p>77</text:p>
          </table:table-cell>
          <table:table-cell office:value-type="float" office:value="1.03738">
            <text:p>1.03738</text:p>
          </table:table-cell>
          <table:table-cell office:value-type="float" office:value="385">
            <text:p>385</text:p>
          </table:table-cell>
          <table:table-cell table:number-columns-repeated="6"/>
        </table:table-row>
        <table:table-row table:style-name="ro1">
          <table:table-cell office:value-type="float" office:value="1.07503">
            <text:p>1.07503</text:p>
          </table:table-cell>
          <table:table-cell office:value-type="float" office:value="72">
            <text:p>72</text:p>
          </table:table-cell>
          <table:table-cell office:value-type="float" office:value="1.05787">
            <text:p>1.05787</text:p>
          </table:table-cell>
          <table:table-cell office:value-type="float" office:value="385">
            <text:p>385</text:p>
          </table:table-cell>
          <table:table-cell office:value-type="float" office:value="1.04777">
            <text:p>1.04777</text:p>
          </table:table-cell>
          <table:table-cell office:value-type="float" office:value="77">
            <text:p>77</text:p>
          </table:table-cell>
          <table:table-cell office:value-type="float" office:value="1.03872">
            <text:p>1.03872</text:p>
          </table:table-cell>
          <table:table-cell office:value-type="float" office:value="385">
            <text:p>385</text:p>
          </table:table-cell>
          <table:table-cell table:number-columns-repeated="2"/>
          <table:table-cell table:formula="of:=AVERAGE([.K3:.K20])" office:value-type="float" office:value="1.05835591666667">
            <text:p>1.0583559167</text:p>
          </table:table-cell>
          <table:table-cell table:formula="of:=AVERAGE([.L3:.L20])" office:value-type="float" office:value="1.04672147222222">
            <text:p>1.0467214722</text:p>
          </table:table-cell>
          <table:table-cell table:number-columns-repeated="2"/>
        </table:table-row>
        <table:table-row table:style-name="ro1">
          <table:table-cell office:value-type="string">
            <text:p>Label 4 </text:p>
          </table:table-cell>
          <table:table-cell table:number-columns-repeated="3"/>
          <table:table-cell office:value-type="string">
            <text:p>Label 4 </text:p>
          </table:table-cell>
          <table:table-cell table:number-columns-repeated="9"/>
        </table:table-row>
        <table:table-row table:style-name="ro1">
          <table:table-cell office:value-type="float" office:value="1.0797">
            <text:p>1.0797</text:p>
          </table:table-cell>
          <table:table-cell office:value-type="float" office:value="55">
            <text:p>55</text:p>
          </table:table-cell>
          <table:table-cell office:value-type="float" office:value="1.06711">
            <text:p>1.06711</text:p>
          </table:table-cell>
          <table:table-cell office:value-type="float" office:value="477.75">
            <text:p>477.75</text:p>
          </table:table-cell>
          <table:table-cell office:value-type="float" office:value="1.0457">
            <text:p>1.0457</text:p>
          </table:table-cell>
          <table:table-cell office:value-type="float" office:value="68">
            <text:p>68</text:p>
          </table:table-cell>
          <table:table-cell office:value-type="float" office:value="1.04299">
            <text:p>1.04299</text:p>
          </table:table-cell>
          <table:table-cell office:value-type="float" office:value="477.75">
            <text:p>477.75</text:p>
          </table:table-cell>
          <table:table-cell/>
          <table:table-cell office:value-type="string">
            <text:p>Optimized</text:p>
          </table:table-cell>
          <table:table-cell table:number-columns-repeated="4"/>
        </table:table-row>
        <table:table-row table:style-name="ro1">
          <table:table-cell office:value-type="float" office:value="1.08139">
            <text:p>1.08139</text:p>
          </table:table-cell>
          <table:table-cell office:value-type="float" office:value="55">
            <text:p>55</text:p>
          </table:table-cell>
          <table:table-cell office:value-type="float" office:value="1.06857">
            <text:p>1.06857</text:p>
          </table:table-cell>
          <table:table-cell office:value-type="float" office:value="477.75">
            <text:p>477.75</text:p>
          </table:table-cell>
          <table:table-cell office:value-type="float" office:value="1.05462">
            <text:p>1.05462</text:p>
          </table:table-cell>
          <table:table-cell office:value-type="float" office:value="71">
            <text:p>71</text:p>
          </table:table-cell>
          <table:table-cell office:value-type="float" office:value="1.04603">
            <text:p>1.04603</text:p>
          </table:table-cell>
          <table:table-cell office:value-type="float" office:value="477.75">
            <text:p>477.75</text:p>
          </table:table-cell>
          <table:table-cell table:number-columns-repeated="2"/>
          <table:table-cell office:value-type="string">
            <text:p>CIC</text:p>
          </table:table-cell>
          <table:table-cell office:value-type="string">
            <text:p>CIC_SLAP</text:p>
          </table:table-cell>
          <table:table-cell table:number-columns-repeated="2"/>
        </table:table-row>
        <table:table-row table:style-name="ro1">
          <table:table-cell office:value-type="float" office:value="1.06846">
            <text:p>1.06846</text:p>
          </table:table-cell>
          <table:table-cell office:value-type="float" office:value="58">
            <text:p>58</text:p>
          </table:table-cell>
          <table:table-cell office:value-type="float" office:value="1.06072">
            <text:p>1.06072</text:p>
          </table:table-cell>
          <table:table-cell office:value-type="float" office:value="477.75">
            <text:p>477.75</text:p>
          </table:table-cell>
          <table:table-cell office:value-type="float" office:value="1.0321">
            <text:p>1.0321</text:p>
          </table:table-cell>
          <table:table-cell office:value-type="float" office:value="77">
            <text:p>77</text:p>
          </table:table-cell>
          <table:table-cell office:value-type="float" office:value="1.03022">
            <text:p>1.03022</text:p>
          </table:table-cell>
          <table:table-cell office:value-type="float" office:value="477.75">
            <text:p>477.75</text:p>
          </table:table-cell>
          <table:table-cell/>
          <table:table-cell office:value-type="float" office:value="3">
            <text:p>3</text:p>
          </table:table-cell>
          <table:table-cell table:formula="of:=AVERAGE([.B$3:.B$22])" office:value-type="float" office:value="73.7">
            <text:p>73.7</text:p>
          </table:table-cell>
          <table:table-cell table:formula="of:=AVERAGE([.F$3:.F$22])" office:value-type="float" office:value="76.25">
            <text:p>76.25</text:p>
          </table:table-cell>
          <table:table-cell table:number-columns-repeated="2"/>
        </table:table-row>
        <table:table-row table:style-name="ro1">
          <table:table-cell office:value-type="float" office:value="1.08137">
            <text:p>1.08137</text:p>
          </table:table-cell>
          <table:table-cell office:value-type="float" office:value="56">
            <text:p>56</text:p>
          </table:table-cell>
          <table:table-cell office:value-type="float" office:value="1.0689">
            <text:p>1.0689</text:p>
          </table:table-cell>
          <table:table-cell office:value-type="float" office:value="477.75">
            <text:p>477.75</text:p>
          </table:table-cell>
          <table:table-cell office:value-type="float" office:value="1.03464">
            <text:p>1.03464</text:p>
          </table:table-cell>
          <table:table-cell office:value-type="float" office:value="76">
            <text:p>76</text:p>
          </table:table-cell>
          <table:table-cell office:value-type="float" office:value="1.0304">
            <text:p>1.0304</text:p>
          </table:table-cell>
          <table:table-cell office:value-type="float" office:value="477.75">
            <text:p>477.75</text:p>
          </table:table-cell>
          <table:table-cell/>
          <table:table-cell office:value-type="float" office:value="4">
            <text:p>4</text:p>
          </table:table-cell>
          <table:table-cell table:formula="of:=AVERAGE([.B$24:.B$43])" office:value-type="float" office:value="56.5">
            <text:p>56.5</text:p>
          </table:table-cell>
          <table:table-cell table:formula="of:=AVERAGE([.F$24:.F$43])" office:value-type="float" office:value="73.2">
            <text:p>73.2</text:p>
          </table:table-cell>
          <table:table-cell table:number-columns-repeated="2"/>
        </table:table-row>
        <table:table-row table:style-name="ro1">
          <table:table-cell office:value-type="float" office:value="1.0797">
            <text:p>1.0797</text:p>
          </table:table-cell>
          <table:table-cell office:value-type="float" office:value="55">
            <text:p>55</text:p>
          </table:table-cell>
          <table:table-cell office:value-type="float" office:value="1.06711">
            <text:p>1.06711</text:p>
          </table:table-cell>
          <table:table-cell office:value-type="float" office:value="477.75">
            <text:p>477.75</text:p>
          </table:table-cell>
          <table:table-cell office:value-type="float" office:value="1.05737">
            <text:p>1.05737</text:p>
          </table:table-cell>
          <table:table-cell office:value-type="float" office:value="74">
            <text:p>74</text:p>
          </table:table-cell>
          <table:table-cell office:value-type="float" office:value="1.04731">
            <text:p>1.04731</text:p>
          </table:table-cell>
          <table:table-cell office:value-type="float" office:value="477.75">
            <text:p>477.75</text:p>
          </table:table-cell>
          <table:table-cell/>
          <table:table-cell office:value-type="float" office:value="5">
            <text:p>5</text:p>
          </table:table-cell>
          <table:table-cell table:formula="of:=AVERAGE([.B$45:.B$64])" office:value-type="float" office:value="57.7">
            <text:p>57.7</text:p>
          </table:table-cell>
          <table:table-cell table:formula="of:=AVERAGE([.F$45:.F$64])" office:value-type="float" office:value="57.2">
            <text:p>57.2</text:p>
          </table:table-cell>
          <table:table-cell table:number-columns-repeated="2"/>
        </table:table-row>
        <table:table-row table:style-name="ro1">
          <table:table-cell office:value-type="float" office:value="1.07005">
            <text:p>1.07005</text:p>
          </table:table-cell>
          <table:table-cell office:value-type="float" office:value="61">
            <text:p>61</text:p>
          </table:table-cell>
          <table:table-cell office:value-type="float" office:value="1.06492">
            <text:p>1.06492</text:p>
          </table:table-cell>
          <table:table-cell office:value-type="float" office:value="477.75">
            <text:p>477.75</text:p>
          </table:table-cell>
          <table:table-cell office:value-type="float" office:value="1.03998">
            <text:p>1.03998</text:p>
          </table:table-cell>
          <table:table-cell office:value-type="float" office:value="71">
            <text:p>71</text:p>
          </table:table-cell>
          <table:table-cell office:value-type="float" office:value="1.03762">
            <text:p>1.03762</text:p>
          </table:table-cell>
          <table:table-cell office:value-type="float" office:value="477.75">
            <text:p>477.75</text:p>
          </table:table-cell>
          <table:table-cell/>
          <table:table-cell office:value-type="float" office:value="6">
            <text:p>6</text:p>
          </table:table-cell>
          <table:table-cell table:formula="of:=AVERAGE([.B$66:.B$85])" office:value-type="float" office:value="51.15">
            <text:p>51.15</text:p>
          </table:table-cell>
          <table:table-cell table:formula="of:=AVERAGE([.F$66:.F$85])" office:value-type="float" office:value="51.45">
            <text:p>51.45</text:p>
          </table:table-cell>
          <table:table-cell table:number-columns-repeated="2"/>
        </table:table-row>
        <table:table-row table:style-name="ro1">
          <table:table-cell office:value-type="float" office:value="1.06374">
            <text:p>1.06374</text:p>
          </table:table-cell>
          <table:table-cell office:value-type="float" office:value="59">
            <text:p>59</text:p>
          </table:table-cell>
          <table:table-cell office:value-type="float" office:value="1.0571">
            <text:p>1.0571</text:p>
          </table:table-cell>
          <table:table-cell office:value-type="float" office:value="477.75">
            <text:p>477.75</text:p>
          </table:table-cell>
          <table:table-cell office:value-type="float" office:value="1.04405">
            <text:p>1.04405</text:p>
          </table:table-cell>
          <table:table-cell office:value-type="float" office:value="75">
            <text:p>75</text:p>
          </table:table-cell>
          <table:table-cell office:value-type="float" office:value="1.03953">
            <text:p>1.03953</text:p>
          </table:table-cell>
          <table:table-cell office:value-type="float" office:value="477.75">
            <text:p>477.75</text:p>
          </table:table-cell>
          <table:table-cell/>
          <table:table-cell office:value-type="float" office:value="7">
            <text:p>7</text:p>
          </table:table-cell>
          <table:table-cell table:formula="of:=AVERAGE([.B$87:.B$106])" office:value-type="float" office:value="44.1">
            <text:p>44.1</text:p>
          </table:table-cell>
          <table:table-cell table:formula="of:=AVERAGE([.F$87:.F$106])" office:value-type="float" office:value="43.75">
            <text:p>43.75</text:p>
          </table:table-cell>
          <table:table-cell table:number-columns-repeated="2"/>
        </table:table-row>
        <table:table-row table:style-name="ro1">
          <table:table-cell office:value-type="float" office:value="1.09242">
            <text:p>1.09242</text:p>
          </table:table-cell>
          <table:table-cell office:value-type="float" office:value="52">
            <text:p>52</text:p>
          </table:table-cell>
          <table:table-cell office:value-type="float" office:value="1.0733">
            <text:p>1.0733</text:p>
          </table:table-cell>
          <table:table-cell office:value-type="float" office:value="477.75">
            <text:p>477.75</text:p>
          </table:table-cell>
          <table:table-cell office:value-type="float" office:value="1.03027">
            <text:p>1.03027</text:p>
          </table:table-cell>
          <table:table-cell office:value-type="float" office:value="77">
            <text:p>77</text:p>
          </table:table-cell>
          <table:table-cell office:value-type="float" office:value="1.03082">
            <text:p>1.03082</text:p>
          </table:table-cell>
          <table:table-cell office:value-type="float" office:value="477.75">
            <text:p>477.75</text:p>
          </table:table-cell>
          <table:table-cell/>
          <table:table-cell office:value-type="float" office:value="8">
            <text:p>8</text:p>
          </table:table-cell>
          <table:table-cell table:formula="of:=AVERAGE([.B$108:.B$127])" office:value-type="float" office:value="34.35">
            <text:p>34.35</text:p>
          </table:table-cell>
          <table:table-cell table:formula="of:=AVERAGE([.F$108:.F$127])" office:value-type="float" office:value="34.15">
            <text:p>34.15</text:p>
          </table:table-cell>
          <table:table-cell table:number-columns-repeated="2"/>
        </table:table-row>
        <table:table-row table:style-name="ro1">
          <table:table-cell office:value-type="float" office:value="1.08278">
            <text:p>1.08278</text:p>
          </table:table-cell>
          <table:table-cell office:value-type="float" office:value="54">
            <text:p>54</text:p>
          </table:table-cell>
          <table:table-cell office:value-type="float" office:value="1.06904">
            <text:p>1.06904</text:p>
          </table:table-cell>
          <table:table-cell office:value-type="float" office:value="477.75">
            <text:p>477.75</text:p>
          </table:table-cell>
          <table:table-cell office:value-type="float" office:value="1.03619">
            <text:p>1.03619</text:p>
          </table:table-cell>
          <table:table-cell office:value-type="float" office:value="72">
            <text:p>72</text:p>
          </table:table-cell>
          <table:table-cell office:value-type="float" office:value="1.03096">
            <text:p>1.03096</text:p>
          </table:table-cell>
          <table:table-cell office:value-type="float" office:value="477.75">
            <text:p>477.75</text:p>
          </table:table-cell>
          <table:table-cell/>
          <table:table-cell office:value-type="float" office:value="9">
            <text:p>9</text:p>
          </table:table-cell>
          <table:table-cell table:formula="of:=AVERAGE([.B$129:.B$148])" office:value-type="float" office:value="31.9">
            <text:p>31.9</text:p>
          </table:table-cell>
          <table:table-cell table:formula="of:=AVERAGE([.F$129:.F$148])" office:value-type="float" office:value="32.3">
            <text:p>32.3</text:p>
          </table:table-cell>
          <table:table-cell table:number-columns-repeated="2"/>
        </table:table-row>
        <table:table-row table:style-name="ro1">
          <table:table-cell office:value-type="float" office:value="1.08061">
            <text:p>1.08061</text:p>
          </table:table-cell>
          <table:table-cell office:value-type="float" office:value="56">
            <text:p>56</text:p>
          </table:table-cell>
          <table:table-cell office:value-type="float" office:value="1.06816">
            <text:p>1.06816</text:p>
          </table:table-cell>
          <table:table-cell office:value-type="float" office:value="477.75">
            <text:p>477.75</text:p>
          </table:table-cell>
          <table:table-cell office:value-type="float" office:value="1.05145">
            <text:p>1.05145</text:p>
          </table:table-cell>
          <table:table-cell office:value-type="float" office:value="72">
            <text:p>72</text:p>
          </table:table-cell>
          <table:table-cell office:value-type="float" office:value="1.04595">
            <text:p>1.04595</text:p>
          </table:table-cell>
          <table:table-cell office:value-type="float" office:value="477.75">
            <text:p>477.75</text:p>
          </table:table-cell>
          <table:table-cell/>
          <table:table-cell office:value-type="float" office:value="10">
            <text:p>10</text:p>
          </table:table-cell>
          <table:table-cell table:formula="of:=AVERAGE([.B$150:.B$169])" office:value-type="float" office:value="30.9">
            <text:p>30.9</text:p>
          </table:table-cell>
          <table:table-cell table:formula="of:=AVERAGE([.F$150:.F$169])" office:value-type="float" office:value="30.45">
            <text:p>30.45</text:p>
          </table:table-cell>
          <table:table-cell table:number-columns-repeated="2"/>
        </table:table-row>
        <table:table-row table:style-name="ro1">
          <table:table-cell office:value-type="float" office:value="1.0797">
            <text:p>1.0797</text:p>
          </table:table-cell>
          <table:table-cell office:value-type="float" office:value="55">
            <text:p>55</text:p>
          </table:table-cell>
          <table:table-cell office:value-type="float" office:value="1.06711">
            <text:p>1.06711</text:p>
          </table:table-cell>
          <table:table-cell office:value-type="float" office:value="477.75">
            <text:p>477.75</text:p>
          </table:table-cell>
          <table:table-cell office:value-type="float" office:value="1.03602">
            <text:p>1.03602</text:p>
          </table:table-cell>
          <table:table-cell office:value-type="float" office:value="74">
            <text:p>74</text:p>
          </table:table-cell>
          <table:table-cell office:value-type="float" office:value="1.03325">
            <text:p>1.03325</text:p>
          </table:table-cell>
          <table:table-cell office:value-type="float" office:value="477.75">
            <text:p>477.75</text:p>
          </table:table-cell>
          <table:table-cell/>
          <table:table-cell office:value-type="float" office:value="11">
            <text:p>11</text:p>
          </table:table-cell>
          <table:table-cell table:formula="of:=AVERAGE([.B$171:.B$190])" office:value-type="float" office:value="25">
            <text:p>25</text:p>
          </table:table-cell>
          <table:table-cell table:formula="of:=AVERAGE([.F$171:.F$190])" office:value-type="float" office:value="24.75">
            <text:p>24.75</text:p>
          </table:table-cell>
          <table:table-cell table:number-columns-repeated="2"/>
        </table:table-row>
        <table:table-row table:style-name="ro1">
          <table:table-cell office:value-type="float" office:value="1.0837">
            <text:p>1.0837</text:p>
          </table:table-cell>
          <table:table-cell office:value-type="float" office:value="55">
            <text:p>55</text:p>
          </table:table-cell>
          <table:table-cell office:value-type="float" office:value="1.06981">
            <text:p>1.06981</text:p>
          </table:table-cell>
          <table:table-cell office:value-type="float" office:value="477.75">
            <text:p>477.75</text:p>
          </table:table-cell>
          <table:table-cell office:value-type="float" office:value="1.05703">
            <text:p>1.05703</text:p>
          </table:table-cell>
          <table:table-cell office:value-type="float" office:value="62">
            <text:p>62</text:p>
          </table:table-cell>
          <table:table-cell office:value-type="float" office:value="1.05218">
            <text:p>1.05218</text:p>
          </table:table-cell>
          <table:table-cell office:value-type="float" office:value="477.75">
            <text:p>477.75</text:p>
          </table:table-cell>
          <table:table-cell/>
          <table:table-cell office:value-type="float" office:value="12">
            <text:p>12</text:p>
          </table:table-cell>
          <table:table-cell table:formula="of:=AVERAGE([.B$192:.B$211])" office:value-type="float" office:value="21.6">
            <text:p>21.6</text:p>
          </table:table-cell>
          <table:table-cell table:formula="of:=AVERAGE([.F$192:.F$211])" office:value-type="float" office:value="22.1">
            <text:p>22.1</text:p>
          </table:table-cell>
          <table:table-cell table:number-columns-repeated="2"/>
        </table:table-row>
        <table:table-row table:style-name="ro1">
          <table:table-cell office:value-type="float" office:value="1.0797">
            <text:p>1.0797</text:p>
          </table:table-cell>
          <table:table-cell office:value-type="float" office:value="55">
            <text:p>55</text:p>
          </table:table-cell>
          <table:table-cell office:value-type="float" office:value="1.06711">
            <text:p>1.06711</text:p>
          </table:table-cell>
          <table:table-cell office:value-type="float" office:value="477.75">
            <text:p>477.75</text:p>
          </table:table-cell>
          <table:table-cell office:value-type="float" office:value="1.04107">
            <text:p>1.04107</text:p>
          </table:table-cell>
          <table:table-cell office:value-type="float" office:value="75">
            <text:p>75</text:p>
          </table:table-cell>
          <table:table-cell office:value-type="float" office:value="1.03766">
            <text:p>1.03766</text:p>
          </table:table-cell>
          <table:table-cell office:value-type="float" office:value="477.75">
            <text:p>477.75</text:p>
          </table:table-cell>
          <table:table-cell/>
          <table:table-cell office:value-type="float" office:value="13">
            <text:p>13</text:p>
          </table:table-cell>
          <table:table-cell table:formula="of:=AVERAGE([.B$213:.B$232])" office:value-type="float" office:value="27.75">
            <text:p>27.75</text:p>
          </table:table-cell>
          <table:table-cell table:formula="of:=AVERAGE([.F$213:.F$232])" office:value-type="float" office:value="24.65">
            <text:p>24.65</text:p>
          </table:table-cell>
          <table:table-cell table:number-columns-repeated="2"/>
        </table:table-row>
        <table:table-row table:style-name="ro1">
          <table:table-cell office:value-type="float" office:value="1.0797">
            <text:p>1.0797</text:p>
          </table:table-cell>
          <table:table-cell office:value-type="float" office:value="55">
            <text:p>55</text:p>
          </table:table-cell>
          <table:table-cell office:value-type="float" office:value="1.06711">
            <text:p>1.06711</text:p>
          </table:table-cell>
          <table:table-cell office:value-type="float" office:value="477.75">
            <text:p>477.75</text:p>
          </table:table-cell>
          <table:table-cell office:value-type="float" office:value="1.04583">
            <text:p>1.04583</text:p>
          </table:table-cell>
          <table:table-cell office:value-type="float" office:value="71">
            <text:p>71</text:p>
          </table:table-cell>
          <table:table-cell office:value-type="float" office:value="1.03964">
            <text:p>1.03964</text:p>
          </table:table-cell>
          <table:table-cell office:value-type="float" office:value="477.75">
            <text:p>477.75</text:p>
          </table:table-cell>
          <table:table-cell/>
          <table:table-cell office:value-type="float" office:value="14">
            <text:p>14</text:p>
          </table:table-cell>
          <table:table-cell table:formula="of:=AVERAGE([.B$234:.B$253])" office:value-type="float" office:value="26.8">
            <text:p>26.8</text:p>
          </table:table-cell>
          <table:table-cell table:formula="of:=AVERAGE([.F$234:.F$253])" office:value-type="float" office:value="22.15">
            <text:p>22.15</text:p>
          </table:table-cell>
          <table:table-cell table:number-columns-repeated="2"/>
        </table:table-row>
        <table:table-row table:style-name="ro1">
          <table:table-cell office:value-type="float" office:value="1.06184">
            <text:p>1.06184</text:p>
          </table:table-cell>
          <table:table-cell office:value-type="float" office:value="60">
            <text:p>60</text:p>
          </table:table-cell>
          <table:table-cell office:value-type="float" office:value="1.05835">
            <text:p>1.05835</text:p>
          </table:table-cell>
          <table:table-cell office:value-type="float" office:value="477.75">
            <text:p>477.75</text:p>
          </table:table-cell>
          <table:table-cell office:value-type="float" office:value="1.03756">
            <text:p>1.03756</text:p>
          </table:table-cell>
          <table:table-cell office:value-type="float" office:value="76">
            <text:p>76</text:p>
          </table:table-cell>
          <table:table-cell office:value-type="float" office:value="1.03578">
            <text:p>1.03578</text:p>
          </table:table-cell>
          <table:table-cell office:value-type="float" office:value="477.75">
            <text:p>477.75</text:p>
          </table:table-cell>
          <table:table-cell/>
          <table:table-cell office:value-type="float" office:value="15">
            <text:p>15</text:p>
          </table:table-cell>
          <table:table-cell table:formula="of:=AVERAGE([.B$255:.B$274])" office:value-type="float" office:value="26.15">
            <text:p>26.15</text:p>
          </table:table-cell>
          <table:table-cell table:formula="of:=AVERAGE([.F$255:.F$274])" office:value-type="float" office:value="21.1">
            <text:p>21.1</text:p>
          </table:table-cell>
          <table:table-cell table:number-columns-repeated="2"/>
        </table:table-row>
        <table:table-row table:style-name="ro1">
          <table:table-cell office:value-type="float" office:value="1.08091">
            <text:p>1.08091</text:p>
          </table:table-cell>
          <table:table-cell office:value-type="float" office:value="55">
            <text:p>55</text:p>
          </table:table-cell>
          <table:table-cell office:value-type="float" office:value="1.06729">
            <text:p>1.06729</text:p>
          </table:table-cell>
          <table:table-cell office:value-type="float" office:value="477.75">
            <text:p>477.75</text:p>
          </table:table-cell>
          <table:table-cell office:value-type="float" office:value="1.03251">
            <text:p>1.03251</text:p>
          </table:table-cell>
          <table:table-cell office:value-type="float" office:value="74">
            <text:p>74</text:p>
          </table:table-cell>
          <table:table-cell office:value-type="float" office:value="1.03111">
            <text:p>1.03111</text:p>
          </table:table-cell>
          <table:table-cell office:value-type="float" office:value="477.75">
            <text:p>477.75</text:p>
          </table:table-cell>
          <table:table-cell/>
          <table:table-cell office:value-type="float" office:value="16">
            <text:p>16</text:p>
          </table:table-cell>
          <table:table-cell table:formula="of:=AVERAGE([.B$276:.B$295])" office:value-type="float" office:value="18.5">
            <text:p>18.5</text:p>
          </table:table-cell>
          <table:table-cell table:formula="of:=AVERAGE([.F$276:.F$295])" office:value-type="float" office:value="16.15">
            <text:p>16.15</text:p>
          </table:table-cell>
          <table:table-cell table:number-columns-repeated="2"/>
        </table:table-row>
        <table:table-row table:style-name="ro1">
          <table:table-cell office:value-type="float" office:value="1.06597">
            <text:p>1.06597</text:p>
          </table:table-cell>
          <table:table-cell office:value-type="float" office:value="60">
            <text:p>60</text:p>
          </table:table-cell>
          <table:table-cell office:value-type="float" office:value="1.0592">
            <text:p>1.0592</text:p>
          </table:table-cell>
          <table:table-cell office:value-type="float" office:value="477.75">
            <text:p>477.75</text:p>
          </table:table-cell>
          <table:table-cell office:value-type="float" office:value="1.02449">
            <text:p>1.02449</text:p>
          </table:table-cell>
          <table:table-cell office:value-type="float" office:value="76">
            <text:p>76</text:p>
          </table:table-cell>
          <table:table-cell office:value-type="float" office:value="1.02159">
            <text:p>1.02159</text:p>
          </table:table-cell>
          <table:table-cell office:value-type="float" office:value="477.75">
            <text:p>477.75</text:p>
          </table:table-cell>
          <table:table-cell/>
          <table:table-cell office:value-type="float" office:value="17">
            <text:p>17</text:p>
          </table:table-cell>
          <table:table-cell table:formula="of:=AVERAGE([.B$297:.B$316])" office:value-type="float" office:value="19.85">
            <text:p>19.85</text:p>
          </table:table-cell>
          <table:table-cell table:formula="of:=AVERAGE([.F$297:.F$316])" office:value-type="float" office:value="16.95">
            <text:p>16.95</text:p>
          </table:table-cell>
          <table:table-cell table:number-columns-repeated="2"/>
        </table:table-row>
        <table:table-row table:style-name="ro1">
          <table:table-cell office:value-type="float" office:value="1.0797">
            <text:p>1.0797</text:p>
          </table:table-cell>
          <table:table-cell office:value-type="float" office:value="55">
            <text:p>55</text:p>
          </table:table-cell>
          <table:table-cell office:value-type="float" office:value="1.06711">
            <text:p>1.06711</text:p>
          </table:table-cell>
          <table:table-cell office:value-type="float" office:value="477.75">
            <text:p>477.75</text:p>
          </table:table-cell>
          <table:table-cell office:value-type="float" office:value="1.05811">
            <text:p>1.05811</text:p>
          </table:table-cell>
          <table:table-cell office:value-type="float" office:value="69">
            <text:p>69</text:p>
          </table:table-cell>
          <table:table-cell office:value-type="float" office:value="1.04663">
            <text:p>1.04663</text:p>
          </table:table-cell>
          <table:table-cell office:value-type="float" office:value="491">
            <text:p>491</text:p>
          </table:table-cell>
          <table:table-cell/>
          <table:table-cell office:value-type="float" office:value="18">
            <text:p>18</text:p>
          </table:table-cell>
          <table:table-cell table:formula="of:=AVERAGE([.B$318:.B$337])" office:value-type="float" office:value="21.7">
            <text:p>21.7</text:p>
          </table:table-cell>
          <table:table-cell table:formula="of:=AVERAGE([.F$318:.F$337])" office:value-type="float" office:value="15.35">
            <text:p>15.35</text:p>
          </table:table-cell>
          <table:table-cell table:number-columns-repeated="2"/>
        </table:table-row>
        <table:table-row table:style-name="ro1">
          <table:table-cell office:value-type="float" office:value="1.06465">
            <text:p>1.06465</text:p>
          </table:table-cell>
          <table:table-cell office:value-type="float" office:value="60">
            <text:p>60</text:p>
          </table:table-cell>
          <table:table-cell office:value-type="float" office:value="1.05816">
            <text:p>1.05816</text:p>
          </table:table-cell>
          <table:table-cell office:value-type="float" office:value="477.75">
            <text:p>477.75</text:p>
          </table:table-cell>
          <table:table-cell office:value-type="float" office:value="1.04555">
            <text:p>1.04555</text:p>
          </table:table-cell>
          <table:table-cell office:value-type="float" office:value="75">
            <text:p>75</text:p>
          </table:table-cell>
          <table:table-cell office:value-type="float" office:value="1.03799">
            <text:p>1.03799</text:p>
          </table:table-cell>
          <table:table-cell office:value-type="float" office:value="477.75">
            <text:p>477.75</text:p>
          </table:table-cell>
          <table:table-cell/>
          <table:table-cell office:value-type="float" office:value="19">
            <text:p>19</text:p>
          </table:table-cell>
          <table:table-cell table:formula="of:=AVERAGE([.B$339:.B$358])" office:value-type="float" office:value="18.3">
            <text:p>18.3</text:p>
          </table:table-cell>
          <table:table-cell table:formula="of:=AVERAGE([.F$339:.F$358])" office:value-type="float" office:value="15.65">
            <text:p>15.65</text:p>
          </table:table-cell>
          <table:table-cell table:number-columns-repeated="2"/>
        </table:table-row>
        <table:table-row table:style-name="ro1">
          <table:table-cell office:value-type="float" office:value="1.06374">
            <text:p>1.06374</text:p>
          </table:table-cell>
          <table:table-cell office:value-type="float" office:value="59">
            <text:p>59</text:p>
          </table:table-cell>
          <table:table-cell office:value-type="float" office:value="1.0571">
            <text:p>1.0571</text:p>
          </table:table-cell>
          <table:table-cell office:value-type="float" office:value="477.75">
            <text:p>477.75</text:p>
          </table:table-cell>
          <table:table-cell office:value-type="float" office:value="1.02899">
            <text:p>1.02899</text:p>
          </table:table-cell>
          <table:table-cell office:value-type="float" office:value="79">
            <text:p>79</text:p>
          </table:table-cell>
          <table:table-cell office:value-type="float" office:value="1.02617">
            <text:p>1.02617</text:p>
          </table:table-cell>
          <table:table-cell office:value-type="float" office:value="477.75">
            <text:p>477.75</text:p>
          </table:table-cell>
          <table:table-cell/>
          <table:table-cell office:value-type="float" office:value="20">
            <text:p>20</text:p>
          </table:table-cell>
          <table:table-cell table:formula="of:=AVERAGE([.B$360:.B$379])" office:value-type="float" office:value="21.55">
            <text:p>21.55</text:p>
          </table:table-cell>
          <table:table-cell table:formula="of:=AVERAGE([.F$360:.F$379])" office:value-type="float" office:value="20.5">
            <text:p>20.5</text:p>
          </table:table-cell>
          <table:table-cell table:number-columns-repeated="2"/>
        </table:table-row>
        <table:table-row table:style-name="ro1">
          <table:table-cell office:value-type="string">
            <text:p>Label 5 </text:p>
          </table:table-cell>
          <table:table-cell table:number-columns-repeated="3"/>
          <table:table-cell office:value-type="string">
            <text:p>Label 5 </text:p>
          </table:table-cell>
          <table:table-cell table:number-columns-repeated="9"/>
        </table:table-row>
        <table:table-row table:style-name="ro1">
          <table:table-cell office:value-type="float" office:value="1.05131">
            <text:p>1.05131</text:p>
          </table:table-cell>
          <table:table-cell office:value-type="float" office:value="58">
            <text:p>58</text:p>
          </table:table-cell>
          <table:table-cell office:value-type="float" office:value="1.04955">
            <text:p>1.04955</text:p>
          </table:table-cell>
          <table:table-cell office:value-type="float" office:value="544">
            <text:p>544</text:p>
          </table:table-cell>
          <table:table-cell office:value-type="float" office:value="1.04344">
            <text:p>1.04344</text:p>
          </table:table-cell>
          <table:table-cell office:value-type="float" office:value="59">
            <text:p>59</text:p>
          </table:table-cell>
          <table:table-cell office:value-type="float" office:value="1.04116">
            <text:p>1.04116</text:p>
          </table:table-cell>
          <table:table-cell office:value-type="float" office:value="544">
            <text:p>544</text:p>
          </table:table-cell>
          <table:table-cell table:number-columns-repeated="2"/>
          <table:table-cell table:formula="of:=AVERAGE([.K26:.K43])" office:value-type="float" office:value="33.75">
            <text:p>33.75</text:p>
          </table:table-cell>
          <table:table-cell table:formula="of:=AVERAGE([.L26:.L43])" office:value-type="float" office:value="33.2277777777778">
            <text:p>33.2277777778</text:p>
          </table:table-cell>
          <table:table-cell table:number-columns-repeated="2"/>
        </table:table-row>
        <table:table-row table:style-name="ro1">
          <table:table-cell office:value-type="float" office:value="1.05172">
            <text:p>1.05172</text:p>
          </table:table-cell>
          <table:table-cell office:value-type="float" office:value="58">
            <text:p>58</text:p>
          </table:table-cell>
          <table:table-cell office:value-type="float" office:value="1.04982">
            <text:p>1.04982</text:p>
          </table:table-cell>
          <table:table-cell office:value-type="float" office:value="544">
            <text:p>544</text:p>
          </table:table-cell>
          <table:table-cell office:value-type="float" office:value="1.04661">
            <text:p>1.04661</text:p>
          </table:table-cell>
          <table:table-cell office:value-type="float" office:value="57">
            <text:p>57</text:p>
          </table:table-cell>
          <table:table-cell office:value-type="float" office:value="1.04247">
            <text:p>1.04247</text:p>
          </table:table-cell>
          <table:table-cell office:value-type="float" office:value="544">
            <text:p>544</text:p>
          </table:table-cell>
          <table:table-cell table:number-columns-repeated="6"/>
        </table:table-row>
        <table:table-row table:style-name="ro2">
          <table:table-cell office:value-type="float" office:value="1.05259">
            <text:p>1.05259</text:p>
          </table:table-cell>
          <table:table-cell office:value-type="float" office:value="58">
            <text:p>58</text:p>
          </table:table-cell>
          <table:table-cell office:value-type="float" office:value="1.04943">
            <text:p>1.04943</text:p>
          </table:table-cell>
          <table:table-cell office:value-type="float" office:value="544">
            <text:p>544</text:p>
          </table:table-cell>
          <table:table-cell office:value-type="float" office:value="1.05326">
            <text:p>1.05326</text:p>
          </table:table-cell>
          <table:table-cell office:value-type="float" office:value="59">
            <text:p>59</text:p>
          </table:table-cell>
          <table:table-cell office:value-type="float" office:value="1.0435">
            <text:p>1.0435</text:p>
          </table:table-cell>
          <table:table-cell office:value-type="float" office:value="544">
            <text:p>544</text:p>
          </table:table-cell>
          <table:table-cell/>
          <table:table-cell office:value-type="string">
            <text:p>tFR</text:p>
          </table:table-cell>
          <table:table-cell table:number-columns-repeated="4"/>
        </table:table-row>
        <table:table-row table:style-name="ro1">
          <table:table-cell office:value-type="float" office:value="1.05304">
            <text:p>1.05304</text:p>
          </table:table-cell>
          <table:table-cell office:value-type="float" office:value="57">
            <text:p>57</text:p>
          </table:table-cell>
          <table:table-cell office:value-type="float" office:value="1.05163">
            <text:p>1.05163</text:p>
          </table:table-cell>
          <table:table-cell office:value-type="float" office:value="544">
            <text:p>544</text:p>
          </table:table-cell>
          <table:table-cell office:value-type="float" office:value="1.03934">
            <text:p>1.03934</text:p>
          </table:table-cell>
          <table:table-cell office:value-type="float" office:value="58">
            <text:p>58</text:p>
          </table:table-cell>
          <table:table-cell office:value-type="float" office:value="1.03715">
            <text:p>1.03715</text:p>
          </table:table-cell>
          <table:table-cell office:value-type="float" office:value="544">
            <text:p>544</text:p>
          </table:table-cell>
          <table:table-cell table:number-columns-repeated="2"/>
          <table:table-cell office:value-type="string">
            <text:p>CIC</text:p>
          </table:table-cell>
          <table:table-cell office:value-type="string">
            <text:p>CIC_SLAP</text:p>
          </table:table-cell>
          <table:table-cell table:number-columns-repeated="2"/>
        </table:table-row>
        <table:table-row table:style-name="ro1">
          <table:table-cell office:value-type="float" office:value="1.05723">
            <text:p>1.05723</text:p>
          </table:table-cell>
          <table:table-cell office:value-type="float" office:value="58">
            <text:p>58</text:p>
          </table:table-cell>
          <table:table-cell office:value-type="float" office:value="1.05303">
            <text:p>1.05303</text:p>
          </table:table-cell>
          <table:table-cell office:value-type="float" office:value="544">
            <text:p>544</text:p>
          </table:table-cell>
          <table:table-cell office:value-type="float" office:value="1.05724">
            <text:p>1.05724</text:p>
          </table:table-cell>
          <table:table-cell office:value-type="float" office:value="54">
            <text:p>54</text:p>
          </table:table-cell>
          <table:table-cell office:value-type="float" office:value="1.0518">
            <text:p>1.0518</text:p>
          </table:table-cell>
          <table:table-cell office:value-type="float" office:value="544">
            <text:p>544</text:p>
          </table:table-cell>
          <table:table-cell/>
          <table:table-cell office:value-type="float" office:value="3">
            <text:p>3</text:p>
          </table:table-cell>
          <table:table-cell table:formula="of:=AVERAGE([.C$3:.C$22])" office:value-type="float" office:value="1.0536975">
            <text:p>1.0536975</text:p>
          </table:table-cell>
          <table:table-cell table:formula="of:=AVERAGE([.G$3:.G$22])" office:value-type="float" office:value="1.0422405">
            <text:p>1.0422405</text:p>
          </table:table-cell>
          <table:table-cell table:number-columns-repeated="2"/>
        </table:table-row>
        <table:table-row table:style-name="ro1">
          <table:table-cell office:value-type="float" office:value="1.05172">
            <text:p>1.05172</text:p>
          </table:table-cell>
          <table:table-cell office:value-type="float" office:value="58">
            <text:p>58</text:p>
          </table:table-cell>
          <table:table-cell office:value-type="float" office:value="1.04982">
            <text:p>1.04982</text:p>
          </table:table-cell>
          <table:table-cell office:value-type="float" office:value="544">
            <text:p>544</text:p>
          </table:table-cell>
          <table:table-cell office:value-type="float" office:value="1.03629">
            <text:p>1.03629</text:p>
          </table:table-cell>
          <table:table-cell office:value-type="float" office:value="58">
            <text:p>58</text:p>
          </table:table-cell>
          <table:table-cell office:value-type="float" office:value="1.03394">
            <text:p>1.03394</text:p>
          </table:table-cell>
          <table:table-cell office:value-type="float" office:value="544">
            <text:p>544</text:p>
          </table:table-cell>
          <table:table-cell/>
          <table:table-cell office:value-type="float" office:value="4">
            <text:p>4</text:p>
          </table:table-cell>
          <table:table-cell table:formula="of:=AVERAGE([.C$24:.C$43])" office:value-type="float" office:value="1.065164">
            <text:p>1.065164</text:p>
          </table:table-cell>
          <table:table-cell table:formula="of:=AVERAGE([.G$24:.G$43])" office:value-type="float" office:value="1.0371915">
            <text:p>1.0371915</text:p>
          </table:table-cell>
          <table:table-cell table:number-columns-repeated="2"/>
        </table:table-row>
        <table:table-row table:style-name="ro1">
          <table:table-cell office:value-type="float" office:value="1.05347">
            <text:p>1.05347</text:p>
          </table:table-cell>
          <table:table-cell office:value-type="float" office:value="54">
            <text:p>54</text:p>
          </table:table-cell>
          <table:table-cell office:value-type="float" office:value="1.04897">
            <text:p>1.04897</text:p>
          </table:table-cell>
          <table:table-cell office:value-type="float" office:value="544">
            <text:p>544</text:p>
          </table:table-cell>
          <table:table-cell office:value-type="float" office:value="1.04863">
            <text:p>1.04863</text:p>
          </table:table-cell>
          <table:table-cell office:value-type="float" office:value="56">
            <text:p>56</text:p>
          </table:table-cell>
          <table:table-cell office:value-type="float" office:value="1.04611">
            <text:p>1.04611</text:p>
          </table:table-cell>
          <table:table-cell office:value-type="float" office:value="544">
            <text:p>544</text:p>
          </table:table-cell>
          <table:table-cell/>
          <table:table-cell office:value-type="float" office:value="5">
            <text:p>5</text:p>
          </table:table-cell>
          <table:table-cell table:formula="of:=AVERAGE([.C$45:.C$64])" office:value-type="float" office:value="1.050022">
            <text:p>1.050022</text:p>
          </table:table-cell>
          <table:table-cell table:formula="of:=AVERAGE([.G$45:.G$64])" office:value-type="float" office:value="1.04345">
            <text:p>1.04345</text:p>
          </table:table-cell>
          <table:table-cell table:number-columns-repeated="2"/>
        </table:table-row>
        <table:table-row table:style-name="ro1">
          <table:table-cell office:value-type="float" office:value="1.05131">
            <text:p>1.05131</text:p>
          </table:table-cell>
          <table:table-cell office:value-type="float" office:value="58">
            <text:p>58</text:p>
          </table:table-cell>
          <table:table-cell office:value-type="float" office:value="1.04955">
            <text:p>1.04955</text:p>
          </table:table-cell>
          <table:table-cell office:value-type="float" office:value="544">
            <text:p>544</text:p>
          </table:table-cell>
          <table:table-cell office:value-type="float" office:value="1.0486">
            <text:p>1.0486</text:p>
          </table:table-cell>
          <table:table-cell office:value-type="float" office:value="59">
            <text:p>59</text:p>
          </table:table-cell>
          <table:table-cell office:value-type="float" office:value="1.04002">
            <text:p>1.04002</text:p>
          </table:table-cell>
          <table:table-cell office:value-type="float" office:value="544">
            <text:p>544</text:p>
          </table:table-cell>
          <table:table-cell/>
          <table:table-cell office:value-type="float" office:value="6">
            <text:p>6</text:p>
          </table:table-cell>
          <table:table-cell table:formula="of:=AVERAGE([.C$66:.C$85])" office:value-type="float" office:value="1.063807">
            <text:p>1.063807</text:p>
          </table:table-cell>
          <table:table-cell table:formula="of:=AVERAGE([.G$66:.G$85])" office:value-type="float" office:value="1.041857">
            <text:p>1.041857</text:p>
          </table:table-cell>
          <table:table-cell table:number-columns-repeated="2"/>
        </table:table-row>
        <table:table-row table:style-name="ro1">
          <table:table-cell office:value-type="float" office:value="1.0542">
            <text:p>1.0542</text:p>
          </table:table-cell>
          <table:table-cell office:value-type="float" office:value="60">
            <text:p>60</text:p>
          </table:table-cell>
          <table:table-cell office:value-type="float" office:value="1.05172">
            <text:p>1.05172</text:p>
          </table:table-cell>
          <table:table-cell office:value-type="float" office:value="544">
            <text:p>544</text:p>
          </table:table-cell>
          <table:table-cell office:value-type="float" office:value="1.04411">
            <text:p>1.04411</text:p>
          </table:table-cell>
          <table:table-cell office:value-type="float" office:value="59">
            <text:p>59</text:p>
          </table:table-cell>
          <table:table-cell office:value-type="float" office:value="1.04199">
            <text:p>1.04199</text:p>
          </table:table-cell>
          <table:table-cell office:value-type="float" office:value="544">
            <text:p>544</text:p>
          </table:table-cell>
          <table:table-cell/>
          <table:table-cell office:value-type="float" office:value="7">
            <text:p>7</text:p>
          </table:table-cell>
          <table:table-cell table:formula="of:=AVERAGE([.C$87:.C$106])" office:value-type="float" office:value="1.0637955">
            <text:p>1.0637955</text:p>
          </table:table-cell>
          <table:table-cell table:formula="of:=AVERAGE([.G$87:.G$106])" office:value-type="float" office:value="1.0420575">
            <text:p>1.0420575</text:p>
          </table:table-cell>
          <table:table-cell table:number-columns-repeated="2"/>
        </table:table-row>
        <table:table-row table:style-name="ro1">
          <table:table-cell office:value-type="float" office:value="1.05765">
            <text:p>1.05765</text:p>
          </table:table-cell>
          <table:table-cell office:value-type="float" office:value="58">
            <text:p>58</text:p>
          </table:table-cell>
          <table:table-cell office:value-type="float" office:value="1.0533">
            <text:p>1.0533</text:p>
          </table:table-cell>
          <table:table-cell office:value-type="float" office:value="544">
            <text:p>544</text:p>
          </table:table-cell>
          <table:table-cell office:value-type="float" office:value="1.04958">
            <text:p>1.04958</text:p>
          </table:table-cell>
          <table:table-cell office:value-type="float" office:value="56">
            <text:p>56</text:p>
          </table:table-cell>
          <table:table-cell office:value-type="float" office:value="1.04799">
            <text:p>1.04799</text:p>
          </table:table-cell>
          <table:table-cell office:value-type="float" office:value="544">
            <text:p>544</text:p>
          </table:table-cell>
          <table:table-cell/>
          <table:table-cell office:value-type="float" office:value="8">
            <text:p>8</text:p>
          </table:table-cell>
          <table:table-cell table:formula="of:=AVERAGE([.C$108:.C$127])" office:value-type="float" office:value="1.063263">
            <text:p>1.063263</text:p>
          </table:table-cell>
          <table:table-cell table:formula="of:=AVERAGE([.G$108:.G$127])" office:value-type="float" office:value="1.054982">
            <text:p>1.054982</text:p>
          </table:table-cell>
          <table:table-cell table:number-columns-repeated="2"/>
        </table:table-row>
        <table:table-row table:style-name="ro1">
          <table:table-cell office:value-type="float" office:value="1.05172">
            <text:p>1.05172</text:p>
          </table:table-cell>
          <table:table-cell office:value-type="float" office:value="58">
            <text:p>58</text:p>
          </table:table-cell>
          <table:table-cell office:value-type="float" office:value="1.04982">
            <text:p>1.04982</text:p>
          </table:table-cell>
          <table:table-cell office:value-type="float" office:value="544">
            <text:p>544</text:p>
          </table:table-cell>
          <table:table-cell office:value-type="float" office:value="1.04937">
            <text:p>1.04937</text:p>
          </table:table-cell>
          <table:table-cell office:value-type="float" office:value="57">
            <text:p>57</text:p>
          </table:table-cell>
          <table:table-cell office:value-type="float" office:value="1.04343">
            <text:p>1.04343</text:p>
          </table:table-cell>
          <table:table-cell office:value-type="float" office:value="544">
            <text:p>544</text:p>
          </table:table-cell>
          <table:table-cell/>
          <table:table-cell office:value-type="float" office:value="9">
            <text:p>9</text:p>
          </table:table-cell>
          <table:table-cell table:formula="of:=AVERAGE([.C$129:.C$148])" office:value-type="float" office:value="1.0654595">
            <text:p>1.0654595</text:p>
          </table:table-cell>
          <table:table-cell table:formula="of:=AVERAGE([.G$129:.G$148])" office:value-type="float" office:value="1.05174">
            <text:p>1.05174</text:p>
          </table:table-cell>
          <table:table-cell table:number-columns-repeated="2"/>
        </table:table-row>
        <table:table-row table:style-name="ro1">
          <table:table-cell office:value-type="float" office:value="1.05338">
            <text:p>1.05338</text:p>
          </table:table-cell>
          <table:table-cell office:value-type="float" office:value="58">
            <text:p>58</text:p>
          </table:table-cell>
          <table:table-cell office:value-type="float" office:value="1.05107">
            <text:p>1.05107</text:p>
          </table:table-cell>
          <table:table-cell office:value-type="float" office:value="544">
            <text:p>544</text:p>
          </table:table-cell>
          <table:table-cell office:value-type="float" office:value="1.04519">
            <text:p>1.04519</text:p>
          </table:table-cell>
          <table:table-cell office:value-type="float" office:value="56">
            <text:p>56</text:p>
          </table:table-cell>
          <table:table-cell office:value-type="float" office:value="1.04022">
            <text:p>1.04022</text:p>
          </table:table-cell>
          <table:table-cell office:value-type="float" office:value="544">
            <text:p>544</text:p>
          </table:table-cell>
          <table:table-cell/>
          <table:table-cell office:value-type="float" office:value="10">
            <text:p>10</text:p>
          </table:table-cell>
          <table:table-cell table:formula="of:=AVERAGE([.C$150:.C$169])" office:value-type="float" office:value="1.0511315">
            <text:p>1.0511315</text:p>
          </table:table-cell>
          <table:table-cell table:formula="of:=AVERAGE([.G$150:.G$169])" office:value-type="float" office:value="1.0470965">
            <text:p>1.0470965</text:p>
          </table:table-cell>
          <table:table-cell table:number-columns-repeated="2"/>
        </table:table-row>
        <table:table-row table:style-name="ro1">
          <table:table-cell office:value-type="float" office:value="1.05131">
            <text:p>1.05131</text:p>
          </table:table-cell>
          <table:table-cell office:value-type="float" office:value="58">
            <text:p>58</text:p>
          </table:table-cell>
          <table:table-cell office:value-type="float" office:value="1.04955">
            <text:p>1.04955</text:p>
          </table:table-cell>
          <table:table-cell office:value-type="float" office:value="544">
            <text:p>544</text:p>
          </table:table-cell>
          <table:table-cell office:value-type="float" office:value="1.04252">
            <text:p>1.04252</text:p>
          </table:table-cell>
          <table:table-cell office:value-type="float" office:value="63">
            <text:p>63</text:p>
          </table:table-cell>
          <table:table-cell office:value-type="float" office:value="1.03961">
            <text:p>1.03961</text:p>
          </table:table-cell>
          <table:table-cell office:value-type="float" office:value="544">
            <text:p>544</text:p>
          </table:table-cell>
          <table:table-cell/>
          <table:table-cell office:value-type="float" office:value="11">
            <text:p>11</text:p>
          </table:table-cell>
          <table:table-cell table:formula="of:=AVERAGE([.C$171:.C$190])" office:value-type="float" office:value="1.0651705">
            <text:p>1.0651705</text:p>
          </table:table-cell>
          <table:table-cell table:formula="of:=AVERAGE([.G$171:.G$190])" office:value-type="float" office:value="1.052307">
            <text:p>1.052307</text:p>
          </table:table-cell>
          <table:table-cell table:number-columns-repeated="2"/>
        </table:table-row>
        <table:table-row table:style-name="ro1">
          <table:table-cell office:value-type="float" office:value="1.05751">
            <text:p>1.05751</text:p>
          </table:table-cell>
          <table:table-cell office:value-type="float" office:value="59">
            <text:p>59</text:p>
          </table:table-cell>
          <table:table-cell office:value-type="float" office:value="1.05289">
            <text:p>1.05289</text:p>
          </table:table-cell>
          <table:table-cell office:value-type="float" office:value="544">
            <text:p>544</text:p>
          </table:table-cell>
          <table:table-cell office:value-type="float" office:value="1.04086">
            <text:p>1.04086</text:p>
          </table:table-cell>
          <table:table-cell office:value-type="float" office:value="62">
            <text:p>62</text:p>
          </table:table-cell>
          <table:table-cell office:value-type="float" office:value="1.03585">
            <text:p>1.03585</text:p>
          </table:table-cell>
          <table:table-cell office:value-type="float" office:value="544">
            <text:p>544</text:p>
          </table:table-cell>
          <table:table-cell/>
          <table:table-cell office:value-type="float" office:value="12">
            <text:p>12</text:p>
          </table:table-cell>
          <table:table-cell table:formula="of:=AVERAGE([.C$192:.C$211])" office:value-type="float" office:value="1.0609995">
            <text:p>1.0609995</text:p>
          </table:table-cell>
          <table:table-cell table:formula="of:=AVERAGE([.G$192:.G$211])" office:value-type="float" office:value="1.0461485">
            <text:p>1.0461485</text:p>
          </table:table-cell>
          <table:table-cell table:number-columns-repeated="2"/>
        </table:table-row>
        <table:table-row table:style-name="ro1">
          <table:table-cell office:value-type="float" office:value="1.05765">
            <text:p>1.05765</text:p>
          </table:table-cell>
          <table:table-cell office:value-type="float" office:value="58">
            <text:p>58</text:p>
          </table:table-cell>
          <table:table-cell office:value-type="float" office:value="1.0533">
            <text:p>1.0533</text:p>
          </table:table-cell>
          <table:table-cell office:value-type="float" office:value="544">
            <text:p>544</text:p>
          </table:table-cell>
          <table:table-cell office:value-type="float" office:value="1.04739">
            <text:p>1.04739</text:p>
          </table:table-cell>
          <table:table-cell office:value-type="float" office:value="56">
            <text:p>56</text:p>
          </table:table-cell>
          <table:table-cell office:value-type="float" office:value="1.04492">
            <text:p>1.04492</text:p>
          </table:table-cell>
          <table:table-cell office:value-type="float" office:value="544">
            <text:p>544</text:p>
          </table:table-cell>
          <table:table-cell/>
          <table:table-cell office:value-type="float" office:value="13">
            <text:p>13</text:p>
          </table:table-cell>
          <table:table-cell table:formula="of:=AVERAGE([.C$213:.C$232])" office:value-type="float" office:value="1.0577045">
            <text:p>1.0577045</text:p>
          </table:table-cell>
          <table:table-cell table:formula="of:=AVERAGE([.G$213:.G$232])" office:value-type="float" office:value="1.048471">
            <text:p>1.048471</text:p>
          </table:table-cell>
          <table:table-cell table:number-columns-repeated="2"/>
        </table:table-row>
        <table:table-row table:style-name="ro1">
          <table:table-cell office:value-type="float" office:value="1.04429">
            <text:p>1.04429</text:p>
          </table:table-cell>
          <table:table-cell office:value-type="float" office:value="55">
            <text:p>55</text:p>
          </table:table-cell>
          <table:table-cell office:value-type="float" office:value="1.03741">
            <text:p>1.03741</text:p>
          </table:table-cell>
          <table:table-cell office:value-type="float" office:value="544">
            <text:p>544</text:p>
          </table:table-cell>
          <table:table-cell office:value-type="float" office:value="1.04833">
            <text:p>1.04833</text:p>
          </table:table-cell>
          <table:table-cell office:value-type="float" office:value="53">
            <text:p>53</text:p>
          </table:table-cell>
          <table:table-cell office:value-type="float" office:value="1.04497">
            <text:p>1.04497</text:p>
          </table:table-cell>
          <table:table-cell office:value-type="float" office:value="544">
            <text:p>544</text:p>
          </table:table-cell>
          <table:table-cell/>
          <table:table-cell office:value-type="float" office:value="14">
            <text:p>14</text:p>
          </table:table-cell>
          <table:table-cell table:formula="of:=AVERAGE([.C$234:.C$253])" office:value-type="float" office:value="1.053095">
            <text:p>1.053095</text:p>
          </table:table-cell>
          <table:table-cell table:formula="of:=AVERAGE([.G$234:.G$253])" office:value-type="float" office:value="1.0461755">
            <text:p>1.0461755</text:p>
          </table:table-cell>
          <table:table-cell table:number-columns-repeated="2"/>
        </table:table-row>
        <table:table-row table:style-name="ro1">
          <table:table-cell office:value-type="float" office:value="1.05094">
            <text:p>1.05094</text:p>
          </table:table-cell>
          <table:table-cell office:value-type="float" office:value="58">
            <text:p>58</text:p>
          </table:table-cell>
          <table:table-cell office:value-type="float" office:value="1.04869">
            <text:p>1.04869</text:p>
          </table:table-cell>
          <table:table-cell office:value-type="float" office:value="544">
            <text:p>544</text:p>
          </table:table-cell>
          <table:table-cell office:value-type="float" office:value="1.06086">
            <text:p>1.06086</text:p>
          </table:table-cell>
          <table:table-cell office:value-type="float" office:value="50">
            <text:p>50</text:p>
          </table:table-cell>
          <table:table-cell office:value-type="float" office:value="1.05636">
            <text:p>1.05636</text:p>
          </table:table-cell>
          <table:table-cell office:value-type="float" office:value="544">
            <text:p>544</text:p>
          </table:table-cell>
          <table:table-cell/>
          <table:table-cell office:value-type="float" office:value="15">
            <text:p>15</text:p>
          </table:table-cell>
          <table:table-cell table:formula="of:=AVERAGE([.C$255:.C$274])" office:value-type="float" office:value="1.0508275">
            <text:p>1.0508275</text:p>
          </table:table-cell>
          <table:table-cell table:formula="of:=AVERAGE([.G$255:.G$274])" office:value-type="float" office:value="1.0479255">
            <text:p>1.0479255</text:p>
          </table:table-cell>
          <table:table-cell table:number-columns-repeated="2"/>
        </table:table-row>
        <table:table-row table:style-name="ro1">
          <table:table-cell office:value-type="float" office:value="1.0511">
            <text:p>1.0511</text:p>
          </table:table-cell>
          <table:table-cell office:value-type="float" office:value="58">
            <text:p>58</text:p>
          </table:table-cell>
          <table:table-cell office:value-type="float" office:value="1.04932">
            <text:p>1.04932</text:p>
          </table:table-cell>
          <table:table-cell office:value-type="float" office:value="544">
            <text:p>544</text:p>
          </table:table-cell>
          <table:table-cell office:value-type="float" office:value="1.05411">
            <text:p>1.05411</text:p>
          </table:table-cell>
          <table:table-cell office:value-type="float" office:value="57">
            <text:p>57</text:p>
          </table:table-cell>
          <table:table-cell office:value-type="float" office:value="1.0482">
            <text:p>1.0482</text:p>
          </table:table-cell>
          <table:table-cell office:value-type="float" office:value="544">
            <text:p>544</text:p>
          </table:table-cell>
          <table:table-cell/>
          <table:table-cell office:value-type="float" office:value="16">
            <text:p>16</text:p>
          </table:table-cell>
          <table:table-cell table:formula="of:=AVERAGE([.C$276:.C$295])" office:value-type="float" office:value="1.057862">
            <text:p>1.057862</text:p>
          </table:table-cell>
          <table:table-cell table:formula="of:=AVERAGE([.G$276:.G$295])" office:value-type="float" office:value="1.048999">
            <text:p>1.048999</text:p>
          </table:table-cell>
          <table:table-cell table:number-columns-repeated="2"/>
        </table:table-row>
        <table:table-row table:style-name="ro1">
          <table:table-cell office:value-type="float" office:value="1.05433">
            <text:p>1.05433</text:p>
          </table:table-cell>
          <table:table-cell office:value-type="float" office:value="57">
            <text:p>57</text:p>
          </table:table-cell>
          <table:table-cell office:value-type="float" office:value="1.05202">
            <text:p>1.05202</text:p>
          </table:table-cell>
          <table:table-cell office:value-type="float" office:value="544">
            <text:p>544</text:p>
          </table:table-cell>
          <table:table-cell office:value-type="float" office:value="1.058">
            <text:p>1.058</text:p>
          </table:table-cell>
          <table:table-cell office:value-type="float" office:value="57">
            <text:p>57</text:p>
          </table:table-cell>
          <table:table-cell office:value-type="float" office:value="1.04836">
            <text:p>1.04836</text:p>
          </table:table-cell>
          <table:table-cell office:value-type="float" office:value="544">
            <text:p>544</text:p>
          </table:table-cell>
          <table:table-cell/>
          <table:table-cell office:value-type="float" office:value="17">
            <text:p>17</text:p>
          </table:table-cell>
          <table:table-cell table:formula="of:=AVERAGE([.C$297:.C$316])" office:value-type="float" office:value="1.054811">
            <text:p>1.054811</text:p>
          </table:table-cell>
          <table:table-cell table:formula="of:=AVERAGE([.G$297:.G$316])" office:value-type="float" office:value="1.051374">
            <text:p>1.051374</text:p>
          </table:table-cell>
          <table:table-cell table:number-columns-repeated="2"/>
        </table:table-row>
        <table:table-row table:style-name="ro1">
          <table:table-cell office:value-type="float" office:value="1.05131">
            <text:p>1.05131</text:p>
          </table:table-cell>
          <table:table-cell office:value-type="float" office:value="58">
            <text:p>58</text:p>
          </table:table-cell>
          <table:table-cell office:value-type="float" office:value="1.04955">
            <text:p>1.04955</text:p>
          </table:table-cell>
          <table:table-cell office:value-type="float" office:value="544">
            <text:p>544</text:p>
          </table:table-cell>
          <table:table-cell office:value-type="float" office:value="1.04817">
            <text:p>1.04817</text:p>
          </table:table-cell>
          <table:table-cell office:value-type="float" office:value="58">
            <text:p>58</text:p>
          </table:table-cell>
          <table:table-cell office:value-type="float" office:value="1.04095">
            <text:p>1.04095</text:p>
          </table:table-cell>
          <table:table-cell office:value-type="float" office:value="544">
            <text:p>544</text:p>
          </table:table-cell>
          <table:table-cell/>
          <table:table-cell office:value-type="float" office:value="18">
            <text:p>18</text:p>
          </table:table-cell>
          <table:table-cell table:formula="of:=AVERAGE([.C$318:.C$337])" office:value-type="float" office:value="1.0530445">
            <text:p>1.0530445</text:p>
          </table:table-cell>
          <table:table-cell table:formula="of:=AVERAGE([.G$318:.G$337])" office:value-type="float" office:value="1.0466215">
            <text:p>1.0466215</text:p>
          </table:table-cell>
          <table:table-cell table:number-columns-repeated="2"/>
        </table:table-row>
        <table:table-row table:style-name="ro1">
          <table:table-cell office:value-type="string">
            <text:p>Label 6 </text:p>
          </table:table-cell>
          <table:table-cell table:number-columns-repeated="3"/>
          <table:table-cell office:value-type="string">
            <text:p>Label 6 </text:p>
          </table:table-cell>
          <table:table-cell table:number-columns-repeated="4"/>
          <table:table-cell office:value-type="float" office:value="19">
            <text:p>19</text:p>
          </table:table-cell>
          <table:table-cell table:formula="of:=AVERAGE([.C$339:.C$358])" office:value-type="float" office:value="1.045442">
            <text:p>1.045442</text:p>
          </table:table-cell>
          <table:table-cell table:formula="of:=AVERAGE([.G$339:.G$358])" office:value-type="float" office:value="1.043796">
            <text:p>1.043796</text:p>
          </table:table-cell>
          <table:table-cell table:number-columns-repeated="2"/>
        </table:table-row>
        <table:table-row table:style-name="ro1">
          <table:table-cell office:value-type="float" office:value="1.05789">
            <text:p>1.05789</text:p>
          </table:table-cell>
          <table:table-cell office:value-type="float" office:value="52">
            <text:p>52</text:p>
          </table:table-cell>
          <table:table-cell office:value-type="float" office:value="1.06143">
            <text:p>1.06143</text:p>
          </table:table-cell>
          <table:table-cell office:value-type="float" office:value="688.833">
            <text:p>688.833</text:p>
          </table:table-cell>
          <table:table-cell office:value-type="float" office:value="1.03648">
            <text:p>1.03648</text:p>
          </table:table-cell>
          <table:table-cell office:value-type="float" office:value="55">
            <text:p>55</text:p>
          </table:table-cell>
          <table:table-cell office:value-type="float" office:value="1.03622">
            <text:p>1.03622</text:p>
          </table:table-cell>
          <table:table-cell office:value-type="float" office:value="596.667">
            <text:p>596.667</text:p>
          </table:table-cell>
          <table:table-cell/>
          <table:table-cell office:value-type="float" office:value="20">
            <text:p>20</text:p>
          </table:table-cell>
          <table:table-cell table:formula="of:=AVERAGE([.C$360:.C$379])" office:value-type="float" office:value="1.053256">
            <text:p>1.053256</text:p>
          </table:table-cell>
          <table:table-cell table:formula="of:=AVERAGE([.G$360:.G$379])" office:value-type="float" office:value="1.041216">
            <text:p>1.041216</text:p>
          </table:table-cell>
          <table:table-cell table:number-columns-repeated="2"/>
        </table:table-row>
        <table:table-row table:style-name="ro1">
          <table:table-cell office:value-type="float" office:value="1.06268">
            <text:p>1.06268</text:p>
          </table:table-cell>
          <table:table-cell office:value-type="float" office:value="48">
            <text:p>48</text:p>
          </table:table-cell>
          <table:table-cell office:value-type="float" office:value="1.05819">
            <text:p>1.05819</text:p>
          </table:table-cell>
          <table:table-cell office:value-type="float" office:value="596.667">
            <text:p>596.667</text:p>
          </table:table-cell>
          <table:table-cell office:value-type="float" office:value="1.04456">
            <text:p>1.04456</text:p>
          </table:table-cell>
          <table:table-cell office:value-type="float" office:value="45">
            <text:p>45</text:p>
          </table:table-cell>
          <table:table-cell office:value-type="float" office:value="1.04276">
            <text:p>1.04276</text:p>
          </table:table-cell>
          <table:table-cell office:value-type="float" office:value="596.667">
            <text:p>596.667</text:p>
          </table:table-cell>
          <table:table-cell table:number-columns-repeated="6"/>
        </table:table-row>
        <table:table-row table:style-name="ro1">
          <table:table-cell office:value-type="float" office:value="1.05643">
            <text:p>1.05643</text:p>
          </table:table-cell>
          <table:table-cell office:value-type="float" office:value="52">
            <text:p>52</text:p>
          </table:table-cell>
          <table:table-cell office:value-type="float" office:value="1.0614">
            <text:p>1.0614</text:p>
          </table:table-cell>
          <table:table-cell office:value-type="float" office:value="625.833">
            <text:p>625.833</text:p>
          </table:table-cell>
          <table:table-cell office:value-type="float" office:value="1.03524">
            <text:p>1.03524</text:p>
          </table:table-cell>
          <table:table-cell office:value-type="float" office:value="54">
            <text:p>54</text:p>
          </table:table-cell>
          <table:table-cell office:value-type="float" office:value="1.033">
            <text:p>1.033</text:p>
          </table:table-cell>
          <table:table-cell office:value-type="float" office:value="596.667">
            <text:p>596.667</text:p>
          </table:table-cell>
          <table:table-cell table:number-columns-repeated="2"/>
          <table:table-cell table:formula="of:=AVERAGE([.K49:.K66])" office:value-type="float" office:value="1.05714180555556">
            <text:p>1.0571418056</text:p>
          </table:table-cell>
          <table:table-cell table:formula="of:=AVERAGE([.L49:.L66])" office:value-type="float" office:value="1.04631383333333">
            <text:p>1.0463138333</text:p>
          </table:table-cell>
          <table:table-cell table:number-columns-repeated="2"/>
        </table:table-row>
        <table:table-row table:style-name="ro1">
          <table:table-cell office:value-type="float" office:value="1.06058">
            <text:p>1.06058</text:p>
          </table:table-cell>
          <table:table-cell office:value-type="float" office:value="52">
            <text:p>52</text:p>
          </table:table-cell>
          <table:table-cell office:value-type="float" office:value="1.06138">
            <text:p>1.06138</text:p>
          </table:table-cell>
          <table:table-cell office:value-type="float" office:value="596.667">
            <text:p>596.667</text:p>
          </table:table-cell>
          <table:table-cell office:value-type="float" office:value="1.0461">
            <text:p>1.0461</text:p>
          </table:table-cell>
          <table:table-cell office:value-type="float" office:value="44">
            <text:p>44</text:p>
          </table:table-cell>
          <table:table-cell office:value-type="float" office:value="1.044">
            <text:p>1.044</text:p>
          </table:table-cell>
          <table:table-cell office:value-type="float" office:value="596.667">
            <text:p>596.667</text:p>
          </table:table-cell>
          <table:table-cell table:number-columns-repeated="6"/>
        </table:table-row>
        <table:table-row table:style-name="ro1">
          <table:table-cell office:value-type="float" office:value="1.06427">
            <text:p>1.06427</text:p>
          </table:table-cell>
          <table:table-cell office:value-type="float" office:value="52">
            <text:p>52</text:p>
          </table:table-cell>
          <table:table-cell office:value-type="float" office:value="1.06983">
            <text:p>1.06983</text:p>
          </table:table-cell>
          <table:table-cell office:value-type="float" office:value="688.833">
            <text:p>688.833</text:p>
          </table:table-cell>
          <table:table-cell office:value-type="float" office:value="1.03581">
            <text:p>1.03581</text:p>
          </table:table-cell>
          <table:table-cell office:value-type="float" office:value="54">
            <text:p>54</text:p>
          </table:table-cell>
          <table:table-cell office:value-type="float" office:value="1.03773">
            <text:p>1.03773</text:p>
          </table:table-cell>
          <table:table-cell office:value-type="float" office:value="596.667">
            <text:p>596.667</text:p>
          </table:table-cell>
          <table:table-cell/>
          <table:table-cell office:value-type="string">
            <text:p>Worst Case</text:p>
          </table:table-cell>
          <table:table-cell table:number-columns-repeated="4"/>
        </table:table-row>
        <table:table-row table:style-name="ro1">
          <table:table-cell office:value-type="float" office:value="1.06653">
            <text:p>1.06653</text:p>
          </table:table-cell>
          <table:table-cell office:value-type="float" office:value="51">
            <text:p>51</text:p>
          </table:table-cell>
          <table:table-cell office:value-type="float" office:value="1.07191">
            <text:p>1.07191</text:p>
          </table:table-cell>
          <table:table-cell office:value-type="float" office:value="708">
            <text:p>708</text:p>
          </table:table-cell>
          <table:table-cell office:value-type="float" office:value="1.04991">
            <text:p>1.04991</text:p>
          </table:table-cell>
          <table:table-cell office:value-type="float" office:value="48">
            <text:p>48</text:p>
          </table:table-cell>
          <table:table-cell office:value-type="float" office:value="1.04658">
            <text:p>1.04658</text:p>
          </table:table-cell>
          <table:table-cell office:value-type="float" office:value="596.667">
            <text:p>596.667</text:p>
          </table:table-cell>
          <table:table-cell table:number-columns-repeated="2"/>
          <table:table-cell office:value-type="string">
            <text:p>CIC</text:p>
          </table:table-cell>
          <table:table-cell office:value-type="string">
            <text:p>CIC_SLAP</text:p>
          </table:table-cell>
          <table:table-cell table:number-columns-repeated="2"/>
        </table:table-row>
        <table:table-row table:style-name="ro1">
          <table:table-cell office:value-type="float" office:value="1.05941">
            <text:p>1.05941</text:p>
          </table:table-cell>
          <table:table-cell office:value-type="float" office:value="52">
            <text:p>52</text:p>
          </table:table-cell>
          <table:table-cell office:value-type="float" office:value="1.06286">
            <text:p>1.06286</text:p>
          </table:table-cell>
          <table:table-cell office:value-type="float" office:value="688.833">
            <text:p>688.833</text:p>
          </table:table-cell>
          <table:table-cell office:value-type="float" office:value="1.05274">
            <text:p>1.05274</text:p>
          </table:table-cell>
          <table:table-cell office:value-type="float" office:value="50">
            <text:p>50</text:p>
          </table:table-cell>
          <table:table-cell office:value-type="float" office:value="1.04649">
            <text:p>1.04649</text:p>
          </table:table-cell>
          <table:table-cell office:value-type="float" office:value="596.667">
            <text:p>596.667</text:p>
          </table:table-cell>
          <table:table-cell/>
          <table:table-cell office:value-type="float" office:value="3">
            <text:p>3</text:p>
          </table:table-cell>
          <table:table-cell table:formula="of:=AVERAGE([.D$3:.D$22])" office:value-type="float" office:value="385">
            <text:p>385</text:p>
          </table:table-cell>
          <table:table-cell table:formula="of:=AVERAGE([.H$3:.H$22])" office:value-type="float" office:value="385">
            <text:p>385</text:p>
          </table:table-cell>
          <table:table-cell table:number-columns-repeated="2"/>
        </table:table-row>
        <table:table-row table:style-name="ro1">
          <table:table-cell office:value-type="float" office:value="1.05645">
            <text:p>1.05645</text:p>
          </table:table-cell>
          <table:table-cell office:value-type="float" office:value="52">
            <text:p>52</text:p>
          </table:table-cell>
          <table:table-cell office:value-type="float" office:value="1.05708">
            <text:p>1.05708</text:p>
          </table:table-cell>
          <table:table-cell office:value-type="float" office:value="596.667">
            <text:p>596.667</text:p>
          </table:table-cell>
          <table:table-cell office:value-type="float" office:value="1.04548">
            <text:p>1.04548</text:p>
          </table:table-cell>
          <table:table-cell office:value-type="float" office:value="55">
            <text:p>55</text:p>
          </table:table-cell>
          <table:table-cell office:value-type="float" office:value="1.04663">
            <text:p>1.04663</text:p>
          </table:table-cell>
          <table:table-cell office:value-type="float" office:value="596.667">
            <text:p>596.667</text:p>
          </table:table-cell>
          <table:table-cell/>
          <table:table-cell office:value-type="float" office:value="4">
            <text:p>4</text:p>
          </table:table-cell>
          <table:table-cell table:formula="of:=AVERAGE([.D$24:.D$43])" office:value-type="float" office:value="477.75">
            <text:p>477.75</text:p>
          </table:table-cell>
          <table:table-cell table:formula="of:=AVERAGE([.H$24:.H$43])" office:value-type="float" office:value="478.4125">
            <text:p>478.4125</text:p>
          </table:table-cell>
          <table:table-cell table:number-columns-repeated="2"/>
        </table:table-row>
        <table:table-row table:style-name="ro1">
          <table:table-cell office:value-type="float" office:value="1.06289">
            <text:p>1.06289</text:p>
          </table:table-cell>
          <table:table-cell office:value-type="float" office:value="52">
            <text:p>52</text:p>
          </table:table-cell>
          <table:table-cell office:value-type="float" office:value="1.06804">
            <text:p>1.06804</text:p>
          </table:table-cell>
          <table:table-cell office:value-type="float" office:value="620.667">
            <text:p>620.667</text:p>
          </table:table-cell>
          <table:table-cell office:value-type="float" office:value="1.03134">
            <text:p>1.03134</text:p>
          </table:table-cell>
          <table:table-cell office:value-type="float" office:value="56">
            <text:p>56</text:p>
          </table:table-cell>
          <table:table-cell office:value-type="float" office:value="1.03118">
            <text:p>1.03118</text:p>
          </table:table-cell>
          <table:table-cell office:value-type="float" office:value="596.667">
            <text:p>596.667</text:p>
          </table:table-cell>
          <table:table-cell/>
          <table:table-cell office:value-type="float" office:value="5">
            <text:p>5</text:p>
          </table:table-cell>
          <table:table-cell table:formula="of:=AVERAGE([.D$45:.D$64])" office:value-type="float" office:value="544">
            <text:p>544</text:p>
          </table:table-cell>
          <table:table-cell table:formula="of:=AVERAGE([.H$45:.H$64])" office:value-type="float" office:value="544">
            <text:p>544</text:p>
          </table:table-cell>
          <table:table-cell table:number-columns-repeated="2"/>
        </table:table-row>
        <table:table-row table:style-name="ro1">
          <table:table-cell office:value-type="float" office:value="1.05557">
            <text:p>1.05557</text:p>
          </table:table-cell>
          <table:table-cell office:value-type="float" office:value="52">
            <text:p>52</text:p>
          </table:table-cell>
          <table:table-cell office:value-type="float" office:value="1.05909">
            <text:p>1.05909</text:p>
          </table:table-cell>
          <table:table-cell office:value-type="float" office:value="688.833">
            <text:p>688.833</text:p>
          </table:table-cell>
          <table:table-cell office:value-type="float" office:value="1.04089">
            <text:p>1.04089</text:p>
          </table:table-cell>
          <table:table-cell office:value-type="float" office:value="51">
            <text:p>51</text:p>
          </table:table-cell>
          <table:table-cell office:value-type="float" office:value="1.03983">
            <text:p>1.03983</text:p>
          </table:table-cell>
          <table:table-cell office:value-type="float" office:value="596.667">
            <text:p>596.667</text:p>
          </table:table-cell>
          <table:table-cell/>
          <table:table-cell office:value-type="float" office:value="6">
            <text:p>6</text:p>
          </table:table-cell>
          <table:table-cell table:formula="of:=AVERAGE([.D$66:.D$85])" office:value-type="float" office:value="652.25825">
            <text:p>652.25825</text:p>
          </table:table-cell>
          <table:table-cell table:formula="of:=AVERAGE([.H$66:.H$85])" office:value-type="float" office:value="596.667">
            <text:p>596.667</text:p>
          </table:table-cell>
          <table:table-cell table:number-columns-repeated="2"/>
        </table:table-row>
        <table:table-row table:style-name="ro1">
          <table:table-cell office:value-type="float" office:value="1.05921">
            <text:p>1.05921</text:p>
          </table:table-cell>
          <table:table-cell office:value-type="float" office:value="52">
            <text:p>52</text:p>
          </table:table-cell>
          <table:table-cell office:value-type="float" office:value="1.06266">
            <text:p>1.06266</text:p>
          </table:table-cell>
          <table:table-cell office:value-type="float" office:value="688.833">
            <text:p>688.833</text:p>
          </table:table-cell>
          <table:table-cell office:value-type="float" office:value="1.03327">
            <text:p>1.03327</text:p>
          </table:table-cell>
          <table:table-cell office:value-type="float" office:value="56">
            <text:p>56</text:p>
          </table:table-cell>
          <table:table-cell office:value-type="float" office:value="1.03098">
            <text:p>1.03098</text:p>
          </table:table-cell>
          <table:table-cell office:value-type="float" office:value="596.667">
            <text:p>596.667</text:p>
          </table:table-cell>
          <table:table-cell/>
          <table:table-cell office:value-type="float" office:value="7">
            <text:p>7</text:p>
          </table:table-cell>
          <table:table-cell table:formula="of:=AVERAGE([.D$87:.D$106])" office:value-type="float" office:value="656.79285">
            <text:p>656.79285</text:p>
          </table:table-cell>
          <table:table-cell table:formula="of:=AVERAGE([.H$87:.H$106])" office:value-type="float" office:value="636.993">
            <text:p>636.993</text:p>
          </table:table-cell>
          <table:table-cell table:number-columns-repeated="2"/>
        </table:table-row>
        <table:table-row table:style-name="ro1">
          <table:table-cell office:value-type="float" office:value="1.05758">
            <text:p>1.05758</text:p>
          </table:table-cell>
          <table:table-cell office:value-type="float" office:value="52">
            <text:p>52</text:p>
          </table:table-cell>
          <table:table-cell office:value-type="float" office:value="1.0598">
            <text:p>1.0598</text:p>
          </table:table-cell>
          <table:table-cell office:value-type="float" office:value="596.667">
            <text:p>596.667</text:p>
          </table:table-cell>
          <table:table-cell office:value-type="float" office:value="1.04857">
            <text:p>1.04857</text:p>
          </table:table-cell>
          <table:table-cell office:value-type="float" office:value="47">
            <text:p>47</text:p>
          </table:table-cell>
          <table:table-cell office:value-type="float" office:value="1.04689">
            <text:p>1.04689</text:p>
          </table:table-cell>
          <table:table-cell office:value-type="float" office:value="596.667">
            <text:p>596.667</text:p>
          </table:table-cell>
          <table:table-cell/>
          <table:table-cell office:value-type="float" office:value="8">
            <text:p>8</text:p>
          </table:table-cell>
          <table:table-cell table:formula="of:=AVERAGE([.D$108:.D$127])" office:value-type="float" office:value="712.825">
            <text:p>712.825</text:p>
          </table:table-cell>
          <table:table-cell table:formula="of:=AVERAGE([.H$108:.H$127])" office:value-type="float" office:value="686.90625">
            <text:p>686.90625</text:p>
          </table:table-cell>
          <table:table-cell table:number-columns-repeated="2"/>
        </table:table-row>
        <table:table-row table:style-name="ro1">
          <table:table-cell office:value-type="float" office:value="1.05938">
            <text:p>1.05938</text:p>
          </table:table-cell>
          <table:table-cell office:value-type="float" office:value="52">
            <text:p>52</text:p>
          </table:table-cell>
          <table:table-cell office:value-type="float" office:value="1.0625">
            <text:p>1.0625</text:p>
          </table:table-cell>
          <table:table-cell office:value-type="float" office:value="620.667">
            <text:p>620.667</text:p>
          </table:table-cell>
          <table:table-cell office:value-type="float" office:value="1.05474">
            <text:p>1.05474</text:p>
          </table:table-cell>
          <table:table-cell office:value-type="float" office:value="50">
            <text:p>50</text:p>
          </table:table-cell>
          <table:table-cell office:value-type="float" office:value="1.05392">
            <text:p>1.05392</text:p>
          </table:table-cell>
          <table:table-cell office:value-type="float" office:value="596.667">
            <text:p>596.667</text:p>
          </table:table-cell>
          <table:table-cell/>
          <table:table-cell office:value-type="float" office:value="9">
            <text:p>9</text:p>
          </table:table-cell>
          <table:table-cell table:formula="of:=AVERAGE([.D$129:.D$148])" office:value-type="float" office:value="739.4056">
            <text:p>739.4056</text:p>
          </table:table-cell>
          <table:table-cell table:formula="of:=AVERAGE([.H$129:.H$148])" office:value-type="float" office:value="730.82785">
            <text:p>730.82785</text:p>
          </table:table-cell>
          <table:table-cell table:number-columns-repeated="2"/>
        </table:table-row>
        <table:table-row table:style-name="ro1">
          <table:table-cell office:value-type="float" office:value="1.06002">
            <text:p>1.06002</text:p>
          </table:table-cell>
          <table:table-cell office:value-type="float" office:value="52">
            <text:p>52</text:p>
          </table:table-cell>
          <table:table-cell office:value-type="float" office:value="1.06356">
            <text:p>1.06356</text:p>
          </table:table-cell>
          <table:table-cell office:value-type="float" office:value="688.833">
            <text:p>688.833</text:p>
          </table:table-cell>
          <table:table-cell office:value-type="float" office:value="1.04289">
            <text:p>1.04289</text:p>
          </table:table-cell>
          <table:table-cell office:value-type="float" office:value="51">
            <text:p>51</text:p>
          </table:table-cell>
          <table:table-cell office:value-type="float" office:value="1.0413">
            <text:p>1.0413</text:p>
          </table:table-cell>
          <table:table-cell office:value-type="float" office:value="596.667">
            <text:p>596.667</text:p>
          </table:table-cell>
          <table:table-cell/>
          <table:table-cell office:value-type="float" office:value="10">
            <text:p>10</text:p>
          </table:table-cell>
          <table:table-cell table:formula="of:=AVERAGE([.D$150:.D$169])" office:value-type="float" office:value="754.005">
            <text:p>754.005</text:p>
          </table:table-cell>
          <table:table-cell table:formula="of:=AVERAGE([.H$150:.H$169])" office:value-type="float" office:value="764.925">
            <text:p>764.925</text:p>
          </table:table-cell>
          <table:table-cell table:number-columns-repeated="2"/>
        </table:table-row>
        <table:table-row table:style-name="ro1">
          <table:table-cell office:value-type="float" office:value="1.06541">
            <text:p>1.06541</text:p>
          </table:table-cell>
          <table:table-cell office:value-type="float" office:value="48">
            <text:p>48</text:p>
          </table:table-cell>
          <table:table-cell office:value-type="float" office:value="1.05867">
            <text:p>1.05867</text:p>
          </table:table-cell>
          <table:table-cell office:value-type="float" office:value="596.667">
            <text:p>596.667</text:p>
          </table:table-cell>
          <table:table-cell office:value-type="float" office:value="1.03947">
            <text:p>1.03947</text:p>
          </table:table-cell>
          <table:table-cell office:value-type="float" office:value="59">
            <text:p>59</text:p>
          </table:table-cell>
          <table:table-cell office:value-type="float" office:value="1.0395">
            <text:p>1.0395</text:p>
          </table:table-cell>
          <table:table-cell office:value-type="float" office:value="596.667">
            <text:p>596.667</text:p>
          </table:table-cell>
          <table:table-cell/>
          <table:table-cell office:value-type="float" office:value="11">
            <text:p>11</text:p>
          </table:table-cell>
          <table:table-cell table:formula="of:=AVERAGE([.D$171:.D$190])" office:value-type="float" office:value="776.4229">
            <text:p>776.4229</text:p>
          </table:table-cell>
          <table:table-cell table:formula="of:=AVERAGE([.H$171:.H$190])" office:value-type="float" office:value="771.2727">
            <text:p>771.2727</text:p>
          </table:table-cell>
          <table:table-cell table:number-columns-repeated="2"/>
        </table:table-row>
        <table:table-row table:style-name="ro1">
          <table:table-cell office:value-type="float" office:value="1.06869">
            <text:p>1.06869</text:p>
          </table:table-cell>
          <table:table-cell office:value-type="float" office:value="47">
            <text:p>47</text:p>
          </table:table-cell>
          <table:table-cell office:value-type="float" office:value="1.06498">
            <text:p>1.06498</text:p>
          </table:table-cell>
          <table:table-cell office:value-type="float" office:value="598.333">
            <text:p>598.333</text:p>
          </table:table-cell>
          <table:table-cell office:value-type="float" office:value="1.04412">
            <text:p>1.04412</text:p>
          </table:table-cell>
          <table:table-cell office:value-type="float" office:value="51">
            <text:p>51</text:p>
          </table:table-cell>
          <table:table-cell office:value-type="float" office:value="1.04301">
            <text:p>1.04301</text:p>
          </table:table-cell>
          <table:table-cell office:value-type="float" office:value="596.667">
            <text:p>596.667</text:p>
          </table:table-cell>
          <table:table-cell/>
          <table:table-cell office:value-type="float" office:value="12">
            <text:p>12</text:p>
          </table:table-cell>
          <table:table-cell table:formula="of:=AVERAGE([.D$192:.D$211])" office:value-type="float" office:value="796.78305">
            <text:p>796.78305</text:p>
          </table:table-cell>
          <table:table-cell table:formula="of:=AVERAGE([.H$192:.H$211])" office:value-type="float" office:value="787.07505">
            <text:p>787.07505</text:p>
          </table:table-cell>
          <table:table-cell table:number-columns-repeated="2"/>
        </table:table-row>
        <table:table-row table:style-name="ro1">
          <table:table-cell office:value-type="float" office:value="1.06376">
            <text:p>1.06376</text:p>
          </table:table-cell>
          <table:table-cell office:value-type="float" office:value="52">
            <text:p>52</text:p>
          </table:table-cell>
          <table:table-cell office:value-type="float" office:value="1.06819">
            <text:p>1.06819</text:p>
          </table:table-cell>
          <table:table-cell office:value-type="float" office:value="688.833">
            <text:p>688.833</text:p>
          </table:table-cell>
          <table:table-cell office:value-type="float" office:value="1.04504">
            <text:p>1.04504</text:p>
          </table:table-cell>
          <table:table-cell office:value-type="float" office:value="50">
            <text:p>50</text:p>
          </table:table-cell>
          <table:table-cell office:value-type="float" office:value="1.04234">
            <text:p>1.04234</text:p>
          </table:table-cell>
          <table:table-cell office:value-type="float" office:value="596.667">
            <text:p>596.667</text:p>
          </table:table-cell>
          <table:table-cell/>
          <table:table-cell office:value-type="float" office:value="13">
            <text:p>13</text:p>
          </table:table-cell>
          <table:table-cell table:formula="of:=AVERAGE([.D$213:.D$232])" office:value-type="float" office:value="820.9001">
            <text:p>820.9001</text:p>
          </table:table-cell>
          <table:table-cell table:formula="of:=AVERAGE([.H$213:.H$232])" office:value-type="float" office:value="801.63845">
            <text:p>801.63845</text:p>
          </table:table-cell>
          <table:table-cell table:number-columns-repeated="2"/>
        </table:table-row>
        <table:table-row table:style-name="ro1">
          <table:table-cell office:value-type="float" office:value="1.06235">
            <text:p>1.06235</text:p>
          </table:table-cell>
          <table:table-cell office:value-type="float" office:value="52">
            <text:p>52</text:p>
          </table:table-cell>
          <table:table-cell office:value-type="float" office:value="1.06542">
            <text:p>1.06542</text:p>
          </table:table-cell>
          <table:table-cell office:value-type="float" office:value="688.833">
            <text:p>688.833</text:p>
          </table:table-cell>
          <table:table-cell office:value-type="float" office:value="1.04918">
            <text:p>1.04918</text:p>
          </table:table-cell>
          <table:table-cell office:value-type="float" office:value="50">
            <text:p>50</text:p>
          </table:table-cell>
          <table:table-cell office:value-type="float" office:value="1.04846">
            <text:p>1.04846</text:p>
          </table:table-cell>
          <table:table-cell office:value-type="float" office:value="596.667">
            <text:p>596.667</text:p>
          </table:table-cell>
          <table:table-cell/>
          <table:table-cell office:value-type="float" office:value="14">
            <text:p>14</text:p>
          </table:table-cell>
          <table:table-cell table:formula="of:=AVERAGE([.D$234:.D$253])" office:value-type="float" office:value="845.65355">
            <text:p>845.65355</text:p>
          </table:table-cell>
          <table:table-cell table:formula="of:=AVERAGE([.H$234:.H$253])" office:value-type="float" office:value="840.93215">
            <text:p>840.93215</text:p>
          </table:table-cell>
          <table:table-cell table:number-columns-repeated="2"/>
        </table:table-row>
        <table:table-row table:style-name="ro1">
          <table:table-cell office:value-type="float" office:value="1.06028">
            <text:p>1.06028</text:p>
          </table:table-cell>
          <table:table-cell office:value-type="float" office:value="52">
            <text:p>52</text:p>
          </table:table-cell>
          <table:table-cell office:value-type="float" office:value="1.06381">
            <text:p>1.06381</text:p>
          </table:table-cell>
          <table:table-cell office:value-type="float" office:value="688.833">
            <text:p>688.833</text:p>
          </table:table-cell>
          <table:table-cell office:value-type="float" office:value="1.04307">
            <text:p>1.04307</text:p>
          </table:table-cell>
          <table:table-cell office:value-type="float" office:value="50">
            <text:p>50</text:p>
          </table:table-cell>
          <table:table-cell office:value-type="float" office:value="1.04008">
            <text:p>1.04008</text:p>
          </table:table-cell>
          <table:table-cell office:value-type="float" office:value="596.667">
            <text:p>596.667</text:p>
          </table:table-cell>
          <table:table-cell/>
          <table:table-cell office:value-type="float" office:value="15">
            <text:p>15</text:p>
          </table:table-cell>
          <table:table-cell table:formula="of:=AVERAGE([.D$255:.D$274])" office:value-type="float" office:value="859.56675">
            <text:p>859.56675</text:p>
          </table:table-cell>
          <table:table-cell table:formula="of:=AVERAGE([.H$255:.H$274])" office:value-type="float" office:value="863.23675">
            <text:p>863.23675</text:p>
          </table:table-cell>
          <table:table-cell table:number-columns-repeated="2"/>
        </table:table-row>
        <table:table-row table:style-name="ro1">
          <table:table-cell office:value-type="float" office:value="1.06931">
            <text:p>1.06931</text:p>
          </table:table-cell>
          <table:table-cell office:value-type="float" office:value="49">
            <text:p>49</text:p>
          </table:table-cell>
          <table:table-cell office:value-type="float" office:value="1.07534">
            <text:p>1.07534</text:p>
          </table:table-cell>
          <table:table-cell office:value-type="float" office:value="688.833">
            <text:p>688.833</text:p>
          </table:table-cell>
          <table:table-cell office:value-type="float" office:value="1.04795">
            <text:p>1.04795</text:p>
          </table:table-cell>
          <table:table-cell office:value-type="float" office:value="53">
            <text:p>53</text:p>
          </table:table-cell>
          <table:table-cell office:value-type="float" office:value="1.04624">
            <text:p>1.04624</text:p>
          </table:table-cell>
          <table:table-cell office:value-type="float" office:value="596.667">
            <text:p>596.667</text:p>
          </table:table-cell>
          <table:table-cell/>
          <table:table-cell office:value-type="float" office:value="16">
            <text:p>16</text:p>
          </table:table-cell>
          <table:table-cell table:formula="of:=AVERAGE([.D$276:.D$295])" office:value-type="float" office:value="873.73435">
            <text:p>873.73435</text:p>
          </table:table-cell>
          <table:table-cell table:formula="of:=AVERAGE([.H$276:.H$295])" office:value-type="float" office:value="882.4779">
            <text:p>882.4779</text:p>
          </table:table-cell>
          <table:table-cell table:number-columns-repeated="2"/>
        </table:table-row>
        <table:table-row table:style-name="ro1">
          <table:table-cell office:value-type="string">
            <text:p>Label 7 </text:p>
          </table:table-cell>
          <table:table-cell table:number-columns-repeated="3"/>
          <table:table-cell office:value-type="string">
            <text:p>Label 7 </text:p>
          </table:table-cell>
          <table:table-cell table:number-columns-repeated="4"/>
          <table:table-cell office:value-type="float" office:value="17">
            <text:p>17</text:p>
          </table:table-cell>
          <table:table-cell table:formula="of:=AVERAGE([.D$297:.D$316])" office:value-type="float" office:value="884.70885">
            <text:p>884.70885</text:p>
          </table:table-cell>
          <table:table-cell table:formula="of:=AVERAGE([.H$297:.H$316])" office:value-type="float" office:value="905.197">
            <text:p>905.197</text:p>
          </table:table-cell>
          <table:table-cell table:number-columns-repeated="2"/>
        </table:table-row>
        <table:table-row table:style-name="ro1">
          <table:table-cell office:value-type="float" office:value="1.04849">
            <text:p>1.04849</text:p>
          </table:table-cell>
          <table:table-cell office:value-type="float" office:value="49">
            <text:p>49</text:p>
          </table:table-cell>
          <table:table-cell office:value-type="float" office:value="1.04604">
            <text:p>1.04604</text:p>
          </table:table-cell>
          <table:table-cell office:value-type="float" office:value="635.143">
            <text:p>635.143</text:p>
          </table:table-cell>
          <table:table-cell office:value-type="float" office:value="1.04934">
            <text:p>1.04934</text:p>
          </table:table-cell>
          <table:table-cell office:value-type="float" office:value="41">
            <text:p>41</text:p>
          </table:table-cell>
          <table:table-cell office:value-type="float" office:value="1.04742">
            <text:p>1.04742</text:p>
          </table:table-cell>
          <table:table-cell office:value-type="float" office:value="635.143">
            <text:p>635.143</text:p>
          </table:table-cell>
          <table:table-cell/>
          <table:table-cell office:value-type="float" office:value="18">
            <text:p>18</text:p>
          </table:table-cell>
          <table:table-cell table:formula="of:=AVERAGE([.D$318:.D$337])" office:value-type="float" office:value="926.69775">
            <text:p>926.69775</text:p>
          </table:table-cell>
          <table:table-cell table:formula="of:=AVERAGE([.H$318:.H$337])" office:value-type="float" office:value="916.6803">
            <text:p>916.6803</text:p>
          </table:table-cell>
          <table:table-cell table:number-columns-repeated="2"/>
        </table:table-row>
        <table:table-row table:style-name="ro1">
          <table:table-cell office:value-type="float" office:value="1.06132">
            <text:p>1.06132</text:p>
          </table:table-cell>
          <table:table-cell office:value-type="float" office:value="46">
            <text:p>46</text:p>
          </table:table-cell>
          <table:table-cell office:value-type="float" office:value="1.0638">
            <text:p>1.0638</text:p>
          </table:table-cell>
          <table:table-cell office:value-type="float" office:value="651.714">
            <text:p>651.714</text:p>
          </table:table-cell>
          <table:table-cell office:value-type="float" office:value="1.05771">
            <text:p>1.05771</text:p>
          </table:table-cell>
          <table:table-cell office:value-type="float" office:value="41">
            <text:p>41</text:p>
          </table:table-cell>
          <table:table-cell office:value-type="float" office:value="1.05965">
            <text:p>1.05965</text:p>
          </table:table-cell>
          <table:table-cell office:value-type="float" office:value="672.143">
            <text:p>672.143</text:p>
          </table:table-cell>
          <table:table-cell/>
          <table:table-cell office:value-type="float" office:value="19">
            <text:p>19</text:p>
          </table:table-cell>
          <table:table-cell table:formula="of:=AVERAGE([.D$339:.D$358])" office:value-type="float" office:value="936.7525">
            <text:p>936.7525</text:p>
          </table:table-cell>
          <table:table-cell table:formula="of:=AVERAGE([.H$339:.H$358])" office:value-type="float" office:value="938.7632">
            <text:p>938.7632</text:p>
          </table:table-cell>
          <table:table-cell table:number-columns-repeated="2"/>
        </table:table-row>
        <table:table-row table:style-name="ro1">
          <table:table-cell office:value-type="float" office:value="1.05901">
            <text:p>1.05901</text:p>
          </table:table-cell>
          <table:table-cell office:value-type="float" office:value="46">
            <text:p>46</text:p>
          </table:table-cell>
          <table:table-cell office:value-type="float" office:value="1.06017">
            <text:p>1.06017</text:p>
          </table:table-cell>
          <table:table-cell office:value-type="float" office:value="635.143">
            <text:p>635.143</text:p>
          </table:table-cell>
          <table:table-cell office:value-type="float" office:value="1.0354">
            <text:p>1.0354</text:p>
          </table:table-cell>
          <table:table-cell office:value-type="float" office:value="44">
            <text:p>44</text:p>
          </table:table-cell>
          <table:table-cell office:value-type="float" office:value="1.0349">
            <text:p>1.0349</text:p>
          </table:table-cell>
          <table:table-cell office:value-type="float" office:value="635.143">
            <text:p>635.143</text:p>
          </table:table-cell>
          <table:table-cell/>
          <table:table-cell office:value-type="float" office:value="20">
            <text:p>20</text:p>
          </table:table-cell>
          <table:table-cell table:formula="of:=AVERAGE([.D$360:.D$379])" office:value-type="float" office:value="1036.1">
            <text:p>1036.1</text:p>
          </table:table-cell>
          <table:table-cell table:formula="of:=AVERAGE([.H$360:.H$379])" office:value-type="float" office:value="958.195">
            <text:p>958.195</text:p>
          </table:table-cell>
          <table:table-cell table:number-columns-repeated="2"/>
        </table:table-row>
        <table:table-row table:style-name="ro1">
          <table:table-cell office:value-type="float" office:value="1.05588">
            <text:p>1.05588</text:p>
          </table:table-cell>
          <table:table-cell office:value-type="float" office:value="46">
            <text:p>46</text:p>
          </table:table-cell>
          <table:table-cell office:value-type="float" office:value="1.05323">
            <text:p>1.05323</text:p>
          </table:table-cell>
          <table:table-cell office:value-type="float" office:value="635.143">
            <text:p>635.143</text:p>
          </table:table-cell>
          <table:table-cell office:value-type="float" office:value="1.03814">
            <text:p>1.03814</text:p>
          </table:table-cell>
          <table:table-cell office:value-type="float" office:value="46">
            <text:p>46</text:p>
          </table:table-cell>
          <table:table-cell office:value-type="float" office:value="1.03805">
            <text:p>1.03805</text:p>
          </table:table-cell>
          <table:table-cell office:value-type="float" office:value="635.143">
            <text:p>635.143</text:p>
          </table:table-cell>
          <table:table-cell table:number-columns-repeated="6"/>
        </table:table-row>
        <table:table-row table:style-name="ro1">
          <table:table-cell office:value-type="float" office:value="1.06847">
            <text:p>1.06847</text:p>
          </table:table-cell>
          <table:table-cell office:value-type="float" office:value="42">
            <text:p>42</text:p>
          </table:table-cell>
          <table:table-cell office:value-type="float" office:value="1.07013">
            <text:p>1.07013</text:p>
          </table:table-cell>
          <table:table-cell office:value-type="float" office:value="651.714">
            <text:p>651.714</text:p>
          </table:table-cell>
          <table:table-cell office:value-type="float" office:value="1.0377">
            <text:p>1.0377</text:p>
          </table:table-cell>
          <table:table-cell office:value-type="float" office:value="45">
            <text:p>45</text:p>
          </table:table-cell>
          <table:table-cell office:value-type="float" office:value="1.03982">
            <text:p>1.03982</text:p>
          </table:table-cell>
          <table:table-cell office:value-type="float" office:value="635.143">
            <text:p>635.143</text:p>
          </table:table-cell>
          <table:table-cell table:number-columns-repeated="2"/>
          <table:table-cell table:formula="of:=AVERAGE([.K72:.K89])" office:value-type="float" office:value="759.96425">
            <text:p>759.96425</text:p>
          </table:table-cell>
          <table:table-cell table:formula="of:=AVERAGE([.L72:.L89])" office:value-type="float" office:value="749.400005555556">
            <text:p>749.4000055556</text:p>
          </table:table-cell>
          <table:table-cell table:number-columns-repeated="2"/>
        </table:table-row>
        <table:table-row table:style-name="ro1">
          <table:table-cell office:value-type="float" office:value="1.06783">
            <text:p>1.06783</text:p>
          </table:table-cell>
          <table:table-cell office:value-type="float" office:value="44">
            <text:p>44</text:p>
          </table:table-cell>
          <table:table-cell office:value-type="float" office:value="1.07236">
            <text:p>1.07236</text:p>
          </table:table-cell>
          <table:table-cell office:value-type="float" office:value="723.143">
            <text:p>723.143</text:p>
          </table:table-cell>
          <table:table-cell office:value-type="float" office:value="1.06572">
            <text:p>1.06572</text:p>
          </table:table-cell>
          <table:table-cell office:value-type="float" office:value="44">
            <text:p>44</text:p>
          </table:table-cell>
          <table:table-cell office:value-type="float" office:value="1.05987">
            <text:p>1.05987</text:p>
          </table:table-cell>
          <table:table-cell office:value-type="float" office:value="635.143">
            <text:p>635.143</text:p>
          </table:table-cell>
          <table:table-cell table:number-columns-repeated="6"/>
        </table:table-row>
        <table:table-row table:style-name="ro1">
          <table:table-cell office:value-type="float" office:value="1.05906">
            <text:p>1.05906</text:p>
          </table:table-cell>
          <table:table-cell office:value-type="float" office:value="46">
            <text:p>46</text:p>
          </table:table-cell>
          <table:table-cell office:value-type="float" office:value="1.06119">
            <text:p>1.06119</text:p>
          </table:table-cell>
          <table:table-cell office:value-type="float" office:value="647.286">
            <text:p>647.286</text:p>
          </table:table-cell>
          <table:table-cell office:value-type="float" office:value="1.04092">
            <text:p>1.04092</text:p>
          </table:table-cell>
          <table:table-cell office:value-type="float" office:value="45">
            <text:p>45</text:p>
          </table:table-cell>
          <table:table-cell office:value-type="float" office:value="1.04205">
            <text:p>1.04205</text:p>
          </table:table-cell>
          <table:table-cell office:value-type="float" office:value="635.143">
            <text:p>635.143</text:p>
          </table:table-cell>
          <table:table-cell table:number-columns-repeated="6"/>
        </table:table-row>
        <table:table-row table:style-name="ro1">
          <table:table-cell office:value-type="float" office:value="1.0635">
            <text:p>1.0635</text:p>
          </table:table-cell>
          <table:table-cell office:value-type="float" office:value="42">
            <text:p>42</text:p>
          </table:table-cell>
          <table:table-cell office:value-type="float" office:value="1.0651">
            <text:p>1.0651</text:p>
          </table:table-cell>
          <table:table-cell office:value-type="float" office:value="651.714">
            <text:p>651.714</text:p>
          </table:table-cell>
          <table:table-cell office:value-type="float" office:value="1.03773">
            <text:p>1.03773</text:p>
          </table:table-cell>
          <table:table-cell office:value-type="float" office:value="45">
            <text:p>45</text:p>
          </table:table-cell>
          <table:table-cell office:value-type="float" office:value="1.03639">
            <text:p>1.03639</text:p>
          </table:table-cell>
          <table:table-cell office:value-type="float" office:value="635.143">
            <text:p>635.143</text:p>
          </table:table-cell>
          <table:table-cell table:number-columns-repeated="6"/>
        </table:table-row>
        <table:table-row table:style-name="ro1">
          <table:table-cell office:value-type="float" office:value="1.0716">
            <text:p>1.0716</text:p>
          </table:table-cell>
          <table:table-cell office:value-type="float" office:value="42">
            <text:p>42</text:p>
          </table:table-cell>
          <table:table-cell office:value-type="float" office:value="1.07217">
            <text:p>1.07217</text:p>
          </table:table-cell>
          <table:table-cell office:value-type="float" office:value="651.714">
            <text:p>651.714</text:p>
          </table:table-cell>
          <table:table-cell office:value-type="float" office:value="1.03626">
            <text:p>1.03626</text:p>
          </table:table-cell>
          <table:table-cell office:value-type="float" office:value="45">
            <text:p>45</text:p>
          </table:table-cell>
          <table:table-cell office:value-type="float" office:value="1.03517">
            <text:p>1.03517</text:p>
          </table:table-cell>
          <table:table-cell office:value-type="float" office:value="635.143">
            <text:p>635.143</text:p>
          </table:table-cell>
          <table:table-cell table:number-columns-repeated="6"/>
        </table:table-row>
        <table:table-row table:style-name="ro1">
          <table:table-cell office:value-type="float" office:value="1.06786">
            <text:p>1.06786</text:p>
          </table:table-cell>
          <table:table-cell office:value-type="float" office:value="42">
            <text:p>42</text:p>
          </table:table-cell>
          <table:table-cell office:value-type="float" office:value="1.06953">
            <text:p>1.06953</text:p>
          </table:table-cell>
          <table:table-cell office:value-type="float" office:value="651.714">
            <text:p>651.714</text:p>
          </table:table-cell>
          <table:table-cell office:value-type="float" office:value="1.05482">
            <text:p>1.05482</text:p>
          </table:table-cell>
          <table:table-cell office:value-type="float" office:value="40">
            <text:p>40</text:p>
          </table:table-cell>
          <table:table-cell office:value-type="float" office:value="1.05376">
            <text:p>1.05376</text:p>
          </table:table-cell>
          <table:table-cell office:value-type="float" office:value="635.143">
            <text:p>635.143</text:p>
          </table:table-cell>
          <table:table-cell table:number-columns-repeated="6"/>
        </table:table-row>
        <table:table-row table:style-name="ro1">
          <table:table-cell office:value-type="float" office:value="1.06114">
            <text:p>1.06114</text:p>
          </table:table-cell>
          <table:table-cell office:value-type="float" office:value="46">
            <text:p>46</text:p>
          </table:table-cell>
          <table:table-cell office:value-type="float" office:value="1.06331">
            <text:p>1.06331</text:p>
          </table:table-cell>
          <table:table-cell office:value-type="float" office:value="647.286">
            <text:p>647.286</text:p>
          </table:table-cell>
          <table:table-cell office:value-type="float" office:value="1.03531">
            <text:p>1.03531</text:p>
          </table:table-cell>
          <table:table-cell office:value-type="float" office:value="45">
            <text:p>45</text:p>
          </table:table-cell>
          <table:table-cell office:value-type="float" office:value="1.03601">
            <text:p>1.03601</text:p>
          </table:table-cell>
          <table:table-cell office:value-type="float" office:value="635.143">
            <text:p>635.143</text:p>
          </table:table-cell>
          <table:table-cell table:number-columns-repeated="6"/>
        </table:table-row>
        <table:table-row table:style-name="ro1">
          <table:table-cell office:value-type="float" office:value="1.05189">
            <text:p>1.05189</text:p>
          </table:table-cell>
          <table:table-cell office:value-type="float" office:value="49">
            <text:p>49</text:p>
          </table:table-cell>
          <table:table-cell office:value-type="float" office:value="1.04874">
            <text:p>1.04874</text:p>
          </table:table-cell>
          <table:table-cell office:value-type="float" office:value="635.143">
            <text:p>635.143</text:p>
          </table:table-cell>
          <table:table-cell office:value-type="float" office:value="1.03714">
            <text:p>1.03714</text:p>
          </table:table-cell>
          <table:table-cell office:value-type="float" office:value="42">
            <text:p>42</text:p>
          </table:table-cell>
          <table:table-cell office:value-type="float" office:value="1.03624">
            <text:p>1.03624</text:p>
          </table:table-cell>
          <table:table-cell office:value-type="float" office:value="635.143">
            <text:p>635.143</text:p>
          </table:table-cell>
          <table:table-cell table:number-columns-repeated="6"/>
        </table:table-row>
        <table:table-row table:style-name="ro1">
          <table:table-cell office:value-type="float" office:value="1.06461">
            <text:p>1.06461</text:p>
          </table:table-cell>
          <table:table-cell office:value-type="float" office:value="40">
            <text:p>40</text:p>
          </table:table-cell>
          <table:table-cell office:value-type="float" office:value="1.0655">
            <text:p>1.0655</text:p>
          </table:table-cell>
          <table:table-cell office:value-type="float" office:value="647.286">
            <text:p>647.286</text:p>
          </table:table-cell>
          <table:table-cell office:value-type="float" office:value="1.03428">
            <text:p>1.03428</text:p>
          </table:table-cell>
          <table:table-cell office:value-type="float" office:value="43">
            <text:p>43</text:p>
          </table:table-cell>
          <table:table-cell office:value-type="float" office:value="1.03464">
            <text:p>1.03464</text:p>
          </table:table-cell>
          <table:table-cell office:value-type="float" office:value="635.143">
            <text:p>635.143</text:p>
          </table:table-cell>
          <table:table-cell table:number-columns-repeated="6"/>
        </table:table-row>
        <table:table-row table:style-name="ro1">
          <table:table-cell office:value-type="float" office:value="1.06908">
            <text:p>1.06908</text:p>
          </table:table-cell>
          <table:table-cell office:value-type="float" office:value="42">
            <text:p>42</text:p>
          </table:table-cell>
          <table:table-cell office:value-type="float" office:value="1.07004">
            <text:p>1.07004</text:p>
          </table:table-cell>
          <table:table-cell office:value-type="float" office:value="651.714">
            <text:p>651.714</text:p>
          </table:table-cell>
          <table:table-cell office:value-type="float" office:value="1.0509">
            <text:p>1.0509</text:p>
          </table:table-cell>
          <table:table-cell office:value-type="float" office:value="39">
            <text:p>39</text:p>
          </table:table-cell>
          <table:table-cell office:value-type="float" office:value="1.04977">
            <text:p>1.04977</text:p>
          </table:table-cell>
          <table:table-cell office:value-type="float" office:value="635.143">
            <text:p>635.143</text:p>
          </table:table-cell>
          <table:table-cell table:number-columns-repeated="6"/>
        </table:table-row>
        <table:table-row table:style-name="ro1">
          <table:table-cell office:value-type="float" office:value="1.05426">
            <text:p>1.05426</text:p>
          </table:table-cell>
          <table:table-cell office:value-type="float" office:value="47">
            <text:p>47</text:p>
          </table:table-cell>
          <table:table-cell office:value-type="float" office:value="1.05234">
            <text:p>1.05234</text:p>
          </table:table-cell>
          <table:table-cell office:value-type="float" office:value="635.143">
            <text:p>635.143</text:p>
          </table:table-cell>
          <table:table-cell office:value-type="float" office:value="1.03718">
            <text:p>1.03718</text:p>
          </table:table-cell>
          <table:table-cell office:value-type="float" office:value="46">
            <text:p>46</text:p>
          </table:table-cell>
          <table:table-cell office:value-type="float" office:value="1.03836">
            <text:p>1.03836</text:p>
          </table:table-cell>
          <table:table-cell office:value-type="float" office:value="635.143">
            <text:p>635.143</text:p>
          </table:table-cell>
          <table:table-cell table:number-columns-repeated="6"/>
        </table:table-row>
        <table:table-row table:style-name="ro1">
          <table:table-cell office:value-type="float" office:value="1.07396">
            <text:p>1.07396</text:p>
          </table:table-cell>
          <table:table-cell office:value-type="float" office:value="40">
            <text:p>40</text:p>
          </table:table-cell>
          <table:table-cell office:value-type="float" office:value="1.07432">
            <text:p>1.07432</text:p>
          </table:table-cell>
          <table:table-cell office:value-type="float" office:value="651.714">
            <text:p>651.714</text:p>
          </table:table-cell>
          <table:table-cell office:value-type="float" office:value="1.04679">
            <text:p>1.04679</text:p>
          </table:table-cell>
          <table:table-cell office:value-type="float" office:value="48">
            <text:p>48</text:p>
          </table:table-cell>
          <table:table-cell office:value-type="float" office:value="1.04776">
            <text:p>1.04776</text:p>
          </table:table-cell>
          <table:table-cell office:value-type="float" office:value="635.143">
            <text:p>635.143</text:p>
          </table:table-cell>
          <table:table-cell table:number-columns-repeated="6"/>
        </table:table-row>
        <table:table-row table:style-name="ro1">
          <table:table-cell office:value-type="float" office:value="1.05955">
            <text:p>1.05955</text:p>
          </table:table-cell>
          <table:table-cell office:value-type="float" office:value="43">
            <text:p>43</text:p>
          </table:table-cell>
          <table:table-cell office:value-type="float" office:value="1.05979">
            <text:p>1.05979</text:p>
          </table:table-cell>
          <table:table-cell office:value-type="float" office:value="635.143">
            <text:p>635.143</text:p>
          </table:table-cell>
          <table:table-cell office:value-type="float" office:value="1.03472">
            <text:p>1.03472</text:p>
          </table:table-cell>
          <table:table-cell office:value-type="float" office:value="46">
            <text:p>46</text:p>
          </table:table-cell>
          <table:table-cell office:value-type="float" office:value="1.03342">
            <text:p>1.03342</text:p>
          </table:table-cell>
          <table:table-cell office:value-type="float" office:value="635.143">
            <text:p>635.143</text:p>
          </table:table-cell>
          <table:table-cell table:number-columns-repeated="6"/>
        </table:table-row>
        <table:table-row table:style-name="ro1">
          <table:table-cell office:value-type="float" office:value="1.06534">
            <text:p>1.06534</text:p>
          </table:table-cell>
          <table:table-cell office:value-type="float" office:value="44">
            <text:p>44</text:p>
          </table:table-cell>
          <table:table-cell office:value-type="float" office:value="1.06957">
            <text:p>1.06957</text:p>
          </table:table-cell>
          <table:table-cell office:value-type="float" office:value="723.143">
            <text:p>723.143</text:p>
          </table:table-cell>
          <table:table-cell office:value-type="float" office:value="1.03489">
            <text:p>1.03489</text:p>
          </table:table-cell>
          <table:table-cell office:value-type="float" office:value="45">
            <text:p>45</text:p>
          </table:table-cell>
          <table:table-cell office:value-type="float" office:value="1.03316">
            <text:p>1.03316</text:p>
          </table:table-cell>
          <table:table-cell office:value-type="float" office:value="635.143">
            <text:p>635.143</text:p>
          </table:table-cell>
          <table:table-cell table:number-columns-repeated="6"/>
        </table:table-row>
        <table:table-row table:style-name="ro1">
          <table:table-cell office:value-type="float" office:value="1.06101">
            <text:p>1.06101</text:p>
          </table:table-cell>
          <table:table-cell office:value-type="float" office:value="46">
            <text:p>46</text:p>
          </table:table-cell>
          <table:table-cell office:value-type="float" office:value="1.06346">
            <text:p>1.06346</text:p>
          </table:table-cell>
          <table:table-cell office:value-type="float" office:value="651.714">
            <text:p>651.714</text:p>
          </table:table-cell>
          <table:table-cell office:value-type="float" office:value="1.03324">
            <text:p>1.03324</text:p>
          </table:table-cell>
          <table:table-cell office:value-type="float" office:value="45">
            <text:p>45</text:p>
          </table:table-cell>
          <table:table-cell office:value-type="float" office:value="1.03525">
            <text:p>1.03525</text:p>
          </table:table-cell>
          <table:table-cell office:value-type="float" office:value="635.143">
            <text:p>635.143</text:p>
          </table:table-cell>
          <table:table-cell table:number-columns-repeated="6"/>
        </table:table-row>
        <table:table-row table:style-name="ro1">
          <table:table-cell office:value-type="float" office:value="1.0719">
            <text:p>1.0719</text:p>
          </table:table-cell>
          <table:table-cell office:value-type="float" office:value="40">
            <text:p>40</text:p>
          </table:table-cell>
          <table:table-cell office:value-type="float" office:value="1.07512">
            <text:p>1.07512</text:p>
          </table:table-cell>
          <table:table-cell office:value-type="float" office:value="723.143">
            <text:p>723.143</text:p>
          </table:table-cell>
          <table:table-cell office:value-type="float" office:value="1.05102">
            <text:p>1.05102</text:p>
          </table:table-cell>
          <table:table-cell office:value-type="float" office:value="40">
            <text:p>40</text:p>
          </table:table-cell>
          <table:table-cell office:value-type="float" office:value="1.04946">
            <text:p>1.04946</text:p>
          </table:table-cell>
          <table:table-cell office:value-type="float" office:value="635.143">
            <text:p>635.143</text:p>
          </table:table-cell>
          <table:table-cell table:number-columns-repeated="6"/>
        </table:table-row>
        <table:table-row table:style-name="ro1">
          <table:table-cell office:value-type="string">
            <text:p>Label 8 </text:p>
          </table:table-cell>
          <table:table-cell table:number-columns-repeated="3"/>
          <table:table-cell office:value-type="string">
            <text:p>Label 8 </text:p>
          </table:table-cell>
          <table:table-cell table:number-columns-repeated="9"/>
        </table:table-row>
        <table:table-row table:style-name="ro1">
          <table:table-cell office:value-type="float" office:value="1.05785">
            <text:p>1.05785</text:p>
          </table:table-cell>
          <table:table-cell office:value-type="float" office:value="36">
            <text:p>36</text:p>
          </table:table-cell>
          <table:table-cell office:value-type="float" office:value="1.05801">
            <text:p>1.05801</text:p>
          </table:table-cell>
          <table:table-cell office:value-type="float" office:value="700">
            <text:p>700</text:p>
          </table:table-cell>
          <table:table-cell office:value-type="float" office:value="1.05927">
            <text:p>1.05927</text:p>
          </table:table-cell>
          <table:table-cell office:value-type="float" office:value="36">
            <text:p>36</text:p>
          </table:table-cell>
          <table:table-cell office:value-type="float" office:value="1.05738">
            <text:p>1.05738</text:p>
          </table:table-cell>
          <table:table-cell office:value-type="float" office:value="665">
            <text:p>665</text:p>
          </table:table-cell>
          <table:table-cell table:number-columns-repeated="6"/>
        </table:table-row>
        <table:table-row table:style-name="ro1">
          <table:table-cell office:value-type="float" office:value="1.06511">
            <text:p>1.06511</text:p>
          </table:table-cell>
          <table:table-cell office:value-type="float" office:value="32">
            <text:p>32</text:p>
          </table:table-cell>
          <table:table-cell office:value-type="float" office:value="1.06272">
            <text:p>1.06272</text:p>
          </table:table-cell>
          <table:table-cell office:value-type="float" office:value="769.875">
            <text:p>769.875</text:p>
          </table:table-cell>
          <table:table-cell office:value-type="float" office:value="1.06104">
            <text:p>1.06104</text:p>
          </table:table-cell>
          <table:table-cell office:value-type="float" office:value="34">
            <text:p>34</text:p>
          </table:table-cell>
          <table:table-cell office:value-type="float" office:value="1.06386">
            <text:p>1.06386</text:p>
          </table:table-cell>
          <table:table-cell office:value-type="float" office:value="697.5">
            <text:p>697.5</text:p>
          </table:table-cell>
          <table:table-cell table:number-columns-repeated="6"/>
        </table:table-row>
        <table:table-row table:style-name="ro1">
          <table:table-cell office:value-type="float" office:value="1.05812">
            <text:p>1.05812</text:p>
          </table:table-cell>
          <table:table-cell office:value-type="float" office:value="37">
            <text:p>37</text:p>
          </table:table-cell>
          <table:table-cell office:value-type="float" office:value="1.0596">
            <text:p>1.0596</text:p>
          </table:table-cell>
          <table:table-cell office:value-type="float" office:value="712.125">
            <text:p>712.125</text:p>
          </table:table-cell>
          <table:table-cell office:value-type="float" office:value="1.04055">
            <text:p>1.04055</text:p>
          </table:table-cell>
          <table:table-cell office:value-type="float" office:value="34">
            <text:p>34</text:p>
          </table:table-cell>
          <table:table-cell office:value-type="float" office:value="1.03981">
            <text:p>1.03981</text:p>
          </table:table-cell>
          <table:table-cell office:value-type="float" office:value="665">
            <text:p>665</text:p>
          </table:table-cell>
          <table:table-cell table:number-columns-repeated="6"/>
        </table:table-row>
        <table:table-row table:style-name="ro1">
          <table:table-cell office:value-type="float" office:value="1.06902">
            <text:p>1.06902</text:p>
          </table:table-cell>
          <table:table-cell office:value-type="float" office:value="35">
            <text:p>35</text:p>
          </table:table-cell>
          <table:table-cell office:value-type="float" office:value="1.07019">
            <text:p>1.07019</text:p>
          </table:table-cell>
          <table:table-cell office:value-type="float" office:value="700">
            <text:p>700</text:p>
          </table:table-cell>
          <table:table-cell office:value-type="float" office:value="1.05787">
            <text:p>1.05787</text:p>
          </table:table-cell>
          <table:table-cell office:value-type="float" office:value="39">
            <text:p>39</text:p>
          </table:table-cell>
          <table:table-cell office:value-type="float" office:value="1.05817">
            <text:p>1.05817</text:p>
          </table:table-cell>
          <table:table-cell office:value-type="float" office:value="694.875">
            <text:p>694.875</text:p>
          </table:table-cell>
          <table:table-cell table:number-columns-repeated="6"/>
        </table:table-row>
        <table:table-row table:style-name="ro1">
          <table:table-cell office:value-type="float" office:value="1.06283">
            <text:p>1.06283</text:p>
          </table:table-cell>
          <table:table-cell office:value-type="float" office:value="35">
            <text:p>35</text:p>
          </table:table-cell>
          <table:table-cell office:value-type="float" office:value="1.06339">
            <text:p>1.06339</text:p>
          </table:table-cell>
          <table:table-cell office:value-type="float" office:value="700">
            <text:p>700</text:p>
          </table:table-cell>
          <table:table-cell office:value-type="float" office:value="1.05522">
            <text:p>1.05522</text:p>
          </table:table-cell>
          <table:table-cell office:value-type="float" office:value="30">
            <text:p>30</text:p>
          </table:table-cell>
          <table:table-cell office:value-type="float" office:value="1.05388">
            <text:p>1.05388</text:p>
          </table:table-cell>
          <table:table-cell office:value-type="float" office:value="688.75">
            <text:p>688.75</text:p>
          </table:table-cell>
          <table:table-cell table:number-columns-repeated="6"/>
        </table:table-row>
        <table:table-row table:style-name="ro1">
          <table:table-cell office:value-type="float" office:value="1.06612">
            <text:p>1.06612</text:p>
          </table:table-cell>
          <table:table-cell office:value-type="float" office:value="35">
            <text:p>35</text:p>
          </table:table-cell>
          <table:table-cell office:value-type="float" office:value="1.06713">
            <text:p>1.06713</text:p>
          </table:table-cell>
          <table:table-cell office:value-type="float" office:value="700">
            <text:p>700</text:p>
          </table:table-cell>
          <table:table-cell office:value-type="float" office:value="1.05055">
            <text:p>1.05055</text:p>
          </table:table-cell>
          <table:table-cell office:value-type="float" office:value="32">
            <text:p>32</text:p>
          </table:table-cell>
          <table:table-cell office:value-type="float" office:value="1.04982">
            <text:p>1.04982</text:p>
          </table:table-cell>
          <table:table-cell office:value-type="float" office:value="688.75">
            <text:p>688.75</text:p>
          </table:table-cell>
          <table:table-cell table:number-columns-repeated="6"/>
        </table:table-row>
        <table:table-row table:style-name="ro1">
          <table:table-cell office:value-type="float" office:value="1.06303">
            <text:p>1.06303</text:p>
          </table:table-cell>
          <table:table-cell office:value-type="float" office:value="36">
            <text:p>36</text:p>
          </table:table-cell>
          <table:table-cell office:value-type="float" office:value="1.06276">
            <text:p>1.06276</text:p>
          </table:table-cell>
          <table:table-cell office:value-type="float" office:value="665">
            <text:p>665</text:p>
          </table:table-cell>
          <table:table-cell office:value-type="float" office:value="1.05031">
            <text:p>1.05031</text:p>
          </table:table-cell>
          <table:table-cell office:value-type="float" office:value="36">
            <text:p>36</text:p>
          </table:table-cell>
          <table:table-cell office:value-type="float" office:value="1.04821">
            <text:p>1.04821</text:p>
          </table:table-cell>
          <table:table-cell office:value-type="float" office:value="665">
            <text:p>665</text:p>
          </table:table-cell>
          <table:table-cell table:number-columns-repeated="6"/>
        </table:table-row>
        <table:table-row table:style-name="ro1">
          <table:table-cell office:value-type="float" office:value="1.06265">
            <text:p>1.06265</text:p>
          </table:table-cell>
          <table:table-cell office:value-type="float" office:value="32">
            <text:p>32</text:p>
          </table:table-cell>
          <table:table-cell office:value-type="float" office:value="1.05962">
            <text:p>1.05962</text:p>
          </table:table-cell>
          <table:table-cell office:value-type="float" office:value="769.875">
            <text:p>769.875</text:p>
          </table:table-cell>
          <table:table-cell office:value-type="float" office:value="1.05409">
            <text:p>1.05409</text:p>
          </table:table-cell>
          <table:table-cell office:value-type="float" office:value="35">
            <text:p>35</text:p>
          </table:table-cell>
          <table:table-cell office:value-type="float" office:value="1.05291">
            <text:p>1.05291</text:p>
          </table:table-cell>
          <table:table-cell office:value-type="float" office:value="665">
            <text:p>665</text:p>
          </table:table-cell>
          <table:table-cell table:number-columns-repeated="6"/>
        </table:table-row>
        <table:table-row table:style-name="ro1">
          <table:table-cell office:value-type="float" office:value="1.06444">
            <text:p>1.06444</text:p>
          </table:table-cell>
          <table:table-cell office:value-type="float" office:value="35">
            <text:p>35</text:p>
          </table:table-cell>
          <table:table-cell office:value-type="float" office:value="1.06558">
            <text:p>1.06558</text:p>
          </table:table-cell>
          <table:table-cell office:value-type="float" office:value="700">
            <text:p>700</text:p>
          </table:table-cell>
          <table:table-cell office:value-type="float" office:value="1.05335">
            <text:p>1.05335</text:p>
          </table:table-cell>
          <table:table-cell office:value-type="float" office:value="38">
            <text:p>38</text:p>
          </table:table-cell>
          <table:table-cell office:value-type="float" office:value="1.05301">
            <text:p>1.05301</text:p>
          </table:table-cell>
          <table:table-cell office:value-type="float" office:value="694.875">
            <text:p>694.875</text:p>
          </table:table-cell>
          <table:table-cell table:number-columns-repeated="6"/>
        </table:table-row>
        <table:table-row table:style-name="ro1">
          <table:table-cell office:value-type="float" office:value="1.0613">
            <text:p>1.0613</text:p>
          </table:table-cell>
          <table:table-cell office:value-type="float" office:value="36">
            <text:p>36</text:p>
          </table:table-cell>
          <table:table-cell office:value-type="float" office:value="1.06115">
            <text:p>1.06115</text:p>
          </table:table-cell>
          <table:table-cell office:value-type="float" office:value="665">
            <text:p>665</text:p>
          </table:table-cell>
          <table:table-cell office:value-type="float" office:value="1.05139">
            <text:p>1.05139</text:p>
          </table:table-cell>
          <table:table-cell office:value-type="float" office:value="34">
            <text:p>34</text:p>
          </table:table-cell>
          <table:table-cell office:value-type="float" office:value="1.05176">
            <text:p>1.05176</text:p>
          </table:table-cell>
          <table:table-cell office:value-type="float" office:value="665">
            <text:p>665</text:p>
          </table:table-cell>
          <table:table-cell table:number-columns-repeated="6"/>
        </table:table-row>
        <table:table-row table:style-name="ro1">
          <table:table-cell office:value-type="float" office:value="1.0667">
            <text:p>1.0667</text:p>
          </table:table-cell>
          <table:table-cell office:value-type="float" office:value="35">
            <text:p>35</text:p>
          </table:table-cell>
          <table:table-cell office:value-type="float" office:value="1.06767">
            <text:p>1.06767</text:p>
          </table:table-cell>
          <table:table-cell office:value-type="float" office:value="700">
            <text:p>700</text:p>
          </table:table-cell>
          <table:table-cell office:value-type="float" office:value="1.05171">
            <text:p>1.05171</text:p>
          </table:table-cell>
          <table:table-cell office:value-type="float" office:value="37">
            <text:p>37</text:p>
          </table:table-cell>
          <table:table-cell office:value-type="float" office:value="1.05073">
            <text:p>1.05073</text:p>
          </table:table-cell>
          <table:table-cell office:value-type="float" office:value="665">
            <text:p>665</text:p>
          </table:table-cell>
          <table:table-cell table:number-columns-repeated="6"/>
        </table:table-row>
        <table:table-row table:style-name="ro1">
          <table:table-cell office:value-type="float" office:value="1.06458">
            <text:p>1.06458</text:p>
          </table:table-cell>
          <table:table-cell office:value-type="float" office:value="35">
            <text:p>35</text:p>
          </table:table-cell>
          <table:table-cell office:value-type="float" office:value="1.06592">
            <text:p>1.06592</text:p>
          </table:table-cell>
          <table:table-cell office:value-type="float" office:value="700">
            <text:p>700</text:p>
          </table:table-cell>
          <table:table-cell office:value-type="float" office:value="1.05519">
            <text:p>1.05519</text:p>
          </table:table-cell>
          <table:table-cell office:value-type="float" office:value="37">
            <text:p>37</text:p>
          </table:table-cell>
          <table:table-cell office:value-type="float" office:value="1.0547">
            <text:p>1.0547</text:p>
          </table:table-cell>
          <table:table-cell office:value-type="float" office:value="691">
            <text:p>691</text:p>
          </table:table-cell>
          <table:table-cell table:number-columns-repeated="6"/>
        </table:table-row>
        <table:table-row table:style-name="ro1">
          <table:table-cell office:value-type="float" office:value="1.06419">
            <text:p>1.06419</text:p>
          </table:table-cell>
          <table:table-cell office:value-type="float" office:value="34">
            <text:p>34</text:p>
          </table:table-cell>
          <table:table-cell office:value-type="float" office:value="1.06706">
            <text:p>1.06706</text:p>
          </table:table-cell>
          <table:table-cell office:value-type="float" office:value="700">
            <text:p>700</text:p>
          </table:table-cell>
          <table:table-cell office:value-type="float" office:value="1.05777">
            <text:p>1.05777</text:p>
          </table:table-cell>
          <table:table-cell office:value-type="float" office:value="31">
            <text:p>31</text:p>
          </table:table-cell>
          <table:table-cell office:value-type="float" office:value="1.057">
            <text:p>1.057</text:p>
          </table:table-cell>
          <table:table-cell office:value-type="float" office:value="746.75">
            <text:p>746.75</text:p>
          </table:table-cell>
          <table:table-cell table:number-columns-repeated="6"/>
        </table:table-row>
        <table:table-row table:style-name="ro1">
          <table:table-cell office:value-type="float" office:value="1.06653">
            <text:p>1.06653</text:p>
          </table:table-cell>
          <table:table-cell office:value-type="float" office:value="35">
            <text:p>35</text:p>
          </table:table-cell>
          <table:table-cell office:value-type="float" office:value="1.06693">
            <text:p>1.06693</text:p>
          </table:table-cell>
          <table:table-cell office:value-type="float" office:value="700">
            <text:p>700</text:p>
          </table:table-cell>
          <table:table-cell office:value-type="float" office:value="1.06203">
            <text:p>1.06203</text:p>
          </table:table-cell>
          <table:table-cell office:value-type="float" office:value="32">
            <text:p>32</text:p>
          </table:table-cell>
          <table:table-cell office:value-type="float" office:value="1.06285">
            <text:p>1.06285</text:p>
          </table:table-cell>
          <table:table-cell office:value-type="float" office:value="672.625">
            <text:p>672.625</text:p>
          </table:table-cell>
          <table:table-cell table:number-columns-repeated="6"/>
        </table:table-row>
        <table:table-row table:style-name="ro1">
          <table:table-cell office:value-type="float" office:value="1.06075">
            <text:p>1.06075</text:p>
          </table:table-cell>
          <table:table-cell office:value-type="float" office:value="31">
            <text:p>31</text:p>
          </table:table-cell>
          <table:table-cell office:value-type="float" office:value="1.05968">
            <text:p>1.05968</text:p>
          </table:table-cell>
          <table:table-cell office:value-type="float" office:value="769.875">
            <text:p>769.875</text:p>
          </table:table-cell>
          <table:table-cell office:value-type="float" office:value="1.05742">
            <text:p>1.05742</text:p>
          </table:table-cell>
          <table:table-cell office:value-type="float" office:value="35">
            <text:p>35</text:p>
          </table:table-cell>
          <table:table-cell office:value-type="float" office:value="1.05871">
            <text:p>1.05871</text:p>
          </table:table-cell>
          <table:table-cell office:value-type="float" office:value="692.125">
            <text:p>692.125</text:p>
          </table:table-cell>
          <table:table-cell table:number-columns-repeated="6"/>
        </table:table-row>
        <table:table-row table:style-name="ro1">
          <table:table-cell office:value-type="float" office:value="1.06214">
            <text:p>1.06214</text:p>
          </table:table-cell>
          <table:table-cell office:value-type="float" office:value="32">
            <text:p>32</text:p>
          </table:table-cell>
          <table:table-cell office:value-type="float" office:value="1.06084">
            <text:p>1.06084</text:p>
          </table:table-cell>
          <table:table-cell office:value-type="float" office:value="769.875">
            <text:p>769.875</text:p>
          </table:table-cell>
          <table:table-cell office:value-type="float" office:value="1.06481">
            <text:p>1.06481</text:p>
          </table:table-cell>
          <table:table-cell office:value-type="float" office:value="32">
            <text:p>32</text:p>
          </table:table-cell>
          <table:table-cell office:value-type="float" office:value="1.06398">
            <text:p>1.06398</text:p>
          </table:table-cell>
          <table:table-cell office:value-type="float" office:value="681.875">
            <text:p>681.875</text:p>
          </table:table-cell>
          <table:table-cell table:number-columns-repeated="6"/>
        </table:table-row>
        <table:table-row table:style-name="ro1">
          <table:table-cell office:value-type="float" office:value="1.05892">
            <text:p>1.05892</text:p>
          </table:table-cell>
          <table:table-cell office:value-type="float" office:value="31">
            <text:p>31</text:p>
          </table:table-cell>
          <table:table-cell office:value-type="float" office:value="1.05862">
            <text:p>1.05862</text:p>
          </table:table-cell>
          <table:table-cell office:value-type="float" office:value="769.875">
            <text:p>769.875</text:p>
          </table:table-cell>
          <table:table-cell office:value-type="float" office:value="1.05429">
            <text:p>1.05429</text:p>
          </table:table-cell>
          <table:table-cell office:value-type="float" office:value="38">
            <text:p>38</text:p>
          </table:table-cell>
          <table:table-cell office:value-type="float" office:value="1.05239">
            <text:p>1.05239</text:p>
          </table:table-cell>
          <table:table-cell office:value-type="float" office:value="665">
            <text:p>665</text:p>
          </table:table-cell>
          <table:table-cell table:number-columns-repeated="6"/>
        </table:table-row>
        <table:table-row table:style-name="ro1">
          <table:table-cell office:value-type="float" office:value="1.06439">
            <text:p>1.06439</text:p>
          </table:table-cell>
          <table:table-cell office:value-type="float" office:value="35">
            <text:p>35</text:p>
          </table:table-cell>
          <table:table-cell office:value-type="float" office:value="1.06397">
            <text:p>1.06397</text:p>
          </table:table-cell>
          <table:table-cell office:value-type="float" office:value="665">
            <text:p>665</text:p>
          </table:table-cell>
          <table:table-cell office:value-type="float" office:value="1.05055">
            <text:p>1.05055</text:p>
          </table:table-cell>
          <table:table-cell office:value-type="float" office:value="32">
            <text:p>32</text:p>
          </table:table-cell>
          <table:table-cell office:value-type="float" office:value="1.04982">
            <text:p>1.04982</text:p>
          </table:table-cell>
          <table:table-cell office:value-type="float" office:value="688.75">
            <text:p>688.75</text:p>
          </table:table-cell>
          <table:table-cell table:number-columns-repeated="6"/>
        </table:table-row>
        <table:table-row table:style-name="ro1">
          <table:table-cell office:value-type="float" office:value="1.05884">
            <text:p>1.05884</text:p>
          </table:table-cell>
          <table:table-cell office:value-type="float" office:value="35">
            <text:p>35</text:p>
          </table:table-cell>
          <table:table-cell office:value-type="float" office:value="1.06025">
            <text:p>1.06025</text:p>
          </table:table-cell>
          <table:table-cell office:value-type="float" office:value="700">
            <text:p>700</text:p>
          </table:table-cell>
          <table:table-cell office:value-type="float" office:value="1.05846">
            <text:p>1.05846</text:p>
          </table:table-cell>
          <table:table-cell office:value-type="float" office:value="34">
            <text:p>34</text:p>
          </table:table-cell>
          <table:table-cell office:value-type="float" office:value="1.06017">
            <text:p>1.06017</text:p>
          </table:table-cell>
          <table:table-cell office:value-type="float" office:value="698.5">
            <text:p>698.5</text:p>
          </table:table-cell>
          <table:table-cell table:number-columns-repeated="6"/>
        </table:table-row>
        <table:table-row table:style-name="ro1">
          <table:table-cell office:value-type="float" office:value="1.06343">
            <text:p>1.06343</text:p>
          </table:table-cell>
          <table:table-cell office:value-type="float" office:value="35">
            <text:p>35</text:p>
          </table:table-cell>
          <table:table-cell office:value-type="float" office:value="1.06417">
            <text:p>1.06417</text:p>
          </table:table-cell>
          <table:table-cell office:value-type="float" office:value="700">
            <text:p>700</text:p>
          </table:table-cell>
          <table:table-cell office:value-type="float" office:value="1.06302">
            <text:p>1.06302</text:p>
          </table:table-cell>
          <table:table-cell office:value-type="float" office:value="27">
            <text:p>27</text:p>
          </table:table-cell>
          <table:table-cell office:value-type="float" office:value="1.06048">
            <text:p>1.06048</text:p>
          </table:table-cell>
          <table:table-cell office:value-type="float" office:value="746.75">
            <text:p>746.75</text:p>
          </table:table-cell>
          <table:table-cell table:number-columns-repeated="6"/>
        </table:table-row>
        <table:table-row table:style-name="ro1">
          <table:table-cell office:value-type="string">
            <text:p>Label 9 </text:p>
          </table:table-cell>
          <table:table-cell table:number-columns-repeated="3"/>
          <table:table-cell office:value-type="string">
            <text:p>Label 9 </text:p>
          </table:table-cell>
          <table:table-cell table:number-columns-repeated="9"/>
        </table:table-row>
        <table:table-row table:style-name="ro1">
          <table:table-cell office:value-type="float" office:value="1.06047">
            <text:p>1.06047</text:p>
          </table:table-cell>
          <table:table-cell office:value-type="float" office:value="33">
            <text:p>33</text:p>
          </table:table-cell>
          <table:table-cell office:value-type="float" office:value="1.05879">
            <text:p>1.05879</text:p>
          </table:table-cell>
          <table:table-cell office:value-type="float" office:value="690.889">
            <text:p>690.889</text:p>
          </table:table-cell>
          <table:table-cell office:value-type="float" office:value="1.05555">
            <text:p>1.05555</text:p>
          </table:table-cell>
          <table:table-cell office:value-type="float" office:value="31">
            <text:p>31</text:p>
          </table:table-cell>
          <table:table-cell office:value-type="float" office:value="1.0592">
            <text:p>1.0592</text:p>
          </table:table-cell>
          <table:table-cell office:value-type="float" office:value="797.778">
            <text:p>797.778</text:p>
          </table:table-cell>
          <table:table-cell table:number-columns-repeated="6"/>
        </table:table-row>
        <table:table-row table:style-name="ro1">
          <table:table-cell office:value-type="float" office:value="1.06284">
            <text:p>1.06284</text:p>
          </table:table-cell>
          <table:table-cell office:value-type="float" office:value="36">
            <text:p>36</text:p>
          </table:table-cell>
          <table:table-cell office:value-type="float" office:value="1.06197">
            <text:p>1.06197</text:p>
          </table:table-cell>
          <table:table-cell office:value-type="float" office:value="709.556">
            <text:p>709.556</text:p>
          </table:table-cell>
          <table:table-cell office:value-type="float" office:value="1.0451">
            <text:p>1.0451</text:p>
          </table:table-cell>
          <table:table-cell office:value-type="float" office:value="31">
            <text:p>31</text:p>
          </table:table-cell>
          <table:table-cell office:value-type="float" office:value="1.04649">
            <text:p>1.04649</text:p>
          </table:table-cell>
          <table:table-cell office:value-type="float" office:value="701.889">
            <text:p>701.889</text:p>
          </table:table-cell>
          <table:table-cell table:number-columns-repeated="6"/>
        </table:table-row>
        <table:table-row table:style-name="ro1">
          <table:table-cell office:value-type="float" office:value="1.0681">
            <text:p>1.0681</text:p>
          </table:table-cell>
          <table:table-cell office:value-type="float" office:value="30">
            <text:p>30</text:p>
          </table:table-cell>
          <table:table-cell office:value-type="float" office:value="1.06681">
            <text:p>1.06681</text:p>
          </table:table-cell>
          <table:table-cell office:value-type="float" office:value="715.667">
            <text:p>715.667</text:p>
          </table:table-cell>
          <table:table-cell office:value-type="float" office:value="1.0512">
            <text:p>1.0512</text:p>
          </table:table-cell>
          <table:table-cell office:value-type="float" office:value="31">
            <text:p>31</text:p>
          </table:table-cell>
          <table:table-cell office:value-type="float" office:value="1.05105">
            <text:p>1.05105</text:p>
          </table:table-cell>
          <table:table-cell office:value-type="float" office:value="801.889">
            <text:p>801.889</text:p>
          </table:table-cell>
          <table:table-cell table:number-columns-repeated="6"/>
        </table:table-row>
        <table:table-row table:style-name="ro1">
          <table:table-cell office:value-type="float" office:value="1.06995">
            <text:p>1.06995</text:p>
          </table:table-cell>
          <table:table-cell office:value-type="float" office:value="31">
            <text:p>31</text:p>
          </table:table-cell>
          <table:table-cell office:value-type="float" office:value="1.06937">
            <text:p>1.06937</text:p>
          </table:table-cell>
          <table:table-cell office:value-type="float" office:value="749.556">
            <text:p>749.556</text:p>
          </table:table-cell>
          <table:table-cell office:value-type="float" office:value="1.04571">
            <text:p>1.04571</text:p>
          </table:table-cell>
          <table:table-cell office:value-type="float" office:value="37">
            <text:p>37</text:p>
          </table:table-cell>
          <table:table-cell office:value-type="float" office:value="1.04828">
            <text:p>1.04828</text:p>
          </table:table-cell>
          <table:table-cell office:value-type="float" office:value="727">
            <text:p>727</text:p>
          </table:table-cell>
          <table:table-cell table:number-columns-repeated="6"/>
        </table:table-row>
        <table:table-row table:style-name="ro1">
          <table:table-cell office:value-type="float" office:value="1.06887">
            <text:p>1.06887</text:p>
          </table:table-cell>
          <table:table-cell office:value-type="float" office:value="31">
            <text:p>31</text:p>
          </table:table-cell>
          <table:table-cell office:value-type="float" office:value="1.06855">
            <text:p>1.06855</text:p>
          </table:table-cell>
          <table:table-cell office:value-type="float" office:value="775.111">
            <text:p>775.111</text:p>
          </table:table-cell>
          <table:table-cell office:value-type="float" office:value="1.04851">
            <text:p>1.04851</text:p>
          </table:table-cell>
          <table:table-cell office:value-type="float" office:value="32">
            <text:p>32</text:p>
          </table:table-cell>
          <table:table-cell office:value-type="float" office:value="1.04809">
            <text:p>1.04809</text:p>
          </table:table-cell>
          <table:table-cell office:value-type="float" office:value="730.778">
            <text:p>730.778</text:p>
          </table:table-cell>
          <table:table-cell table:number-columns-repeated="6"/>
        </table:table-row>
        <table:table-row table:style-name="ro1">
          <table:table-cell office:value-type="float" office:value="1.06415">
            <text:p>1.06415</text:p>
          </table:table-cell>
          <table:table-cell office:value-type="float" office:value="31">
            <text:p>31</text:p>
          </table:table-cell>
          <table:table-cell office:value-type="float" office:value="1.06387">
            <text:p>1.06387</text:p>
          </table:table-cell>
          <table:table-cell office:value-type="float" office:value="775.111">
            <text:p>775.111</text:p>
          </table:table-cell>
          <table:table-cell office:value-type="float" office:value="1.05102">
            <text:p>1.05102</text:p>
          </table:table-cell>
          <table:table-cell office:value-type="float" office:value="30">
            <text:p>30</text:p>
          </table:table-cell>
          <table:table-cell office:value-type="float" office:value="1.05058">
            <text:p>1.05058</text:p>
          </table:table-cell>
          <table:table-cell office:value-type="float" office:value="691.111">
            <text:p>691.111</text:p>
          </table:table-cell>
          <table:table-cell table:number-columns-repeated="6"/>
        </table:table-row>
        <table:table-row table:style-name="ro1">
          <table:table-cell office:value-type="float" office:value="1.07556">
            <text:p>1.07556</text:p>
          </table:table-cell>
          <table:table-cell office:value-type="float" office:value="29">
            <text:p>29</text:p>
          </table:table-cell>
          <table:table-cell office:value-type="float" office:value="1.07598">
            <text:p>1.07598</text:p>
          </table:table-cell>
          <table:table-cell office:value-type="float" office:value="786.444">
            <text:p>786.444</text:p>
          </table:table-cell>
          <table:table-cell office:value-type="float" office:value="1.04836">
            <text:p>1.04836</text:p>
          </table:table-cell>
          <table:table-cell office:value-type="float" office:value="40">
            <text:p>40</text:p>
          </table:table-cell>
          <table:table-cell office:value-type="float" office:value="1.05253">
            <text:p>1.05253</text:p>
          </table:table-cell>
          <table:table-cell office:value-type="float" office:value="736.111">
            <text:p>736.111</text:p>
          </table:table-cell>
          <table:table-cell table:number-columns-repeated="6"/>
        </table:table-row>
        <table:table-row table:style-name="ro1">
          <table:table-cell office:value-type="float" office:value="1.06347">
            <text:p>1.06347</text:p>
          </table:table-cell>
          <table:table-cell office:value-type="float" office:value="35">
            <text:p>35</text:p>
          </table:table-cell>
          <table:table-cell office:value-type="float" office:value="1.05923">
            <text:p>1.05923</text:p>
          </table:table-cell>
          <table:table-cell office:value-type="float" office:value="690.889">
            <text:p>690.889</text:p>
          </table:table-cell>
          <table:table-cell office:value-type="float" office:value="1.05631">
            <text:p>1.05631</text:p>
          </table:table-cell>
          <table:table-cell office:value-type="float" office:value="34">
            <text:p>34</text:p>
          </table:table-cell>
          <table:table-cell office:value-type="float" office:value="1.05809">
            <text:p>1.05809</text:p>
          </table:table-cell>
          <table:table-cell office:value-type="float" office:value="716.222">
            <text:p>716.222</text:p>
          </table:table-cell>
          <table:table-cell table:number-columns-repeated="6"/>
        </table:table-row>
        <table:table-row table:style-name="ro1">
          <table:table-cell office:value-type="float" office:value="1.06343">
            <text:p>1.06343</text:p>
          </table:table-cell>
          <table:table-cell office:value-type="float" office:value="35">
            <text:p>35</text:p>
          </table:table-cell>
          <table:table-cell office:value-type="float" office:value="1.06047">
            <text:p>1.06047</text:p>
          </table:table-cell>
          <table:table-cell office:value-type="float" office:value="705">
            <text:p>705</text:p>
          </table:table-cell>
          <table:table-cell office:value-type="float" office:value="1.04652">
            <text:p>1.04652</text:p>
          </table:table-cell>
          <table:table-cell office:value-type="float" office:value="38">
            <text:p>38</text:p>
          </table:table-cell>
          <table:table-cell office:value-type="float" office:value="1.04947">
            <text:p>1.04947</text:p>
          </table:table-cell>
          <table:table-cell office:value-type="float" office:value="756.444">
            <text:p>756.444</text:p>
          </table:table-cell>
          <table:table-cell table:number-columns-repeated="6"/>
        </table:table-row>
        <table:table-row table:style-name="ro1">
          <table:table-cell office:value-type="float" office:value="1.06107">
            <text:p>1.06107</text:p>
          </table:table-cell>
          <table:table-cell office:value-type="float" office:value="36">
            <text:p>36</text:p>
          </table:table-cell>
          <table:table-cell office:value-type="float" office:value="1.05865">
            <text:p>1.05865</text:p>
          </table:table-cell>
          <table:table-cell office:value-type="float" office:value="690.889">
            <text:p>690.889</text:p>
          </table:table-cell>
          <table:table-cell office:value-type="float" office:value="1.05465">
            <text:p>1.05465</text:p>
          </table:table-cell>
          <table:table-cell office:value-type="float" office:value="30">
            <text:p>30</text:p>
          </table:table-cell>
          <table:table-cell office:value-type="float" office:value="1.05566">
            <text:p>1.05566</text:p>
          </table:table-cell>
          <table:table-cell office:value-type="float" office:value="735.444">
            <text:p>735.444</text:p>
          </table:table-cell>
          <table:table-cell table:number-columns-repeated="6"/>
        </table:table-row>
        <table:table-row table:style-name="ro1">
          <table:table-cell office:value-type="float" office:value="1.05965">
            <text:p>1.05965</text:p>
          </table:table-cell>
          <table:table-cell office:value-type="float" office:value="30">
            <text:p>30</text:p>
          </table:table-cell>
          <table:table-cell office:value-type="float" office:value="1.05975">
            <text:p>1.05975</text:p>
          </table:table-cell>
          <table:table-cell office:value-type="float" office:value="738.556">
            <text:p>738.556</text:p>
          </table:table-cell>
          <table:table-cell office:value-type="float" office:value="1.0407">
            <text:p>1.0407</text:p>
          </table:table-cell>
          <table:table-cell office:value-type="float" office:value="42">
            <text:p>42</text:p>
          </table:table-cell>
          <table:table-cell office:value-type="float" office:value="1.04348">
            <text:p>1.04348</text:p>
          </table:table-cell>
          <table:table-cell office:value-type="float" office:value="740.556">
            <text:p>740.556</text:p>
          </table:table-cell>
          <table:table-cell table:number-columns-repeated="6"/>
        </table:table-row>
        <table:table-row table:style-name="ro1">
          <table:table-cell office:value-type="float" office:value="1.06986">
            <text:p>1.06986</text:p>
          </table:table-cell>
          <table:table-cell office:value-type="float" office:value="28">
            <text:p>28</text:p>
          </table:table-cell>
          <table:table-cell office:value-type="float" office:value="1.0647">
            <text:p>1.0647</text:p>
          </table:table-cell>
          <table:table-cell office:value-type="float" office:value="713.889">
            <text:p>713.889</text:p>
          </table:table-cell>
          <table:table-cell office:value-type="float" office:value="1.04928">
            <text:p>1.04928</text:p>
          </table:table-cell>
          <table:table-cell office:value-type="float" office:value="29">
            <text:p>29</text:p>
          </table:table-cell>
          <table:table-cell office:value-type="float" office:value="1.04767">
            <text:p>1.04767</text:p>
          </table:table-cell>
          <table:table-cell office:value-type="float" office:value="690.889">
            <text:p>690.889</text:p>
          </table:table-cell>
          <table:table-cell table:number-columns-repeated="6"/>
        </table:table-row>
        <table:table-row table:style-name="ro1">
          <table:table-cell office:value-type="float" office:value="1.06658">
            <text:p>1.06658</text:p>
          </table:table-cell>
          <table:table-cell office:value-type="float" office:value="35">
            <text:p>35</text:p>
          </table:table-cell>
          <table:table-cell office:value-type="float" office:value="1.0627">
            <text:p>1.0627</text:p>
          </table:table-cell>
          <table:table-cell office:value-type="float" office:value="705">
            <text:p>705</text:p>
          </table:table-cell>
          <table:table-cell office:value-type="float" office:value="1.05439">
            <text:p>1.05439</text:p>
          </table:table-cell>
          <table:table-cell office:value-type="float" office:value="29">
            <text:p>29</text:p>
          </table:table-cell>
          <table:table-cell office:value-type="float" office:value="1.05445">
            <text:p>1.05445</text:p>
          </table:table-cell>
          <table:table-cell office:value-type="float" office:value="715.556">
            <text:p>715.556</text:p>
          </table:table-cell>
          <table:table-cell table:number-columns-repeated="6"/>
        </table:table-row>
        <table:table-row table:style-name="ro1">
          <table:table-cell office:value-type="float" office:value="1.06318">
            <text:p>1.06318</text:p>
          </table:table-cell>
          <table:table-cell office:value-type="float" office:value="33">
            <text:p>33</text:p>
          </table:table-cell>
          <table:table-cell office:value-type="float" office:value="1.06113">
            <text:p>1.06113</text:p>
          </table:table-cell>
          <table:table-cell office:value-type="float" office:value="690.889">
            <text:p>690.889</text:p>
          </table:table-cell>
          <table:table-cell office:value-type="float" office:value="1.04525">
            <text:p>1.04525</text:p>
          </table:table-cell>
          <table:table-cell office:value-type="float" office:value="29">
            <text:p>29</text:p>
          </table:table-cell>
          <table:table-cell office:value-type="float" office:value="1.04402">
            <text:p>1.04402</text:p>
          </table:table-cell>
          <table:table-cell office:value-type="float" office:value="690.889">
            <text:p>690.889</text:p>
          </table:table-cell>
          <table:table-cell table:number-columns-repeated="6"/>
        </table:table-row>
        <table:table-row table:style-name="ro1">
          <table:table-cell office:value-type="float" office:value="1.06904">
            <text:p>1.06904</text:p>
          </table:table-cell>
          <table:table-cell office:value-type="float" office:value="31">
            <text:p>31</text:p>
          </table:table-cell>
          <table:table-cell office:value-type="float" office:value="1.06985">
            <text:p>1.06985</text:p>
          </table:table-cell>
          <table:table-cell office:value-type="float" office:value="775.111">
            <text:p>775.111</text:p>
          </table:table-cell>
          <table:table-cell office:value-type="float" office:value="1.05661">
            <text:p>1.05661</text:p>
          </table:table-cell>
          <table:table-cell office:value-type="float" office:value="33">
            <text:p>33</text:p>
          </table:table-cell>
          <table:table-cell office:value-type="float" office:value="1.05853">
            <text:p>1.05853</text:p>
          </table:table-cell>
          <table:table-cell office:value-type="float" office:value="741.444">
            <text:p>741.444</text:p>
          </table:table-cell>
          <table:table-cell table:number-columns-repeated="6"/>
        </table:table-row>
        <table:table-row table:style-name="ro1">
          <table:table-cell office:value-type="float" office:value="1.07179">
            <text:p>1.07179</text:p>
          </table:table-cell>
          <table:table-cell office:value-type="float" office:value="30">
            <text:p>30</text:p>
          </table:table-cell>
          <table:table-cell office:value-type="float" office:value="1.07132">
            <text:p>1.07132</text:p>
          </table:table-cell>
          <table:table-cell office:value-type="float" office:value="775.111">
            <text:p>775.111</text:p>
          </table:table-cell>
          <table:table-cell office:value-type="float" office:value="1.047">
            <text:p>1.047</text:p>
          </table:table-cell>
          <table:table-cell office:value-type="float" office:value="32">
            <text:p>32</text:p>
          </table:table-cell>
          <table:table-cell office:value-type="float" office:value="1.04975">
            <text:p>1.04975</text:p>
          </table:table-cell>
          <table:table-cell office:value-type="float" office:value="773.556">
            <text:p>773.556</text:p>
          </table:table-cell>
          <table:table-cell table:number-columns-repeated="6"/>
        </table:table-row>
        <table:table-row table:style-name="ro1">
          <table:table-cell office:value-type="float" office:value="1.0677">
            <text:p>1.0677</text:p>
          </table:table-cell>
          <table:table-cell office:value-type="float" office:value="31">
            <text:p>31</text:p>
          </table:table-cell>
          <table:table-cell office:value-type="float" office:value="1.06844">
            <text:p>1.06844</text:p>
          </table:table-cell>
          <table:table-cell office:value-type="float" office:value="775.111">
            <text:p>775.111</text:p>
          </table:table-cell>
          <table:table-cell office:value-type="float" office:value="1.05528">
            <text:p>1.05528</text:p>
          </table:table-cell>
          <table:table-cell office:value-type="float" office:value="29">
            <text:p>29</text:p>
          </table:table-cell>
          <table:table-cell office:value-type="float" office:value="1.05474">
            <text:p>1.05474</text:p>
          </table:table-cell>
          <table:table-cell office:value-type="float" office:value="728.556">
            <text:p>728.556</text:p>
          </table:table-cell>
          <table:table-cell table:number-columns-repeated="6"/>
        </table:table-row>
        <table:table-row table:style-name="ro1">
          <table:table-cell office:value-type="float" office:value="1.06704">
            <text:p>1.06704</text:p>
          </table:table-cell>
          <table:table-cell office:value-type="float" office:value="31">
            <text:p>31</text:p>
          </table:table-cell>
          <table:table-cell office:value-type="float" office:value="1.06795">
            <text:p>1.06795</text:p>
          </table:table-cell>
          <table:table-cell office:value-type="float" office:value="775.111">
            <text:p>775.111</text:p>
          </table:table-cell>
          <table:table-cell office:value-type="float" office:value="1.0522">
            <text:p>1.0522</text:p>
          </table:table-cell>
          <table:table-cell office:value-type="float" office:value="31">
            <text:p>31</text:p>
          </table:table-cell>
          <table:table-cell office:value-type="float" office:value="1.05522">
            <text:p>1.05522</text:p>
          </table:table-cell>
          <table:table-cell office:value-type="float" office:value="715.556">
            <text:p>715.556</text:p>
          </table:table-cell>
          <table:table-cell table:number-columns-repeated="6"/>
        </table:table-row>
        <table:table-row table:style-name="ro1">
          <table:table-cell office:value-type="float" office:value="1.06868">
            <text:p>1.06868</text:p>
          </table:table-cell>
          <table:table-cell office:value-type="float" office:value="31">
            <text:p>31</text:p>
          </table:table-cell>
          <table:table-cell office:value-type="float" office:value="1.06958">
            <text:p>1.06958</text:p>
          </table:table-cell>
          <table:table-cell office:value-type="float" office:value="775.111">
            <text:p>775.111</text:p>
          </table:table-cell>
          <table:table-cell office:value-type="float" office:value="1.0599">
            <text:p>1.0599</text:p>
          </table:table-cell>
          <table:table-cell office:value-type="float" office:value="28">
            <text:p>28</text:p>
          </table:table-cell>
          <table:table-cell office:value-type="float" office:value="1.059">
            <text:p>1.059</text:p>
          </table:table-cell>
          <table:table-cell office:value-type="float" office:value="728.556">
            <text:p>728.556</text:p>
          </table:table-cell>
          <table:table-cell table:number-columns-repeated="6"/>
        </table:table-row>
        <table:table-row table:style-name="ro1">
          <table:table-cell office:value-type="float" office:value="1.06934">
            <text:p>1.06934</text:p>
          </table:table-cell>
          <table:table-cell office:value-type="float" office:value="31">
            <text:p>31</text:p>
          </table:table-cell>
          <table:table-cell office:value-type="float" office:value="1.07008">
            <text:p>1.07008</text:p>
          </table:table-cell>
          <table:table-cell office:value-type="float" office:value="775.111">
            <text:p>775.111</text:p>
          </table:table-cell>
          <table:table-cell office:value-type="float" office:value="1.04972">
            <text:p>1.04972</text:p>
          </table:table-cell>
          <table:table-cell office:value-type="float" office:value="30">
            <text:p>30</text:p>
          </table:table-cell>
          <table:table-cell office:value-type="float" office:value="1.0485">
            <text:p>1.0485</text:p>
          </table:table-cell>
          <table:table-cell office:value-type="float" office:value="696.333">
            <text:p>696.333</text:p>
          </table:table-cell>
          <table:table-cell table:number-columns-repeated="6"/>
        </table:table-row>
        <table:table-row table:style-name="ro1">
          <table:table-cell office:value-type="string">
            <text:p>Label 10 </text:p>
          </table:table-cell>
          <table:table-cell table:number-columns-repeated="3"/>
          <table:table-cell office:value-type="string">
            <text:p>Label 10 </text:p>
          </table:table-cell>
          <table:table-cell table:number-columns-repeated="9"/>
        </table:table-row>
        <table:table-row table:style-name="ro1">
          <table:table-cell office:value-type="float" office:value="1.04387">
            <text:p>1.04387</text:p>
          </table:table-cell>
          <table:table-cell office:value-type="float" office:value="33">
            <text:p>33</text:p>
          </table:table-cell>
          <table:table-cell office:value-type="float" office:value="1.04465">
            <text:p>1.04465</text:p>
          </table:table-cell>
          <table:table-cell office:value-type="float" office:value="753.9">
            <text:p>753.9</text:p>
          </table:table-cell>
          <table:table-cell office:value-type="float" office:value="1.04407">
            <text:p>1.04407</text:p>
          </table:table-cell>
          <table:table-cell office:value-type="float" office:value="29">
            <text:p>29</text:p>
          </table:table-cell>
          <table:table-cell office:value-type="float" office:value="1.04554">
            <text:p>1.04554</text:p>
          </table:table-cell>
          <table:table-cell office:value-type="float" office:value="764.2">
            <text:p>764.2</text:p>
          </table:table-cell>
          <table:table-cell table:number-columns-repeated="6"/>
        </table:table-row>
        <table:table-row table:style-name="ro1">
          <table:table-cell office:value-type="float" office:value="1.04706">
            <text:p>1.04706</text:p>
          </table:table-cell>
          <table:table-cell office:value-type="float" office:value="32">
            <text:p>32</text:p>
          </table:table-cell>
          <table:table-cell office:value-type="float" office:value="1.04786">
            <text:p>1.04786</text:p>
          </table:table-cell>
          <table:table-cell office:value-type="float" office:value="753.9">
            <text:p>753.9</text:p>
          </table:table-cell>
          <table:table-cell office:value-type="float" office:value="1.04302">
            <text:p>1.04302</text:p>
          </table:table-cell>
          <table:table-cell office:value-type="float" office:value="31">
            <text:p>31</text:p>
          </table:table-cell>
          <table:table-cell office:value-type="float" office:value="1.04475">
            <text:p>1.04475</text:p>
          </table:table-cell>
          <table:table-cell office:value-type="float" office:value="764.2">
            <text:p>764.2</text:p>
          </table:table-cell>
          <table:table-cell table:number-columns-repeated="6"/>
        </table:table-row>
        <table:table-row table:style-name="ro1">
          <table:table-cell office:value-type="float" office:value="1.04588">
            <text:p>1.04588</text:p>
          </table:table-cell>
          <table:table-cell office:value-type="float" office:value="33">
            <text:p>33</text:p>
          </table:table-cell>
          <table:table-cell office:value-type="float" office:value="1.04647">
            <text:p>1.04647</text:p>
          </table:table-cell>
          <table:table-cell office:value-type="float" office:value="753.9">
            <text:p>753.9</text:p>
          </table:table-cell>
          <table:table-cell office:value-type="float" office:value="1.03846">
            <text:p>1.03846</text:p>
          </table:table-cell>
          <table:table-cell office:value-type="float" office:value="29">
            <text:p>29</text:p>
          </table:table-cell>
          <table:table-cell office:value-type="float" office:value="1.03949">
            <text:p>1.03949</text:p>
          </table:table-cell>
          <table:table-cell office:value-type="float" office:value="765.1">
            <text:p>765.1</text:p>
          </table:table-cell>
          <table:table-cell table:number-columns-repeated="6"/>
        </table:table-row>
        <table:table-row table:style-name="ro1">
          <table:table-cell office:value-type="float" office:value="1.04249">
            <text:p>1.04249</text:p>
          </table:table-cell>
          <table:table-cell office:value-type="float" office:value="33">
            <text:p>33</text:p>
          </table:table-cell>
          <table:table-cell office:value-type="float" office:value="1.04352">
            <text:p>1.04352</text:p>
          </table:table-cell>
          <table:table-cell office:value-type="float" office:value="753.9">
            <text:p>753.9</text:p>
          </table:table-cell>
          <table:table-cell office:value-type="float" office:value="1.04316">
            <text:p>1.04316</text:p>
          </table:table-cell>
          <table:table-cell office:value-type="float" office:value="29">
            <text:p>29</text:p>
          </table:table-cell>
          <table:table-cell office:value-type="float" office:value="1.04422">
            <text:p>1.04422</text:p>
          </table:table-cell>
          <table:table-cell office:value-type="float" office:value="765.1">
            <text:p>765.1</text:p>
          </table:table-cell>
          <table:table-cell table:number-columns-repeated="6"/>
        </table:table-row>
        <table:table-row table:style-name="ro1">
          <table:table-cell office:value-type="float" office:value="1.04378">
            <text:p>1.04378</text:p>
          </table:table-cell>
          <table:table-cell office:value-type="float" office:value="31">
            <text:p>31</text:p>
          </table:table-cell>
          <table:table-cell office:value-type="float" office:value="1.04386">
            <text:p>1.04386</text:p>
          </table:table-cell>
          <table:table-cell office:value-type="float" office:value="734.6">
            <text:p>734.6</text:p>
          </table:table-cell>
          <table:table-cell office:value-type="float" office:value="1.03787">
            <text:p>1.03787</text:p>
          </table:table-cell>
          <table:table-cell office:value-type="float" office:value="32">
            <text:p>32</text:p>
          </table:table-cell>
          <table:table-cell office:value-type="float" office:value="1.04034">
            <text:p>1.04034</text:p>
          </table:table-cell>
          <table:table-cell office:value-type="float" office:value="755.4">
            <text:p>755.4</text:p>
          </table:table-cell>
          <table:table-cell table:number-columns-repeated="6"/>
        </table:table-row>
        <table:table-row table:style-name="ro1">
          <table:table-cell office:value-type="float" office:value="1.05386">
            <text:p>1.05386</text:p>
          </table:table-cell>
          <table:table-cell office:value-type="float" office:value="32">
            <text:p>32</text:p>
          </table:table-cell>
          <table:table-cell office:value-type="float" office:value="1.05305">
            <text:p>1.05305</text:p>
          </table:table-cell>
          <table:table-cell office:value-type="float" office:value="739.6">
            <text:p>739.6</text:p>
          </table:table-cell>
          <table:table-cell office:value-type="float" office:value="1.05836">
            <text:p>1.05836</text:p>
          </table:table-cell>
          <table:table-cell office:value-type="float" office:value="23">
            <text:p>23</text:p>
          </table:table-cell>
          <table:table-cell office:value-type="float" office:value="1.05683">
            <text:p>1.05683</text:p>
          </table:table-cell>
          <table:table-cell office:value-type="float" office:value="762">
            <text:p>762</text:p>
          </table:table-cell>
          <table:table-cell table:number-columns-repeated="6"/>
        </table:table-row>
        <table:table-row table:style-name="ro1">
          <table:table-cell office:value-type="float" office:value="1.05138">
            <text:p>1.05138</text:p>
          </table:table-cell>
          <table:table-cell office:value-type="float" office:value="32">
            <text:p>32</text:p>
          </table:table-cell>
          <table:table-cell office:value-type="float" office:value="1.05257">
            <text:p>1.05257</text:p>
          </table:table-cell>
          <table:table-cell office:value-type="float" office:value="753.9">
            <text:p>753.9</text:p>
          </table:table-cell>
          <table:table-cell office:value-type="float" office:value="1.04084">
            <text:p>1.04084</text:p>
          </table:table-cell>
          <table:table-cell office:value-type="float" office:value="33">
            <text:p>33</text:p>
          </table:table-cell>
          <table:table-cell office:value-type="float" office:value="1.04202">
            <text:p>1.04202</text:p>
          </table:table-cell>
          <table:table-cell office:value-type="float" office:value="768.3">
            <text:p>768.3</text:p>
          </table:table-cell>
          <table:table-cell table:number-columns-repeated="6"/>
        </table:table-row>
        <table:table-row table:style-name="ro1">
          <table:table-cell office:value-type="float" office:value="1.0674">
            <text:p>1.0674</text:p>
          </table:table-cell>
          <table:table-cell office:value-type="float" office:value="26">
            <text:p>26</text:p>
          </table:table-cell>
          <table:table-cell office:value-type="float" office:value="1.06563">
            <text:p>1.06563</text:p>
          </table:table-cell>
          <table:table-cell office:value-type="float" office:value="790.5">
            <text:p>790.5</text:p>
          </table:table-cell>
          <table:table-cell office:value-type="float" office:value="1.0514">
            <text:p>1.0514</text:p>
          </table:table-cell>
          <table:table-cell office:value-type="float" office:value="33">
            <text:p>33</text:p>
          </table:table-cell>
          <table:table-cell office:value-type="float" office:value="1.05412">
            <text:p>1.05412</text:p>
          </table:table-cell>
          <table:table-cell office:value-type="float" office:value="768.3">
            <text:p>768.3</text:p>
          </table:table-cell>
          <table:table-cell table:number-columns-repeated="6"/>
        </table:table-row>
        <table:table-row table:style-name="ro1">
          <table:table-cell office:value-type="float" office:value="1.04719">
            <text:p>1.04719</text:p>
          </table:table-cell>
          <table:table-cell office:value-type="float" office:value="30">
            <text:p>30</text:p>
          </table:table-cell>
          <table:table-cell office:value-type="float" office:value="1.04726">
            <text:p>1.04726</text:p>
          </table:table-cell>
          <table:table-cell office:value-type="float" office:value="734.6">
            <text:p>734.6</text:p>
          </table:table-cell>
          <table:table-cell office:value-type="float" office:value="1.04935">
            <text:p>1.04935</text:p>
          </table:table-cell>
          <table:table-cell office:value-type="float" office:value="33">
            <text:p>33</text:p>
          </table:table-cell>
          <table:table-cell office:value-type="float" office:value="1.0523">
            <text:p>1.0523</text:p>
          </table:table-cell>
          <table:table-cell office:value-type="float" office:value="768.3">
            <text:p>768.3</text:p>
          </table:table-cell>
          <table:table-cell table:number-columns-repeated="6"/>
        </table:table-row>
        <table:table-row table:style-name="ro1">
          <table:table-cell office:value-type="float" office:value="1.04516">
            <text:p>1.04516</text:p>
          </table:table-cell>
          <table:table-cell office:value-type="float" office:value="33">
            <text:p>33</text:p>
          </table:table-cell>
          <table:table-cell office:value-type="float" office:value="1.04576">
            <text:p>1.04576</text:p>
          </table:table-cell>
          <table:table-cell office:value-type="float" office:value="753.9">
            <text:p>753.9</text:p>
          </table:table-cell>
          <table:table-cell office:value-type="float" office:value="1.04448">
            <text:p>1.04448</text:p>
          </table:table-cell>
          <table:table-cell office:value-type="float" office:value="31">
            <text:p>31</text:p>
          </table:table-cell>
          <table:table-cell office:value-type="float" office:value="1.04573">
            <text:p>1.04573</text:p>
          </table:table-cell>
          <table:table-cell office:value-type="float" office:value="729.4">
            <text:p>729.4</text:p>
          </table:table-cell>
          <table:table-cell table:number-columns-repeated="6"/>
        </table:table-row>
        <table:table-row table:style-name="ro1">
          <table:table-cell office:value-type="float" office:value="1.04413">
            <text:p>1.04413</text:p>
          </table:table-cell>
          <table:table-cell office:value-type="float" office:value="33">
            <text:p>33</text:p>
          </table:table-cell>
          <table:table-cell office:value-type="float" office:value="1.04496">
            <text:p>1.04496</text:p>
          </table:table-cell>
          <table:table-cell office:value-type="float" office:value="753.9">
            <text:p>753.9</text:p>
          </table:table-cell>
          <table:table-cell office:value-type="float" office:value="1.04536">
            <text:p>1.04536</text:p>
          </table:table-cell>
          <table:table-cell office:value-type="float" office:value="29">
            <text:p>29</text:p>
          </table:table-cell>
          <table:table-cell office:value-type="float" office:value="1.04717">
            <text:p>1.04717</text:p>
          </table:table-cell>
          <table:table-cell office:value-type="float" office:value="782.4">
            <text:p>782.4</text:p>
          </table:table-cell>
          <table:table-cell table:number-columns-repeated="6"/>
        </table:table-row>
        <table:table-row table:style-name="ro1">
          <table:table-cell office:value-type="float" office:value="1.0499">
            <text:p>1.0499</text:p>
          </table:table-cell>
          <table:table-cell office:value-type="float" office:value="32">
            <text:p>32</text:p>
          </table:table-cell>
          <table:table-cell office:value-type="float" office:value="1.05123">
            <text:p>1.05123</text:p>
          </table:table-cell>
          <table:table-cell office:value-type="float" office:value="753.9">
            <text:p>753.9</text:p>
          </table:table-cell>
          <table:table-cell office:value-type="float" office:value="1.04897">
            <text:p>1.04897</text:p>
          </table:table-cell>
          <table:table-cell office:value-type="float" office:value="33">
            <text:p>33</text:p>
          </table:table-cell>
          <table:table-cell office:value-type="float" office:value="1.05195">
            <text:p>1.05195</text:p>
          </table:table-cell>
          <table:table-cell office:value-type="float" office:value="768.3">
            <text:p>768.3</text:p>
          </table:table-cell>
          <table:table-cell table:number-columns-repeated="6"/>
        </table:table-row>
        <table:table-row table:style-name="ro1">
          <table:table-cell office:value-type="float" office:value="1.04854">
            <text:p>1.04854</text:p>
          </table:table-cell>
          <table:table-cell office:value-type="float" office:value="32">
            <text:p>32</text:p>
          </table:table-cell>
          <table:table-cell office:value-type="float" office:value="1.04927">
            <text:p>1.04927</text:p>
          </table:table-cell>
          <table:table-cell office:value-type="float" office:value="753.9">
            <text:p>753.9</text:p>
          </table:table-cell>
          <table:table-cell office:value-type="float" office:value="1.04493">
            <text:p>1.04493</text:p>
          </table:table-cell>
          <table:table-cell office:value-type="float" office:value="31">
            <text:p>31</text:p>
          </table:table-cell>
          <table:table-cell office:value-type="float" office:value="1.04715">
            <text:p>1.04715</text:p>
          </table:table-cell>
          <table:table-cell office:value-type="float" office:value="780.2">
            <text:p>780.2</text:p>
          </table:table-cell>
          <table:table-cell table:number-columns-repeated="6"/>
        </table:table-row>
        <table:table-row table:style-name="ro1">
          <table:table-cell office:value-type="float" office:value="1.04998">
            <text:p>1.04998</text:p>
          </table:table-cell>
          <table:table-cell office:value-type="float" office:value="33">
            <text:p>33</text:p>
          </table:table-cell>
          <table:table-cell office:value-type="float" office:value="1.04903">
            <text:p>1.04903</text:p>
          </table:table-cell>
          <table:table-cell office:value-type="float" office:value="739.6">
            <text:p>739.6</text:p>
          </table:table-cell>
          <table:table-cell office:value-type="float" office:value="1.04313">
            <text:p>1.04313</text:p>
          </table:table-cell>
          <table:table-cell office:value-type="float" office:value="31">
            <text:p>31</text:p>
          </table:table-cell>
          <table:table-cell office:value-type="float" office:value="1.04478">
            <text:p>1.04478</text:p>
          </table:table-cell>
          <table:table-cell office:value-type="float" office:value="764.2">
            <text:p>764.2</text:p>
          </table:table-cell>
          <table:table-cell table:number-columns-repeated="6"/>
        </table:table-row>
        <table:table-row table:style-name="ro1">
          <table:table-cell office:value-type="float" office:value="1.04924">
            <text:p>1.04924</text:p>
          </table:table-cell>
          <table:table-cell office:value-type="float" office:value="32">
            <text:p>32</text:p>
          </table:table-cell>
          <table:table-cell office:value-type="float" office:value="1.04994">
            <text:p>1.04994</text:p>
          </table:table-cell>
          <table:table-cell office:value-type="float" office:value="753.9">
            <text:p>753.9</text:p>
          </table:table-cell>
          <table:table-cell office:value-type="float" office:value="1.05246">
            <text:p>1.05246</text:p>
          </table:table-cell>
          <table:table-cell office:value-type="float" office:value="33">
            <text:p>33</text:p>
          </table:table-cell>
          <table:table-cell office:value-type="float" office:value="1.05473">
            <text:p>1.05473</text:p>
          </table:table-cell>
          <table:table-cell office:value-type="float" office:value="768.3">
            <text:p>768.3</text:p>
          </table:table-cell>
          <table:table-cell table:number-columns-repeated="6"/>
        </table:table-row>
        <table:table-row table:style-name="ro1">
          <table:table-cell office:value-type="float" office:value="1.06893">
            <text:p>1.06893</text:p>
          </table:table-cell>
          <table:table-cell office:value-type="float" office:value="26">
            <text:p>26</text:p>
          </table:table-cell>
          <table:table-cell office:value-type="float" office:value="1.06674">
            <text:p>1.06674</text:p>
          </table:table-cell>
          <table:table-cell office:value-type="float" office:value="763.9">
            <text:p>763.9</text:p>
          </table:table-cell>
          <table:table-cell office:value-type="float" office:value="1.04107">
            <text:p>1.04107</text:p>
          </table:table-cell>
          <table:table-cell office:value-type="float" office:value="31">
            <text:p>31</text:p>
          </table:table-cell>
          <table:table-cell office:value-type="float" office:value="1.04225">
            <text:p>1.04225</text:p>
          </table:table-cell>
          <table:table-cell office:value-type="float" office:value="759.3">
            <text:p>759.3</text:p>
          </table:table-cell>
          <table:table-cell table:number-columns-repeated="6"/>
        </table:table-row>
        <table:table-row table:style-name="ro1">
          <table:table-cell office:value-type="float" office:value="1.05974">
            <text:p>1.05974</text:p>
          </table:table-cell>
          <table:table-cell office:value-type="float" office:value="26">
            <text:p>26</text:p>
          </table:table-cell>
          <table:table-cell office:value-type="float" office:value="1.05732">
            <text:p>1.05732</text:p>
          </table:table-cell>
          <table:table-cell office:value-type="float" office:value="790.5">
            <text:p>790.5</text:p>
          </table:table-cell>
          <table:table-cell office:value-type="float" office:value="1.04811">
            <text:p>1.04811</text:p>
          </table:table-cell>
          <table:table-cell office:value-type="float" office:value="27">
            <text:p>27</text:p>
          </table:table-cell>
          <table:table-cell office:value-type="float" office:value="1.0501">
            <text:p>1.0501</text:p>
          </table:table-cell>
          <table:table-cell office:value-type="float" office:value="756.3">
            <text:p>756.3</text:p>
          </table:table-cell>
          <table:table-cell table:number-columns-repeated="6"/>
        </table:table-row>
        <table:table-row table:style-name="ro1">
          <table:table-cell office:value-type="float" office:value="1.04187">
            <text:p>1.04187</text:p>
          </table:table-cell>
          <table:table-cell office:value-type="float" office:value="30">
            <text:p>30</text:p>
          </table:table-cell>
          <table:table-cell office:value-type="float" office:value="1.04251">
            <text:p>1.04251</text:p>
          </table:table-cell>
          <table:table-cell office:value-type="float" office:value="717.7">
            <text:p>717.7</text:p>
          </table:table-cell>
          <table:table-cell office:value-type="float" office:value="1.04493">
            <text:p>1.04493</text:p>
          </table:table-cell>
          <table:table-cell office:value-type="float" office:value="31">
            <text:p>31</text:p>
          </table:table-cell>
          <table:table-cell office:value-type="float" office:value="1.04715">
            <text:p>1.04715</text:p>
          </table:table-cell>
          <table:table-cell office:value-type="float" office:value="780.2">
            <text:p>780.2</text:p>
          </table:table-cell>
          <table:table-cell table:number-columns-repeated="6"/>
        </table:table-row>
        <table:table-row table:style-name="ro1">
          <table:table-cell office:value-type="float" office:value="1.05068">
            <text:p>1.05068</text:p>
          </table:table-cell>
          <table:table-cell office:value-type="float" office:value="33">
            <text:p>33</text:p>
          </table:table-cell>
          <table:table-cell office:value-type="float" office:value="1.04952">
            <text:p>1.04952</text:p>
          </table:table-cell>
          <table:table-cell office:value-type="float" office:value="739.6">
            <text:p>739.6</text:p>
          </table:table-cell>
          <table:table-cell office:value-type="float" office:value="1.04532">
            <text:p>1.04532</text:p>
          </table:table-cell>
          <table:table-cell office:value-type="float" office:value="30">
            <text:p>30</text:p>
          </table:table-cell>
          <table:table-cell office:value-type="float" office:value="1.04655">
            <text:p>1.04655</text:p>
          </table:table-cell>
          <table:table-cell office:value-type="float" office:value="780.2">
            <text:p>780.2</text:p>
          </table:table-cell>
          <table:table-cell table:number-columns-repeated="6"/>
        </table:table-row>
        <table:table-row table:style-name="ro1">
          <table:table-cell office:value-type="float" office:value="1.07412">
            <text:p>1.07412</text:p>
          </table:table-cell>
          <table:table-cell office:value-type="float" office:value="26">
            <text:p>26</text:p>
          </table:table-cell>
          <table:table-cell office:value-type="float" office:value="1.07148">
            <text:p>1.07148</text:p>
          </table:table-cell>
          <table:table-cell office:value-type="float" office:value="790.5">
            <text:p>790.5</text:p>
          </table:table-cell>
          <table:table-cell office:value-type="float" office:value="1.04345">
            <text:p>1.04345</text:p>
          </table:table-cell>
          <table:table-cell office:value-type="float" office:value="30">
            <text:p>30</text:p>
          </table:table-cell>
          <table:table-cell office:value-type="float" office:value="1.04476">
            <text:p>1.04476</text:p>
          </table:table-cell>
          <table:table-cell office:value-type="float" office:value="748.8">
            <text:p>748.8</text:p>
          </table:table-cell>
          <table:table-cell table:number-columns-repeated="6"/>
        </table:table-row>
        <table:table-row table:style-name="ro1">
          <table:table-cell office:value-type="string">
            <text:p>Label 11 </text:p>
          </table:table-cell>
          <table:table-cell table:number-columns-repeated="3"/>
          <table:table-cell office:value-type="string">
            <text:p>Label 11 </text:p>
          </table:table-cell>
          <table:table-cell table:number-columns-repeated="9"/>
        </table:table-row>
        <table:table-row table:style-name="ro1">
          <table:table-cell office:value-type="float" office:value="1.0611">
            <text:p>1.0611</text:p>
          </table:table-cell>
          <table:table-cell office:value-type="float" office:value="25">
            <text:p>25</text:p>
          </table:table-cell>
          <table:table-cell office:value-type="float" office:value="1.06053">
            <text:p>1.06053</text:p>
          </table:table-cell>
          <table:table-cell office:value-type="float" office:value="765">
            <text:p>765</text:p>
          </table:table-cell>
          <table:table-cell office:value-type="float" office:value="1.05336">
            <text:p>1.05336</text:p>
          </table:table-cell>
          <table:table-cell office:value-type="float" office:value="21">
            <text:p>21</text:p>
          </table:table-cell>
          <table:table-cell office:value-type="float" office:value="1.05231">
            <text:p>1.05231</text:p>
          </table:table-cell>
          <table:table-cell office:value-type="float" office:value="734.091">
            <text:p>734.091</text:p>
          </table:table-cell>
          <table:table-cell table:number-columns-repeated="6"/>
        </table:table-row>
        <table:table-row table:style-name="ro1">
          <table:table-cell office:value-type="float" office:value="1.07832">
            <text:p>1.07832</text:p>
          </table:table-cell>
          <table:table-cell office:value-type="float" office:value="25">
            <text:p>25</text:p>
          </table:table-cell>
          <table:table-cell office:value-type="float" office:value="1.07313">
            <text:p>1.07313</text:p>
          </table:table-cell>
          <table:table-cell office:value-type="float" office:value="791.364">
            <text:p>791.364</text:p>
          </table:table-cell>
          <table:table-cell office:value-type="float" office:value="1.04711">
            <text:p>1.04711</text:p>
          </table:table-cell>
          <table:table-cell office:value-type="float" office:value="31">
            <text:p>31</text:p>
          </table:table-cell>
          <table:table-cell office:value-type="float" office:value="1.04932">
            <text:p>1.04932</text:p>
          </table:table-cell>
          <table:table-cell office:value-type="float" office:value="766.818">
            <text:p>766.818</text:p>
          </table:table-cell>
          <table:table-cell table:number-columns-repeated="6"/>
        </table:table-row>
        <table:table-row table:style-name="ro1">
          <table:table-cell office:value-type="float" office:value="1.06116">
            <text:p>1.06116</text:p>
          </table:table-cell>
          <table:table-cell office:value-type="float" office:value="25">
            <text:p>25</text:p>
          </table:table-cell>
          <table:table-cell office:value-type="float" office:value="1.0591">
            <text:p>1.0591</text:p>
          </table:table-cell>
          <table:table-cell office:value-type="float" office:value="765">
            <text:p>765</text:p>
          </table:table-cell>
          <table:table-cell office:value-type="float" office:value="1.04269">
            <text:p>1.04269</text:p>
          </table:table-cell>
          <table:table-cell office:value-type="float" office:value="30">
            <text:p>30</text:p>
          </table:table-cell>
          <table:table-cell office:value-type="float" office:value="1.0435">
            <text:p>1.0435</text:p>
          </table:table-cell>
          <table:table-cell office:value-type="float" office:value="783.636">
            <text:p>783.636</text:p>
          </table:table-cell>
          <table:table-cell table:number-columns-repeated="6"/>
        </table:table-row>
        <table:table-row table:style-name="ro1">
          <table:table-cell office:value-type="float" office:value="1.07246">
            <text:p>1.07246</text:p>
          </table:table-cell>
          <table:table-cell office:value-type="float" office:value="25">
            <text:p>25</text:p>
          </table:table-cell>
          <table:table-cell office:value-type="float" office:value="1.06944">
            <text:p>1.06944</text:p>
          </table:table-cell>
          <table:table-cell office:value-type="float" office:value="791.364">
            <text:p>791.364</text:p>
          </table:table-cell>
          <table:table-cell office:value-type="float" office:value="1.04905">
            <text:p>1.04905</text:p>
          </table:table-cell>
          <table:table-cell office:value-type="float" office:value="32">
            <text:p>32</text:p>
          </table:table-cell>
          <table:table-cell office:value-type="float" office:value="1.05186">
            <text:p>1.05186</text:p>
          </table:table-cell>
          <table:table-cell office:value-type="float" office:value="818.364">
            <text:p>818.364</text:p>
          </table:table-cell>
          <table:table-cell table:number-columns-repeated="6"/>
        </table:table-row>
        <table:table-row table:style-name="ro1">
          <table:table-cell office:value-type="float" office:value="1.06779">
            <text:p>1.06779</text:p>
          </table:table-cell>
          <table:table-cell office:value-type="float" office:value="25">
            <text:p>25</text:p>
          </table:table-cell>
          <table:table-cell office:value-type="float" office:value="1.06495">
            <text:p>1.06495</text:p>
          </table:table-cell>
          <table:table-cell office:value-type="float" office:value="765">
            <text:p>765</text:p>
          </table:table-cell>
          <table:table-cell office:value-type="float" office:value="1.05205">
            <text:p>1.05205</text:p>
          </table:table-cell>
          <table:table-cell office:value-type="float" office:value="31">
            <text:p>31</text:p>
          </table:table-cell>
          <table:table-cell office:value-type="float" office:value="1.05485">
            <text:p>1.05485</text:p>
          </table:table-cell>
          <table:table-cell office:value-type="float" office:value="816.909">
            <text:p>816.909</text:p>
          </table:table-cell>
          <table:table-cell table:number-columns-repeated="6"/>
        </table:table-row>
        <table:table-row table:style-name="ro1">
          <table:table-cell office:value-type="float" office:value="1.05819">
            <text:p>1.05819</text:p>
          </table:table-cell>
          <table:table-cell office:value-type="float" office:value="25">
            <text:p>25</text:p>
          </table:table-cell>
          <table:table-cell office:value-type="float" office:value="1.05605">
            <text:p>1.05605</text:p>
          </table:table-cell>
          <table:table-cell office:value-type="float" office:value="765">
            <text:p>765</text:p>
          </table:table-cell>
          <table:table-cell office:value-type="float" office:value="1.05834">
            <text:p>1.05834</text:p>
          </table:table-cell>
          <table:table-cell office:value-type="float" office:value="19">
            <text:p>19</text:p>
          </table:table-cell>
          <table:table-cell office:value-type="float" office:value="1.05927">
            <text:p>1.05927</text:p>
          </table:table-cell>
          <table:table-cell office:value-type="float" office:value="818.364">
            <text:p>818.364</text:p>
          </table:table-cell>
          <table:table-cell table:number-columns-repeated="6"/>
        </table:table-row>
        <table:table-row table:style-name="ro1">
          <table:table-cell office:value-type="float" office:value="1.07526">
            <text:p>1.07526</text:p>
          </table:table-cell>
          <table:table-cell office:value-type="float" office:value="25">
            <text:p>25</text:p>
          </table:table-cell>
          <table:table-cell office:value-type="float" office:value="1.07199">
            <text:p>1.07199</text:p>
          </table:table-cell>
          <table:table-cell office:value-type="float" office:value="791.364">
            <text:p>791.364</text:p>
          </table:table-cell>
          <table:table-cell office:value-type="float" office:value="1.04979">
            <text:p>1.04979</text:p>
          </table:table-cell>
          <table:table-cell office:value-type="float" office:value="24">
            <text:p>24</text:p>
          </table:table-cell>
          <table:table-cell office:value-type="float" office:value="1.04915">
            <text:p>1.04915</text:p>
          </table:table-cell>
          <table:table-cell office:value-type="float" office:value="731.909">
            <text:p>731.909</text:p>
          </table:table-cell>
          <table:table-cell table:number-columns-repeated="6"/>
        </table:table-row>
        <table:table-row table:style-name="ro1">
          <table:table-cell office:value-type="float" office:value="1.06305">
            <text:p>1.06305</text:p>
          </table:table-cell>
          <table:table-cell office:value-type="float" office:value="25">
            <text:p>25</text:p>
          </table:table-cell>
          <table:table-cell office:value-type="float" office:value="1.06187">
            <text:p>1.06187</text:p>
          </table:table-cell>
          <table:table-cell office:value-type="float" office:value="765">
            <text:p>765</text:p>
          </table:table-cell>
          <table:table-cell office:value-type="float" office:value="1.05841">
            <text:p>1.05841</text:p>
          </table:table-cell>
          <table:table-cell office:value-type="float" office:value="21">
            <text:p>21</text:p>
          </table:table-cell>
          <table:table-cell office:value-type="float" office:value="1.0574">
            <text:p>1.0574</text:p>
          </table:table-cell>
          <table:table-cell office:value-type="float" office:value="731.909">
            <text:p>731.909</text:p>
          </table:table-cell>
          <table:table-cell table:number-columns-repeated="6"/>
        </table:table-row>
        <table:table-row table:style-name="ro1">
          <table:table-cell office:value-type="float" office:value="1.07165">
            <text:p>1.07165</text:p>
          </table:table-cell>
          <table:table-cell office:value-type="float" office:value="25">
            <text:p>25</text:p>
          </table:table-cell>
          <table:table-cell office:value-type="float" office:value="1.06867">
            <text:p>1.06867</text:p>
          </table:table-cell>
          <table:table-cell office:value-type="float" office:value="791.364">
            <text:p>791.364</text:p>
          </table:table-cell>
          <table:table-cell office:value-type="float" office:value="1.05729">
            <text:p>1.05729</text:p>
          </table:table-cell>
          <table:table-cell office:value-type="float" office:value="28">
            <text:p>28</text:p>
          </table:table-cell>
          <table:table-cell office:value-type="float" office:value="1.05843">
            <text:p>1.05843</text:p>
          </table:table-cell>
          <table:table-cell office:value-type="float" office:value="766.818">
            <text:p>766.818</text:p>
          </table:table-cell>
          <table:table-cell table:number-columns-repeated="6"/>
        </table:table-row>
        <table:table-row table:style-name="ro1">
          <table:table-cell office:value-type="float" office:value="1.07456">
            <text:p>1.07456</text:p>
          </table:table-cell>
          <table:table-cell office:value-type="float" office:value="25">
            <text:p>25</text:p>
          </table:table-cell>
          <table:table-cell office:value-type="float" office:value="1.07164">
            <text:p>1.07164</text:p>
          </table:table-cell>
          <table:table-cell office:value-type="float" office:value="791.364">
            <text:p>791.364</text:p>
          </table:table-cell>
          <table:table-cell office:value-type="float" office:value="1.06237">
            <text:p>1.06237</text:p>
          </table:table-cell>
          <table:table-cell office:value-type="float" office:value="19">
            <text:p>19</text:p>
          </table:table-cell>
          <table:table-cell office:value-type="float" office:value="1.05972">
            <text:p>1.05972</text:p>
          </table:table-cell>
          <table:table-cell office:value-type="float" office:value="747.727">
            <text:p>747.727</text:p>
          </table:table-cell>
          <table:table-cell table:number-columns-repeated="6"/>
        </table:table-row>
        <table:table-row table:style-name="ro1">
          <table:table-cell office:value-type="float" office:value="1.05864">
            <text:p>1.05864</text:p>
          </table:table-cell>
          <table:table-cell office:value-type="float" office:value="25">
            <text:p>25</text:p>
          </table:table-cell>
          <table:table-cell office:value-type="float" office:value="1.05851">
            <text:p>1.05851</text:p>
          </table:table-cell>
          <table:table-cell office:value-type="float" office:value="765">
            <text:p>765</text:p>
          </table:table-cell>
          <table:table-cell office:value-type="float" office:value="1.04233">
            <text:p>1.04233</text:p>
          </table:table-cell>
          <table:table-cell office:value-type="float" office:value="32">
            <text:p>32</text:p>
          </table:table-cell>
          <table:table-cell office:value-type="float" office:value="1.04251">
            <text:p>1.04251</text:p>
          </table:table-cell>
          <table:table-cell office:value-type="float" office:value="807">
            <text:p>807</text:p>
          </table:table-cell>
          <table:table-cell table:number-columns-repeated="6"/>
        </table:table-row>
        <table:table-row table:style-name="ro1">
          <table:table-cell office:value-type="float" office:value="1.07245">
            <text:p>1.07245</text:p>
          </table:table-cell>
          <table:table-cell office:value-type="float" office:value="25">
            <text:p>25</text:p>
          </table:table-cell>
          <table:table-cell office:value-type="float" office:value="1.069">
            <text:p>1.069</text:p>
          </table:table-cell>
          <table:table-cell office:value-type="float" office:value="791.364">
            <text:p>791.364</text:p>
          </table:table-cell>
          <table:table-cell office:value-type="float" office:value="1.03997">
            <text:p>1.03997</text:p>
          </table:table-cell>
          <table:table-cell office:value-type="float" office:value="31">
            <text:p>31</text:p>
          </table:table-cell>
          <table:table-cell office:value-type="float" office:value="1.04207">
            <text:p>1.04207</text:p>
          </table:table-cell>
          <table:table-cell office:value-type="float" office:value="807">
            <text:p>807</text:p>
          </table:table-cell>
          <table:table-cell table:number-columns-repeated="6"/>
        </table:table-row>
        <table:table-row table:style-name="ro1">
          <table:table-cell office:value-type="float" office:value="1.0827">
            <text:p>1.0827</text:p>
          </table:table-cell>
          <table:table-cell office:value-type="float" office:value="25">
            <text:p>25</text:p>
          </table:table-cell>
          <table:table-cell office:value-type="float" office:value="1.07689">
            <text:p>1.07689</text:p>
          </table:table-cell>
          <table:table-cell office:value-type="float" office:value="791.364">
            <text:p>791.364</text:p>
          </table:table-cell>
          <table:table-cell office:value-type="float" office:value="1.05336">
            <text:p>1.05336</text:p>
          </table:table-cell>
          <table:table-cell office:value-type="float" office:value="23">
            <text:p>23</text:p>
          </table:table-cell>
          <table:table-cell office:value-type="float" office:value="1.05078">
            <text:p>1.05078</text:p>
          </table:table-cell>
          <table:table-cell office:value-type="float" office:value="766">
            <text:p>766</text:p>
          </table:table-cell>
          <table:table-cell table:number-columns-repeated="6"/>
        </table:table-row>
        <table:table-row table:style-name="ro1">
          <table:table-cell office:value-type="float" office:value="1.06496">
            <text:p>1.06496</text:p>
          </table:table-cell>
          <table:table-cell office:value-type="float" office:value="25">
            <text:p>25</text:p>
          </table:table-cell>
          <table:table-cell office:value-type="float" office:value="1.06327">
            <text:p>1.06327</text:p>
          </table:table-cell>
          <table:table-cell office:value-type="float" office:value="765">
            <text:p>765</text:p>
          </table:table-cell>
          <table:table-cell office:value-type="float" office:value="1.0618">
            <text:p>1.0618</text:p>
          </table:table-cell>
          <table:table-cell office:value-type="float" office:value="19">
            <text:p>19</text:p>
          </table:table-cell>
          <table:table-cell office:value-type="float" office:value="1.06176">
            <text:p>1.06176</text:p>
          </table:table-cell>
          <table:table-cell office:value-type="float" office:value="731.909">
            <text:p>731.909</text:p>
          </table:table-cell>
          <table:table-cell table:number-columns-repeated="6"/>
        </table:table-row>
        <table:table-row table:style-name="ro1">
          <table:table-cell office:value-type="float" office:value="1.06943">
            <text:p>1.06943</text:p>
          </table:table-cell>
          <table:table-cell office:value-type="float" office:value="25">
            <text:p>25</text:p>
          </table:table-cell>
          <table:table-cell office:value-type="float" office:value="1.06553">
            <text:p>1.06553</text:p>
          </table:table-cell>
          <table:table-cell office:value-type="float" office:value="768.182">
            <text:p>768.182</text:p>
          </table:table-cell>
          <table:table-cell office:value-type="float" office:value="1.05254">
            <text:p>1.05254</text:p>
          </table:table-cell>
          <table:table-cell office:value-type="float" office:value="23">
            <text:p>23</text:p>
          </table:table-cell>
          <table:table-cell office:value-type="float" office:value="1.05431">
            <text:p>1.05431</text:p>
          </table:table-cell>
          <table:table-cell office:value-type="float" office:value="807.273">
            <text:p>807.273</text:p>
          </table:table-cell>
          <table:table-cell table:number-columns-repeated="6"/>
        </table:table-row>
        <table:table-row table:style-name="ro1">
          <table:table-cell office:value-type="float" office:value="1.07416">
            <text:p>1.07416</text:p>
          </table:table-cell>
          <table:table-cell office:value-type="float" office:value="25">
            <text:p>25</text:p>
          </table:table-cell>
          <table:table-cell office:value-type="float" office:value="1.0701">
            <text:p>1.0701</text:p>
          </table:table-cell>
          <table:table-cell office:value-type="float" office:value="791.364">
            <text:p>791.364</text:p>
          </table:table-cell>
          <table:table-cell office:value-type="float" office:value="1.04266">
            <text:p>1.04266</text:p>
          </table:table-cell>
          <table:table-cell office:value-type="float" office:value="29">
            <text:p>29</text:p>
          </table:table-cell>
          <table:table-cell office:value-type="float" office:value="1.04331">
            <text:p>1.04331</text:p>
          </table:table-cell>
          <table:table-cell office:value-type="float" office:value="784.091">
            <text:p>784.091</text:p>
          </table:table-cell>
          <table:table-cell table:number-columns-repeated="6"/>
        </table:table-row>
        <table:table-row table:style-name="ro1">
          <table:table-cell office:value-type="float" office:value="1.06056">
            <text:p>1.06056</text:p>
          </table:table-cell>
          <table:table-cell office:value-type="float" office:value="25">
            <text:p>25</text:p>
          </table:table-cell>
          <table:table-cell office:value-type="float" office:value="1.06026">
            <text:p>1.06026</text:p>
          </table:table-cell>
          <table:table-cell office:value-type="float" office:value="765">
            <text:p>765</text:p>
          </table:table-cell>
          <table:table-cell office:value-type="float" office:value="1.05159">
            <text:p>1.05159</text:p>
          </table:table-cell>
          <table:table-cell office:value-type="float" office:value="23">
            <text:p>23</text:p>
          </table:table-cell>
          <table:table-cell office:value-type="float" office:value="1.05209">
            <text:p>1.05209</text:p>
          </table:table-cell>
          <table:table-cell office:value-type="float" office:value="760.909">
            <text:p>760.909</text:p>
          </table:table-cell>
          <table:table-cell table:number-columns-repeated="6"/>
        </table:table-row>
        <table:table-row table:style-name="ro1">
          <table:table-cell office:value-type="float" office:value="1.06127">
            <text:p>1.06127</text:p>
          </table:table-cell>
          <table:table-cell office:value-type="float" office:value="25">
            <text:p>25</text:p>
          </table:table-cell>
          <table:table-cell office:value-type="float" office:value="1.06017">
            <text:p>1.06017</text:p>
          </table:table-cell>
          <table:table-cell office:value-type="float" office:value="765">
            <text:p>765</text:p>
          </table:table-cell>
          <table:table-cell office:value-type="float" office:value="1.05622">
            <text:p>1.05622</text:p>
          </table:table-cell>
          <table:table-cell office:value-type="float" office:value="22">
            <text:p>22</text:p>
          </table:table-cell>
          <table:table-cell office:value-type="float" office:value="1.0525">
            <text:p>1.0525</text:p>
          </table:table-cell>
          <table:table-cell office:value-type="float" office:value="765.091">
            <text:p>765.091</text:p>
          </table:table-cell>
          <table:table-cell table:number-columns-repeated="6"/>
        </table:table-row>
        <table:table-row table:style-name="ro1">
          <table:table-cell office:value-type="float" office:value="1.05246">
            <text:p>1.05246</text:p>
          </table:table-cell>
          <table:table-cell office:value-type="float" office:value="25">
            <text:p>25</text:p>
          </table:table-cell>
          <table:table-cell office:value-type="float" office:value="1.05158">
            <text:p>1.05158</text:p>
          </table:table-cell>
          <table:table-cell office:value-type="float" office:value="753">
            <text:p>753</text:p>
          </table:table-cell>
          <table:table-cell office:value-type="float" office:value="1.06208">
            <text:p>1.06208</text:p>
          </table:table-cell>
          <table:table-cell office:value-type="float" office:value="19">
            <text:p>19</text:p>
          </table:table-cell>
          <table:table-cell office:value-type="float" office:value="1.06018">
            <text:p>1.06018</text:p>
          </table:table-cell>
          <table:table-cell office:value-type="float" office:value="747.727">
            <text:p>747.727</text:p>
          </table:table-cell>
          <table:table-cell table:number-columns-repeated="6"/>
        </table:table-row>
        <table:table-row table:style-name="ro1">
          <table:table-cell office:value-type="float" office:value="1.07392">
            <text:p>1.07392</text:p>
          </table:table-cell>
          <table:table-cell office:value-type="float" office:value="25">
            <text:p>25</text:p>
          </table:table-cell>
          <table:table-cell office:value-type="float" office:value="1.07073">
            <text:p>1.07073</text:p>
          </table:table-cell>
          <table:table-cell office:value-type="float" office:value="791.364">
            <text:p>791.364</text:p>
          </table:table-cell>
          <table:table-cell office:value-type="float" office:value="1.05414">
            <text:p>1.05414</text:p>
          </table:table-cell>
          <table:table-cell office:value-type="float" office:value="18">
            <text:p>18</text:p>
          </table:table-cell>
          <table:table-cell office:value-type="float" office:value="1.05082">
            <text:p>1.05082</text:p>
          </table:table-cell>
          <table:table-cell office:value-type="float" office:value="731.909">
            <text:p>731.909</text:p>
          </table:table-cell>
          <table:table-cell table:number-columns-repeated="6"/>
        </table:table-row>
        <table:table-row table:style-name="ro1">
          <table:table-cell office:value-type="string">
            <text:p>Label 12 </text:p>
          </table:table-cell>
          <table:table-cell table:number-columns-repeated="3"/>
          <table:table-cell office:value-type="string">
            <text:p>Label 12 </text:p>
          </table:table-cell>
          <table:table-cell table:number-columns-repeated="9"/>
        </table:table-row>
        <table:table-row table:style-name="ro1">
          <table:table-cell office:value-type="float" office:value="1.04899">
            <text:p>1.04899</text:p>
          </table:table-cell>
          <table:table-cell office:value-type="float" office:value="26">
            <text:p>26</text:p>
          </table:table-cell>
          <table:table-cell office:value-type="float" office:value="1.04931">
            <text:p>1.04931</text:p>
          </table:table-cell>
          <table:table-cell office:value-type="float" office:value="758.333">
            <text:p>758.333</text:p>
          </table:table-cell>
          <table:table-cell office:value-type="float" office:value="1.04447">
            <text:p>1.04447</text:p>
          </table:table-cell>
          <table:table-cell office:value-type="float" office:value="27">
            <text:p>27</text:p>
          </table:table-cell>
          <table:table-cell office:value-type="float" office:value="1.04538">
            <text:p>1.04538</text:p>
          </table:table-cell>
          <table:table-cell office:value-type="float" office:value="798.75">
            <text:p>798.75</text:p>
          </table:table-cell>
          <table:table-cell table:number-columns-repeated="6"/>
        </table:table-row>
        <table:table-row table:style-name="ro1">
          <table:table-cell office:value-type="float" office:value="1.06856">
            <text:p>1.06856</text:p>
          </table:table-cell>
          <table:table-cell office:value-type="float" office:value="19">
            <text:p>19</text:p>
          </table:table-cell>
          <table:table-cell office:value-type="float" office:value="1.06595">
            <text:p>1.06595</text:p>
          </table:table-cell>
          <table:table-cell office:value-type="float" office:value="797.833">
            <text:p>797.833</text:p>
          </table:table-cell>
          <table:table-cell office:value-type="float" office:value="1.04657">
            <text:p>1.04657</text:p>
          </table:table-cell>
          <table:table-cell office:value-type="float" office:value="19">
            <text:p>19</text:p>
          </table:table-cell>
          <table:table-cell office:value-type="float" office:value="1.04536">
            <text:p>1.04536</text:p>
          </table:table-cell>
          <table:table-cell office:value-type="float" office:value="797.167">
            <text:p>797.167</text:p>
          </table:table-cell>
          <table:table-cell table:number-columns-repeated="6"/>
        </table:table-row>
        <table:table-row table:style-name="ro1">
          <table:table-cell office:value-type="float" office:value="1.07097">
            <text:p>1.07097</text:p>
          </table:table-cell>
          <table:table-cell office:value-type="float" office:value="19">
            <text:p>19</text:p>
          </table:table-cell>
          <table:table-cell office:value-type="float" office:value="1.06886">
            <text:p>1.06886</text:p>
          </table:table-cell>
          <table:table-cell office:value-type="float" office:value="797.833">
            <text:p>797.833</text:p>
          </table:table-cell>
          <table:table-cell office:value-type="float" office:value="1.04762">
            <text:p>1.04762</text:p>
          </table:table-cell>
          <table:table-cell office:value-type="float" office:value="22">
            <text:p>22</text:p>
          </table:table-cell>
          <table:table-cell office:value-type="float" office:value="1.04622">
            <text:p>1.04622</text:p>
          </table:table-cell>
          <table:table-cell office:value-type="float" office:value="808.917">
            <text:p>808.917</text:p>
          </table:table-cell>
          <table:table-cell table:number-columns-repeated="6"/>
        </table:table-row>
        <table:table-row table:style-name="ro1">
          <table:table-cell office:value-type="float" office:value="1.07277">
            <text:p>1.07277</text:p>
          </table:table-cell>
          <table:table-cell office:value-type="float" office:value="19">
            <text:p>19</text:p>
          </table:table-cell>
          <table:table-cell office:value-type="float" office:value="1.07062">
            <text:p>1.07062</text:p>
          </table:table-cell>
          <table:table-cell office:value-type="float" office:value="797.833">
            <text:p>797.833</text:p>
          </table:table-cell>
          <table:table-cell office:value-type="float" office:value="1.04239">
            <text:p>1.04239</text:p>
          </table:table-cell>
          <table:table-cell office:value-type="float" office:value="19">
            <text:p>19</text:p>
          </table:table-cell>
          <table:table-cell office:value-type="float" office:value="1.04247">
            <text:p>1.04247</text:p>
          </table:table-cell>
          <table:table-cell office:value-type="float" office:value="818.417">
            <text:p>818.417</text:p>
          </table:table-cell>
          <table:table-cell table:number-columns-repeated="6"/>
        </table:table-row>
        <table:table-row table:style-name="ro1">
          <table:table-cell office:value-type="float" office:value="1.06894">
            <text:p>1.06894</text:p>
          </table:table-cell>
          <table:table-cell office:value-type="float" office:value="19">
            <text:p>19</text:p>
          </table:table-cell>
          <table:table-cell office:value-type="float" office:value="1.06666">
            <text:p>1.06666</text:p>
          </table:table-cell>
          <table:table-cell office:value-type="float" office:value="797.833">
            <text:p>797.833</text:p>
          </table:table-cell>
          <table:table-cell office:value-type="float" office:value="1.03809">
            <text:p>1.03809</text:p>
          </table:table-cell>
          <table:table-cell office:value-type="float" office:value="28">
            <text:p>28</text:p>
          </table:table-cell>
          <table:table-cell office:value-type="float" office:value="1.04079">
            <text:p>1.04079</text:p>
          </table:table-cell>
          <table:table-cell office:value-type="float" office:value="749">
            <text:p>749</text:p>
          </table:table-cell>
          <table:table-cell table:number-columns-repeated="6"/>
        </table:table-row>
        <table:table-row table:style-name="ro1">
          <table:table-cell office:value-type="float" office:value="1.05558">
            <text:p>1.05558</text:p>
          </table:table-cell>
          <table:table-cell office:value-type="float" office:value="26">
            <text:p>26</text:p>
          </table:table-cell>
          <table:table-cell office:value-type="float" office:value="1.05541">
            <text:p>1.05541</text:p>
          </table:table-cell>
          <table:table-cell office:value-type="float" office:value="830.583">
            <text:p>830.583</text:p>
          </table:table-cell>
          <table:table-cell office:value-type="float" office:value="1.04233">
            <text:p>1.04233</text:p>
          </table:table-cell>
          <table:table-cell office:value-type="float" office:value="20">
            <text:p>20</text:p>
          </table:table-cell>
          <table:table-cell office:value-type="float" office:value="1.0424">
            <text:p>1.0424</text:p>
          </table:table-cell>
          <table:table-cell office:value-type="float" office:value="763.5">
            <text:p>763.5</text:p>
          </table:table-cell>
          <table:table-cell table:number-columns-repeated="6"/>
        </table:table-row>
        <table:table-row table:style-name="ro1">
          <table:table-cell office:value-type="float" office:value="1.07203">
            <text:p>1.07203</text:p>
          </table:table-cell>
          <table:table-cell office:value-type="float" office:value="19">
            <text:p>19</text:p>
          </table:table-cell>
          <table:table-cell office:value-type="float" office:value="1.06905">
            <text:p>1.06905</text:p>
          </table:table-cell>
          <table:table-cell office:value-type="float" office:value="797.833">
            <text:p>797.833</text:p>
          </table:table-cell>
          <table:table-cell office:value-type="float" office:value="1.04822">
            <text:p>1.04822</text:p>
          </table:table-cell>
          <table:table-cell office:value-type="float" office:value="21">
            <text:p>21</text:p>
          </table:table-cell>
          <table:table-cell office:value-type="float" office:value="1.04802">
            <text:p>1.04802</text:p>
          </table:table-cell>
          <table:table-cell office:value-type="float" office:value="763.5">
            <text:p>763.5</text:p>
          </table:table-cell>
          <table:table-cell table:number-columns-repeated="6"/>
        </table:table-row>
        <table:table-row table:style-name="ro1">
          <table:table-cell office:value-type="float" office:value="1.05037">
            <text:p>1.05037</text:p>
          </table:table-cell>
          <table:table-cell office:value-type="float" office:value="26">
            <text:p>26</text:p>
          </table:table-cell>
          <table:table-cell office:value-type="float" office:value="1.0507">
            <text:p>1.0507</text:p>
          </table:table-cell>
          <table:table-cell office:value-type="float" office:value="764">
            <text:p>764</text:p>
          </table:table-cell>
          <table:table-cell office:value-type="float" office:value="1.05511">
            <text:p>1.05511</text:p>
          </table:table-cell>
          <table:table-cell office:value-type="float" office:value="23">
            <text:p>23</text:p>
          </table:table-cell>
          <table:table-cell office:value-type="float" office:value="1.05534">
            <text:p>1.05534</text:p>
          </table:table-cell>
          <table:table-cell office:value-type="float" office:value="808.917">
            <text:p>808.917</text:p>
          </table:table-cell>
          <table:table-cell table:number-columns-repeated="6"/>
        </table:table-row>
        <table:table-row table:style-name="ro1">
          <table:table-cell office:value-type="float" office:value="1.07027">
            <text:p>1.07027</text:p>
          </table:table-cell>
          <table:table-cell office:value-type="float" office:value="19">
            <text:p>19</text:p>
          </table:table-cell>
          <table:table-cell office:value-type="float" office:value="1.06755">
            <text:p>1.06755</text:p>
          </table:table-cell>
          <table:table-cell office:value-type="float" office:value="797.833">
            <text:p>797.833</text:p>
          </table:table-cell>
          <table:table-cell office:value-type="float" office:value="1.04398">
            <text:p>1.04398</text:p>
          </table:table-cell>
          <table:table-cell office:value-type="float" office:value="19">
            <text:p>19</text:p>
          </table:table-cell>
          <table:table-cell office:value-type="float" office:value="1.04319">
            <text:p>1.04319</text:p>
          </table:table-cell>
          <table:table-cell office:value-type="float" office:value="772.083">
            <text:p>772.083</text:p>
          </table:table-cell>
          <table:table-cell table:number-columns-repeated="6"/>
        </table:table-row>
        <table:table-row table:style-name="ro1">
          <table:table-cell office:value-type="float" office:value="1.06263">
            <text:p>1.06263</text:p>
          </table:table-cell>
          <table:table-cell office:value-type="float" office:value="20">
            <text:p>20</text:p>
          </table:table-cell>
          <table:table-cell office:value-type="float" office:value="1.06071">
            <text:p>1.06071</text:p>
          </table:table-cell>
          <table:table-cell office:value-type="float" office:value="797.833">
            <text:p>797.833</text:p>
          </table:table-cell>
          <table:table-cell office:value-type="float" office:value="1.04839">
            <text:p>1.04839</text:p>
          </table:table-cell>
          <table:table-cell office:value-type="float" office:value="18">
            <text:p>18</text:p>
          </table:table-cell>
          <table:table-cell office:value-type="float" office:value="1.05067">
            <text:p>1.05067</text:p>
          </table:table-cell>
          <table:table-cell office:value-type="float" office:value="808">
            <text:p>808</text:p>
          </table:table-cell>
          <table:table-cell table:number-columns-repeated="6"/>
        </table:table-row>
        <table:table-row table:style-name="ro1">
          <table:table-cell office:value-type="float" office:value="1.06421">
            <text:p>1.06421</text:p>
          </table:table-cell>
          <table:table-cell office:value-type="float" office:value="20">
            <text:p>20</text:p>
          </table:table-cell>
          <table:table-cell office:value-type="float" office:value="1.06172">
            <text:p>1.06172</text:p>
          </table:table-cell>
          <table:table-cell office:value-type="float" office:value="797.833">
            <text:p>797.833</text:p>
          </table:table-cell>
          <table:table-cell office:value-type="float" office:value="1.04091">
            <text:p>1.04091</text:p>
          </table:table-cell>
          <table:table-cell office:value-type="float" office:value="19">
            <text:p>19</text:p>
          </table:table-cell>
          <table:table-cell office:value-type="float" office:value="1.04158">
            <text:p>1.04158</text:p>
          </table:table-cell>
          <table:table-cell office:value-type="float" office:value="772">
            <text:p>772</text:p>
          </table:table-cell>
          <table:table-cell table:number-columns-repeated="6"/>
        </table:table-row>
        <table:table-row table:style-name="ro1">
          <table:table-cell office:value-type="float" office:value="1.04944">
            <text:p>1.04944</text:p>
          </table:table-cell>
          <table:table-cell office:value-type="float" office:value="26">
            <text:p>26</text:p>
          </table:table-cell>
          <table:table-cell office:value-type="float" office:value="1.05001">
            <text:p>1.05001</text:p>
          </table:table-cell>
          <table:table-cell office:value-type="float" office:value="818.333">
            <text:p>818.333</text:p>
          </table:table-cell>
          <table:table-cell office:value-type="float" office:value="1.045">
            <text:p>1.045</text:p>
          </table:table-cell>
          <table:table-cell office:value-type="float" office:value="19">
            <text:p>19</text:p>
          </table:table-cell>
          <table:table-cell office:value-type="float" office:value="1.04369">
            <text:p>1.04369</text:p>
          </table:table-cell>
          <table:table-cell office:value-type="float" office:value="763.5">
            <text:p>763.5</text:p>
          </table:table-cell>
          <table:table-cell table:number-columns-repeated="6"/>
        </table:table-row>
        <table:table-row table:style-name="ro1">
          <table:table-cell office:value-type="float" office:value="1.06876">
            <text:p>1.06876</text:p>
          </table:table-cell>
          <table:table-cell office:value-type="float" office:value="19">
            <text:p>19</text:p>
          </table:table-cell>
          <table:table-cell office:value-type="float" office:value="1.0658">
            <text:p>1.0658</text:p>
          </table:table-cell>
          <table:table-cell office:value-type="float" office:value="797.833">
            <text:p>797.833</text:p>
          </table:table-cell>
          <table:table-cell office:value-type="float" office:value="1.05172">
            <text:p>1.05172</text:p>
          </table:table-cell>
          <table:table-cell office:value-type="float" office:value="22">
            <text:p>22</text:p>
          </table:table-cell>
          <table:table-cell office:value-type="float" office:value="1.05038">
            <text:p>1.05038</text:p>
          </table:table-cell>
          <table:table-cell office:value-type="float" office:value="774.667">
            <text:p>774.667</text:p>
          </table:table-cell>
          <table:table-cell table:number-columns-repeated="6"/>
        </table:table-row>
        <table:table-row table:style-name="ro1">
          <table:table-cell office:value-type="float" office:value="1.07258">
            <text:p>1.07258</text:p>
          </table:table-cell>
          <table:table-cell office:value-type="float" office:value="19">
            <text:p>19</text:p>
          </table:table-cell>
          <table:table-cell office:value-type="float" office:value="1.06918">
            <text:p>1.06918</text:p>
          </table:table-cell>
          <table:table-cell office:value-type="float" office:value="797.833">
            <text:p>797.833</text:p>
          </table:table-cell>
          <table:table-cell office:value-type="float" office:value="1.04022">
            <text:p>1.04022</text:p>
          </table:table-cell>
          <table:table-cell office:value-type="float" office:value="26">
            <text:p>26</text:p>
          </table:table-cell>
          <table:table-cell office:value-type="float" office:value="1.04151">
            <text:p>1.04151</text:p>
          </table:table-cell>
          <table:table-cell office:value-type="float" office:value="786.083">
            <text:p>786.083</text:p>
          </table:table-cell>
          <table:table-cell table:number-columns-repeated="6"/>
        </table:table-row>
        <table:table-row table:style-name="ro1">
          <table:table-cell office:value-type="float" office:value="1.05083">
            <text:p>1.05083</text:p>
          </table:table-cell>
          <table:table-cell office:value-type="float" office:value="26">
            <text:p>26</text:p>
          </table:table-cell>
          <table:table-cell office:value-type="float" office:value="1.0512">
            <text:p>1.0512</text:p>
          </table:table-cell>
          <table:table-cell office:value-type="float" office:value="818.333">
            <text:p>818.333</text:p>
          </table:table-cell>
          <table:table-cell office:value-type="float" office:value="1.05396">
            <text:p>1.05396</text:p>
          </table:table-cell>
          <table:table-cell office:value-type="float" office:value="22">
            <text:p>22</text:p>
          </table:table-cell>
          <table:table-cell office:value-type="float" office:value="1.05365">
            <text:p>1.05365</text:p>
          </table:table-cell>
          <table:table-cell office:value-type="float" office:value="787.583">
            <text:p>787.583</text:p>
          </table:table-cell>
          <table:table-cell table:number-columns-repeated="6"/>
        </table:table-row>
        <table:table-row table:style-name="ro1">
          <table:table-cell office:value-type="float" office:value="1.06066">
            <text:p>1.06066</text:p>
          </table:table-cell>
          <table:table-cell office:value-type="float" office:value="20">
            <text:p>20</text:p>
          </table:table-cell>
          <table:table-cell office:value-type="float" office:value="1.05771">
            <text:p>1.05771</text:p>
          </table:table-cell>
          <table:table-cell office:value-type="float" office:value="789.75">
            <text:p>789.75</text:p>
          </table:table-cell>
          <table:table-cell office:value-type="float" office:value="1.05683">
            <text:p>1.05683</text:p>
          </table:table-cell>
          <table:table-cell office:value-type="float" office:value="20">
            <text:p>20</text:p>
          </table:table-cell>
          <table:table-cell office:value-type="float" office:value="1.056">
            <text:p>1.056</text:p>
          </table:table-cell>
          <table:table-cell office:value-type="float" office:value="762.167">
            <text:p>762.167</text:p>
          </table:table-cell>
          <table:table-cell table:number-columns-repeated="6"/>
        </table:table-row>
        <table:table-row table:style-name="ro1">
          <table:table-cell office:value-type="float" office:value="1.07015">
            <text:p>1.07015</text:p>
          </table:table-cell>
          <table:table-cell office:value-type="float" office:value="19">
            <text:p>19</text:p>
          </table:table-cell>
          <table:table-cell office:value-type="float" office:value="1.06721">
            <text:p>1.06721</text:p>
          </table:table-cell>
          <table:table-cell office:value-type="float" office:value="797.833">
            <text:p>797.833</text:p>
          </table:table-cell>
          <table:table-cell office:value-type="float" office:value="1.038">
            <text:p>1.038</text:p>
          </table:table-cell>
          <table:table-cell office:value-type="float" office:value="29">
            <text:p>29</text:p>
          </table:table-cell>
          <table:table-cell office:value-type="float" office:value="1.04111">
            <text:p>1.04111</text:p>
          </table:table-cell>
          <table:table-cell office:value-type="float" office:value="847.25">
            <text:p>847.25</text:p>
          </table:table-cell>
          <table:table-cell table:number-columns-repeated="6"/>
        </table:table-row>
        <table:table-row table:style-name="ro1">
          <table:table-cell office:value-type="float" office:value="1.05249">
            <text:p>1.05249</text:p>
          </table:table-cell>
          <table:table-cell office:value-type="float" office:value="26">
            <text:p>26</text:p>
          </table:table-cell>
          <table:table-cell office:value-type="float" office:value="1.05198">
            <text:p>1.05198</text:p>
          </table:table-cell>
          <table:table-cell office:value-type="float" office:value="764">
            <text:p>764</text:p>
          </table:table-cell>
          <table:table-cell office:value-type="float" office:value="1.03927">
            <text:p>1.03927</text:p>
          </table:table-cell>
          <table:table-cell office:value-type="float" office:value="30">
            <text:p>30</text:p>
          </table:table-cell>
          <table:table-cell office:value-type="float" office:value="1.04263">
            <text:p>1.04263</text:p>
          </table:table-cell>
          <table:table-cell office:value-type="float" office:value="778.083">
            <text:p>778.083</text:p>
          </table:table-cell>
          <table:table-cell table:number-columns-repeated="6"/>
        </table:table-row>
        <table:table-row table:style-name="ro1">
          <table:table-cell office:value-type="float" office:value="1.05101">
            <text:p>1.05101</text:p>
          </table:table-cell>
          <table:table-cell office:value-type="float" office:value="26">
            <text:p>26</text:p>
          </table:table-cell>
          <table:table-cell office:value-type="float" office:value="1.05157">
            <text:p>1.05157</text:p>
          </table:table-cell>
          <table:table-cell office:value-type="float" office:value="818.333">
            <text:p>818.333</text:p>
          </table:table-cell>
          <table:table-cell office:value-type="float" office:value="1.04336">
            <text:p>1.04336</text:p>
          </table:table-cell>
          <table:table-cell office:value-type="float" office:value="18">
            <text:p>18</text:p>
          </table:table-cell>
          <table:table-cell office:value-type="float" office:value="1.04376">
            <text:p>1.04376</text:p>
          </table:table-cell>
          <table:table-cell office:value-type="float" office:value="818.417">
            <text:p>818.417</text:p>
          </table:table-cell>
          <table:table-cell table:number-columns-repeated="6"/>
        </table:table-row>
        <table:table-row table:style-name="ro1">
          <table:table-cell office:value-type="float" office:value="1.07129">
            <text:p>1.07129</text:p>
          </table:table-cell>
          <table:table-cell office:value-type="float" office:value="19">
            <text:p>19</text:p>
          </table:table-cell>
          <table:table-cell office:value-type="float" office:value="1.06879">
            <text:p>1.06879</text:p>
          </table:table-cell>
          <table:table-cell office:value-type="float" office:value="797.833">
            <text:p>797.833</text:p>
          </table:table-cell>
          <table:table-cell office:value-type="float" office:value="1.04877">
            <text:p>1.04877</text:p>
          </table:table-cell>
          <table:table-cell office:value-type="float" office:value="21">
            <text:p>21</text:p>
          </table:table-cell>
          <table:table-cell office:value-type="float" office:value="1.04882">
            <text:p>1.04882</text:p>
          </table:table-cell>
          <table:table-cell office:value-type="float" office:value="763.5">
            <text:p>763.5</text:p>
          </table:table-cell>
          <table:table-cell table:number-columns-repeated="6"/>
        </table:table-row>
        <table:table-row table:style-name="ro1">
          <table:table-cell office:value-type="string">
            <text:p>Label 13 </text:p>
          </table:table-cell>
          <table:table-cell table:number-columns-repeated="3"/>
          <table:table-cell office:value-type="string">
            <text:p>Label 13 </text:p>
          </table:table-cell>
          <table:table-cell table:number-columns-repeated="9"/>
        </table:table-row>
        <table:table-row table:style-name="ro1">
          <table:table-cell office:value-type="float" office:value="1.05237">
            <text:p>1.05237</text:p>
          </table:table-cell>
          <table:table-cell office:value-type="float" office:value="31">
            <text:p>31</text:p>
          </table:table-cell>
          <table:table-cell office:value-type="float" office:value="1.05377">
            <text:p>1.05377</text:p>
          </table:table-cell>
          <table:table-cell office:value-type="float" office:value="812.308">
            <text:p>812.308</text:p>
          </table:table-cell>
          <table:table-cell office:value-type="float" office:value="1.04643">
            <text:p>1.04643</text:p>
          </table:table-cell>
          <table:table-cell office:value-type="float" office:value="19">
            <text:p>19</text:p>
          </table:table-cell>
          <table:table-cell office:value-type="float" office:value="1.0456">
            <text:p>1.0456</text:p>
          </table:table-cell>
          <table:table-cell office:value-type="float" office:value="803">
            <text:p>803</text:p>
          </table:table-cell>
          <table:table-cell table:number-columns-repeated="6"/>
        </table:table-row>
        <table:table-row table:style-name="ro1">
          <table:table-cell office:value-type="float" office:value="1.04875">
            <text:p>1.04875</text:p>
          </table:table-cell>
          <table:table-cell office:value-type="float" office:value="30">
            <text:p>30</text:p>
          </table:table-cell>
          <table:table-cell office:value-type="float" office:value="1.05109">
            <text:p>1.05109</text:p>
          </table:table-cell>
          <table:table-cell office:value-type="float" office:value="807.308">
            <text:p>807.308</text:p>
          </table:table-cell>
          <table:table-cell office:value-type="float" office:value="1.05616">
            <text:p>1.05616</text:p>
          </table:table-cell>
          <table:table-cell office:value-type="float" office:value="28">
            <text:p>28</text:p>
          </table:table-cell>
          <table:table-cell office:value-type="float" office:value="1.05488">
            <text:p>1.05488</text:p>
          </table:table-cell>
          <table:table-cell office:value-type="float" office:value="798.769">
            <text:p>798.769</text:p>
          </table:table-cell>
          <table:table-cell table:number-columns-repeated="6"/>
        </table:table-row>
        <table:table-row table:style-name="ro1">
          <table:table-cell office:value-type="float" office:value="1.05862">
            <text:p>1.05862</text:p>
          </table:table-cell>
          <table:table-cell office:value-type="float" office:value="27">
            <text:p>27</text:p>
          </table:table-cell>
          <table:table-cell office:value-type="float" office:value="1.06093">
            <text:p>1.06093</text:p>
          </table:table-cell>
          <table:table-cell office:value-type="float" office:value="813.231">
            <text:p>813.231</text:p>
          </table:table-cell>
          <table:table-cell office:value-type="float" office:value="1.05801">
            <text:p>1.05801</text:p>
          </table:table-cell>
          <table:table-cell office:value-type="float" office:value="28">
            <text:p>28</text:p>
          </table:table-cell>
          <table:table-cell office:value-type="float" office:value="1.0563">
            <text:p>1.0563</text:p>
          </table:table-cell>
          <table:table-cell office:value-type="float" office:value="793.077">
            <text:p>793.077</text:p>
          </table:table-cell>
          <table:table-cell table:number-columns-repeated="6"/>
        </table:table-row>
        <table:table-row table:style-name="ro1">
          <table:table-cell office:value-type="float" office:value="1.04961">
            <text:p>1.04961</text:p>
          </table:table-cell>
          <table:table-cell office:value-type="float" office:value="31">
            <text:p>31</text:p>
          </table:table-cell>
          <table:table-cell office:value-type="float" office:value="1.05088">
            <text:p>1.05088</text:p>
          </table:table-cell>
          <table:table-cell office:value-type="float" office:value="812.308">
            <text:p>812.308</text:p>
          </table:table-cell>
          <table:table-cell office:value-type="float" office:value="1.0462">
            <text:p>1.0462</text:p>
          </table:table-cell>
          <table:table-cell office:value-type="float" office:value="25">
            <text:p>25</text:p>
          </table:table-cell>
          <table:table-cell office:value-type="float" office:value="1.04811">
            <text:p>1.04811</text:p>
          </table:table-cell>
          <table:table-cell office:value-type="float" office:value="808.923">
            <text:p>808.923</text:p>
          </table:table-cell>
          <table:table-cell table:number-columns-repeated="6"/>
        </table:table-row>
        <table:table-row table:style-name="ro1">
          <table:table-cell office:value-type="float" office:value="1.05444">
            <text:p>1.05444</text:p>
          </table:table-cell>
          <table:table-cell office:value-type="float" office:value="27">
            <text:p>27</text:p>
          </table:table-cell>
          <table:table-cell office:value-type="float" office:value="1.05737">
            <text:p>1.05737</text:p>
          </table:table-cell>
          <table:table-cell office:value-type="float" office:value="813.231">
            <text:p>813.231</text:p>
          </table:table-cell>
          <table:table-cell office:value-type="float" office:value="1.04656">
            <text:p>1.04656</text:p>
          </table:table-cell>
          <table:table-cell office:value-type="float" office:value="23">
            <text:p>23</text:p>
          </table:table-cell>
          <table:table-cell office:value-type="float" office:value="1.04379">
            <text:p>1.04379</text:p>
          </table:table-cell>
          <table:table-cell office:value-type="float" office:value="798.615">
            <text:p>798.615</text:p>
          </table:table-cell>
          <table:table-cell table:number-columns-repeated="6"/>
        </table:table-row>
        <table:table-row table:style-name="ro1">
          <table:table-cell office:value-type="float" office:value="1.04312">
            <text:p>1.04312</text:p>
          </table:table-cell>
          <table:table-cell office:value-type="float" office:value="31">
            <text:p>31</text:p>
          </table:table-cell>
          <table:table-cell office:value-type="float" office:value="1.04419">
            <text:p>1.04419</text:p>
          </table:table-cell>
          <table:table-cell office:value-type="float" office:value="811.923">
            <text:p>811.923</text:p>
          </table:table-cell>
          <table:table-cell office:value-type="float" office:value="1.04506">
            <text:p>1.04506</text:p>
          </table:table-cell>
          <table:table-cell office:value-type="float" office:value="22">
            <text:p>22</text:p>
          </table:table-cell>
          <table:table-cell office:value-type="float" office:value="1.04269">
            <text:p>1.04269</text:p>
          </table:table-cell>
          <table:table-cell office:value-type="float" office:value="798.615">
            <text:p>798.615</text:p>
          </table:table-cell>
          <table:table-cell table:number-columns-repeated="6"/>
        </table:table-row>
        <table:table-row table:style-name="ro1">
          <table:table-cell office:value-type="float" office:value="1.05505">
            <text:p>1.05505</text:p>
          </table:table-cell>
          <table:table-cell office:value-type="float" office:value="27">
            <text:p>27</text:p>
          </table:table-cell>
          <table:table-cell office:value-type="float" office:value="1.05784">
            <text:p>1.05784</text:p>
          </table:table-cell>
          <table:table-cell office:value-type="float" office:value="813.231">
            <text:p>813.231</text:p>
          </table:table-cell>
          <table:table-cell office:value-type="float" office:value="1.045">
            <text:p>1.045</text:p>
          </table:table-cell>
          <table:table-cell office:value-type="float" office:value="27">
            <text:p>27</text:p>
          </table:table-cell>
          <table:table-cell office:value-type="float" office:value="1.04723">
            <text:p>1.04723</text:p>
          </table:table-cell>
          <table:table-cell office:value-type="float" office:value="808.923">
            <text:p>808.923</text:p>
          </table:table-cell>
          <table:table-cell table:number-columns-repeated="6"/>
        </table:table-row>
        <table:table-row table:style-name="ro1">
          <table:table-cell office:value-type="float" office:value="1.04818">
            <text:p>1.04818</text:p>
          </table:table-cell>
          <table:table-cell office:value-type="float" office:value="31">
            <text:p>31</text:p>
          </table:table-cell>
          <table:table-cell office:value-type="float" office:value="1.04906">
            <text:p>1.04906</text:p>
          </table:table-cell>
          <table:table-cell office:value-type="float" office:value="812.308">
            <text:p>812.308</text:p>
          </table:table-cell>
          <table:table-cell office:value-type="float" office:value="1.05087">
            <text:p>1.05087</text:p>
          </table:table-cell>
          <table:table-cell office:value-type="float" office:value="29">
            <text:p>29</text:p>
          </table:table-cell>
          <table:table-cell office:value-type="float" office:value="1.05269">
            <text:p>1.05269</text:p>
          </table:table-cell>
          <table:table-cell office:value-type="float" office:value="778.154">
            <text:p>778.154</text:p>
          </table:table-cell>
          <table:table-cell table:number-columns-repeated="6"/>
        </table:table-row>
        <table:table-row table:style-name="ro1">
          <table:table-cell office:value-type="float" office:value="1.05162">
            <text:p>1.05162</text:p>
          </table:table-cell>
          <table:table-cell office:value-type="float" office:value="27">
            <text:p>27</text:p>
          </table:table-cell>
          <table:table-cell office:value-type="float" office:value="1.05417">
            <text:p>1.05417</text:p>
          </table:table-cell>
          <table:table-cell office:value-type="float" office:value="813.231">
            <text:p>813.231</text:p>
          </table:table-cell>
          <table:table-cell office:value-type="float" office:value="1.03831">
            <text:p>1.03831</text:p>
          </table:table-cell>
          <table:table-cell office:value-type="float" office:value="25">
            <text:p>25</text:p>
          </table:table-cell>
          <table:table-cell office:value-type="float" office:value="1.04144">
            <text:p>1.04144</text:p>
          </table:table-cell>
          <table:table-cell office:value-type="float" office:value="808.923">
            <text:p>808.923</text:p>
          </table:table-cell>
          <table:table-cell table:number-columns-repeated="6"/>
        </table:table-row>
        <table:table-row table:style-name="ro1">
          <table:table-cell office:value-type="float" office:value="1.04732">
            <text:p>1.04732</text:p>
          </table:table-cell>
          <table:table-cell office:value-type="float" office:value="30">
            <text:p>30</text:p>
          </table:table-cell>
          <table:table-cell office:value-type="float" office:value="1.04926">
            <text:p>1.04926</text:p>
          </table:table-cell>
          <table:table-cell office:value-type="float" office:value="807.308">
            <text:p>807.308</text:p>
          </table:table-cell>
          <table:table-cell office:value-type="float" office:value="1.03801">
            <text:p>1.03801</text:p>
          </table:table-cell>
          <table:table-cell office:value-type="float" office:value="21">
            <text:p>21</text:p>
          </table:table-cell>
          <table:table-cell office:value-type="float" office:value="1.0392">
            <text:p>1.0392</text:p>
          </table:table-cell>
          <table:table-cell office:value-type="float" office:value="814.231">
            <text:p>814.231</text:p>
          </table:table-cell>
          <table:table-cell table:number-columns-repeated="6"/>
        </table:table-row>
        <table:table-row table:style-name="ro1">
          <table:table-cell office:value-type="float" office:value="1.06313">
            <text:p>1.06313</text:p>
          </table:table-cell>
          <table:table-cell office:value-type="float" office:value="27">
            <text:p>27</text:p>
          </table:table-cell>
          <table:table-cell office:value-type="float" office:value="1.06812">
            <text:p>1.06812</text:p>
          </table:table-cell>
          <table:table-cell office:value-type="float" office:value="877.231">
            <text:p>877.231</text:p>
          </table:table-cell>
          <table:table-cell office:value-type="float" office:value="1.053">
            <text:p>1.053</text:p>
          </table:table-cell>
          <table:table-cell office:value-type="float" office:value="28">
            <text:p>28</text:p>
          </table:table-cell>
          <table:table-cell office:value-type="float" office:value="1.05503">
            <text:p>1.05503</text:p>
          </table:table-cell>
          <table:table-cell office:value-type="float" office:value="830.692">
            <text:p>830.692</text:p>
          </table:table-cell>
          <table:table-cell table:number-columns-repeated="6"/>
        </table:table-row>
        <table:table-row table:style-name="ro1">
          <table:table-cell office:value-type="float" office:value="1.04241">
            <text:p>1.04241</text:p>
          </table:table-cell>
          <table:table-cell office:value-type="float" office:value="31">
            <text:p>31</text:p>
          </table:table-cell>
          <table:table-cell office:value-type="float" office:value="1.04348">
            <text:p>1.04348</text:p>
          </table:table-cell>
          <table:table-cell office:value-type="float" office:value="811.923">
            <text:p>811.923</text:p>
          </table:table-cell>
          <table:table-cell office:value-type="float" office:value="1.05084">
            <text:p>1.05084</text:p>
          </table:table-cell>
          <table:table-cell office:value-type="float" office:value="22">
            <text:p>22</text:p>
          </table:table-cell>
          <table:table-cell office:value-type="float" office:value="1.04837">
            <text:p>1.04837</text:p>
          </table:table-cell>
          <table:table-cell office:value-type="float" office:value="765.154">
            <text:p>765.154</text:p>
          </table:table-cell>
          <table:table-cell table:number-columns-repeated="6"/>
        </table:table-row>
        <table:table-row table:style-name="ro1">
          <table:table-cell office:value-type="float" office:value="1.09188">
            <text:p>1.09188</text:p>
          </table:table-cell>
          <table:table-cell office:value-type="float" office:value="20">
            <text:p>20</text:p>
          </table:table-cell>
          <table:table-cell office:value-type="float" office:value="1.08407">
            <text:p>1.08407</text:p>
          </table:table-cell>
          <table:table-cell office:value-type="float" office:value="822.692">
            <text:p>822.692</text:p>
          </table:table-cell>
          <table:table-cell office:value-type="float" office:value="1.03629">
            <text:p>1.03629</text:p>
          </table:table-cell>
          <table:table-cell office:value-type="float" office:value="22">
            <text:p>22</text:p>
          </table:table-cell>
          <table:table-cell office:value-type="float" office:value="1.03754">
            <text:p>1.03754</text:p>
          </table:table-cell>
          <table:table-cell office:value-type="float" office:value="814.231">
            <text:p>814.231</text:p>
          </table:table-cell>
          <table:table-cell table:number-columns-repeated="6"/>
        </table:table-row>
        <table:table-row table:style-name="ro1">
          <table:table-cell office:value-type="float" office:value="1.08597">
            <text:p>1.08597</text:p>
          </table:table-cell>
          <table:table-cell office:value-type="float" office:value="19">
            <text:p>19</text:p>
          </table:table-cell>
          <table:table-cell office:value-type="float" office:value="1.08028">
            <text:p>1.08028</text:p>
          </table:table-cell>
          <table:table-cell office:value-type="float" office:value="822.692">
            <text:p>822.692</text:p>
          </table:table-cell>
          <table:table-cell office:value-type="float" office:value="1.04261">
            <text:p>1.04261</text:p>
          </table:table-cell>
          <table:table-cell office:value-type="float" office:value="22">
            <text:p>22</text:p>
          </table:table-cell>
          <table:table-cell office:value-type="float" office:value="1.043">
            <text:p>1.043</text:p>
          </table:table-cell>
          <table:table-cell office:value-type="float" office:value="814.231">
            <text:p>814.231</text:p>
          </table:table-cell>
          <table:table-cell table:number-columns-repeated="6"/>
        </table:table-row>
        <table:table-row table:style-name="ro1">
          <table:table-cell office:value-type="float" office:value="1.05131">
            <text:p>1.05131</text:p>
          </table:table-cell>
          <table:table-cell office:value-type="float" office:value="30">
            <text:p>30</text:p>
          </table:table-cell>
          <table:table-cell office:value-type="float" office:value="1.05276">
            <text:p>1.05276</text:p>
          </table:table-cell>
          <table:table-cell office:value-type="float" office:value="813.692">
            <text:p>813.692</text:p>
          </table:table-cell>
          <table:table-cell office:value-type="float" office:value="1.06432">
            <text:p>1.06432</text:p>
          </table:table-cell>
          <table:table-cell office:value-type="float" office:value="27">
            <text:p>27</text:p>
          </table:table-cell>
          <table:table-cell office:value-type="float" office:value="1.06793">
            <text:p>1.06793</text:p>
          </table:table-cell>
          <table:table-cell office:value-type="float" office:value="830.692">
            <text:p>830.692</text:p>
          </table:table-cell>
          <table:table-cell table:number-columns-repeated="6"/>
        </table:table-row>
        <table:table-row table:style-name="ro1">
          <table:table-cell office:value-type="float" office:value="1.04446">
            <text:p>1.04446</text:p>
          </table:table-cell>
          <table:table-cell office:value-type="float" office:value="31">
            <text:p>31</text:p>
          </table:table-cell>
          <table:table-cell office:value-type="float" office:value="1.04529">
            <text:p>1.04529</text:p>
          </table:table-cell>
          <table:table-cell office:value-type="float" office:value="811.923">
            <text:p>811.923</text:p>
          </table:table-cell>
          <table:table-cell office:value-type="float" office:value="1.04072">
            <text:p>1.04072</text:p>
          </table:table-cell>
          <table:table-cell office:value-type="float" office:value="24">
            <text:p>24</text:p>
          </table:table-cell>
          <table:table-cell office:value-type="float" office:value="1.04096">
            <text:p>1.04096</text:p>
          </table:table-cell>
          <table:table-cell office:value-type="float" office:value="765.154">
            <text:p>765.154</text:p>
          </table:table-cell>
          <table:table-cell table:number-columns-repeated="6"/>
        </table:table-row>
        <table:table-row table:style-name="ro1">
          <table:table-cell office:value-type="float" office:value="1.05508">
            <text:p>1.05508</text:p>
          </table:table-cell>
          <table:table-cell office:value-type="float" office:value="20">
            <text:p>20</text:p>
          </table:table-cell>
          <table:table-cell office:value-type="float" office:value="1.05717">
            <text:p>1.05717</text:p>
          </table:table-cell>
          <table:table-cell office:value-type="float" office:value="839.077">
            <text:p>839.077</text:p>
          </table:table-cell>
          <table:table-cell office:value-type="float" office:value="1.0725">
            <text:p>1.0725</text:p>
          </table:table-cell>
          <table:table-cell office:value-type="float" office:value="19">
            <text:p>19</text:p>
          </table:table-cell>
          <table:table-cell office:value-type="float" office:value="1.06992">
            <text:p>1.06992</text:p>
          </table:table-cell>
          <table:table-cell office:value-type="float" office:value="810.462">
            <text:p>810.462</text:p>
          </table:table-cell>
          <table:table-cell table:number-columns-repeated="6"/>
        </table:table-row>
        <table:table-row table:style-name="ro1">
          <table:table-cell office:value-type="float" office:value="1.06383">
            <text:p>1.06383</text:p>
          </table:table-cell>
          <table:table-cell office:value-type="float" office:value="27">
            <text:p>27</text:p>
          </table:table-cell>
          <table:table-cell office:value-type="float" office:value="1.06914">
            <text:p>1.06914</text:p>
          </table:table-cell>
          <table:table-cell office:value-type="float" office:value="877.231">
            <text:p>877.231</text:p>
          </table:table-cell>
          <table:table-cell office:value-type="float" office:value="1.04123">
            <text:p>1.04123</text:p>
          </table:table-cell>
          <table:table-cell office:value-type="float" office:value="28">
            <text:p>28</text:p>
          </table:table-cell>
          <table:table-cell office:value-type="float" office:value="1.04048">
            <text:p>1.04048</text:p>
          </table:table-cell>
          <table:table-cell office:value-type="float" office:value="794.923">
            <text:p>794.923</text:p>
          </table:table-cell>
          <table:table-cell table:number-columns-repeated="6"/>
        </table:table-row>
        <table:table-row table:style-name="ro1">
          <table:table-cell office:value-type="float" office:value="1.05035">
            <text:p>1.05035</text:p>
          </table:table-cell>
          <table:table-cell office:value-type="float" office:value="31">
            <text:p>31</text:p>
          </table:table-cell>
          <table:table-cell office:value-type="float" office:value="1.05149">
            <text:p>1.05149</text:p>
          </table:table-cell>
          <table:table-cell office:value-type="float" office:value="811.923">
            <text:p>811.923</text:p>
          </table:table-cell>
          <table:table-cell office:value-type="float" office:value="1.04558">
            <text:p>1.04558</text:p>
          </table:table-cell>
          <table:table-cell office:value-type="float" office:value="28">
            <text:p>28</text:p>
          </table:table-cell>
          <table:table-cell office:value-type="float" office:value="1.04482">
            <text:p>1.04482</text:p>
          </table:table-cell>
          <table:table-cell office:value-type="float" office:value="787.077">
            <text:p>787.077</text:p>
          </table:table-cell>
          <table:table-cell table:number-columns-repeated="6"/>
        </table:table-row>
        <table:table-row table:style-name="ro1">
          <table:table-cell office:value-type="float" office:value="1.06965">
            <text:p>1.06965</text:p>
          </table:table-cell>
          <table:table-cell office:value-type="float" office:value="27">
            <text:p>27</text:p>
          </table:table-cell>
          <table:table-cell office:value-type="float" office:value="1.07373">
            <text:p>1.07373</text:p>
          </table:table-cell>
          <table:table-cell office:value-type="float" office:value="813.231">
            <text:p>813.231</text:p>
          </table:table-cell>
          <table:table-cell office:value-type="float" office:value="1.04777">
            <text:p>1.04777</text:p>
          </table:table-cell>
          <table:table-cell office:value-type="float" office:value="26">
            <text:p>26</text:p>
          </table:table-cell>
          <table:table-cell office:value-type="float" office:value="1.04944">
            <text:p>1.04944</text:p>
          </table:table-cell>
          <table:table-cell office:value-type="float" office:value="808.923">
            <text:p>808.923</text:p>
          </table:table-cell>
          <table:table-cell table:number-columns-repeated="6"/>
        </table:table-row>
        <table:table-row table:style-name="ro1">
          <table:table-cell office:value-type="string">
            <text:p>Label 14 </text:p>
          </table:table-cell>
          <table:table-cell table:number-columns-repeated="3"/>
          <table:table-cell office:value-type="string">
            <text:p>Label 14 </text:p>
          </table:table-cell>
          <table:table-cell table:number-columns-repeated="9"/>
        </table:table-row>
        <table:table-row table:style-name="ro1">
          <table:table-cell office:value-type="float" office:value="1.0421">
            <text:p>1.0421</text:p>
          </table:table-cell>
          <table:table-cell office:value-type="float" office:value="33">
            <text:p>33</text:p>
          </table:table-cell>
          <table:table-cell office:value-type="float" office:value="1.04648">
            <text:p>1.04648</text:p>
          </table:table-cell>
          <table:table-cell office:value-type="float" office:value="809.643">
            <text:p>809.643</text:p>
          </table:table-cell>
          <table:table-cell office:value-type="float" office:value="1.03458">
            <text:p>1.03458</text:p>
          </table:table-cell>
          <table:table-cell office:value-type="float" office:value="24">
            <text:p>24</text:p>
          </table:table-cell>
          <table:table-cell office:value-type="float" office:value="1.03602">
            <text:p>1.03602</text:p>
          </table:table-cell>
          <table:table-cell office:value-type="float" office:value="841.714">
            <text:p>841.714</text:p>
          </table:table-cell>
          <table:table-cell table:number-columns-repeated="6"/>
        </table:table-row>
        <table:table-row table:style-name="ro1">
          <table:table-cell office:value-type="float" office:value="1.04246">
            <text:p>1.04246</text:p>
          </table:table-cell>
          <table:table-cell office:value-type="float" office:value="33">
            <text:p>33</text:p>
          </table:table-cell>
          <table:table-cell office:value-type="float" office:value="1.04703">
            <text:p>1.04703</text:p>
          </table:table-cell>
          <table:table-cell office:value-type="float" office:value="845.571">
            <text:p>845.571</text:p>
          </table:table-cell>
          <table:table-cell office:value-type="float" office:value="1.04113">
            <text:p>1.04113</text:p>
          </table:table-cell>
          <table:table-cell office:value-type="float" office:value="18">
            <text:p>18</text:p>
          </table:table-cell>
          <table:table-cell office:value-type="float" office:value="1.04475">
            <text:p>1.04475</text:p>
          </table:table-cell>
          <table:table-cell office:value-type="float" office:value="847.5">
            <text:p>847.5</text:p>
          </table:table-cell>
          <table:table-cell table:number-columns-repeated="6"/>
        </table:table-row>
        <table:table-row table:style-name="ro1">
          <table:table-cell office:value-type="float" office:value="1.04777">
            <text:p>1.04777</text:p>
          </table:table-cell>
          <table:table-cell office:value-type="float" office:value="26">
            <text:p>26</text:p>
          </table:table-cell>
          <table:table-cell office:value-type="float" office:value="1.05021">
            <text:p>1.05021</text:p>
          </table:table-cell>
          <table:table-cell office:value-type="float" office:value="883">
            <text:p>883</text:p>
          </table:table-cell>
          <table:table-cell office:value-type="float" office:value="1.04254">
            <text:p>1.04254</text:p>
          </table:table-cell>
          <table:table-cell office:value-type="float" office:value="24">
            <text:p>24</text:p>
          </table:table-cell>
          <table:table-cell office:value-type="float" office:value="1.04711">
            <text:p>1.04711</text:p>
          </table:table-cell>
          <table:table-cell office:value-type="float" office:value="857.143">
            <text:p>857.143</text:p>
          </table:table-cell>
          <table:table-cell table:number-columns-repeated="6"/>
        </table:table-row>
        <table:table-row table:style-name="ro1">
          <table:table-cell office:value-type="float" office:value="1.04263">
            <text:p>1.04263</text:p>
          </table:table-cell>
          <table:table-cell office:value-type="float" office:value="33">
            <text:p>33</text:p>
          </table:table-cell>
          <table:table-cell office:value-type="float" office:value="1.04719">
            <text:p>1.04719</text:p>
          </table:table-cell>
          <table:table-cell office:value-type="float" office:value="845.571">
            <text:p>845.571</text:p>
          </table:table-cell>
          <table:table-cell office:value-type="float" office:value="1.03928">
            <text:p>1.03928</text:p>
          </table:table-cell>
          <table:table-cell office:value-type="float" office:value="21">
            <text:p>21</text:p>
          </table:table-cell>
          <table:table-cell office:value-type="float" office:value="1.04071">
            <text:p>1.04071</text:p>
          </table:table-cell>
          <table:table-cell office:value-type="float" office:value="780.429">
            <text:p>780.429</text:p>
          </table:table-cell>
          <table:table-cell table:number-columns-repeated="6"/>
        </table:table-row>
        <table:table-row table:style-name="ro1">
          <table:table-cell office:value-type="float" office:value="1.07619">
            <text:p>1.07619</text:p>
          </table:table-cell>
          <table:table-cell office:value-type="float" office:value="16">
            <text:p>16</text:p>
          </table:table-cell>
          <table:table-cell office:value-type="float" office:value="1.07318">
            <text:p>1.07318</text:p>
          </table:table-cell>
          <table:table-cell office:value-type="float" office:value="841.429">
            <text:p>841.429</text:p>
          </table:table-cell>
          <table:table-cell office:value-type="float" office:value="1.03557">
            <text:p>1.03557</text:p>
          </table:table-cell>
          <table:table-cell office:value-type="float" office:value="29">
            <text:p>29</text:p>
          </table:table-cell>
          <table:table-cell office:value-type="float" office:value="1.038">
            <text:p>1.038</text:p>
          </table:table-cell>
          <table:table-cell office:value-type="float" office:value="833.214">
            <text:p>833.214</text:p>
          </table:table-cell>
          <table:table-cell table:number-columns-repeated="6"/>
        </table:table-row>
        <table:table-row table:style-name="ro1">
          <table:table-cell office:value-type="float" office:value="1.03981">
            <text:p>1.03981</text:p>
          </table:table-cell>
          <table:table-cell office:value-type="float" office:value="32">
            <text:p>32</text:p>
          </table:table-cell>
          <table:table-cell office:value-type="float" office:value="1.04444">
            <text:p>1.04444</text:p>
          </table:table-cell>
          <table:table-cell office:value-type="float" office:value="826.571">
            <text:p>826.571</text:p>
          </table:table-cell>
          <table:table-cell office:value-type="float" office:value="1.04143">
            <text:p>1.04143</text:p>
          </table:table-cell>
          <table:table-cell office:value-type="float" office:value="22">
            <text:p>22</text:p>
          </table:table-cell>
          <table:table-cell office:value-type="float" office:value="1.04279">
            <text:p>1.04279</text:p>
          </table:table-cell>
          <table:table-cell office:value-type="float" office:value="841.071">
            <text:p>841.071</text:p>
          </table:table-cell>
          <table:table-cell table:number-columns-repeated="6"/>
        </table:table-row>
        <table:table-row table:style-name="ro1">
          <table:table-cell office:value-type="float" office:value="1.04603">
            <text:p>1.04603</text:p>
          </table:table-cell>
          <table:table-cell office:value-type="float" office:value="29">
            <text:p>29</text:p>
          </table:table-cell>
          <table:table-cell office:value-type="float" office:value="1.05113">
            <text:p>1.05113</text:p>
          </table:table-cell>
          <table:table-cell office:value-type="float" office:value="884.357">
            <text:p>884.357</text:p>
          </table:table-cell>
          <table:table-cell office:value-type="float" office:value="1.04621">
            <text:p>1.04621</text:p>
          </table:table-cell>
          <table:table-cell office:value-type="float" office:value="22">
            <text:p>22</text:p>
          </table:table-cell>
          <table:table-cell office:value-type="float" office:value="1.04856">
            <text:p>1.04856</text:p>
          </table:table-cell>
          <table:table-cell office:value-type="float" office:value="805.214">
            <text:p>805.214</text:p>
          </table:table-cell>
          <table:table-cell table:number-columns-repeated="6"/>
        </table:table-row>
        <table:table-row table:style-name="ro1">
          <table:table-cell office:value-type="float" office:value="1.05071">
            <text:p>1.05071</text:p>
          </table:table-cell>
          <table:table-cell office:value-type="float" office:value="26">
            <text:p>26</text:p>
          </table:table-cell>
          <table:table-cell office:value-type="float" office:value="1.05286">
            <text:p>1.05286</text:p>
          </table:table-cell>
          <table:table-cell office:value-type="float" office:value="861.857">
            <text:p>861.857</text:p>
          </table:table-cell>
          <table:table-cell office:value-type="float" office:value="1.05788">
            <text:p>1.05788</text:p>
          </table:table-cell>
          <table:table-cell office:value-type="float" office:value="17">
            <text:p>17</text:p>
          </table:table-cell>
          <table:table-cell office:value-type="float" office:value="1.05976">
            <text:p>1.05976</text:p>
          </table:table-cell>
          <table:table-cell office:value-type="float" office:value="871.429">
            <text:p>871.429</text:p>
          </table:table-cell>
          <table:table-cell table:number-columns-repeated="6"/>
        </table:table-row>
        <table:table-row table:style-name="ro1">
          <table:table-cell office:value-type="float" office:value="1.04406">
            <text:p>1.04406</text:p>
          </table:table-cell>
          <table:table-cell office:value-type="float" office:value="33">
            <text:p>33</text:p>
          </table:table-cell>
          <table:table-cell office:value-type="float" office:value="1.04945">
            <text:p>1.04945</text:p>
          </table:table-cell>
          <table:table-cell office:value-type="float" office:value="840">
            <text:p>840</text:p>
          </table:table-cell>
          <table:table-cell office:value-type="float" office:value="1.04363">
            <text:p>1.04363</text:p>
          </table:table-cell>
          <table:table-cell office:value-type="float" office:value="22">
            <text:p>22</text:p>
          </table:table-cell>
          <table:table-cell office:value-type="float" office:value="1.04808">
            <text:p>1.04808</text:p>
          </table:table-cell>
          <table:table-cell office:value-type="float" office:value="842.286">
            <text:p>842.286</text:p>
          </table:table-cell>
          <table:table-cell table:number-columns-repeated="6"/>
        </table:table-row>
        <table:table-row table:style-name="ro1">
          <table:table-cell office:value-type="float" office:value="1.04218">
            <text:p>1.04218</text:p>
          </table:table-cell>
          <table:table-cell office:value-type="float" office:value="26">
            <text:p>26</text:p>
          </table:table-cell>
          <table:table-cell office:value-type="float" office:value="1.04448">
            <text:p>1.04448</text:p>
          </table:table-cell>
          <table:table-cell office:value-type="float" office:value="883">
            <text:p>883</text:p>
          </table:table-cell>
          <table:table-cell office:value-type="float" office:value="1.05453">
            <text:p>1.05453</text:p>
          </table:table-cell>
          <table:table-cell office:value-type="float" office:value="14">
            <text:p>14</text:p>
          </table:table-cell>
          <table:table-cell office:value-type="float" office:value="1.0528">
            <text:p>1.0528</text:p>
          </table:table-cell>
          <table:table-cell office:value-type="float" office:value="861.5">
            <text:p>861.5</text:p>
          </table:table-cell>
          <table:table-cell table:number-columns-repeated="6"/>
        </table:table-row>
        <table:table-row table:style-name="ro1">
          <table:table-cell office:value-type="float" office:value="1.07752">
            <text:p>1.07752</text:p>
          </table:table-cell>
          <table:table-cell office:value-type="float" office:value="16">
            <text:p>16</text:p>
          </table:table-cell>
          <table:table-cell office:value-type="float" office:value="1.07242">
            <text:p>1.07242</text:p>
          </table:table-cell>
          <table:table-cell office:value-type="float" office:value="808.143">
            <text:p>808.143</text:p>
          </table:table-cell>
          <table:table-cell office:value-type="float" office:value="1.03804">
            <text:p>1.03804</text:p>
          </table:table-cell>
          <table:table-cell office:value-type="float" office:value="29">
            <text:p>29</text:p>
          </table:table-cell>
          <table:table-cell office:value-type="float" office:value="1.04207">
            <text:p>1.04207</text:p>
          </table:table-cell>
          <table:table-cell office:value-type="float" office:value="833.214">
            <text:p>833.214</text:p>
          </table:table-cell>
          <table:table-cell table:number-columns-repeated="6"/>
        </table:table-row>
        <table:table-row table:style-name="ro1">
          <table:table-cell office:value-type="float" office:value="1.07444">
            <text:p>1.07444</text:p>
          </table:table-cell>
          <table:table-cell office:value-type="float" office:value="16">
            <text:p>16</text:p>
          </table:table-cell>
          <table:table-cell office:value-type="float" office:value="1.06994">
            <text:p>1.06994</text:p>
          </table:table-cell>
          <table:table-cell office:value-type="float" office:value="808.143">
            <text:p>808.143</text:p>
          </table:table-cell>
          <table:table-cell office:value-type="float" office:value="1.04358">
            <text:p>1.04358</text:p>
          </table:table-cell>
          <table:table-cell office:value-type="float" office:value="17">
            <text:p>17</text:p>
          </table:table-cell>
          <table:table-cell office:value-type="float" office:value="1.04587">
            <text:p>1.04587</text:p>
          </table:table-cell>
          <table:table-cell office:value-type="float" office:value="848.429">
            <text:p>848.429</text:p>
          </table:table-cell>
          <table:table-cell table:number-columns-repeated="6"/>
        </table:table-row>
        <table:table-row table:style-name="ro1">
          <table:table-cell office:value-type="float" office:value="1.04546">
            <text:p>1.04546</text:p>
          </table:table-cell>
          <table:table-cell office:value-type="float" office:value="26">
            <text:p>26</text:p>
          </table:table-cell>
          <table:table-cell office:value-type="float" office:value="1.04788">
            <text:p>1.04788</text:p>
          </table:table-cell>
          <table:table-cell office:value-type="float" office:value="883">
            <text:p>883</text:p>
          </table:table-cell>
          <table:table-cell office:value-type="float" office:value="1.04222">
            <text:p>1.04222</text:p>
          </table:table-cell>
          <table:table-cell office:value-type="float" office:value="28">
            <text:p>28</text:p>
          </table:table-cell>
          <table:table-cell office:value-type="float" office:value="1.04695">
            <text:p>1.04695</text:p>
          </table:table-cell>
          <table:table-cell office:value-type="float" office:value="909.071">
            <text:p>909.071</text:p>
          </table:table-cell>
          <table:table-cell table:number-columns-repeated="6"/>
        </table:table-row>
        <table:table-row table:style-name="ro1">
          <table:table-cell office:value-type="float" office:value="1.04172">
            <text:p>1.04172</text:p>
          </table:table-cell>
          <table:table-cell office:value-type="float" office:value="33">
            <text:p>33</text:p>
          </table:table-cell>
          <table:table-cell office:value-type="float" office:value="1.04613">
            <text:p>1.04613</text:p>
          </table:table-cell>
          <table:table-cell office:value-type="float" office:value="809.643">
            <text:p>809.643</text:p>
          </table:table-cell>
          <table:table-cell office:value-type="float" office:value="1.05522">
            <text:p>1.05522</text:p>
          </table:table-cell>
          <table:table-cell office:value-type="float" office:value="19">
            <text:p>19</text:p>
          </table:table-cell>
          <table:table-cell office:value-type="float" office:value="1.05567">
            <text:p>1.05567</text:p>
          </table:table-cell>
          <table:table-cell office:value-type="float" office:value="841.429">
            <text:p>841.429</text:p>
          </table:table-cell>
          <table:table-cell table:number-columns-repeated="6"/>
        </table:table-row>
        <table:table-row table:style-name="ro1">
          <table:table-cell office:value-type="float" office:value="1.04359">
            <text:p>1.04359</text:p>
          </table:table-cell>
          <table:table-cell office:value-type="float" office:value="29">
            <text:p>29</text:p>
          </table:table-cell>
          <table:table-cell office:value-type="float" office:value="1.04798">
            <text:p>1.04798</text:p>
          </table:table-cell>
          <table:table-cell office:value-type="float" office:value="884.357">
            <text:p>884.357</text:p>
          </table:table-cell>
          <table:table-cell office:value-type="float" office:value="1.04089">
            <text:p>1.04089</text:p>
          </table:table-cell>
          <table:table-cell office:value-type="float" office:value="22">
            <text:p>22</text:p>
          </table:table-cell>
          <table:table-cell office:value-type="float" office:value="1.0416">
            <text:p>1.0416</text:p>
          </table:table-cell>
          <table:table-cell office:value-type="float" office:value="818.357">
            <text:p>818.357</text:p>
          </table:table-cell>
          <table:table-cell table:number-columns-repeated="6"/>
        </table:table-row>
        <table:table-row table:style-name="ro1">
          <table:table-cell office:value-type="float" office:value="1.05691">
            <text:p>1.05691</text:p>
          </table:table-cell>
          <table:table-cell office:value-type="float" office:value="26">
            <text:p>26</text:p>
          </table:table-cell>
          <table:table-cell office:value-type="float" office:value="1.06035">
            <text:p>1.06035</text:p>
          </table:table-cell>
          <table:table-cell office:value-type="float" office:value="843.357">
            <text:p>843.357</text:p>
          </table:table-cell>
          <table:table-cell office:value-type="float" office:value="1.03611">
            <text:p>1.03611</text:p>
          </table:table-cell>
          <table:table-cell office:value-type="float" office:value="29">
            <text:p>29</text:p>
          </table:table-cell>
          <table:table-cell office:value-type="float" office:value="1.03943">
            <text:p>1.03943</text:p>
          </table:table-cell>
          <table:table-cell office:value-type="float" office:value="799.5">
            <text:p>799.5</text:p>
          </table:table-cell>
          <table:table-cell table:number-columns-repeated="6"/>
        </table:table-row>
        <table:table-row table:style-name="ro1">
          <table:table-cell office:value-type="float" office:value="1.07375">
            <text:p>1.07375</text:p>
          </table:table-cell>
          <table:table-cell office:value-type="float" office:value="16">
            <text:p>16</text:p>
          </table:table-cell>
          <table:table-cell office:value-type="float" office:value="1.07134">
            <text:p>1.07134</text:p>
          </table:table-cell>
          <table:table-cell office:value-type="float" office:value="841.429">
            <text:p>841.429</text:p>
          </table:table-cell>
          <table:table-cell office:value-type="float" office:value="1.05095">
            <text:p>1.05095</text:p>
          </table:table-cell>
          <table:table-cell office:value-type="float" office:value="18">
            <text:p>18</text:p>
          </table:table-cell>
          <table:table-cell office:value-type="float" office:value="1.05519">
            <text:p>1.05519</text:p>
          </table:table-cell>
          <table:table-cell office:value-type="float" office:value="904.286">
            <text:p>904.286</text:p>
          </table:table-cell>
          <table:table-cell table:number-columns-repeated="6"/>
        </table:table-row>
        <table:table-row table:style-name="ro1">
          <table:table-cell office:value-type="float" office:value="1.04442">
            <text:p>1.04442</text:p>
          </table:table-cell>
          <table:table-cell office:value-type="float" office:value="26">
            <text:p>26</text:p>
          </table:table-cell>
          <table:table-cell office:value-type="float" office:value="1.04746">
            <text:p>1.04746</text:p>
          </table:table-cell>
          <table:table-cell office:value-type="float" office:value="883">
            <text:p>883</text:p>
          </table:table-cell>
          <table:table-cell office:value-type="float" office:value="1.04967">
            <text:p>1.04967</text:p>
          </table:table-cell>
          <table:table-cell office:value-type="float" office:value="19">
            <text:p>19</text:p>
          </table:table-cell>
          <table:table-cell office:value-type="float" office:value="1.05379">
            <text:p>1.05379</text:p>
          </table:table-cell>
          <table:table-cell office:value-type="float" office:value="828.857">
            <text:p>828.857</text:p>
          </table:table-cell>
          <table:table-cell table:number-columns-repeated="6"/>
        </table:table-row>
        <table:table-row table:style-name="ro1">
          <table:table-cell office:value-type="float" office:value="1.04143">
            <text:p>1.04143</text:p>
          </table:table-cell>
          <table:table-cell office:value-type="float" office:value="32">
            <text:p>32</text:p>
          </table:table-cell>
          <table:table-cell office:value-type="float" office:value="1.04481">
            <text:p>1.04481</text:p>
          </table:table-cell>
          <table:table-cell office:value-type="float" office:value="809.643">
            <text:p>809.643</text:p>
          </table:table-cell>
          <table:table-cell office:value-type="float" office:value="1.03545">
            <text:p>1.03545</text:p>
          </table:table-cell>
          <table:table-cell office:value-type="float" office:value="29">
            <text:p>29</text:p>
          </table:table-cell>
          <table:table-cell office:value-type="float" office:value="1.03853">
            <text:p>1.03853</text:p>
          </table:table-cell>
          <table:table-cell office:value-type="float" office:value="833.214">
            <text:p>833.214</text:p>
          </table:table-cell>
          <table:table-cell table:number-columns-repeated="6"/>
        </table:table-row>
        <table:table-row table:style-name="ro1">
          <table:table-cell office:value-type="float" office:value="1.0429">
            <text:p>1.0429</text:p>
          </table:table-cell>
          <table:table-cell office:value-type="float" office:value="29">
            <text:p>29</text:p>
          </table:table-cell>
          <table:table-cell office:value-type="float" office:value="1.04714">
            <text:p>1.04714</text:p>
          </table:table-cell>
          <table:table-cell office:value-type="float" office:value="821.357">
            <text:p>821.357</text:p>
          </table:table-cell>
          <table:table-cell office:value-type="float" office:value="1.04428">
            <text:p>1.04428</text:p>
          </table:table-cell>
          <table:table-cell office:value-type="float" office:value="20">
            <text:p>20</text:p>
          </table:table-cell>
          <table:table-cell office:value-type="float" office:value="1.04583">
            <text:p>1.04583</text:p>
          </table:table-cell>
          <table:table-cell office:value-type="float" office:value="820.786">
            <text:p>820.786</text:p>
          </table:table-cell>
          <table:table-cell table:number-columns-repeated="6"/>
        </table:table-row>
        <table:table-row table:style-name="ro1">
          <table:table-cell office:value-type="string">
            <text:p>Label 15 </text:p>
          </table:table-cell>
          <table:table-cell table:number-columns-repeated="3"/>
          <table:table-cell office:value-type="string">
            <text:p>Label 15 </text:p>
          </table:table-cell>
          <table:table-cell table:number-columns-repeated="9"/>
        </table:table-row>
        <table:table-row table:style-name="ro1">
          <table:table-cell office:value-type="float" office:value="1.04625">
            <text:p>1.04625</text:p>
          </table:table-cell>
          <table:table-cell office:value-type="float" office:value="26">
            <text:p>26</text:p>
          </table:table-cell>
          <table:table-cell office:value-type="float" office:value="1.0502">
            <text:p>1.0502</text:p>
          </table:table-cell>
          <table:table-cell office:value-type="float" office:value="834.733">
            <text:p>834.733</text:p>
          </table:table-cell>
          <table:table-cell office:value-type="float" office:value="1.0475">
            <text:p>1.0475</text:p>
          </table:table-cell>
          <table:table-cell office:value-type="float" office:value="18">
            <text:p>18</text:p>
          </table:table-cell>
          <table:table-cell office:value-type="float" office:value="1.0493">
            <text:p>1.0493</text:p>
          </table:table-cell>
          <table:table-cell office:value-type="float" office:value="813.6">
            <text:p>813.6</text:p>
          </table:table-cell>
          <table:table-cell table:number-columns-repeated="6"/>
        </table:table-row>
        <table:table-row table:style-name="ro1">
          <table:table-cell office:value-type="float" office:value="1.04059">
            <text:p>1.04059</text:p>
          </table:table-cell>
          <table:table-cell office:value-type="float" office:value="29">
            <text:p>29</text:p>
          </table:table-cell>
          <table:table-cell office:value-type="float" office:value="1.04372">
            <text:p>1.04372</text:p>
          </table:table-cell>
          <table:table-cell office:value-type="float" office:value="850.733">
            <text:p>850.733</text:p>
          </table:table-cell>
          <table:table-cell office:value-type="float" office:value="1.0536">
            <text:p>1.0536</text:p>
          </table:table-cell>
          <table:table-cell office:value-type="float" office:value="18">
            <text:p>18</text:p>
          </table:table-cell>
          <table:table-cell office:value-type="float" office:value="1.05058">
            <text:p>1.05058</text:p>
          </table:table-cell>
          <table:table-cell office:value-type="float" office:value="829.2">
            <text:p>829.2</text:p>
          </table:table-cell>
          <table:table-cell table:number-columns-repeated="6"/>
        </table:table-row>
        <table:table-row table:style-name="ro1">
          <table:table-cell office:value-type="float" office:value="1.04376">
            <text:p>1.04376</text:p>
          </table:table-cell>
          <table:table-cell office:value-type="float" office:value="25">
            <text:p>25</text:p>
          </table:table-cell>
          <table:table-cell office:value-type="float" office:value="1.04816">
            <text:p>1.04816</text:p>
          </table:table-cell>
          <table:table-cell office:value-type="float" office:value="885.533">
            <text:p>885.533</text:p>
          </table:table-cell>
          <table:table-cell office:value-type="float" office:value="1.0438">
            <text:p>1.0438</text:p>
          </table:table-cell>
          <table:table-cell office:value-type="float" office:value="18">
            <text:p>18</text:p>
          </table:table-cell>
          <table:table-cell office:value-type="float" office:value="1.04613">
            <text:p>1.04613</text:p>
          </table:table-cell>
          <table:table-cell office:value-type="float" office:value="873.667">
            <text:p>873.667</text:p>
          </table:table-cell>
          <table:table-cell table:number-columns-repeated="6"/>
        </table:table-row>
        <table:table-row table:style-name="ro1">
          <table:table-cell office:value-type="float" office:value="1.07175">
            <text:p>1.07175</text:p>
          </table:table-cell>
          <table:table-cell office:value-type="float" office:value="17">
            <text:p>17</text:p>
          </table:table-cell>
          <table:table-cell office:value-type="float" office:value="1.06864">
            <text:p>1.06864</text:p>
          </table:table-cell>
          <table:table-cell office:value-type="float" office:value="851.467">
            <text:p>851.467</text:p>
          </table:table-cell>
          <table:table-cell office:value-type="float" office:value="1.03719">
            <text:p>1.03719</text:p>
          </table:table-cell>
          <table:table-cell office:value-type="float" office:value="26">
            <text:p>26</text:p>
          </table:table-cell>
          <table:table-cell office:value-type="float" office:value="1.04038">
            <text:p>1.04038</text:p>
          </table:table-cell>
          <table:table-cell office:value-type="float" office:value="827.467">
            <text:p>827.467</text:p>
          </table:table-cell>
          <table:table-cell table:number-columns-repeated="6"/>
        </table:table-row>
        <table:table-row table:style-name="ro1">
          <table:table-cell office:value-type="float" office:value="1.05233">
            <text:p>1.05233</text:p>
          </table:table-cell>
          <table:table-cell office:value-type="float" office:value="24">
            <text:p>24</text:p>
          </table:table-cell>
          <table:table-cell office:value-type="float" office:value="1.05472">
            <text:p>1.05472</text:p>
          </table:table-cell>
          <table:table-cell office:value-type="float" office:value="872.867">
            <text:p>872.867</text:p>
          </table:table-cell>
          <table:table-cell office:value-type="float" office:value="1.05222">
            <text:p>1.05222</text:p>
          </table:table-cell>
          <table:table-cell office:value-type="float" office:value="21">
            <text:p>21</text:p>
          </table:table-cell>
          <table:table-cell office:value-type="float" office:value="1.05585">
            <text:p>1.05585</text:p>
          </table:table-cell>
          <table:table-cell office:value-type="float" office:value="894.4">
            <text:p>894.4</text:p>
          </table:table-cell>
          <table:table-cell table:number-columns-repeated="6"/>
        </table:table-row>
        <table:table-row table:style-name="ro1">
          <table:table-cell office:value-type="float" office:value="1.03999">
            <text:p>1.03999</text:p>
          </table:table-cell>
          <table:table-cell office:value-type="float" office:value="29">
            <text:p>29</text:p>
          </table:table-cell>
          <table:table-cell office:value-type="float" office:value="1.04343">
            <text:p>1.04343</text:p>
          </table:table-cell>
          <table:table-cell office:value-type="float" office:value="852.467">
            <text:p>852.467</text:p>
          </table:table-cell>
          <table:table-cell office:value-type="float" office:value="1.03868">
            <text:p>1.03868</text:p>
          </table:table-cell>
          <table:table-cell office:value-type="float" office:value="26">
            <text:p>26</text:p>
          </table:table-cell>
          <table:table-cell office:value-type="float" office:value="1.04295">
            <text:p>1.04295</text:p>
          </table:table-cell>
          <table:table-cell office:value-type="float" office:value="876.133">
            <text:p>876.133</text:p>
          </table:table-cell>
          <table:table-cell table:number-columns-repeated="6"/>
        </table:table-row>
        <table:table-row table:style-name="ro1">
          <table:table-cell office:value-type="float" office:value="1.06195">
            <text:p>1.06195</text:p>
          </table:table-cell>
          <table:table-cell office:value-type="float" office:value="18">
            <text:p>18</text:p>
          </table:table-cell>
          <table:table-cell office:value-type="float" office:value="1.06189">
            <text:p>1.06189</text:p>
          </table:table-cell>
          <table:table-cell office:value-type="float" office:value="859.8">
            <text:p>859.8</text:p>
          </table:table-cell>
          <table:table-cell office:value-type="float" office:value="1.04718">
            <text:p>1.04718</text:p>
          </table:table-cell>
          <table:table-cell office:value-type="float" office:value="19">
            <text:p>19</text:p>
          </table:table-cell>
          <table:table-cell office:value-type="float" office:value="1.05047">
            <text:p>1.05047</text:p>
          </table:table-cell>
          <table:table-cell office:value-type="float" office:value="902.267">
            <text:p>902.267</text:p>
          </table:table-cell>
          <table:table-cell table:number-columns-repeated="6"/>
        </table:table-row>
        <table:table-row table:style-name="ro1">
          <table:table-cell office:value-type="float" office:value="1.04603">
            <text:p>1.04603</text:p>
          </table:table-cell>
          <table:table-cell office:value-type="float" office:value="29">
            <text:p>29</text:p>
          </table:table-cell>
          <table:table-cell office:value-type="float" office:value="1.04919">
            <text:p>1.04919</text:p>
          </table:table-cell>
          <table:table-cell office:value-type="float" office:value="867.667">
            <text:p>867.667</text:p>
          </table:table-cell>
          <table:table-cell office:value-type="float" office:value="1.05897">
            <text:p>1.05897</text:p>
          </table:table-cell>
          <table:table-cell office:value-type="float" office:value="13">
            <text:p>13</text:p>
          </table:table-cell>
          <table:table-cell office:value-type="float" office:value="1.05695">
            <text:p>1.05695</text:p>
          </table:table-cell>
          <table:table-cell office:value-type="float" office:value="843.333">
            <text:p>843.333</text:p>
          </table:table-cell>
          <table:table-cell table:number-columns-repeated="6"/>
        </table:table-row>
        <table:table-row table:style-name="ro1">
          <table:table-cell office:value-type="float" office:value="1.04335">
            <text:p>1.04335</text:p>
          </table:table-cell>
          <table:table-cell office:value-type="float" office:value="29">
            <text:p>29</text:p>
          </table:table-cell>
          <table:table-cell office:value-type="float" office:value="1.04645">
            <text:p>1.04645</text:p>
          </table:table-cell>
          <table:table-cell office:value-type="float" office:value="850.733">
            <text:p>850.733</text:p>
          </table:table-cell>
          <table:table-cell office:value-type="float" office:value="1.0501">
            <text:p>1.0501</text:p>
          </table:table-cell>
          <table:table-cell office:value-type="float" office:value="21">
            <text:p>21</text:p>
          </table:table-cell>
          <table:table-cell office:value-type="float" office:value="1.05338">
            <text:p>1.05338</text:p>
          </table:table-cell>
          <table:table-cell office:value-type="float" office:value="903.467">
            <text:p>903.467</text:p>
          </table:table-cell>
          <table:table-cell table:number-columns-repeated="6"/>
        </table:table-row>
        <table:table-row table:style-name="ro1">
          <table:table-cell office:value-type="float" office:value="1.04786">
            <text:p>1.04786</text:p>
          </table:table-cell>
          <table:table-cell office:value-type="float" office:value="29">
            <text:p>29</text:p>
          </table:table-cell>
          <table:table-cell office:value-type="float" office:value="1.05143">
            <text:p>1.05143</text:p>
          </table:table-cell>
          <table:table-cell office:value-type="float" office:value="853.067">
            <text:p>853.067</text:p>
          </table:table-cell>
          <table:table-cell office:value-type="float" office:value="1.03679">
            <text:p>1.03679</text:p>
          </table:table-cell>
          <table:table-cell office:value-type="float" office:value="26">
            <text:p>26</text:p>
          </table:table-cell>
          <table:table-cell office:value-type="float" office:value="1.04106">
            <text:p>1.04106</text:p>
          </table:table-cell>
          <table:table-cell office:value-type="float" office:value="860.467">
            <text:p>860.467</text:p>
          </table:table-cell>
          <table:table-cell table:number-columns-repeated="6"/>
        </table:table-row>
        <table:table-row table:style-name="ro1">
          <table:table-cell office:value-type="float" office:value="1.07029">
            <text:p>1.07029</text:p>
          </table:table-cell>
          <table:table-cell office:value-type="float" office:value="16">
            <text:p>16</text:p>
          </table:table-cell>
          <table:table-cell office:value-type="float" office:value="1.0671">
            <text:p>1.0671</text:p>
          </table:table-cell>
          <table:table-cell office:value-type="float" office:value="851.467">
            <text:p>851.467</text:p>
          </table:table-cell>
          <table:table-cell office:value-type="float" office:value="1.03317">
            <text:p>1.03317</text:p>
          </table:table-cell>
          <table:table-cell office:value-type="float" office:value="30">
            <text:p>30</text:p>
          </table:table-cell>
          <table:table-cell office:value-type="float" office:value="1.03507">
            <text:p>1.03507</text:p>
          </table:table-cell>
          <table:table-cell office:value-type="float" office:value="807.067">
            <text:p>807.067</text:p>
          </table:table-cell>
          <table:table-cell table:number-columns-repeated="6"/>
        </table:table-row>
        <table:table-row table:style-name="ro1">
          <table:table-cell office:value-type="float" office:value="1.04269">
            <text:p>1.04269</text:p>
          </table:table-cell>
          <table:table-cell office:value-type="float" office:value="29">
            <text:p>29</text:p>
          </table:table-cell>
          <table:table-cell office:value-type="float" office:value="1.04679">
            <text:p>1.04679</text:p>
          </table:table-cell>
          <table:table-cell office:value-type="float" office:value="852.467">
            <text:p>852.467</text:p>
          </table:table-cell>
          <table:table-cell office:value-type="float" office:value="1.06219">
            <text:p>1.06219</text:p>
          </table:table-cell>
          <table:table-cell office:value-type="float" office:value="16">
            <text:p>16</text:p>
          </table:table-cell>
          <table:table-cell office:value-type="float" office:value="1.05895">
            <text:p>1.05895</text:p>
          </table:table-cell>
          <table:table-cell office:value-type="float" office:value="838.467">
            <text:p>838.467</text:p>
          </table:table-cell>
          <table:table-cell table:number-columns-repeated="6"/>
        </table:table-row>
        <table:table-row table:style-name="ro1">
          <table:table-cell office:value-type="float" office:value="1.04126">
            <text:p>1.04126</text:p>
          </table:table-cell>
          <table:table-cell office:value-type="float" office:value="29">
            <text:p>29</text:p>
          </table:table-cell>
          <table:table-cell office:value-type="float" office:value="1.04424">
            <text:p>1.04424</text:p>
          </table:table-cell>
          <table:table-cell office:value-type="float" office:value="850.733">
            <text:p>850.733</text:p>
          </table:table-cell>
          <table:table-cell office:value-type="float" office:value="1.04918">
            <text:p>1.04918</text:p>
          </table:table-cell>
          <table:table-cell office:value-type="float" office:value="20">
            <text:p>20</text:p>
          </table:table-cell>
          <table:table-cell office:value-type="float" office:value="1.05302">
            <text:p>1.05302</text:p>
          </table:table-cell>
          <table:table-cell office:value-type="float" office:value="894.4">
            <text:p>894.4</text:p>
          </table:table-cell>
          <table:table-cell table:number-columns-repeated="6"/>
        </table:table-row>
        <table:table-row table:style-name="ro1">
          <table:table-cell office:value-type="float" office:value="1.04231">
            <text:p>1.04231</text:p>
          </table:table-cell>
          <table:table-cell office:value-type="float" office:value="29">
            <text:p>29</text:p>
          </table:table-cell>
          <table:table-cell office:value-type="float" office:value="1.0456">
            <text:p>1.0456</text:p>
          </table:table-cell>
          <table:table-cell office:value-type="float" office:value="852.467">
            <text:p>852.467</text:p>
          </table:table-cell>
          <table:table-cell office:value-type="float" office:value="1.04817">
            <text:p>1.04817</text:p>
          </table:table-cell>
          <table:table-cell office:value-type="float" office:value="15">
            <text:p>15</text:p>
          </table:table-cell>
          <table:table-cell office:value-type="float" office:value="1.05169">
            <text:p>1.05169</text:p>
          </table:table-cell>
          <table:table-cell office:value-type="float" office:value="901.533">
            <text:p>901.533</text:p>
          </table:table-cell>
          <table:table-cell table:number-columns-repeated="6"/>
        </table:table-row>
        <table:table-row table:style-name="ro1">
          <table:table-cell office:value-type="float" office:value="1.04342">
            <text:p>1.04342</text:p>
          </table:table-cell>
          <table:table-cell office:value-type="float" office:value="28">
            <text:p>28</text:p>
          </table:table-cell>
          <table:table-cell office:value-type="float" office:value="1.0447">
            <text:p>1.0447</text:p>
          </table:table-cell>
          <table:table-cell office:value-type="float" office:value="856.133">
            <text:p>856.133</text:p>
          </table:table-cell>
          <table:table-cell office:value-type="float" office:value="1.05251">
            <text:p>1.05251</text:p>
          </table:table-cell>
          <table:table-cell office:value-type="float" office:value="17">
            <text:p>17</text:p>
          </table:table-cell>
          <table:table-cell office:value-type="float" office:value="1.05565">
            <text:p>1.05565</text:p>
          </table:table-cell>
          <table:table-cell office:value-type="float" office:value="902.267">
            <text:p>902.267</text:p>
          </table:table-cell>
          <table:table-cell table:number-columns-repeated="6"/>
        </table:table-row>
        <table:table-row table:style-name="ro1">
          <table:table-cell office:value-type="float" office:value="1.04709">
            <text:p>1.04709</text:p>
          </table:table-cell>
          <table:table-cell office:value-type="float" office:value="25">
            <text:p>25</text:p>
          </table:table-cell>
          <table:table-cell office:value-type="float" office:value="1.05155">
            <text:p>1.05155</text:p>
          </table:table-cell>
          <table:table-cell office:value-type="float" office:value="885.533">
            <text:p>885.533</text:p>
          </table:table-cell>
          <table:table-cell office:value-type="float" office:value="1.05084">
            <text:p>1.05084</text:p>
          </table:table-cell>
          <table:table-cell office:value-type="float" office:value="20">
            <text:p>20</text:p>
          </table:table-cell>
          <table:table-cell office:value-type="float" office:value="1.05408">
            <text:p>1.05408</text:p>
          </table:table-cell>
          <table:table-cell office:value-type="float" office:value="890.733">
            <text:p>890.733</text:p>
          </table:table-cell>
          <table:table-cell table:number-columns-repeated="6"/>
        </table:table-row>
        <table:table-row table:style-name="ro1">
          <table:table-cell office:value-type="float" office:value="1.04151">
            <text:p>1.04151</text:p>
          </table:table-cell>
          <table:table-cell office:value-type="float" office:value="29">
            <text:p>29</text:p>
          </table:table-cell>
          <table:table-cell office:value-type="float" office:value="1.04513">
            <text:p>1.04513</text:p>
          </table:table-cell>
          <table:table-cell office:value-type="float" office:value="852.467">
            <text:p>852.467</text:p>
          </table:table-cell>
          <table:table-cell office:value-type="float" office:value="1.03767">
            <text:p>1.03767</text:p>
          </table:table-cell>
          <table:table-cell office:value-type="float" office:value="21">
            <text:p>21</text:p>
          </table:table-cell>
          <table:table-cell office:value-type="float" office:value="1.03733">
            <text:p>1.03733</text:p>
          </table:table-cell>
          <table:table-cell office:value-type="float" office:value="825.267">
            <text:p>825.267</text:p>
          </table:table-cell>
          <table:table-cell table:number-columns-repeated="6"/>
        </table:table-row>
        <table:table-row table:style-name="ro1">
          <table:table-cell office:value-type="float" office:value="1.0489">
            <text:p>1.0489</text:p>
          </table:table-cell>
          <table:table-cell office:value-type="float" office:value="29">
            <text:p>29</text:p>
          </table:table-cell>
          <table:table-cell office:value-type="float" office:value="1.05279">
            <text:p>1.05279</text:p>
          </table:table-cell>
          <table:table-cell office:value-type="float" office:value="869.067">
            <text:p>869.067</text:p>
          </table:table-cell>
          <table:table-cell office:value-type="float" office:value="1.03983">
            <text:p>1.03983</text:p>
          </table:table-cell>
          <table:table-cell office:value-type="float" office:value="26">
            <text:p>26</text:p>
          </table:table-cell>
          <table:table-cell office:value-type="float" office:value="1.04357">
            <text:p>1.04357</text:p>
          </table:table-cell>
          <table:table-cell office:value-type="float" office:value="875.733">
            <text:p>875.733</text:p>
          </table:table-cell>
          <table:table-cell table:number-columns-repeated="6"/>
        </table:table-row>
        <table:table-row table:style-name="ro1">
          <table:table-cell office:value-type="float" office:value="1.04611">
            <text:p>1.04611</text:p>
          </table:table-cell>
          <table:table-cell office:value-type="float" office:value="29">
            <text:p>29</text:p>
          </table:table-cell>
          <table:table-cell office:value-type="float" office:value="1.04964">
            <text:p>1.04964</text:p>
          </table:table-cell>
          <table:table-cell office:value-type="float" office:value="869.067">
            <text:p>869.067</text:p>
          </table:table-cell>
          <table:table-cell office:value-type="float" office:value="1.04587">
            <text:p>1.04587</text:p>
          </table:table-cell>
          <table:table-cell office:value-type="float" office:value="21">
            <text:p>21</text:p>
          </table:table-cell>
          <table:table-cell office:value-type="float" office:value="1.05004">
            <text:p>1.05004</text:p>
          </table:table-cell>
          <table:table-cell office:value-type="float" office:value="898.2">
            <text:p>898.2</text:p>
          </table:table-cell>
          <table:table-cell table:number-columns-repeated="6"/>
        </table:table-row>
        <table:table-row table:style-name="ro1">
          <table:table-cell office:value-type="float" office:value="1.04859">
            <text:p>1.04859</text:p>
          </table:table-cell>
          <table:table-cell office:value-type="float" office:value="25">
            <text:p>25</text:p>
          </table:table-cell>
          <table:table-cell office:value-type="float" office:value="1.05118">
            <text:p>1.05118</text:p>
          </table:table-cell>
          <table:table-cell office:value-type="float" office:value="872.867">
            <text:p>872.867</text:p>
          </table:table-cell>
          <table:table-cell office:value-type="float" office:value="1.03077">
            <text:p>1.03077</text:p>
          </table:table-cell>
          <table:table-cell office:value-type="float" office:value="30">
            <text:p>30</text:p>
          </table:table-cell>
          <table:table-cell office:value-type="float" office:value="1.03206">
            <text:p>1.03206</text:p>
          </table:table-cell>
          <table:table-cell office:value-type="float" office:value="807.067">
            <text:p>807.067</text:p>
          </table:table-cell>
          <table:table-cell table:number-columns-repeated="6"/>
        </table:table-row>
        <table:table-row table:style-name="ro1">
          <table:table-cell office:value-type="string">
            <text:p>Label 16 </text:p>
          </table:table-cell>
          <table:table-cell table:number-columns-repeated="3"/>
          <table:table-cell office:value-type="string">
            <text:p>Label 16 </text:p>
          </table:table-cell>
          <table:table-cell table:number-columns-repeated="9"/>
        </table:table-row>
        <table:table-row table:style-name="ro1">
          <table:table-cell office:value-type="float" office:value="1.06733">
            <text:p>1.06733</text:p>
          </table:table-cell>
          <table:table-cell office:value-type="float" office:value="21">
            <text:p>21</text:p>
          </table:table-cell>
          <table:table-cell office:value-type="float" office:value="1.07228">
            <text:p>1.07228</text:p>
          </table:table-cell>
          <table:table-cell office:value-type="float" office:value="904.562">
            <text:p>904.562</text:p>
          </table:table-cell>
          <table:table-cell office:value-type="float" office:value="1.04154">
            <text:p>1.04154</text:p>
          </table:table-cell>
          <table:table-cell office:value-type="float" office:value="14">
            <text:p>14</text:p>
          </table:table-cell>
          <table:table-cell office:value-type="float" office:value="1.04469">
            <text:p>1.04469</text:p>
          </table:table-cell>
          <table:table-cell office:value-type="float" office:value="926.125">
            <text:p>926.125</text:p>
          </table:table-cell>
          <table:table-cell table:number-columns-repeated="6"/>
        </table:table-row>
        <table:table-row table:style-name="ro1">
          <table:table-cell office:value-type="float" office:value="1.05187">
            <text:p>1.05187</text:p>
          </table:table-cell>
          <table:table-cell office:value-type="float" office:value="17">
            <text:p>17</text:p>
          </table:table-cell>
          <table:table-cell office:value-type="float" office:value="1.05255">
            <text:p>1.05255</text:p>
          </table:table-cell>
          <table:table-cell office:value-type="float" office:value="860">
            <text:p>860</text:p>
          </table:table-cell>
          <table:table-cell office:value-type="float" office:value="1.04449">
            <text:p>1.04449</text:p>
          </table:table-cell>
          <table:table-cell office:value-type="float" office:value="16">
            <text:p>16</text:p>
          </table:table-cell>
          <table:table-cell office:value-type="float" office:value="1.04457">
            <text:p>1.04457</text:p>
          </table:table-cell>
          <table:table-cell office:value-type="float" office:value="845.562">
            <text:p>845.562</text:p>
          </table:table-cell>
          <table:table-cell table:number-columns-repeated="6"/>
        </table:table-row>
        <table:table-row table:style-name="ro1">
          <table:table-cell office:value-type="float" office:value="1.04578">
            <text:p>1.04578</text:p>
          </table:table-cell>
          <table:table-cell office:value-type="float" office:value="17">
            <text:p>17</text:p>
          </table:table-cell>
          <table:table-cell office:value-type="float" office:value="1.04753">
            <text:p>1.04753</text:p>
          </table:table-cell>
          <table:table-cell office:value-type="float" office:value="881.188">
            <text:p>881.188</text:p>
          </table:table-cell>
          <table:table-cell office:value-type="float" office:value="1.05104">
            <text:p>1.05104</text:p>
          </table:table-cell>
          <table:table-cell office:value-type="float" office:value="15">
            <text:p>15</text:p>
          </table:table-cell>
          <table:table-cell office:value-type="float" office:value="1.05375">
            <text:p>1.05375</text:p>
          </table:table-cell>
          <table:table-cell office:value-type="float" office:value="899.312">
            <text:p>899.312</text:p>
          </table:table-cell>
          <table:table-cell table:number-columns-repeated="6"/>
        </table:table-row>
        <table:table-row table:style-name="ro1">
          <table:table-cell office:value-type="float" office:value="1.055">
            <text:p>1.055</text:p>
          </table:table-cell>
          <table:table-cell office:value-type="float" office:value="21">
            <text:p>21</text:p>
          </table:table-cell>
          <table:table-cell office:value-type="float" office:value="1.05623">
            <text:p>1.05623</text:p>
          </table:table-cell>
          <table:table-cell office:value-type="float" office:value="878.75">
            <text:p>878.75</text:p>
          </table:table-cell>
          <table:table-cell office:value-type="float" office:value="1.04331">
            <text:p>1.04331</text:p>
          </table:table-cell>
          <table:table-cell office:value-type="float" office:value="19">
            <text:p>19</text:p>
          </table:table-cell>
          <table:table-cell office:value-type="float" office:value="1.04421">
            <text:p>1.04421</text:p>
          </table:table-cell>
          <table:table-cell office:value-type="float" office:value="881.875">
            <text:p>881.875</text:p>
          </table:table-cell>
          <table:table-cell table:number-columns-repeated="6"/>
        </table:table-row>
        <table:table-row table:style-name="ro1">
          <table:table-cell office:value-type="float" office:value="1.05209">
            <text:p>1.05209</text:p>
          </table:table-cell>
          <table:table-cell office:value-type="float" office:value="19">
            <text:p>19</text:p>
          </table:table-cell>
          <table:table-cell office:value-type="float" office:value="1.05283">
            <text:p>1.05283</text:p>
          </table:table-cell>
          <table:table-cell office:value-type="float" office:value="856.562">
            <text:p>856.562</text:p>
          </table:table-cell>
          <table:table-cell office:value-type="float" office:value="1.04315">
            <text:p>1.04315</text:p>
          </table:table-cell>
          <table:table-cell office:value-type="float" office:value="16">
            <text:p>16</text:p>
          </table:table-cell>
          <table:table-cell office:value-type="float" office:value="1.04381">
            <text:p>1.04381</text:p>
          </table:table-cell>
          <table:table-cell office:value-type="float" office:value="883.062">
            <text:p>883.062</text:p>
          </table:table-cell>
          <table:table-cell table:number-columns-repeated="6"/>
        </table:table-row>
        <table:table-row table:style-name="ro1">
          <table:table-cell office:value-type="float" office:value="1.04762">
            <text:p>1.04762</text:p>
          </table:table-cell>
          <table:table-cell office:value-type="float" office:value="18">
            <text:p>18</text:p>
          </table:table-cell>
          <table:table-cell office:value-type="float" office:value="1.04929">
            <text:p>1.04929</text:p>
          </table:table-cell>
          <table:table-cell office:value-type="float" office:value="856.562">
            <text:p>856.562</text:p>
          </table:table-cell>
          <table:table-cell office:value-type="float" office:value="1.03358">
            <text:p>1.03358</text:p>
          </table:table-cell>
          <table:table-cell office:value-type="float" office:value="23">
            <text:p>23</text:p>
          </table:table-cell>
          <table:table-cell office:value-type="float" office:value="1.0345">
            <text:p>1.0345</text:p>
          </table:table-cell>
          <table:table-cell office:value-type="float" office:value="810.688">
            <text:p>810.688</text:p>
          </table:table-cell>
          <table:table-cell table:number-columns-repeated="6"/>
        </table:table-row>
        <table:table-row table:style-name="ro1">
          <table:table-cell office:value-type="float" office:value="1.0519">
            <text:p>1.0519</text:p>
          </table:table-cell>
          <table:table-cell office:value-type="float" office:value="18">
            <text:p>18</text:p>
          </table:table-cell>
          <table:table-cell office:value-type="float" office:value="1.05444">
            <text:p>1.05444</text:p>
          </table:table-cell>
          <table:table-cell office:value-type="float" office:value="906.188">
            <text:p>906.188</text:p>
          </table:table-cell>
          <table:table-cell office:value-type="float" office:value="1.04868">
            <text:p>1.04868</text:p>
          </table:table-cell>
          <table:table-cell office:value-type="float" office:value="15">
            <text:p>15</text:p>
          </table:table-cell>
          <table:table-cell office:value-type="float" office:value="1.05179">
            <text:p>1.05179</text:p>
          </table:table-cell>
          <table:table-cell office:value-type="float" office:value="899.312">
            <text:p>899.312</text:p>
          </table:table-cell>
          <table:table-cell table:number-columns-repeated="6"/>
        </table:table-row>
        <table:table-row table:style-name="ro1">
          <table:table-cell office:value-type="float" office:value="1.09377">
            <text:p>1.09377</text:p>
          </table:table-cell>
          <table:table-cell office:value-type="float" office:value="15">
            <text:p>15</text:p>
          </table:table-cell>
          <table:table-cell office:value-type="float" office:value="1.08588">
            <text:p>1.08588</text:p>
          </table:table-cell>
          <table:table-cell office:value-type="float" office:value="874.812">
            <text:p>874.812</text:p>
          </table:table-cell>
          <table:table-cell office:value-type="float" office:value="1.05031">
            <text:p>1.05031</text:p>
          </table:table-cell>
          <table:table-cell office:value-type="float" office:value="15">
            <text:p>15</text:p>
          </table:table-cell>
          <table:table-cell office:value-type="float" office:value="1.05258">
            <text:p>1.05258</text:p>
          </table:table-cell>
          <table:table-cell office:value-type="float" office:value="899.312">
            <text:p>899.312</text:p>
          </table:table-cell>
          <table:table-cell table:number-columns-repeated="6"/>
        </table:table-row>
        <table:table-row table:style-name="ro1">
          <table:table-cell office:value-type="float" office:value="1.04672">
            <text:p>1.04672</text:p>
          </table:table-cell>
          <table:table-cell office:value-type="float" office:value="20">
            <text:p>20</text:p>
          </table:table-cell>
          <table:table-cell office:value-type="float" office:value="1.04778">
            <text:p>1.04778</text:p>
          </table:table-cell>
          <table:table-cell office:value-type="float" office:value="881.188">
            <text:p>881.188</text:p>
          </table:table-cell>
          <table:table-cell office:value-type="float" office:value="1.04583">
            <text:p>1.04583</text:p>
          </table:table-cell>
          <table:table-cell office:value-type="float" office:value="16">
            <text:p>16</text:p>
          </table:table-cell>
          <table:table-cell office:value-type="float" office:value="1.04642">
            <text:p>1.04642</text:p>
          </table:table-cell>
          <table:table-cell office:value-type="float" office:value="862.062">
            <text:p>862.062</text:p>
          </table:table-cell>
          <table:table-cell table:number-columns-repeated="6"/>
        </table:table-row>
        <table:table-row table:style-name="ro1">
          <table:table-cell office:value-type="float" office:value="1.05652">
            <text:p>1.05652</text:p>
          </table:table-cell>
          <table:table-cell office:value-type="float" office:value="17">
            <text:p>17</text:p>
          </table:table-cell>
          <table:table-cell office:value-type="float" office:value="1.05669">
            <text:p>1.05669</text:p>
          </table:table-cell>
          <table:table-cell office:value-type="float" office:value="865.438">
            <text:p>865.438</text:p>
          </table:table-cell>
          <table:table-cell office:value-type="float" office:value="1.04598">
            <text:p>1.04598</text:p>
          </table:table-cell>
          <table:table-cell office:value-type="float" office:value="18">
            <text:p>18</text:p>
          </table:table-cell>
          <table:table-cell office:value-type="float" office:value="1.04758">
            <text:p>1.04758</text:p>
          </table:table-cell>
          <table:table-cell office:value-type="float" office:value="891.438">
            <text:p>891.438</text:p>
          </table:table-cell>
          <table:table-cell table:number-columns-repeated="6"/>
        </table:table-row>
        <table:table-row table:style-name="ro1">
          <table:table-cell office:value-type="float" office:value="1.04831">
            <text:p>1.04831</text:p>
          </table:table-cell>
          <table:table-cell office:value-type="float" office:value="18">
            <text:p>18</text:p>
          </table:table-cell>
          <table:table-cell office:value-type="float" office:value="1.04873">
            <text:p>1.04873</text:p>
          </table:table-cell>
          <table:table-cell office:value-type="float" office:value="847.562">
            <text:p>847.562</text:p>
          </table:table-cell>
          <table:table-cell office:value-type="float" office:value="1.04393">
            <text:p>1.04393</text:p>
          </table:table-cell>
          <table:table-cell office:value-type="float" office:value="23">
            <text:p>23</text:p>
          </table:table-cell>
          <table:table-cell office:value-type="float" office:value="1.04883">
            <text:p>1.04883</text:p>
          </table:table-cell>
          <table:table-cell office:value-type="float" office:value="878.812">
            <text:p>878.812</text:p>
          </table:table-cell>
          <table:table-cell table:number-columns-repeated="6"/>
        </table:table-row>
        <table:table-row table:style-name="ro1">
          <table:table-cell office:value-type="float" office:value="1.04799">
            <text:p>1.04799</text:p>
          </table:table-cell>
          <table:table-cell office:value-type="float" office:value="17">
            <text:p>17</text:p>
          </table:table-cell>
          <table:table-cell office:value-type="float" office:value="1.04992">
            <text:p>1.04992</text:p>
          </table:table-cell>
          <table:table-cell office:value-type="float" office:value="881.188">
            <text:p>881.188</text:p>
          </table:table-cell>
          <table:table-cell office:value-type="float" office:value="1.0475">
            <text:p>1.0475</text:p>
          </table:table-cell>
          <table:table-cell office:value-type="float" office:value="14">
            <text:p>14</text:p>
          </table:table-cell>
          <table:table-cell office:value-type="float" office:value="1.04894">
            <text:p>1.04894</text:p>
          </table:table-cell>
          <table:table-cell office:value-type="float" office:value="872.5">
            <text:p>872.5</text:p>
          </table:table-cell>
          <table:table-cell table:number-columns-repeated="6"/>
        </table:table-row>
        <table:table-row table:style-name="ro1">
          <table:table-cell office:value-type="float" office:value="1.0599">
            <text:p>1.0599</text:p>
          </table:table-cell>
          <table:table-cell office:value-type="float" office:value="21">
            <text:p>21</text:p>
          </table:table-cell>
          <table:table-cell office:value-type="float" office:value="1.06468">
            <text:p>1.06468</text:p>
          </table:table-cell>
          <table:table-cell office:value-type="float" office:value="877.188">
            <text:p>877.188</text:p>
          </table:table-cell>
          <table:table-cell office:value-type="float" office:value="1.05084">
            <text:p>1.05084</text:p>
          </table:table-cell>
          <table:table-cell office:value-type="float" office:value="14">
            <text:p>14</text:p>
          </table:table-cell>
          <table:table-cell office:value-type="float" office:value="1.05419">
            <text:p>1.05419</text:p>
          </table:table-cell>
          <table:table-cell office:value-type="float" office:value="874.5">
            <text:p>874.5</text:p>
          </table:table-cell>
          <table:table-cell table:number-columns-repeated="6"/>
        </table:table-row>
        <table:table-row table:style-name="ro1">
          <table:table-cell office:value-type="float" office:value="1.05032">
            <text:p>1.05032</text:p>
          </table:table-cell>
          <table:table-cell office:value-type="float" office:value="17">
            <text:p>17</text:p>
          </table:table-cell>
          <table:table-cell office:value-type="float" office:value="1.05052">
            <text:p>1.05052</text:p>
          </table:table-cell>
          <table:table-cell office:value-type="float" office:value="829.938">
            <text:p>829.938</text:p>
          </table:table-cell>
          <table:table-cell office:value-type="float" office:value="1.0521">
            <text:p>1.0521</text:p>
          </table:table-cell>
          <table:table-cell office:value-type="float" office:value="21">
            <text:p>21</text:p>
          </table:table-cell>
          <table:table-cell office:value-type="float" office:value="1.05592">
            <text:p>1.05592</text:p>
          </table:table-cell>
          <table:table-cell office:value-type="float" office:value="920.062">
            <text:p>920.062</text:p>
          </table:table-cell>
          <table:table-cell table:number-columns-repeated="6"/>
        </table:table-row>
        <table:table-row table:style-name="ro1">
          <table:table-cell office:value-type="float" office:value="1.0611">
            <text:p>1.0611</text:p>
          </table:table-cell>
          <table:table-cell office:value-type="float" office:value="18">
            <text:p>18</text:p>
          </table:table-cell>
          <table:table-cell office:value-type="float" office:value="1.05978">
            <text:p>1.05978</text:p>
          </table:table-cell>
          <table:table-cell office:value-type="float" office:value="891.75">
            <text:p>891.75</text:p>
          </table:table-cell>
          <table:table-cell office:value-type="float" office:value="1.0443">
            <text:p>1.0443</text:p>
          </table:table-cell>
          <table:table-cell office:value-type="float" office:value="19">
            <text:p>19</text:p>
          </table:table-cell>
          <table:table-cell office:value-type="float" office:value="1.0441">
            <text:p>1.0441</text:p>
          </table:table-cell>
          <table:table-cell office:value-type="float" office:value="873.688">
            <text:p>873.688</text:p>
          </table:table-cell>
          <table:table-cell table:number-columns-repeated="6"/>
        </table:table-row>
        <table:table-row table:style-name="ro1">
          <table:table-cell office:value-type="float" office:value="1.04775">
            <text:p>1.04775</text:p>
          </table:table-cell>
          <table:table-cell office:value-type="float" office:value="18">
            <text:p>18</text:p>
          </table:table-cell>
          <table:table-cell office:value-type="float" office:value="1.04837">
            <text:p>1.04837</text:p>
          </table:table-cell>
          <table:table-cell office:value-type="float" office:value="847.562">
            <text:p>847.562</text:p>
          </table:table-cell>
          <table:table-cell office:value-type="float" office:value="1.05594">
            <text:p>1.05594</text:p>
          </table:table-cell>
          <table:table-cell office:value-type="float" office:value="9">
            <text:p>9</text:p>
          </table:table-cell>
          <table:table-cell office:value-type="float" office:value="1.05387">
            <text:p>1.05387</text:p>
          </table:table-cell>
          <table:table-cell office:value-type="float" office:value="879.062">
            <text:p>879.062</text:p>
          </table:table-cell>
          <table:table-cell table:number-columns-repeated="6"/>
        </table:table-row>
        <table:table-row table:style-name="ro1">
          <table:table-cell office:value-type="float" office:value="1.05229">
            <text:p>1.05229</text:p>
          </table:table-cell>
          <table:table-cell office:value-type="float" office:value="21">
            <text:p>21</text:p>
          </table:table-cell>
          <table:table-cell office:value-type="float" office:value="1.05264">
            <text:p>1.05264</text:p>
          </table:table-cell>
          <table:table-cell office:value-type="float" office:value="876.125">
            <text:p>876.125</text:p>
          </table:table-cell>
          <table:table-cell office:value-type="float" office:value="1.055">
            <text:p>1.055</text:p>
          </table:table-cell>
          <table:table-cell office:value-type="float" office:value="18">
            <text:p>18</text:p>
          </table:table-cell>
          <table:table-cell office:value-type="float" office:value="1.05699">
            <text:p>1.05699</text:p>
          </table:table-cell>
          <table:table-cell office:value-type="float" office:value="899.312">
            <text:p>899.312</text:p>
          </table:table-cell>
          <table:table-cell table:number-columns-repeated="6"/>
        </table:table-row>
        <table:table-row table:style-name="ro1">
          <table:table-cell office:value-type="float" office:value="1.09238">
            <text:p>1.09238</text:p>
          </table:table-cell>
          <table:table-cell office:value-type="float" office:value="15">
            <text:p>15</text:p>
          </table:table-cell>
          <table:table-cell office:value-type="float" office:value="1.08496">
            <text:p>1.08496</text:p>
          </table:table-cell>
          <table:table-cell office:value-type="float" office:value="874.812">
            <text:p>874.812</text:p>
          </table:table-cell>
          <table:table-cell office:value-type="float" office:value="1.04384">
            <text:p>1.04384</text:p>
          </table:table-cell>
          <table:table-cell office:value-type="float" office:value="14">
            <text:p>14</text:p>
          </table:table-cell>
          <table:table-cell office:value-type="float" office:value="1.04608">
            <text:p>1.04608</text:p>
          </table:table-cell>
          <table:table-cell office:value-type="float" office:value="874.5">
            <text:p>874.5</text:p>
          </table:table-cell>
          <table:table-cell table:number-columns-repeated="6"/>
        </table:table-row>
        <table:table-row table:style-name="ro1">
          <table:table-cell office:value-type="float" office:value="1.06174">
            <text:p>1.06174</text:p>
          </table:table-cell>
          <table:table-cell office:value-type="float" office:value="21">
            <text:p>21</text:p>
          </table:table-cell>
          <table:table-cell office:value-type="float" office:value="1.06586">
            <text:p>1.06586</text:p>
          </table:table-cell>
          <table:table-cell office:value-type="float" office:value="904.562">
            <text:p>904.562</text:p>
          </table:table-cell>
          <table:table-cell office:value-type="float" office:value="1.05165">
            <text:p>1.05165</text:p>
          </table:table-cell>
          <table:table-cell office:value-type="float" office:value="15">
            <text:p>15</text:p>
          </table:table-cell>
          <table:table-cell office:value-type="float" office:value="1.05471">
            <text:p>1.05471</text:p>
          </table:table-cell>
          <table:table-cell office:value-type="float" office:value="899.312">
            <text:p>899.312</text:p>
          </table:table-cell>
          <table:table-cell table:number-columns-repeated="6"/>
        </table:table-row>
        <table:table-row table:style-name="ro1">
          <table:table-cell office:value-type="float" office:value="1.05617">
            <text:p>1.05617</text:p>
          </table:table-cell>
          <table:table-cell office:value-type="float" office:value="21">
            <text:p>21</text:p>
          </table:table-cell>
          <table:table-cell office:value-type="float" office:value="1.05628">
            <text:p>1.05628</text:p>
          </table:table-cell>
          <table:table-cell office:value-type="float" office:value="878.75">
            <text:p>878.75</text:p>
          </table:table-cell>
          <table:table-cell office:value-type="float" office:value="1.05506">
            <text:p>1.05506</text:p>
          </table:table-cell>
          <table:table-cell office:value-type="float" office:value="9">
            <text:p>9</text:p>
          </table:table-cell>
          <table:table-cell office:value-type="float" office:value="1.05245">
            <text:p>1.05245</text:p>
          </table:table-cell>
          <table:table-cell office:value-type="float" office:value="879.062">
            <text:p>879.062</text:p>
          </table:table-cell>
          <table:table-cell table:number-columns-repeated="6"/>
        </table:table-row>
        <table:table-row table:style-name="ro1">
          <table:table-cell office:value-type="string">
            <text:p>Label 17 </text:p>
          </table:table-cell>
          <table:table-cell table:number-columns-repeated="3"/>
          <table:table-cell office:value-type="string">
            <text:p>Label 17 </text:p>
          </table:table-cell>
          <table:table-cell table:number-columns-repeated="9"/>
        </table:table-row>
        <table:table-row table:style-name="ro1">
          <table:table-cell office:value-type="float" office:value="1.04827">
            <text:p>1.04827</text:p>
          </table:table-cell>
          <table:table-cell office:value-type="float" office:value="20">
            <text:p>20</text:p>
          </table:table-cell>
          <table:table-cell office:value-type="float" office:value="1.04988">
            <text:p>1.04988</text:p>
          </table:table-cell>
          <table:table-cell office:value-type="float" office:value="866.353">
            <text:p>866.353</text:p>
          </table:table-cell>
          <table:table-cell office:value-type="float" office:value="1.03787">
            <text:p>1.03787</text:p>
          </table:table-cell>
          <table:table-cell office:value-type="float" office:value="20">
            <text:p>20</text:p>
          </table:table-cell>
          <table:table-cell office:value-type="float" office:value="1.04006">
            <text:p>1.04006</text:p>
          </table:table-cell>
          <table:table-cell office:value-type="float" office:value="861.294">
            <text:p>861.294</text:p>
          </table:table-cell>
          <table:table-cell table:number-columns-repeated="6"/>
        </table:table-row>
        <table:table-row table:style-name="ro1">
          <table:table-cell office:value-type="float" office:value="1.05084">
            <text:p>1.05084</text:p>
          </table:table-cell>
          <table:table-cell office:value-type="float" office:value="19">
            <text:p>19</text:p>
          </table:table-cell>
          <table:table-cell office:value-type="float" office:value="1.05245">
            <text:p>1.05245</text:p>
          </table:table-cell>
          <table:table-cell office:value-type="float" office:value="928.294">
            <text:p>928.294</text:p>
          </table:table-cell>
          <table:table-cell office:value-type="float" office:value="1.04144">
            <text:p>1.04144</text:p>
          </table:table-cell>
          <table:table-cell office:value-type="float" office:value="16">
            <text:p>16</text:p>
          </table:table-cell>
          <table:table-cell office:value-type="float" office:value="1.04512">
            <text:p>1.04512</text:p>
          </table:table-cell>
          <table:table-cell office:value-type="float" office:value="920.176">
            <text:p>920.176</text:p>
          </table:table-cell>
          <table:table-cell table:number-columns-repeated="6"/>
        </table:table-row>
        <table:table-row table:style-name="ro1">
          <table:table-cell office:value-type="float" office:value="1.07547">
            <text:p>1.07547</text:p>
          </table:table-cell>
          <table:table-cell office:value-type="float" office:value="15">
            <text:p>15</text:p>
          </table:table-cell>
          <table:table-cell office:value-type="float" office:value="1.06957">
            <text:p>1.06957</text:p>
          </table:table-cell>
          <table:table-cell office:value-type="float" office:value="852.412">
            <text:p>852.412</text:p>
          </table:table-cell>
          <table:table-cell office:value-type="float" office:value="1.05059">
            <text:p>1.05059</text:p>
          </table:table-cell>
          <table:table-cell office:value-type="float" office:value="16">
            <text:p>16</text:p>
          </table:table-cell>
          <table:table-cell office:value-type="float" office:value="1.05166">
            <text:p>1.05166</text:p>
          </table:table-cell>
          <table:table-cell office:value-type="float" office:value="904.529">
            <text:p>904.529</text:p>
          </table:table-cell>
          <table:table-cell table:number-columns-repeated="6"/>
        </table:table-row>
        <table:table-row table:style-name="ro1">
          <table:table-cell office:value-type="float" office:value="1.08063">
            <text:p>1.08063</text:p>
          </table:table-cell>
          <table:table-cell office:value-type="float" office:value="19">
            <text:p>19</text:p>
          </table:table-cell>
          <table:table-cell office:value-type="float" office:value="1.07444">
            <text:p>1.07444</text:p>
          </table:table-cell>
          <table:table-cell office:value-type="float" office:value="877.118">
            <text:p>877.118</text:p>
          </table:table-cell>
          <table:table-cell office:value-type="float" office:value="1.04341">
            <text:p>1.04341</text:p>
          </table:table-cell>
          <table:table-cell office:value-type="float" office:value="21">
            <text:p>21</text:p>
          </table:table-cell>
          <table:table-cell office:value-type="float" office:value="1.04729">
            <text:p>1.04729</text:p>
          </table:table-cell>
          <table:table-cell office:value-type="float" office:value="889.294">
            <text:p>889.294</text:p>
          </table:table-cell>
          <table:table-cell table:number-columns-repeated="6"/>
        </table:table-row>
        <table:table-row table:style-name="ro1">
          <table:table-cell office:value-type="float" office:value="1.0478">
            <text:p>1.0478</text:p>
          </table:table-cell>
          <table:table-cell office:value-type="float" office:value="20">
            <text:p>20</text:p>
          </table:table-cell>
          <table:table-cell office:value-type="float" office:value="1.04962">
            <text:p>1.04962</text:p>
          </table:table-cell>
          <table:table-cell office:value-type="float" office:value="866.353">
            <text:p>866.353</text:p>
          </table:table-cell>
          <table:table-cell office:value-type="float" office:value="1.05367">
            <text:p>1.05367</text:p>
          </table:table-cell>
          <table:table-cell office:value-type="float" office:value="15">
            <text:p>15</text:p>
          </table:table-cell>
          <table:table-cell office:value-type="float" office:value="1.05491">
            <text:p>1.05491</text:p>
          </table:table-cell>
          <table:table-cell office:value-type="float" office:value="927.412">
            <text:p>927.412</text:p>
          </table:table-cell>
          <table:table-cell table:number-columns-repeated="6"/>
        </table:table-row>
        <table:table-row table:style-name="ro1">
          <table:table-cell office:value-type="float" office:value="1.04903">
            <text:p>1.04903</text:p>
          </table:table-cell>
          <table:table-cell office:value-type="float" office:value="20">
            <text:p>20</text:p>
          </table:table-cell>
          <table:table-cell office:value-type="float" office:value="1.0501">
            <text:p>1.0501</text:p>
          </table:table-cell>
          <table:table-cell office:value-type="float" office:value="866.353">
            <text:p>866.353</text:p>
          </table:table-cell>
          <table:table-cell office:value-type="float" office:value="1.0561">
            <text:p>1.0561</text:p>
          </table:table-cell>
          <table:table-cell office:value-type="float" office:value="6">
            <text:p>6</text:p>
          </table:table-cell>
          <table:table-cell office:value-type="float" office:value="1.05263">
            <text:p>1.05263</text:p>
          </table:table-cell>
          <table:table-cell office:value-type="float" office:value="905.941">
            <text:p>905.941</text:p>
          </table:table-cell>
          <table:table-cell table:number-columns-repeated="6"/>
        </table:table-row>
        <table:table-row table:style-name="ro1">
          <table:table-cell office:value-type="float" office:value="1.0474">
            <text:p>1.0474</text:p>
          </table:table-cell>
          <table:table-cell office:value-type="float" office:value="19">
            <text:p>19</text:p>
          </table:table-cell>
          <table:table-cell office:value-type="float" office:value="1.04954">
            <text:p>1.04954</text:p>
          </table:table-cell>
          <table:table-cell office:value-type="float" office:value="928.294">
            <text:p>928.294</text:p>
          </table:table-cell>
          <table:table-cell office:value-type="float" office:value="1.04374">
            <text:p>1.04374</text:p>
          </table:table-cell>
          <table:table-cell office:value-type="float" office:value="16">
            <text:p>16</text:p>
          </table:table-cell>
          <table:table-cell office:value-type="float" office:value="1.04239">
            <text:p>1.04239</text:p>
          </table:table-cell>
          <table:table-cell office:value-type="float" office:value="869.706">
            <text:p>869.706</text:p>
          </table:table-cell>
          <table:table-cell table:number-columns-repeated="6"/>
        </table:table-row>
        <table:table-row table:style-name="ro1">
          <table:table-cell office:value-type="float" office:value="1.07999">
            <text:p>1.07999</text:p>
          </table:table-cell>
          <table:table-cell office:value-type="float" office:value="19">
            <text:p>19</text:p>
          </table:table-cell>
          <table:table-cell office:value-type="float" office:value="1.07423">
            <text:p>1.07423</text:p>
          </table:table-cell>
          <table:table-cell office:value-type="float" office:value="877.118">
            <text:p>877.118</text:p>
          </table:table-cell>
          <table:table-cell office:value-type="float" office:value="1.03189">
            <text:p>1.03189</text:p>
          </table:table-cell>
          <table:table-cell office:value-type="float" office:value="28">
            <text:p>28</text:p>
          </table:table-cell>
          <table:table-cell office:value-type="float" office:value="1.03441">
            <text:p>1.03441</text:p>
          </table:table-cell>
          <table:table-cell office:value-type="float" office:value="891.647">
            <text:p>891.647</text:p>
          </table:table-cell>
          <table:table-cell table:number-columns-repeated="6"/>
        </table:table-row>
        <table:table-row table:style-name="ro1">
          <table:table-cell office:value-type="float" office:value="1.04721">
            <text:p>1.04721</text:p>
          </table:table-cell>
          <table:table-cell office:value-type="float" office:value="25">
            <text:p>25</text:p>
          </table:table-cell>
          <table:table-cell office:value-type="float" office:value="1.04717">
            <text:p>1.04717</text:p>
          </table:table-cell>
          <table:table-cell office:value-type="float" office:value="866.353">
            <text:p>866.353</text:p>
          </table:table-cell>
          <table:table-cell office:value-type="float" office:value="1.05489">
            <text:p>1.05489</text:p>
          </table:table-cell>
          <table:table-cell office:value-type="float" office:value="16">
            <text:p>16</text:p>
          </table:table-cell>
          <table:table-cell office:value-type="float" office:value="1.0576">
            <text:p>1.0576</text:p>
          </table:table-cell>
          <table:table-cell office:value-type="float" office:value="927.412">
            <text:p>927.412</text:p>
          </table:table-cell>
          <table:table-cell table:number-columns-repeated="6"/>
        </table:table-row>
        <table:table-row table:style-name="ro1">
          <table:table-cell office:value-type="float" office:value="1.05007">
            <text:p>1.05007</text:p>
          </table:table-cell>
          <table:table-cell office:value-type="float" office:value="19">
            <text:p>19</text:p>
          </table:table-cell>
          <table:table-cell office:value-type="float" office:value="1.0522">
            <text:p>1.0522</text:p>
          </table:table-cell>
          <table:table-cell office:value-type="float" office:value="928.294">
            <text:p>928.294</text:p>
          </table:table-cell>
          <table:table-cell office:value-type="float" office:value="1.05011">
            <text:p>1.05011</text:p>
          </table:table-cell>
          <table:table-cell office:value-type="float" office:value="18">
            <text:p>18</text:p>
          </table:table-cell>
          <table:table-cell office:value-type="float" office:value="1.04811">
            <text:p>1.04811</text:p>
          </table:table-cell>
          <table:table-cell office:value-type="float" office:value="950.294">
            <text:p>950.294</text:p>
          </table:table-cell>
          <table:table-cell table:number-columns-repeated="6"/>
        </table:table-row>
        <table:table-row table:style-name="ro1">
          <table:table-cell office:value-type="float" office:value="1.07905">
            <text:p>1.07905</text:p>
          </table:table-cell>
          <table:table-cell office:value-type="float" office:value="15">
            <text:p>15</text:p>
          </table:table-cell>
          <table:table-cell office:value-type="float" office:value="1.07233">
            <text:p>1.07233</text:p>
          </table:table-cell>
          <table:table-cell office:value-type="float" office:value="876.647">
            <text:p>876.647</text:p>
          </table:table-cell>
          <table:table-cell office:value-type="float" office:value="1.05189">
            <text:p>1.05189</text:p>
          </table:table-cell>
          <table:table-cell office:value-type="float" office:value="17">
            <text:p>17</text:p>
          </table:table-cell>
          <table:table-cell office:value-type="float" office:value="1.05204">
            <text:p>1.05204</text:p>
          </table:table-cell>
          <table:table-cell office:value-type="float" office:value="929.412">
            <text:p>929.412</text:p>
          </table:table-cell>
          <table:table-cell table:number-columns-repeated="6"/>
        </table:table-row>
        <table:table-row table:style-name="ro1">
          <table:table-cell office:value-type="float" office:value="1.04801">
            <text:p>1.04801</text:p>
          </table:table-cell>
          <table:table-cell office:value-type="float" office:value="19">
            <text:p>19</text:p>
          </table:table-cell>
          <table:table-cell office:value-type="float" office:value="1.04945">
            <text:p>1.04945</text:p>
          </table:table-cell>
          <table:table-cell office:value-type="float" office:value="928.294">
            <text:p>928.294</text:p>
          </table:table-cell>
          <table:table-cell office:value-type="float" office:value="1.04575">
            <text:p>1.04575</text:p>
          </table:table-cell>
          <table:table-cell office:value-type="float" office:value="17">
            <text:p>17</text:p>
          </table:table-cell>
          <table:table-cell office:value-type="float" office:value="1.04619">
            <text:p>1.04619</text:p>
          </table:table-cell>
          <table:table-cell office:value-type="float" office:value="900.294">
            <text:p>900.294</text:p>
          </table:table-cell>
          <table:table-cell table:number-columns-repeated="6"/>
        </table:table-row>
        <table:table-row table:style-name="ro1">
          <table:table-cell office:value-type="float" office:value="1.04707">
            <text:p>1.04707</text:p>
          </table:table-cell>
          <table:table-cell office:value-type="float" office:value="25">
            <text:p>25</text:p>
          </table:table-cell>
          <table:table-cell office:value-type="float" office:value="1.04681">
            <text:p>1.04681</text:p>
          </table:table-cell>
          <table:table-cell office:value-type="float" office:value="866.353">
            <text:p>866.353</text:p>
          </table:table-cell>
          <table:table-cell office:value-type="float" office:value="1.07248">
            <text:p>1.07248</text:p>
          </table:table-cell>
          <table:table-cell office:value-type="float" office:value="15">
            <text:p>15</text:p>
          </table:table-cell>
          <table:table-cell office:value-type="float" office:value="1.06858">
            <text:p>1.06858</text:p>
          </table:table-cell>
          <table:table-cell office:value-type="float" office:value="909.294">
            <text:p>909.294</text:p>
          </table:table-cell>
          <table:table-cell table:number-columns-repeated="6"/>
        </table:table-row>
        <table:table-row table:style-name="ro1">
          <table:table-cell office:value-type="float" office:value="1.04649">
            <text:p>1.04649</text:p>
          </table:table-cell>
          <table:table-cell office:value-type="float" office:value="24">
            <text:p>24</text:p>
          </table:table-cell>
          <table:table-cell office:value-type="float" office:value="1.0479">
            <text:p>1.0479</text:p>
          </table:table-cell>
          <table:table-cell office:value-type="float" office:value="928.294">
            <text:p>928.294</text:p>
          </table:table-cell>
          <table:table-cell office:value-type="float" office:value="1.04152">
            <text:p>1.04152</text:p>
          </table:table-cell>
          <table:table-cell office:value-type="float" office:value="18">
            <text:p>18</text:p>
          </table:table-cell>
          <table:table-cell office:value-type="float" office:value="1.04479">
            <text:p>1.04479</text:p>
          </table:table-cell>
          <table:table-cell office:value-type="float" office:value="920.176">
            <text:p>920.176</text:p>
          </table:table-cell>
          <table:table-cell table:number-columns-repeated="6"/>
        </table:table-row>
        <table:table-row table:style-name="ro1">
          <table:table-cell office:value-type="float" office:value="1.04855">
            <text:p>1.04855</text:p>
          </table:table-cell>
          <table:table-cell office:value-type="float" office:value="20">
            <text:p>20</text:p>
          </table:table-cell>
          <table:table-cell office:value-type="float" office:value="1.04999">
            <text:p>1.04999</text:p>
          </table:table-cell>
          <table:table-cell office:value-type="float" office:value="866.353">
            <text:p>866.353</text:p>
          </table:table-cell>
          <table:table-cell office:value-type="float" office:value="1.07638">
            <text:p>1.07638</text:p>
          </table:table-cell>
          <table:table-cell office:value-type="float" office:value="15">
            <text:p>15</text:p>
          </table:table-cell>
          <table:table-cell office:value-type="float" office:value="1.07256">
            <text:p>1.07256</text:p>
          </table:table-cell>
          <table:table-cell office:value-type="float" office:value="918.294">
            <text:p>918.294</text:p>
          </table:table-cell>
          <table:table-cell table:number-columns-repeated="6"/>
        </table:table-row>
        <table:table-row table:style-name="ro1">
          <table:table-cell office:value-type="float" office:value="1.04415">
            <text:p>1.04415</text:p>
          </table:table-cell>
          <table:table-cell office:value-type="float" office:value="20">
            <text:p>20</text:p>
          </table:table-cell>
          <table:table-cell office:value-type="float" office:value="1.04252">
            <text:p>1.04252</text:p>
          </table:table-cell>
          <table:table-cell office:value-type="float" office:value="841.529">
            <text:p>841.529</text:p>
          </table:table-cell>
          <table:table-cell office:value-type="float" office:value="1.05735">
            <text:p>1.05735</text:p>
          </table:table-cell>
          <table:table-cell office:value-type="float" office:value="11">
            <text:p>11</text:p>
          </table:table-cell>
          <table:table-cell office:value-type="float" office:value="1.05265">
            <text:p>1.05265</text:p>
          </table:table-cell>
          <table:table-cell office:value-type="float" office:value="857">
            <text:p>857</text:p>
          </table:table-cell>
          <table:table-cell table:number-columns-repeated="6"/>
        </table:table-row>
        <table:table-row table:style-name="ro1">
          <table:table-cell office:value-type="float" office:value="1.04713">
            <text:p>1.04713</text:p>
          </table:table-cell>
          <table:table-cell office:value-type="float" office:value="20">
            <text:p>20</text:p>
          </table:table-cell>
          <table:table-cell office:value-type="float" office:value="1.04833">
            <text:p>1.04833</text:p>
          </table:table-cell>
          <table:table-cell office:value-type="float" office:value="866.353">
            <text:p>866.353</text:p>
          </table:table-cell>
          <table:table-cell office:value-type="float" office:value="1.05131">
            <text:p>1.05131</text:p>
          </table:table-cell>
          <table:table-cell office:value-type="float" office:value="20">
            <text:p>20</text:p>
          </table:table-cell>
          <table:table-cell office:value-type="float" office:value="1.05666">
            <text:p>1.05666</text:p>
          </table:table-cell>
          <table:table-cell office:value-type="float" office:value="874">
            <text:p>874</text:p>
          </table:table-cell>
          <table:table-cell table:number-columns-repeated="6"/>
        </table:table-row>
        <table:table-row table:style-name="ro1">
          <table:table-cell office:value-type="float" office:value="1.05626">
            <text:p>1.05626</text:p>
          </table:table-cell>
          <table:table-cell office:value-type="float" office:value="19">
            <text:p>19</text:p>
          </table:table-cell>
          <table:table-cell office:value-type="float" office:value="1.05882">
            <text:p>1.05882</text:p>
          </table:table-cell>
          <table:table-cell office:value-type="float" office:value="925.941">
            <text:p>925.941</text:p>
          </table:table-cell>
          <table:table-cell office:value-type="float" office:value="1.05165">
            <text:p>1.05165</text:p>
          </table:table-cell>
          <table:table-cell office:value-type="float" office:value="20">
            <text:p>20</text:p>
          </table:table-cell>
          <table:table-cell office:value-type="float" office:value="1.05791">
            <text:p>1.05791</text:p>
          </table:table-cell>
          <table:table-cell office:value-type="float" office:value="904.235">
            <text:p>904.235</text:p>
          </table:table-cell>
          <table:table-cell table:number-columns-repeated="6"/>
        </table:table-row>
        <table:table-row table:style-name="ro1">
          <table:table-cell office:value-type="float" office:value="1.0453">
            <text:p>1.0453</text:p>
          </table:table-cell>
          <table:table-cell office:value-type="float" office:value="25">
            <text:p>25</text:p>
          </table:table-cell>
          <table:table-cell office:value-type="float" office:value="1.04618">
            <text:p>1.04618</text:p>
          </table:table-cell>
          <table:table-cell office:value-type="float" office:value="866.353">
            <text:p>866.353</text:p>
          </table:table-cell>
          <table:table-cell office:value-type="float" office:value="1.04047">
            <text:p>1.04047</text:p>
          </table:table-cell>
          <table:table-cell office:value-type="float" office:value="16">
            <text:p>16</text:p>
          </table:table-cell>
          <table:table-cell office:value-type="float" office:value="1.04328">
            <text:p>1.04328</text:p>
          </table:table-cell>
          <table:table-cell office:value-type="float" office:value="929.765">
            <text:p>929.765</text:p>
          </table:table-cell>
          <table:table-cell table:number-columns-repeated="6"/>
        </table:table-row>
        <table:table-row table:style-name="ro1">
          <table:table-cell office:value-type="float" office:value="1.06985">
            <text:p>1.06985</text:p>
          </table:table-cell>
          <table:table-cell office:value-type="float" office:value="15">
            <text:p>15</text:p>
          </table:table-cell>
          <table:table-cell office:value-type="float" office:value="1.06469">
            <text:p>1.06469</text:p>
          </table:table-cell>
          <table:table-cell office:value-type="float" office:value="871.118">
            <text:p>871.118</text:p>
          </table:table-cell>
          <table:table-cell office:value-type="float" office:value="1.05129">
            <text:p>1.05129</text:p>
          </table:table-cell>
          <table:table-cell office:value-type="float" office:value="18">
            <text:p>18</text:p>
          </table:table-cell>
          <table:table-cell office:value-type="float" office:value="1.05864">
            <text:p>1.05864</text:p>
          </table:table-cell>
          <table:table-cell office:value-type="float" office:value="913.765">
            <text:p>913.765</text:p>
          </table:table-cell>
          <table:table-cell table:number-columns-repeated="6"/>
        </table:table-row>
        <table:table-row table:style-name="ro1">
          <table:table-cell office:value-type="string">
            <text:p>Label 18 </text:p>
          </table:table-cell>
          <table:table-cell table:number-columns-repeated="3"/>
          <table:table-cell office:value-type="string">
            <text:p>Label 18 </text:p>
          </table:table-cell>
          <table:table-cell table:number-columns-repeated="9"/>
        </table:table-row>
        <table:table-row table:style-name="ro1">
          <table:table-cell office:value-type="float" office:value="1.06754">
            <text:p>1.06754</text:p>
          </table:table-cell>
          <table:table-cell office:value-type="float" office:value="26">
            <text:p>26</text:p>
          </table:table-cell>
          <table:table-cell office:value-type="float" office:value="1.07278">
            <text:p>1.07278</text:p>
          </table:table-cell>
          <table:table-cell office:value-type="float" office:value="934.611">
            <text:p>934.611</text:p>
          </table:table-cell>
          <table:table-cell office:value-type="float" office:value="1.04317">
            <text:p>1.04317</text:p>
          </table:table-cell>
          <table:table-cell office:value-type="float" office:value="22">
            <text:p>22</text:p>
          </table:table-cell>
          <table:table-cell office:value-type="float" office:value="1.04696">
            <text:p>1.04696</text:p>
          </table:table-cell>
          <table:table-cell office:value-type="float" office:value="905">
            <text:p>905</text:p>
          </table:table-cell>
          <table:table-cell table:number-columns-repeated="6"/>
        </table:table-row>
        <table:table-row table:style-name="ro1">
          <table:table-cell office:value-type="float" office:value="1.03633">
            <text:p>1.03633</text:p>
          </table:table-cell>
          <table:table-cell office:value-type="float" office:value="27">
            <text:p>27</text:p>
          </table:table-cell>
          <table:table-cell office:value-type="float" office:value="1.03761">
            <text:p>1.03761</text:p>
          </table:table-cell>
          <table:table-cell office:value-type="float" office:value="941.167">
            <text:p>941.167</text:p>
          </table:table-cell>
          <table:table-cell office:value-type="float" office:value="1.03797">
            <text:p>1.03797</text:p>
          </table:table-cell>
          <table:table-cell office:value-type="float" office:value="24">
            <text:p>24</text:p>
          </table:table-cell>
          <table:table-cell office:value-type="float" office:value="1.0417">
            <text:p>1.0417</text:p>
          </table:table-cell>
          <table:table-cell office:value-type="float" office:value="949.222">
            <text:p>949.222</text:p>
          </table:table-cell>
          <table:table-cell table:number-columns-repeated="6"/>
        </table:table-row>
        <table:table-row table:style-name="ro1">
          <table:table-cell office:value-type="float" office:value="1.03675">
            <text:p>1.03675</text:p>
          </table:table-cell>
          <table:table-cell office:value-type="float" office:value="27">
            <text:p>27</text:p>
          </table:table-cell>
          <table:table-cell office:value-type="float" office:value="1.03817">
            <text:p>1.03817</text:p>
          </table:table-cell>
          <table:table-cell office:value-type="float" office:value="941.167">
            <text:p>941.167</text:p>
          </table:table-cell>
          <table:table-cell office:value-type="float" office:value="1.03974">
            <text:p>1.03974</text:p>
          </table:table-cell>
          <table:table-cell office:value-type="float" office:value="14">
            <text:p>14</text:p>
          </table:table-cell>
          <table:table-cell office:value-type="float" office:value="1.03981">
            <text:p>1.03981</text:p>
          </table:table-cell>
          <table:table-cell office:value-type="float" office:value="886.056">
            <text:p>886.056</text:p>
          </table:table-cell>
          <table:table-cell table:number-columns-repeated="6"/>
        </table:table-row>
        <table:table-row table:style-name="ro1">
          <table:table-cell office:value-type="float" office:value="1.06419">
            <text:p>1.06419</text:p>
          </table:table-cell>
          <table:table-cell office:value-type="float" office:value="19">
            <text:p>19</text:p>
          </table:table-cell>
          <table:table-cell office:value-type="float" office:value="1.06414">
            <text:p>1.06414</text:p>
          </table:table-cell>
          <table:table-cell office:value-type="float" office:value="936.167">
            <text:p>936.167</text:p>
          </table:table-cell>
          <table:table-cell office:value-type="float" office:value="1.0355">
            <text:p>1.0355</text:p>
          </table:table-cell>
          <table:table-cell office:value-type="float" office:value="18">
            <text:p>18</text:p>
          </table:table-cell>
          <table:table-cell office:value-type="float" office:value="1.03532">
            <text:p>1.03532</text:p>
          </table:table-cell>
          <table:table-cell office:value-type="float" office:value="880.944">
            <text:p>880.944</text:p>
          </table:table-cell>
          <table:table-cell table:number-columns-repeated="6"/>
        </table:table-row>
        <table:table-row table:style-name="ro1">
          <table:table-cell office:value-type="float" office:value="1.04235">
            <text:p>1.04235</text:p>
          </table:table-cell>
          <table:table-cell office:value-type="float" office:value="24">
            <text:p>24</text:p>
          </table:table-cell>
          <table:table-cell office:value-type="float" office:value="1.0438">
            <text:p>1.0438</text:p>
          </table:table-cell>
          <table:table-cell office:value-type="float" office:value="863.333">
            <text:p>863.333</text:p>
          </table:table-cell>
          <table:table-cell office:value-type="float" office:value="1.0632">
            <text:p>1.0632</text:p>
          </table:table-cell>
          <table:table-cell office:value-type="float" office:value="11">
            <text:p>11</text:p>
          </table:table-cell>
          <table:table-cell office:value-type="float" office:value="1.06033">
            <text:p>1.06033</text:p>
          </table:table-cell>
          <table:table-cell office:value-type="float" office:value="911.222">
            <text:p>911.222</text:p>
          </table:table-cell>
          <table:table-cell table:number-columns-repeated="6"/>
        </table:table-row>
        <table:table-row table:style-name="ro1">
          <table:table-cell office:value-type="float" office:value="1.03038">
            <text:p>1.03038</text:p>
          </table:table-cell>
          <table:table-cell office:value-type="float" office:value="26">
            <text:p>26</text:p>
          </table:table-cell>
          <table:table-cell office:value-type="float" office:value="1.03126">
            <text:p>1.03126</text:p>
          </table:table-cell>
          <table:table-cell office:value-type="float" office:value="853.444">
            <text:p>853.444</text:p>
          </table:table-cell>
          <table:table-cell office:value-type="float" office:value="1.05258">
            <text:p>1.05258</text:p>
          </table:table-cell>
          <table:table-cell office:value-type="float" office:value="7">
            <text:p>7</text:p>
          </table:table-cell>
          <table:table-cell office:value-type="float" office:value="1.05043">
            <text:p>1.05043</text:p>
          </table:table-cell>
          <table:table-cell office:value-type="float" office:value="888.611">
            <text:p>888.611</text:p>
          </table:table-cell>
          <table:table-cell table:number-columns-repeated="6"/>
        </table:table-row>
        <table:table-row table:style-name="ro1">
          <table:table-cell office:value-type="float" office:value="1.08931">
            <text:p>1.08931</text:p>
          </table:table-cell>
          <table:table-cell office:value-type="float" office:value="11">
            <text:p>11</text:p>
          </table:table-cell>
          <table:table-cell office:value-type="float" office:value="1.08653">
            <text:p>1.08653</text:p>
          </table:table-cell>
          <table:table-cell office:value-type="float" office:value="921.111">
            <text:p>921.111</text:p>
          </table:table-cell>
          <table:table-cell office:value-type="float" office:value="1.03607">
            <text:p>1.03607</text:p>
          </table:table-cell>
          <table:table-cell office:value-type="float" office:value="17">
            <text:p>17</text:p>
          </table:table-cell>
          <table:table-cell office:value-type="float" office:value="1.03625">
            <text:p>1.03625</text:p>
          </table:table-cell>
          <table:table-cell office:value-type="float" office:value="874.333">
            <text:p>874.333</text:p>
          </table:table-cell>
          <table:table-cell table:number-columns-repeated="6"/>
        </table:table-row>
        <table:table-row table:style-name="ro1">
          <table:table-cell office:value-type="float" office:value="1.05135">
            <text:p>1.05135</text:p>
          </table:table-cell>
          <table:table-cell office:value-type="float" office:value="20">
            <text:p>20</text:p>
          </table:table-cell>
          <table:table-cell office:value-type="float" office:value="1.05249">
            <text:p>1.05249</text:p>
          </table:table-cell>
          <table:table-cell office:value-type="float" office:value="881">
            <text:p>881</text:p>
          </table:table-cell>
          <table:table-cell office:value-type="float" office:value="1.03973">
            <text:p>1.03973</text:p>
          </table:table-cell>
          <table:table-cell office:value-type="float" office:value="8">
            <text:p>8</text:p>
          </table:table-cell>
          <table:table-cell office:value-type="float" office:value="1.0391">
            <text:p>1.0391</text:p>
          </table:table-cell>
          <table:table-cell office:value-type="float" office:value="878.222">
            <text:p>878.222</text:p>
          </table:table-cell>
          <table:table-cell table:number-columns-repeated="6"/>
        </table:table-row>
        <table:table-row table:style-name="ro1">
          <table:table-cell office:value-type="float" office:value="1.09115">
            <text:p>1.09115</text:p>
          </table:table-cell>
          <table:table-cell office:value-type="float" office:value="11">
            <text:p>11</text:p>
          </table:table-cell>
          <table:table-cell office:value-type="float" office:value="1.08826">
            <text:p>1.08826</text:p>
          </table:table-cell>
          <table:table-cell office:value-type="float" office:value="1031.06">
            <text:p>1031.06</text:p>
          </table:table-cell>
          <table:table-cell office:value-type="float" office:value="1.04284">
            <text:p>1.04284</text:p>
          </table:table-cell>
          <table:table-cell office:value-type="float" office:value="13">
            <text:p>13</text:p>
          </table:table-cell>
          <table:table-cell office:value-type="float" office:value="1.04136">
            <text:p>1.04136</text:p>
          </table:table-cell>
          <table:table-cell office:value-type="float" office:value="878.222">
            <text:p>878.222</text:p>
          </table:table-cell>
          <table:table-cell table:number-columns-repeated="6"/>
        </table:table-row>
        <table:table-row table:style-name="ro1">
          <table:table-cell office:value-type="float" office:value="1.03726">
            <text:p>1.03726</text:p>
          </table:table-cell>
          <table:table-cell office:value-type="float" office:value="27">
            <text:p>27</text:p>
          </table:table-cell>
          <table:table-cell office:value-type="float" office:value="1.03835">
            <text:p>1.03835</text:p>
          </table:table-cell>
          <table:table-cell office:value-type="float" office:value="941.167">
            <text:p>941.167</text:p>
          </table:table-cell>
          <table:table-cell office:value-type="float" office:value="1.06587">
            <text:p>1.06587</text:p>
          </table:table-cell>
          <table:table-cell office:value-type="float" office:value="11">
            <text:p>11</text:p>
          </table:table-cell>
          <table:table-cell office:value-type="float" office:value="1.0632">
            <text:p>1.0632</text:p>
          </table:table-cell>
          <table:table-cell office:value-type="float" office:value="1024.22">
            <text:p>1024.22</text:p>
          </table:table-cell>
          <table:table-cell table:number-columns-repeated="6"/>
        </table:table-row>
        <table:table-row table:style-name="ro1">
          <table:table-cell office:value-type="float" office:value="1.03935">
            <text:p>1.03935</text:p>
          </table:table-cell>
          <table:table-cell office:value-type="float" office:value="27">
            <text:p>27</text:p>
          </table:table-cell>
          <table:table-cell office:value-type="float" office:value="1.04016">
            <text:p>1.04016</text:p>
          </table:table-cell>
          <table:table-cell office:value-type="float" office:value="941.167">
            <text:p>941.167</text:p>
          </table:table-cell>
          <table:table-cell office:value-type="float" office:value="1.04376">
            <text:p>1.04376</text:p>
          </table:table-cell>
          <table:table-cell office:value-type="float" office:value="18">
            <text:p>18</text:p>
          </table:table-cell>
          <table:table-cell office:value-type="float" office:value="1.04754">
            <text:p>1.04754</text:p>
          </table:table-cell>
          <table:table-cell office:value-type="float" office:value="919.667">
            <text:p>919.667</text:p>
          </table:table-cell>
          <table:table-cell table:number-columns-repeated="6"/>
        </table:table-row>
        <table:table-row table:style-name="ro1">
          <table:table-cell office:value-type="float" office:value="1.03413">
            <text:p>1.03413</text:p>
          </table:table-cell>
          <table:table-cell office:value-type="float" office:value="26">
            <text:p>26</text:p>
          </table:table-cell>
          <table:table-cell office:value-type="float" office:value="1.03509">
            <text:p>1.03509</text:p>
          </table:table-cell>
          <table:table-cell office:value-type="float" office:value="895.389">
            <text:p>895.389</text:p>
          </table:table-cell>
          <table:table-cell office:value-type="float" office:value="1.04481">
            <text:p>1.04481</text:p>
          </table:table-cell>
          <table:table-cell office:value-type="float" office:value="15">
            <text:p>15</text:p>
          </table:table-cell>
          <table:table-cell office:value-type="float" office:value="1.04374">
            <text:p>1.04374</text:p>
          </table:table-cell>
          <table:table-cell office:value-type="float" office:value="878.222">
            <text:p>878.222</text:p>
          </table:table-cell>
          <table:table-cell table:number-columns-repeated="6"/>
        </table:table-row>
        <table:table-row table:style-name="ro1">
          <table:table-cell office:value-type="float" office:value="1.08329">
            <text:p>1.08329</text:p>
          </table:table-cell>
          <table:table-cell office:value-type="float" office:value="11">
            <text:p>11</text:p>
          </table:table-cell>
          <table:table-cell office:value-type="float" office:value="1.08158">
            <text:p>1.08158</text:p>
          </table:table-cell>
          <table:table-cell office:value-type="float" office:value="923.222">
            <text:p>923.222</text:p>
          </table:table-cell>
          <table:table-cell office:value-type="float" office:value="1.0402">
            <text:p>1.0402</text:p>
          </table:table-cell>
          <table:table-cell office:value-type="float" office:value="14">
            <text:p>14</text:p>
          </table:table-cell>
          <table:table-cell office:value-type="float" office:value="1.04135">
            <text:p>1.04135</text:p>
          </table:table-cell>
          <table:table-cell office:value-type="float" office:value="886.056">
            <text:p>886.056</text:p>
          </table:table-cell>
          <table:table-cell table:number-columns-repeated="6"/>
        </table:table-row>
        <table:table-row table:style-name="ro1">
          <table:table-cell office:value-type="float" office:value="1.03358">
            <text:p>1.03358</text:p>
          </table:table-cell>
          <table:table-cell office:value-type="float" office:value="26">
            <text:p>26</text:p>
          </table:table-cell>
          <table:table-cell office:value-type="float" office:value="1.03484">
            <text:p>1.03484</text:p>
          </table:table-cell>
          <table:table-cell office:value-type="float" office:value="895.389">
            <text:p>895.389</text:p>
          </table:table-cell>
          <table:table-cell office:value-type="float" office:value="1.0398">
            <text:p>1.0398</text:p>
          </table:table-cell>
          <table:table-cell office:value-type="float" office:value="14">
            <text:p>14</text:p>
          </table:table-cell>
          <table:table-cell office:value-type="float" office:value="1.04105">
            <text:p>1.04105</text:p>
          </table:table-cell>
          <table:table-cell office:value-type="float" office:value="886.056">
            <text:p>886.056</text:p>
          </table:table-cell>
          <table:table-cell table:number-columns-repeated="6"/>
        </table:table-row>
        <table:table-row table:style-name="ro1">
          <table:table-cell office:value-type="float" office:value="1.08765">
            <text:p>1.08765</text:p>
          </table:table-cell>
          <table:table-cell office:value-type="float" office:value="11">
            <text:p>11</text:p>
          </table:table-cell>
          <table:table-cell office:value-type="float" office:value="1.08581">
            <text:p>1.08581</text:p>
          </table:table-cell>
          <table:table-cell office:value-type="float" office:value="1031.06">
            <text:p>1031.06</text:p>
          </table:table-cell>
          <table:table-cell office:value-type="float" office:value="1.03635">
            <text:p>1.03635</text:p>
          </table:table-cell>
          <table:table-cell office:value-type="float" office:value="19">
            <text:p>19</text:p>
          </table:table-cell>
          <table:table-cell office:value-type="float" office:value="1.03845">
            <text:p>1.03845</text:p>
          </table:table-cell>
          <table:table-cell office:value-type="float" office:value="877.222">
            <text:p>877.222</text:p>
          </table:table-cell>
          <table:table-cell table:number-columns-repeated="6"/>
        </table:table-row>
        <table:table-row table:style-name="ro1">
          <table:table-cell office:value-type="float" office:value="1.05129">
            <text:p>1.05129</text:p>
          </table:table-cell>
          <table:table-cell office:value-type="float" office:value="20">
            <text:p>20</text:p>
          </table:table-cell>
          <table:table-cell office:value-type="float" office:value="1.05274">
            <text:p>1.05274</text:p>
          </table:table-cell>
          <table:table-cell office:value-type="float" office:value="913.167">
            <text:p>913.167</text:p>
          </table:table-cell>
          <table:table-cell office:value-type="float" office:value="1.05859">
            <text:p>1.05859</text:p>
          </table:table-cell>
          <table:table-cell office:value-type="float" office:value="18">
            <text:p>18</text:p>
          </table:table-cell>
          <table:table-cell office:value-type="float" office:value="1.06399">
            <text:p>1.06399</text:p>
          </table:table-cell>
          <table:table-cell office:value-type="float" office:value="1031">
            <text:p>1031</text:p>
          </table:table-cell>
          <table:table-cell table:number-columns-repeated="6"/>
        </table:table-row>
        <table:table-row table:style-name="ro1">
          <table:table-cell office:value-type="float" office:value="1.03887">
            <text:p>1.03887</text:p>
          </table:table-cell>
          <table:table-cell office:value-type="float" office:value="27">
            <text:p>27</text:p>
          </table:table-cell>
          <table:table-cell office:value-type="float" office:value="1.03979">
            <text:p>1.03979</text:p>
          </table:table-cell>
          <table:table-cell office:value-type="float" office:value="889.389">
            <text:p>889.389</text:p>
          </table:table-cell>
          <table:table-cell office:value-type="float" office:value="1.0488">
            <text:p>1.0488</text:p>
          </table:table-cell>
          <table:table-cell office:value-type="float" office:value="24">
            <text:p>24</text:p>
          </table:table-cell>
          <table:table-cell office:value-type="float" office:value="1.05078">
            <text:p>1.05078</text:p>
          </table:table-cell>
          <table:table-cell office:value-type="float" office:value="955.222">
            <text:p>955.222</text:p>
          </table:table-cell>
          <table:table-cell table:number-columns-repeated="6"/>
        </table:table-row>
        <table:table-row table:style-name="ro1">
          <table:table-cell office:value-type="float" office:value="1.0389">
            <text:p>1.0389</text:p>
          </table:table-cell>
          <table:table-cell office:value-type="float" office:value="27">
            <text:p>27</text:p>
          </table:table-cell>
          <table:table-cell office:value-type="float" office:value="1.03955">
            <text:p>1.03955</text:p>
          </table:table-cell>
          <table:table-cell office:value-type="float" office:value="941.167">
            <text:p>941.167</text:p>
          </table:table-cell>
          <table:table-cell office:value-type="float" office:value="1.05242">
            <text:p>1.05242</text:p>
          </table:table-cell>
          <table:table-cell office:value-type="float" office:value="7">
            <text:p>7</text:p>
          </table:table-cell>
          <table:table-cell office:value-type="float" office:value="1.05006">
            <text:p>1.05006</text:p>
          </table:table-cell>
          <table:table-cell office:value-type="float" office:value="888.611">
            <text:p>888.611</text:p>
          </table:table-cell>
          <table:table-cell table:number-columns-repeated="6"/>
        </table:table-row>
        <table:table-row table:style-name="ro1">
          <table:table-cell office:value-type="float" office:value="1.0589">
            <text:p>1.0589</text:p>
          </table:table-cell>
          <table:table-cell office:value-type="float" office:value="14">
            <text:p>14</text:p>
          </table:table-cell>
          <table:table-cell office:value-type="float" office:value="1.05765">
            <text:p>1.05765</text:p>
          </table:table-cell>
          <table:table-cell office:value-type="float" office:value="918.611">
            <text:p>918.611</text:p>
          </table:table-cell>
          <table:table-cell office:value-type="float" office:value="1.0627">
            <text:p>1.0627</text:p>
          </table:table-cell>
          <table:table-cell office:value-type="float" office:value="11">
            <text:p>11</text:p>
          </table:table-cell>
          <table:table-cell office:value-type="float" office:value="1.0602">
            <text:p>1.0602</text:p>
          </table:table-cell>
          <table:table-cell office:value-type="float" office:value="1024.22">
            <text:p>1024.22</text:p>
          </table:table-cell>
          <table:table-cell table:number-columns-repeated="6"/>
        </table:table-row>
        <table:table-row table:style-name="ro1">
          <table:table-cell office:value-type="float" office:value="1.03933">
            <text:p>1.03933</text:p>
          </table:table-cell>
          <table:table-cell office:value-type="float" office:value="27">
            <text:p>27</text:p>
          </table:table-cell>
          <table:table-cell office:value-type="float" office:value="1.04029">
            <text:p>1.04029</text:p>
          </table:table-cell>
          <table:table-cell office:value-type="float" office:value="941.167">
            <text:p>941.167</text:p>
          </table:table-cell>
          <table:table-cell office:value-type="float" office:value="1.03894">
            <text:p>1.03894</text:p>
          </table:table-cell>
          <table:table-cell office:value-type="float" office:value="22">
            <text:p>22</text:p>
          </table:table-cell>
          <table:table-cell office:value-type="float" office:value="1.04081">
            <text:p>1.04081</text:p>
          </table:table-cell>
          <table:table-cell office:value-type="float" office:value="911.278">
            <text:p>911.278</text:p>
          </table:table-cell>
          <table:table-cell table:number-columns-repeated="6"/>
        </table:table-row>
        <table:table-row table:style-name="ro1">
          <table:table-cell office:value-type="string">
            <text:p>Label 19 </text:p>
          </table:table-cell>
          <table:table-cell table:number-columns-repeated="3"/>
          <table:table-cell office:value-type="string">
            <text:p>Label 19 </text:p>
          </table:table-cell>
          <table:table-cell table:number-columns-repeated="9"/>
        </table:table-row>
        <table:table-row table:style-name="ro1">
          <table:table-cell office:value-type="float" office:value="1.04216">
            <text:p>1.04216</text:p>
          </table:table-cell>
          <table:table-cell office:value-type="float" office:value="22">
            <text:p>22</text:p>
          </table:table-cell>
          <table:table-cell office:value-type="float" office:value="1.04299">
            <text:p>1.04299</text:p>
          </table:table-cell>
          <table:table-cell office:value-type="float" office:value="937.632">
            <text:p>937.632</text:p>
          </table:table-cell>
          <table:table-cell office:value-type="float" office:value="1.03944">
            <text:p>1.03944</text:p>
          </table:table-cell>
          <table:table-cell office:value-type="float" office:value="17">
            <text:p>17</text:p>
          </table:table-cell>
          <table:table-cell office:value-type="float" office:value="1.0402">
            <text:p>1.0402</text:p>
          </table:table-cell>
          <table:table-cell office:value-type="float" office:value="946.895">
            <text:p>946.895</text:p>
          </table:table-cell>
          <table:table-cell table:number-columns-repeated="6"/>
        </table:table-row>
        <table:table-row table:style-name="ro1">
          <table:table-cell office:value-type="float" office:value="1.03567">
            <text:p>1.03567</text:p>
          </table:table-cell>
          <table:table-cell office:value-type="float" office:value="18">
            <text:p>18</text:p>
          </table:table-cell>
          <table:table-cell office:value-type="float" office:value="1.0359">
            <text:p>1.0359</text:p>
          </table:table-cell>
          <table:table-cell office:value-type="float" office:value="881.947">
            <text:p>881.947</text:p>
          </table:table-cell>
          <table:table-cell office:value-type="float" office:value="1.07489">
            <text:p>1.07489</text:p>
          </table:table-cell>
          <table:table-cell office:value-type="float" office:value="7">
            <text:p>7</text:p>
          </table:table-cell>
          <table:table-cell office:value-type="float" office:value="1.06803">
            <text:p>1.06803</text:p>
          </table:table-cell>
          <table:table-cell office:value-type="float" office:value="893.263">
            <text:p>893.263</text:p>
          </table:table-cell>
          <table:table-cell table:number-columns-repeated="6"/>
        </table:table-row>
        <table:table-row table:style-name="ro1">
          <table:table-cell office:value-type="float" office:value="1.03832">
            <text:p>1.03832</text:p>
          </table:table-cell>
          <table:table-cell office:value-type="float" office:value="17">
            <text:p>17</text:p>
          </table:table-cell>
          <table:table-cell office:value-type="float" office:value="1.0396">
            <text:p>1.0396</text:p>
          </table:table-cell>
          <table:table-cell office:value-type="float" office:value="925.895">
            <text:p>925.895</text:p>
          </table:table-cell>
          <table:table-cell office:value-type="float" office:value="1.04639">
            <text:p>1.04639</text:p>
          </table:table-cell>
          <table:table-cell office:value-type="float" office:value="17">
            <text:p>17</text:p>
          </table:table-cell>
          <table:table-cell office:value-type="float" office:value="1.05113">
            <text:p>1.05113</text:p>
          </table:table-cell>
          <table:table-cell office:value-type="float" office:value="976.895">
            <text:p>976.895</text:p>
          </table:table-cell>
          <table:table-cell table:number-columns-repeated="6"/>
        </table:table-row>
        <table:table-row table:style-name="ro1">
          <table:table-cell office:value-type="float" office:value="1.0719">
            <text:p>1.0719</text:p>
          </table:table-cell>
          <table:table-cell office:value-type="float" office:value="10">
            <text:p>10</text:p>
          </table:table-cell>
          <table:table-cell office:value-type="float" office:value="1.06752">
            <text:p>1.06752</text:p>
          </table:table-cell>
          <table:table-cell office:value-type="float" office:value="975.316">
            <text:p>975.316</text:p>
          </table:table-cell>
          <table:table-cell office:value-type="float" office:value="1.04599">
            <text:p>1.04599</text:p>
          </table:table-cell>
          <table:table-cell office:value-type="float" office:value="16">
            <text:p>16</text:p>
          </table:table-cell>
          <table:table-cell office:value-type="float" office:value="1.04997">
            <text:p>1.04997</text:p>
          </table:table-cell>
          <table:table-cell office:value-type="float" office:value="924.263">
            <text:p>924.263</text:p>
          </table:table-cell>
          <table:table-cell table:number-columns-repeated="6"/>
        </table:table-row>
        <table:table-row table:style-name="ro1">
          <table:table-cell office:value-type="float" office:value="1.07325">
            <text:p>1.07325</text:p>
          </table:table-cell>
          <table:table-cell office:value-type="float" office:value="10">
            <text:p>10</text:p>
          </table:table-cell>
          <table:table-cell office:value-type="float" office:value="1.06855">
            <text:p>1.06855</text:p>
          </table:table-cell>
          <table:table-cell office:value-type="float" office:value="997">
            <text:p>997</text:p>
          </table:table-cell>
          <table:table-cell office:value-type="float" office:value="1.03799">
            <text:p>1.03799</text:p>
          </table:table-cell>
          <table:table-cell office:value-type="float" office:value="24">
            <text:p>24</text:p>
          </table:table-cell>
          <table:table-cell office:value-type="float" office:value="1.04235">
            <text:p>1.04235</text:p>
          </table:table-cell>
          <table:table-cell office:value-type="float" office:value="987.579">
            <text:p>987.579</text:p>
          </table:table-cell>
          <table:table-cell table:number-columns-repeated="6"/>
        </table:table-row>
        <table:table-row table:style-name="ro1">
          <table:table-cell office:value-type="float" office:value="1.04079">
            <text:p>1.04079</text:p>
          </table:table-cell>
          <table:table-cell office:value-type="float" office:value="22">
            <text:p>22</text:p>
          </table:table-cell>
          <table:table-cell office:value-type="float" office:value="1.04186">
            <text:p>1.04186</text:p>
          </table:table-cell>
          <table:table-cell office:value-type="float" office:value="959.684">
            <text:p>959.684</text:p>
          </table:table-cell>
          <table:table-cell office:value-type="float" office:value="1.03468">
            <text:p>1.03468</text:p>
          </table:table-cell>
          <table:table-cell office:value-type="float" office:value="16">
            <text:p>16</text:p>
          </table:table-cell>
          <table:table-cell office:value-type="float" office:value="1.03614">
            <text:p>1.03614</text:p>
          </table:table-cell>
          <table:table-cell office:value-type="float" office:value="948.632">
            <text:p>948.632</text:p>
          </table:table-cell>
          <table:table-cell table:number-columns-repeated="6"/>
        </table:table-row>
        <table:table-row table:style-name="ro1">
          <table:table-cell office:value-type="float" office:value="1.06945">
            <text:p>1.06945</text:p>
          </table:table-cell>
          <table:table-cell office:value-type="float" office:value="13">
            <text:p>13</text:p>
          </table:table-cell>
          <table:table-cell office:value-type="float" office:value="1.06438">
            <text:p>1.06438</text:p>
          </table:table-cell>
          <table:table-cell office:value-type="float" office:value="997">
            <text:p>997</text:p>
          </table:table-cell>
          <table:table-cell office:value-type="float" office:value="1.04898">
            <text:p>1.04898</text:p>
          </table:table-cell>
          <table:table-cell office:value-type="float" office:value="17">
            <text:p>17</text:p>
          </table:table-cell>
          <table:table-cell office:value-type="float" office:value="1.05421">
            <text:p>1.05421</text:p>
          </table:table-cell>
          <table:table-cell office:value-type="float" office:value="976.895">
            <text:p>976.895</text:p>
          </table:table-cell>
          <table:table-cell table:number-columns-repeated="6"/>
        </table:table-row>
        <table:table-row table:style-name="ro1">
          <table:table-cell office:value-type="float" office:value="1.04384">
            <text:p>1.04384</text:p>
          </table:table-cell>
          <table:table-cell office:value-type="float" office:value="22">
            <text:p>22</text:p>
          </table:table-cell>
          <table:table-cell office:value-type="float" office:value="1.04567">
            <text:p>1.04567</text:p>
          </table:table-cell>
          <table:table-cell office:value-type="float" office:value="943.947">
            <text:p>943.947</text:p>
          </table:table-cell>
          <table:table-cell office:value-type="float" office:value="1.03751">
            <text:p>1.03751</text:p>
          </table:table-cell>
          <table:table-cell office:value-type="float" office:value="11">
            <text:p>11</text:p>
          </table:table-cell>
          <table:table-cell office:value-type="float" office:value="1.03826">
            <text:p>1.03826</text:p>
          </table:table-cell>
          <table:table-cell office:value-type="float" office:value="958">
            <text:p>958</text:p>
          </table:table-cell>
          <table:table-cell table:number-columns-repeated="6"/>
        </table:table-row>
        <table:table-row table:style-name="ro1">
          <table:table-cell office:value-type="float" office:value="1.05847">
            <text:p>1.05847</text:p>
          </table:table-cell>
          <table:table-cell office:value-type="float" office:value="19">
            <text:p>19</text:p>
          </table:table-cell>
          <table:table-cell office:value-type="float" office:value="1.05805">
            <text:p>1.05805</text:p>
          </table:table-cell>
          <table:table-cell office:value-type="float" office:value="1028.26">
            <text:p>1028.26</text:p>
          </table:table-cell>
          <table:table-cell office:value-type="float" office:value="1.04031">
            <text:p>1.04031</text:p>
          </table:table-cell>
          <table:table-cell office:value-type="float" office:value="14">
            <text:p>14</text:p>
          </table:table-cell>
          <table:table-cell office:value-type="float" office:value="1.04024">
            <text:p>1.04024</text:p>
          </table:table-cell>
          <table:table-cell office:value-type="float" office:value="917.316">
            <text:p>917.316</text:p>
          </table:table-cell>
          <table:table-cell table:number-columns-repeated="6"/>
        </table:table-row>
        <table:table-row table:style-name="ro1">
          <table:table-cell office:value-type="float" office:value="1.04037">
            <text:p>1.04037</text:p>
          </table:table-cell>
          <table:table-cell office:value-type="float" office:value="22">
            <text:p>22</text:p>
          </table:table-cell>
          <table:table-cell office:value-type="float" office:value="1.04182">
            <text:p>1.04182</text:p>
          </table:table-cell>
          <table:table-cell office:value-type="float" office:value="959.684">
            <text:p>959.684</text:p>
          </table:table-cell>
          <table:table-cell office:value-type="float" office:value="1.03145">
            <text:p>1.03145</text:p>
          </table:table-cell>
          <table:table-cell office:value-type="float" office:value="20">
            <text:p>20</text:p>
          </table:table-cell>
          <table:table-cell office:value-type="float" office:value="1.03323">
            <text:p>1.03323</text:p>
          </table:table-cell>
          <table:table-cell office:value-type="float" office:value="947.421">
            <text:p>947.421</text:p>
          </table:table-cell>
          <table:table-cell table:number-columns-repeated="6"/>
        </table:table-row>
        <table:table-row table:style-name="ro1">
          <table:table-cell office:value-type="float" office:value="1.04206">
            <text:p>1.04206</text:p>
          </table:table-cell>
          <table:table-cell office:value-type="float" office:value="23">
            <text:p>23</text:p>
          </table:table-cell>
          <table:table-cell office:value-type="float" office:value="1.04447">
            <text:p>1.04447</text:p>
          </table:table-cell>
          <table:table-cell office:value-type="float" office:value="910.105">
            <text:p>910.105</text:p>
          </table:table-cell>
          <table:table-cell office:value-type="float" office:value="1.0428">
            <text:p>1.0428</text:p>
          </table:table-cell>
          <table:table-cell office:value-type="float" office:value="14">
            <text:p>14</text:p>
          </table:table-cell>
          <table:table-cell office:value-type="float" office:value="1.04087">
            <text:p>1.04087</text:p>
          </table:table-cell>
          <table:table-cell office:value-type="float" office:value="891.684">
            <text:p>891.684</text:p>
          </table:table-cell>
          <table:table-cell table:number-columns-repeated="6"/>
        </table:table-row>
        <table:table-row table:style-name="ro1">
          <table:table-cell office:value-type="float" office:value="1.03487">
            <text:p>1.03487</text:p>
          </table:table-cell>
          <table:table-cell office:value-type="float" office:value="22">
            <text:p>22</text:p>
          </table:table-cell>
          <table:table-cell office:value-type="float" office:value="1.03557">
            <text:p>1.03557</text:p>
          </table:table-cell>
          <table:table-cell office:value-type="float" office:value="877.263">
            <text:p>877.263</text:p>
          </table:table-cell>
          <table:table-cell office:value-type="float" office:value="1.03737">
            <text:p>1.03737</text:p>
          </table:table-cell>
          <table:table-cell office:value-type="float" office:value="14">
            <text:p>14</text:p>
          </table:table-cell>
          <table:table-cell office:value-type="float" office:value="1.03715">
            <text:p>1.03715</text:p>
          </table:table-cell>
          <table:table-cell office:value-type="float" office:value="906.526">
            <text:p>906.526</text:p>
          </table:table-cell>
          <table:table-cell table:number-columns-repeated="6"/>
        </table:table-row>
        <table:table-row table:style-name="ro1">
          <table:table-cell office:value-type="float" office:value="1.03398">
            <text:p>1.03398</text:p>
          </table:table-cell>
          <table:table-cell office:value-type="float" office:value="17">
            <text:p>17</text:p>
          </table:table-cell>
          <table:table-cell office:value-type="float" office:value="1.03441">
            <text:p>1.03441</text:p>
          </table:table-cell>
          <table:table-cell office:value-type="float" office:value="905.632">
            <text:p>905.632</text:p>
          </table:table-cell>
          <table:table-cell office:value-type="float" office:value="1.04049">
            <text:p>1.04049</text:p>
          </table:table-cell>
          <table:table-cell office:value-type="float" office:value="10">
            <text:p>10</text:p>
          </table:table-cell>
          <table:table-cell office:value-type="float" office:value="1.03866">
            <text:p>1.03866</text:p>
          </table:table-cell>
          <table:table-cell office:value-type="float" office:value="884.895">
            <text:p>884.895</text:p>
          </table:table-cell>
          <table:table-cell table:number-columns-repeated="6"/>
        </table:table-row>
        <table:table-row table:style-name="ro1">
          <table:table-cell office:value-type="float" office:value="1.03447">
            <text:p>1.03447</text:p>
          </table:table-cell>
          <table:table-cell office:value-type="float" office:value="17">
            <text:p>17</text:p>
          </table:table-cell>
          <table:table-cell office:value-type="float" office:value="1.03464">
            <text:p>1.03464</text:p>
          </table:table-cell>
          <table:table-cell office:value-type="float" office:value="905.632">
            <text:p>905.632</text:p>
          </table:table-cell>
          <table:table-cell office:value-type="float" office:value="1.04167">
            <text:p>1.04167</text:p>
          </table:table-cell>
          <table:table-cell office:value-type="float" office:value="14">
            <text:p>14</text:p>
          </table:table-cell>
          <table:table-cell office:value-type="float" office:value="1.04201">
            <text:p>1.04201</text:p>
          </table:table-cell>
          <table:table-cell office:value-type="float" office:value="923.053">
            <text:p>923.053</text:p>
          </table:table-cell>
          <table:table-cell table:number-columns-repeated="6"/>
        </table:table-row>
        <table:table-row table:style-name="ro1">
          <table:table-cell office:value-type="float" office:value="1.03307">
            <text:p>1.03307</text:p>
          </table:table-cell>
          <table:table-cell office:value-type="float" office:value="22">
            <text:p>22</text:p>
          </table:table-cell>
          <table:table-cell office:value-type="float" office:value="1.03362">
            <text:p>1.03362</text:p>
          </table:table-cell>
          <table:table-cell office:value-type="float" office:value="905.632">
            <text:p>905.632</text:p>
          </table:table-cell>
          <table:table-cell office:value-type="float" office:value="1.03794">
            <text:p>1.03794</text:p>
          </table:table-cell>
          <table:table-cell office:value-type="float" office:value="24">
            <text:p>24</text:p>
          </table:table-cell>
          <table:table-cell office:value-type="float" office:value="1.04199">
            <text:p>1.04199</text:p>
          </table:table-cell>
          <table:table-cell office:value-type="float" office:value="971.737">
            <text:p>971.737</text:p>
          </table:table-cell>
          <table:table-cell table:number-columns-repeated="6"/>
        </table:table-row>
        <table:table-row table:style-name="ro1">
          <table:table-cell office:value-type="float" office:value="1.03519">
            <text:p>1.03519</text:p>
          </table:table-cell>
          <table:table-cell office:value-type="float" office:value="23">
            <text:p>23</text:p>
          </table:table-cell>
          <table:table-cell office:value-type="float" office:value="1.03547">
            <text:p>1.03547</text:p>
          </table:table-cell>
          <table:table-cell office:value-type="float" office:value="881.947">
            <text:p>881.947</text:p>
          </table:table-cell>
          <table:table-cell office:value-type="float" office:value="1.03796">
            <text:p>1.03796</text:p>
          </table:table-cell>
          <table:table-cell office:value-type="float" office:value="11">
            <text:p>11</text:p>
          </table:table-cell>
          <table:table-cell office:value-type="float" office:value="1.03806">
            <text:p>1.03806</text:p>
          </table:table-cell>
          <table:table-cell office:value-type="float" office:value="917.316">
            <text:p>917.316</text:p>
          </table:table-cell>
          <table:table-cell table:number-columns-repeated="6"/>
        </table:table-row>
        <table:table-row table:style-name="ro1">
          <table:table-cell office:value-type="float" office:value="1.03763">
            <text:p>1.03763</text:p>
          </table:table-cell>
          <table:table-cell office:value-type="float" office:value="17">
            <text:p>17</text:p>
          </table:table-cell>
          <table:table-cell office:value-type="float" office:value="1.03837">
            <text:p>1.03837</text:p>
          </table:table-cell>
          <table:table-cell office:value-type="float" office:value="925.895">
            <text:p>925.895</text:p>
          </table:table-cell>
          <table:table-cell office:value-type="float" office:value="1.04132">
            <text:p>1.04132</text:p>
          </table:table-cell>
          <table:table-cell office:value-type="float" office:value="24">
            <text:p>24</text:p>
          </table:table-cell>
          <table:table-cell office:value-type="float" office:value="1.04533">
            <text:p>1.04533</text:p>
          </table:table-cell>
          <table:table-cell office:value-type="float" office:value="987.579">
            <text:p>987.579</text:p>
          </table:table-cell>
          <table:table-cell table:number-columns-repeated="6"/>
        </table:table-row>
        <table:table-row table:style-name="ro1">
          <table:table-cell office:value-type="float" office:value="1.03992">
            <text:p>1.03992</text:p>
          </table:table-cell>
          <table:table-cell office:value-type="float" office:value="17">
            <text:p>17</text:p>
          </table:table-cell>
          <table:table-cell office:value-type="float" office:value="1.04097">
            <text:p>1.04097</text:p>
          </table:table-cell>
          <table:table-cell office:value-type="float" office:value="937.632">
            <text:p>937.632</text:p>
          </table:table-cell>
          <table:table-cell office:value-type="float" office:value="1.05137">
            <text:p>1.05137</text:p>
          </table:table-cell>
          <table:table-cell office:value-type="float" office:value="15">
            <text:p>15</text:p>
          </table:table-cell>
          <table:table-cell office:value-type="float" office:value="1.05575">
            <text:p>1.05575</text:p>
          </table:table-cell>
          <table:table-cell office:value-type="float" office:value="987.579">
            <text:p>987.579</text:p>
          </table:table-cell>
          <table:table-cell table:number-columns-repeated="6"/>
        </table:table-row>
        <table:table-row table:style-name="ro1">
          <table:table-cell office:value-type="float" office:value="1.0343">
            <text:p>1.0343</text:p>
          </table:table-cell>
          <table:table-cell office:value-type="float" office:value="23">
            <text:p>23</text:p>
          </table:table-cell>
          <table:table-cell office:value-type="float" office:value="1.03461">
            <text:p>1.03461</text:p>
          </table:table-cell>
          <table:table-cell office:value-type="float" office:value="881.947">
            <text:p>881.947</text:p>
          </table:table-cell>
          <table:table-cell office:value-type="float" office:value="1.05413">
            <text:p>1.05413</text:p>
          </table:table-cell>
          <table:table-cell office:value-type="float" office:value="9">
            <text:p>9</text:p>
          </table:table-cell>
          <table:table-cell office:value-type="float" office:value="1.05016">
            <text:p>1.05016</text:p>
          </table:table-cell>
          <table:table-cell office:value-type="float" office:value="896.789">
            <text:p>896.789</text:p>
          </table:table-cell>
          <table:table-cell table:number-columns-repeated="6"/>
        </table:table-row>
        <table:table-row table:style-name="ro1">
          <table:table-cell office:value-type="float" office:value="1.07532">
            <text:p>1.07532</text:p>
          </table:table-cell>
          <table:table-cell office:value-type="float" office:value="10">
            <text:p>10</text:p>
          </table:table-cell>
          <table:table-cell office:value-type="float" office:value="1.07037">
            <text:p>1.07037</text:p>
          </table:table-cell>
          <table:table-cell office:value-type="float" office:value="997">
            <text:p>997</text:p>
          </table:table-cell>
          <table:table-cell office:value-type="float" office:value="1.03058">
            <text:p>1.03058</text:p>
          </table:table-cell>
          <table:table-cell office:value-type="float" office:value="19">
            <text:p>19</text:p>
          </table:table-cell>
          <table:table-cell office:value-type="float" office:value="1.03218">
            <text:p>1.03218</text:p>
          </table:table-cell>
          <table:table-cell office:value-type="float" office:value="930.947">
            <text:p>930.947</text:p>
          </table:table-cell>
          <table:table-cell table:number-columns-repeated="6"/>
        </table:table-row>
        <table:table-row table:style-name="ro1">
          <table:table-cell office:value-type="string">
            <text:p>Label 20 </text:p>
          </table:table-cell>
          <table:table-cell table:number-columns-repeated="3"/>
          <table:table-cell office:value-type="string">
            <text:p>Label 20 </text:p>
          </table:table-cell>
          <table:table-cell table:number-columns-repeated="9"/>
        </table:table-row>
        <table:table-row table:style-name="ro1">
          <table:table-cell office:value-type="float" office:value="1.05158">
            <text:p>1.05158</text:p>
          </table:table-cell>
          <table:table-cell office:value-type="float" office:value="22">
            <text:p>22</text:p>
          </table:table-cell>
          <table:table-cell office:value-type="float" office:value="1.05415">
            <text:p>1.05415</text:p>
          </table:table-cell>
          <table:table-cell office:value-type="float" office:value="1043.6">
            <text:p>1043.6</text:p>
          </table:table-cell>
          <table:table-cell office:value-type="float" office:value="1.04099">
            <text:p>1.04099</text:p>
          </table:table-cell>
          <table:table-cell office:value-type="float" office:value="20">
            <text:p>20</text:p>
          </table:table-cell>
          <table:table-cell office:value-type="float" office:value="1.04162">
            <text:p>1.04162</text:p>
          </table:table-cell>
          <table:table-cell office:value-type="float" office:value="959.9">
            <text:p>959.9</text:p>
          </table:table-cell>
          <table:table-cell table:number-columns-repeated="6"/>
        </table:table-row>
        <table:table-row table:style-name="ro1">
          <table:table-cell office:value-type="float" office:value="1.05301">
            <text:p>1.05301</text:p>
          </table:table-cell>
          <table:table-cell office:value-type="float" office:value="22">
            <text:p>22</text:p>
          </table:table-cell>
          <table:table-cell office:value-type="float" office:value="1.05595">
            <text:p>1.05595</text:p>
          </table:table-cell>
          <table:table-cell office:value-type="float" office:value="1064.6">
            <text:p>1064.6</text:p>
          </table:table-cell>
          <table:table-cell office:value-type="float" office:value="1.0464">
            <text:p>1.0464</text:p>
          </table:table-cell>
          <table:table-cell office:value-type="float" office:value="20">
            <text:p>20</text:p>
          </table:table-cell>
          <table:table-cell office:value-type="float" office:value="1.04794">
            <text:p>1.04794</text:p>
          </table:table-cell>
          <table:table-cell office:value-type="float" office:value="966.25">
            <text:p>966.25</text:p>
          </table:table-cell>
          <table:table-cell table:number-columns-repeated="6"/>
        </table:table-row>
        <table:table-row table:style-name="ro1">
          <table:table-cell office:value-type="float" office:value="1.03956">
            <text:p>1.03956</text:p>
          </table:table-cell>
          <table:table-cell office:value-type="float" office:value="19">
            <text:p>19</text:p>
          </table:table-cell>
          <table:table-cell office:value-type="float" office:value="1.0428">
            <text:p>1.0428</text:p>
          </table:table-cell>
          <table:table-cell office:value-type="float" office:value="985.85">
            <text:p>985.85</text:p>
          </table:table-cell>
          <table:table-cell office:value-type="float" office:value="1.03201">
            <text:p>1.03201</text:p>
          </table:table-cell>
          <table:table-cell office:value-type="float" office:value="24">
            <text:p>24</text:p>
          </table:table-cell>
          <table:table-cell office:value-type="float" office:value="1.03589">
            <text:p>1.03589</text:p>
          </table:table-cell>
          <table:table-cell office:value-type="float" office:value="958.45">
            <text:p>958.45</text:p>
          </table:table-cell>
          <table:table-cell table:number-columns-repeated="6"/>
        </table:table-row>
        <table:table-row table:style-name="ro1">
          <table:table-cell office:value-type="float" office:value="1.05445">
            <text:p>1.05445</text:p>
          </table:table-cell>
          <table:table-cell office:value-type="float" office:value="22">
            <text:p>22</text:p>
          </table:table-cell>
          <table:table-cell office:value-type="float" office:value="1.05626">
            <text:p>1.05626</text:p>
          </table:table-cell>
          <table:table-cell office:value-type="float" office:value="1064.6">
            <text:p>1064.6</text:p>
          </table:table-cell>
          <table:table-cell office:value-type="float" office:value="1.04032">
            <text:p>1.04032</text:p>
          </table:table-cell>
          <table:table-cell office:value-type="float" office:value="20">
            <text:p>20</text:p>
          </table:table-cell>
          <table:table-cell office:value-type="float" office:value="1.04075">
            <text:p>1.04075</text:p>
          </table:table-cell>
          <table:table-cell office:value-type="float" office:value="959.9">
            <text:p>959.9</text:p>
          </table:table-cell>
          <table:table-cell table:number-columns-repeated="6"/>
        </table:table-row>
        <table:table-row table:style-name="ro1">
          <table:table-cell office:value-type="float" office:value="1.05396">
            <text:p>1.05396</text:p>
          </table:table-cell>
          <table:table-cell office:value-type="float" office:value="22">
            <text:p>22</text:p>
          </table:table-cell>
          <table:table-cell office:value-type="float" office:value="1.05671">
            <text:p>1.05671</text:p>
          </table:table-cell>
          <table:table-cell office:value-type="float" office:value="1064.6">
            <text:p>1064.6</text:p>
          </table:table-cell>
          <table:table-cell office:value-type="float" office:value="1.04183">
            <text:p>1.04183</text:p>
          </table:table-cell>
          <table:table-cell office:value-type="float" office:value="20">
            <text:p>20</text:p>
          </table:table-cell>
          <table:table-cell office:value-type="float" office:value="1.04206">
            <text:p>1.04206</text:p>
          </table:table-cell>
          <table:table-cell office:value-type="float" office:value="923.7">
            <text:p>923.7</text:p>
          </table:table-cell>
          <table:table-cell table:number-columns-repeated="6"/>
        </table:table-row>
        <table:table-row table:style-name="ro1">
          <table:table-cell office:value-type="float" office:value="1.05077">
            <text:p>1.05077</text:p>
          </table:table-cell>
          <table:table-cell office:value-type="float" office:value="22">
            <text:p>22</text:p>
          </table:table-cell>
          <table:table-cell office:value-type="float" office:value="1.05334">
            <text:p>1.05334</text:p>
          </table:table-cell>
          <table:table-cell office:value-type="float" office:value="1064.6">
            <text:p>1064.6</text:p>
          </table:table-cell>
          <table:table-cell office:value-type="float" office:value="1.04323">
            <text:p>1.04323</text:p>
          </table:table-cell>
          <table:table-cell office:value-type="float" office:value="20">
            <text:p>20</text:p>
          </table:table-cell>
          <table:table-cell office:value-type="float" office:value="1.04399">
            <text:p>1.04399</text:p>
          </table:table-cell>
          <table:table-cell office:value-type="float" office:value="930.05">
            <text:p>930.05</text:p>
          </table:table-cell>
          <table:table-cell table:number-columns-repeated="6"/>
        </table:table-row>
        <table:table-row table:style-name="ro1">
          <table:table-cell office:value-type="float" office:value="1.05295">
            <text:p>1.05295</text:p>
          </table:table-cell>
          <table:table-cell office:value-type="float" office:value="22">
            <text:p>22</text:p>
          </table:table-cell>
          <table:table-cell office:value-type="float" office:value="1.05477">
            <text:p>1.05477</text:p>
          </table:table-cell>
          <table:table-cell office:value-type="float" office:value="967.35">
            <text:p>967.35</text:p>
          </table:table-cell>
          <table:table-cell office:value-type="float" office:value="1.04056">
            <text:p>1.04056</text:p>
          </table:table-cell>
          <table:table-cell office:value-type="float" office:value="20">
            <text:p>20</text:p>
          </table:table-cell>
          <table:table-cell office:value-type="float" office:value="1.04099">
            <text:p>1.04099</text:p>
          </table:table-cell>
          <table:table-cell office:value-type="float" office:value="966.25">
            <text:p>966.25</text:p>
          </table:table-cell>
          <table:table-cell table:number-columns-repeated="6"/>
        </table:table-row>
        <table:table-row table:style-name="ro1">
          <table:table-cell office:value-type="float" office:value="1.05029">
            <text:p>1.05029</text:p>
          </table:table-cell>
          <table:table-cell office:value-type="float" office:value="22">
            <text:p>22</text:p>
          </table:table-cell>
          <table:table-cell office:value-type="float" office:value="1.0526">
            <text:p>1.0526</text:p>
          </table:table-cell>
          <table:table-cell office:value-type="float" office:value="1064.6">
            <text:p>1064.6</text:p>
          </table:table-cell>
          <table:table-cell office:value-type="float" office:value="1.03975">
            <text:p>1.03975</text:p>
          </table:table-cell>
          <table:table-cell office:value-type="float" office:value="20">
            <text:p>20</text:p>
          </table:table-cell>
          <table:table-cell office:value-type="float" office:value="1.04024">
            <text:p>1.04024</text:p>
          </table:table-cell>
          <table:table-cell office:value-type="float" office:value="966.25">
            <text:p>966.25</text:p>
          </table:table-cell>
          <table:table-cell table:number-columns-repeated="6"/>
        </table:table-row>
        <table:table-row table:style-name="ro1">
          <table:table-cell office:value-type="float" office:value="1.04186">
            <text:p>1.04186</text:p>
          </table:table-cell>
          <table:table-cell office:value-type="float" office:value="19">
            <text:p>19</text:p>
          </table:table-cell>
          <table:table-cell office:value-type="float" office:value="1.04458">
            <text:p>1.04458</text:p>
          </table:table-cell>
          <table:table-cell office:value-type="float" office:value="985.85">
            <text:p>985.85</text:p>
          </table:table-cell>
          <table:table-cell office:value-type="float" office:value="1.04163">
            <text:p>1.04163</text:p>
          </table:table-cell>
          <table:table-cell office:value-type="float" office:value="20">
            <text:p>20</text:p>
          </table:table-cell>
          <table:table-cell office:value-type="float" office:value="1.04208">
            <text:p>1.04208</text:p>
          </table:table-cell>
          <table:table-cell office:value-type="float" office:value="923.7">
            <text:p>923.7</text:p>
          </table:table-cell>
          <table:table-cell table:number-columns-repeated="6"/>
        </table:table-row>
        <table:table-row table:style-name="ro1">
          <table:table-cell office:value-type="float" office:value="1.05145">
            <text:p>1.05145</text:p>
          </table:table-cell>
          <table:table-cell office:value-type="float" office:value="22">
            <text:p>22</text:p>
          </table:table-cell>
          <table:table-cell office:value-type="float" office:value="1.05321">
            <text:p>1.05321</text:p>
          </table:table-cell>
          <table:table-cell office:value-type="float" office:value="1064.6">
            <text:p>1064.6</text:p>
          </table:table-cell>
          <table:table-cell office:value-type="float" office:value="1.03878">
            <text:p>1.03878</text:p>
          </table:table-cell>
          <table:table-cell office:value-type="float" office:value="20">
            <text:p>20</text:p>
          </table:table-cell>
          <table:table-cell office:value-type="float" office:value="1.03869">
            <text:p>1.03869</text:p>
          </table:table-cell>
          <table:table-cell office:value-type="float" office:value="923.7">
            <text:p>923.7</text:p>
          </table:table-cell>
          <table:table-cell table:number-columns-repeated="6"/>
        </table:table-row>
        <table:table-row table:style-name="ro1">
          <table:table-cell office:value-type="float" office:value="1.04409">
            <text:p>1.04409</text:p>
          </table:table-cell>
          <table:table-cell office:value-type="float" office:value="19">
            <text:p>19</text:p>
          </table:table-cell>
          <table:table-cell office:value-type="float" office:value="1.04669">
            <text:p>1.04669</text:p>
          </table:table-cell>
          <table:table-cell office:value-type="float" office:value="985.85">
            <text:p>985.85</text:p>
          </table:table-cell>
          <table:table-cell office:value-type="float" office:value="1.0424">
            <text:p>1.0424</text:p>
          </table:table-cell>
          <table:table-cell office:value-type="float" office:value="20">
            <text:p>20</text:p>
          </table:table-cell>
          <table:table-cell office:value-type="float" office:value="1.04349">
            <text:p>1.04349</text:p>
          </table:table-cell>
          <table:table-cell office:value-type="float" office:value="959.9">
            <text:p>959.9</text:p>
          </table:table-cell>
          <table:table-cell table:number-columns-repeated="6"/>
        </table:table-row>
        <table:table-row table:style-name="ro1">
          <table:table-cell office:value-type="float" office:value="1.05205">
            <text:p>1.05205</text:p>
          </table:table-cell>
          <table:table-cell office:value-type="float" office:value="22">
            <text:p>22</text:p>
          </table:table-cell>
          <table:table-cell office:value-type="float" office:value="1.05462">
            <text:p>1.05462</text:p>
          </table:table-cell>
          <table:table-cell office:value-type="float" office:value="1064.6">
            <text:p>1064.6</text:p>
          </table:table-cell>
          <table:table-cell office:value-type="float" office:value="1.03926">
            <text:p>1.03926</text:p>
          </table:table-cell>
          <table:table-cell office:value-type="float" office:value="22">
            <text:p>22</text:p>
          </table:table-cell>
          <table:table-cell office:value-type="float" office:value="1.04068">
            <text:p>1.04068</text:p>
          </table:table-cell>
          <table:table-cell office:value-type="float" office:value="989.9">
            <text:p>989.9</text:p>
          </table:table-cell>
          <table:table-cell table:number-columns-repeated="6"/>
        </table:table-row>
        <table:table-row table:style-name="ro1">
          <table:table-cell office:value-type="float" office:value="1.05281">
            <text:p>1.05281</text:p>
          </table:table-cell>
          <table:table-cell office:value-type="float" office:value="22">
            <text:p>22</text:p>
          </table:table-cell>
          <table:table-cell office:value-type="float" office:value="1.05521">
            <text:p>1.05521</text:p>
          </table:table-cell>
          <table:table-cell office:value-type="float" office:value="1064.6">
            <text:p>1064.6</text:p>
          </table:table-cell>
          <table:table-cell office:value-type="float" office:value="1.04112">
            <text:p>1.04112</text:p>
          </table:table-cell>
          <table:table-cell office:value-type="float" office:value="20">
            <text:p>20</text:p>
          </table:table-cell>
          <table:table-cell office:value-type="float" office:value="1.04187">
            <text:p>1.04187</text:p>
          </table:table-cell>
          <table:table-cell office:value-type="float" office:value="959.9">
            <text:p>959.9</text:p>
          </table:table-cell>
          <table:table-cell table:number-columns-repeated="6"/>
        </table:table-row>
        <table:table-row table:style-name="ro1">
          <table:table-cell office:value-type="float" office:value="1.05224">
            <text:p>1.05224</text:p>
          </table:table-cell>
          <table:table-cell office:value-type="float" office:value="22">
            <text:p>22</text:p>
          </table:table-cell>
          <table:table-cell office:value-type="float" office:value="1.054">
            <text:p>1.054</text:p>
          </table:table-cell>
          <table:table-cell office:value-type="float" office:value="1064.6">
            <text:p>1064.6</text:p>
          </table:table-cell>
          <table:table-cell office:value-type="float" office:value="1.03329">
            <text:p>1.03329</text:p>
          </table:table-cell>
          <table:table-cell office:value-type="float" office:value="24">
            <text:p>24</text:p>
          </table:table-cell>
          <table:table-cell office:value-type="float" office:value="1.03664">
            <text:p>1.03664</text:p>
          </table:table-cell>
          <table:table-cell office:value-type="float" office:value="972.85">
            <text:p>972.85</text:p>
          </table:table-cell>
          <table:table-cell table:number-columns-repeated="6"/>
        </table:table-row>
        <table:table-row table:style-name="ro1">
          <table:table-cell office:value-type="float" office:value="1.055">
            <text:p>1.055</text:p>
          </table:table-cell>
          <table:table-cell office:value-type="float" office:value="22">
            <text:p>22</text:p>
          </table:table-cell>
          <table:table-cell office:value-type="float" office:value="1.05774">
            <text:p>1.05774</text:p>
          </table:table-cell>
          <table:table-cell office:value-type="float" office:value="1064.6">
            <text:p>1064.6</text:p>
          </table:table-cell>
          <table:table-cell office:value-type="float" office:value="1.04069">
            <text:p>1.04069</text:p>
          </table:table-cell>
          <table:table-cell office:value-type="float" office:value="20">
            <text:p>20</text:p>
          </table:table-cell>
          <table:table-cell office:value-type="float" office:value="1.04109">
            <text:p>1.04109</text:p>
          </table:table-cell>
          <table:table-cell office:value-type="float" office:value="966.25">
            <text:p>966.25</text:p>
          </table:table-cell>
          <table:table-cell table:number-columns-repeated="6"/>
        </table:table-row>
        <table:table-row table:style-name="ro1">
          <table:table-cell office:value-type="float" office:value="1.05373">
            <text:p>1.05373</text:p>
          </table:table-cell>
          <table:table-cell office:value-type="float" office:value="22">
            <text:p>22</text:p>
          </table:table-cell>
          <table:table-cell office:value-type="float" office:value="1.05518">
            <text:p>1.05518</text:p>
          </table:table-cell>
          <table:table-cell office:value-type="float" office:value="967.35">
            <text:p>967.35</text:p>
          </table:table-cell>
          <table:table-cell office:value-type="float" office:value="1.04042">
            <text:p>1.04042</text:p>
          </table:table-cell>
          <table:table-cell office:value-type="float" office:value="20">
            <text:p>20</text:p>
          </table:table-cell>
          <table:table-cell office:value-type="float" office:value="1.04105">
            <text:p>1.04105</text:p>
          </table:table-cell>
          <table:table-cell office:value-type="float" office:value="959.9">
            <text:p>959.9</text:p>
          </table:table-cell>
          <table:table-cell table:number-columns-repeated="6"/>
        </table:table-row>
        <table:table-row table:style-name="ro1">
          <table:table-cell office:value-type="float" office:value="1.05241">
            <text:p>1.05241</text:p>
          </table:table-cell>
          <table:table-cell office:value-type="float" office:value="22">
            <text:p>22</text:p>
          </table:table-cell>
          <table:table-cell office:value-type="float" office:value="1.0545">
            <text:p>1.0545</text:p>
          </table:table-cell>
          <table:table-cell office:value-type="float" office:value="967.35">
            <text:p>967.35</text:p>
          </table:table-cell>
          <table:table-cell office:value-type="float" office:value="1.04143">
            <text:p>1.04143</text:p>
          </table:table-cell>
          <table:table-cell office:value-type="float" office:value="20">
            <text:p>20</text:p>
          </table:table-cell>
          <table:table-cell office:value-type="float" office:value="1.04196">
            <text:p>1.04196</text:p>
          </table:table-cell>
          <table:table-cell office:value-type="float" office:value="966.25">
            <text:p>966.25</text:p>
          </table:table-cell>
          <table:table-cell table:number-columns-repeated="6"/>
        </table:table-row>
        <table:table-row table:style-name="ro1">
          <table:table-cell office:value-type="float" office:value="1.05332">
            <text:p>1.05332</text:p>
          </table:table-cell>
          <table:table-cell office:value-type="float" office:value="22">
            <text:p>22</text:p>
          </table:table-cell>
          <table:table-cell office:value-type="float" office:value="1.05528">
            <text:p>1.05528</text:p>
          </table:table-cell>
          <table:table-cell office:value-type="float" office:value="1064.6">
            <text:p>1064.6</text:p>
          </table:table-cell>
          <table:table-cell office:value-type="float" office:value="1.03551">
            <text:p>1.03551</text:p>
          </table:table-cell>
          <table:table-cell office:value-type="float" office:value="19">
            <text:p>19</text:p>
          </table:table-cell>
          <table:table-cell office:value-type="float" office:value="1.03566">
            <text:p>1.03566</text:p>
          </table:table-cell>
          <table:table-cell office:value-type="float" office:value="939.25">
            <text:p>939.25</text:p>
          </table:table-cell>
          <table:table-cell table:number-columns-repeated="6"/>
        </table:table-row>
        <table:table-row table:style-name="ro1">
          <table:table-cell office:value-type="float" office:value="1.05369">
            <text:p>1.05369</text:p>
          </table:table-cell>
          <table:table-cell office:value-type="float" office:value="22">
            <text:p>22</text:p>
          </table:table-cell>
          <table:table-cell office:value-type="float" office:value="1.05539">
            <text:p>1.05539</text:p>
          </table:table-cell>
          <table:table-cell office:value-type="float" office:value="1043.6">
            <text:p>1043.6</text:p>
          </table:table-cell>
          <table:table-cell office:value-type="float" office:value="1.04111">
            <text:p>1.04111</text:p>
          </table:table-cell>
          <table:table-cell office:value-type="float" office:value="20">
            <text:p>20</text:p>
          </table:table-cell>
          <table:table-cell office:value-type="float" office:value="1.04169">
            <text:p>1.04169</text:p>
          </table:table-cell>
          <table:table-cell office:value-type="float" office:value="930.05">
            <text:p>930.05</text:p>
          </table:table-cell>
          <table:table-cell table:number-columns-repeated="6"/>
        </table:table-row>
        <table:table-row table:style-name="ro1">
          <table:table-cell office:value-type="float" office:value="1.04973">
            <text:p>1.04973</text:p>
          </table:table-cell>
          <table:table-cell office:value-type="float" office:value="22">
            <text:p>22</text:p>
          </table:table-cell>
          <table:table-cell office:value-type="float" office:value="1.05214">
            <text:p>1.05214</text:p>
          </table:table-cell>
          <table:table-cell office:value-type="float" office:value="1064.6">
            <text:p>1064.6</text:p>
          </table:table-cell>
          <table:table-cell office:value-type="float" office:value="1.04372">
            <text:p>1.04372</text:p>
          </table:table-cell>
          <table:table-cell office:value-type="float" office:value="21">
            <text:p>21</text:p>
          </table:table-cell>
          <table:table-cell office:value-type="float" office:value="1.04594">
            <text:p>1.04594</text:p>
          </table:table-cell>
          <table:table-cell office:value-type="float" office:value="1041.5">
            <text:p>1041.5</text:p>
          </table:table-cell>
          <table:table-cell table:number-columns-repeated="6"/>
        </table:table-row>
      </table:table>
      <table:table table:name="Sheet4" table:style-name="ta1">
        <table:shapes>
          <draw:frame draw:z-index="0" draw:style-name="gr1" svg:width="17.101cm" svg:height="10.293cm" svg:x="0.122cm" svg:y="0.3cm">
            <draw:object draw:notify-on-update-of-ranges="Sheet3.J3:Sheet3.J20 Sheet3.K2:Sheet3.K2 Sheet3.K3:Sheet3.K20 Sheet3.J3:Sheet3.J20 Sheet3.L2:Sheet3.L2 Sheet3.L3:Sheet3.L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17.101cm" svg:height="10.293cm" svg:x="18.064cm" svg:y="0cm">
            <draw:object draw:notify-on-update-of-ranges="Sheet3.J26:Sheet3.J43 Sheet3.J26:Sheet3.J43 Sheet3.K25:Sheet3.K25 Sheet3.K26:Sheet3.K43 Sheet3.J26:Sheet3.J43 Sheet3.L25:Sheet3.L25 Sheet3.L26:Sheet3.L4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17.101cm" svg:height="10.293cm" svg:x="0cm" svg:y="11.187cm">
            <draw:object draw:notify-on-update-of-ranges="Sheet3.J49:Sheet3.J66 Sheet3.J49:Sheet3.J66 Sheet3.K48:Sheet3.K48 Sheet3.K49:Sheet3.K66 Sheet3.J49:Sheet3.J66 Sheet3.L48:Sheet3.L48 Sheet3.L49:Sheet3.L6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17.101cm" svg:height="10.293cm" svg:x="18.249cm" svg:y="11.037cm">
            <draw:object draw:notify-on-update-of-ranges="Sheet3.J72:Sheet3.J89 Sheet3.J72:Sheet3.J89 Sheet3.K71:Sheet3.K71 Sheet3.K72:Sheet3.K89 Sheet3.J72:Sheet3.J89 Sheet3.L71:Sheet3.L71 Sheet3.L72:Sheet3.L8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office:value-type="string">
            <text:p>aFR</text:p>
          </table:table-cell>
          <table:table-cell table:number-columns-repeated="4"/>
        </table:table-row>
        <table:table-row table:style-name="ro1">
          <table:table-cell office:value-type="string">
            <text:p>Label 3 </text:p>
          </table:table-cell>
          <table:table-cell table:number-columns-repeated="3"/>
          <table:table-cell office:value-type="string">
            <text:p>Label 3 </text:p>
          </table:table-cell>
          <table:table-cell table:number-columns-repeated="5"/>
          <table:table-cell office:value-type="string">
            <text:p>CIC</text:p>
          </table:table-cell>
          <table:table-cell office:value-type="string">
            <text:p>CIC_SLAP</text:p>
          </table:table-cell>
          <table:table-cell table:number-columns-repeated="2"/>
        </table:table-row>
        <table:table-row table:style-name="ro1">
          <table:table-cell office:value-type="float" office:value="1.03565">
            <text:p>1.03565</text:p>
          </table:table-cell>
          <table:table-cell office:value-type="float" office:value="37">
            <text:p>37</text:p>
          </table:table-cell>
          <table:table-cell office:value-type="float" office:value="1.03679">
            <text:p>1.03679</text:p>
          </table:table-cell>
          <table:table-cell office:value-type="float" office:value="368">
            <text:p>368</text:p>
          </table:table-cell>
          <table:table-cell office:value-type="float" office:value="1.0452">
            <text:p>1.0452</text:p>
          </table:table-cell>
          <table:table-cell office:value-type="float" office:value="36">
            <text:p>36</text:p>
          </table:table-cell>
          <table:table-cell office:value-type="float" office:value="1.04301">
            <text:p>1.04301</text:p>
          </table:table-cell>
          <table:table-cell office:value-type="float" office:value="368">
            <text:p>368</text:p>
          </table:table-cell>
          <table:table-cell/>
          <table:table-cell office:value-type="float" office:value="3">
            <text:p>3</text:p>
          </table:table-cell>
          <table:table-cell table:formula="of:=AVERAGE([.A$3:.A$22])" office:value-type="float" office:value="1.0523755">
            <text:p>1.0523755</text:p>
          </table:table-cell>
          <table:table-cell table:formula="of:=AVERAGE([.E$3:.E$22])" office:value-type="float" office:value="1.056517">
            <text:p>1.056517</text:p>
          </table:table-cell>
          <table:table-cell table:number-columns-repeated="2"/>
        </table:table-row>
        <table:table-row table:style-name="ro1">
          <table:table-cell office:value-type="float" office:value="1.05697">
            <text:p>1.05697</text:p>
          </table:table-cell>
          <table:table-cell office:value-type="float" office:value="33">
            <text:p>33</text:p>
          </table:table-cell>
          <table:table-cell office:value-type="float" office:value="1.0537">
            <text:p>1.0537</text:p>
          </table:table-cell>
          <table:table-cell office:value-type="float" office:value="368">
            <text:p>368</text:p>
          </table:table-cell>
          <table:table-cell office:value-type="float" office:value="1.05571">
            <text:p>1.05571</text:p>
          </table:table-cell>
          <table:table-cell office:value-type="float" office:value="35">
            <text:p>35</text:p>
          </table:table-cell>
          <table:table-cell office:value-type="float" office:value="1.04906">
            <text:p>1.04906</text:p>
          </table:table-cell>
          <table:table-cell office:value-type="float" office:value="368">
            <text:p>368</text:p>
          </table:table-cell>
          <table:table-cell/>
          <table:table-cell office:value-type="float" office:value="4">
            <text:p>4</text:p>
          </table:table-cell>
          <table:table-cell table:formula="of:=AVERAGE([.A$24:.A$43])" office:value-type="float" office:value="1.078468">
            <text:p>1.078468</text:p>
          </table:table-cell>
          <table:table-cell table:formula="of:=AVERAGE([.E$24:.E$43])" office:value-type="float" office:value="1.0515815">
            <text:p>1.0515815</text:p>
          </table:table-cell>
          <table:table-cell/>
          <table:table-cell table:style-name="ce2"/>
        </table:table-row>
        <table:table-row table:style-name="ro1">
          <table:table-cell office:value-type="float" office:value="1.04993">
            <text:p>1.04993</text:p>
          </table:table-cell>
          <table:table-cell office:value-type="float" office:value="34">
            <text:p>34</text:p>
          </table:table-cell>
          <table:table-cell office:value-type="float" office:value="1.04843">
            <text:p>1.04843</text:p>
          </table:table-cell>
          <table:table-cell office:value-type="float" office:value="368">
            <text:p>368</text:p>
          </table:table-cell>
          <table:table-cell office:value-type="float" office:value="1.04914">
            <text:p>1.04914</text:p>
          </table:table-cell>
          <table:table-cell office:value-type="float" office:value="34">
            <text:p>34</text:p>
          </table:table-cell>
          <table:table-cell office:value-type="float" office:value="1.04607">
            <text:p>1.04607</text:p>
          </table:table-cell>
          <table:table-cell office:value-type="float" office:value="368">
            <text:p>368</text:p>
          </table:table-cell>
          <table:table-cell/>
          <table:table-cell office:value-type="float" office:value="5">
            <text:p>5</text:p>
          </table:table-cell>
          <table:table-cell table:formula="of:=AVERAGE([.A$45:.A$64])" office:value-type="float" office:value="1.071505">
            <text:p>1.071505</text:p>
          </table:table-cell>
          <table:table-cell table:formula="of:=AVERAGE([.E$45:.E$64])" office:value-type="float" office:value="1.066043">
            <text:p>1.066043</text:p>
          </table:table-cell>
          <table:table-cell table:number-columns-repeated="2"/>
        </table:table-row>
        <table:table-row table:style-name="ro1">
          <table:table-cell office:value-type="float" office:value="1.05697">
            <text:p>1.05697</text:p>
          </table:table-cell>
          <table:table-cell office:value-type="float" office:value="33">
            <text:p>33</text:p>
          </table:table-cell>
          <table:table-cell office:value-type="float" office:value="1.0537">
            <text:p>1.0537</text:p>
          </table:table-cell>
          <table:table-cell office:value-type="float" office:value="368">
            <text:p>368</text:p>
          </table:table-cell>
          <table:table-cell office:value-type="float" office:value="1.04327">
            <text:p>1.04327</text:p>
          </table:table-cell>
          <table:table-cell office:value-type="float" office:value="35">
            <text:p>35</text:p>
          </table:table-cell>
          <table:table-cell office:value-type="float" office:value="1.03911">
            <text:p>1.03911</text:p>
          </table:table-cell>
          <table:table-cell office:value-type="float" office:value="368">
            <text:p>368</text:p>
          </table:table-cell>
          <table:table-cell/>
          <table:table-cell office:value-type="float" office:value="6">
            <text:p>6</text:p>
          </table:table-cell>
          <table:table-cell table:formula="of:=AVERAGE([.A$66:.A$85])" office:value-type="float" office:value="1.061295">
            <text:p>1.061295</text:p>
          </table:table-cell>
          <table:table-cell table:formula="of:=AVERAGE([.E$66:.E$85])" office:value-type="float" office:value="1.036186">
            <text:p>1.036186</text:p>
          </table:table-cell>
          <table:table-cell/>
          <table:table-cell table:style-name="ce2"/>
        </table:table-row>
        <table:table-row table:style-name="ro1">
          <table:table-cell office:value-type="float" office:value="1.05697">
            <text:p>1.05697</text:p>
          </table:table-cell>
          <table:table-cell office:value-type="float" office:value="33">
            <text:p>33</text:p>
          </table:table-cell>
          <table:table-cell office:value-type="float" office:value="1.0537">
            <text:p>1.0537</text:p>
          </table:table-cell>
          <table:table-cell office:value-type="float" office:value="368">
            <text:p>368</text:p>
          </table:table-cell>
          <table:table-cell office:value-type="float" office:value="1.06013">
            <text:p>1.06013</text:p>
          </table:table-cell>
          <table:table-cell office:value-type="float" office:value="33">
            <text:p>33</text:p>
          </table:table-cell>
          <table:table-cell office:value-type="float" office:value="1.05817">
            <text:p>1.05817</text:p>
          </table:table-cell>
          <table:table-cell office:value-type="float" office:value="368">
            <text:p>368</text:p>
          </table:table-cell>
          <table:table-cell/>
          <table:table-cell office:value-type="float" office:value="7">
            <text:p>7</text:p>
          </table:table-cell>
          <table:table-cell table:formula="of:=AVERAGE([.A$87:.A$106])" office:value-type="float" office:value="1.0623115">
            <text:p>1.0623115</text:p>
          </table:table-cell>
          <table:table-cell table:formula="of:=AVERAGE([.E$87:.E$106])" office:value-type="float" office:value="1.0352585">
            <text:p>1.0352585</text:p>
          </table:table-cell>
          <table:table-cell table:number-columns-repeated="2"/>
        </table:table-row>
        <table:table-row table:style-name="ro1">
          <table:table-cell office:value-type="float" office:value="1.04993">
            <text:p>1.04993</text:p>
          </table:table-cell>
          <table:table-cell office:value-type="float" office:value="34">
            <text:p>34</text:p>
          </table:table-cell>
          <table:table-cell office:value-type="float" office:value="1.04843">
            <text:p>1.04843</text:p>
          </table:table-cell>
          <table:table-cell office:value-type="float" office:value="368">
            <text:p>368</text:p>
          </table:table-cell>
          <table:table-cell office:value-type="float" office:value="1.04561">
            <text:p>1.04561</text:p>
          </table:table-cell>
          <table:table-cell office:value-type="float" office:value="37">
            <text:p>37</text:p>
          </table:table-cell>
          <table:table-cell office:value-type="float" office:value="1.04301">
            <text:p>1.04301</text:p>
          </table:table-cell>
          <table:table-cell office:value-type="float" office:value="368">
            <text:p>368</text:p>
          </table:table-cell>
          <table:table-cell/>
          <table:table-cell office:value-type="float" office:value="8">
            <text:p>8</text:p>
          </table:table-cell>
          <table:table-cell table:formula="of:=AVERAGE([.A$108:.A$127])" office:value-type="float" office:value="1.056949">
            <text:p>1.056949</text:p>
          </table:table-cell>
          <table:table-cell table:formula="of:=AVERAGE([.E$108:.E$127])" office:value-type="float" office:value="1.0371725">
            <text:p>1.0371725</text:p>
          </table:table-cell>
          <table:table-cell/>
          <table:table-cell table:style-name="ce2"/>
        </table:table-row>
        <table:table-row table:style-name="ro1">
          <table:table-cell office:value-type="float" office:value="1.04993">
            <text:p>1.04993</text:p>
          </table:table-cell>
          <table:table-cell office:value-type="float" office:value="34">
            <text:p>34</text:p>
          </table:table-cell>
          <table:table-cell office:value-type="float" office:value="1.04843">
            <text:p>1.04843</text:p>
          </table:table-cell>
          <table:table-cell office:value-type="float" office:value="368">
            <text:p>368</text:p>
          </table:table-cell>
          <table:table-cell office:value-type="float" office:value="1.06212">
            <text:p>1.06212</text:p>
          </table:table-cell>
          <table:table-cell office:value-type="float" office:value="33">
            <text:p>33</text:p>
          </table:table-cell>
          <table:table-cell office:value-type="float" office:value="1.05436">
            <text:p>1.05436</text:p>
          </table:table-cell>
          <table:table-cell office:value-type="float" office:value="368">
            <text:p>368</text:p>
          </table:table-cell>
          <table:table-cell/>
          <table:table-cell office:value-type="float" office:value="9">
            <text:p>9</text:p>
          </table:table-cell>
          <table:table-cell table:formula="of:=AVERAGE([.A$129:.A$148])" office:value-type="float" office:value="1.0543725">
            <text:p>1.0543725</text:p>
          </table:table-cell>
          <table:table-cell table:formula="of:=AVERAGE([.E$129:.E$148])" office:value-type="float" office:value="1.0407835">
            <text:p>1.0407835</text:p>
          </table:table-cell>
          <table:table-cell table:number-columns-repeated="2"/>
        </table:table-row>
        <table:table-row table:style-name="ro1">
          <table:table-cell office:value-type="float" office:value="1.05697">
            <text:p>1.05697</text:p>
          </table:table-cell>
          <table:table-cell office:value-type="float" office:value="33">
            <text:p>33</text:p>
          </table:table-cell>
          <table:table-cell office:value-type="float" office:value="1.0537">
            <text:p>1.0537</text:p>
          </table:table-cell>
          <table:table-cell office:value-type="float" office:value="368">
            <text:p>368</text:p>
          </table:table-cell>
          <table:table-cell office:value-type="float" office:value="1.05357">
            <text:p>1.05357</text:p>
          </table:table-cell>
          <table:table-cell office:value-type="float" office:value="34">
            <text:p>34</text:p>
          </table:table-cell>
          <table:table-cell office:value-type="float" office:value="1.05013">
            <text:p>1.05013</text:p>
          </table:table-cell>
          <table:table-cell office:value-type="float" office:value="368">
            <text:p>368</text:p>
          </table:table-cell>
          <table:table-cell/>
          <table:table-cell office:value-type="float" office:value="10">
            <text:p>10</text:p>
          </table:table-cell>
          <table:table-cell table:formula="of:=AVERAGE([.A$150:.A$169])" office:value-type="float" office:value="1.0727075">
            <text:p>1.0727075</text:p>
          </table:table-cell>
          <table:table-cell table:formula="of:=AVERAGE([.E$150:.E$169])" office:value-type="float" office:value="1.0431435">
            <text:p>1.0431435</text:p>
          </table:table-cell>
          <table:table-cell/>
          <table:table-cell table:style-name="ce2"/>
        </table:table-row>
        <table:table-row table:style-name="ro1">
          <table:table-cell office:value-type="float" office:value="1.04993">
            <text:p>1.04993</text:p>
          </table:table-cell>
          <table:table-cell office:value-type="float" office:value="34">
            <text:p>34</text:p>
          </table:table-cell>
          <table:table-cell office:value-type="float" office:value="1.04843">
            <text:p>1.04843</text:p>
          </table:table-cell>
          <table:table-cell office:value-type="float" office:value="368">
            <text:p>368</text:p>
          </table:table-cell>
          <table:table-cell office:value-type="float" office:value="1.06874">
            <text:p>1.06874</text:p>
          </table:table-cell>
          <table:table-cell office:value-type="float" office:value="33">
            <text:p>33</text:p>
          </table:table-cell>
          <table:table-cell office:value-type="float" office:value="1.05842">
            <text:p>1.05842</text:p>
          </table:table-cell>
          <table:table-cell office:value-type="float" office:value="368">
            <text:p>368</text:p>
          </table:table-cell>
          <table:table-cell/>
          <table:table-cell office:value-type="float" office:value="11">
            <text:p>11</text:p>
          </table:table-cell>
          <table:table-cell table:formula="of:=AVERAGE([.A$171:.A$190])" office:value-type="float" office:value="1.076711">
            <text:p>1.076711</text:p>
          </table:table-cell>
          <table:table-cell table:formula="of:=AVERAGE([.E$171:.E$190])" office:value-type="float" office:value="1.0447365">
            <text:p>1.0447365</text:p>
          </table:table-cell>
          <table:table-cell table:number-columns-repeated="2"/>
        </table:table-row>
        <table:table-row table:style-name="ro1">
          <table:table-cell office:value-type="float" office:value="1.04582">
            <text:p>1.04582</text:p>
          </table:table-cell>
          <table:table-cell office:value-type="float" office:value="34">
            <text:p>34</text:p>
          </table:table-cell>
          <table:table-cell office:value-type="float" office:value="1.04487">
            <text:p>1.04487</text:p>
          </table:table-cell>
          <table:table-cell office:value-type="float" office:value="368">
            <text:p>368</text:p>
          </table:table-cell>
          <table:table-cell office:value-type="float" office:value="1.06874">
            <text:p>1.06874</text:p>
          </table:table-cell>
          <table:table-cell office:value-type="float" office:value="33">
            <text:p>33</text:p>
          </table:table-cell>
          <table:table-cell office:value-type="float" office:value="1.05842">
            <text:p>1.05842</text:p>
          </table:table-cell>
          <table:table-cell office:value-type="float" office:value="368">
            <text:p>368</text:p>
          </table:table-cell>
          <table:table-cell/>
          <table:table-cell office:value-type="float" office:value="12">
            <text:p>12</text:p>
          </table:table-cell>
          <table:table-cell table:formula="of:=AVERAGE([.A$192:.A$211])" office:value-type="float" office:value="1.05483">
            <text:p>1.05483</text:p>
          </table:table-cell>
          <table:table-cell table:formula="of:=AVERAGE([.E$192:.E$211])" office:value-type="float" office:value="1.051462">
            <text:p>1.051462</text:p>
          </table:table-cell>
          <table:table-cell/>
          <table:table-cell table:style-name="ce2"/>
        </table:table-row>
        <table:table-row table:style-name="ro1">
          <table:table-cell office:value-type="float" office:value="1.05697">
            <text:p>1.05697</text:p>
          </table:table-cell>
          <table:table-cell office:value-type="float" office:value="33">
            <text:p>33</text:p>
          </table:table-cell>
          <table:table-cell office:value-type="float" office:value="1.0537">
            <text:p>1.0537</text:p>
          </table:table-cell>
          <table:table-cell office:value-type="float" office:value="368">
            <text:p>368</text:p>
          </table:table-cell>
          <table:table-cell office:value-type="float" office:value="1.0523">
            <text:p>1.0523</text:p>
          </table:table-cell>
          <table:table-cell office:value-type="float" office:value="35">
            <text:p>35</text:p>
          </table:table-cell>
          <table:table-cell office:value-type="float" office:value="1.04839">
            <text:p>1.04839</text:p>
          </table:table-cell>
          <table:table-cell office:value-type="float" office:value="368">
            <text:p>368</text:p>
          </table:table-cell>
          <table:table-cell/>
          <table:table-cell office:value-type="float" office:value="13">
            <text:p>13</text:p>
          </table:table-cell>
          <table:table-cell table:formula="of:=AVERAGE([.A$213:.A$232])" office:value-type="float" office:value="1.0540055">
            <text:p>1.0540055</text:p>
          </table:table-cell>
          <table:table-cell table:formula="of:=AVERAGE([.E$213:.E$232])" office:value-type="float" office:value="1.0538305">
            <text:p>1.0538305</text:p>
          </table:table-cell>
          <table:table-cell table:number-columns-repeated="2"/>
        </table:table-row>
        <table:table-row table:style-name="ro1">
          <table:table-cell office:value-type="float" office:value="1.05515">
            <text:p>1.05515</text:p>
          </table:table-cell>
          <table:table-cell office:value-type="float" office:value="33">
            <text:p>33</text:p>
          </table:table-cell>
          <table:table-cell office:value-type="float" office:value="1.05216">
            <text:p>1.05216</text:p>
          </table:table-cell>
          <table:table-cell office:value-type="float" office:value="368">
            <text:p>368</text:p>
          </table:table-cell>
          <table:table-cell office:value-type="float" office:value="1.05156">
            <text:p>1.05156</text:p>
          </table:table-cell>
          <table:table-cell office:value-type="float" office:value="35">
            <text:p>35</text:p>
          </table:table-cell>
          <table:table-cell office:value-type="float" office:value="1.04703">
            <text:p>1.04703</text:p>
          </table:table-cell>
          <table:table-cell office:value-type="float" office:value="368">
            <text:p>368</text:p>
          </table:table-cell>
          <table:table-cell/>
          <table:table-cell office:value-type="float" office:value="14">
            <text:p>14</text:p>
          </table:table-cell>
          <table:table-cell table:formula="of:=AVERAGE([.A$234:.A$253])" office:value-type="float" office:value="1.085893">
            <text:p>1.085893</text:p>
          </table:table-cell>
          <table:table-cell table:formula="of:=AVERAGE([.E$234:.E$253])" office:value-type="float" office:value="1.0539215">
            <text:p>1.0539215</text:p>
          </table:table-cell>
          <table:table-cell/>
          <table:table-cell table:style-name="ce2"/>
        </table:table-row>
        <table:table-row table:style-name="ro1">
          <table:table-cell office:value-type="float" office:value="1.05697">
            <text:p>1.05697</text:p>
          </table:table-cell>
          <table:table-cell office:value-type="float" office:value="33">
            <text:p>33</text:p>
          </table:table-cell>
          <table:table-cell office:value-type="float" office:value="1.0537">
            <text:p>1.0537</text:p>
          </table:table-cell>
          <table:table-cell office:value-type="float" office:value="368">
            <text:p>368</text:p>
          </table:table-cell>
          <table:table-cell office:value-type="float" office:value="1.05385">
            <text:p>1.05385</text:p>
          </table:table-cell>
          <table:table-cell office:value-type="float" office:value="35">
            <text:p>35</text:p>
          </table:table-cell>
          <table:table-cell office:value-type="float" office:value="1.04669">
            <text:p>1.04669</text:p>
          </table:table-cell>
          <table:table-cell office:value-type="float" office:value="368">
            <text:p>368</text:p>
          </table:table-cell>
          <table:table-cell/>
          <table:table-cell office:value-type="float" office:value="15">
            <text:p>15</text:p>
          </table:table-cell>
          <table:table-cell table:formula="of:=AVERAGE([.A$255:.A$274])" office:value-type="float" office:value="1.041871">
            <text:p>1.041871</text:p>
          </table:table-cell>
          <table:table-cell table:formula="of:=AVERAGE([.E$255:.E$274])" office:value-type="float" office:value="1.048659">
            <text:p>1.048659</text:p>
          </table:table-cell>
          <table:table-cell table:number-columns-repeated="2"/>
        </table:table-row>
        <table:table-row table:style-name="ro1">
          <table:table-cell office:value-type="float" office:value="1.0478">
            <text:p>1.0478</text:p>
          </table:table-cell>
          <table:table-cell office:value-type="float" office:value="36">
            <text:p>36</text:p>
          </table:table-cell>
          <table:table-cell office:value-type="float" office:value="1.04748">
            <text:p>1.04748</text:p>
          </table:table-cell>
          <table:table-cell office:value-type="float" office:value="368">
            <text:p>368</text:p>
          </table:table-cell>
          <table:table-cell office:value-type="float" office:value="1.06118">
            <text:p>1.06118</text:p>
          </table:table-cell>
          <table:table-cell office:value-type="float" office:value="33">
            <text:p>33</text:p>
          </table:table-cell>
          <table:table-cell office:value-type="float" office:value="1.05423">
            <text:p>1.05423</text:p>
          </table:table-cell>
          <table:table-cell office:value-type="float" office:value="368">
            <text:p>368</text:p>
          </table:table-cell>
          <table:table-cell/>
          <table:table-cell office:value-type="float" office:value="16">
            <text:p>16</text:p>
          </table:table-cell>
          <table:table-cell table:formula="of:=AVERAGE([.A$276:.A$295])" office:value-type="float" office:value="1.044065">
            <text:p>1.044065</text:p>
          </table:table-cell>
          <table:table-cell table:formula="of:=AVERAGE([.E$276:.E$295])" office:value-type="float" office:value="1.04369">
            <text:p>1.04369</text:p>
          </table:table-cell>
          <table:table-cell table:number-columns-repeated="2"/>
        </table:table-row>
        <table:table-row table:style-name="ro1">
          <table:table-cell office:value-type="float" office:value="1.04993">
            <text:p>1.04993</text:p>
          </table:table-cell>
          <table:table-cell office:value-type="float" office:value="34">
            <text:p>34</text:p>
          </table:table-cell>
          <table:table-cell office:value-type="float" office:value="1.04843">
            <text:p>1.04843</text:p>
          </table:table-cell>
          <table:table-cell office:value-type="float" office:value="368">
            <text:p>368</text:p>
          </table:table-cell>
          <table:table-cell office:value-type="float" office:value="1.07289">
            <text:p>1.07289</text:p>
          </table:table-cell>
          <table:table-cell office:value-type="float" office:value="33">
            <text:p>33</text:p>
          </table:table-cell>
          <table:table-cell office:value-type="float" office:value="1.06281">
            <text:p>1.06281</text:p>
          </table:table-cell>
          <table:table-cell office:value-type="float" office:value="368">
            <text:p>368</text:p>
          </table:table-cell>
          <table:table-cell/>
          <table:table-cell office:value-type="float" office:value="17">
            <text:p>17</text:p>
          </table:table-cell>
          <table:table-cell table:formula="of:=AVERAGE([.A$297:.A$316])" office:value-type="float" office:value="1.061042">
            <text:p>1.061042</text:p>
          </table:table-cell>
          <table:table-cell table:formula="of:=AVERAGE([.E$297:.E$316])" office:value-type="float" office:value="1.049586">
            <text:p>1.049586</text:p>
          </table:table-cell>
          <table:table-cell table:number-columns-repeated="2"/>
        </table:table-row>
        <table:table-row table:style-name="ro1">
          <table:table-cell office:value-type="float" office:value="1.06484">
            <text:p>1.06484</text:p>
          </table:table-cell>
          <table:table-cell office:value-type="float" office:value="31">
            <text:p>31</text:p>
          </table:table-cell>
          <table:table-cell office:value-type="float" office:value="1.06443">
            <text:p>1.06443</text:p>
          </table:table-cell>
          <table:table-cell office:value-type="float" office:value="368">
            <text:p>368</text:p>
          </table:table-cell>
          <table:table-cell office:value-type="float" office:value="1.05636">
            <text:p>1.05636</text:p>
          </table:table-cell>
          <table:table-cell office:value-type="float" office:value="34">
            <text:p>34</text:p>
          </table:table-cell>
          <table:table-cell office:value-type="float" office:value="1.05262">
            <text:p>1.05262</text:p>
          </table:table-cell>
          <table:table-cell office:value-type="float" office:value="368">
            <text:p>368</text:p>
          </table:table-cell>
          <table:table-cell/>
          <table:table-cell office:value-type="float" office:value="18">
            <text:p>18</text:p>
          </table:table-cell>
          <table:table-cell table:formula="of:=AVERAGE([.A$318:.A$337])" office:value-type="float" office:value="1.104413">
            <text:p>1.104413</text:p>
          </table:table-cell>
          <table:table-cell table:formula="of:=AVERAGE([.E$318:.E$337])" office:value-type="float" office:value="1.038546">
            <text:p>1.038546</text:p>
          </table:table-cell>
          <table:table-cell table:number-columns-repeated="2"/>
        </table:table-row>
        <table:table-row table:style-name="ro1">
          <table:table-cell office:value-type="float" office:value="1.05697">
            <text:p>1.05697</text:p>
          </table:table-cell>
          <table:table-cell office:value-type="float" office:value="33">
            <text:p>33</text:p>
          </table:table-cell>
          <table:table-cell office:value-type="float" office:value="1.0537">
            <text:p>1.0537</text:p>
          </table:table-cell>
          <table:table-cell office:value-type="float" office:value="368">
            <text:p>368</text:p>
          </table:table-cell>
          <table:table-cell office:value-type="float" office:value="1.06434">
            <text:p>1.06434</text:p>
          </table:table-cell>
          <table:table-cell office:value-type="float" office:value="34">
            <text:p>34</text:p>
          </table:table-cell>
          <table:table-cell office:value-type="float" office:value="1.05655">
            <text:p>1.05655</text:p>
          </table:table-cell>
          <table:table-cell office:value-type="float" office:value="368">
            <text:p>368</text:p>
          </table:table-cell>
          <table:table-cell/>
          <table:table-cell office:value-type="float" office:value="19">
            <text:p>19</text:p>
          </table:table-cell>
          <table:table-cell table:formula="of:=AVERAGE([.A$339:.A$358])" office:value-type="float" office:value="1.0859955">
            <text:p>1.0859955</text:p>
          </table:table-cell>
          <table:table-cell table:formula="of:=AVERAGE([.E$339:.E$358])" office:value-type="float" office:value="1.0411205">
            <text:p>1.0411205</text:p>
          </table:table-cell>
          <table:table-cell table:number-columns-repeated="2"/>
        </table:table-row>
        <table:table-row table:style-name="ro1">
          <table:table-cell office:value-type="float" office:value="1.05697">
            <text:p>1.05697</text:p>
          </table:table-cell>
          <table:table-cell office:value-type="float" office:value="33">
            <text:p>33</text:p>
          </table:table-cell>
          <table:table-cell office:value-type="float" office:value="1.0537">
            <text:p>1.0537</text:p>
          </table:table-cell>
          <table:table-cell office:value-type="float" office:value="368">
            <text:p>368</text:p>
          </table:table-cell>
          <table:table-cell office:value-type="float" office:value="1.06044">
            <text:p>1.06044</text:p>
          </table:table-cell>
          <table:table-cell office:value-type="float" office:value="33">
            <text:p>33</text:p>
          </table:table-cell>
          <table:table-cell office:value-type="float" office:value="1.05287">
            <text:p>1.05287</text:p>
          </table:table-cell>
          <table:table-cell office:value-type="float" office:value="368">
            <text:p>368</text:p>
          </table:table-cell>
          <table:table-cell/>
          <table:table-cell office:value-type="float" office:value="20">
            <text:p>20</text:p>
          </table:table-cell>
          <table:table-cell table:formula="of:=AVERAGE([.A$360:.A$379])" office:value-type="float" office:value="1.0659215">
            <text:p>1.0659215</text:p>
          </table:table-cell>
          <table:table-cell table:formula="of:=AVERAGE([.E$360:.E$379])" office:value-type="float" office:value="1.061263">
            <text:p>1.061263</text:p>
          </table:table-cell>
          <table:table-cell table:number-columns-repeated="2"/>
        </table:table-row>
        <table:table-row table:style-name="ro1">
          <table:table-cell office:value-type="float" office:value="1.03769">
            <text:p>1.03769</text:p>
          </table:table-cell>
          <table:table-cell office:value-type="float" office:value="37">
            <text:p>37</text:p>
          </table:table-cell>
          <table:table-cell office:value-type="float" office:value="1.03961">
            <text:p>1.03961</text:p>
          </table:table-cell>
          <table:table-cell office:value-type="float" office:value="368">
            <text:p>368</text:p>
          </table:table-cell>
          <table:table-cell office:value-type="float" office:value="1.04401">
            <text:p>1.04401</text:p>
          </table:table-cell>
          <table:table-cell office:value-type="float" office:value="35">
            <text:p>35</text:p>
          </table:table-cell>
          <table:table-cell office:value-type="float" office:value="1.04048">
            <text:p>1.04048</text:p>
          </table:table-cell>
          <table:table-cell office:value-type="float" office:value="368">
            <text:p>368</text:p>
          </table:table-cell>
          <table:table-cell table:number-columns-repeated="6"/>
        </table:table-row>
        <table:table-row table:style-name="ro1">
          <table:table-cell office:value-type="float" office:value="1.05515">
            <text:p>1.05515</text:p>
          </table:table-cell>
          <table:table-cell office:value-type="float" office:value="33">
            <text:p>33</text:p>
          </table:table-cell>
          <table:table-cell office:value-type="float" office:value="1.05216">
            <text:p>1.05216</text:p>
          </table:table-cell>
          <table:table-cell office:value-type="float" office:value="368">
            <text:p>368</text:p>
          </table:table-cell>
          <table:table-cell office:value-type="float" office:value="1.06118">
            <text:p>1.06118</text:p>
          </table:table-cell>
          <table:table-cell office:value-type="float" office:value="33">
            <text:p>33</text:p>
          </table:table-cell>
          <table:table-cell office:value-type="float" office:value="1.05423">
            <text:p>1.05423</text:p>
          </table:table-cell>
          <table:table-cell office:value-type="float" office:value="368">
            <text:p>368</text:p>
          </table:table-cell>
          <table:table-cell table:number-columns-repeated="2"/>
          <table:table-cell table:formula="of:=AVERAGE([.K3:.K20])" office:value-type="float" office:value="1.06581841666667">
            <text:p>1.0658184167</text:p>
          </table:table-cell>
          <table:table-cell table:formula="of:=AVERAGE([.L3:.L20])" office:value-type="float" office:value="1.04741669444444">
            <text:p>1.0474166944</text:p>
          </table:table-cell>
          <table:table-cell table:number-columns-repeated="2"/>
        </table:table-row>
        <table:table-row table:style-name="ro1">
          <table:table-cell office:value-type="string">
            <text:p>Label 4 </text:p>
          </table:table-cell>
          <table:table-cell table:number-columns-repeated="3"/>
          <table:table-cell office:value-type="string">
            <text:p>Label 4 </text:p>
          </table:table-cell>
          <table:table-cell table:number-columns-repeated="9"/>
        </table:table-row>
        <table:table-row table:style-name="ro1">
          <table:table-cell office:value-type="float" office:value="1.07896">
            <text:p>1.07896</text:p>
          </table:table-cell>
          <table:table-cell office:value-type="float" office:value="27">
            <text:p>27</text:p>
          </table:table-cell>
          <table:table-cell office:value-type="float" office:value="1.0719">
            <text:p>1.0719</text:p>
          </table:table-cell>
          <table:table-cell office:value-type="float" office:value="456.75">
            <text:p>456.75</text:p>
          </table:table-cell>
          <table:table-cell office:value-type="float" office:value="1.0527">
            <text:p>1.0527</text:p>
          </table:table-cell>
          <table:table-cell office:value-type="float" office:value="35">
            <text:p>35</text:p>
          </table:table-cell>
          <table:table-cell office:value-type="float" office:value="1.05187">
            <text:p>1.05187</text:p>
          </table:table-cell>
          <table:table-cell office:value-type="float" office:value="456.75">
            <text:p>456.75</text:p>
          </table:table-cell>
          <table:table-cell/>
          <table:table-cell office:value-type="string">
            <text:p>Optimized</text:p>
          </table:table-cell>
          <table:table-cell table:number-columns-repeated="4"/>
        </table:table-row>
        <table:table-row table:style-name="ro1">
          <table:table-cell office:value-type="float" office:value="1.08215">
            <text:p>1.08215</text:p>
          </table:table-cell>
          <table:table-cell office:value-type="float" office:value="29">
            <text:p>29</text:p>
          </table:table-cell>
          <table:table-cell office:value-type="float" office:value="1.0763">
            <text:p>1.0763</text:p>
          </table:table-cell>
          <table:table-cell office:value-type="float" office:value="456.75">
            <text:p>456.75</text:p>
          </table:table-cell>
          <table:table-cell office:value-type="float" office:value="1.0652">
            <text:p>1.0652</text:p>
          </table:table-cell>
          <table:table-cell office:value-type="float" office:value="33">
            <text:p>33</text:p>
          </table:table-cell>
          <table:table-cell office:value-type="float" office:value="1.06658">
            <text:p>1.06658</text:p>
          </table:table-cell>
          <table:table-cell office:value-type="float" office:value="456.75">
            <text:p>456.75</text:p>
          </table:table-cell>
          <table:table-cell table:number-columns-repeated="2"/>
          <table:table-cell office:value-type="string">
            <text:p>CIC</text:p>
          </table:table-cell>
          <table:table-cell office:value-type="string">
            <text:p>CIC_SLAP</text:p>
          </table:table-cell>
          <table:table-cell table:number-columns-repeated="2"/>
        </table:table-row>
        <table:table-row table:style-name="ro1">
          <table:table-cell office:value-type="float" office:value="1.08218">
            <text:p>1.08218</text:p>
          </table:table-cell>
          <table:table-cell office:value-type="float" office:value="29">
            <text:p>29</text:p>
          </table:table-cell>
          <table:table-cell office:value-type="float" office:value="1.0719">
            <text:p>1.0719</text:p>
          </table:table-cell>
          <table:table-cell office:value-type="float" office:value="456.75">
            <text:p>456.75</text:p>
          </table:table-cell>
          <table:table-cell office:value-type="float" office:value="1.04117">
            <text:p>1.04117</text:p>
          </table:table-cell>
          <table:table-cell office:value-type="float" office:value="33">
            <text:p>33</text:p>
          </table:table-cell>
          <table:table-cell office:value-type="float" office:value="1.04155">
            <text:p>1.04155</text:p>
          </table:table-cell>
          <table:table-cell office:value-type="float" office:value="456.75">
            <text:p>456.75</text:p>
          </table:table-cell>
          <table:table-cell/>
          <table:table-cell office:value-type="float" office:value="3">
            <text:p>3</text:p>
          </table:table-cell>
          <table:table-cell table:formula="of:=AVERAGE([.B$3:.B$22])" office:value-type="float" office:value="33.75">
            <text:p>33.75</text:p>
          </table:table-cell>
          <table:table-cell table:formula="of:=AVERAGE([.F$3:.F$22])" office:value-type="float" office:value="34.15">
            <text:p>34.15</text:p>
          </table:table-cell>
          <table:table-cell table:number-columns-repeated="2"/>
        </table:table-row>
        <table:table-row table:style-name="ro1">
          <table:table-cell office:value-type="float" office:value="1.08811">
            <text:p>1.08811</text:p>
          </table:table-cell>
          <table:table-cell office:value-type="float" office:value="29">
            <text:p>29</text:p>
          </table:table-cell>
          <table:table-cell office:value-type="float" office:value="1.07718">
            <text:p>1.07718</text:p>
          </table:table-cell>
          <table:table-cell office:value-type="float" office:value="456.75">
            <text:p>456.75</text:p>
          </table:table-cell>
          <table:table-cell office:value-type="float" office:value="1.0416">
            <text:p>1.0416</text:p>
          </table:table-cell>
          <table:table-cell office:value-type="float" office:value="35">
            <text:p>35</text:p>
          </table:table-cell>
          <table:table-cell office:value-type="float" office:value="1.04443">
            <text:p>1.04443</text:p>
          </table:table-cell>
          <table:table-cell office:value-type="float" office:value="456.75">
            <text:p>456.75</text:p>
          </table:table-cell>
          <table:table-cell/>
          <table:table-cell office:value-type="float" office:value="4">
            <text:p>4</text:p>
          </table:table-cell>
          <table:table-cell table:formula="of:=AVERAGE([.B$24:.B$43])" office:value-type="float" office:value="28.75">
            <text:p>28.75</text:p>
          </table:table-cell>
          <table:table-cell table:formula="of:=AVERAGE([.F$24:.F$43])" office:value-type="float" office:value="33.6">
            <text:p>33.6</text:p>
          </table:table-cell>
          <table:table-cell table:number-columns-repeated="2"/>
        </table:table-row>
        <table:table-row table:style-name="ro1">
          <table:table-cell office:value-type="float" office:value="1.07667">
            <text:p>1.07667</text:p>
          </table:table-cell>
          <table:table-cell office:value-type="float" office:value="26">
            <text:p>26</text:p>
          </table:table-cell>
          <table:table-cell office:value-type="float" office:value="1.07053">
            <text:p>1.07053</text:p>
          </table:table-cell>
          <table:table-cell office:value-type="float" office:value="456.75">
            <text:p>456.75</text:p>
          </table:table-cell>
          <table:table-cell office:value-type="float" office:value="1.03812">
            <text:p>1.03812</text:p>
          </table:table-cell>
          <table:table-cell office:value-type="float" office:value="36">
            <text:p>36</text:p>
          </table:table-cell>
          <table:table-cell office:value-type="float" office:value="1.03361">
            <text:p>1.03361</text:p>
          </table:table-cell>
          <table:table-cell office:value-type="float" office:value="456.75">
            <text:p>456.75</text:p>
          </table:table-cell>
          <table:table-cell/>
          <table:table-cell office:value-type="float" office:value="5">
            <text:p>5</text:p>
          </table:table-cell>
          <table:table-cell table:formula="of:=AVERAGE([.B$45:.B$64])" office:value-type="float" office:value="24.85">
            <text:p>24.85</text:p>
          </table:table-cell>
          <table:table-cell table:formula="of:=AVERAGE([.F$45:.F$64])" office:value-type="float" office:value="26.7">
            <text:p>26.7</text:p>
          </table:table-cell>
          <table:table-cell table:number-columns-repeated="2"/>
        </table:table-row>
        <table:table-row table:style-name="ro1">
          <table:table-cell office:value-type="float" office:value="1.07031">
            <text:p>1.07031</text:p>
          </table:table-cell>
          <table:table-cell office:value-type="float" office:value="29">
            <text:p>29</text:p>
          </table:table-cell>
          <table:table-cell office:value-type="float" office:value="1.0652">
            <text:p>1.0652</text:p>
          </table:table-cell>
          <table:table-cell office:value-type="float" office:value="456.75">
            <text:p>456.75</text:p>
          </table:table-cell>
          <table:table-cell office:value-type="float" office:value="1.03594">
            <text:p>1.03594</text:p>
          </table:table-cell>
          <table:table-cell office:value-type="float" office:value="36">
            <text:p>36</text:p>
          </table:table-cell>
          <table:table-cell office:value-type="float" office:value="1.03568">
            <text:p>1.03568</text:p>
          </table:table-cell>
          <table:table-cell office:value-type="float" office:value="456.75">
            <text:p>456.75</text:p>
          </table:table-cell>
          <table:table-cell/>
          <table:table-cell office:value-type="float" office:value="6">
            <text:p>6</text:p>
          </table:table-cell>
          <table:table-cell table:formula="of:=AVERAGE([.B$66:.B$85])" office:value-type="float" office:value="23.5">
            <text:p>23.5</text:p>
          </table:table-cell>
          <table:table-cell table:formula="of:=AVERAGE([.F$66:.F$85])" office:value-type="float" office:value="27.7">
            <text:p>27.7</text:p>
          </table:table-cell>
          <table:table-cell table:number-columns-repeated="2"/>
        </table:table-row>
        <table:table-row table:style-name="ro1">
          <table:table-cell office:value-type="float" office:value="1.07972">
            <text:p>1.07972</text:p>
          </table:table-cell>
          <table:table-cell office:value-type="float" office:value="30">
            <text:p>30</text:p>
          </table:table-cell>
          <table:table-cell office:value-type="float" office:value="1.07407">
            <text:p>1.07407</text:p>
          </table:table-cell>
          <table:table-cell office:value-type="float" office:value="456.75">
            <text:p>456.75</text:p>
          </table:table-cell>
          <table:table-cell office:value-type="float" office:value="1.07648">
            <text:p>1.07648</text:p>
          </table:table-cell>
          <table:table-cell office:value-type="float" office:value="30">
            <text:p>30</text:p>
          </table:table-cell>
          <table:table-cell office:value-type="float" office:value="1.07526">
            <text:p>1.07526</text:p>
          </table:table-cell>
          <table:table-cell office:value-type="float" office:value="456.75">
            <text:p>456.75</text:p>
          </table:table-cell>
          <table:table-cell/>
          <table:table-cell office:value-type="float" office:value="7">
            <text:p>7</text:p>
          </table:table-cell>
          <table:table-cell table:formula="of:=AVERAGE([.B$87:.B$106])" office:value-type="float" office:value="20.55">
            <text:p>20.55</text:p>
          </table:table-cell>
          <table:table-cell table:formula="of:=AVERAGE([.F$87:.F$106])" office:value-type="float" office:value="24.6">
            <text:p>24.6</text:p>
          </table:table-cell>
          <table:table-cell table:number-columns-repeated="2"/>
        </table:table-row>
        <table:table-row table:style-name="ro1">
          <table:table-cell office:value-type="float" office:value="1.07275">
            <text:p>1.07275</text:p>
          </table:table-cell>
          <table:table-cell office:value-type="float" office:value="28">
            <text:p>28</text:p>
          </table:table-cell>
          <table:table-cell office:value-type="float" office:value="1.06744">
            <text:p>1.06744</text:p>
          </table:table-cell>
          <table:table-cell office:value-type="float" office:value="456.75">
            <text:p>456.75</text:p>
          </table:table-cell>
          <table:table-cell office:value-type="float" office:value="1.04503">
            <text:p>1.04503</text:p>
          </table:table-cell>
          <table:table-cell office:value-type="float" office:value="32">
            <text:p>32</text:p>
          </table:table-cell>
          <table:table-cell office:value-type="float" office:value="1.0449">
            <text:p>1.0449</text:p>
          </table:table-cell>
          <table:table-cell office:value-type="float" office:value="456.75">
            <text:p>456.75</text:p>
          </table:table-cell>
          <table:table-cell/>
          <table:table-cell office:value-type="float" office:value="8">
            <text:p>8</text:p>
          </table:table-cell>
          <table:table-cell table:formula="of:=AVERAGE([.B$108:.B$127])" office:value-type="float" office:value="23.2">
            <text:p>23.2</text:p>
          </table:table-cell>
          <table:table-cell table:formula="of:=AVERAGE([.F$108:.F$127])" office:value-type="float" office:value="22.45">
            <text:p>22.45</text:p>
          </table:table-cell>
          <table:table-cell table:number-columns-repeated="2"/>
        </table:table-row>
        <table:table-row table:style-name="ro1">
          <table:table-cell office:value-type="float" office:value="1.07031">
            <text:p>1.07031</text:p>
          </table:table-cell>
          <table:table-cell office:value-type="float" office:value="29">
            <text:p>29</text:p>
          </table:table-cell>
          <table:table-cell office:value-type="float" office:value="1.0652">
            <text:p>1.0652</text:p>
          </table:table-cell>
          <table:table-cell office:value-type="float" office:value="456.75">
            <text:p>456.75</text:p>
          </table:table-cell>
          <table:table-cell office:value-type="float" office:value="1.06261">
            <text:p>1.06261</text:p>
          </table:table-cell>
          <table:table-cell office:value-type="float" office:value="33">
            <text:p>33</text:p>
          </table:table-cell>
          <table:table-cell office:value-type="float" office:value="1.06389">
            <text:p>1.06389</text:p>
          </table:table-cell>
          <table:table-cell office:value-type="float" office:value="456.75">
            <text:p>456.75</text:p>
          </table:table-cell>
          <table:table-cell/>
          <table:table-cell office:value-type="float" office:value="9">
            <text:p>9</text:p>
          </table:table-cell>
          <table:table-cell table:formula="of:=AVERAGE([.B$129:.B$148])" office:value-type="float" office:value="19.4">
            <text:p>19.4</text:p>
          </table:table-cell>
          <table:table-cell table:formula="of:=AVERAGE([.F$129:.F$148])" office:value-type="float" office:value="20.7">
            <text:p>20.7</text:p>
          </table:table-cell>
          <table:table-cell table:number-columns-repeated="2"/>
        </table:table-row>
        <table:table-row table:style-name="ro1">
          <table:table-cell office:value-type="float" office:value="1.07031">
            <text:p>1.07031</text:p>
          </table:table-cell>
          <table:table-cell office:value-type="float" office:value="29">
            <text:p>29</text:p>
          </table:table-cell>
          <table:table-cell office:value-type="float" office:value="1.0652">
            <text:p>1.0652</text:p>
          </table:table-cell>
          <table:table-cell office:value-type="float" office:value="456.75">
            <text:p>456.75</text:p>
          </table:table-cell>
          <table:table-cell office:value-type="float" office:value="1.05261">
            <text:p>1.05261</text:p>
          </table:table-cell>
          <table:table-cell office:value-type="float" office:value="33">
            <text:p>33</text:p>
          </table:table-cell>
          <table:table-cell office:value-type="float" office:value="1.0497">
            <text:p>1.0497</text:p>
          </table:table-cell>
          <table:table-cell office:value-type="float" office:value="456.75">
            <text:p>456.75</text:p>
          </table:table-cell>
          <table:table-cell/>
          <table:table-cell office:value-type="float" office:value="10">
            <text:p>10</text:p>
          </table:table-cell>
          <table:table-cell table:formula="of:=AVERAGE([.B$150:.B$169])" office:value-type="float" office:value="16.8">
            <text:p>16.8</text:p>
          </table:table-cell>
          <table:table-cell table:formula="of:=AVERAGE([.F$150:.F$169])" office:value-type="float" office:value="17.5">
            <text:p>17.5</text:p>
          </table:table-cell>
          <table:table-cell table:number-columns-repeated="2"/>
        </table:table-row>
        <table:table-row table:style-name="ro1">
          <table:table-cell office:value-type="float" office:value="1.0873">
            <text:p>1.0873</text:p>
          </table:table-cell>
          <table:table-cell office:value-type="float" office:value="30">
            <text:p>30</text:p>
          </table:table-cell>
          <table:table-cell office:value-type="float" office:value="1.07716">
            <text:p>1.07716</text:p>
          </table:table-cell>
          <table:table-cell office:value-type="float" office:value="456.75">
            <text:p>456.75</text:p>
          </table:table-cell>
          <table:table-cell office:value-type="float" office:value="1.04166">
            <text:p>1.04166</text:p>
          </table:table-cell>
          <table:table-cell office:value-type="float" office:value="34">
            <text:p>34</text:p>
          </table:table-cell>
          <table:table-cell office:value-type="float" office:value="1.04238">
            <text:p>1.04238</text:p>
          </table:table-cell>
          <table:table-cell office:value-type="float" office:value="456.75">
            <text:p>456.75</text:p>
          </table:table-cell>
          <table:table-cell/>
          <table:table-cell office:value-type="float" office:value="11">
            <text:p>11</text:p>
          </table:table-cell>
          <table:table-cell table:formula="of:=AVERAGE([.B$171:.B$190])" office:value-type="float" office:value="15.25">
            <text:p>15.25</text:p>
          </table:table-cell>
          <table:table-cell table:formula="of:=AVERAGE([.F$171:.F$190])" office:value-type="float" office:value="14.25">
            <text:p>14.25</text:p>
          </table:table-cell>
          <table:table-cell table:number-columns-repeated="2"/>
        </table:table-row>
        <table:table-row table:style-name="ro1">
          <table:table-cell office:value-type="float" office:value="1.07624">
            <text:p>1.07624</text:p>
          </table:table-cell>
          <table:table-cell office:value-type="float" office:value="29">
            <text:p>29</text:p>
          </table:table-cell>
          <table:table-cell office:value-type="float" office:value="1.07048">
            <text:p>1.07048</text:p>
          </table:table-cell>
          <table:table-cell office:value-type="float" office:value="456.75">
            <text:p>456.75</text:p>
          </table:table-cell>
          <table:table-cell office:value-type="float" office:value="1.05239">
            <text:p>1.05239</text:p>
          </table:table-cell>
          <table:table-cell office:value-type="float" office:value="32">
            <text:p>32</text:p>
          </table:table-cell>
          <table:table-cell office:value-type="float" office:value="1.05168">
            <text:p>1.05168</text:p>
          </table:table-cell>
          <table:table-cell office:value-type="float" office:value="456.75">
            <text:p>456.75</text:p>
          </table:table-cell>
          <table:table-cell/>
          <table:table-cell office:value-type="float" office:value="12">
            <text:p>12</text:p>
          </table:table-cell>
          <table:table-cell table:formula="of:=AVERAGE([.B$192:.B$211])" office:value-type="float" office:value="11.35">
            <text:p>11.35</text:p>
          </table:table-cell>
          <table:table-cell table:formula="of:=AVERAGE([.F$192:.F$211])" office:value-type="float" office:value="11.4">
            <text:p>11.4</text:p>
          </table:table-cell>
          <table:table-cell table:number-columns-repeated="2"/>
        </table:table-row>
        <table:table-row table:style-name="ro1">
          <table:table-cell office:value-type="float" office:value="1.07031">
            <text:p>1.07031</text:p>
          </table:table-cell>
          <table:table-cell office:value-type="float" office:value="29">
            <text:p>29</text:p>
          </table:table-cell>
          <table:table-cell office:value-type="float" office:value="1.0652">
            <text:p>1.0652</text:p>
          </table:table-cell>
          <table:table-cell office:value-type="float" office:value="456.75">
            <text:p>456.75</text:p>
          </table:table-cell>
          <table:table-cell office:value-type="float" office:value="1.03948">
            <text:p>1.03948</text:p>
          </table:table-cell>
          <table:table-cell office:value-type="float" office:value="35">
            <text:p>35</text:p>
          </table:table-cell>
          <table:table-cell office:value-type="float" office:value="1.04041">
            <text:p>1.04041</text:p>
          </table:table-cell>
          <table:table-cell office:value-type="float" office:value="456.75">
            <text:p>456.75</text:p>
          </table:table-cell>
          <table:table-cell/>
          <table:table-cell office:value-type="float" office:value="13">
            <text:p>13</text:p>
          </table:table-cell>
          <table:table-cell table:formula="of:=AVERAGE([.B$213:.B$232])" office:value-type="float" office:value="11.05">
            <text:p>11.05</text:p>
          </table:table-cell>
          <table:table-cell table:formula="of:=AVERAGE([.F$213:.F$232])" office:value-type="float" office:value="9.9">
            <text:p>9.9</text:p>
          </table:table-cell>
          <table:table-cell table:number-columns-repeated="2"/>
        </table:table-row>
        <table:table-row table:style-name="ro1">
          <table:table-cell office:value-type="float" office:value="1.09159">
            <text:p>1.09159</text:p>
          </table:table-cell>
          <table:table-cell office:value-type="float" office:value="30">
            <text:p>30</text:p>
          </table:table-cell>
          <table:table-cell office:value-type="float" office:value="1.08077">
            <text:p>1.08077</text:p>
          </table:table-cell>
          <table:table-cell office:value-type="float" office:value="456.75">
            <text:p>456.75</text:p>
          </table:table-cell>
          <table:table-cell office:value-type="float" office:value="1.05852">
            <text:p>1.05852</text:p>
          </table:table-cell>
          <table:table-cell office:value-type="float" office:value="34">
            <text:p>34</text:p>
          </table:table-cell>
          <table:table-cell office:value-type="float" office:value="1.05669">
            <text:p>1.05669</text:p>
          </table:table-cell>
          <table:table-cell office:value-type="float" office:value="456.75">
            <text:p>456.75</text:p>
          </table:table-cell>
          <table:table-cell/>
          <table:table-cell office:value-type="float" office:value="14">
            <text:p>14</text:p>
          </table:table-cell>
          <table:table-cell table:formula="of:=AVERAGE([.B$234:.B$253])" office:value-type="float" office:value="12.1">
            <text:p>12.1</text:p>
          </table:table-cell>
          <table:table-cell table:formula="of:=AVERAGE([.F$234:.F$253])" office:value-type="float" office:value="10.2">
            <text:p>10.2</text:p>
          </table:table-cell>
          <table:table-cell table:number-columns-repeated="2"/>
        </table:table-row>
        <table:table-row table:style-name="ro1">
          <table:table-cell office:value-type="float" office:value="1.09402">
            <text:p>1.09402</text:p>
          </table:table-cell>
          <table:table-cell office:value-type="float" office:value="29">
            <text:p>29</text:p>
          </table:table-cell>
          <table:table-cell office:value-type="float" office:value="1.083">
            <text:p>1.083</text:p>
          </table:table-cell>
          <table:table-cell office:value-type="float" office:value="456.75">
            <text:p>456.75</text:p>
          </table:table-cell>
          <table:table-cell office:value-type="float" office:value="1.06261">
            <text:p>1.06261</text:p>
          </table:table-cell>
          <table:table-cell office:value-type="float" office:value="33">
            <text:p>33</text:p>
          </table:table-cell>
          <table:table-cell office:value-type="float" office:value="1.06389">
            <text:p>1.06389</text:p>
          </table:table-cell>
          <table:table-cell office:value-type="float" office:value="456.75">
            <text:p>456.75</text:p>
          </table:table-cell>
          <table:table-cell/>
          <table:table-cell office:value-type="float" office:value="15">
            <text:p>15</text:p>
          </table:table-cell>
          <table:table-cell table:formula="of:=AVERAGE([.B$255:.B$274])" office:value-type="float" office:value="15">
            <text:p>15</text:p>
          </table:table-cell>
          <table:table-cell table:formula="of:=AVERAGE([.F$255:.F$274])" office:value-type="float" office:value="10.3">
            <text:p>10.3</text:p>
          </table:table-cell>
          <table:table-cell table:number-columns-repeated="2"/>
        </table:table-row>
        <table:table-row table:style-name="ro1">
          <table:table-cell office:value-type="float" office:value="1.07031">
            <text:p>1.07031</text:p>
          </table:table-cell>
          <table:table-cell office:value-type="float" office:value="29">
            <text:p>29</text:p>
          </table:table-cell>
          <table:table-cell office:value-type="float" office:value="1.0652">
            <text:p>1.0652</text:p>
          </table:table-cell>
          <table:table-cell office:value-type="float" office:value="456.75">
            <text:p>456.75</text:p>
          </table:table-cell>
          <table:table-cell office:value-type="float" office:value="1.058">
            <text:p>1.058</text:p>
          </table:table-cell>
          <table:table-cell office:value-type="float" office:value="33">
            <text:p>33</text:p>
          </table:table-cell>
          <table:table-cell office:value-type="float" office:value="1.05486">
            <text:p>1.05486</text:p>
          </table:table-cell>
          <table:table-cell office:value-type="float" office:value="456.75">
            <text:p>456.75</text:p>
          </table:table-cell>
          <table:table-cell/>
          <table:table-cell office:value-type="float" office:value="16">
            <text:p>16</text:p>
          </table:table-cell>
          <table:table-cell table:formula="of:=AVERAGE([.B$276:.B$295])" office:value-type="float" office:value="12.3">
            <text:p>12.3</text:p>
          </table:table-cell>
          <table:table-cell table:formula="of:=AVERAGE([.F$276:.F$295])" office:value-type="float" office:value="11.85">
            <text:p>11.85</text:p>
          </table:table-cell>
          <table:table-cell table:number-columns-repeated="2"/>
        </table:table-row>
        <table:table-row table:style-name="ro1">
          <table:table-cell office:value-type="float" office:value="1.08461">
            <text:p>1.08461</text:p>
          </table:table-cell>
          <table:table-cell office:value-type="float" office:value="28">
            <text:p>28</text:p>
          </table:table-cell>
          <table:table-cell office:value-type="float" office:value="1.07414">
            <text:p>1.07414</text:p>
          </table:table-cell>
          <table:table-cell office:value-type="float" office:value="456.75">
            <text:p>456.75</text:p>
          </table:table-cell>
          <table:table-cell office:value-type="float" office:value="1.03798">
            <text:p>1.03798</text:p>
          </table:table-cell>
          <table:table-cell office:value-type="float" office:value="35">
            <text:p>35</text:p>
          </table:table-cell>
          <table:table-cell office:value-type="float" office:value="1.03663">
            <text:p>1.03663</text:p>
          </table:table-cell>
          <table:table-cell office:value-type="float" office:value="456.75">
            <text:p>456.75</text:p>
          </table:table-cell>
          <table:table-cell/>
          <table:table-cell office:value-type="float" office:value="17">
            <text:p>17</text:p>
          </table:table-cell>
          <table:table-cell table:formula="of:=AVERAGE([.B$297:.B$316])" office:value-type="float" office:value="12">
            <text:p>12</text:p>
          </table:table-cell>
          <table:table-cell table:formula="of:=AVERAGE([.F$297:.F$316])" office:value-type="float" office:value="9.5">
            <text:p>9.5</text:p>
          </table:table-cell>
          <table:table-cell table:number-columns-repeated="2"/>
        </table:table-row>
        <table:table-row table:style-name="ro1">
          <table:table-cell office:value-type="float" office:value="1.08403">
            <text:p>1.08403</text:p>
          </table:table-cell>
          <table:table-cell office:value-type="float" office:value="27">
            <text:p>27</text:p>
          </table:table-cell>
          <table:table-cell office:value-type="float" office:value="1.07333">
            <text:p>1.07333</text:p>
          </table:table-cell>
          <table:table-cell office:value-type="float" office:value="456.75">
            <text:p>456.75</text:p>
          </table:table-cell>
          <table:table-cell office:value-type="float" office:value="1.05118">
            <text:p>1.05118</text:p>
          </table:table-cell>
          <table:table-cell office:value-type="float" office:value="34">
            <text:p>34</text:p>
          </table:table-cell>
          <table:table-cell office:value-type="float" office:value="1.0541">
            <text:p>1.0541</text:p>
          </table:table-cell>
          <table:table-cell office:value-type="float" office:value="456.75">
            <text:p>456.75</text:p>
          </table:table-cell>
          <table:table-cell/>
          <table:table-cell office:value-type="float" office:value="18">
            <text:p>18</text:p>
          </table:table-cell>
          <table:table-cell table:formula="of:=AVERAGE([.B$318:.B$337])" office:value-type="float" office:value="12">
            <text:p>12</text:p>
          </table:table-cell>
          <table:table-cell table:formula="of:=AVERAGE([.F$318:.F$337])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.05487">
            <text:p>1.05487</text:p>
          </table:table-cell>
          <table:table-cell office:value-type="float" office:value="31">
            <text:p>31</text:p>
          </table:table-cell>
          <table:table-cell office:value-type="float" office:value="1.05094">
            <text:p>1.05094</text:p>
          </table:table-cell>
          <table:table-cell office:value-type="float" office:value="456.75">
            <text:p>456.75</text:p>
          </table:table-cell>
          <table:table-cell office:value-type="float" office:value="1.06774">
            <text:p>1.06774</text:p>
          </table:table-cell>
          <table:table-cell office:value-type="float" office:value="32">
            <text:p>32</text:p>
          </table:table-cell>
          <table:table-cell office:value-type="float" office:value="1.06515">
            <text:p>1.06515</text:p>
          </table:table-cell>
          <table:table-cell office:value-type="float" office:value="456.75">
            <text:p>456.75</text:p>
          </table:table-cell>
          <table:table-cell/>
          <table:table-cell office:value-type="float" office:value="19">
            <text:p>19</text:p>
          </table:table-cell>
          <table:table-cell table:formula="of:=AVERAGE([.B$339:.B$358])" office:value-type="float" office:value="8">
            <text:p>8</text:p>
          </table:table-cell>
          <table:table-cell table:formula="of:=AVERAGE([.F$339:.F$358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.08461">
            <text:p>1.08461</text:p>
          </table:table-cell>
          <table:table-cell office:value-type="float" office:value="28">
            <text:p>28</text:p>
          </table:table-cell>
          <table:table-cell office:value-type="float" office:value="1.07414">
            <text:p>1.07414</text:p>
          </table:table-cell>
          <table:table-cell office:value-type="float" office:value="456.75">
            <text:p>456.75</text:p>
          </table:table-cell>
          <table:table-cell office:value-type="float" office:value="1.05061">
            <text:p>1.05061</text:p>
          </table:table-cell>
          <table:table-cell office:value-type="float" office:value="34">
            <text:p>34</text:p>
          </table:table-cell>
          <table:table-cell office:value-type="float" office:value="1.04607">
            <text:p>1.04607</text:p>
          </table:table-cell>
          <table:table-cell office:value-type="float" office:value="456.75">
            <text:p>456.75</text:p>
          </table:table-cell>
          <table:table-cell/>
          <table:table-cell office:value-type="float" office:value="20">
            <text:p>20</text:p>
          </table:table-cell>
          <table:table-cell table:formula="of:=AVERAGE([.B$360:.B$379])" office:value-type="float" office:value="8">
            <text:p>8</text:p>
          </table:table-cell>
          <table:table-cell table:formula="of:=AVERAGE([.F$360:.F$379])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Label 5 </text:p>
          </table:table-cell>
          <table:table-cell table:number-columns-repeated="3"/>
          <table:table-cell office:value-type="string">
            <text:p>Label 5 </text:p>
          </table:table-cell>
          <table:table-cell table:number-columns-repeated="9"/>
        </table:table-row>
        <table:table-row table:style-name="ro1">
          <table:table-cell office:value-type="float" office:value="1.06747">
            <text:p>1.06747</text:p>
          </table:table-cell>
          <table:table-cell office:value-type="float" office:value="26">
            <text:p>26</text:p>
          </table:table-cell>
          <table:table-cell office:value-type="float" office:value="1.06616">
            <text:p>1.06616</text:p>
          </table:table-cell>
          <table:table-cell office:value-type="float" office:value="519">
            <text:p>519</text:p>
          </table:table-cell>
          <table:table-cell office:value-type="float" office:value="1.06834">
            <text:p>1.06834</text:p>
          </table:table-cell>
          <table:table-cell office:value-type="float" office:value="26">
            <text:p>26</text:p>
          </table:table-cell>
          <table:table-cell office:value-type="float" office:value="1.06921">
            <text:p>1.06921</text:p>
          </table:table-cell>
          <table:table-cell office:value-type="float" office:value="519">
            <text:p>519</text:p>
          </table:table-cell>
          <table:table-cell table:number-columns-repeated="2"/>
          <table:table-cell table:formula="of:=AVERAGE([.K26:.K43])" office:value-type="float" office:value="17.1027777777778">
            <text:p>17.1027777778</text:p>
          </table:table-cell>
          <table:table-cell table:formula="of:=AVERAGE([.L26:.L43])" office:value-type="float" office:value="17.3777777777778">
            <text:p>17.3777777778</text:p>
          </table:table-cell>
          <table:table-cell table:number-columns-repeated="2"/>
        </table:table-row>
        <table:table-row table:style-name="ro1">
          <table:table-cell office:value-type="float" office:value="1.05618">
            <text:p>1.05618</text:p>
          </table:table-cell>
          <table:table-cell office:value-type="float" office:value="25">
            <text:p>25</text:p>
          </table:table-cell>
          <table:table-cell office:value-type="float" office:value="1.05727">
            <text:p>1.05727</text:p>
          </table:table-cell>
          <table:table-cell office:value-type="float" office:value="519">
            <text:p>519</text:p>
          </table:table-cell>
          <table:table-cell office:value-type="float" office:value="1.05336">
            <text:p>1.05336</text:p>
          </table:table-cell>
          <table:table-cell office:value-type="float" office:value="30">
            <text:p>30</text:p>
          </table:table-cell>
          <table:table-cell office:value-type="float" office:value="1.05491">
            <text:p>1.05491</text:p>
          </table:table-cell>
          <table:table-cell office:value-type="float" office:value="519">
            <text:p>519</text:p>
          </table:table-cell>
          <table:table-cell table:number-columns-repeated="6"/>
        </table:table-row>
        <table:table-row table:style-name="ro1">
          <table:table-cell office:value-type="float" office:value="1.06442">
            <text:p>1.06442</text:p>
          </table:table-cell>
          <table:table-cell office:value-type="float" office:value="25">
            <text:p>25</text:p>
          </table:table-cell>
          <table:table-cell office:value-type="float" office:value="1.06478">
            <text:p>1.06478</text:p>
          </table:table-cell>
          <table:table-cell office:value-type="float" office:value="519">
            <text:p>519</text:p>
          </table:table-cell>
          <table:table-cell office:value-type="float" office:value="1.05643">
            <text:p>1.05643</text:p>
          </table:table-cell>
          <table:table-cell office:value-type="float" office:value="26">
            <text:p>26</text:p>
          </table:table-cell>
          <table:table-cell office:value-type="float" office:value="1.05771">
            <text:p>1.05771</text:p>
          </table:table-cell>
          <table:table-cell office:value-type="float" office:value="519">
            <text:p>519</text:p>
          </table:table-cell>
          <table:table-cell/>
          <table:table-cell office:value-type="string">
            <text:p>tFR</text:p>
          </table:table-cell>
          <table:table-cell table:number-columns-repeated="4"/>
        </table:table-row>
        <table:table-row table:style-name="ro1">
          <table:table-cell office:value-type="float" office:value="1.0603">
            <text:p>1.0603</text:p>
          </table:table-cell>
          <table:table-cell office:value-type="float" office:value="26">
            <text:p>26</text:p>
          </table:table-cell>
          <table:table-cell office:value-type="float" office:value="1.05861">
            <text:p>1.05861</text:p>
          </table:table-cell>
          <table:table-cell office:value-type="float" office:value="519">
            <text:p>519</text:p>
          </table:table-cell>
          <table:table-cell office:value-type="float" office:value="1.06144">
            <text:p>1.06144</text:p>
          </table:table-cell>
          <table:table-cell office:value-type="float" office:value="27">
            <text:p>27</text:p>
          </table:table-cell>
          <table:table-cell office:value-type="float" office:value="1.06224">
            <text:p>1.06224</text:p>
          </table:table-cell>
          <table:table-cell office:value-type="float" office:value="519">
            <text:p>519</text:p>
          </table:table-cell>
          <table:table-cell table:number-columns-repeated="2"/>
          <table:table-cell office:value-type="string">
            <text:p>CIC</text:p>
          </table:table-cell>
          <table:table-cell office:value-type="string">
            <text:p>CIC_SLAP</text:p>
          </table:table-cell>
          <table:table-cell table:number-columns-repeated="2"/>
        </table:table-row>
        <table:table-row table:style-name="ro1">
          <table:table-cell office:value-type="float" office:value="1.08239">
            <text:p>1.08239</text:p>
          </table:table-cell>
          <table:table-cell office:value-type="float" office:value="24">
            <text:p>24</text:p>
          </table:table-cell>
          <table:table-cell office:value-type="float" office:value="1.07887">
            <text:p>1.07887</text:p>
          </table:table-cell>
          <table:table-cell office:value-type="float" office:value="519">
            <text:p>519</text:p>
          </table:table-cell>
          <table:table-cell office:value-type="float" office:value="1.06544">
            <text:p>1.06544</text:p>
          </table:table-cell>
          <table:table-cell office:value-type="float" office:value="27">
            <text:p>27</text:p>
          </table:table-cell>
          <table:table-cell office:value-type="float" office:value="1.06596">
            <text:p>1.06596</text:p>
          </table:table-cell>
          <table:table-cell office:value-type="float" office:value="519">
            <text:p>519</text:p>
          </table:table-cell>
          <table:table-cell/>
          <table:table-cell office:value-type="float" office:value="3">
            <text:p>3</text:p>
          </table:table-cell>
          <table:table-cell table:formula="of:=AVERAGE([.C$3:.C$22])" office:value-type="float" office:value="1.0504625">
            <text:p>1.0504625</text:p>
          </table:table-cell>
          <table:table-cell table:formula="of:=AVERAGE([.G$3:.G$22])" office:value-type="float" office:value="1.050783">
            <text:p>1.050783</text:p>
          </table:table-cell>
          <table:table-cell table:number-columns-repeated="2"/>
        </table:table-row>
        <table:table-row table:style-name="ro1">
          <table:table-cell office:value-type="float" office:value="1.08239">
            <text:p>1.08239</text:p>
          </table:table-cell>
          <table:table-cell office:value-type="float" office:value="24">
            <text:p>24</text:p>
          </table:table-cell>
          <table:table-cell office:value-type="float" office:value="1.07887">
            <text:p>1.07887</text:p>
          </table:table-cell>
          <table:table-cell office:value-type="float" office:value="519">
            <text:p>519</text:p>
          </table:table-cell>
          <table:table-cell office:value-type="float" office:value="1.07292">
            <text:p>1.07292</text:p>
          </table:table-cell>
          <table:table-cell office:value-type="float" office:value="26">
            <text:p>26</text:p>
          </table:table-cell>
          <table:table-cell office:value-type="float" office:value="1.07436">
            <text:p>1.07436</text:p>
          </table:table-cell>
          <table:table-cell office:value-type="float" office:value="519">
            <text:p>519</text:p>
          </table:table-cell>
          <table:table-cell/>
          <table:table-cell office:value-type="float" office:value="4">
            <text:p>4</text:p>
          </table:table-cell>
          <table:table-cell table:formula="of:=AVERAGE([.C$24:.C$43])" office:value-type="float" office:value="1.070964">
            <text:p>1.070964</text:p>
          </table:table-cell>
          <table:table-cell table:formula="of:=AVERAGE([.G$24:.G$43])" office:value-type="float" office:value="1.0509665">
            <text:p>1.0509665</text:p>
          </table:table-cell>
          <table:table-cell table:number-columns-repeated="2"/>
        </table:table-row>
        <table:table-row table:style-name="ro1">
          <table:table-cell office:value-type="float" office:value="1.07985">
            <text:p>1.07985</text:p>
          </table:table-cell>
          <table:table-cell office:value-type="float" office:value="24">
            <text:p>24</text:p>
          </table:table-cell>
          <table:table-cell office:value-type="float" office:value="1.07678">
            <text:p>1.07678</text:p>
          </table:table-cell>
          <table:table-cell office:value-type="float" office:value="519">
            <text:p>519</text:p>
          </table:table-cell>
          <table:table-cell office:value-type="float" office:value="1.06663">
            <text:p>1.06663</text:p>
          </table:table-cell>
          <table:table-cell office:value-type="float" office:value="26">
            <text:p>26</text:p>
          </table:table-cell>
          <table:table-cell office:value-type="float" office:value="1.06811">
            <text:p>1.06811</text:p>
          </table:table-cell>
          <table:table-cell office:value-type="float" office:value="519">
            <text:p>519</text:p>
          </table:table-cell>
          <table:table-cell/>
          <table:table-cell office:value-type="float" office:value="5">
            <text:p>5</text:p>
          </table:table-cell>
          <table:table-cell table:formula="of:=AVERAGE([.C$45:.C$64])" office:value-type="float" office:value="1.069233">
            <text:p>1.069233</text:p>
          </table:table-cell>
          <table:table-cell table:formula="of:=AVERAGE([.G$45:.G$64])" office:value-type="float" office:value="1.065721">
            <text:p>1.065721</text:p>
          </table:table-cell>
          <table:table-cell table:number-columns-repeated="2"/>
        </table:table-row>
        <table:table-row table:style-name="ro1">
          <table:table-cell office:value-type="float" office:value="1.07985">
            <text:p>1.07985</text:p>
          </table:table-cell>
          <table:table-cell office:value-type="float" office:value="24">
            <text:p>24</text:p>
          </table:table-cell>
          <table:table-cell office:value-type="float" office:value="1.07678">
            <text:p>1.07678</text:p>
          </table:table-cell>
          <table:table-cell office:value-type="float" office:value="519">
            <text:p>519</text:p>
          </table:table-cell>
          <table:table-cell office:value-type="float" office:value="1.0535">
            <text:p>1.0535</text:p>
          </table:table-cell>
          <table:table-cell office:value-type="float" office:value="29">
            <text:p>29</text:p>
          </table:table-cell>
          <table:table-cell office:value-type="float" office:value="1.05239">
            <text:p>1.05239</text:p>
          </table:table-cell>
          <table:table-cell office:value-type="float" office:value="519">
            <text:p>519</text:p>
          </table:table-cell>
          <table:table-cell/>
          <table:table-cell office:value-type="float" office:value="6">
            <text:p>6</text:p>
          </table:table-cell>
          <table:table-cell table:formula="of:=AVERAGE([.C$66:.C$85])" office:value-type="float" office:value="1.0615645">
            <text:p>1.0615645</text:p>
          </table:table-cell>
          <table:table-cell table:formula="of:=AVERAGE([.G$66:.G$85])" office:value-type="float" office:value="1.0348835">
            <text:p>1.0348835</text:p>
          </table:table-cell>
          <table:table-cell table:number-columns-repeated="2"/>
        </table:table-row>
        <table:table-row table:style-name="ro1">
          <table:table-cell office:value-type="float" office:value="1.05791">
            <text:p>1.05791</text:p>
          </table:table-cell>
          <table:table-cell office:value-type="float" office:value="26">
            <text:p>26</text:p>
          </table:table-cell>
          <table:table-cell office:value-type="float" office:value="1.05572">
            <text:p>1.05572</text:p>
          </table:table-cell>
          <table:table-cell office:value-type="float" office:value="519">
            <text:p>519</text:p>
          </table:table-cell>
          <table:table-cell office:value-type="float" office:value="1.04749">
            <text:p>1.04749</text:p>
          </table:table-cell>
          <table:table-cell office:value-type="float" office:value="26">
            <text:p>26</text:p>
          </table:table-cell>
          <table:table-cell office:value-type="float" office:value="1.04622">
            <text:p>1.04622</text:p>
          </table:table-cell>
          <table:table-cell office:value-type="float" office:value="519">
            <text:p>519</text:p>
          </table:table-cell>
          <table:table-cell/>
          <table:table-cell office:value-type="float" office:value="7">
            <text:p>7</text:p>
          </table:table-cell>
          <table:table-cell table:formula="of:=AVERAGE([.C$87:.C$106])" office:value-type="float" office:value="1.06318">
            <text:p>1.06318</text:p>
          </table:table-cell>
          <table:table-cell table:formula="of:=AVERAGE([.G$87:.G$106])" office:value-type="float" office:value="1.035194">
            <text:p>1.035194</text:p>
          </table:table-cell>
          <table:table-cell table:number-columns-repeated="2"/>
        </table:table-row>
        <table:table-row table:style-name="ro1">
          <table:table-cell office:value-type="float" office:value="1.08239">
            <text:p>1.08239</text:p>
          </table:table-cell>
          <table:table-cell office:value-type="float" office:value="24">
            <text:p>24</text:p>
          </table:table-cell>
          <table:table-cell office:value-type="float" office:value="1.07887">
            <text:p>1.07887</text:p>
          </table:table-cell>
          <table:table-cell office:value-type="float" office:value="519">
            <text:p>519</text:p>
          </table:table-cell>
          <table:table-cell office:value-type="float" office:value="1.08612">
            <text:p>1.08612</text:p>
          </table:table-cell>
          <table:table-cell office:value-type="float" office:value="26">
            <text:p>26</text:p>
          </table:table-cell>
          <table:table-cell office:value-type="float" office:value="1.07761">
            <text:p>1.07761</text:p>
          </table:table-cell>
          <table:table-cell office:value-type="float" office:value="519">
            <text:p>519</text:p>
          </table:table-cell>
          <table:table-cell/>
          <table:table-cell office:value-type="float" office:value="8">
            <text:p>8</text:p>
          </table:table-cell>
          <table:table-cell table:formula="of:=AVERAGE([.C$108:.C$127])" office:value-type="float" office:value="1.057274">
            <text:p>1.057274</text:p>
          </table:table-cell>
          <table:table-cell table:formula="of:=AVERAGE([.G$108:.G$127])" office:value-type="float" office:value="1.037043">
            <text:p>1.037043</text:p>
          </table:table-cell>
          <table:table-cell table:number-columns-repeated="2"/>
        </table:table-row>
        <table:table-row table:style-name="ro1">
          <table:table-cell office:value-type="float" office:value="1.08239">
            <text:p>1.08239</text:p>
          </table:table-cell>
          <table:table-cell office:value-type="float" office:value="24">
            <text:p>24</text:p>
          </table:table-cell>
          <table:table-cell office:value-type="float" office:value="1.07887">
            <text:p>1.07887</text:p>
          </table:table-cell>
          <table:table-cell office:value-type="float" office:value="519">
            <text:p>519</text:p>
          </table:table-cell>
          <table:table-cell office:value-type="float" office:value="1.06661">
            <text:p>1.06661</text:p>
          </table:table-cell>
          <table:table-cell office:value-type="float" office:value="25">
            <text:p>25</text:p>
          </table:table-cell>
          <table:table-cell office:value-type="float" office:value="1.06836">
            <text:p>1.06836</text:p>
          </table:table-cell>
          <table:table-cell office:value-type="float" office:value="519">
            <text:p>519</text:p>
          </table:table-cell>
          <table:table-cell/>
          <table:table-cell office:value-type="float" office:value="9">
            <text:p>9</text:p>
          </table:table-cell>
          <table:table-cell table:formula="of:=AVERAGE([.C$129:.C$148])" office:value-type="float" office:value="1.052939">
            <text:p>1.052939</text:p>
          </table:table-cell>
          <table:table-cell table:formula="of:=AVERAGE([.G$129:.G$148])" office:value-type="float" office:value="1.041251">
            <text:p>1.041251</text:p>
          </table:table-cell>
          <table:table-cell table:number-columns-repeated="2"/>
        </table:table-row>
        <table:table-row table:style-name="ro1">
          <table:table-cell office:value-type="float" office:value="1.06442">
            <text:p>1.06442</text:p>
          </table:table-cell>
          <table:table-cell office:value-type="float" office:value="25">
            <text:p>25</text:p>
          </table:table-cell>
          <table:table-cell office:value-type="float" office:value="1.06478">
            <text:p>1.06478</text:p>
          </table:table-cell>
          <table:table-cell office:value-type="float" office:value="519">
            <text:p>519</text:p>
          </table:table-cell>
          <table:table-cell office:value-type="float" office:value="1.07125">
            <text:p>1.07125</text:p>
          </table:table-cell>
          <table:table-cell office:value-type="float" office:value="26">
            <text:p>26</text:p>
          </table:table-cell>
          <table:table-cell office:value-type="float" office:value="1.07275">
            <text:p>1.07275</text:p>
          </table:table-cell>
          <table:table-cell office:value-type="float" office:value="519">
            <text:p>519</text:p>
          </table:table-cell>
          <table:table-cell/>
          <table:table-cell office:value-type="float" office:value="10">
            <text:p>10</text:p>
          </table:table-cell>
          <table:table-cell table:formula="of:=AVERAGE([.C$150:.C$169])" office:value-type="float" office:value="1.06931">
            <text:p>1.06931</text:p>
          </table:table-cell>
          <table:table-cell table:formula="of:=AVERAGE([.G$150:.G$169])" office:value-type="float" office:value="1.0433835">
            <text:p>1.0433835</text:p>
          </table:table-cell>
          <table:table-cell table:number-columns-repeated="2"/>
        </table:table-row>
        <table:table-row table:style-name="ro1">
          <table:table-cell office:value-type="float" office:value="1.07849">
            <text:p>1.07849</text:p>
          </table:table-cell>
          <table:table-cell office:value-type="float" office:value="24">
            <text:p>24</text:p>
          </table:table-cell>
          <table:table-cell office:value-type="float" office:value="1.07294">
            <text:p>1.07294</text:p>
          </table:table-cell>
          <table:table-cell office:value-type="float" office:value="519">
            <text:p>519</text:p>
          </table:table-cell>
          <table:table-cell office:value-type="float" office:value="1.05552">
            <text:p>1.05552</text:p>
          </table:table-cell>
          <table:table-cell office:value-type="float" office:value="26">
            <text:p>26</text:p>
          </table:table-cell>
          <table:table-cell office:value-type="float" office:value="1.05819">
            <text:p>1.05819</text:p>
          </table:table-cell>
          <table:table-cell office:value-type="float" office:value="519">
            <text:p>519</text:p>
          </table:table-cell>
          <table:table-cell/>
          <table:table-cell office:value-type="float" office:value="11">
            <text:p>11</text:p>
          </table:table-cell>
          <table:table-cell table:formula="of:=AVERAGE([.C$171:.C$190])" office:value-type="float" office:value="1.073973">
            <text:p>1.073973</text:p>
          </table:table-cell>
          <table:table-cell table:formula="of:=AVERAGE([.G$171:.G$190])" office:value-type="float" office:value="1.044698">
            <text:p>1.044698</text:p>
          </table:table-cell>
          <table:table-cell table:number-columns-repeated="2"/>
        </table:table-row>
        <table:table-row table:style-name="ro1">
          <table:table-cell office:value-type="float" office:value="1.04395">
            <text:p>1.04395</text:p>
          </table:table-cell>
          <table:table-cell office:value-type="float" office:value="28">
            <text:p>28</text:p>
          </table:table-cell>
          <table:table-cell office:value-type="float" office:value="1.04574">
            <text:p>1.04574</text:p>
          </table:table-cell>
          <table:table-cell office:value-type="float" office:value="519">
            <text:p>519</text:p>
          </table:table-cell>
          <table:table-cell office:value-type="float" office:value="1.06131">
            <text:p>1.06131</text:p>
          </table:table-cell>
          <table:table-cell office:value-type="float" office:value="28">
            <text:p>28</text:p>
          </table:table-cell>
          <table:table-cell office:value-type="float" office:value="1.06055">
            <text:p>1.06055</text:p>
          </table:table-cell>
          <table:table-cell office:value-type="float" office:value="519">
            <text:p>519</text:p>
          </table:table-cell>
          <table:table-cell/>
          <table:table-cell office:value-type="float" office:value="12">
            <text:p>12</text:p>
          </table:table-cell>
          <table:table-cell table:formula="of:=AVERAGE([.C$192:.C$211])" office:value-type="float" office:value="1.053879">
            <text:p>1.053879</text:p>
          </table:table-cell>
          <table:table-cell table:formula="of:=AVERAGE([.G$192:.G$211])" office:value-type="float" office:value="1.0511685">
            <text:p>1.0511685</text:p>
          </table:table-cell>
          <table:table-cell table:number-columns-repeated="2"/>
        </table:table-row>
        <table:table-row table:style-name="ro1">
          <table:table-cell office:value-type="float" office:value="1.06442">
            <text:p>1.06442</text:p>
          </table:table-cell>
          <table:table-cell office:value-type="float" office:value="25">
            <text:p>25</text:p>
          </table:table-cell>
          <table:table-cell office:value-type="float" office:value="1.06478">
            <text:p>1.06478</text:p>
          </table:table-cell>
          <table:table-cell office:value-type="float" office:value="519">
            <text:p>519</text:p>
          </table:table-cell>
          <table:table-cell office:value-type="float" office:value="1.0647">
            <text:p>1.0647</text:p>
          </table:table-cell>
          <table:table-cell office:value-type="float" office:value="28">
            <text:p>28</text:p>
          </table:table-cell>
          <table:table-cell office:value-type="float" office:value="1.06326">
            <text:p>1.06326</text:p>
          </table:table-cell>
          <table:table-cell office:value-type="float" office:value="519">
            <text:p>519</text:p>
          </table:table-cell>
          <table:table-cell/>
          <table:table-cell office:value-type="float" office:value="13">
            <text:p>13</text:p>
          </table:table-cell>
          <table:table-cell table:formula="of:=AVERAGE([.C$213:.C$232])" office:value-type="float" office:value="1.053087">
            <text:p>1.053087</text:p>
          </table:table-cell>
          <table:table-cell table:formula="of:=AVERAGE([.G$213:.G$232])" office:value-type="float" office:value="1.0532135">
            <text:p>1.0532135</text:p>
          </table:table-cell>
          <table:table-cell table:number-columns-repeated="2"/>
        </table:table-row>
        <table:table-row table:style-name="ro1">
          <table:table-cell office:value-type="float" office:value="1.07828">
            <text:p>1.07828</text:p>
          </table:table-cell>
          <table:table-cell office:value-type="float" office:value="25">
            <text:p>25</text:p>
          </table:table-cell>
          <table:table-cell office:value-type="float" office:value="1.0727">
            <text:p>1.0727</text:p>
          </table:table-cell>
          <table:table-cell office:value-type="float" office:value="519">
            <text:p>519</text:p>
          </table:table-cell>
          <table:table-cell office:value-type="float" office:value="1.08051">
            <text:p>1.08051</text:p>
          </table:table-cell>
          <table:table-cell office:value-type="float" office:value="26">
            <text:p>26</text:p>
          </table:table-cell>
          <table:table-cell office:value-type="float" office:value="1.08048">
            <text:p>1.08048</text:p>
          </table:table-cell>
          <table:table-cell office:value-type="float" office:value="519">
            <text:p>519</text:p>
          </table:table-cell>
          <table:table-cell/>
          <table:table-cell office:value-type="float" office:value="14">
            <text:p>14</text:p>
          </table:table-cell>
          <table:table-cell table:formula="of:=AVERAGE([.C$234:.C$253])" office:value-type="float" office:value="1.083376">
            <text:p>1.083376</text:p>
          </table:table-cell>
          <table:table-cell table:formula="of:=AVERAGE([.G$234:.G$253])" office:value-type="float" office:value="1.053943">
            <text:p>1.053943</text:p>
          </table:table-cell>
          <table:table-cell table:number-columns-repeated="2"/>
        </table:table-row>
        <table:table-row table:style-name="ro1">
          <table:table-cell office:value-type="float" office:value="1.07828">
            <text:p>1.07828</text:p>
          </table:table-cell>
          <table:table-cell office:value-type="float" office:value="25">
            <text:p>25</text:p>
          </table:table-cell>
          <table:table-cell office:value-type="float" office:value="1.0727">
            <text:p>1.0727</text:p>
          </table:table-cell>
          <table:table-cell office:value-type="float" office:value="519">
            <text:p>519</text:p>
          </table:table-cell>
          <table:table-cell office:value-type="float" office:value="1.08979">
            <text:p>1.08979</text:p>
          </table:table-cell>
          <table:table-cell office:value-type="float" office:value="26">
            <text:p>26</text:p>
          </table:table-cell>
          <table:table-cell office:value-type="float" office:value="1.08065">
            <text:p>1.08065</text:p>
          </table:table-cell>
          <table:table-cell office:value-type="float" office:value="519">
            <text:p>519</text:p>
          </table:table-cell>
          <table:table-cell/>
          <table:table-cell office:value-type="float" office:value="15">
            <text:p>15</text:p>
          </table:table-cell>
          <table:table-cell table:formula="of:=AVERAGE([.C$255:.C$274])" office:value-type="float" office:value="1.0431485">
            <text:p>1.0431485</text:p>
          </table:table-cell>
          <table:table-cell table:formula="of:=AVERAGE([.G$255:.G$274])" office:value-type="float" office:value="1.049452">
            <text:p>1.049452</text:p>
          </table:table-cell>
          <table:table-cell table:number-columns-repeated="2"/>
        </table:table-row>
        <table:table-row table:style-name="ro1">
          <table:table-cell office:value-type="float" office:value="1.06442">
            <text:p>1.06442</text:p>
          </table:table-cell>
          <table:table-cell office:value-type="float" office:value="25">
            <text:p>25</text:p>
          </table:table-cell>
          <table:table-cell office:value-type="float" office:value="1.06478">
            <text:p>1.06478</text:p>
          </table:table-cell>
          <table:table-cell office:value-type="float" office:value="519">
            <text:p>519</text:p>
          </table:table-cell>
          <table:table-cell office:value-type="float" office:value="1.06544">
            <text:p>1.06544</text:p>
          </table:table-cell>
          <table:table-cell office:value-type="float" office:value="27">
            <text:p>27</text:p>
          </table:table-cell>
          <table:table-cell office:value-type="float" office:value="1.06596">
            <text:p>1.06596</text:p>
          </table:table-cell>
          <table:table-cell office:value-type="float" office:value="519">
            <text:p>519</text:p>
          </table:table-cell>
          <table:table-cell/>
          <table:table-cell office:value-type="float" office:value="16">
            <text:p>16</text:p>
          </table:table-cell>
          <table:table-cell table:formula="of:=AVERAGE([.C$276:.C$295])" office:value-type="float" office:value="1.044864">
            <text:p>1.044864</text:p>
          </table:table-cell>
          <table:table-cell table:formula="of:=AVERAGE([.G$276:.G$295])" office:value-type="float" office:value="1.0463805">
            <text:p>1.0463805</text:p>
          </table:table-cell>
          <table:table-cell table:number-columns-repeated="2"/>
        </table:table-row>
        <table:table-row table:style-name="ro1">
          <table:table-cell office:value-type="float" office:value="1.08217">
            <text:p>1.08217</text:p>
          </table:table-cell>
          <table:table-cell office:value-type="float" office:value="24">
            <text:p>24</text:p>
          </table:table-cell>
          <table:table-cell office:value-type="float" office:value="1.07861">
            <text:p>1.07861</text:p>
          </table:table-cell>
          <table:table-cell office:value-type="float" office:value="519">
            <text:p>519</text:p>
          </table:table-cell>
          <table:table-cell office:value-type="float" office:value="1.06911">
            <text:p>1.06911</text:p>
          </table:table-cell>
          <table:table-cell office:value-type="float" office:value="27">
            <text:p>27</text:p>
          </table:table-cell>
          <table:table-cell office:value-type="float" office:value="1.069">
            <text:p>1.069</text:p>
          </table:table-cell>
          <table:table-cell office:value-type="float" office:value="519">
            <text:p>519</text:p>
          </table:table-cell>
          <table:table-cell/>
          <table:table-cell office:value-type="float" office:value="17">
            <text:p>17</text:p>
          </table:table-cell>
          <table:table-cell table:formula="of:=AVERAGE([.C$297:.C$316])" office:value-type="float" office:value="1.061814">
            <text:p>1.061814</text:p>
          </table:table-cell>
          <table:table-cell table:formula="of:=AVERAGE([.G$297:.G$316])" office:value-type="float" office:value="1.053199">
            <text:p>1.053199</text:p>
          </table:table-cell>
          <table:table-cell table:number-columns-repeated="2"/>
        </table:table-row>
        <table:table-row table:style-name="ro1">
          <table:table-cell office:value-type="float" office:value="1.08013">
            <text:p>1.08013</text:p>
          </table:table-cell>
          <table:table-cell office:value-type="float" office:value="24">
            <text:p>24</text:p>
          </table:table-cell>
          <table:table-cell office:value-type="float" office:value="1.07605">
            <text:p>1.07605</text:p>
          </table:table-cell>
          <table:table-cell office:value-type="float" office:value="519">
            <text:p>519</text:p>
          </table:table-cell>
          <table:table-cell office:value-type="float" office:value="1.06495">
            <text:p>1.06495</text:p>
          </table:table-cell>
          <table:table-cell office:value-type="float" office:value="26">
            <text:p>26</text:p>
          </table:table-cell>
          <table:table-cell office:value-type="float" office:value="1.0665">
            <text:p>1.0665</text:p>
          </table:table-cell>
          <table:table-cell office:value-type="float" office:value="519">
            <text:p>519</text:p>
          </table:table-cell>
          <table:table-cell/>
          <table:table-cell office:value-type="float" office:value="18">
            <text:p>18</text:p>
          </table:table-cell>
          <table:table-cell table:formula="of:=AVERAGE([.C$318:.C$337])" office:value-type="float" office:value="1.1059015">
            <text:p>1.1059015</text:p>
          </table:table-cell>
          <table:table-cell table:formula="of:=AVERAGE([.G$318:.G$337])" office:value-type="float" office:value="1.0407345">
            <text:p>1.0407345</text:p>
          </table:table-cell>
          <table:table-cell table:number-columns-repeated="2"/>
        </table:table-row>
        <table:table-row table:style-name="ro1">
          <table:table-cell office:value-type="string">
            <text:p>Label 6 </text:p>
          </table:table-cell>
          <table:table-cell table:number-columns-repeated="3"/>
          <table:table-cell office:value-type="string">
            <text:p>Label 6 </text:p>
          </table:table-cell>
          <table:table-cell table:number-columns-repeated="4"/>
          <table:table-cell office:value-type="float" office:value="19">
            <text:p>19</text:p>
          </table:table-cell>
          <table:table-cell table:formula="of:=AVERAGE([.C$339:.C$358])" office:value-type="float" office:value="1.0906295">
            <text:p>1.0906295</text:p>
          </table:table-cell>
          <table:table-cell table:formula="of:=AVERAGE([.G$339:.G$358])" office:value-type="float" office:value="1.0421805">
            <text:p>1.0421805</text:p>
          </table:table-cell>
          <table:table-cell table:number-columns-repeated="2"/>
        </table:table-row>
        <table:table-row table:style-name="ro1">
          <table:table-cell office:value-type="float" office:value="1.06365">
            <text:p>1.06365</text:p>
          </table:table-cell>
          <table:table-cell office:value-type="float" office:value="23">
            <text:p>23</text:p>
          </table:table-cell>
          <table:table-cell office:value-type="float" office:value="1.06434">
            <text:p>1.06434</text:p>
          </table:table-cell>
          <table:table-cell office:value-type="float" office:value="568.167">
            <text:p>568.167</text:p>
          </table:table-cell>
          <table:table-cell office:value-type="float" office:value="1.03309">
            <text:p>1.03309</text:p>
          </table:table-cell>
          <table:table-cell office:value-type="float" office:value="28">
            <text:p>28</text:p>
          </table:table-cell>
          <table:table-cell office:value-type="float" office:value="1.03101">
            <text:p>1.03101</text:p>
          </table:table-cell>
          <table:table-cell office:value-type="float" office:value="568.167">
            <text:p>568.167</text:p>
          </table:table-cell>
          <table:table-cell/>
          <table:table-cell office:value-type="float" office:value="20">
            <text:p>20</text:p>
          </table:table-cell>
          <table:table-cell table:formula="of:=AVERAGE([.C$360:.C$379])" office:value-type="float" office:value="1.0710225">
            <text:p>1.0710225</text:p>
          </table:table-cell>
          <table:table-cell table:formula="of:=AVERAGE([.G$360:.G$379])" office:value-type="float" office:value="1.0631435">
            <text:p>1.0631435</text:p>
          </table:table-cell>
          <table:table-cell table:number-columns-repeated="2"/>
        </table:table-row>
        <table:table-row table:style-name="ro1">
          <table:table-cell office:value-type="float" office:value="1.06367">
            <text:p>1.06367</text:p>
          </table:table-cell>
          <table:table-cell office:value-type="float" office:value="23">
            <text:p>23</text:p>
          </table:table-cell>
          <table:table-cell office:value-type="float" office:value="1.06437">
            <text:p>1.06437</text:p>
          </table:table-cell>
          <table:table-cell office:value-type="float" office:value="568.167">
            <text:p>568.167</text:p>
          </table:table-cell>
          <table:table-cell office:value-type="float" office:value="1.03822">
            <text:p>1.03822</text:p>
          </table:table-cell>
          <table:table-cell office:value-type="float" office:value="28">
            <text:p>28</text:p>
          </table:table-cell>
          <table:table-cell office:value-type="float" office:value="1.03883">
            <text:p>1.03883</text:p>
          </table:table-cell>
          <table:table-cell office:value-type="float" office:value="568.167">
            <text:p>568.167</text:p>
          </table:table-cell>
          <table:table-cell table:number-columns-repeated="6"/>
        </table:table-row>
        <table:table-row table:style-name="ro1">
          <table:table-cell office:value-type="float" office:value="1.0619">
            <text:p>1.0619</text:p>
          </table:table-cell>
          <table:table-cell office:value-type="float" office:value="23">
            <text:p>23</text:p>
          </table:table-cell>
          <table:table-cell office:value-type="float" office:value="1.06229">
            <text:p>1.06229</text:p>
          </table:table-cell>
          <table:table-cell office:value-type="float" office:value="568.167">
            <text:p>568.167</text:p>
          </table:table-cell>
          <table:table-cell office:value-type="float" office:value="1.03309">
            <text:p>1.03309</text:p>
          </table:table-cell>
          <table:table-cell office:value-type="float" office:value="28">
            <text:p>28</text:p>
          </table:table-cell>
          <table:table-cell office:value-type="float" office:value="1.03101">
            <text:p>1.03101</text:p>
          </table:table-cell>
          <table:table-cell office:value-type="float" office:value="568.167">
            <text:p>568.167</text:p>
          </table:table-cell>
          <table:table-cell table:number-columns-repeated="2"/>
          <table:table-cell table:formula="of:=AVERAGE([.K49:.K66])" office:value-type="float" office:value="1.06536788888889">
            <text:p>1.0653678889</text:p>
          </table:table-cell>
          <table:table-cell table:formula="of:=AVERAGE([.L49:.L66])" office:value-type="float" office:value="1.04762991666667">
            <text:p>1.0476299167</text:p>
          </table:table-cell>
          <table:table-cell table:number-columns-repeated="2"/>
        </table:table-row>
        <table:table-row table:style-name="ro1">
          <table:table-cell office:value-type="float" office:value="1.03567">
            <text:p>1.03567</text:p>
          </table:table-cell>
          <table:table-cell office:value-type="float" office:value="30">
            <text:p>30</text:p>
          </table:table-cell>
          <table:table-cell office:value-type="float" office:value="1.03438">
            <text:p>1.03438</text:p>
          </table:table-cell>
          <table:table-cell office:value-type="float" office:value="568.167">
            <text:p>568.167</text:p>
          </table:table-cell>
          <table:table-cell office:value-type="float" office:value="1.03822">
            <text:p>1.03822</text:p>
          </table:table-cell>
          <table:table-cell office:value-type="float" office:value="28">
            <text:p>28</text:p>
          </table:table-cell>
          <table:table-cell office:value-type="float" office:value="1.03883">
            <text:p>1.03883</text:p>
          </table:table-cell>
          <table:table-cell office:value-type="float" office:value="568.167">
            <text:p>568.167</text:p>
          </table:table-cell>
          <table:table-cell table:number-columns-repeated="6"/>
        </table:table-row>
        <table:table-row table:style-name="ro1">
          <table:table-cell office:value-type="float" office:value="1.06364">
            <text:p>1.06364</text:p>
          </table:table-cell>
          <table:table-cell office:value-type="float" office:value="23">
            <text:p>23</text:p>
          </table:table-cell>
          <table:table-cell office:value-type="float" office:value="1.06432">
            <text:p>1.06432</text:p>
          </table:table-cell>
          <table:table-cell office:value-type="float" office:value="568.167">
            <text:p>568.167</text:p>
          </table:table-cell>
          <table:table-cell office:value-type="float" office:value="1.03309">
            <text:p>1.03309</text:p>
          </table:table-cell>
          <table:table-cell office:value-type="float" office:value="28">
            <text:p>28</text:p>
          </table:table-cell>
          <table:table-cell office:value-type="float" office:value="1.03101">
            <text:p>1.03101</text:p>
          </table:table-cell>
          <table:table-cell office:value-type="float" office:value="568.167">
            <text:p>568.167</text:p>
          </table:table-cell>
          <table:table-cell/>
          <table:table-cell office:value-type="string">
            <text:p>Worst Case</text:p>
          </table:table-cell>
          <table:table-cell table:number-columns-repeated="4"/>
        </table:table-row>
        <table:table-row table:style-name="ro1">
          <table:table-cell office:value-type="float" office:value="1.06365">
            <text:p>1.06365</text:p>
          </table:table-cell>
          <table:table-cell office:value-type="float" office:value="23">
            <text:p>23</text:p>
          </table:table-cell>
          <table:table-cell office:value-type="float" office:value="1.06434">
            <text:p>1.06434</text:p>
          </table:table-cell>
          <table:table-cell office:value-type="float" office:value="568.167">
            <text:p>568.167</text:p>
          </table:table-cell>
          <table:table-cell office:value-type="float" office:value="1.03309">
            <text:p>1.03309</text:p>
          </table:table-cell>
          <table:table-cell office:value-type="float" office:value="28">
            <text:p>28</text:p>
          </table:table-cell>
          <table:table-cell office:value-type="float" office:value="1.03101">
            <text:p>1.03101</text:p>
          </table:table-cell>
          <table:table-cell office:value-type="float" office:value="568.167">
            <text:p>568.167</text:p>
          </table:table-cell>
          <table:table-cell table:number-columns-repeated="2"/>
          <table:table-cell office:value-type="string">
            <text:p>CIC</text:p>
          </table:table-cell>
          <table:table-cell office:value-type="string">
            <text:p>CIC_SLAP</text:p>
          </table:table-cell>
          <table:table-cell table:number-columns-repeated="2"/>
        </table:table-row>
        <table:table-row table:style-name="ro1">
          <table:table-cell office:value-type="float" office:value="1.06367">
            <text:p>1.06367</text:p>
          </table:table-cell>
          <table:table-cell office:value-type="float" office:value="23">
            <text:p>23</text:p>
          </table:table-cell>
          <table:table-cell office:value-type="float" office:value="1.06437">
            <text:p>1.06437</text:p>
          </table:table-cell>
          <table:table-cell office:value-type="float" office:value="568.167">
            <text:p>568.167</text:p>
          </table:table-cell>
          <table:table-cell office:value-type="float" office:value="1.03309">
            <text:p>1.03309</text:p>
          </table:table-cell>
          <table:table-cell office:value-type="float" office:value="28">
            <text:p>28</text:p>
          </table:table-cell>
          <table:table-cell office:value-type="float" office:value="1.03101">
            <text:p>1.03101</text:p>
          </table:table-cell>
          <table:table-cell office:value-type="float" office:value="568.167">
            <text:p>568.167</text:p>
          </table:table-cell>
          <table:table-cell/>
          <table:table-cell office:value-type="float" office:value="3">
            <text:p>3</text:p>
          </table:table-cell>
          <table:table-cell table:formula="of:=AVERAGE([.D$3:.D$22])" office:value-type="float" office:value="368">
            <text:p>368</text:p>
          </table:table-cell>
          <table:table-cell table:formula="of:=AVERAGE([.H$3:.H$22])" office:value-type="float" office:value="368">
            <text:p>368</text:p>
          </table:table-cell>
          <table:table-cell table:number-columns-repeated="2"/>
        </table:table-row>
        <table:table-row table:style-name="ro1">
          <table:table-cell office:value-type="float" office:value="1.06365">
            <text:p>1.06365</text:p>
          </table:table-cell>
          <table:table-cell office:value-type="float" office:value="23">
            <text:p>23</text:p>
          </table:table-cell>
          <table:table-cell office:value-type="float" office:value="1.06434">
            <text:p>1.06434</text:p>
          </table:table-cell>
          <table:table-cell office:value-type="float" office:value="568.167">
            <text:p>568.167</text:p>
          </table:table-cell>
          <table:table-cell office:value-type="float" office:value="1.03652">
            <text:p>1.03652</text:p>
          </table:table-cell>
          <table:table-cell office:value-type="float" office:value="23">
            <text:p>23</text:p>
          </table:table-cell>
          <table:table-cell office:value-type="float" office:value="1.03439">
            <text:p>1.03439</text:p>
          </table:table-cell>
          <table:table-cell office:value-type="float" office:value="573.167">
            <text:p>573.167</text:p>
          </table:table-cell>
          <table:table-cell/>
          <table:table-cell office:value-type="float" office:value="4">
            <text:p>4</text:p>
          </table:table-cell>
          <table:table-cell table:formula="of:=AVERAGE([.D$24:.D$43])" office:value-type="float" office:value="456.75">
            <text:p>456.75</text:p>
          </table:table-cell>
          <table:table-cell table:formula="of:=AVERAGE([.H$24:.H$43])" office:value-type="float" office:value="456.75">
            <text:p>456.75</text:p>
          </table:table-cell>
          <table:table-cell table:number-columns-repeated="2"/>
        </table:table-row>
        <table:table-row table:style-name="ro1">
          <table:table-cell office:value-type="float" office:value="1.06265">
            <text:p>1.06265</text:p>
          </table:table-cell>
          <table:table-cell office:value-type="float" office:value="23">
            <text:p>23</text:p>
          </table:table-cell>
          <table:table-cell office:value-type="float" office:value="1.06351">
            <text:p>1.06351</text:p>
          </table:table-cell>
          <table:table-cell office:value-type="float" office:value="568.167">
            <text:p>568.167</text:p>
          </table:table-cell>
          <table:table-cell office:value-type="float" office:value="1.03309">
            <text:p>1.03309</text:p>
          </table:table-cell>
          <table:table-cell office:value-type="float" office:value="28">
            <text:p>28</text:p>
          </table:table-cell>
          <table:table-cell office:value-type="float" office:value="1.03101">
            <text:p>1.03101</text:p>
          </table:table-cell>
          <table:table-cell office:value-type="float" office:value="568.167">
            <text:p>568.167</text:p>
          </table:table-cell>
          <table:table-cell/>
          <table:table-cell office:value-type="float" office:value="5">
            <text:p>5</text:p>
          </table:table-cell>
          <table:table-cell table:formula="of:=AVERAGE([.D$45:.D$64])" office:value-type="float" office:value="519">
            <text:p>519</text:p>
          </table:table-cell>
          <table:table-cell table:formula="of:=AVERAGE([.H$45:.H$64])" office:value-type="float" office:value="519">
            <text:p>519</text:p>
          </table:table-cell>
          <table:table-cell table:number-columns-repeated="2"/>
        </table:table-row>
        <table:table-row table:style-name="ro1">
          <table:table-cell office:value-type="float" office:value="1.06365">
            <text:p>1.06365</text:p>
          </table:table-cell>
          <table:table-cell office:value-type="float" office:value="23">
            <text:p>23</text:p>
          </table:table-cell>
          <table:table-cell office:value-type="float" office:value="1.06434">
            <text:p>1.06434</text:p>
          </table:table-cell>
          <table:table-cell office:value-type="float" office:value="568.167">
            <text:p>568.167</text:p>
          </table:table-cell>
          <table:table-cell office:value-type="float" office:value="1.03309">
            <text:p>1.03309</text:p>
          </table:table-cell>
          <table:table-cell office:value-type="float" office:value="28">
            <text:p>28</text:p>
          </table:table-cell>
          <table:table-cell office:value-type="float" office:value="1.03101">
            <text:p>1.03101</text:p>
          </table:table-cell>
          <table:table-cell office:value-type="float" office:value="568.167">
            <text:p>568.167</text:p>
          </table:table-cell>
          <table:table-cell/>
          <table:table-cell office:value-type="float" office:value="6">
            <text:p>6</text:p>
          </table:table-cell>
          <table:table-cell table:formula="of:=AVERAGE([.D$66:.D$85])" office:value-type="float" office:value="568.167">
            <text:p>568.167</text:p>
          </table:table-cell>
          <table:table-cell table:formula="of:=AVERAGE([.H$66:.H$85])" office:value-type="float" office:value="569.43365">
            <text:p>569.43365</text:p>
          </table:table-cell>
          <table:table-cell table:number-columns-repeated="2"/>
        </table:table-row>
        <table:table-row table:style-name="ro1">
          <table:table-cell office:value-type="float" office:value="1.06312">
            <text:p>1.06312</text:p>
          </table:table-cell>
          <table:table-cell office:value-type="float" office:value="23">
            <text:p>23</text:p>
          </table:table-cell>
          <table:table-cell office:value-type="float" office:value="1.05844">
            <text:p>1.05844</text:p>
          </table:table-cell>
          <table:table-cell office:value-type="float" office:value="568.167">
            <text:p>568.167</text:p>
          </table:table-cell>
          <table:table-cell office:value-type="float" office:value="1.04013">
            <text:p>1.04013</text:p>
          </table:table-cell>
          <table:table-cell office:value-type="float" office:value="29">
            <text:p>29</text:p>
          </table:table-cell>
          <table:table-cell office:value-type="float" office:value="1.0432">
            <text:p>1.0432</text:p>
          </table:table-cell>
          <table:table-cell office:value-type="float" office:value="583.5">
            <text:p>583.5</text:p>
          </table:table-cell>
          <table:table-cell/>
          <table:table-cell office:value-type="float" office:value="7">
            <text:p>7</text:p>
          </table:table-cell>
          <table:table-cell table:formula="of:=AVERAGE([.D$87:.D$106])" office:value-type="float" office:value="616.429">
            <text:p>616.429</text:p>
          </table:table-cell>
          <table:table-cell table:formula="of:=AVERAGE([.H$87:.H$106])" office:value-type="float" office:value="616.4647">
            <text:p>616.4647</text:p>
          </table:table-cell>
          <table:table-cell table:number-columns-repeated="2"/>
        </table:table-row>
        <table:table-row table:style-name="ro1">
          <table:table-cell office:value-type="float" office:value="1.06265">
            <text:p>1.06265</text:p>
          </table:table-cell>
          <table:table-cell office:value-type="float" office:value="23">
            <text:p>23</text:p>
          </table:table-cell>
          <table:table-cell office:value-type="float" office:value="1.06351">
            <text:p>1.06351</text:p>
          </table:table-cell>
          <table:table-cell office:value-type="float" office:value="568.167">
            <text:p>568.167</text:p>
          </table:table-cell>
          <table:table-cell office:value-type="float" office:value="1.03309">
            <text:p>1.03309</text:p>
          </table:table-cell>
          <table:table-cell office:value-type="float" office:value="28">
            <text:p>28</text:p>
          </table:table-cell>
          <table:table-cell office:value-type="float" office:value="1.03101">
            <text:p>1.03101</text:p>
          </table:table-cell>
          <table:table-cell office:value-type="float" office:value="568.167">
            <text:p>568.167</text:p>
          </table:table-cell>
          <table:table-cell/>
          <table:table-cell office:value-type="float" office:value="8">
            <text:p>8</text:p>
          </table:table-cell>
          <table:table-cell table:formula="of:=AVERAGE([.D$108:.D$127])" office:value-type="float" office:value="656.125">
            <text:p>656.125</text:p>
          </table:table-cell>
          <table:table-cell table:formula="of:=AVERAGE([.H$108:.H$127])" office:value-type="float" office:value="656.125">
            <text:p>656.125</text:p>
          </table:table-cell>
          <table:table-cell table:number-columns-repeated="2"/>
        </table:table-row>
        <table:table-row table:style-name="ro1">
          <table:table-cell office:value-type="float" office:value="1.06365">
            <text:p>1.06365</text:p>
          </table:table-cell>
          <table:table-cell office:value-type="float" office:value="23">
            <text:p>23</text:p>
          </table:table-cell>
          <table:table-cell office:value-type="float" office:value="1.06434">
            <text:p>1.06434</text:p>
          </table:table-cell>
          <table:table-cell office:value-type="float" office:value="568.167">
            <text:p>568.167</text:p>
          </table:table-cell>
          <table:table-cell office:value-type="float" office:value="1.03309">
            <text:p>1.03309</text:p>
          </table:table-cell>
          <table:table-cell office:value-type="float" office:value="28">
            <text:p>28</text:p>
          </table:table-cell>
          <table:table-cell office:value-type="float" office:value="1.03101">
            <text:p>1.03101</text:p>
          </table:table-cell>
          <table:table-cell office:value-type="float" office:value="568.167">
            <text:p>568.167</text:p>
          </table:table-cell>
          <table:table-cell/>
          <table:table-cell office:value-type="float" office:value="9">
            <text:p>9</text:p>
          </table:table-cell>
          <table:table-cell table:formula="of:=AVERAGE([.D$129:.D$148])" office:value-type="float" office:value="690.2779">
            <text:p>690.2779</text:p>
          </table:table-cell>
          <table:table-cell table:formula="of:=AVERAGE([.H$129:.H$148])" office:value-type="float" office:value="689.889">
            <text:p>689.889</text:p>
          </table:table-cell>
          <table:table-cell table:number-columns-repeated="2"/>
        </table:table-row>
        <table:table-row table:style-name="ro1">
          <table:table-cell office:value-type="float" office:value="1.06365">
            <text:p>1.06365</text:p>
          </table:table-cell>
          <table:table-cell office:value-type="float" office:value="23">
            <text:p>23</text:p>
          </table:table-cell>
          <table:table-cell office:value-type="float" office:value="1.06434">
            <text:p>1.06434</text:p>
          </table:table-cell>
          <table:table-cell office:value-type="float" office:value="568.167">
            <text:p>568.167</text:p>
          </table:table-cell>
          <table:table-cell office:value-type="float" office:value="1.03822">
            <text:p>1.03822</text:p>
          </table:table-cell>
          <table:table-cell office:value-type="float" office:value="28">
            <text:p>28</text:p>
          </table:table-cell>
          <table:table-cell office:value-type="float" office:value="1.03883">
            <text:p>1.03883</text:p>
          </table:table-cell>
          <table:table-cell office:value-type="float" office:value="568.167">
            <text:p>568.167</text:p>
          </table:table-cell>
          <table:table-cell/>
          <table:table-cell office:value-type="float" office:value="10">
            <text:p>10</text:p>
          </table:table-cell>
          <table:table-cell table:formula="of:=AVERAGE([.D$150:.D$169])" office:value-type="float" office:value="744.1">
            <text:p>744.1</text:p>
          </table:table-cell>
          <table:table-cell table:formula="of:=AVERAGE([.H$150:.H$169])" office:value-type="float" office:value="735.17">
            <text:p>735.17</text:p>
          </table:table-cell>
          <table:table-cell table:number-columns-repeated="2"/>
        </table:table-row>
        <table:table-row table:style-name="ro1">
          <table:table-cell office:value-type="float" office:value="1.06365">
            <text:p>1.06365</text:p>
          </table:table-cell>
          <table:table-cell office:value-type="float" office:value="23">
            <text:p>23</text:p>
          </table:table-cell>
          <table:table-cell office:value-type="float" office:value="1.06434">
            <text:p>1.06434</text:p>
          </table:table-cell>
          <table:table-cell office:value-type="float" office:value="568.167">
            <text:p>568.167</text:p>
          </table:table-cell>
          <table:table-cell office:value-type="float" office:value="1.03909">
            <text:p>1.03909</text:p>
          </table:table-cell>
          <table:table-cell office:value-type="float" office:value="29">
            <text:p>29</text:p>
          </table:table-cell>
          <table:table-cell office:value-type="float" office:value="1.0372">
            <text:p>1.0372</text:p>
          </table:table-cell>
          <table:table-cell office:value-type="float" office:value="568.167">
            <text:p>568.167</text:p>
          </table:table-cell>
          <table:table-cell/>
          <table:table-cell office:value-type="float" office:value="11">
            <text:p>11</text:p>
          </table:table-cell>
          <table:table-cell table:formula="of:=AVERAGE([.D$171:.D$190])" office:value-type="float" office:value="756.9996">
            <text:p>756.9996</text:p>
          </table:table-cell>
          <table:table-cell table:formula="of:=AVERAGE([.H$171:.H$190])" office:value-type="float" office:value="759.127">
            <text:p>759.127</text:p>
          </table:table-cell>
          <table:table-cell table:number-columns-repeated="2"/>
        </table:table-row>
        <table:table-row table:style-name="ro1">
          <table:table-cell office:value-type="float" office:value="1.06688">
            <text:p>1.06688</text:p>
          </table:table-cell>
          <table:table-cell office:value-type="float" office:value="23">
            <text:p>23</text:p>
          </table:table-cell>
          <table:table-cell office:value-type="float" office:value="1.06693">
            <text:p>1.06693</text:p>
          </table:table-cell>
          <table:table-cell office:value-type="float" office:value="568.167">
            <text:p>568.167</text:p>
          </table:table-cell>
          <table:table-cell office:value-type="float" office:value="1.03909">
            <text:p>1.03909</text:p>
          </table:table-cell>
          <table:table-cell office:value-type="float" office:value="29">
            <text:p>29</text:p>
          </table:table-cell>
          <table:table-cell office:value-type="float" office:value="1.0372">
            <text:p>1.0372</text:p>
          </table:table-cell>
          <table:table-cell office:value-type="float" office:value="568.167">
            <text:p>568.167</text:p>
          </table:table-cell>
          <table:table-cell/>
          <table:table-cell office:value-type="float" office:value="12">
            <text:p>12</text:p>
          </table:table-cell>
          <table:table-cell table:formula="of:=AVERAGE([.D$192:.D$211])" office:value-type="float" office:value="788.94615">
            <text:p>788.94615</text:p>
          </table:table-cell>
          <table:table-cell table:formula="of:=AVERAGE([.H$192:.H$211])" office:value-type="float" office:value="792.90025">
            <text:p>792.90025</text:p>
          </table:table-cell>
          <table:table-cell table:number-columns-repeated="2"/>
        </table:table-row>
        <table:table-row table:style-name="ro1">
          <table:table-cell office:value-type="float" office:value="1.06365">
            <text:p>1.06365</text:p>
          </table:table-cell>
          <table:table-cell office:value-type="float" office:value="23">
            <text:p>23</text:p>
          </table:table-cell>
          <table:table-cell office:value-type="float" office:value="1.06434">
            <text:p>1.06434</text:p>
          </table:table-cell>
          <table:table-cell office:value-type="float" office:value="568.167">
            <text:p>568.167</text:p>
          </table:table-cell>
          <table:table-cell office:value-type="float" office:value="1.03909">
            <text:p>1.03909</text:p>
          </table:table-cell>
          <table:table-cell office:value-type="float" office:value="29">
            <text:p>29</text:p>
          </table:table-cell>
          <table:table-cell office:value-type="float" office:value="1.0372">
            <text:p>1.0372</text:p>
          </table:table-cell>
          <table:table-cell office:value-type="float" office:value="568.167">
            <text:p>568.167</text:p>
          </table:table-cell>
          <table:table-cell/>
          <table:table-cell office:value-type="float" office:value="13">
            <text:p>13</text:p>
          </table:table-cell>
          <table:table-cell table:formula="of:=AVERAGE([.D$213:.D$232])" office:value-type="float" office:value="816.462">
            <text:p>816.462</text:p>
          </table:table-cell>
          <table:table-cell table:formula="of:=AVERAGE([.H$213:.H$232])" office:value-type="float" office:value="834.2115">
            <text:p>834.2115</text:p>
          </table:table-cell>
          <table:table-cell table:number-columns-repeated="2"/>
        </table:table-row>
        <table:table-row table:style-name="ro1">
          <table:table-cell office:value-type="float" office:value="1.04555">
            <text:p>1.04555</text:p>
          </table:table-cell>
          <table:table-cell office:value-type="float" office:value="26">
            <text:p>26</text:p>
          </table:table-cell>
          <table:table-cell office:value-type="float" office:value="1.04577">
            <text:p>1.04577</text:p>
          </table:table-cell>
          <table:table-cell office:value-type="float" office:value="568.167">
            <text:p>568.167</text:p>
          </table:table-cell>
          <table:table-cell office:value-type="float" office:value="1.03309">
            <text:p>1.03309</text:p>
          </table:table-cell>
          <table:table-cell office:value-type="float" office:value="28">
            <text:p>28</text:p>
          </table:table-cell>
          <table:table-cell office:value-type="float" office:value="1.03101">
            <text:p>1.03101</text:p>
          </table:table-cell>
          <table:table-cell office:value-type="float" office:value="568.167">
            <text:p>568.167</text:p>
          </table:table-cell>
          <table:table-cell/>
          <table:table-cell office:value-type="float" office:value="14">
            <text:p>14</text:p>
          </table:table-cell>
          <table:table-cell table:formula="of:=AVERAGE([.D$234:.D$253])" office:value-type="float" office:value="845.214">
            <text:p>845.214</text:p>
          </table:table-cell>
          <table:table-cell table:formula="of:=AVERAGE([.H$234:.H$253])" office:value-type="float" office:value="847.08905">
            <text:p>847.08905</text:p>
          </table:table-cell>
          <table:table-cell table:number-columns-repeated="2"/>
        </table:table-row>
        <table:table-row table:style-name="ro1">
          <table:table-cell office:value-type="float" office:value="1.06365">
            <text:p>1.06365</text:p>
          </table:table-cell>
          <table:table-cell office:value-type="float" office:value="23">
            <text:p>23</text:p>
          </table:table-cell>
          <table:table-cell office:value-type="float" office:value="1.06434">
            <text:p>1.06434</text:p>
          </table:table-cell>
          <table:table-cell office:value-type="float" office:value="568.167">
            <text:p>568.167</text:p>
          </table:table-cell>
          <table:table-cell office:value-type="float" office:value="1.03822">
            <text:p>1.03822</text:p>
          </table:table-cell>
          <table:table-cell office:value-type="float" office:value="28">
            <text:p>28</text:p>
          </table:table-cell>
          <table:table-cell office:value-type="float" office:value="1.03883">
            <text:p>1.03883</text:p>
          </table:table-cell>
          <table:table-cell office:value-type="float" office:value="568.167">
            <text:p>568.167</text:p>
          </table:table-cell>
          <table:table-cell/>
          <table:table-cell office:value-type="float" office:value="15">
            <text:p>15</text:p>
          </table:table-cell>
          <table:table-cell table:formula="of:=AVERAGE([.D$255:.D$274])" office:value-type="float" office:value="873.267">
            <text:p>873.267</text:p>
          </table:table-cell>
          <table:table-cell table:formula="of:=AVERAGE([.H$255:.H$274])" office:value-type="float" office:value="874.56365">
            <text:p>874.56365</text:p>
          </table:table-cell>
          <table:table-cell table:number-columns-repeated="2"/>
        </table:table-row>
        <table:table-row table:style-name="ro1">
          <table:table-cell office:value-type="float" office:value="1.06365">
            <text:p>1.06365</text:p>
          </table:table-cell>
          <table:table-cell office:value-type="float" office:value="23">
            <text:p>23</text:p>
          </table:table-cell>
          <table:table-cell office:value-type="float" office:value="1.06434">
            <text:p>1.06434</text:p>
          </table:table-cell>
          <table:table-cell office:value-type="float" office:value="568.167">
            <text:p>568.167</text:p>
          </table:table-cell>
          <table:table-cell office:value-type="float" office:value="1.04602">
            <text:p>1.04602</text:p>
          </table:table-cell>
          <table:table-cell office:value-type="float" office:value="23">
            <text:p>23</text:p>
          </table:table-cell>
          <table:table-cell office:value-type="float" office:value="1.04306">
            <text:p>1.04306</text:p>
          </table:table-cell>
          <table:table-cell office:value-type="float" office:value="573.167">
            <text:p>573.167</text:p>
          </table:table-cell>
          <table:table-cell/>
          <table:table-cell office:value-type="float" office:value="16">
            <text:p>16</text:p>
          </table:table-cell>
          <table:table-cell table:formula="of:=AVERAGE([.D$276:.D$295])" office:value-type="float" office:value="907.931">
            <text:p>907.931</text:p>
          </table:table-cell>
          <table:table-cell table:formula="of:=AVERAGE([.H$276:.H$295])" office:value-type="float" office:value="955.051">
            <text:p>955.051</text:p>
          </table:table-cell>
          <table:table-cell table:number-columns-repeated="2"/>
        </table:table-row>
        <table:table-row table:style-name="ro1">
          <table:table-cell office:value-type="string">
            <text:p>Label 7 </text:p>
          </table:table-cell>
          <table:table-cell table:number-columns-repeated="3"/>
          <table:table-cell office:value-type="string">
            <text:p>Label 7 </text:p>
          </table:table-cell>
          <table:table-cell table:number-columns-repeated="4"/>
          <table:table-cell office:value-type="float" office:value="17">
            <text:p>17</text:p>
          </table:table-cell>
          <table:table-cell table:formula="of:=AVERAGE([.D$297:.D$316])" office:value-type="float" office:value="922">
            <text:p>922</text:p>
          </table:table-cell>
          <table:table-cell table:formula="of:=AVERAGE([.H$297:.H$316])" office:value-type="float" office:value="946.39405">
            <text:p>946.39405</text:p>
          </table:table-cell>
          <table:table-cell table:number-columns-repeated="2"/>
        </table:table-row>
        <table:table-row table:style-name="ro1">
          <table:table-cell office:value-type="float" office:value="1.06214">
            <text:p>1.06214</text:p>
          </table:table-cell>
          <table:table-cell office:value-type="float" office:value="21">
            <text:p>21</text:p>
          </table:table-cell>
          <table:table-cell office:value-type="float" office:value="1.06504">
            <text:p>1.06504</text:p>
          </table:table-cell>
          <table:table-cell office:value-type="float" office:value="616.429">
            <text:p>616.429</text:p>
          </table:table-cell>
          <table:table-cell office:value-type="float" office:value="1.03716">
            <text:p>1.03716</text:p>
          </table:table-cell>
          <table:table-cell office:value-type="float" office:value="23">
            <text:p>23</text:p>
          </table:table-cell>
          <table:table-cell office:value-type="float" office:value="1.03583">
            <text:p>1.03583</text:p>
          </table:table-cell>
          <table:table-cell office:value-type="float" office:value="616.429">
            <text:p>616.429</text:p>
          </table:table-cell>
          <table:table-cell/>
          <table:table-cell office:value-type="float" office:value="18">
            <text:p>18</text:p>
          </table:table-cell>
          <table:table-cell table:formula="of:=AVERAGE([.D$318:.D$337])" office:value-type="float" office:value="1031.1611">
            <text:p>1031.1611</text:p>
          </table:table-cell>
          <table:table-cell table:formula="of:=AVERAGE([.H$318:.H$337])" office:value-type="float" office:value="943.60595">
            <text:p>943.60595</text:p>
          </table:table-cell>
          <table:table-cell table:number-columns-repeated="2"/>
        </table:table-row>
        <table:table-row table:style-name="ro1">
          <table:table-cell office:value-type="float" office:value="1.06442">
            <text:p>1.06442</text:p>
          </table:table-cell>
          <table:table-cell office:value-type="float" office:value="21">
            <text:p>21</text:p>
          </table:table-cell>
          <table:table-cell office:value-type="float" office:value="1.06574">
            <text:p>1.06574</text:p>
          </table:table-cell>
          <table:table-cell office:value-type="float" office:value="616.429">
            <text:p>616.429</text:p>
          </table:table-cell>
          <table:table-cell office:value-type="float" office:value="1.03276">
            <text:p>1.03276</text:p>
          </table:table-cell>
          <table:table-cell office:value-type="float" office:value="26">
            <text:p>26</text:p>
          </table:table-cell>
          <table:table-cell office:value-type="float" office:value="1.03347">
            <text:p>1.03347</text:p>
          </table:table-cell>
          <table:table-cell office:value-type="float" office:value="616.429">
            <text:p>616.429</text:p>
          </table:table-cell>
          <table:table-cell/>
          <table:table-cell office:value-type="float" office:value="19">
            <text:p>19</text:p>
          </table:table-cell>
          <table:table-cell table:formula="of:=AVERAGE([.D$339:.D$358])" office:value-type="float" office:value="1034.16785">
            <text:p>1034.16785</text:p>
          </table:table-cell>
          <table:table-cell table:formula="of:=AVERAGE([.H$339:.H$358])" office:value-type="float" office:value="1023.37415">
            <text:p>1023.37415</text:p>
          </table:table-cell>
          <table:table-cell table:number-columns-repeated="2"/>
        </table:table-row>
        <table:table-row table:style-name="ro1">
          <table:table-cell office:value-type="float" office:value="1.05886">
            <text:p>1.05886</text:p>
          </table:table-cell>
          <table:table-cell office:value-type="float" office:value="20">
            <text:p>20</text:p>
          </table:table-cell>
          <table:table-cell office:value-type="float" office:value="1.0594">
            <text:p>1.0594</text:p>
          </table:table-cell>
          <table:table-cell office:value-type="float" office:value="616.429">
            <text:p>616.429</text:p>
          </table:table-cell>
          <table:table-cell office:value-type="float" office:value="1.03276">
            <text:p>1.03276</text:p>
          </table:table-cell>
          <table:table-cell office:value-type="float" office:value="26">
            <text:p>26</text:p>
          </table:table-cell>
          <table:table-cell office:value-type="float" office:value="1.03347">
            <text:p>1.03347</text:p>
          </table:table-cell>
          <table:table-cell office:value-type="float" office:value="616.429">
            <text:p>616.429</text:p>
          </table:table-cell>
          <table:table-cell/>
          <table:table-cell office:value-type="float" office:value="20">
            <text:p>20</text:p>
          </table:table-cell>
          <table:table-cell table:formula="of:=AVERAGE([.D$360:.D$379])" office:value-type="float" office:value="1014.66">
            <text:p>1014.66</text:p>
          </table:table-cell>
          <table:table-cell table:formula="of:=AVERAGE([.H$360:.H$379])" office:value-type="float" office:value="1003.4375">
            <text:p>1003.4375</text:p>
          </table:table-cell>
          <table:table-cell table:number-columns-repeated="2"/>
        </table:table-row>
        <table:table-row table:style-name="ro1">
          <table:table-cell office:value-type="float" office:value="1.06853">
            <text:p>1.06853</text:p>
          </table:table-cell>
          <table:table-cell office:value-type="float" office:value="21">
            <text:p>21</text:p>
          </table:table-cell>
          <table:table-cell office:value-type="float" office:value="1.0692">
            <text:p>1.0692</text:p>
          </table:table-cell>
          <table:table-cell office:value-type="float" office:value="616.429">
            <text:p>616.429</text:p>
          </table:table-cell>
          <table:table-cell office:value-type="float" office:value="1.04028">
            <text:p>1.04028</text:p>
          </table:table-cell>
          <table:table-cell office:value-type="float" office:value="25">
            <text:p>25</text:p>
          </table:table-cell>
          <table:table-cell office:value-type="float" office:value="1.04067">
            <text:p>1.04067</text:p>
          </table:table-cell>
          <table:table-cell office:value-type="float" office:value="616.429">
            <text:p>616.429</text:p>
          </table:table-cell>
          <table:table-cell table:number-columns-repeated="6"/>
        </table:table-row>
        <table:table-row table:style-name="ro1">
          <table:table-cell office:value-type="float" office:value="1.05886">
            <text:p>1.05886</text:p>
          </table:table-cell>
          <table:table-cell office:value-type="float" office:value="20">
            <text:p>20</text:p>
          </table:table-cell>
          <table:table-cell office:value-type="float" office:value="1.0594">
            <text:p>1.0594</text:p>
          </table:table-cell>
          <table:table-cell office:value-type="float" office:value="616.429">
            <text:p>616.429</text:p>
          </table:table-cell>
          <table:table-cell office:value-type="float" office:value="1.0346">
            <text:p>1.0346</text:p>
          </table:table-cell>
          <table:table-cell office:value-type="float" office:value="23">
            <text:p>23</text:p>
          </table:table-cell>
          <table:table-cell office:value-type="float" office:value="1.03349">
            <text:p>1.03349</text:p>
          </table:table-cell>
          <table:table-cell office:value-type="float" office:value="616.429">
            <text:p>616.429</text:p>
          </table:table-cell>
          <table:table-cell table:number-columns-repeated="2"/>
          <table:table-cell table:formula="of:=AVERAGE([.K72:.K89])" office:value-type="float" office:value="756.092088888889">
            <text:p>756.0920888889</text:p>
          </table:table-cell>
          <table:table-cell table:formula="of:=AVERAGE([.L72:.L89])" office:value-type="float" office:value="755.032580555555">
            <text:p>755.0325805556</text:p>
          </table:table-cell>
          <table:table-cell table:number-columns-repeated="2"/>
        </table:table-row>
        <table:table-row table:style-name="ro1">
          <table:table-cell office:value-type="float" office:value="1.06142">
            <text:p>1.06142</text:p>
          </table:table-cell>
          <table:table-cell office:value-type="float" office:value="20">
            <text:p>20</text:p>
          </table:table-cell>
          <table:table-cell office:value-type="float" office:value="1.06296">
            <text:p>1.06296</text:p>
          </table:table-cell>
          <table:table-cell office:value-type="float" office:value="616.429">
            <text:p>616.429</text:p>
          </table:table-cell>
          <table:table-cell office:value-type="float" office:value="1.02605">
            <text:p>1.02605</text:p>
          </table:table-cell>
          <table:table-cell office:value-type="float" office:value="27">
            <text:p>27</text:p>
          </table:table-cell>
          <table:table-cell office:value-type="float" office:value="1.02601">
            <text:p>1.02601</text:p>
          </table:table-cell>
          <table:table-cell office:value-type="float" office:value="616.429">
            <text:p>616.429</text:p>
          </table:table-cell>
          <table:table-cell table:number-columns-repeated="6"/>
        </table:table-row>
        <table:table-row table:style-name="ro1">
          <table:table-cell office:value-type="float" office:value="1.05934">
            <text:p>1.05934</text:p>
          </table:table-cell>
          <table:table-cell office:value-type="float" office:value="21">
            <text:p>21</text:p>
          </table:table-cell>
          <table:table-cell office:value-type="float" office:value="1.06125">
            <text:p>1.06125</text:p>
          </table:table-cell>
          <table:table-cell office:value-type="float" office:value="616.429">
            <text:p>616.429</text:p>
          </table:table-cell>
          <table:table-cell office:value-type="float" office:value="1.0327">
            <text:p>1.0327</text:p>
          </table:table-cell>
          <table:table-cell office:value-type="float" office:value="26">
            <text:p>26</text:p>
          </table:table-cell>
          <table:table-cell office:value-type="float" office:value="1.03324">
            <text:p>1.03324</text:p>
          </table:table-cell>
          <table:table-cell office:value-type="float" office:value="616.429">
            <text:p>616.429</text:p>
          </table:table-cell>
          <table:table-cell table:number-columns-repeated="6"/>
        </table:table-row>
        <table:table-row table:style-name="ro1">
          <table:table-cell office:value-type="float" office:value="1.05886">
            <text:p>1.05886</text:p>
          </table:table-cell>
          <table:table-cell office:value-type="float" office:value="20">
            <text:p>20</text:p>
          </table:table-cell>
          <table:table-cell office:value-type="float" office:value="1.0594">
            <text:p>1.0594</text:p>
          </table:table-cell>
          <table:table-cell office:value-type="float" office:value="616.429">
            <text:p>616.429</text:p>
          </table:table-cell>
          <table:table-cell office:value-type="float" office:value="1.0305">
            <text:p>1.0305</text:p>
          </table:table-cell>
          <table:table-cell office:value-type="float" office:value="25">
            <text:p>25</text:p>
          </table:table-cell>
          <table:table-cell office:value-type="float" office:value="1.03096">
            <text:p>1.03096</text:p>
          </table:table-cell>
          <table:table-cell office:value-type="float" office:value="616.429">
            <text:p>616.429</text:p>
          </table:table-cell>
          <table:table-cell table:number-columns-repeated="6"/>
        </table:table-row>
        <table:table-row table:style-name="ro1">
          <table:table-cell office:value-type="float" office:value="1.06398">
            <text:p>1.06398</text:p>
          </table:table-cell>
          <table:table-cell office:value-type="float" office:value="21">
            <text:p>21</text:p>
          </table:table-cell>
          <table:table-cell office:value-type="float" office:value="1.06514">
            <text:p>1.06514</text:p>
          </table:table-cell>
          <table:table-cell office:value-type="float" office:value="616.429">
            <text:p>616.429</text:p>
          </table:table-cell>
          <table:table-cell office:value-type="float" office:value="1.04084">
            <text:p>1.04084</text:p>
          </table:table-cell>
          <table:table-cell office:value-type="float" office:value="23">
            <text:p>23</text:p>
          </table:table-cell>
          <table:table-cell office:value-type="float" office:value="1.04201">
            <text:p>1.04201</text:p>
          </table:table-cell>
          <table:table-cell office:value-type="float" office:value="616.429">
            <text:p>616.429</text:p>
          </table:table-cell>
          <table:table-cell table:number-columns-repeated="6"/>
        </table:table-row>
        <table:table-row table:style-name="ro1">
          <table:table-cell office:value-type="float" office:value="1.06055">
            <text:p>1.06055</text:p>
          </table:table-cell>
          <table:table-cell office:value-type="float" office:value="20">
            <text:p>20</text:p>
          </table:table-cell>
          <table:table-cell office:value-type="float" office:value="1.0615">
            <text:p>1.0615</text:p>
          </table:table-cell>
          <table:table-cell office:value-type="float" office:value="616.429">
            <text:p>616.429</text:p>
          </table:table-cell>
          <table:table-cell office:value-type="float" office:value="1.04089">
            <text:p>1.04089</text:p>
          </table:table-cell>
          <table:table-cell office:value-type="float" office:value="25">
            <text:p>25</text:p>
          </table:table-cell>
          <table:table-cell office:value-type="float" office:value="1.04117">
            <text:p>1.04117</text:p>
          </table:table-cell>
          <table:table-cell office:value-type="float" office:value="616.429">
            <text:p>616.429</text:p>
          </table:table-cell>
          <table:table-cell table:number-columns-repeated="6"/>
        </table:table-row>
        <table:table-row table:style-name="ro1">
          <table:table-cell office:value-type="float" office:value="1.07012">
            <text:p>1.07012</text:p>
          </table:table-cell>
          <table:table-cell office:value-type="float" office:value="20">
            <text:p>20</text:p>
          </table:table-cell>
          <table:table-cell office:value-type="float" office:value="1.07053">
            <text:p>1.07053</text:p>
          </table:table-cell>
          <table:table-cell office:value-type="float" office:value="616.429">
            <text:p>616.429</text:p>
          </table:table-cell>
          <table:table-cell office:value-type="float" office:value="1.03523">
            <text:p>1.03523</text:p>
          </table:table-cell>
          <table:table-cell office:value-type="float" office:value="23">
            <text:p>23</text:p>
          </table:table-cell>
          <table:table-cell office:value-type="float" office:value="1.03412">
            <text:p>1.03412</text:p>
          </table:table-cell>
          <table:table-cell office:value-type="float" office:value="616.429">
            <text:p>616.429</text:p>
          </table:table-cell>
          <table:table-cell table:number-columns-repeated="6"/>
        </table:table-row>
        <table:table-row table:style-name="ro1">
          <table:table-cell office:value-type="float" office:value="1.05906">
            <text:p>1.05906</text:p>
          </table:table-cell>
          <table:table-cell office:value-type="float" office:value="20">
            <text:p>20</text:p>
          </table:table-cell>
          <table:table-cell office:value-type="float" office:value="1.05958">
            <text:p>1.05958</text:p>
          </table:table-cell>
          <table:table-cell office:value-type="float" office:value="616.429">
            <text:p>616.429</text:p>
          </table:table-cell>
          <table:table-cell office:value-type="float" office:value="1.03406">
            <text:p>1.03406</text:p>
          </table:table-cell>
          <table:table-cell office:value-type="float" office:value="23">
            <text:p>23</text:p>
          </table:table-cell>
          <table:table-cell office:value-type="float" office:value="1.03306">
            <text:p>1.03306</text:p>
          </table:table-cell>
          <table:table-cell office:value-type="float" office:value="616.429">
            <text:p>616.429</text:p>
          </table:table-cell>
          <table:table-cell table:number-columns-repeated="6"/>
        </table:table-row>
        <table:table-row table:style-name="ro1">
          <table:table-cell office:value-type="float" office:value="1.05934">
            <text:p>1.05934</text:p>
          </table:table-cell>
          <table:table-cell office:value-type="float" office:value="21">
            <text:p>21</text:p>
          </table:table-cell>
          <table:table-cell office:value-type="float" office:value="1.06125">
            <text:p>1.06125</text:p>
          </table:table-cell>
          <table:table-cell office:value-type="float" office:value="616.429">
            <text:p>616.429</text:p>
          </table:table-cell>
          <table:table-cell office:value-type="float" office:value="1.03469">
            <text:p>1.03469</text:p>
          </table:table-cell>
          <table:table-cell office:value-type="float" office:value="23">
            <text:p>23</text:p>
          </table:table-cell>
          <table:table-cell office:value-type="float" office:value="1.03369">
            <text:p>1.03369</text:p>
          </table:table-cell>
          <table:table-cell office:value-type="float" office:value="616.429">
            <text:p>616.429</text:p>
          </table:table-cell>
          <table:table-cell table:number-columns-repeated="6"/>
        </table:table-row>
        <table:table-row table:style-name="ro1">
          <table:table-cell office:value-type="float" office:value="1.06684">
            <text:p>1.06684</text:p>
          </table:table-cell>
          <table:table-cell office:value-type="float" office:value="21">
            <text:p>21</text:p>
          </table:table-cell>
          <table:table-cell office:value-type="float" office:value="1.0671">
            <text:p>1.0671</text:p>
          </table:table-cell>
          <table:table-cell office:value-type="float" office:value="616.429">
            <text:p>616.429</text:p>
          </table:table-cell>
          <table:table-cell office:value-type="float" office:value="1.03355">
            <text:p>1.03355</text:p>
          </table:table-cell>
          <table:table-cell office:value-type="float" office:value="25">
            <text:p>25</text:p>
          </table:table-cell>
          <table:table-cell office:value-type="float" office:value="1.03387">
            <text:p>1.03387</text:p>
          </table:table-cell>
          <table:table-cell office:value-type="float" office:value="616.429">
            <text:p>616.429</text:p>
          </table:table-cell>
          <table:table-cell table:number-columns-repeated="6"/>
        </table:table-row>
        <table:table-row table:style-name="ro1">
          <table:table-cell office:value-type="float" office:value="1.0635">
            <text:p>1.0635</text:p>
          </table:table-cell>
          <table:table-cell office:value-type="float" office:value="20">
            <text:p>20</text:p>
          </table:table-cell>
          <table:table-cell office:value-type="float" office:value="1.06329">
            <text:p>1.06329</text:p>
          </table:table-cell>
          <table:table-cell office:value-type="float" office:value="616.429">
            <text:p>616.429</text:p>
          </table:table-cell>
          <table:table-cell office:value-type="float" office:value="1.03325">
            <text:p>1.03325</text:p>
          </table:table-cell>
          <table:table-cell office:value-type="float" office:value="26">
            <text:p>26</text:p>
          </table:table-cell>
          <table:table-cell office:value-type="float" office:value="1.03305">
            <text:p>1.03305</text:p>
          </table:table-cell>
          <table:table-cell office:value-type="float" office:value="616.429">
            <text:p>616.429</text:p>
          </table:table-cell>
          <table:table-cell table:number-columns-repeated="6"/>
        </table:table-row>
        <table:table-row table:style-name="ro1">
          <table:table-cell office:value-type="float" office:value="1.05886">
            <text:p>1.05886</text:p>
          </table:table-cell>
          <table:table-cell office:value-type="float" office:value="20">
            <text:p>20</text:p>
          </table:table-cell>
          <table:table-cell office:value-type="float" office:value="1.0594">
            <text:p>1.0594</text:p>
          </table:table-cell>
          <table:table-cell office:value-type="float" office:value="616.429">
            <text:p>616.429</text:p>
          </table:table-cell>
          <table:table-cell office:value-type="float" office:value="1.02605">
            <text:p>1.02605</text:p>
          </table:table-cell>
          <table:table-cell office:value-type="float" office:value="27">
            <text:p>27</text:p>
          </table:table-cell>
          <table:table-cell office:value-type="float" office:value="1.02601">
            <text:p>1.02601</text:p>
          </table:table-cell>
          <table:table-cell office:value-type="float" office:value="616.429">
            <text:p>616.429</text:p>
          </table:table-cell>
          <table:table-cell table:number-columns-repeated="6"/>
        </table:table-row>
        <table:table-row table:style-name="ro1">
          <table:table-cell office:value-type="float" office:value="1.06703">
            <text:p>1.06703</text:p>
          </table:table-cell>
          <table:table-cell office:value-type="float" office:value="21">
            <text:p>21</text:p>
          </table:table-cell>
          <table:table-cell office:value-type="float" office:value="1.06936">
            <text:p>1.06936</text:p>
          </table:table-cell>
          <table:table-cell office:value-type="float" office:value="616.429">
            <text:p>616.429</text:p>
          </table:table-cell>
          <table:table-cell office:value-type="float" office:value="1.04003">
            <text:p>1.04003</text:p>
          </table:table-cell>
          <table:table-cell office:value-type="float" office:value="23">
            <text:p>23</text:p>
          </table:table-cell>
          <table:table-cell office:value-type="float" office:value="1.03932">
            <text:p>1.03932</text:p>
          </table:table-cell>
          <table:table-cell office:value-type="float" office:value="616.429">
            <text:p>616.429</text:p>
          </table:table-cell>
          <table:table-cell table:number-columns-repeated="6"/>
        </table:table-row>
        <table:table-row table:style-name="ro1">
          <table:table-cell office:value-type="float" office:value="1.06513">
            <text:p>1.06513</text:p>
          </table:table-cell>
          <table:table-cell office:value-type="float" office:value="21">
            <text:p>21</text:p>
          </table:table-cell>
          <table:table-cell office:value-type="float" office:value="1.06681">
            <text:p>1.06681</text:p>
          </table:table-cell>
          <table:table-cell office:value-type="float" office:value="616.429">
            <text:p>616.429</text:p>
          </table:table-cell>
          <table:table-cell office:value-type="float" office:value="1.03325">
            <text:p>1.03325</text:p>
          </table:table-cell>
          <table:table-cell office:value-type="float" office:value="26">
            <text:p>26</text:p>
          </table:table-cell>
          <table:table-cell office:value-type="float" office:value="1.03305">
            <text:p>1.03305</text:p>
          </table:table-cell>
          <table:table-cell office:value-type="float" office:value="616.429">
            <text:p>616.429</text:p>
          </table:table-cell>
          <table:table-cell table:number-columns-repeated="6"/>
        </table:table-row>
        <table:table-row table:style-name="ro1">
          <table:table-cell office:value-type="float" office:value="1.05375">
            <text:p>1.05375</text:p>
          </table:table-cell>
          <table:table-cell office:value-type="float" office:value="22">
            <text:p>22</text:p>
          </table:table-cell>
          <table:table-cell office:value-type="float" office:value="1.05181">
            <text:p>1.05181</text:p>
          </table:table-cell>
          <table:table-cell office:value-type="float" office:value="616.429">
            <text:p>616.429</text:p>
          </table:table-cell>
          <table:table-cell office:value-type="float" office:value="1.03463">
            <text:p>1.03463</text:p>
          </table:table-cell>
          <table:table-cell office:value-type="float" office:value="23">
            <text:p>23</text:p>
          </table:table-cell>
          <table:table-cell office:value-type="float" office:value="1.03353">
            <text:p>1.03353</text:p>
          </table:table-cell>
          <table:table-cell office:value-type="float" office:value="616.429">
            <text:p>616.429</text:p>
          </table:table-cell>
          <table:table-cell table:number-columns-repeated="6"/>
        </table:table-row>
        <table:table-row table:style-name="ro1">
          <table:table-cell office:value-type="float" office:value="1.06564">
            <text:p>1.06564</text:p>
          </table:table-cell>
          <table:table-cell office:value-type="float" office:value="20">
            <text:p>20</text:p>
          </table:table-cell>
          <table:table-cell office:value-type="float" office:value="1.06544">
            <text:p>1.06544</text:p>
          </table:table-cell>
          <table:table-cell office:value-type="float" office:value="616.429">
            <text:p>616.429</text:p>
          </table:table-cell>
          <table:table-cell office:value-type="float" office:value="1.05189">
            <text:p>1.05189</text:p>
          </table:table-cell>
          <table:table-cell office:value-type="float" office:value="24">
            <text:p>24</text:p>
          </table:table-cell>
          <table:table-cell office:value-type="float" office:value="1.05386">
            <text:p>1.05386</text:p>
          </table:table-cell>
          <table:table-cell office:value-type="float" office:value="617.143">
            <text:p>617.143</text:p>
          </table:table-cell>
          <table:table-cell table:number-columns-repeated="6"/>
        </table:table-row>
        <table:table-row table:style-name="ro1">
          <table:table-cell office:value-type="string">
            <text:p>Label 8 </text:p>
          </table:table-cell>
          <table:table-cell table:number-columns-repeated="3"/>
          <table:table-cell office:value-type="string">
            <text:p>Label 8 </text:p>
          </table:table-cell>
          <table:table-cell table:number-columns-repeated="9"/>
        </table:table-row>
        <table:table-row table:style-name="ro1">
          <table:table-cell office:value-type="float" office:value="1.04346">
            <text:p>1.04346</text:p>
          </table:table-cell>
          <table:table-cell office:value-type="float" office:value="25">
            <text:p>25</text:p>
          </table:table-cell>
          <table:table-cell office:value-type="float" office:value="1.04359">
            <text:p>1.04359</text:p>
          </table:table-cell>
          <table:table-cell office:value-type="float" office:value="656.125">
            <text:p>656.125</text:p>
          </table:table-cell>
          <table:table-cell office:value-type="float" office:value="1.03656">
            <text:p>1.03656</text:p>
          </table:table-cell>
          <table:table-cell office:value-type="float" office:value="23">
            <text:p>23</text:p>
          </table:table-cell>
          <table:table-cell office:value-type="float" office:value="1.03646">
            <text:p>1.03646</text:p>
          </table:table-cell>
          <table:table-cell office:value-type="float" office:value="656.125">
            <text:p>656.125</text:p>
          </table:table-cell>
          <table:table-cell table:number-columns-repeated="6"/>
        </table:table-row>
        <table:table-row table:style-name="ro1">
          <table:table-cell office:value-type="float" office:value="1.06649">
            <text:p>1.06649</text:p>
          </table:table-cell>
          <table:table-cell office:value-type="float" office:value="21">
            <text:p>21</text:p>
          </table:table-cell>
          <table:table-cell office:value-type="float" office:value="1.06603">
            <text:p>1.06603</text:p>
          </table:table-cell>
          <table:table-cell office:value-type="float" office:value="656.125">
            <text:p>656.125</text:p>
          </table:table-cell>
          <table:table-cell office:value-type="float" office:value="1.03798">
            <text:p>1.03798</text:p>
          </table:table-cell>
          <table:table-cell office:value-type="float" office:value="21">
            <text:p>21</text:p>
          </table:table-cell>
          <table:table-cell office:value-type="float" office:value="1.03703">
            <text:p>1.03703</text:p>
          </table:table-cell>
          <table:table-cell office:value-type="float" office:value="656.125">
            <text:p>656.125</text:p>
          </table:table-cell>
          <table:table-cell table:number-columns-repeated="6"/>
        </table:table-row>
        <table:table-row table:style-name="ro1">
          <table:table-cell office:value-type="float" office:value="1.04333">
            <text:p>1.04333</text:p>
          </table:table-cell>
          <table:table-cell office:value-type="float" office:value="25">
            <text:p>25</text:p>
          </table:table-cell>
          <table:table-cell office:value-type="float" office:value="1.04342">
            <text:p>1.04342</text:p>
          </table:table-cell>
          <table:table-cell office:value-type="float" office:value="656.125">
            <text:p>656.125</text:p>
          </table:table-cell>
          <table:table-cell office:value-type="float" office:value="1.03654">
            <text:p>1.03654</text:p>
          </table:table-cell>
          <table:table-cell office:value-type="float" office:value="23">
            <text:p>23</text:p>
          </table:table-cell>
          <table:table-cell office:value-type="float" office:value="1.03675">
            <text:p>1.03675</text:p>
          </table:table-cell>
          <table:table-cell office:value-type="float" office:value="656.125">
            <text:p>656.125</text:p>
          </table:table-cell>
          <table:table-cell table:number-columns-repeated="6"/>
        </table:table-row>
        <table:table-row table:style-name="ro1">
          <table:table-cell office:value-type="float" office:value="1.05368">
            <text:p>1.05368</text:p>
          </table:table-cell>
          <table:table-cell office:value-type="float" office:value="23">
            <text:p>23</text:p>
          </table:table-cell>
          <table:table-cell office:value-type="float" office:value="1.05521">
            <text:p>1.05521</text:p>
          </table:table-cell>
          <table:table-cell office:value-type="float" office:value="656.125">
            <text:p>656.125</text:p>
          </table:table-cell>
          <table:table-cell office:value-type="float" office:value="1.03658">
            <text:p>1.03658</text:p>
          </table:table-cell>
          <table:table-cell office:value-type="float" office:value="23">
            <text:p>23</text:p>
          </table:table-cell>
          <table:table-cell office:value-type="float" office:value="1.03649">
            <text:p>1.03649</text:p>
          </table:table-cell>
          <table:table-cell office:value-type="float" office:value="656.125">
            <text:p>656.125</text:p>
          </table:table-cell>
          <table:table-cell table:number-columns-repeated="6"/>
        </table:table-row>
        <table:table-row table:style-name="ro1">
          <table:table-cell office:value-type="float" office:value="1.07635">
            <text:p>1.07635</text:p>
          </table:table-cell>
          <table:table-cell office:value-type="float" office:value="21">
            <text:p>21</text:p>
          </table:table-cell>
          <table:table-cell office:value-type="float" office:value="1.07632">
            <text:p>1.07632</text:p>
          </table:table-cell>
          <table:table-cell office:value-type="float" office:value="656.125">
            <text:p>656.125</text:p>
          </table:table-cell>
          <table:table-cell office:value-type="float" office:value="1.04133">
            <text:p>1.04133</text:p>
          </table:table-cell>
          <table:table-cell office:value-type="float" office:value="23">
            <text:p>23</text:p>
          </table:table-cell>
          <table:table-cell office:value-type="float" office:value="1.04133">
            <text:p>1.04133</text:p>
          </table:table-cell>
          <table:table-cell office:value-type="float" office:value="656.125">
            <text:p>656.125</text:p>
          </table:table-cell>
          <table:table-cell table:number-columns-repeated="6"/>
        </table:table-row>
        <table:table-row table:style-name="ro1">
          <table:table-cell office:value-type="float" office:value="1.07165">
            <text:p>1.07165</text:p>
          </table:table-cell>
          <table:table-cell office:value-type="float" office:value="21">
            <text:p>21</text:p>
          </table:table-cell>
          <table:table-cell office:value-type="float" office:value="1.06789">
            <text:p>1.06789</text:p>
          </table:table-cell>
          <table:table-cell office:value-type="float" office:value="656.125">
            <text:p>656.125</text:p>
          </table:table-cell>
          <table:table-cell office:value-type="float" office:value="1.03714">
            <text:p>1.03714</text:p>
          </table:table-cell>
          <table:table-cell office:value-type="float" office:value="24">
            <text:p>24</text:p>
          </table:table-cell>
          <table:table-cell office:value-type="float" office:value="1.03663">
            <text:p>1.03663</text:p>
          </table:table-cell>
          <table:table-cell office:value-type="float" office:value="656.125">
            <text:p>656.125</text:p>
          </table:table-cell>
          <table:table-cell table:number-columns-repeated="6"/>
        </table:table-row>
        <table:table-row table:style-name="ro1">
          <table:table-cell office:value-type="float" office:value="1.05847">
            <text:p>1.05847</text:p>
          </table:table-cell>
          <table:table-cell office:value-type="float" office:value="23">
            <text:p>23</text:p>
          </table:table-cell>
          <table:table-cell office:value-type="float" office:value="1.05983">
            <text:p>1.05983</text:p>
          </table:table-cell>
          <table:table-cell office:value-type="float" office:value="656.125">
            <text:p>656.125</text:p>
          </table:table-cell>
          <table:table-cell office:value-type="float" office:value="1.05728">
            <text:p>1.05728</text:p>
          </table:table-cell>
          <table:table-cell office:value-type="float" office:value="21">
            <text:p>21</text:p>
          </table:table-cell>
          <table:table-cell office:value-type="float" office:value="1.05522">
            <text:p>1.05522</text:p>
          </table:table-cell>
          <table:table-cell office:value-type="float" office:value="656.125">
            <text:p>656.125</text:p>
          </table:table-cell>
          <table:table-cell table:number-columns-repeated="6"/>
        </table:table-row>
        <table:table-row table:style-name="ro1">
          <table:table-cell office:value-type="float" office:value="1.0493">
            <text:p>1.0493</text:p>
          </table:table-cell>
          <table:table-cell office:value-type="float" office:value="23">
            <text:p>23</text:p>
          </table:table-cell>
          <table:table-cell office:value-type="float" office:value="1.05137">
            <text:p>1.05137</text:p>
          </table:table-cell>
          <table:table-cell office:value-type="float" office:value="656.125">
            <text:p>656.125</text:p>
          </table:table-cell>
          <table:table-cell office:value-type="float" office:value="1.03746">
            <text:p>1.03746</text:p>
          </table:table-cell>
          <table:table-cell office:value-type="float" office:value="23">
            <text:p>23</text:p>
          </table:table-cell>
          <table:table-cell office:value-type="float" office:value="1.03805">
            <text:p>1.03805</text:p>
          </table:table-cell>
          <table:table-cell office:value-type="float" office:value="656.125">
            <text:p>656.125</text:p>
          </table:table-cell>
          <table:table-cell table:number-columns-repeated="6"/>
        </table:table-row>
        <table:table-row table:style-name="ro1">
          <table:table-cell office:value-type="float" office:value="1.04146">
            <text:p>1.04146</text:p>
          </table:table-cell>
          <table:table-cell office:value-type="float" office:value="27">
            <text:p>27</text:p>
          </table:table-cell>
          <table:table-cell office:value-type="float" office:value="1.04364">
            <text:p>1.04364</text:p>
          </table:table-cell>
          <table:table-cell office:value-type="float" office:value="656.125">
            <text:p>656.125</text:p>
          </table:table-cell>
          <table:table-cell office:value-type="float" office:value="1.03669">
            <text:p>1.03669</text:p>
          </table:table-cell>
          <table:table-cell office:value-type="float" office:value="23">
            <text:p>23</text:p>
          </table:table-cell>
          <table:table-cell office:value-type="float" office:value="1.0369">
            <text:p>1.0369</text:p>
          </table:table-cell>
          <table:table-cell office:value-type="float" office:value="656.125">
            <text:p>656.125</text:p>
          </table:table-cell>
          <table:table-cell table:number-columns-repeated="6"/>
        </table:table-row>
        <table:table-row table:style-name="ro1">
          <table:table-cell office:value-type="float" office:value="1.05463">
            <text:p>1.05463</text:p>
          </table:table-cell>
          <table:table-cell office:value-type="float" office:value="25">
            <text:p>25</text:p>
          </table:table-cell>
          <table:table-cell office:value-type="float" office:value="1.05534">
            <text:p>1.05534</text:p>
          </table:table-cell>
          <table:table-cell office:value-type="float" office:value="656.125">
            <text:p>656.125</text:p>
          </table:table-cell>
          <table:table-cell office:value-type="float" office:value="1.04006">
            <text:p>1.04006</text:p>
          </table:table-cell>
          <table:table-cell office:value-type="float" office:value="23">
            <text:p>23</text:p>
          </table:table-cell>
          <table:table-cell office:value-type="float" office:value="1.03947">
            <text:p>1.03947</text:p>
          </table:table-cell>
          <table:table-cell office:value-type="float" office:value="656.125">
            <text:p>656.125</text:p>
          </table:table-cell>
          <table:table-cell table:number-columns-repeated="6"/>
        </table:table-row>
        <table:table-row table:style-name="ro1">
          <table:table-cell office:value-type="float" office:value="1.07053">
            <text:p>1.07053</text:p>
          </table:table-cell>
          <table:table-cell office:value-type="float" office:value="21">
            <text:p>21</text:p>
          </table:table-cell>
          <table:table-cell office:value-type="float" office:value="1.07089">
            <text:p>1.07089</text:p>
          </table:table-cell>
          <table:table-cell office:value-type="float" office:value="656.125">
            <text:p>656.125</text:p>
          </table:table-cell>
          <table:table-cell office:value-type="float" office:value="1.03581">
            <text:p>1.03581</text:p>
          </table:table-cell>
          <table:table-cell office:value-type="float" office:value="23">
            <text:p>23</text:p>
          </table:table-cell>
          <table:table-cell office:value-type="float" office:value="1.03568">
            <text:p>1.03568</text:p>
          </table:table-cell>
          <table:table-cell office:value-type="float" office:value="656.125">
            <text:p>656.125</text:p>
          </table:table-cell>
          <table:table-cell table:number-columns-repeated="6"/>
        </table:table-row>
        <table:table-row table:style-name="ro1">
          <table:table-cell office:value-type="float" office:value="1.0575">
            <text:p>1.0575</text:p>
          </table:table-cell>
          <table:table-cell office:value-type="float" office:value="25">
            <text:p>25</text:p>
          </table:table-cell>
          <table:table-cell office:value-type="float" office:value="1.05779">
            <text:p>1.05779</text:p>
          </table:table-cell>
          <table:table-cell office:value-type="float" office:value="656.125">
            <text:p>656.125</text:p>
          </table:table-cell>
          <table:table-cell office:value-type="float" office:value="1.04434">
            <text:p>1.04434</text:p>
          </table:table-cell>
          <table:table-cell office:value-type="float" office:value="21">
            <text:p>21</text:p>
          </table:table-cell>
          <table:table-cell office:value-type="float" office:value="1.04259">
            <text:p>1.04259</text:p>
          </table:table-cell>
          <table:table-cell office:value-type="float" office:value="656.125">
            <text:p>656.125</text:p>
          </table:table-cell>
          <table:table-cell table:number-columns-repeated="6"/>
        </table:table-row>
        <table:table-row table:style-name="ro1">
          <table:table-cell office:value-type="float" office:value="1.07118">
            <text:p>1.07118</text:p>
          </table:table-cell>
          <table:table-cell office:value-type="float" office:value="23">
            <text:p>23</text:p>
          </table:table-cell>
          <table:table-cell office:value-type="float" office:value="1.0702">
            <text:p>1.0702</text:p>
          </table:table-cell>
          <table:table-cell office:value-type="float" office:value="656.125">
            <text:p>656.125</text:p>
          </table:table-cell>
          <table:table-cell office:value-type="float" office:value="1.02872">
            <text:p>1.02872</text:p>
          </table:table-cell>
          <table:table-cell office:value-type="float" office:value="22">
            <text:p>22</text:p>
          </table:table-cell>
          <table:table-cell office:value-type="float" office:value="1.02988">
            <text:p>1.02988</text:p>
          </table:table-cell>
          <table:table-cell office:value-type="float" office:value="656.125">
            <text:p>656.125</text:p>
          </table:table-cell>
          <table:table-cell table:number-columns-repeated="6"/>
        </table:table-row>
        <table:table-row table:style-name="ro1">
          <table:table-cell office:value-type="float" office:value="1.04611">
            <text:p>1.04611</text:p>
          </table:table-cell>
          <table:table-cell office:value-type="float" office:value="23">
            <text:p>23</text:p>
          </table:table-cell>
          <table:table-cell office:value-type="float" office:value="1.04815">
            <text:p>1.04815</text:p>
          </table:table-cell>
          <table:table-cell office:value-type="float" office:value="656.125">
            <text:p>656.125</text:p>
          </table:table-cell>
          <table:table-cell office:value-type="float" office:value="1.03031">
            <text:p>1.03031</text:p>
          </table:table-cell>
          <table:table-cell office:value-type="float" office:value="22">
            <text:p>22</text:p>
          </table:table-cell>
          <table:table-cell office:value-type="float" office:value="1.03076">
            <text:p>1.03076</text:p>
          </table:table-cell>
          <table:table-cell office:value-type="float" office:value="656.125">
            <text:p>656.125</text:p>
          </table:table-cell>
          <table:table-cell table:number-columns-repeated="6"/>
        </table:table-row>
        <table:table-row table:style-name="ro1">
          <table:table-cell office:value-type="float" office:value="1.06163">
            <text:p>1.06163</text:p>
          </table:table-cell>
          <table:table-cell office:value-type="float" office:value="21">
            <text:p>21</text:p>
          </table:table-cell>
          <table:table-cell office:value-type="float" office:value="1.06127">
            <text:p>1.06127</text:p>
          </table:table-cell>
          <table:table-cell office:value-type="float" office:value="656.125">
            <text:p>656.125</text:p>
          </table:table-cell>
          <table:table-cell office:value-type="float" office:value="1.0368">
            <text:p>1.0368</text:p>
          </table:table-cell>
          <table:table-cell office:value-type="float" office:value="23">
            <text:p>23</text:p>
          </table:table-cell>
          <table:table-cell office:value-type="float" office:value="1.03662">
            <text:p>1.03662</text:p>
          </table:table-cell>
          <table:table-cell office:value-type="float" office:value="656.125">
            <text:p>656.125</text:p>
          </table:table-cell>
          <table:table-cell table:number-columns-repeated="6"/>
        </table:table-row>
        <table:table-row table:style-name="ro1">
          <table:table-cell office:value-type="float" office:value="1.07266">
            <text:p>1.07266</text:p>
          </table:table-cell>
          <table:table-cell office:value-type="float" office:value="21">
            <text:p>21</text:p>
          </table:table-cell>
          <table:table-cell office:value-type="float" office:value="1.06944">
            <text:p>1.06944</text:p>
          </table:table-cell>
          <table:table-cell office:value-type="float" office:value="656.125">
            <text:p>656.125</text:p>
          </table:table-cell>
          <table:table-cell office:value-type="float" office:value="1.03763">
            <text:p>1.03763</text:p>
          </table:table-cell>
          <table:table-cell office:value-type="float" office:value="23">
            <text:p>23</text:p>
          </table:table-cell>
          <table:table-cell office:value-type="float" office:value="1.0381">
            <text:p>1.0381</text:p>
          </table:table-cell>
          <table:table-cell office:value-type="float" office:value="656.125">
            <text:p>656.125</text:p>
          </table:table-cell>
          <table:table-cell table:number-columns-repeated="6"/>
        </table:table-row>
        <table:table-row table:style-name="ro1">
          <table:table-cell office:value-type="float" office:value="1.05125">
            <text:p>1.05125</text:p>
          </table:table-cell>
          <table:table-cell office:value-type="float" office:value="23">
            <text:p>23</text:p>
          </table:table-cell>
          <table:table-cell office:value-type="float" office:value="1.05337">
            <text:p>1.05337</text:p>
          </table:table-cell>
          <table:table-cell office:value-type="float" office:value="656.125">
            <text:p>656.125</text:p>
          </table:table-cell>
          <table:table-cell office:value-type="float" office:value="1.03763">
            <text:p>1.03763</text:p>
          </table:table-cell>
          <table:table-cell office:value-type="float" office:value="23">
            <text:p>23</text:p>
          </table:table-cell>
          <table:table-cell office:value-type="float" office:value="1.0381">
            <text:p>1.0381</text:p>
          </table:table-cell>
          <table:table-cell office:value-type="float" office:value="656.125">
            <text:p>656.125</text:p>
          </table:table-cell>
          <table:table-cell table:number-columns-repeated="6"/>
        </table:table-row>
        <table:table-row table:style-name="ro1">
          <table:table-cell office:value-type="float" office:value="1.04847">
            <text:p>1.04847</text:p>
          </table:table-cell>
          <table:table-cell office:value-type="float" office:value="23">
            <text:p>23</text:p>
          </table:table-cell>
          <table:table-cell office:value-type="float" office:value="1.05052">
            <text:p>1.05052</text:p>
          </table:table-cell>
          <table:table-cell office:value-type="float" office:value="656.125">
            <text:p>656.125</text:p>
          </table:table-cell>
          <table:table-cell office:value-type="float" office:value="1.03001">
            <text:p>1.03001</text:p>
          </table:table-cell>
          <table:table-cell office:value-type="float" office:value="22">
            <text:p>22</text:p>
          </table:table-cell>
          <table:table-cell office:value-type="float" office:value="1.03039">
            <text:p>1.03039</text:p>
          </table:table-cell>
          <table:table-cell office:value-type="float" office:value="656.125">
            <text:p>656.125</text:p>
          </table:table-cell>
          <table:table-cell table:number-columns-repeated="6"/>
        </table:table-row>
        <table:table-row table:style-name="ro1">
          <table:table-cell office:value-type="float" office:value="1.0575">
            <text:p>1.0575</text:p>
          </table:table-cell>
          <table:table-cell office:value-type="float" office:value="25">
            <text:p>25</text:p>
          </table:table-cell>
          <table:table-cell office:value-type="float" office:value="1.05779">
            <text:p>1.05779</text:p>
          </table:table-cell>
          <table:table-cell office:value-type="float" office:value="656.125">
            <text:p>656.125</text:p>
          </table:table-cell>
          <table:table-cell office:value-type="float" office:value="1.03038">
            <text:p>1.03038</text:p>
          </table:table-cell>
          <table:table-cell office:value-type="float" office:value="21">
            <text:p>21</text:p>
          </table:table-cell>
          <table:table-cell office:value-type="float" office:value="1.03027">
            <text:p>1.03027</text:p>
          </table:table-cell>
          <table:table-cell office:value-type="float" office:value="656.125">
            <text:p>656.125</text:p>
          </table:table-cell>
          <table:table-cell table:number-columns-repeated="6"/>
        </table:table-row>
        <table:table-row table:style-name="ro1">
          <table:table-cell office:value-type="float" office:value="1.04333">
            <text:p>1.04333</text:p>
          </table:table-cell>
          <table:table-cell office:value-type="float" office:value="25">
            <text:p>25</text:p>
          </table:table-cell>
          <table:table-cell office:value-type="float" office:value="1.04342">
            <text:p>1.04342</text:p>
          </table:table-cell>
          <table:table-cell office:value-type="float" office:value="656.125">
            <text:p>656.125</text:p>
          </table:table-cell>
          <table:table-cell office:value-type="float" office:value="1.0342">
            <text:p>1.0342</text:p>
          </table:table-cell>
          <table:table-cell office:value-type="float" office:value="22">
            <text:p>22</text:p>
          </table:table-cell>
          <table:table-cell office:value-type="float" office:value="1.03414">
            <text:p>1.03414</text:p>
          </table:table-cell>
          <table:table-cell office:value-type="float" office:value="656.125">
            <text:p>656.125</text:p>
          </table:table-cell>
          <table:table-cell table:number-columns-repeated="6"/>
        </table:table-row>
        <table:table-row table:style-name="ro1">
          <table:table-cell office:value-type="string">
            <text:p>Label 9 </text:p>
          </table:table-cell>
          <table:table-cell table:number-columns-repeated="3"/>
          <table:table-cell office:value-type="string">
            <text:p>Label 9 </text:p>
          </table:table-cell>
          <table:table-cell table:number-columns-repeated="9"/>
        </table:table-row>
        <table:table-row table:style-name="ro1">
          <table:table-cell office:value-type="float" office:value="1.03738">
            <text:p>1.03738</text:p>
          </table:table-cell>
          <table:table-cell office:value-type="float" office:value="21">
            <text:p>21</text:p>
          </table:table-cell>
          <table:table-cell office:value-type="float" office:value="1.03437">
            <text:p>1.03437</text:p>
          </table:table-cell>
          <table:table-cell office:value-type="float" office:value="689.889">
            <text:p>689.889</text:p>
          </table:table-cell>
          <table:table-cell office:value-type="float" office:value="1.05167">
            <text:p>1.05167</text:p>
          </table:table-cell>
          <table:table-cell office:value-type="float" office:value="20">
            <text:p>20</text:p>
          </table:table-cell>
          <table:table-cell office:value-type="float" office:value="1.05114">
            <text:p>1.05114</text:p>
          </table:table-cell>
          <table:table-cell office:value-type="float" office:value="689.889">
            <text:p>689.889</text:p>
          </table:table-cell>
          <table:table-cell table:number-columns-repeated="6"/>
        </table:table-row>
        <table:table-row table:style-name="ro1">
          <table:table-cell office:value-type="float" office:value="1.05064">
            <text:p>1.05064</text:p>
          </table:table-cell>
          <table:table-cell office:value-type="float" office:value="17">
            <text:p>17</text:p>
          </table:table-cell>
          <table:table-cell office:value-type="float" office:value="1.05011">
            <text:p>1.05011</text:p>
          </table:table-cell>
          <table:table-cell office:value-type="float" office:value="689.889">
            <text:p>689.889</text:p>
          </table:table-cell>
          <table:table-cell office:value-type="float" office:value="1.05904">
            <text:p>1.05904</text:p>
          </table:table-cell>
          <table:table-cell office:value-type="float" office:value="21">
            <text:p>21</text:p>
          </table:table-cell>
          <table:table-cell office:value-type="float" office:value="1.05877">
            <text:p>1.05877</text:p>
          </table:table-cell>
          <table:table-cell office:value-type="float" office:value="689.889">
            <text:p>689.889</text:p>
          </table:table-cell>
          <table:table-cell table:number-columns-repeated="6"/>
        </table:table-row>
        <table:table-row table:style-name="ro1">
          <table:table-cell office:value-type="float" office:value="1.04881">
            <text:p>1.04881</text:p>
          </table:table-cell>
          <table:table-cell office:value-type="float" office:value="17">
            <text:p>17</text:p>
          </table:table-cell>
          <table:table-cell office:value-type="float" office:value="1.04775">
            <text:p>1.04775</text:p>
          </table:table-cell>
          <table:table-cell office:value-type="float" office:value="689.889">
            <text:p>689.889</text:p>
          </table:table-cell>
          <table:table-cell office:value-type="float" office:value="1.03048">
            <text:p>1.03048</text:p>
          </table:table-cell>
          <table:table-cell office:value-type="float" office:value="20">
            <text:p>20</text:p>
          </table:table-cell>
          <table:table-cell office:value-type="float" office:value="1.03133">
            <text:p>1.03133</text:p>
          </table:table-cell>
          <table:table-cell office:value-type="float" office:value="689.889">
            <text:p>689.889</text:p>
          </table:table-cell>
          <table:table-cell table:number-columns-repeated="6"/>
        </table:table-row>
        <table:table-row table:style-name="ro1">
          <table:table-cell office:value-type="float" office:value="1.06957">
            <text:p>1.06957</text:p>
          </table:table-cell>
          <table:table-cell office:value-type="float" office:value="21">
            <text:p>21</text:p>
          </table:table-cell>
          <table:table-cell office:value-type="float" office:value="1.06623">
            <text:p>1.06623</text:p>
          </table:table-cell>
          <table:table-cell office:value-type="float" office:value="689.889">
            <text:p>689.889</text:p>
          </table:table-cell>
          <table:table-cell office:value-type="float" office:value="1.0383">
            <text:p>1.0383</text:p>
          </table:table-cell>
          <table:table-cell office:value-type="float" office:value="20">
            <text:p>20</text:p>
          </table:table-cell>
          <table:table-cell office:value-type="float" office:value="1.03895">
            <text:p>1.03895</text:p>
          </table:table-cell>
          <table:table-cell office:value-type="float" office:value="689.889">
            <text:p>689.889</text:p>
          </table:table-cell>
          <table:table-cell table:number-columns-repeated="6"/>
        </table:table-row>
        <table:table-row table:style-name="ro1">
          <table:table-cell office:value-type="float" office:value="1.06084">
            <text:p>1.06084</text:p>
          </table:table-cell>
          <table:table-cell office:value-type="float" office:value="21">
            <text:p>21</text:p>
          </table:table-cell>
          <table:table-cell office:value-type="float" office:value="1.05818">
            <text:p>1.05818</text:p>
          </table:table-cell>
          <table:table-cell office:value-type="float" office:value="689.889">
            <text:p>689.889</text:p>
          </table:table-cell>
          <table:table-cell office:value-type="float" office:value="1.03471">
            <text:p>1.03471</text:p>
          </table:table-cell>
          <table:table-cell office:value-type="float" office:value="23">
            <text:p>23</text:p>
          </table:table-cell>
          <table:table-cell office:value-type="float" office:value="1.03551">
            <text:p>1.03551</text:p>
          </table:table-cell>
          <table:table-cell office:value-type="float" office:value="689.889">
            <text:p>689.889</text:p>
          </table:table-cell>
          <table:table-cell table:number-columns-repeated="6"/>
        </table:table-row>
        <table:table-row table:style-name="ro1">
          <table:table-cell office:value-type="float" office:value="1.05176">
            <text:p>1.05176</text:p>
          </table:table-cell>
          <table:table-cell office:value-type="float" office:value="17">
            <text:p>17</text:p>
          </table:table-cell>
          <table:table-cell office:value-type="float" office:value="1.05">
            <text:p>1.05</text:p>
          </table:table-cell>
          <table:table-cell office:value-type="float" office:value="689.889">
            <text:p>689.889</text:p>
          </table:table-cell>
          <table:table-cell office:value-type="float" office:value="1.06324">
            <text:p>1.06324</text:p>
          </table:table-cell>
          <table:table-cell office:value-type="float" office:value="20">
            <text:p>20</text:p>
          </table:table-cell>
          <table:table-cell office:value-type="float" office:value="1.0664">
            <text:p>1.0664</text:p>
          </table:table-cell>
          <table:table-cell office:value-type="float" office:value="689.889">
            <text:p>689.889</text:p>
          </table:table-cell>
          <table:table-cell table:number-columns-repeated="6"/>
        </table:table-row>
        <table:table-row table:style-name="ro1">
          <table:table-cell office:value-type="float" office:value="1.06703">
            <text:p>1.06703</text:p>
          </table:table-cell>
          <table:table-cell office:value-type="float" office:value="21">
            <text:p>21</text:p>
          </table:table-cell>
          <table:table-cell office:value-type="float" office:value="1.06389">
            <text:p>1.06389</text:p>
          </table:table-cell>
          <table:table-cell office:value-type="float" office:value="689.889">
            <text:p>689.889</text:p>
          </table:table-cell>
          <table:table-cell office:value-type="float" office:value="1.0498">
            <text:p>1.0498</text:p>
          </table:table-cell>
          <table:table-cell office:value-type="float" office:value="21">
            <text:p>21</text:p>
          </table:table-cell>
          <table:table-cell office:value-type="float" office:value="1.04734">
            <text:p>1.04734</text:p>
          </table:table-cell>
          <table:table-cell office:value-type="float" office:value="689.889">
            <text:p>689.889</text:p>
          </table:table-cell>
          <table:table-cell table:number-columns-repeated="6"/>
        </table:table-row>
        <table:table-row table:style-name="ro1">
          <table:table-cell office:value-type="float" office:value="1.03738">
            <text:p>1.03738</text:p>
          </table:table-cell>
          <table:table-cell office:value-type="float" office:value="21">
            <text:p>21</text:p>
          </table:table-cell>
          <table:table-cell office:value-type="float" office:value="1.03437">
            <text:p>1.03437</text:p>
          </table:table-cell>
          <table:table-cell office:value-type="float" office:value="689.889">
            <text:p>689.889</text:p>
          </table:table-cell>
          <table:table-cell office:value-type="float" office:value="1.02913">
            <text:p>1.02913</text:p>
          </table:table-cell>
          <table:table-cell office:value-type="float" office:value="20">
            <text:p>20</text:p>
          </table:table-cell>
          <table:table-cell office:value-type="float" office:value="1.03089">
            <text:p>1.03089</text:p>
          </table:table-cell>
          <table:table-cell office:value-type="float" office:value="689.889">
            <text:p>689.889</text:p>
          </table:table-cell>
          <table:table-cell table:number-columns-repeated="6"/>
        </table:table-row>
        <table:table-row table:style-name="ro1">
          <table:table-cell office:value-type="float" office:value="1.04562">
            <text:p>1.04562</text:p>
          </table:table-cell>
          <table:table-cell office:value-type="float" office:value="17">
            <text:p>17</text:p>
          </table:table-cell>
          <table:table-cell office:value-type="float" office:value="1.0472">
            <text:p>1.0472</text:p>
          </table:table-cell>
          <table:table-cell office:value-type="float" office:value="689.889">
            <text:p>689.889</text:p>
          </table:table-cell>
          <table:table-cell office:value-type="float" office:value="1.03489">
            <text:p>1.03489</text:p>
          </table:table-cell>
          <table:table-cell office:value-type="float" office:value="22">
            <text:p>22</text:p>
          </table:table-cell>
          <table:table-cell office:value-type="float" office:value="1.03561">
            <text:p>1.03561</text:p>
          </table:table-cell>
          <table:table-cell office:value-type="float" office:value="689.889">
            <text:p>689.889</text:p>
          </table:table-cell>
          <table:table-cell table:number-columns-repeated="6"/>
        </table:table-row>
        <table:table-row table:style-name="ro1">
          <table:table-cell office:value-type="float" office:value="1.06912">
            <text:p>1.06912</text:p>
          </table:table-cell>
          <table:table-cell office:value-type="float" office:value="21">
            <text:p>21</text:p>
          </table:table-cell>
          <table:table-cell office:value-type="float" office:value="1.06599">
            <text:p>1.06599</text:p>
          </table:table-cell>
          <table:table-cell office:value-type="float" office:value="689.889">
            <text:p>689.889</text:p>
          </table:table-cell>
          <table:table-cell office:value-type="float" office:value="1.03439">
            <text:p>1.03439</text:p>
          </table:table-cell>
          <table:table-cell office:value-type="float" office:value="20">
            <text:p>20</text:p>
          </table:table-cell>
          <table:table-cell office:value-type="float" office:value="1.03392">
            <text:p>1.03392</text:p>
          </table:table-cell>
          <table:table-cell office:value-type="float" office:value="689.889">
            <text:p>689.889</text:p>
          </table:table-cell>
          <table:table-cell table:number-columns-repeated="6"/>
        </table:table-row>
        <table:table-row table:style-name="ro1">
          <table:table-cell office:value-type="float" office:value="1.03738">
            <text:p>1.03738</text:p>
          </table:table-cell>
          <table:table-cell office:value-type="float" office:value="21">
            <text:p>21</text:p>
          </table:table-cell>
          <table:table-cell office:value-type="float" office:value="1.03437">
            <text:p>1.03437</text:p>
          </table:table-cell>
          <table:table-cell office:value-type="float" office:value="689.889">
            <text:p>689.889</text:p>
          </table:table-cell>
          <table:table-cell office:value-type="float" office:value="1.05174">
            <text:p>1.05174</text:p>
          </table:table-cell>
          <table:table-cell office:value-type="float" office:value="19">
            <text:p>19</text:p>
          </table:table-cell>
          <table:table-cell office:value-type="float" office:value="1.04918">
            <text:p>1.04918</text:p>
          </table:table-cell>
          <table:table-cell office:value-type="float" office:value="689.889">
            <text:p>689.889</text:p>
          </table:table-cell>
          <table:table-cell table:number-columns-repeated="6"/>
        </table:table-row>
        <table:table-row table:style-name="ro1">
          <table:table-cell office:value-type="float" office:value="1.06206">
            <text:p>1.06206</text:p>
          </table:table-cell>
          <table:table-cell office:value-type="float" office:value="20">
            <text:p>20</text:p>
          </table:table-cell>
          <table:table-cell office:value-type="float" office:value="1.05952">
            <text:p>1.05952</text:p>
          </table:table-cell>
          <table:table-cell office:value-type="float" office:value="689.889">
            <text:p>689.889</text:p>
          </table:table-cell>
          <table:table-cell office:value-type="float" office:value="1.02981">
            <text:p>1.02981</text:p>
          </table:table-cell>
          <table:table-cell office:value-type="float" office:value="20">
            <text:p>20</text:p>
          </table:table-cell>
          <table:table-cell office:value-type="float" office:value="1.03251">
            <text:p>1.03251</text:p>
          </table:table-cell>
          <table:table-cell office:value-type="float" office:value="689.889">
            <text:p>689.889</text:p>
          </table:table-cell>
          <table:table-cell table:number-columns-repeated="6"/>
        </table:table-row>
        <table:table-row table:style-name="ro1">
          <table:table-cell office:value-type="float" office:value="1.06084">
            <text:p>1.06084</text:p>
          </table:table-cell>
          <table:table-cell office:value-type="float" office:value="21">
            <text:p>21</text:p>
          </table:table-cell>
          <table:table-cell office:value-type="float" office:value="1.05818">
            <text:p>1.05818</text:p>
          </table:table-cell>
          <table:table-cell office:value-type="float" office:value="689.889">
            <text:p>689.889</text:p>
          </table:table-cell>
          <table:table-cell office:value-type="float" office:value="1.03471">
            <text:p>1.03471</text:p>
          </table:table-cell>
          <table:table-cell office:value-type="float" office:value="23">
            <text:p>23</text:p>
          </table:table-cell>
          <table:table-cell office:value-type="float" office:value="1.03551">
            <text:p>1.03551</text:p>
          </table:table-cell>
          <table:table-cell office:value-type="float" office:value="689.889">
            <text:p>689.889</text:p>
          </table:table-cell>
          <table:table-cell table:number-columns-repeated="6"/>
        </table:table-row>
        <table:table-row table:style-name="ro1">
          <table:table-cell office:value-type="float" office:value="1.06644">
            <text:p>1.06644</text:p>
          </table:table-cell>
          <table:table-cell office:value-type="float" office:value="20">
            <text:p>20</text:p>
          </table:table-cell>
          <table:table-cell office:value-type="float" office:value="1.06585">
            <text:p>1.06585</text:p>
          </table:table-cell>
          <table:table-cell office:value-type="float" office:value="689.889">
            <text:p>689.889</text:p>
          </table:table-cell>
          <table:table-cell office:value-type="float" office:value="1.03885">
            <text:p>1.03885</text:p>
          </table:table-cell>
          <table:table-cell office:value-type="float" office:value="22">
            <text:p>22</text:p>
          </table:table-cell>
          <table:table-cell office:value-type="float" office:value="1.04071">
            <text:p>1.04071</text:p>
          </table:table-cell>
          <table:table-cell office:value-type="float" office:value="689.889">
            <text:p>689.889</text:p>
          </table:table-cell>
          <table:table-cell table:number-columns-repeated="6"/>
        </table:table-row>
        <table:table-row table:style-name="ro1">
          <table:table-cell office:value-type="float" office:value="1.03964">
            <text:p>1.03964</text:p>
          </table:table-cell>
          <table:table-cell office:value-type="float" office:value="20">
            <text:p>20</text:p>
          </table:table-cell>
          <table:table-cell office:value-type="float" office:value="1.03947">
            <text:p>1.03947</text:p>
          </table:table-cell>
          <table:table-cell office:value-type="float" office:value="689.889">
            <text:p>689.889</text:p>
          </table:table-cell>
          <table:table-cell office:value-type="float" office:value="1.03044">
            <text:p>1.03044</text:p>
          </table:table-cell>
          <table:table-cell office:value-type="float" office:value="20">
            <text:p>20</text:p>
          </table:table-cell>
          <table:table-cell office:value-type="float" office:value="1.0327">
            <text:p>1.0327</text:p>
          </table:table-cell>
          <table:table-cell office:value-type="float" office:value="689.889">
            <text:p>689.889</text:p>
          </table:table-cell>
          <table:table-cell table:number-columns-repeated="6"/>
        </table:table-row>
        <table:table-row table:style-name="ro1">
          <table:table-cell office:value-type="float" office:value="1.05052">
            <text:p>1.05052</text:p>
          </table:table-cell>
          <table:table-cell office:value-type="float" office:value="18">
            <text:p>18</text:p>
          </table:table-cell>
          <table:table-cell office:value-type="float" office:value="1.05355">
            <text:p>1.05355</text:p>
          </table:table-cell>
          <table:table-cell office:value-type="float" office:value="697.667">
            <text:p>697.667</text:p>
          </table:table-cell>
          <table:table-cell office:value-type="float" office:value="1.04333">
            <text:p>1.04333</text:p>
          </table:table-cell>
          <table:table-cell office:value-type="float" office:value="22">
            <text:p>22</text:p>
          </table:table-cell>
          <table:table-cell office:value-type="float" office:value="1.04479">
            <text:p>1.04479</text:p>
          </table:table-cell>
          <table:table-cell office:value-type="float" office:value="689.889">
            <text:p>689.889</text:p>
          </table:table-cell>
          <table:table-cell table:number-columns-repeated="6"/>
        </table:table-row>
        <table:table-row table:style-name="ro1">
          <table:table-cell office:value-type="float" office:value="1.05064">
            <text:p>1.05064</text:p>
          </table:table-cell>
          <table:table-cell office:value-type="float" office:value="17">
            <text:p>17</text:p>
          </table:table-cell>
          <table:table-cell office:value-type="float" office:value="1.05011">
            <text:p>1.05011</text:p>
          </table:table-cell>
          <table:table-cell office:value-type="float" office:value="689.889">
            <text:p>689.889</text:p>
          </table:table-cell>
          <table:table-cell office:value-type="float" office:value="1.0383">
            <text:p>1.0383</text:p>
          </table:table-cell>
          <table:table-cell office:value-type="float" office:value="20">
            <text:p>20</text:p>
          </table:table-cell>
          <table:table-cell office:value-type="float" office:value="1.03895">
            <text:p>1.03895</text:p>
          </table:table-cell>
          <table:table-cell office:value-type="float" office:value="689.889">
            <text:p>689.889</text:p>
          </table:table-cell>
          <table:table-cell table:number-columns-repeated="6"/>
        </table:table-row>
        <table:table-row table:style-name="ro1">
          <table:table-cell office:value-type="float" office:value="1.06377">
            <text:p>1.06377</text:p>
          </table:table-cell>
          <table:table-cell office:value-type="float" office:value="19">
            <text:p>19</text:p>
          </table:table-cell>
          <table:table-cell office:value-type="float" office:value="1.06531">
            <text:p>1.06531</text:p>
          </table:table-cell>
          <table:table-cell office:value-type="float" office:value="689.889">
            <text:p>689.889</text:p>
          </table:table-cell>
          <table:table-cell office:value-type="float" office:value="1.03439">
            <text:p>1.03439</text:p>
          </table:table-cell>
          <table:table-cell office:value-type="float" office:value="20">
            <text:p>20</text:p>
          </table:table-cell>
          <table:table-cell office:value-type="float" office:value="1.03392">
            <text:p>1.03392</text:p>
          </table:table-cell>
          <table:table-cell office:value-type="float" office:value="689.889">
            <text:p>689.889</text:p>
          </table:table-cell>
          <table:table-cell table:number-columns-repeated="6"/>
        </table:table-row>
        <table:table-row table:style-name="ro1">
          <table:table-cell office:value-type="float" office:value="1.05064">
            <text:p>1.05064</text:p>
          </table:table-cell>
          <table:table-cell office:value-type="float" office:value="17">
            <text:p>17</text:p>
          </table:table-cell>
          <table:table-cell office:value-type="float" office:value="1.05011">
            <text:p>1.05011</text:p>
          </table:table-cell>
          <table:table-cell office:value-type="float" office:value="689.889">
            <text:p>689.889</text:p>
          </table:table-cell>
          <table:table-cell office:value-type="float" office:value="1.05406">
            <text:p>1.05406</text:p>
          </table:table-cell>
          <table:table-cell office:value-type="float" office:value="21">
            <text:p>21</text:p>
          </table:table-cell>
          <table:table-cell office:value-type="float" office:value="1.05297">
            <text:p>1.05297</text:p>
          </table:table-cell>
          <table:table-cell office:value-type="float" office:value="689.889">
            <text:p>689.889</text:p>
          </table:table-cell>
          <table:table-cell table:number-columns-repeated="6"/>
        </table:table-row>
        <table:table-row table:style-name="ro1">
          <table:table-cell office:value-type="float" office:value="1.06737">
            <text:p>1.06737</text:p>
          </table:table-cell>
          <table:table-cell office:value-type="float" office:value="21">
            <text:p>21</text:p>
          </table:table-cell>
          <table:table-cell office:value-type="float" office:value="1.06422">
            <text:p>1.06422</text:p>
          </table:table-cell>
          <table:table-cell office:value-type="float" office:value="689.889">
            <text:p>689.889</text:p>
          </table:table-cell>
          <table:table-cell office:value-type="float" office:value="1.03439">
            <text:p>1.03439</text:p>
          </table:table-cell>
          <table:table-cell office:value-type="float" office:value="20">
            <text:p>20</text:p>
          </table:table-cell>
          <table:table-cell office:value-type="float" office:value="1.03392">
            <text:p>1.03392</text:p>
          </table:table-cell>
          <table:table-cell office:value-type="float" office:value="689.889">
            <text:p>689.889</text:p>
          </table:table-cell>
          <table:table-cell table:number-columns-repeated="6"/>
        </table:table-row>
        <table:table-row table:style-name="ro1">
          <table:table-cell office:value-type="string">
            <text:p>Label 10 </text:p>
          </table:table-cell>
          <table:table-cell table:number-columns-repeated="3"/>
          <table:table-cell office:value-type="string">
            <text:p>Label 10 </text:p>
          </table:table-cell>
          <table:table-cell table:number-columns-repeated="9"/>
        </table:table-row>
        <table:table-row table:style-name="ro1">
          <table:table-cell office:value-type="float" office:value="1.06302">
            <text:p>1.06302</text:p>
          </table:table-cell>
          <table:table-cell office:value-type="float" office:value="17">
            <text:p>17</text:p>
          </table:table-cell>
          <table:table-cell office:value-type="float" office:value="1.05936">
            <text:p>1.05936</text:p>
          </table:table-cell>
          <table:table-cell office:value-type="float" office:value="744.1">
            <text:p>744.1</text:p>
          </table:table-cell>
          <table:table-cell office:value-type="float" office:value="1.03253">
            <text:p>1.03253</text:p>
          </table:table-cell>
          <table:table-cell office:value-type="float" office:value="18">
            <text:p>18</text:p>
          </table:table-cell>
          <table:table-cell office:value-type="float" office:value="1.03276">
            <text:p>1.03276</text:p>
          </table:table-cell>
          <table:table-cell office:value-type="float" office:value="732.8">
            <text:p>732.8</text:p>
          </table:table-cell>
          <table:table-cell table:number-columns-repeated="6"/>
        </table:table-row>
        <table:table-row table:style-name="ro1">
          <table:table-cell office:value-type="float" office:value="1.0641">
            <text:p>1.0641</text:p>
          </table:table-cell>
          <table:table-cell office:value-type="float" office:value="14">
            <text:p>14</text:p>
          </table:table-cell>
          <table:table-cell office:value-type="float" office:value="1.06027">
            <text:p>1.06027</text:p>
          </table:table-cell>
          <table:table-cell office:value-type="float" office:value="744.1">
            <text:p>744.1</text:p>
          </table:table-cell>
          <table:table-cell office:value-type="float" office:value="1.04104">
            <text:p>1.04104</text:p>
          </table:table-cell>
          <table:table-cell office:value-type="float" office:value="21">
            <text:p>21</text:p>
          </table:table-cell>
          <table:table-cell office:value-type="float" office:value="1.04076">
            <text:p>1.04076</text:p>
          </table:table-cell>
          <table:table-cell office:value-type="float" office:value="732.8">
            <text:p>732.8</text:p>
          </table:table-cell>
          <table:table-cell table:number-columns-repeated="6"/>
        </table:table-row>
        <table:table-row table:style-name="ro1">
          <table:table-cell office:value-type="float" office:value="1.06252">
            <text:p>1.06252</text:p>
          </table:table-cell>
          <table:table-cell office:value-type="float" office:value="17">
            <text:p>17</text:p>
          </table:table-cell>
          <table:table-cell office:value-type="float" office:value="1.05899">
            <text:p>1.05899</text:p>
          </table:table-cell>
          <table:table-cell office:value-type="float" office:value="744.1">
            <text:p>744.1</text:p>
          </table:table-cell>
          <table:table-cell office:value-type="float" office:value="1.03644">
            <text:p>1.03644</text:p>
          </table:table-cell>
          <table:table-cell office:value-type="float" office:value="19">
            <text:p>19</text:p>
          </table:table-cell>
          <table:table-cell office:value-type="float" office:value="1.03746">
            <text:p>1.03746</text:p>
          </table:table-cell>
          <table:table-cell office:value-type="float" office:value="741.3">
            <text:p>741.3</text:p>
          </table:table-cell>
          <table:table-cell table:number-columns-repeated="6"/>
        </table:table-row>
        <table:table-row table:style-name="ro1">
          <table:table-cell office:value-type="float" office:value="1.06252">
            <text:p>1.06252</text:p>
          </table:table-cell>
          <table:table-cell office:value-type="float" office:value="17">
            <text:p>17</text:p>
          </table:table-cell>
          <table:table-cell office:value-type="float" office:value="1.05899">
            <text:p>1.05899</text:p>
          </table:table-cell>
          <table:table-cell office:value-type="float" office:value="744.1">
            <text:p>744.1</text:p>
          </table:table-cell>
          <table:table-cell office:value-type="float" office:value="1.03946">
            <text:p>1.03946</text:p>
          </table:table-cell>
          <table:table-cell office:value-type="float" office:value="20">
            <text:p>20</text:p>
          </table:table-cell>
          <table:table-cell office:value-type="float" office:value="1.04015">
            <text:p>1.04015</text:p>
          </table:table-cell>
          <table:table-cell office:value-type="float" office:value="735.6">
            <text:p>735.6</text:p>
          </table:table-cell>
          <table:table-cell table:number-columns-repeated="6"/>
        </table:table-row>
        <table:table-row table:style-name="ro1">
          <table:table-cell office:value-type="float" office:value="1.05824">
            <text:p>1.05824</text:p>
          </table:table-cell>
          <table:table-cell office:value-type="float" office:value="17">
            <text:p>17</text:p>
          </table:table-cell>
          <table:table-cell office:value-type="float" office:value="1.05483">
            <text:p>1.05483</text:p>
          </table:table-cell>
          <table:table-cell office:value-type="float" office:value="744.1">
            <text:p>744.1</text:p>
          </table:table-cell>
          <table:table-cell office:value-type="float" office:value="1.03804">
            <text:p>1.03804</text:p>
          </table:table-cell>
          <table:table-cell office:value-type="float" office:value="16">
            <text:p>16</text:p>
          </table:table-cell>
          <table:table-cell office:value-type="float" office:value="1.03845">
            <text:p>1.03845</text:p>
          </table:table-cell>
          <table:table-cell office:value-type="float" office:value="732.8">
            <text:p>732.8</text:p>
          </table:table-cell>
          <table:table-cell table:number-columns-repeated="6"/>
        </table:table-row>
        <table:table-row table:style-name="ro1">
          <table:table-cell office:value-type="float" office:value="1.05944">
            <text:p>1.05944</text:p>
          </table:table-cell>
          <table:table-cell office:value-type="float" office:value="17">
            <text:p>17</text:p>
          </table:table-cell>
          <table:table-cell office:value-type="float" office:value="1.05604">
            <text:p>1.05604</text:p>
          </table:table-cell>
          <table:table-cell office:value-type="float" office:value="744.1">
            <text:p>744.1</text:p>
          </table:table-cell>
          <table:table-cell office:value-type="float" office:value="1.05333">
            <text:p>1.05333</text:p>
          </table:table-cell>
          <table:table-cell office:value-type="float" office:value="17">
            <text:p>17</text:p>
          </table:table-cell>
          <table:table-cell office:value-type="float" office:value="1.05408">
            <text:p>1.05408</text:p>
          </table:table-cell>
          <table:table-cell office:value-type="float" office:value="741.6">
            <text:p>741.6</text:p>
          </table:table-cell>
          <table:table-cell table:number-columns-repeated="6"/>
        </table:table-row>
        <table:table-row table:style-name="ro1">
          <table:table-cell office:value-type="float" office:value="1.08448">
            <text:p>1.08448</text:p>
          </table:table-cell>
          <table:table-cell office:value-type="float" office:value="18">
            <text:p>18</text:p>
          </table:table-cell>
          <table:table-cell office:value-type="float" office:value="1.0817">
            <text:p>1.0817</text:p>
          </table:table-cell>
          <table:table-cell office:value-type="float" office:value="744.1">
            <text:p>744.1</text:p>
          </table:table-cell>
          <table:table-cell office:value-type="float" office:value="1.03712">
            <text:p>1.03712</text:p>
          </table:table-cell>
          <table:table-cell office:value-type="float" office:value="17">
            <text:p>17</text:p>
          </table:table-cell>
          <table:table-cell office:value-type="float" office:value="1.03649">
            <text:p>1.03649</text:p>
          </table:table-cell>
          <table:table-cell office:value-type="float" office:value="732.8">
            <text:p>732.8</text:p>
          </table:table-cell>
          <table:table-cell table:number-columns-repeated="6"/>
        </table:table-row>
        <table:table-row table:style-name="ro1">
          <table:table-cell office:value-type="float" office:value="1.08385">
            <text:p>1.08385</text:p>
          </table:table-cell>
          <table:table-cell office:value-type="float" office:value="18">
            <text:p>18</text:p>
          </table:table-cell>
          <table:table-cell office:value-type="float" office:value="1.08107">
            <text:p>1.08107</text:p>
          </table:table-cell>
          <table:table-cell office:value-type="float" office:value="744.1">
            <text:p>744.1</text:p>
          </table:table-cell>
          <table:table-cell office:value-type="float" office:value="1.05014">
            <text:p>1.05014</text:p>
          </table:table-cell>
          <table:table-cell office:value-type="float" office:value="17">
            <text:p>17</text:p>
          </table:table-cell>
          <table:table-cell office:value-type="float" office:value="1.04975">
            <text:p>1.04975</text:p>
          </table:table-cell>
          <table:table-cell office:value-type="float" office:value="741.3">
            <text:p>741.3</text:p>
          </table:table-cell>
          <table:table-cell table:number-columns-repeated="6"/>
        </table:table-row>
        <table:table-row table:style-name="ro1">
          <table:table-cell office:value-type="float" office:value="1.06302">
            <text:p>1.06302</text:p>
          </table:table-cell>
          <table:table-cell office:value-type="float" office:value="17">
            <text:p>17</text:p>
          </table:table-cell>
          <table:table-cell office:value-type="float" office:value="1.05936">
            <text:p>1.05936</text:p>
          </table:table-cell>
          <table:table-cell office:value-type="float" office:value="744.1">
            <text:p>744.1</text:p>
          </table:table-cell>
          <table:table-cell office:value-type="float" office:value="1.05055">
            <text:p>1.05055</text:p>
          </table:table-cell>
          <table:table-cell office:value-type="float" office:value="18">
            <text:p>18</text:p>
          </table:table-cell>
          <table:table-cell office:value-type="float" office:value="1.05133">
            <text:p>1.05133</text:p>
          </table:table-cell>
          <table:table-cell office:value-type="float" office:value="732.8">
            <text:p>732.8</text:p>
          </table:table-cell>
          <table:table-cell table:number-columns-repeated="6"/>
        </table:table-row>
        <table:table-row table:style-name="ro1">
          <table:table-cell office:value-type="float" office:value="1.06252">
            <text:p>1.06252</text:p>
          </table:table-cell>
          <table:table-cell office:value-type="float" office:value="17">
            <text:p>17</text:p>
          </table:table-cell>
          <table:table-cell office:value-type="float" office:value="1.05899">
            <text:p>1.05899</text:p>
          </table:table-cell>
          <table:table-cell office:value-type="float" office:value="744.1">
            <text:p>744.1</text:p>
          </table:table-cell>
          <table:table-cell office:value-type="float" office:value="1.05417">
            <text:p>1.05417</text:p>
          </table:table-cell>
          <table:table-cell office:value-type="float" office:value="12">
            <text:p>12</text:p>
          </table:table-cell>
          <table:table-cell office:value-type="float" office:value="1.05517">
            <text:p>1.05517</text:p>
          </table:table-cell>
          <table:table-cell office:value-type="float" office:value="741.3">
            <text:p>741.3</text:p>
          </table:table-cell>
          <table:table-cell table:number-columns-repeated="6"/>
        </table:table-row>
        <table:table-row table:style-name="ro1">
          <table:table-cell office:value-type="float" office:value="1.08432">
            <text:p>1.08432</text:p>
          </table:table-cell>
          <table:table-cell office:value-type="float" office:value="18">
            <text:p>18</text:p>
          </table:table-cell>
          <table:table-cell office:value-type="float" office:value="1.08151">
            <text:p>1.08151</text:p>
          </table:table-cell>
          <table:table-cell office:value-type="float" office:value="744.1">
            <text:p>744.1</text:p>
          </table:table-cell>
          <table:table-cell office:value-type="float" office:value="1.05603">
            <text:p>1.05603</text:p>
          </table:table-cell>
          <table:table-cell office:value-type="float" office:value="12">
            <text:p>12</text:p>
          </table:table-cell>
          <table:table-cell office:value-type="float" office:value="1.05686">
            <text:p>1.05686</text:p>
          </table:table-cell>
          <table:table-cell office:value-type="float" office:value="741.3">
            <text:p>741.3</text:p>
          </table:table-cell>
          <table:table-cell table:number-columns-repeated="6"/>
        </table:table-row>
        <table:table-row table:style-name="ro1">
          <table:table-cell office:value-type="float" office:value="1.08734">
            <text:p>1.08734</text:p>
          </table:table-cell>
          <table:table-cell office:value-type="float" office:value="18">
            <text:p>18</text:p>
          </table:table-cell>
          <table:table-cell office:value-type="float" office:value="1.0845">
            <text:p>1.0845</text:p>
          </table:table-cell>
          <table:table-cell office:value-type="float" office:value="744.1">
            <text:p>744.1</text:p>
          </table:table-cell>
          <table:table-cell office:value-type="float" office:value="1.04471">
            <text:p>1.04471</text:p>
          </table:table-cell>
          <table:table-cell office:value-type="float" office:value="18">
            <text:p>18</text:p>
          </table:table-cell>
          <table:table-cell office:value-type="float" office:value="1.04471">
            <text:p>1.04471</text:p>
          </table:table-cell>
          <table:table-cell office:value-type="float" office:value="732.8">
            <text:p>732.8</text:p>
          </table:table-cell>
          <table:table-cell table:number-columns-repeated="6"/>
        </table:table-row>
        <table:table-row table:style-name="ro1">
          <table:table-cell office:value-type="float" office:value="1.06252">
            <text:p>1.06252</text:p>
          </table:table-cell>
          <table:table-cell office:value-type="float" office:value="17">
            <text:p>17</text:p>
          </table:table-cell>
          <table:table-cell office:value-type="float" office:value="1.05899">
            <text:p>1.05899</text:p>
          </table:table-cell>
          <table:table-cell office:value-type="float" office:value="744.1">
            <text:p>744.1</text:p>
          </table:table-cell>
          <table:table-cell office:value-type="float" office:value="1.03816">
            <text:p>1.03816</text:p>
          </table:table-cell>
          <table:table-cell office:value-type="float" office:value="17">
            <text:p>17</text:p>
          </table:table-cell>
          <table:table-cell office:value-type="float" office:value="1.03839">
            <text:p>1.03839</text:p>
          </table:table-cell>
          <table:table-cell office:value-type="float" office:value="732.8">
            <text:p>732.8</text:p>
          </table:table-cell>
          <table:table-cell table:number-columns-repeated="6"/>
        </table:table-row>
        <table:table-row table:style-name="ro1">
          <table:table-cell office:value-type="float" office:value="1.08045">
            <text:p>1.08045</text:p>
          </table:table-cell>
          <table:table-cell office:value-type="float" office:value="11">
            <text:p>11</text:p>
          </table:table-cell>
          <table:table-cell office:value-type="float" office:value="1.07614">
            <text:p>1.07614</text:p>
          </table:table-cell>
          <table:table-cell office:value-type="float" office:value="744.1">
            <text:p>744.1</text:p>
          </table:table-cell>
          <table:table-cell office:value-type="float" office:value="1.04813">
            <text:p>1.04813</text:p>
          </table:table-cell>
          <table:table-cell office:value-type="float" office:value="17">
            <text:p>17</text:p>
          </table:table-cell>
          <table:table-cell office:value-type="float" office:value="1.04862">
            <text:p>1.04862</text:p>
          </table:table-cell>
          <table:table-cell office:value-type="float" office:value="744.1">
            <text:p>744.1</text:p>
          </table:table-cell>
          <table:table-cell table:number-columns-repeated="6"/>
        </table:table-row>
        <table:table-row table:style-name="ro1">
          <table:table-cell office:value-type="float" office:value="1.08686">
            <text:p>1.08686</text:p>
          </table:table-cell>
          <table:table-cell office:value-type="float" office:value="18">
            <text:p>18</text:p>
          </table:table-cell>
          <table:table-cell office:value-type="float" office:value="1.08406">
            <text:p>1.08406</text:p>
          </table:table-cell>
          <table:table-cell office:value-type="float" office:value="744.1">
            <text:p>744.1</text:p>
          </table:table-cell>
          <table:table-cell office:value-type="float" office:value="1.04039">
            <text:p>1.04039</text:p>
          </table:table-cell>
          <table:table-cell office:value-type="float" office:value="20">
            <text:p>20</text:p>
          </table:table-cell>
          <table:table-cell office:value-type="float" office:value="1.04117">
            <text:p>1.04117</text:p>
          </table:table-cell>
          <table:table-cell office:value-type="float" office:value="735.6">
            <text:p>735.6</text:p>
          </table:table-cell>
          <table:table-cell table:number-columns-repeated="6"/>
        </table:table-row>
        <table:table-row table:style-name="ro1">
          <table:table-cell office:value-type="float" office:value="1.06527">
            <text:p>1.06527</text:p>
          </table:table-cell>
          <table:table-cell office:value-type="float" office:value="14">
            <text:p>14</text:p>
          </table:table-cell>
          <table:table-cell office:value-type="float" office:value="1.06102">
            <text:p>1.06102</text:p>
          </table:table-cell>
          <table:table-cell office:value-type="float" office:value="744.1">
            <text:p>744.1</text:p>
          </table:table-cell>
          <table:table-cell office:value-type="float" office:value="1.03709">
            <text:p>1.03709</text:p>
          </table:table-cell>
          <table:table-cell office:value-type="float" office:value="18">
            <text:p>18</text:p>
          </table:table-cell>
          <table:table-cell office:value-type="float" office:value="1.03787">
            <text:p>1.03787</text:p>
          </table:table-cell>
          <table:table-cell office:value-type="float" office:value="720.5">
            <text:p>720.5</text:p>
          </table:table-cell>
          <table:table-cell table:number-columns-repeated="6"/>
        </table:table-row>
        <table:table-row table:style-name="ro1">
          <table:table-cell office:value-type="float" office:value="1.08734">
            <text:p>1.08734</text:p>
          </table:table-cell>
          <table:table-cell office:value-type="float" office:value="18">
            <text:p>18</text:p>
          </table:table-cell>
          <table:table-cell office:value-type="float" office:value="1.0845">
            <text:p>1.0845</text:p>
          </table:table-cell>
          <table:table-cell office:value-type="float" office:value="744.1">
            <text:p>744.1</text:p>
          </table:table-cell>
          <table:table-cell office:value-type="float" office:value="1.03691">
            <text:p>1.03691</text:p>
          </table:table-cell>
          <table:table-cell office:value-type="float" office:value="18">
            <text:p>18</text:p>
          </table:table-cell>
          <table:table-cell office:value-type="float" office:value="1.03574">
            <text:p>1.03574</text:p>
          </table:table-cell>
          <table:table-cell office:value-type="float" office:value="732.8">
            <text:p>732.8</text:p>
          </table:table-cell>
          <table:table-cell table:number-columns-repeated="6"/>
        </table:table-row>
        <table:table-row table:style-name="ro1">
          <table:table-cell office:value-type="float" office:value="1.08518">
            <text:p>1.08518</text:p>
          </table:table-cell>
          <table:table-cell office:value-type="float" office:value="18">
            <text:p>18</text:p>
          </table:table-cell>
          <table:table-cell office:value-type="float" office:value="1.08236">
            <text:p>1.08236</text:p>
          </table:table-cell>
          <table:table-cell office:value-type="float" office:value="744.1">
            <text:p>744.1</text:p>
          </table:table-cell>
          <table:table-cell office:value-type="float" office:value="1.03776">
            <text:p>1.03776</text:p>
          </table:table-cell>
          <table:table-cell office:value-type="float" office:value="19">
            <text:p>19</text:p>
          </table:table-cell>
          <table:table-cell office:value-type="float" office:value="1.03773">
            <text:p>1.03773</text:p>
          </table:table-cell>
          <table:table-cell office:value-type="float" office:value="732.8">
            <text:p>732.8</text:p>
          </table:table-cell>
          <table:table-cell table:number-columns-repeated="6"/>
        </table:table-row>
        <table:table-row table:style-name="ro1">
          <table:table-cell office:value-type="float" office:value="1.08864">
            <text:p>1.08864</text:p>
          </table:table-cell>
          <table:table-cell office:value-type="float" office:value="18">
            <text:p>18</text:p>
          </table:table-cell>
          <table:table-cell office:value-type="float" office:value="1.08453">
            <text:p>1.08453</text:p>
          </table:table-cell>
          <table:table-cell office:value-type="float" office:value="744.1">
            <text:p>744.1</text:p>
          </table:table-cell>
          <table:table-cell office:value-type="float" office:value="1.04425">
            <text:p>1.04425</text:p>
          </table:table-cell>
          <table:table-cell office:value-type="float" office:value="18">
            <text:p>18</text:p>
          </table:table-cell>
          <table:table-cell office:value-type="float" office:value="1.04433">
            <text:p>1.04433</text:p>
          </table:table-cell>
          <table:table-cell office:value-type="float" office:value="732.8">
            <text:p>732.8</text:p>
          </table:table-cell>
          <table:table-cell table:number-columns-repeated="6"/>
        </table:table-row>
        <table:table-row table:style-name="ro1">
          <table:table-cell office:value-type="float" office:value="1.06252">
            <text:p>1.06252</text:p>
          </table:table-cell>
          <table:table-cell office:value-type="float" office:value="17">
            <text:p>17</text:p>
          </table:table-cell>
          <table:table-cell office:value-type="float" office:value="1.05899">
            <text:p>1.05899</text:p>
          </table:table-cell>
          <table:table-cell office:value-type="float" office:value="744.1">
            <text:p>744.1</text:p>
          </table:table-cell>
          <table:table-cell office:value-type="float" office:value="1.04662">
            <text:p>1.04662</text:p>
          </table:table-cell>
          <table:table-cell office:value-type="float" office:value="18">
            <text:p>18</text:p>
          </table:table-cell>
          <table:table-cell office:value-type="float" office:value="1.04585">
            <text:p>1.04585</text:p>
          </table:table-cell>
          <table:table-cell office:value-type="float" office:value="732.8">
            <text:p>732.8</text:p>
          </table:table-cell>
          <table:table-cell table:number-columns-repeated="6"/>
        </table:table-row>
        <table:table-row table:style-name="ro1">
          <table:table-cell office:value-type="string">
            <text:p>Label 11 </text:p>
          </table:table-cell>
          <table:table-cell table:number-columns-repeated="3"/>
          <table:table-cell office:value-type="string">
            <text:p>Label 11 </text:p>
          </table:table-cell>
          <table:table-cell table:number-columns-repeated="9"/>
        </table:table-row>
        <table:table-row table:style-name="ro1">
          <table:table-cell office:value-type="float" office:value="1.09373">
            <text:p>1.09373</text:p>
          </table:table-cell>
          <table:table-cell office:value-type="float" office:value="17">
            <text:p>17</text:p>
          </table:table-cell>
          <table:table-cell office:value-type="float" office:value="1.09002">
            <text:p>1.09002</text:p>
          </table:table-cell>
          <table:table-cell office:value-type="float" office:value="756.545">
            <text:p>756.545</text:p>
          </table:table-cell>
          <table:table-cell office:value-type="float" office:value="1.04227">
            <text:p>1.04227</text:p>
          </table:table-cell>
          <table:table-cell office:value-type="float" office:value="15">
            <text:p>15</text:p>
          </table:table-cell>
          <table:table-cell office:value-type="float" office:value="1.04292">
            <text:p>1.04292</text:p>
          </table:table-cell>
          <table:table-cell office:value-type="float" office:value="756.545">
            <text:p>756.545</text:p>
          </table:table-cell>
          <table:table-cell table:number-columns-repeated="6"/>
        </table:table-row>
        <table:table-row table:style-name="ro1">
          <table:table-cell office:value-type="float" office:value="1.08957">
            <text:p>1.08957</text:p>
          </table:table-cell>
          <table:table-cell office:value-type="float" office:value="17">
            <text:p>17</text:p>
          </table:table-cell>
          <table:table-cell office:value-type="float" office:value="1.086">
            <text:p>1.086</text:p>
          </table:table-cell>
          <table:table-cell office:value-type="float" office:value="756.545">
            <text:p>756.545</text:p>
          </table:table-cell>
          <table:table-cell office:value-type="float" office:value="1.04905">
            <text:p>1.04905</text:p>
          </table:table-cell>
          <table:table-cell office:value-type="float" office:value="12">
            <text:p>12</text:p>
          </table:table-cell>
          <table:table-cell office:value-type="float" office:value="1.04913">
            <text:p>1.04913</text:p>
          </table:table-cell>
          <table:table-cell office:value-type="float" office:value="756.545">
            <text:p>756.545</text:p>
          </table:table-cell>
          <table:table-cell table:number-columns-repeated="6"/>
        </table:table-row>
        <table:table-row table:style-name="ro1">
          <table:table-cell office:value-type="float" office:value="1.05355">
            <text:p>1.05355</text:p>
          </table:table-cell>
          <table:table-cell office:value-type="float" office:value="12">
            <text:p>12</text:p>
          </table:table-cell>
          <table:table-cell office:value-type="float" office:value="1.0526">
            <text:p>1.0526</text:p>
          </table:table-cell>
          <table:table-cell office:value-type="float" office:value="756.545">
            <text:p>756.545</text:p>
          </table:table-cell>
          <table:table-cell office:value-type="float" office:value="1.0473">
            <text:p>1.0473</text:p>
          </table:table-cell>
          <table:table-cell office:value-type="float" office:value="11">
            <text:p>11</text:p>
          </table:table-cell>
          <table:table-cell office:value-type="float" office:value="1.04758">
            <text:p>1.04758</text:p>
          </table:table-cell>
          <table:table-cell office:value-type="float" office:value="756.545">
            <text:p>756.545</text:p>
          </table:table-cell>
          <table:table-cell table:number-columns-repeated="6"/>
        </table:table-row>
        <table:table-row table:style-name="ro1">
          <table:table-cell office:value-type="float" office:value="1.06591">
            <text:p>1.06591</text:p>
          </table:table-cell>
          <table:table-cell office:value-type="float" office:value="13">
            <text:p>13</text:p>
          </table:table-cell>
          <table:table-cell office:value-type="float" office:value="1.06343">
            <text:p>1.06343</text:p>
          </table:table-cell>
          <table:table-cell office:value-type="float" office:value="758.818">
            <text:p>758.818</text:p>
          </table:table-cell>
          <table:table-cell office:value-type="float" office:value="1.04205">
            <text:p>1.04205</text:p>
          </table:table-cell>
          <table:table-cell office:value-type="float" office:value="12">
            <text:p>12</text:p>
          </table:table-cell>
          <table:table-cell office:value-type="float" office:value="1.04177">
            <text:p>1.04177</text:p>
          </table:table-cell>
          <table:table-cell office:value-type="float" office:value="756.545">
            <text:p>756.545</text:p>
          </table:table-cell>
          <table:table-cell table:number-columns-repeated="6"/>
        </table:table-row>
        <table:table-row table:style-name="ro1">
          <table:table-cell office:value-type="float" office:value="1.09162">
            <text:p>1.09162</text:p>
          </table:table-cell>
          <table:table-cell office:value-type="float" office:value="17">
            <text:p>17</text:p>
          </table:table-cell>
          <table:table-cell office:value-type="float" office:value="1.0875">
            <text:p>1.0875</text:p>
          </table:table-cell>
          <table:table-cell office:value-type="float" office:value="756.545">
            <text:p>756.545</text:p>
          </table:table-cell>
          <table:table-cell office:value-type="float" office:value="1.04866">
            <text:p>1.04866</text:p>
          </table:table-cell>
          <table:table-cell office:value-type="float" office:value="16">
            <text:p>16</text:p>
          </table:table-cell>
          <table:table-cell office:value-type="float" office:value="1.04782">
            <text:p>1.04782</text:p>
          </table:table-cell>
          <table:table-cell office:value-type="float" office:value="758.818">
            <text:p>758.818</text:p>
          </table:table-cell>
          <table:table-cell table:number-columns-repeated="6"/>
        </table:table-row>
        <table:table-row table:style-name="ro1">
          <table:table-cell office:value-type="float" office:value="1.08203">
            <text:p>1.08203</text:p>
          </table:table-cell>
          <table:table-cell office:value-type="float" office:value="15">
            <text:p>15</text:p>
          </table:table-cell>
          <table:table-cell office:value-type="float" office:value="1.07943">
            <text:p>1.07943</text:p>
          </table:table-cell>
          <table:table-cell office:value-type="float" office:value="758.818">
            <text:p>758.818</text:p>
          </table:table-cell>
          <table:table-cell office:value-type="float" office:value="1.03579">
            <text:p>1.03579</text:p>
          </table:table-cell>
          <table:table-cell office:value-type="float" office:value="14">
            <text:p>14</text:p>
          </table:table-cell>
          <table:table-cell office:value-type="float" office:value="1.03626">
            <text:p>1.03626</text:p>
          </table:table-cell>
          <table:table-cell office:value-type="float" office:value="758.818">
            <text:p>758.818</text:p>
          </table:table-cell>
          <table:table-cell table:number-columns-repeated="6"/>
        </table:table-row>
        <table:table-row table:style-name="ro1">
          <table:table-cell office:value-type="float" office:value="1.08957">
            <text:p>1.08957</text:p>
          </table:table-cell>
          <table:table-cell office:value-type="float" office:value="17">
            <text:p>17</text:p>
          </table:table-cell>
          <table:table-cell office:value-type="float" office:value="1.086">
            <text:p>1.086</text:p>
          </table:table-cell>
          <table:table-cell office:value-type="float" office:value="756.545">
            <text:p>756.545</text:p>
          </table:table-cell>
          <table:table-cell office:value-type="float" office:value="1.04496">
            <text:p>1.04496</text:p>
          </table:table-cell>
          <table:table-cell office:value-type="float" office:value="16">
            <text:p>16</text:p>
          </table:table-cell>
          <table:table-cell office:value-type="float" office:value="1.04406">
            <text:p>1.04406</text:p>
          </table:table-cell>
          <table:table-cell office:value-type="float" office:value="758.818">
            <text:p>758.818</text:p>
          </table:table-cell>
          <table:table-cell table:number-columns-repeated="6"/>
        </table:table-row>
        <table:table-row table:style-name="ro1">
          <table:table-cell office:value-type="float" office:value="1.06677">
            <text:p>1.06677</text:p>
          </table:table-cell>
          <table:table-cell office:value-type="float" office:value="16">
            <text:p>16</text:p>
          </table:table-cell>
          <table:table-cell office:value-type="float" office:value="1.06419">
            <text:p>1.06419</text:p>
          </table:table-cell>
          <table:table-cell office:value-type="float" office:value="756.545">
            <text:p>756.545</text:p>
          </table:table-cell>
          <table:table-cell office:value-type="float" office:value="1.03784">
            <text:p>1.03784</text:p>
          </table:table-cell>
          <table:table-cell office:value-type="float" office:value="14">
            <text:p>14</text:p>
          </table:table-cell>
          <table:table-cell office:value-type="float" office:value="1.03826">
            <text:p>1.03826</text:p>
          </table:table-cell>
          <table:table-cell office:value-type="float" office:value="758.818">
            <text:p>758.818</text:p>
          </table:table-cell>
          <table:table-cell table:number-columns-repeated="6"/>
        </table:table-row>
        <table:table-row table:style-name="ro1">
          <table:table-cell office:value-type="float" office:value="1.06846">
            <text:p>1.06846</text:p>
          </table:table-cell>
          <table:table-cell office:value-type="float" office:value="11">
            <text:p>11</text:p>
          </table:table-cell>
          <table:table-cell office:value-type="float" office:value="1.06707">
            <text:p>1.06707</text:p>
          </table:table-cell>
          <table:table-cell office:value-type="float" office:value="758.818">
            <text:p>758.818</text:p>
          </table:table-cell>
          <table:table-cell office:value-type="float" office:value="1.04566">
            <text:p>1.04566</text:p>
          </table:table-cell>
          <table:table-cell office:value-type="float" office:value="11">
            <text:p>11</text:p>
          </table:table-cell>
          <table:table-cell office:value-type="float" office:value="1.04662">
            <text:p>1.04662</text:p>
          </table:table-cell>
          <table:table-cell office:value-type="float" office:value="758.818">
            <text:p>758.818</text:p>
          </table:table-cell>
          <table:table-cell table:number-columns-repeated="6"/>
        </table:table-row>
        <table:table-row table:style-name="ro1">
          <table:table-cell office:value-type="float" office:value="1.06834">
            <text:p>1.06834</text:p>
          </table:table-cell>
          <table:table-cell office:value-type="float" office:value="13">
            <text:p>13</text:p>
          </table:table-cell>
          <table:table-cell office:value-type="float" office:value="1.06506">
            <text:p>1.06506</text:p>
          </table:table-cell>
          <table:table-cell office:value-type="float" office:value="758.818">
            <text:p>758.818</text:p>
          </table:table-cell>
          <table:table-cell office:value-type="float" office:value="1.05051">
            <text:p>1.05051</text:p>
          </table:table-cell>
          <table:table-cell office:value-type="float" office:value="16">
            <text:p>16</text:p>
          </table:table-cell>
          <table:table-cell office:value-type="float" office:value="1.04963">
            <text:p>1.04963</text:p>
          </table:table-cell>
          <table:table-cell office:value-type="float" office:value="758.818">
            <text:p>758.818</text:p>
          </table:table-cell>
          <table:table-cell table:number-columns-repeated="6"/>
        </table:table-row>
        <table:table-row table:style-name="ro1">
          <table:table-cell office:value-type="float" office:value="1.08848">
            <text:p>1.08848</text:p>
          </table:table-cell>
          <table:table-cell office:value-type="float" office:value="17">
            <text:p>17</text:p>
          </table:table-cell>
          <table:table-cell office:value-type="float" office:value="1.08495">
            <text:p>1.08495</text:p>
          </table:table-cell>
          <table:table-cell office:value-type="float" office:value="756.545">
            <text:p>756.545</text:p>
          </table:table-cell>
          <table:table-cell office:value-type="float" office:value="1.05051">
            <text:p>1.05051</text:p>
          </table:table-cell>
          <table:table-cell office:value-type="float" office:value="16">
            <text:p>16</text:p>
          </table:table-cell>
          <table:table-cell office:value-type="float" office:value="1.04963">
            <text:p>1.04963</text:p>
          </table:table-cell>
          <table:table-cell office:value-type="float" office:value="758.818">
            <text:p>758.818</text:p>
          </table:table-cell>
          <table:table-cell table:number-columns-repeated="6"/>
        </table:table-row>
        <table:table-row table:style-name="ro1">
          <table:table-cell office:value-type="float" office:value="1.08178">
            <text:p>1.08178</text:p>
          </table:table-cell>
          <table:table-cell office:value-type="float" office:value="17">
            <text:p>17</text:p>
          </table:table-cell>
          <table:table-cell office:value-type="float" office:value="1.07857">
            <text:p>1.07857</text:p>
          </table:table-cell>
          <table:table-cell office:value-type="float" office:value="756.545">
            <text:p>756.545</text:p>
          </table:table-cell>
          <table:table-cell office:value-type="float" office:value="1.04076">
            <text:p>1.04076</text:p>
          </table:table-cell>
          <table:table-cell office:value-type="float" office:value="12">
            <text:p>12</text:p>
          </table:table-cell>
          <table:table-cell office:value-type="float" office:value="1.04128">
            <text:p>1.04128</text:p>
          </table:table-cell>
          <table:table-cell office:value-type="float" office:value="756.545">
            <text:p>756.545</text:p>
          </table:table-cell>
          <table:table-cell table:number-columns-repeated="6"/>
        </table:table-row>
        <table:table-row table:style-name="ro1">
          <table:table-cell office:value-type="float" office:value="1.08957">
            <text:p>1.08957</text:p>
          </table:table-cell>
          <table:table-cell office:value-type="float" office:value="17">
            <text:p>17</text:p>
          </table:table-cell>
          <table:table-cell office:value-type="float" office:value="1.086">
            <text:p>1.086</text:p>
          </table:table-cell>
          <table:table-cell office:value-type="float" office:value="756.545">
            <text:p>756.545</text:p>
          </table:table-cell>
          <table:table-cell office:value-type="float" office:value="1.05353">
            <text:p>1.05353</text:p>
          </table:table-cell>
          <table:table-cell office:value-type="float" office:value="16">
            <text:p>16</text:p>
          </table:table-cell>
          <table:table-cell office:value-type="float" office:value="1.05314">
            <text:p>1.05314</text:p>
          </table:table-cell>
          <table:table-cell office:value-type="float" office:value="758.818">
            <text:p>758.818</text:p>
          </table:table-cell>
          <table:table-cell table:number-columns-repeated="6"/>
        </table:table-row>
        <table:table-row table:style-name="ro1">
          <table:table-cell office:value-type="float" office:value="1.08039">
            <text:p>1.08039</text:p>
          </table:table-cell>
          <table:table-cell office:value-type="float" office:value="17">
            <text:p>17</text:p>
          </table:table-cell>
          <table:table-cell office:value-type="float" office:value="1.0772">
            <text:p>1.0772</text:p>
          </table:table-cell>
          <table:table-cell office:value-type="float" office:value="756.545">
            <text:p>756.545</text:p>
          </table:table-cell>
          <table:table-cell office:value-type="float" office:value="1.05148">
            <text:p>1.05148</text:p>
          </table:table-cell>
          <table:table-cell office:value-type="float" office:value="16">
            <text:p>16</text:p>
          </table:table-cell>
          <table:table-cell office:value-type="float" office:value="1.05114">
            <text:p>1.05114</text:p>
          </table:table-cell>
          <table:table-cell office:value-type="float" office:value="758.818">
            <text:p>758.818</text:p>
          </table:table-cell>
          <table:table-cell table:number-columns-repeated="6"/>
        </table:table-row>
        <table:table-row table:style-name="ro1">
          <table:table-cell office:value-type="float" office:value="1.07722">
            <text:p>1.07722</text:p>
          </table:table-cell>
          <table:table-cell office:value-type="float" office:value="15">
            <text:p>15</text:p>
          </table:table-cell>
          <table:table-cell office:value-type="float" office:value="1.07475">
            <text:p>1.07475</text:p>
          </table:table-cell>
          <table:table-cell office:value-type="float" office:value="756.545">
            <text:p>756.545</text:p>
          </table:table-cell>
          <table:table-cell office:value-type="float" office:value="1.04593">
            <text:p>1.04593</text:p>
          </table:table-cell>
          <table:table-cell office:value-type="float" office:value="16">
            <text:p>16</text:p>
          </table:table-cell>
          <table:table-cell office:value-type="float" office:value="1.04557">
            <text:p>1.04557</text:p>
          </table:table-cell>
          <table:table-cell office:value-type="float" office:value="758.818">
            <text:p>758.818</text:p>
          </table:table-cell>
          <table:table-cell table:number-columns-repeated="6"/>
        </table:table-row>
        <table:table-row table:style-name="ro1">
          <table:table-cell office:value-type="float" office:value="1.08266">
            <text:p>1.08266</text:p>
          </table:table-cell>
          <table:table-cell office:value-type="float" office:value="17">
            <text:p>17</text:p>
          </table:table-cell>
          <table:table-cell office:value-type="float" office:value="1.07938">
            <text:p>1.07938</text:p>
          </table:table-cell>
          <table:table-cell office:value-type="float" office:value="756.545">
            <text:p>756.545</text:p>
          </table:table-cell>
          <table:table-cell office:value-type="float" office:value="1.0399">
            <text:p>1.0399</text:p>
          </table:table-cell>
          <table:table-cell office:value-type="float" office:value="12">
            <text:p>12</text:p>
          </table:table-cell>
          <table:table-cell office:value-type="float" office:value="1.04032">
            <text:p>1.04032</text:p>
          </table:table-cell>
          <table:table-cell office:value-type="float" office:value="756.545">
            <text:p>756.545</text:p>
          </table:table-cell>
          <table:table-cell table:number-columns-repeated="6"/>
        </table:table-row>
        <table:table-row table:style-name="ro1">
          <table:table-cell office:value-type="float" office:value="1.0684">
            <text:p>1.0684</text:p>
          </table:table-cell>
          <table:table-cell office:value-type="float" office:value="16">
            <text:p>16</text:p>
          </table:table-cell>
          <table:table-cell office:value-type="float" office:value="1.06652">
            <text:p>1.06652</text:p>
          </table:table-cell>
          <table:table-cell office:value-type="float" office:value="756.545">
            <text:p>756.545</text:p>
          </table:table-cell>
          <table:table-cell office:value-type="float" office:value="1.03647">
            <text:p>1.03647</text:p>
          </table:table-cell>
          <table:table-cell office:value-type="float" office:value="13">
            <text:p>13</text:p>
          </table:table-cell>
          <table:table-cell office:value-type="float" office:value="1.03613">
            <text:p>1.03613</text:p>
          </table:table-cell>
          <table:table-cell office:value-type="float" office:value="758.818">
            <text:p>758.818</text:p>
          </table:table-cell>
          <table:table-cell table:number-columns-repeated="6"/>
        </table:table-row>
        <table:table-row table:style-name="ro1">
          <table:table-cell office:value-type="float" office:value="1.05485">
            <text:p>1.05485</text:p>
          </table:table-cell>
          <table:table-cell office:value-type="float" office:value="12">
            <text:p>12</text:p>
          </table:table-cell>
          <table:table-cell office:value-type="float" office:value="1.05357">
            <text:p>1.05357</text:p>
          </table:table-cell>
          <table:table-cell office:value-type="float" office:value="756.545">
            <text:p>756.545</text:p>
          </table:table-cell>
          <table:table-cell office:value-type="float" office:value="1.04563">
            <text:p>1.04563</text:p>
          </table:table-cell>
          <table:table-cell office:value-type="float" office:value="16">
            <text:p>16</text:p>
          </table:table-cell>
          <table:table-cell office:value-type="float" office:value="1.04525">
            <text:p>1.04525</text:p>
          </table:table-cell>
          <table:table-cell office:value-type="float" office:value="758.818">
            <text:p>758.818</text:p>
          </table:table-cell>
          <table:table-cell table:number-columns-repeated="6"/>
        </table:table-row>
        <table:table-row table:style-name="ro1">
          <table:table-cell office:value-type="float" office:value="1.08678">
            <text:p>1.08678</text:p>
          </table:table-cell>
          <table:table-cell office:value-type="float" office:value="17">
            <text:p>17</text:p>
          </table:table-cell>
          <table:table-cell office:value-type="float" office:value="1.08332">
            <text:p>1.08332</text:p>
          </table:table-cell>
          <table:table-cell office:value-type="float" office:value="756.545">
            <text:p>756.545</text:p>
          </table:table-cell>
          <table:table-cell office:value-type="float" office:value="1.04147">
            <text:p>1.04147</text:p>
          </table:table-cell>
          <table:table-cell office:value-type="float" office:value="15">
            <text:p>15</text:p>
          </table:table-cell>
          <table:table-cell office:value-type="float" office:value="1.04339">
            <text:p>1.04339</text:p>
          </table:table-cell>
          <table:table-cell office:value-type="float" office:value="778.636">
            <text:p>778.636</text:p>
          </table:table-cell>
          <table:table-cell table:number-columns-repeated="6"/>
        </table:table-row>
        <table:table-row table:style-name="ro1">
          <table:table-cell office:value-type="float" office:value="1.05454">
            <text:p>1.05454</text:p>
          </table:table-cell>
          <table:table-cell office:value-type="float" office:value="12">
            <text:p>12</text:p>
          </table:table-cell>
          <table:table-cell office:value-type="float" office:value="1.0539">
            <text:p>1.0539</text:p>
          </table:table-cell>
          <table:table-cell office:value-type="float" office:value="756.545">
            <text:p>756.545</text:p>
          </table:table-cell>
          <table:table-cell office:value-type="float" office:value="1.04496">
            <text:p>1.04496</text:p>
          </table:table-cell>
          <table:table-cell office:value-type="float" office:value="16">
            <text:p>16</text:p>
          </table:table-cell>
          <table:table-cell office:value-type="float" office:value="1.04406">
            <text:p>1.04406</text:p>
          </table:table-cell>
          <table:table-cell office:value-type="float" office:value="758.818">
            <text:p>758.818</text:p>
          </table:table-cell>
          <table:table-cell table:number-columns-repeated="6"/>
        </table:table-row>
        <table:table-row table:style-name="ro1">
          <table:table-cell office:value-type="string">
            <text:p>Label 12 </text:p>
          </table:table-cell>
          <table:table-cell table:number-columns-repeated="3"/>
          <table:table-cell office:value-type="string">
            <text:p>Label 12 </text:p>
          </table:table-cell>
          <table:table-cell table:number-columns-repeated="9"/>
        </table:table-row>
        <table:table-row table:style-name="ro1">
          <table:table-cell office:value-type="float" office:value="1.04921">
            <text:p>1.04921</text:p>
          </table:table-cell>
          <table:table-cell office:value-type="float" office:value="12">
            <text:p>12</text:p>
          </table:table-cell>
          <table:table-cell office:value-type="float" office:value="1.04835">
            <text:p>1.04835</text:p>
          </table:table-cell>
          <table:table-cell office:value-type="float" office:value="787.167">
            <text:p>787.167</text:p>
          </table:table-cell>
          <table:table-cell office:value-type="float" office:value="1.0363">
            <text:p>1.0363</text:p>
          </table:table-cell>
          <table:table-cell office:value-type="float" office:value="9">
            <text:p>9</text:p>
          </table:table-cell>
          <table:table-cell office:value-type="float" office:value="1.03593">
            <text:p>1.03593</text:p>
          </table:table-cell>
          <table:table-cell office:value-type="float" office:value="787.167">
            <text:p>787.167</text:p>
          </table:table-cell>
          <table:table-cell table:number-columns-repeated="6"/>
        </table:table-row>
        <table:table-row table:style-name="ro1">
          <table:table-cell office:value-type="float" office:value="1.08606">
            <text:p>1.08606</text:p>
          </table:table-cell>
          <table:table-cell office:value-type="float" office:value="6">
            <text:p>6</text:p>
          </table:table-cell>
          <table:table-cell office:value-type="float" office:value="1.08672">
            <text:p>1.08672</text:p>
          </table:table-cell>
          <table:table-cell office:value-type="float" office:value="816.167">
            <text:p>816.167</text:p>
          </table:table-cell>
          <table:table-cell office:value-type="float" office:value="1.0584">
            <text:p>1.0584</text:p>
          </table:table-cell>
          <table:table-cell office:value-type="float" office:value="14">
            <text:p>14</text:p>
          </table:table-cell>
          <table:table-cell office:value-type="float" office:value="1.05794">
            <text:p>1.05794</text:p>
          </table:table-cell>
          <table:table-cell office:value-type="float" office:value="787.167">
            <text:p>787.167</text:p>
          </table:table-cell>
          <table:table-cell table:number-columns-repeated="6"/>
        </table:table-row>
        <table:table-row table:style-name="ro1">
          <table:table-cell office:value-type="float" office:value="1.06309">
            <text:p>1.06309</text:p>
          </table:table-cell>
          <table:table-cell office:value-type="float" office:value="10">
            <text:p>10</text:p>
          </table:table-cell>
          <table:table-cell office:value-type="float" office:value="1.06065">
            <text:p>1.06065</text:p>
          </table:table-cell>
          <table:table-cell office:value-type="float" office:value="787.167">
            <text:p>787.167</text:p>
          </table:table-cell>
          <table:table-cell office:value-type="float" office:value="1.0514">
            <text:p>1.0514</text:p>
          </table:table-cell>
          <table:table-cell office:value-type="float" office:value="14">
            <text:p>14</text:p>
          </table:table-cell>
          <table:table-cell office:value-type="float" office:value="1.04985">
            <text:p>1.04985</text:p>
          </table:table-cell>
          <table:table-cell office:value-type="float" office:value="787.167">
            <text:p>787.167</text:p>
          </table:table-cell>
          <table:table-cell table:number-columns-repeated="6"/>
        </table:table-row>
        <table:table-row table:style-name="ro1">
          <table:table-cell office:value-type="float" office:value="1.05017">
            <text:p>1.05017</text:p>
          </table:table-cell>
          <table:table-cell office:value-type="float" office:value="12">
            <text:p>12</text:p>
          </table:table-cell>
          <table:table-cell office:value-type="float" office:value="1.04942">
            <text:p>1.04942</text:p>
          </table:table-cell>
          <table:table-cell office:value-type="float" office:value="787.167">
            <text:p>787.167</text:p>
          </table:table-cell>
          <table:table-cell office:value-type="float" office:value="1.06112">
            <text:p>1.06112</text:p>
          </table:table-cell>
          <table:table-cell office:value-type="float" office:value="15">
            <text:p>15</text:p>
          </table:table-cell>
          <table:table-cell office:value-type="float" office:value="1.05946">
            <text:p>1.05946</text:p>
          </table:table-cell>
          <table:table-cell office:value-type="float" office:value="787.167">
            <text:p>787.167</text:p>
          </table:table-cell>
          <table:table-cell table:number-columns-repeated="6"/>
        </table:table-row>
        <table:table-row table:style-name="ro1">
          <table:table-cell office:value-type="float" office:value="1.05249">
            <text:p>1.05249</text:p>
          </table:table-cell>
          <table:table-cell office:value-type="float" office:value="12">
            <text:p>12</text:p>
          </table:table-cell>
          <table:table-cell office:value-type="float" office:value="1.05074">
            <text:p>1.05074</text:p>
          </table:table-cell>
          <table:table-cell office:value-type="float" office:value="787.167">
            <text:p>787.167</text:p>
          </table:table-cell>
          <table:table-cell office:value-type="float" office:value="1.05648">
            <text:p>1.05648</text:p>
          </table:table-cell>
          <table:table-cell office:value-type="float" office:value="15">
            <text:p>15</text:p>
          </table:table-cell>
          <table:table-cell office:value-type="float" office:value="1.05556">
            <text:p>1.05556</text:p>
          </table:table-cell>
          <table:table-cell office:value-type="float" office:value="787.167">
            <text:p>787.167</text:p>
          </table:table-cell>
          <table:table-cell table:number-columns-repeated="6"/>
        </table:table-row>
        <table:table-row table:style-name="ro1">
          <table:table-cell office:value-type="float" office:value="1.04921">
            <text:p>1.04921</text:p>
          </table:table-cell>
          <table:table-cell office:value-type="float" office:value="12">
            <text:p>12</text:p>
          </table:table-cell>
          <table:table-cell office:value-type="float" office:value="1.04835">
            <text:p>1.04835</text:p>
          </table:table-cell>
          <table:table-cell office:value-type="float" office:value="787.167">
            <text:p>787.167</text:p>
          </table:table-cell>
          <table:table-cell office:value-type="float" office:value="1.08043">
            <text:p>1.08043</text:p>
          </table:table-cell>
          <table:table-cell office:value-type="float" office:value="10">
            <text:p>10</text:p>
          </table:table-cell>
          <table:table-cell office:value-type="float" office:value="1.07736">
            <text:p>1.07736</text:p>
          </table:table-cell>
          <table:table-cell office:value-type="float" office:value="815.5">
            <text:p>815.5</text:p>
          </table:table-cell>
          <table:table-cell table:number-columns-repeated="6"/>
        </table:table-row>
        <table:table-row table:style-name="ro1">
          <table:table-cell office:value-type="float" office:value="1.05249">
            <text:p>1.05249</text:p>
          </table:table-cell>
          <table:table-cell office:value-type="float" office:value="12">
            <text:p>12</text:p>
          </table:table-cell>
          <table:table-cell office:value-type="float" office:value="1.05074">
            <text:p>1.05074</text:p>
          </table:table-cell>
          <table:table-cell office:value-type="float" office:value="787.167">
            <text:p>787.167</text:p>
          </table:table-cell>
          <table:table-cell office:value-type="float" office:value="1.04852">
            <text:p>1.04852</text:p>
          </table:table-cell>
          <table:table-cell office:value-type="float" office:value="15">
            <text:p>15</text:p>
          </table:table-cell>
          <table:table-cell office:value-type="float" office:value="1.04795">
            <text:p>1.04795</text:p>
          </table:table-cell>
          <table:table-cell office:value-type="float" office:value="787.167">
            <text:p>787.167</text:p>
          </table:table-cell>
          <table:table-cell table:number-columns-repeated="6"/>
        </table:table-row>
        <table:table-row table:style-name="ro1">
          <table:table-cell office:value-type="float" office:value="1.04921">
            <text:p>1.04921</text:p>
          </table:table-cell>
          <table:table-cell office:value-type="float" office:value="12">
            <text:p>12</text:p>
          </table:table-cell>
          <table:table-cell office:value-type="float" office:value="1.04835">
            <text:p>1.04835</text:p>
          </table:table-cell>
          <table:table-cell office:value-type="float" office:value="787.167">
            <text:p>787.167</text:p>
          </table:table-cell>
          <table:table-cell office:value-type="float" office:value="1.06268">
            <text:p>1.06268</text:p>
          </table:table-cell>
          <table:table-cell office:value-type="float" office:value="7">
            <text:p>7</text:p>
          </table:table-cell>
          <table:table-cell office:value-type="float" office:value="1.06139">
            <text:p>1.06139</text:p>
          </table:table-cell>
          <table:table-cell office:value-type="float" office:value="787.417">
            <text:p>787.417</text:p>
          </table:table-cell>
          <table:table-cell table:number-columns-repeated="6"/>
        </table:table-row>
        <table:table-row table:style-name="ro1">
          <table:table-cell office:value-type="float" office:value="1.05215">
            <text:p>1.05215</text:p>
          </table:table-cell>
          <table:table-cell office:value-type="float" office:value="12">
            <text:p>12</text:p>
          </table:table-cell>
          <table:table-cell office:value-type="float" office:value="1.0515">
            <text:p>1.0515</text:p>
          </table:table-cell>
          <table:table-cell office:value-type="float" office:value="787.167">
            <text:p>787.167</text:p>
          </table:table-cell>
          <table:table-cell office:value-type="float" office:value="1.05253">
            <text:p>1.05253</text:p>
          </table:table-cell>
          <table:table-cell office:value-type="float" office:value="9">
            <text:p>9</text:p>
          </table:table-cell>
          <table:table-cell office:value-type="float" office:value="1.05229">
            <text:p>1.05229</text:p>
          </table:table-cell>
          <table:table-cell office:value-type="float" office:value="787.167">
            <text:p>787.167</text:p>
          </table:table-cell>
          <table:table-cell table:number-columns-repeated="6"/>
        </table:table-row>
        <table:table-row table:style-name="ro1">
          <table:table-cell office:value-type="float" office:value="1.05119">
            <text:p>1.05119</text:p>
          </table:table-cell>
          <table:table-cell office:value-type="float" office:value="12">
            <text:p>12</text:p>
          </table:table-cell>
          <table:table-cell office:value-type="float" office:value="1.05043">
            <text:p>1.05043</text:p>
          </table:table-cell>
          <table:table-cell office:value-type="float" office:value="787.167">
            <text:p>787.167</text:p>
          </table:table-cell>
          <table:table-cell office:value-type="float" office:value="1.05276">
            <text:p>1.05276</text:p>
          </table:table-cell>
          <table:table-cell office:value-type="float" office:value="13">
            <text:p>13</text:p>
          </table:table-cell>
          <table:table-cell office:value-type="float" office:value="1.05489">
            <text:p>1.05489</text:p>
          </table:table-cell>
          <table:table-cell office:value-type="float" office:value="813.25">
            <text:p>813.25</text:p>
          </table:table-cell>
          <table:table-cell table:number-columns-repeated="6"/>
        </table:table-row>
        <table:table-row table:style-name="ro1">
          <table:table-cell office:value-type="float" office:value="1.07204">
            <text:p>1.07204</text:p>
          </table:table-cell>
          <table:table-cell office:value-type="float" office:value="9">
            <text:p>9</text:p>
          </table:table-cell>
          <table:table-cell office:value-type="float" office:value="1.07268">
            <text:p>1.07268</text:p>
          </table:table-cell>
          <table:table-cell office:value-type="float" office:value="793.75">
            <text:p>793.75</text:p>
          </table:table-cell>
          <table:table-cell office:value-type="float" office:value="1.0363">
            <text:p>1.0363</text:p>
          </table:table-cell>
          <table:table-cell office:value-type="float" office:value="9">
            <text:p>9</text:p>
          </table:table-cell>
          <table:table-cell office:value-type="float" office:value="1.03593">
            <text:p>1.03593</text:p>
          </table:table-cell>
          <table:table-cell office:value-type="float" office:value="787.167">
            <text:p>787.167</text:p>
          </table:table-cell>
          <table:table-cell table:number-columns-repeated="6"/>
        </table:table-row>
        <table:table-row table:style-name="ro1">
          <table:table-cell office:value-type="float" office:value="1.04921">
            <text:p>1.04921</text:p>
          </table:table-cell>
          <table:table-cell office:value-type="float" office:value="12">
            <text:p>12</text:p>
          </table:table-cell>
          <table:table-cell office:value-type="float" office:value="1.04835">
            <text:p>1.04835</text:p>
          </table:table-cell>
          <table:table-cell office:value-type="float" office:value="787.167">
            <text:p>787.167</text:p>
          </table:table-cell>
          <table:table-cell office:value-type="float" office:value="1.04954">
            <text:p>1.04954</text:p>
          </table:table-cell>
          <table:table-cell office:value-type="float" office:value="13">
            <text:p>13</text:p>
          </table:table-cell>
          <table:table-cell office:value-type="float" office:value="1.05002">
            <text:p>1.05002</text:p>
          </table:table-cell>
          <table:table-cell office:value-type="float" office:value="787.167">
            <text:p>787.167</text:p>
          </table:table-cell>
          <table:table-cell table:number-columns-repeated="6"/>
        </table:table-row>
        <table:table-row table:style-name="ro1">
          <table:table-cell office:value-type="float" office:value="1.05249">
            <text:p>1.05249</text:p>
          </table:table-cell>
          <table:table-cell office:value-type="float" office:value="12">
            <text:p>12</text:p>
          </table:table-cell>
          <table:table-cell office:value-type="float" office:value="1.05074">
            <text:p>1.05074</text:p>
          </table:table-cell>
          <table:table-cell office:value-type="float" office:value="787.167">
            <text:p>787.167</text:p>
          </table:table-cell>
          <table:table-cell office:value-type="float" office:value="1.05424">
            <text:p>1.05424</text:p>
          </table:table-cell>
          <table:table-cell office:value-type="float" office:value="11">
            <text:p>11</text:p>
          </table:table-cell>
          <table:table-cell office:value-type="float" office:value="1.05354">
            <text:p>1.05354</text:p>
          </table:table-cell>
          <table:table-cell office:value-type="float" office:value="787.167">
            <text:p>787.167</text:p>
          </table:table-cell>
          <table:table-cell table:number-columns-repeated="6"/>
        </table:table-row>
        <table:table-row table:style-name="ro1">
          <table:table-cell office:value-type="float" office:value="1.05119">
            <text:p>1.05119</text:p>
          </table:table-cell>
          <table:table-cell office:value-type="float" office:value="12">
            <text:p>12</text:p>
          </table:table-cell>
          <table:table-cell office:value-type="float" office:value="1.05043">
            <text:p>1.05043</text:p>
          </table:table-cell>
          <table:table-cell office:value-type="float" office:value="787.167">
            <text:p>787.167</text:p>
          </table:table-cell>
          <table:table-cell office:value-type="float" office:value="1.04014">
            <text:p>1.04014</text:p>
          </table:table-cell>
          <table:table-cell office:value-type="float" office:value="11">
            <text:p>11</text:p>
          </table:table-cell>
          <table:table-cell office:value-type="float" office:value="1.04121">
            <text:p>1.04121</text:p>
          </table:table-cell>
          <table:table-cell office:value-type="float" office:value="787.167">
            <text:p>787.167</text:p>
          </table:table-cell>
          <table:table-cell table:number-columns-repeated="6"/>
        </table:table-row>
        <table:table-row table:style-name="ro1">
          <table:table-cell office:value-type="float" office:value="1.04921">
            <text:p>1.04921</text:p>
          </table:table-cell>
          <table:table-cell office:value-type="float" office:value="12">
            <text:p>12</text:p>
          </table:table-cell>
          <table:table-cell office:value-type="float" office:value="1.04835">
            <text:p>1.04835</text:p>
          </table:table-cell>
          <table:table-cell office:value-type="float" office:value="787.167">
            <text:p>787.167</text:p>
          </table:table-cell>
          <table:table-cell office:value-type="float" office:value="1.03728">
            <text:p>1.03728</text:p>
          </table:table-cell>
          <table:table-cell office:value-type="float" office:value="9">
            <text:p>9</text:p>
          </table:table-cell>
          <table:table-cell office:value-type="float" office:value="1.03743">
            <text:p>1.03743</text:p>
          </table:table-cell>
          <table:table-cell office:value-type="float" office:value="787.167">
            <text:p>787.167</text:p>
          </table:table-cell>
          <table:table-cell table:number-columns-repeated="6"/>
        </table:table-row>
        <table:table-row table:style-name="ro1">
          <table:table-cell office:value-type="float" office:value="1.06306">
            <text:p>1.06306</text:p>
          </table:table-cell>
          <table:table-cell office:value-type="float" office:value="10">
            <text:p>10</text:p>
          </table:table-cell>
          <table:table-cell office:value-type="float" office:value="1.06166">
            <text:p>1.06166</text:p>
          </table:table-cell>
          <table:table-cell office:value-type="float" office:value="787.167">
            <text:p>787.167</text:p>
          </table:table-cell>
          <table:table-cell office:value-type="float" office:value="1.0412">
            <text:p>1.0412</text:p>
          </table:table-cell>
          <table:table-cell office:value-type="float" office:value="11">
            <text:p>11</text:p>
          </table:table-cell>
          <table:table-cell office:value-type="float" office:value="1.04166">
            <text:p>1.04166</text:p>
          </table:table-cell>
          <table:table-cell office:value-type="float" office:value="787.167">
            <text:p>787.167</text:p>
          </table:table-cell>
          <table:table-cell table:number-columns-repeated="6"/>
        </table:table-row>
        <table:table-row table:style-name="ro1">
          <table:table-cell office:value-type="float" office:value="1.05215">
            <text:p>1.05215</text:p>
          </table:table-cell>
          <table:table-cell office:value-type="float" office:value="12">
            <text:p>12</text:p>
          </table:table-cell>
          <table:table-cell office:value-type="float" office:value="1.0515">
            <text:p>1.0515</text:p>
          </table:table-cell>
          <table:table-cell office:value-type="float" office:value="787.167">
            <text:p>787.167</text:p>
          </table:table-cell>
          <table:table-cell office:value-type="float" office:value="1.07139">
            <text:p>1.07139</text:p>
          </table:table-cell>
          <table:table-cell office:value-type="float" office:value="8">
            <text:p>8</text:p>
          </table:table-cell>
          <table:table-cell office:value-type="float" office:value="1.06988">
            <text:p>1.06988</text:p>
          </table:table-cell>
          <table:table-cell office:value-type="float" office:value="821.083">
            <text:p>821.083</text:p>
          </table:table-cell>
          <table:table-cell table:number-columns-repeated="6"/>
        </table:table-row>
        <table:table-row table:style-name="ro1">
          <table:table-cell office:value-type="float" office:value="1.04921">
            <text:p>1.04921</text:p>
          </table:table-cell>
          <table:table-cell office:value-type="float" office:value="12">
            <text:p>12</text:p>
          </table:table-cell>
          <table:table-cell office:value-type="float" office:value="1.04835">
            <text:p>1.04835</text:p>
          </table:table-cell>
          <table:table-cell office:value-type="float" office:value="787.167">
            <text:p>787.167</text:p>
          </table:table-cell>
          <table:table-cell office:value-type="float" office:value="1.0412">
            <text:p>1.0412</text:p>
          </table:table-cell>
          <table:table-cell office:value-type="float" office:value="11">
            <text:p>11</text:p>
          </table:table-cell>
          <table:table-cell office:value-type="float" office:value="1.04166">
            <text:p>1.04166</text:p>
          </table:table-cell>
          <table:table-cell office:value-type="float" office:value="787.167">
            <text:p>787.167</text:p>
          </table:table-cell>
          <table:table-cell table:number-columns-repeated="6"/>
        </table:table-row>
        <table:table-row table:style-name="ro1">
          <table:table-cell office:value-type="float" office:value="1.05356">
            <text:p>1.05356</text:p>
          </table:table-cell>
          <table:table-cell office:value-type="float" office:value="12">
            <text:p>12</text:p>
          </table:table-cell>
          <table:table-cell office:value-type="float" office:value="1.05192">
            <text:p>1.05192</text:p>
          </table:table-cell>
          <table:table-cell office:value-type="float" office:value="787.167">
            <text:p>787.167</text:p>
          </table:table-cell>
          <table:table-cell office:value-type="float" office:value="1.04583">
            <text:p>1.04583</text:p>
          </table:table-cell>
          <table:table-cell office:value-type="float" office:value="11">
            <text:p>11</text:p>
          </table:table-cell>
          <table:table-cell office:value-type="float" office:value="1.04486">
            <text:p>1.04486</text:p>
          </table:table-cell>
          <table:table-cell office:value-type="float" office:value="787.167">
            <text:p>787.167</text:p>
          </table:table-cell>
          <table:table-cell table:number-columns-repeated="6"/>
        </table:table-row>
        <table:table-row table:style-name="ro1">
          <table:table-cell office:value-type="float" office:value="1.04921">
            <text:p>1.04921</text:p>
          </table:table-cell>
          <table:table-cell office:value-type="float" office:value="12">
            <text:p>12</text:p>
          </table:table-cell>
          <table:table-cell office:value-type="float" office:value="1.04835">
            <text:p>1.04835</text:p>
          </table:table-cell>
          <table:table-cell office:value-type="float" office:value="787.167">
            <text:p>787.167</text:p>
          </table:table-cell>
          <table:table-cell office:value-type="float" office:value="1.0515">
            <text:p>1.0515</text:p>
          </table:table-cell>
          <table:table-cell office:value-type="float" office:value="13">
            <text:p>13</text:p>
          </table:table-cell>
          <table:table-cell office:value-type="float" office:value="1.05456">
            <text:p>1.05456</text:p>
          </table:table-cell>
          <table:table-cell office:value-type="float" office:value="813.25">
            <text:p>813.25</text:p>
          </table:table-cell>
          <table:table-cell table:number-columns-repeated="6"/>
        </table:table-row>
        <table:table-row table:style-name="ro1">
          <table:table-cell office:value-type="string">
            <text:p>Label 13 </text:p>
          </table:table-cell>
          <table:table-cell table:number-columns-repeated="3"/>
          <table:table-cell office:value-type="string">
            <text:p>Label 13 </text:p>
          </table:table-cell>
          <table:table-cell table:number-columns-repeated="9"/>
        </table:table-row>
        <table:table-row table:style-name="ro1">
          <table:table-cell office:value-type="float" office:value="1.05514">
            <text:p>1.05514</text:p>
          </table:table-cell>
          <table:table-cell office:value-type="float" office:value="11">
            <text:p>11</text:p>
          </table:table-cell>
          <table:table-cell office:value-type="float" office:value="1.05385">
            <text:p>1.05385</text:p>
          </table:table-cell>
          <table:table-cell office:value-type="float" office:value="816.462">
            <text:p>816.462</text:p>
          </table:table-cell>
          <table:table-cell office:value-type="float" office:value="1.07445">
            <text:p>1.07445</text:p>
          </table:table-cell>
          <table:table-cell office:value-type="float" office:value="6">
            <text:p>6</text:p>
          </table:table-cell>
          <table:table-cell office:value-type="float" office:value="1.07296">
            <text:p>1.07296</text:p>
          </table:table-cell>
          <table:table-cell office:value-type="float" office:value="833.615">
            <text:p>833.615</text:p>
          </table:table-cell>
          <table:table-cell table:number-columns-repeated="6"/>
        </table:table-row>
        <table:table-row table:style-name="ro1">
          <table:table-cell office:value-type="float" office:value="1.05336">
            <text:p>1.05336</text:p>
          </table:table-cell>
          <table:table-cell office:value-type="float" office:value="11">
            <text:p>11</text:p>
          </table:table-cell>
          <table:table-cell office:value-type="float" office:value="1.05321">
            <text:p>1.05321</text:p>
          </table:table-cell>
          <table:table-cell office:value-type="float" office:value="816.462">
            <text:p>816.462</text:p>
          </table:table-cell>
          <table:table-cell office:value-type="float" office:value="1.06975">
            <text:p>1.06975</text:p>
          </table:table-cell>
          <table:table-cell office:value-type="float" office:value="6">
            <text:p>6</text:p>
          </table:table-cell>
          <table:table-cell office:value-type="float" office:value="1.06863">
            <text:p>1.06863</text:p>
          </table:table-cell>
          <table:table-cell office:value-type="float" office:value="833.615">
            <text:p>833.615</text:p>
          </table:table-cell>
          <table:table-cell table:number-columns-repeated="6"/>
        </table:table-row>
        <table:table-row table:style-name="ro1">
          <table:table-cell office:value-type="float" office:value="1.05614">
            <text:p>1.05614</text:p>
          </table:table-cell>
          <table:table-cell office:value-type="float" office:value="11">
            <text:p>11</text:p>
          </table:table-cell>
          <table:table-cell office:value-type="float" office:value="1.05485">
            <text:p>1.05485</text:p>
          </table:table-cell>
          <table:table-cell office:value-type="float" office:value="816.462">
            <text:p>816.462</text:p>
          </table:table-cell>
          <table:table-cell office:value-type="float" office:value="1.05981">
            <text:p>1.05981</text:p>
          </table:table-cell>
          <table:table-cell office:value-type="float" office:value="9">
            <text:p>9</text:p>
          </table:table-cell>
          <table:table-cell office:value-type="float" office:value="1.05853">
            <text:p>1.05853</text:p>
          </table:table-cell>
          <table:table-cell office:value-type="float" office:value="838.154">
            <text:p>838.154</text:p>
          </table:table-cell>
          <table:table-cell table:number-columns-repeated="6"/>
        </table:table-row>
        <table:table-row table:style-name="ro1">
          <table:table-cell office:value-type="float" office:value="1.05026">
            <text:p>1.05026</text:p>
          </table:table-cell>
          <table:table-cell office:value-type="float" office:value="11">
            <text:p>11</text:p>
          </table:table-cell>
          <table:table-cell office:value-type="float" office:value="1.04934">
            <text:p>1.04934</text:p>
          </table:table-cell>
          <table:table-cell office:value-type="float" office:value="816.462">
            <text:p>816.462</text:p>
          </table:table-cell>
          <table:table-cell office:value-type="float" office:value="1.04283">
            <text:p>1.04283</text:p>
          </table:table-cell>
          <table:table-cell office:value-type="float" office:value="11">
            <text:p>11</text:p>
          </table:table-cell>
          <table:table-cell office:value-type="float" office:value="1.04151">
            <text:p>1.04151</text:p>
          </table:table-cell>
          <table:table-cell office:value-type="float" office:value="816.462">
            <text:p>816.462</text:p>
          </table:table-cell>
          <table:table-cell table:number-columns-repeated="6"/>
        </table:table-row>
        <table:table-row table:style-name="ro1">
          <table:table-cell office:value-type="float" office:value="1.05524">
            <text:p>1.05524</text:p>
          </table:table-cell>
          <table:table-cell office:value-type="float" office:value="11">
            <text:p>11</text:p>
          </table:table-cell>
          <table:table-cell office:value-type="float" office:value="1.05419">
            <text:p>1.05419</text:p>
          </table:table-cell>
          <table:table-cell office:value-type="float" office:value="816.462">
            <text:p>816.462</text:p>
          </table:table-cell>
          <table:table-cell office:value-type="float" office:value="1.04921">
            <text:p>1.04921</text:p>
          </table:table-cell>
          <table:table-cell office:value-type="float" office:value="8">
            <text:p>8</text:p>
          </table:table-cell>
          <table:table-cell office:value-type="float" office:value="1.04943">
            <text:p>1.04943</text:p>
          </table:table-cell>
          <table:table-cell office:value-type="float" office:value="816.462">
            <text:p>816.462</text:p>
          </table:table-cell>
          <table:table-cell table:number-columns-repeated="6"/>
        </table:table-row>
        <table:table-row table:style-name="ro1">
          <table:table-cell office:value-type="float" office:value="1.05195">
            <text:p>1.05195</text:p>
          </table:table-cell>
          <table:table-cell office:value-type="float" office:value="11">
            <text:p>11</text:p>
          </table:table-cell>
          <table:table-cell office:value-type="float" office:value="1.05175">
            <text:p>1.05175</text:p>
          </table:table-cell>
          <table:table-cell office:value-type="float" office:value="816.462">
            <text:p>816.462</text:p>
          </table:table-cell>
          <table:table-cell office:value-type="float" office:value="1.06749">
            <text:p>1.06749</text:p>
          </table:table-cell>
          <table:table-cell office:value-type="float" office:value="11">
            <text:p>11</text:p>
          </table:table-cell>
          <table:table-cell office:value-type="float" office:value="1.0667">
            <text:p>1.0667</text:p>
          </table:table-cell>
          <table:table-cell office:value-type="float" office:value="816.462">
            <text:p>816.462</text:p>
          </table:table-cell>
          <table:table-cell table:number-columns-repeated="6"/>
        </table:table-row>
        <table:table-row table:style-name="ro1">
          <table:table-cell office:value-type="float" office:value="1.05974">
            <text:p>1.05974</text:p>
          </table:table-cell>
          <table:table-cell office:value-type="float" office:value="11">
            <text:p>11</text:p>
          </table:table-cell>
          <table:table-cell office:value-type="float" office:value="1.05876">
            <text:p>1.05876</text:p>
          </table:table-cell>
          <table:table-cell office:value-type="float" office:value="816.462">
            <text:p>816.462</text:p>
          </table:table-cell>
          <table:table-cell office:value-type="float" office:value="1.03723">
            <text:p>1.03723</text:p>
          </table:table-cell>
          <table:table-cell office:value-type="float" office:value="13">
            <text:p>13</text:p>
          </table:table-cell>
          <table:table-cell office:value-type="float" office:value="1.03709">
            <text:p>1.03709</text:p>
          </table:table-cell>
          <table:table-cell office:value-type="float" office:value="841.846">
            <text:p>841.846</text:p>
          </table:table-cell>
          <table:table-cell table:number-columns-repeated="6"/>
        </table:table-row>
        <table:table-row table:style-name="ro1">
          <table:table-cell office:value-type="float" office:value="1.05041">
            <text:p>1.05041</text:p>
          </table:table-cell>
          <table:table-cell office:value-type="float" office:value="11">
            <text:p>11</text:p>
          </table:table-cell>
          <table:table-cell office:value-type="float" office:value="1.04934">
            <text:p>1.04934</text:p>
          </table:table-cell>
          <table:table-cell office:value-type="float" office:value="816.462">
            <text:p>816.462</text:p>
          </table:table-cell>
          <table:table-cell office:value-type="float" office:value="1.03898">
            <text:p>1.03898</text:p>
          </table:table-cell>
          <table:table-cell office:value-type="float" office:value="13">
            <text:p>13</text:p>
          </table:table-cell>
          <table:table-cell office:value-type="float" office:value="1.03957">
            <text:p>1.03957</text:p>
          </table:table-cell>
          <table:table-cell office:value-type="float" office:value="841.846">
            <text:p>841.846</text:p>
          </table:table-cell>
          <table:table-cell table:number-columns-repeated="6"/>
        </table:table-row>
        <table:table-row table:style-name="ro1">
          <table:table-cell office:value-type="float" office:value="1.0556">
            <text:p>1.0556</text:p>
          </table:table-cell>
          <table:table-cell office:value-type="float" office:value="12">
            <text:p>12</text:p>
          </table:table-cell>
          <table:table-cell office:value-type="float" office:value="1.0551">
            <text:p>1.0551</text:p>
          </table:table-cell>
          <table:table-cell office:value-type="float" office:value="816.462">
            <text:p>816.462</text:p>
          </table:table-cell>
          <table:table-cell office:value-type="float" office:value="1.04826">
            <text:p>1.04826</text:p>
          </table:table-cell>
          <table:table-cell office:value-type="float" office:value="9">
            <text:p>9</text:p>
          </table:table-cell>
          <table:table-cell office:value-type="float" office:value="1.04756">
            <text:p>1.04756</text:p>
          </table:table-cell>
          <table:table-cell office:value-type="float" office:value="816.462">
            <text:p>816.462</text:p>
          </table:table-cell>
          <table:table-cell table:number-columns-repeated="6"/>
        </table:table-row>
        <table:table-row table:style-name="ro1">
          <table:table-cell office:value-type="float" office:value="1.05539">
            <text:p>1.05539</text:p>
          </table:table-cell>
          <table:table-cell office:value-type="float" office:value="11">
            <text:p>11</text:p>
          </table:table-cell>
          <table:table-cell office:value-type="float" office:value="1.05408">
            <text:p>1.05408</text:p>
          </table:table-cell>
          <table:table-cell office:value-type="float" office:value="816.462">
            <text:p>816.462</text:p>
          </table:table-cell>
          <table:table-cell office:value-type="float" office:value="1.06257">
            <text:p>1.06257</text:p>
          </table:table-cell>
          <table:table-cell office:value-type="float" office:value="9">
            <text:p>9</text:p>
          </table:table-cell>
          <table:table-cell office:value-type="float" office:value="1.0618">
            <text:p>1.0618</text:p>
          </table:table-cell>
          <table:table-cell office:value-type="float" office:value="837">
            <text:p>837</text:p>
          </table:table-cell>
          <table:table-cell table:number-columns-repeated="6"/>
        </table:table-row>
        <table:table-row table:style-name="ro1">
          <table:table-cell office:value-type="float" office:value="1.05092">
            <text:p>1.05092</text:p>
          </table:table-cell>
          <table:table-cell office:value-type="float" office:value="11">
            <text:p>11</text:p>
          </table:table-cell>
          <table:table-cell office:value-type="float" office:value="1.0502">
            <text:p>1.0502</text:p>
          </table:table-cell>
          <table:table-cell office:value-type="float" office:value="816.462">
            <text:p>816.462</text:p>
          </table:table-cell>
          <table:table-cell office:value-type="float" office:value="1.03728">
            <text:p>1.03728</text:p>
          </table:table-cell>
          <table:table-cell office:value-type="float" office:value="13">
            <text:p>13</text:p>
          </table:table-cell>
          <table:table-cell office:value-type="float" office:value="1.03715">
            <text:p>1.03715</text:p>
          </table:table-cell>
          <table:table-cell office:value-type="float" office:value="841.846">
            <text:p>841.846</text:p>
          </table:table-cell>
          <table:table-cell table:number-columns-repeated="6"/>
        </table:table-row>
        <table:table-row table:style-name="ro1">
          <table:table-cell office:value-type="float" office:value="1.05539">
            <text:p>1.05539</text:p>
          </table:table-cell>
          <table:table-cell office:value-type="float" office:value="11">
            <text:p>11</text:p>
          </table:table-cell>
          <table:table-cell office:value-type="float" office:value="1.05408">
            <text:p>1.05408</text:p>
          </table:table-cell>
          <table:table-cell office:value-type="float" office:value="816.462">
            <text:p>816.462</text:p>
          </table:table-cell>
          <table:table-cell office:value-type="float" office:value="1.05818">
            <text:p>1.05818</text:p>
          </table:table-cell>
          <table:table-cell office:value-type="float" office:value="9">
            <text:p>9</text:p>
          </table:table-cell>
          <table:table-cell office:value-type="float" office:value="1.05672">
            <text:p>1.05672</text:p>
          </table:table-cell>
          <table:table-cell office:value-type="float" office:value="838.154">
            <text:p>838.154</text:p>
          </table:table-cell>
          <table:table-cell table:number-columns-repeated="6"/>
        </table:table-row>
        <table:table-row table:style-name="ro1">
          <table:table-cell office:value-type="float" office:value="1.05731">
            <text:p>1.05731</text:p>
          </table:table-cell>
          <table:table-cell office:value-type="float" office:value="11">
            <text:p>11</text:p>
          </table:table-cell>
          <table:table-cell office:value-type="float" office:value="1.05576">
            <text:p>1.05576</text:p>
          </table:table-cell>
          <table:table-cell office:value-type="float" office:value="816.462">
            <text:p>816.462</text:p>
          </table:table-cell>
          <table:table-cell office:value-type="float" office:value="1.07557">
            <text:p>1.07557</text:p>
          </table:table-cell>
          <table:table-cell office:value-type="float" office:value="6">
            <text:p>6</text:p>
          </table:table-cell>
          <table:table-cell office:value-type="float" office:value="1.07424">
            <text:p>1.07424</text:p>
          </table:table-cell>
          <table:table-cell office:value-type="float" office:value="833.615">
            <text:p>833.615</text:p>
          </table:table-cell>
          <table:table-cell table:number-columns-repeated="6"/>
        </table:table-row>
        <table:table-row table:style-name="ro1">
          <table:table-cell office:value-type="float" office:value="1.05336">
            <text:p>1.05336</text:p>
          </table:table-cell>
          <table:table-cell office:value-type="float" office:value="11">
            <text:p>11</text:p>
          </table:table-cell>
          <table:table-cell office:value-type="float" office:value="1.05321">
            <text:p>1.05321</text:p>
          </table:table-cell>
          <table:table-cell office:value-type="float" office:value="816.462">
            <text:p>816.462</text:p>
          </table:table-cell>
          <table:table-cell office:value-type="float" office:value="1.08525">
            <text:p>1.08525</text:p>
          </table:table-cell>
          <table:table-cell office:value-type="float" office:value="6">
            <text:p>6</text:p>
          </table:table-cell>
          <table:table-cell office:value-type="float" office:value="1.08303">
            <text:p>1.08303</text:p>
          </table:table-cell>
          <table:table-cell office:value-type="float" office:value="842.615">
            <text:p>842.615</text:p>
          </table:table-cell>
          <table:table-cell table:number-columns-repeated="6"/>
        </table:table-row>
        <table:table-row table:style-name="ro1">
          <table:table-cell office:value-type="float" office:value="1.05195">
            <text:p>1.05195</text:p>
          </table:table-cell>
          <table:table-cell office:value-type="float" office:value="11">
            <text:p>11</text:p>
          </table:table-cell>
          <table:table-cell office:value-type="float" office:value="1.05175">
            <text:p>1.05175</text:p>
          </table:table-cell>
          <table:table-cell office:value-type="float" office:value="816.462">
            <text:p>816.462</text:p>
          </table:table-cell>
          <table:table-cell office:value-type="float" office:value="1.03898">
            <text:p>1.03898</text:p>
          </table:table-cell>
          <table:table-cell office:value-type="float" office:value="13">
            <text:p>13</text:p>
          </table:table-cell>
          <table:table-cell office:value-type="float" office:value="1.03957">
            <text:p>1.03957</text:p>
          </table:table-cell>
          <table:table-cell office:value-type="float" office:value="841.846">
            <text:p>841.846</text:p>
          </table:table-cell>
          <table:table-cell table:number-columns-repeated="6"/>
        </table:table-row>
        <table:table-row table:style-name="ro1">
          <table:table-cell office:value-type="float" office:value="1.05647">
            <text:p>1.05647</text:p>
          </table:table-cell>
          <table:table-cell office:value-type="float" office:value="11">
            <text:p>11</text:p>
          </table:table-cell>
          <table:table-cell office:value-type="float" office:value="1.05467">
            <text:p>1.05467</text:p>
          </table:table-cell>
          <table:table-cell office:value-type="float" office:value="816.462">
            <text:p>816.462</text:p>
          </table:table-cell>
          <table:table-cell office:value-type="float" office:value="1.03728">
            <text:p>1.03728</text:p>
          </table:table-cell>
          <table:table-cell office:value-type="float" office:value="13">
            <text:p>13</text:p>
          </table:table-cell>
          <table:table-cell office:value-type="float" office:value="1.03715">
            <text:p>1.03715</text:p>
          </table:table-cell>
          <table:table-cell office:value-type="float" office:value="841.846">
            <text:p>841.846</text:p>
          </table:table-cell>
          <table:table-cell table:number-columns-repeated="6"/>
        </table:table-row>
        <table:table-row table:style-name="ro1">
          <table:table-cell office:value-type="float" office:value="1.05783">
            <text:p>1.05783</text:p>
          </table:table-cell>
          <table:table-cell office:value-type="float" office:value="11">
            <text:p>11</text:p>
          </table:table-cell>
          <table:table-cell office:value-type="float" office:value="1.05617">
            <text:p>1.05617</text:p>
          </table:table-cell>
          <table:table-cell office:value-type="float" office:value="816.462">
            <text:p>816.462</text:p>
          </table:table-cell>
          <table:table-cell office:value-type="float" office:value="1.03732">
            <text:p>1.03732</text:p>
          </table:table-cell>
          <table:table-cell office:value-type="float" office:value="13">
            <text:p>13</text:p>
          </table:table-cell>
          <table:table-cell office:value-type="float" office:value="1.03749">
            <text:p>1.03749</text:p>
          </table:table-cell>
          <table:table-cell office:value-type="float" office:value="841.846">
            <text:p>841.846</text:p>
          </table:table-cell>
          <table:table-cell table:number-columns-repeated="6"/>
        </table:table-row>
        <table:table-row table:style-name="ro1">
          <table:table-cell office:value-type="float" office:value="1.05009">
            <text:p>1.05009</text:p>
          </table:table-cell>
          <table:table-cell office:value-type="float" office:value="11">
            <text:p>11</text:p>
          </table:table-cell>
          <table:table-cell office:value-type="float" office:value="1.04911">
            <text:p>1.04911</text:p>
          </table:table-cell>
          <table:table-cell office:value-type="float" office:value="816.462">
            <text:p>816.462</text:p>
          </table:table-cell>
          <table:table-cell office:value-type="float" office:value="1.03761">
            <text:p>1.03761</text:p>
          </table:table-cell>
          <table:table-cell office:value-type="float" office:value="13">
            <text:p>13</text:p>
          </table:table-cell>
          <table:table-cell office:value-type="float" office:value="1.03741">
            <text:p>1.03741</text:p>
          </table:table-cell>
          <table:table-cell office:value-type="float" office:value="841.846">
            <text:p>841.846</text:p>
          </table:table-cell>
          <table:table-cell table:number-columns-repeated="6"/>
        </table:table-row>
        <table:table-row table:style-name="ro1">
          <table:table-cell office:value-type="float" office:value="1.05163">
            <text:p>1.05163</text:p>
          </table:table-cell>
          <table:table-cell office:value-type="float" office:value="11">
            <text:p>11</text:p>
          </table:table-cell>
          <table:table-cell office:value-type="float" office:value="1.05112">
            <text:p>1.05112</text:p>
          </table:table-cell>
          <table:table-cell office:value-type="float" office:value="816.462">
            <text:p>816.462</text:p>
          </table:table-cell>
          <table:table-cell office:value-type="float" office:value="1.05124">
            <text:p>1.05124</text:p>
          </table:table-cell>
          <table:table-cell office:value-type="float" office:value="11">
            <text:p>11</text:p>
          </table:table-cell>
          <table:table-cell office:value-type="float" office:value="1.05166">
            <text:p>1.05166</text:p>
          </table:table-cell>
          <table:table-cell office:value-type="float" office:value="840.538">
            <text:p>840.538</text:p>
          </table:table-cell>
          <table:table-cell table:number-columns-repeated="6"/>
        </table:table-row>
        <table:table-row table:style-name="ro1">
          <table:table-cell office:value-type="float" office:value="1.05193">
            <text:p>1.05193</text:p>
          </table:table-cell>
          <table:table-cell office:value-type="float" office:value="11">
            <text:p>11</text:p>
          </table:table-cell>
          <table:table-cell office:value-type="float" office:value="1.0512">
            <text:p>1.0512</text:p>
          </table:table-cell>
          <table:table-cell office:value-type="float" office:value="816.462">
            <text:p>816.462</text:p>
          </table:table-cell>
          <table:table-cell office:value-type="float" office:value="1.06732">
            <text:p>1.06732</text:p>
          </table:table-cell>
          <table:table-cell office:value-type="float" office:value="6">
            <text:p>6</text:p>
          </table:table-cell>
          <table:table-cell office:value-type="float" office:value="1.06607">
            <text:p>1.06607</text:p>
          </table:table-cell>
          <table:table-cell office:value-type="float" office:value="828.154">
            <text:p>828.154</text:p>
          </table:table-cell>
          <table:table-cell table:number-columns-repeated="6"/>
        </table:table-row>
        <table:table-row table:style-name="ro1">
          <table:table-cell office:value-type="string">
            <text:p>Label 14 </text:p>
          </table:table-cell>
          <table:table-cell table:number-columns-repeated="3"/>
          <table:table-cell office:value-type="string">
            <text:p>Label 14 </text:p>
          </table:table-cell>
          <table:table-cell table:number-columns-repeated="9"/>
        </table:table-row>
        <table:table-row table:style-name="ro1">
          <table:table-cell office:value-type="float" office:value="1.08713">
            <text:p>1.08713</text:p>
          </table:table-cell>
          <table:table-cell office:value-type="float" office:value="11">
            <text:p>11</text:p>
          </table:table-cell>
          <table:table-cell office:value-type="float" office:value="1.08492">
            <text:p>1.08492</text:p>
          </table:table-cell>
          <table:table-cell office:value-type="float" office:value="845.214">
            <text:p>845.214</text:p>
          </table:table-cell>
          <table:table-cell office:value-type="float" office:value="1.04197">
            <text:p>1.04197</text:p>
          </table:table-cell>
          <table:table-cell office:value-type="float" office:value="14">
            <text:p>14</text:p>
          </table:table-cell>
          <table:table-cell office:value-type="float" office:value="1.04228">
            <text:p>1.04228</text:p>
          </table:table-cell>
          <table:table-cell office:value-type="float" office:value="845.214">
            <text:p>845.214</text:p>
          </table:table-cell>
          <table:table-cell table:number-columns-repeated="6"/>
        </table:table-row>
        <table:table-row table:style-name="ro1">
          <table:table-cell office:value-type="float" office:value="1.06944">
            <text:p>1.06944</text:p>
          </table:table-cell>
          <table:table-cell office:value-type="float" office:value="15">
            <text:p>15</text:p>
          </table:table-cell>
          <table:table-cell office:value-type="float" office:value="1.06992">
            <text:p>1.06992</text:p>
          </table:table-cell>
          <table:table-cell office:value-type="float" office:value="845.214">
            <text:p>845.214</text:p>
          </table:table-cell>
          <table:table-cell office:value-type="float" office:value="1.04403">
            <text:p>1.04403</text:p>
          </table:table-cell>
          <table:table-cell office:value-type="float" office:value="14">
            <text:p>14</text:p>
          </table:table-cell>
          <table:table-cell office:value-type="float" office:value="1.04513">
            <text:p>1.04513</text:p>
          </table:table-cell>
          <table:table-cell office:value-type="float" office:value="845.214">
            <text:p>845.214</text:p>
          </table:table-cell>
          <table:table-cell table:number-columns-repeated="6"/>
        </table:table-row>
        <table:table-row table:style-name="ro1">
          <table:table-cell office:value-type="float" office:value="1.08781">
            <text:p>1.08781</text:p>
          </table:table-cell>
          <table:table-cell office:value-type="float" office:value="11">
            <text:p>11</text:p>
          </table:table-cell>
          <table:table-cell office:value-type="float" office:value="1.08428">
            <text:p>1.08428</text:p>
          </table:table-cell>
          <table:table-cell office:value-type="float" office:value="845.214">
            <text:p>845.214</text:p>
          </table:table-cell>
          <table:table-cell office:value-type="float" office:value="1.05533">
            <text:p>1.05533</text:p>
          </table:table-cell>
          <table:table-cell office:value-type="float" office:value="12">
            <text:p>12</text:p>
          </table:table-cell>
          <table:table-cell office:value-type="float" office:value="1.05711">
            <text:p>1.05711</text:p>
          </table:table-cell>
          <table:table-cell office:value-type="float" office:value="845.214">
            <text:p>845.214</text:p>
          </table:table-cell>
          <table:table-cell table:number-columns-repeated="6"/>
        </table:table-row>
        <table:table-row table:style-name="ro1">
          <table:table-cell office:value-type="float" office:value="1.08159">
            <text:p>1.08159</text:p>
          </table:table-cell>
          <table:table-cell office:value-type="float" office:value="11">
            <text:p>11</text:p>
          </table:table-cell>
          <table:table-cell office:value-type="float" office:value="1.07942">
            <text:p>1.07942</text:p>
          </table:table-cell>
          <table:table-cell office:value-type="float" office:value="845.214">
            <text:p>845.214</text:p>
          </table:table-cell>
          <table:table-cell office:value-type="float" office:value="1.04613">
            <text:p>1.04613</text:p>
          </table:table-cell>
          <table:table-cell office:value-type="float" office:value="14">
            <text:p>14</text:p>
          </table:table-cell>
          <table:table-cell office:value-type="float" office:value="1.04733">
            <text:p>1.04733</text:p>
          </table:table-cell>
          <table:table-cell office:value-type="float" office:value="845.214">
            <text:p>845.214</text:p>
          </table:table-cell>
          <table:table-cell table:number-columns-repeated="6"/>
        </table:table-row>
        <table:table-row table:style-name="ro1">
          <table:table-cell office:value-type="float" office:value="1.09772">
            <text:p>1.09772</text:p>
          </table:table-cell>
          <table:table-cell office:value-type="float" office:value="14">
            <text:p>14</text:p>
          </table:table-cell>
          <table:table-cell office:value-type="float" office:value="1.09346">
            <text:p>1.09346</text:p>
          </table:table-cell>
          <table:table-cell office:value-type="float" office:value="845.214">
            <text:p>845.214</text:p>
          </table:table-cell>
          <table:table-cell office:value-type="float" office:value="1.04785">
            <text:p>1.04785</text:p>
          </table:table-cell>
          <table:table-cell office:value-type="float" office:value="11">
            <text:p>11</text:p>
          </table:table-cell>
          <table:table-cell office:value-type="float" office:value="1.04793">
            <text:p>1.04793</text:p>
          </table:table-cell>
          <table:table-cell office:value-type="float" office:value="845.214">
            <text:p>845.214</text:p>
          </table:table-cell>
          <table:table-cell table:number-columns-repeated="6"/>
        </table:table-row>
        <table:table-row table:style-name="ro1">
          <table:table-cell office:value-type="float" office:value="1.07844">
            <text:p>1.07844</text:p>
          </table:table-cell>
          <table:table-cell office:value-type="float" office:value="11">
            <text:p>11</text:p>
          </table:table-cell>
          <table:table-cell office:value-type="float" office:value="1.07583">
            <text:p>1.07583</text:p>
          </table:table-cell>
          <table:table-cell office:value-type="float" office:value="845.214">
            <text:p>845.214</text:p>
          </table:table-cell>
          <table:table-cell office:value-type="float" office:value="1.05851">
            <text:p>1.05851</text:p>
          </table:table-cell>
          <table:table-cell office:value-type="float" office:value="8">
            <text:p>8</text:p>
          </table:table-cell>
          <table:table-cell office:value-type="float" office:value="1.0584">
            <text:p>1.0584</text:p>
          </table:table-cell>
          <table:table-cell office:value-type="float" office:value="845.214">
            <text:p>845.214</text:p>
          </table:table-cell>
          <table:table-cell table:number-columns-repeated="6"/>
        </table:table-row>
        <table:table-row table:style-name="ro1">
          <table:table-cell office:value-type="float" office:value="1.09117">
            <text:p>1.09117</text:p>
          </table:table-cell>
          <table:table-cell office:value-type="float" office:value="14">
            <text:p>14</text:p>
          </table:table-cell>
          <table:table-cell office:value-type="float" office:value="1.08794">
            <text:p>1.08794</text:p>
          </table:table-cell>
          <table:table-cell office:value-type="float" office:value="845.214">
            <text:p>845.214</text:p>
          </table:table-cell>
          <table:table-cell office:value-type="float" office:value="1.03727">
            <text:p>1.03727</text:p>
          </table:table-cell>
          <table:table-cell office:value-type="float" office:value="14">
            <text:p>14</text:p>
          </table:table-cell>
          <table:table-cell office:value-type="float" office:value="1.03748">
            <text:p>1.03748</text:p>
          </table:table-cell>
          <table:table-cell office:value-type="float" office:value="845.214">
            <text:p>845.214</text:p>
          </table:table-cell>
          <table:table-cell table:number-columns-repeated="6"/>
        </table:table-row>
        <table:table-row table:style-name="ro1">
          <table:table-cell office:value-type="float" office:value="1.08108">
            <text:p>1.08108</text:p>
          </table:table-cell>
          <table:table-cell office:value-type="float" office:value="11">
            <text:p>11</text:p>
          </table:table-cell>
          <table:table-cell office:value-type="float" office:value="1.07926">
            <text:p>1.07926</text:p>
          </table:table-cell>
          <table:table-cell office:value-type="float" office:value="845.214">
            <text:p>845.214</text:p>
          </table:table-cell>
          <table:table-cell office:value-type="float" office:value="1.06355">
            <text:p>1.06355</text:p>
          </table:table-cell>
          <table:table-cell office:value-type="float" office:value="11">
            <text:p>11</text:p>
          </table:table-cell>
          <table:table-cell office:value-type="float" office:value="1.06392">
            <text:p>1.06392</text:p>
          </table:table-cell>
          <table:table-cell office:value-type="float" office:value="845.214">
            <text:p>845.214</text:p>
          </table:table-cell>
          <table:table-cell table:number-columns-repeated="6"/>
        </table:table-row>
        <table:table-row table:style-name="ro1">
          <table:table-cell office:value-type="float" office:value="1.08786">
            <text:p>1.08786</text:p>
          </table:table-cell>
          <table:table-cell office:value-type="float" office:value="11">
            <text:p>11</text:p>
          </table:table-cell>
          <table:table-cell office:value-type="float" office:value="1.08523">
            <text:p>1.08523</text:p>
          </table:table-cell>
          <table:table-cell office:value-type="float" office:value="845.214">
            <text:p>845.214</text:p>
          </table:table-cell>
          <table:table-cell office:value-type="float" office:value="1.03796">
            <text:p>1.03796</text:p>
          </table:table-cell>
          <table:table-cell office:value-type="float" office:value="10">
            <text:p>10</text:p>
          </table:table-cell>
          <table:table-cell office:value-type="float" office:value="1.03798">
            <text:p>1.03798</text:p>
          </table:table-cell>
          <table:table-cell office:value-type="float" office:value="864.214">
            <text:p>864.214</text:p>
          </table:table-cell>
          <table:table-cell table:number-columns-repeated="6"/>
        </table:table-row>
        <table:table-row table:style-name="ro1">
          <table:table-cell office:value-type="float" office:value="1.0914">
            <text:p>1.0914</text:p>
          </table:table-cell>
          <table:table-cell office:value-type="float" office:value="14">
            <text:p>14</text:p>
          </table:table-cell>
          <table:table-cell office:value-type="float" office:value="1.0881">
            <text:p>1.0881</text:p>
          </table:table-cell>
          <table:table-cell office:value-type="float" office:value="845.214">
            <text:p>845.214</text:p>
          </table:table-cell>
          <table:table-cell office:value-type="float" office:value="1.06238">
            <text:p>1.06238</text:p>
          </table:table-cell>
          <table:table-cell office:value-type="float" office:value="8">
            <text:p>8</text:p>
          </table:table-cell>
          <table:table-cell office:value-type="float" office:value="1.06332">
            <text:p>1.06332</text:p>
          </table:table-cell>
          <table:table-cell office:value-type="float" office:value="845.214">
            <text:p>845.214</text:p>
          </table:table-cell>
          <table:table-cell table:number-columns-repeated="6"/>
        </table:table-row>
        <table:table-row table:style-name="ro1">
          <table:table-cell office:value-type="float" office:value="1.08513">
            <text:p>1.08513</text:p>
          </table:table-cell>
          <table:table-cell office:value-type="float" office:value="11">
            <text:p>11</text:p>
          </table:table-cell>
          <table:table-cell office:value-type="float" office:value="1.0825">
            <text:p>1.0825</text:p>
          </table:table-cell>
          <table:table-cell office:value-type="float" office:value="845.214">
            <text:p>845.214</text:p>
          </table:table-cell>
          <table:table-cell office:value-type="float" office:value="1.04279">
            <text:p>1.04279</text:p>
          </table:table-cell>
          <table:table-cell office:value-type="float" office:value="14">
            <text:p>14</text:p>
          </table:table-cell>
          <table:table-cell office:value-type="float" office:value="1.04322">
            <text:p>1.04322</text:p>
          </table:table-cell>
          <table:table-cell office:value-type="float" office:value="845.214">
            <text:p>845.214</text:p>
          </table:table-cell>
          <table:table-cell table:number-columns-repeated="6"/>
        </table:table-row>
        <table:table-row table:style-name="ro1">
          <table:table-cell office:value-type="float" office:value="1.08229">
            <text:p>1.08229</text:p>
          </table:table-cell>
          <table:table-cell office:value-type="float" office:value="11">
            <text:p>11</text:p>
          </table:table-cell>
          <table:table-cell office:value-type="float" office:value="1.08008">
            <text:p>1.08008</text:p>
          </table:table-cell>
          <table:table-cell office:value-type="float" office:value="845.214">
            <text:p>845.214</text:p>
          </table:table-cell>
          <table:table-cell office:value-type="float" office:value="1.04771">
            <text:p>1.04771</text:p>
          </table:table-cell>
          <table:table-cell office:value-type="float" office:value="14">
            <text:p>14</text:p>
          </table:table-cell>
          <table:table-cell office:value-type="float" office:value="1.04796">
            <text:p>1.04796</text:p>
          </table:table-cell>
          <table:table-cell office:value-type="float" office:value="845.214">
            <text:p>845.214</text:p>
          </table:table-cell>
          <table:table-cell table:number-columns-repeated="6"/>
        </table:table-row>
        <table:table-row table:style-name="ro1">
          <table:table-cell office:value-type="float" office:value="1.08938">
            <text:p>1.08938</text:p>
          </table:table-cell>
          <table:table-cell office:value-type="float" office:value="14">
            <text:p>14</text:p>
          </table:table-cell>
          <table:table-cell office:value-type="float" office:value="1.08683">
            <text:p>1.08683</text:p>
          </table:table-cell>
          <table:table-cell office:value-type="float" office:value="845.214">
            <text:p>845.214</text:p>
          </table:table-cell>
          <table:table-cell office:value-type="float" office:value="1.05197">
            <text:p>1.05197</text:p>
          </table:table-cell>
          <table:table-cell office:value-type="float" office:value="8">
            <text:p>8</text:p>
          </table:table-cell>
          <table:table-cell office:value-type="float" office:value="1.05251">
            <text:p>1.05251</text:p>
          </table:table-cell>
          <table:table-cell office:value-type="float" office:value="845.214">
            <text:p>845.214</text:p>
          </table:table-cell>
          <table:table-cell table:number-columns-repeated="6"/>
        </table:table-row>
        <table:table-row table:style-name="ro1">
          <table:table-cell office:value-type="float" office:value="1.08639">
            <text:p>1.08639</text:p>
          </table:table-cell>
          <table:table-cell office:value-type="float" office:value="11">
            <text:p>11</text:p>
          </table:table-cell>
          <table:table-cell office:value-type="float" office:value="1.0843">
            <text:p>1.0843</text:p>
          </table:table-cell>
          <table:table-cell office:value-type="float" office:value="845.214">
            <text:p>845.214</text:p>
          </table:table-cell>
          <table:table-cell office:value-type="float" office:value="1.05376">
            <text:p>1.05376</text:p>
          </table:table-cell>
          <table:table-cell office:value-type="float" office:value="6">
            <text:p>6</text:p>
          </table:table-cell>
          <table:table-cell office:value-type="float" office:value="1.0529">
            <text:p>1.0529</text:p>
          </table:table-cell>
          <table:table-cell office:value-type="float" office:value="850.714">
            <text:p>850.714</text:p>
          </table:table-cell>
          <table:table-cell table:number-columns-repeated="6"/>
        </table:table-row>
        <table:table-row table:style-name="ro1">
          <table:table-cell office:value-type="float" office:value="1.08734">
            <text:p>1.08734</text:p>
          </table:table-cell>
          <table:table-cell office:value-type="float" office:value="11">
            <text:p>11</text:p>
          </table:table-cell>
          <table:table-cell office:value-type="float" office:value="1.08514">
            <text:p>1.08514</text:p>
          </table:table-cell>
          <table:table-cell office:value-type="float" office:value="845.214">
            <text:p>845.214</text:p>
          </table:table-cell>
          <table:table-cell office:value-type="float" office:value="1.06191">
            <text:p>1.06191</text:p>
          </table:table-cell>
          <table:table-cell office:value-type="float" office:value="7">
            <text:p>7</text:p>
          </table:table-cell>
          <table:table-cell office:value-type="float" office:value="1.06027">
            <text:p>1.06027</text:p>
          </table:table-cell>
          <table:table-cell office:value-type="float" office:value="845.214">
            <text:p>845.214</text:p>
          </table:table-cell>
          <table:table-cell table:number-columns-repeated="6"/>
        </table:table-row>
        <table:table-row table:style-name="ro1">
          <table:table-cell office:value-type="float" office:value="1.09363">
            <text:p>1.09363</text:p>
          </table:table-cell>
          <table:table-cell office:value-type="float" office:value="14">
            <text:p>14</text:p>
          </table:table-cell>
          <table:table-cell office:value-type="float" office:value="1.09107">
            <text:p>1.09107</text:p>
          </table:table-cell>
          <table:table-cell office:value-type="float" office:value="845.214">
            <text:p>845.214</text:p>
          </table:table-cell>
          <table:table-cell office:value-type="float" office:value="1.0702">
            <text:p>1.0702</text:p>
          </table:table-cell>
          <table:table-cell office:value-type="float" office:value="4">
            <text:p>4</text:p>
          </table:table-cell>
          <table:table-cell office:value-type="float" office:value="1.06763">
            <text:p>1.06763</text:p>
          </table:table-cell>
          <table:table-cell office:value-type="float" office:value="845.214">
            <text:p>845.214</text:p>
          </table:table-cell>
          <table:table-cell table:number-columns-repeated="6"/>
        </table:table-row>
        <table:table-row table:style-name="ro1">
          <table:table-cell office:value-type="float" office:value="1.09477">
            <text:p>1.09477</text:p>
          </table:table-cell>
          <table:table-cell office:value-type="float" office:value="14">
            <text:p>14</text:p>
          </table:table-cell>
          <table:table-cell office:value-type="float" office:value="1.0902">
            <text:p>1.0902</text:p>
          </table:table-cell>
          <table:table-cell office:value-type="float" office:value="845.214">
            <text:p>845.214</text:p>
          </table:table-cell>
          <table:table-cell office:value-type="float" office:value="1.05303">
            <text:p>1.05303</text:p>
          </table:table-cell>
          <table:table-cell office:value-type="float" office:value="9">
            <text:p>9</text:p>
          </table:table-cell>
          <table:table-cell office:value-type="float" office:value="1.05056">
            <text:p>1.05056</text:p>
          </table:table-cell>
          <table:table-cell office:value-type="float" office:value="854.786">
            <text:p>854.786</text:p>
          </table:table-cell>
          <table:table-cell table:number-columns-repeated="6"/>
        </table:table-row>
        <table:table-row table:style-name="ro1">
          <table:table-cell office:value-type="float" office:value="1.07945">
            <text:p>1.07945</text:p>
          </table:table-cell>
          <table:table-cell office:value-type="float" office:value="11">
            <text:p>11</text:p>
          </table:table-cell>
          <table:table-cell office:value-type="float" office:value="1.07798">
            <text:p>1.07798</text:p>
          </table:table-cell>
          <table:table-cell office:value-type="float" office:value="845.214">
            <text:p>845.214</text:p>
          </table:table-cell>
          <table:table-cell office:value-type="float" office:value="1.0629">
            <text:p>1.0629</text:p>
          </table:table-cell>
          <table:table-cell office:value-type="float" office:value="10">
            <text:p>10</text:p>
          </table:table-cell>
          <table:table-cell office:value-type="float" office:value="1.06483">
            <text:p>1.06483</text:p>
          </table:table-cell>
          <table:table-cell office:value-type="float" office:value="845.214">
            <text:p>845.214</text:p>
          </table:table-cell>
          <table:table-cell table:number-columns-repeated="6"/>
        </table:table-row>
        <table:table-row table:style-name="ro1">
          <table:table-cell office:value-type="float" office:value="1.08207">
            <text:p>1.08207</text:p>
          </table:table-cell>
          <table:table-cell office:value-type="float" office:value="11">
            <text:p>11</text:p>
          </table:table-cell>
          <table:table-cell office:value-type="float" office:value="1.08051">
            <text:p>1.08051</text:p>
          </table:table-cell>
          <table:table-cell office:value-type="float" office:value="845.214">
            <text:p>845.214</text:p>
          </table:table-cell>
          <table:table-cell office:value-type="float" office:value="1.06112">
            <text:p>1.06112</text:p>
          </table:table-cell>
          <table:table-cell office:value-type="float" office:value="11">
            <text:p>11</text:p>
          </table:table-cell>
          <table:table-cell office:value-type="float" office:value="1.06231">
            <text:p>1.06231</text:p>
          </table:table-cell>
          <table:table-cell office:value-type="float" office:value="845.214">
            <text:p>845.214</text:p>
          </table:table-cell>
          <table:table-cell table:number-columns-repeated="6"/>
        </table:table-row>
        <table:table-row table:style-name="ro1">
          <table:table-cell office:value-type="float" office:value="1.08377">
            <text:p>1.08377</text:p>
          </table:table-cell>
          <table:table-cell office:value-type="float" office:value="11">
            <text:p>11</text:p>
          </table:table-cell>
          <table:table-cell office:value-type="float" office:value="1.08055">
            <text:p>1.08055</text:p>
          </table:table-cell>
          <table:table-cell office:value-type="float" office:value="845.214">
            <text:p>845.214</text:p>
          </table:table-cell>
          <table:table-cell office:value-type="float" office:value="1.07806">
            <text:p>1.07806</text:p>
          </table:table-cell>
          <table:table-cell office:value-type="float" office:value="5">
            <text:p>5</text:p>
          </table:table-cell>
          <table:table-cell office:value-type="float" office:value="1.07579">
            <text:p>1.07579</text:p>
          </table:table-cell>
          <table:table-cell office:value-type="float" office:value="848.643">
            <text:p>848.643</text:p>
          </table:table-cell>
          <table:table-cell table:number-columns-repeated="6"/>
        </table:table-row>
        <table:table-row table:style-name="ro1">
          <table:table-cell office:value-type="string">
            <text:p>Label 15 </text:p>
          </table:table-cell>
          <table:table-cell table:number-columns-repeated="3"/>
          <table:table-cell office:value-type="string">
            <text:p>Label 15 </text:p>
          </table:table-cell>
          <table:table-cell table:number-columns-repeated="9"/>
        </table:table-row>
        <table:table-row table:style-name="ro1">
          <table:table-cell office:value-type="float" office:value="1.0406">
            <text:p>1.0406</text:p>
          </table:table-cell>
          <table:table-cell office:value-type="float" office:value="16">
            <text:p>16</text:p>
          </table:table-cell>
          <table:table-cell office:value-type="float" office:value="1.04222">
            <text:p>1.04222</text:p>
          </table:table-cell>
          <table:table-cell office:value-type="float" office:value="873.267">
            <text:p>873.267</text:p>
          </table:table-cell>
          <table:table-cell office:value-type="float" office:value="1.04255">
            <text:p>1.04255</text:p>
          </table:table-cell>
          <table:table-cell office:value-type="float" office:value="13">
            <text:p>13</text:p>
          </table:table-cell>
          <table:table-cell office:value-type="float" office:value="1.04428">
            <text:p>1.04428</text:p>
          </table:table-cell>
          <table:table-cell office:value-type="float" office:value="873.267">
            <text:p>873.267</text:p>
          </table:table-cell>
          <table:table-cell table:number-columns-repeated="6"/>
        </table:table-row>
        <table:table-row table:style-name="ro1">
          <table:table-cell office:value-type="float" office:value="1.0406">
            <text:p>1.0406</text:p>
          </table:table-cell>
          <table:table-cell office:value-type="float" office:value="16">
            <text:p>16</text:p>
          </table:table-cell>
          <table:table-cell office:value-type="float" office:value="1.04222">
            <text:p>1.04222</text:p>
          </table:table-cell>
          <table:table-cell office:value-type="float" office:value="873.267">
            <text:p>873.267</text:p>
          </table:table-cell>
          <table:table-cell office:value-type="float" office:value="1.04192">
            <text:p>1.04192</text:p>
          </table:table-cell>
          <table:table-cell office:value-type="float" office:value="13">
            <text:p>13</text:p>
          </table:table-cell>
          <table:table-cell office:value-type="float" office:value="1.04302">
            <text:p>1.04302</text:p>
          </table:table-cell>
          <table:table-cell office:value-type="float" office:value="873.267">
            <text:p>873.267</text:p>
          </table:table-cell>
          <table:table-cell table:number-columns-repeated="6"/>
        </table:table-row>
        <table:table-row table:style-name="ro1">
          <table:table-cell office:value-type="float" office:value="1.0406">
            <text:p>1.0406</text:p>
          </table:table-cell>
          <table:table-cell office:value-type="float" office:value="16">
            <text:p>16</text:p>
          </table:table-cell>
          <table:table-cell office:value-type="float" office:value="1.04222">
            <text:p>1.04222</text:p>
          </table:table-cell>
          <table:table-cell office:value-type="float" office:value="873.267">
            <text:p>873.267</text:p>
          </table:table-cell>
          <table:table-cell office:value-type="float" office:value="1.0446">
            <text:p>1.0446</text:p>
          </table:table-cell>
          <table:table-cell office:value-type="float" office:value="13">
            <text:p>13</text:p>
          </table:table-cell>
          <table:table-cell office:value-type="float" office:value="1.0457">
            <text:p>1.0457</text:p>
          </table:table-cell>
          <table:table-cell office:value-type="float" office:value="873.267">
            <text:p>873.267</text:p>
          </table:table-cell>
          <table:table-cell table:number-columns-repeated="6"/>
        </table:table-row>
        <table:table-row table:style-name="ro1">
          <table:table-cell office:value-type="float" office:value="1.04037">
            <text:p>1.04037</text:p>
          </table:table-cell>
          <table:table-cell office:value-type="float" office:value="16">
            <text:p>16</text:p>
          </table:table-cell>
          <table:table-cell office:value-type="float" office:value="1.04193">
            <text:p>1.04193</text:p>
          </table:table-cell>
          <table:table-cell office:value-type="float" office:value="873.267">
            <text:p>873.267</text:p>
          </table:table-cell>
          <table:table-cell office:value-type="float" office:value="1.06276">
            <text:p>1.06276</text:p>
          </table:table-cell>
          <table:table-cell office:value-type="float" office:value="7">
            <text:p>7</text:p>
          </table:table-cell>
          <table:table-cell office:value-type="float" office:value="1.06285">
            <text:p>1.06285</text:p>
          </table:table-cell>
          <table:table-cell office:value-type="float" office:value="873.267">
            <text:p>873.267</text:p>
          </table:table-cell>
          <table:table-cell table:number-columns-repeated="6"/>
        </table:table-row>
        <table:table-row table:style-name="ro1">
          <table:table-cell office:value-type="float" office:value="1.0406">
            <text:p>1.0406</text:p>
          </table:table-cell>
          <table:table-cell office:value-type="float" office:value="16">
            <text:p>16</text:p>
          </table:table-cell>
          <table:table-cell office:value-type="float" office:value="1.04222">
            <text:p>1.04222</text:p>
          </table:table-cell>
          <table:table-cell office:value-type="float" office:value="873.267">
            <text:p>873.267</text:p>
          </table:table-cell>
          <table:table-cell office:value-type="float" office:value="1.04954">
            <text:p>1.04954</text:p>
          </table:table-cell>
          <table:table-cell office:value-type="float" office:value="12">
            <text:p>12</text:p>
          </table:table-cell>
          <table:table-cell office:value-type="float" office:value="1.05231">
            <text:p>1.05231</text:p>
          </table:table-cell>
          <table:table-cell office:value-type="float" office:value="873.267">
            <text:p>873.267</text:p>
          </table:table-cell>
          <table:table-cell table:number-columns-repeated="6"/>
        </table:table-row>
        <table:table-row table:style-name="ro1">
          <table:table-cell office:value-type="float" office:value="1.04414">
            <text:p>1.04414</text:p>
          </table:table-cell>
          <table:table-cell office:value-type="float" office:value="12">
            <text:p>12</text:p>
          </table:table-cell>
          <table:table-cell office:value-type="float" office:value="1.04399">
            <text:p>1.04399</text:p>
          </table:table-cell>
          <table:table-cell office:value-type="float" office:value="873.267">
            <text:p>873.267</text:p>
          </table:table-cell>
          <table:table-cell office:value-type="float" office:value="1.03997">
            <text:p>1.03997</text:p>
          </table:table-cell>
          <table:table-cell office:value-type="float" office:value="13">
            <text:p>13</text:p>
          </table:table-cell>
          <table:table-cell office:value-type="float" office:value="1.04219">
            <text:p>1.04219</text:p>
          </table:table-cell>
          <table:table-cell office:value-type="float" office:value="873.267">
            <text:p>873.267</text:p>
          </table:table-cell>
          <table:table-cell table:number-columns-repeated="6"/>
        </table:table-row>
        <table:table-row table:style-name="ro1">
          <table:table-cell office:value-type="float" office:value="1.03878">
            <text:p>1.03878</text:p>
          </table:table-cell>
          <table:table-cell office:value-type="float" office:value="16">
            <text:p>16</text:p>
          </table:table-cell>
          <table:table-cell office:value-type="float" office:value="1.0399">
            <text:p>1.0399</text:p>
          </table:table-cell>
          <table:table-cell office:value-type="float" office:value="873.267">
            <text:p>873.267</text:p>
          </table:table-cell>
          <table:table-cell office:value-type="float" office:value="1.06225">
            <text:p>1.06225</text:p>
          </table:table-cell>
          <table:table-cell office:value-type="float" office:value="6">
            <text:p>6</text:p>
          </table:table-cell>
          <table:table-cell office:value-type="float" office:value="1.06296">
            <text:p>1.06296</text:p>
          </table:table-cell>
          <table:table-cell office:value-type="float" office:value="873.267">
            <text:p>873.267</text:p>
          </table:table-cell>
          <table:table-cell table:number-columns-repeated="6"/>
        </table:table-row>
        <table:table-row table:style-name="ro1">
          <table:table-cell office:value-type="float" office:value="1.0406">
            <text:p>1.0406</text:p>
          </table:table-cell>
          <table:table-cell office:value-type="float" office:value="16">
            <text:p>16</text:p>
          </table:table-cell>
          <table:table-cell office:value-type="float" office:value="1.04222">
            <text:p>1.04222</text:p>
          </table:table-cell>
          <table:table-cell office:value-type="float" office:value="873.267">
            <text:p>873.267</text:p>
          </table:table-cell>
          <table:table-cell office:value-type="float" office:value="1.04908">
            <text:p>1.04908</text:p>
          </table:table-cell>
          <table:table-cell office:value-type="float" office:value="6">
            <text:p>6</text:p>
          </table:table-cell>
          <table:table-cell office:value-type="float" office:value="1.04875">
            <text:p>1.04875</text:p>
          </table:table-cell>
          <table:table-cell office:value-type="float" office:value="887.2">
            <text:p>887.2</text:p>
          </table:table-cell>
          <table:table-cell table:number-columns-repeated="6"/>
        </table:table-row>
        <table:table-row table:style-name="ro1">
          <table:table-cell office:value-type="float" office:value="1.04499">
            <text:p>1.04499</text:p>
          </table:table-cell>
          <table:table-cell office:value-type="float" office:value="12">
            <text:p>12</text:p>
          </table:table-cell>
          <table:table-cell office:value-type="float" office:value="1.045">
            <text:p>1.045</text:p>
          </table:table-cell>
          <table:table-cell office:value-type="float" office:value="873.267">
            <text:p>873.267</text:p>
          </table:table-cell>
          <table:table-cell office:value-type="float" office:value="1.05975">
            <text:p>1.05975</text:p>
          </table:table-cell>
          <table:table-cell office:value-type="float" office:value="8">
            <text:p>8</text:p>
          </table:table-cell>
          <table:table-cell office:value-type="float" office:value="1.06227">
            <text:p>1.06227</text:p>
          </table:table-cell>
          <table:table-cell office:value-type="float" office:value="873.267">
            <text:p>873.267</text:p>
          </table:table-cell>
          <table:table-cell table:number-columns-repeated="6"/>
        </table:table-row>
        <table:table-row table:style-name="ro1">
          <table:table-cell office:value-type="float" office:value="1.04782">
            <text:p>1.04782</text:p>
          </table:table-cell>
          <table:table-cell office:value-type="float" office:value="12">
            <text:p>12</text:p>
          </table:table-cell>
          <table:table-cell office:value-type="float" office:value="1.04858">
            <text:p>1.04858</text:p>
          </table:table-cell>
          <table:table-cell office:value-type="float" office:value="873.267">
            <text:p>873.267</text:p>
          </table:table-cell>
          <table:table-cell office:value-type="float" office:value="1.04184">
            <text:p>1.04184</text:p>
          </table:table-cell>
          <table:table-cell office:value-type="float" office:value="13">
            <text:p>13</text:p>
          </table:table-cell>
          <table:table-cell office:value-type="float" office:value="1.04336">
            <text:p>1.04336</text:p>
          </table:table-cell>
          <table:table-cell office:value-type="float" office:value="873.267">
            <text:p>873.267</text:p>
          </table:table-cell>
          <table:table-cell table:number-columns-repeated="6"/>
        </table:table-row>
        <table:table-row table:style-name="ro1">
          <table:table-cell office:value-type="float" office:value="1.04232">
            <text:p>1.04232</text:p>
          </table:table-cell>
          <table:table-cell office:value-type="float" office:value="16">
            <text:p>16</text:p>
          </table:table-cell>
          <table:table-cell office:value-type="float" office:value="1.04467">
            <text:p>1.04467</text:p>
          </table:table-cell>
          <table:table-cell office:value-type="float" office:value="873.267">
            <text:p>873.267</text:p>
          </table:table-cell>
          <table:table-cell office:value-type="float" office:value="1.06176">
            <text:p>1.06176</text:p>
          </table:table-cell>
          <table:table-cell office:value-type="float" office:value="7">
            <text:p>7</text:p>
          </table:table-cell>
          <table:table-cell office:value-type="float" office:value="1.05932">
            <text:p>1.05932</text:p>
          </table:table-cell>
          <table:table-cell office:value-type="float" office:value="879.267">
            <text:p>879.267</text:p>
          </table:table-cell>
          <table:table-cell table:number-columns-repeated="6"/>
        </table:table-row>
        <table:table-row table:style-name="ro1">
          <table:table-cell office:value-type="float" office:value="1.0406">
            <text:p>1.0406</text:p>
          </table:table-cell>
          <table:table-cell office:value-type="float" office:value="16">
            <text:p>16</text:p>
          </table:table-cell>
          <table:table-cell office:value-type="float" office:value="1.04222">
            <text:p>1.04222</text:p>
          </table:table-cell>
          <table:table-cell office:value-type="float" office:value="873.267">
            <text:p>873.267</text:p>
          </table:table-cell>
          <table:table-cell office:value-type="float" office:value="1.04063">
            <text:p>1.04063</text:p>
          </table:table-cell>
          <table:table-cell office:value-type="float" office:value="12">
            <text:p>12</text:p>
          </table:table-cell>
          <table:table-cell office:value-type="float" office:value="1.04154">
            <text:p>1.04154</text:p>
          </table:table-cell>
          <table:table-cell office:value-type="float" office:value="873.267">
            <text:p>873.267</text:p>
          </table:table-cell>
          <table:table-cell table:number-columns-repeated="6"/>
        </table:table-row>
        <table:table-row table:style-name="ro1">
          <table:table-cell office:value-type="float" office:value="1.03993">
            <text:p>1.03993</text:p>
          </table:table-cell>
          <table:table-cell office:value-type="float" office:value="16">
            <text:p>16</text:p>
          </table:table-cell>
          <table:table-cell office:value-type="float" office:value="1.04146">
            <text:p>1.04146</text:p>
          </table:table-cell>
          <table:table-cell office:value-type="float" office:value="873.267">
            <text:p>873.267</text:p>
          </table:table-cell>
          <table:table-cell office:value-type="float" office:value="1.03678">
            <text:p>1.03678</text:p>
          </table:table-cell>
          <table:table-cell office:value-type="float" office:value="12">
            <text:p>12</text:p>
          </table:table-cell>
          <table:table-cell office:value-type="float" office:value="1.03697">
            <text:p>1.03697</text:p>
          </table:table-cell>
          <table:table-cell office:value-type="float" office:value="879.267">
            <text:p>879.267</text:p>
          </table:table-cell>
          <table:table-cell table:number-columns-repeated="6"/>
        </table:table-row>
        <table:table-row table:style-name="ro1">
          <table:table-cell office:value-type="float" office:value="1.0406">
            <text:p>1.0406</text:p>
          </table:table-cell>
          <table:table-cell office:value-type="float" office:value="16">
            <text:p>16</text:p>
          </table:table-cell>
          <table:table-cell office:value-type="float" office:value="1.04222">
            <text:p>1.04222</text:p>
          </table:table-cell>
          <table:table-cell office:value-type="float" office:value="873.267">
            <text:p>873.267</text:p>
          </table:table-cell>
          <table:table-cell office:value-type="float" office:value="1.07436">
            <text:p>1.07436</text:p>
          </table:table-cell>
          <table:table-cell office:value-type="float" office:value="5">
            <text:p>5</text:p>
          </table:table-cell>
          <table:table-cell office:value-type="float" office:value="1.07182">
            <text:p>1.07182</text:p>
          </table:table-cell>
          <table:table-cell office:value-type="float" office:value="873.267">
            <text:p>873.267</text:p>
          </table:table-cell>
          <table:table-cell table:number-columns-repeated="6"/>
        </table:table-row>
        <table:table-row table:style-name="ro1">
          <table:table-cell office:value-type="float" office:value="1.0406">
            <text:p>1.0406</text:p>
          </table:table-cell>
          <table:table-cell office:value-type="float" office:value="16">
            <text:p>16</text:p>
          </table:table-cell>
          <table:table-cell office:value-type="float" office:value="1.04222">
            <text:p>1.04222</text:p>
          </table:table-cell>
          <table:table-cell office:value-type="float" office:value="873.267">
            <text:p>873.267</text:p>
          </table:table-cell>
          <table:table-cell office:value-type="float" office:value="1.05153">
            <text:p>1.05153</text:p>
          </table:table-cell>
          <table:table-cell office:value-type="float" office:value="9">
            <text:p>9</text:p>
          </table:table-cell>
          <table:table-cell office:value-type="float" office:value="1.05281">
            <text:p>1.05281</text:p>
          </table:table-cell>
          <table:table-cell office:value-type="float" office:value="873.267">
            <text:p>873.267</text:p>
          </table:table-cell>
          <table:table-cell table:number-columns-repeated="6"/>
        </table:table-row>
        <table:table-row table:style-name="ro1">
          <table:table-cell office:value-type="float" office:value="1.0447">
            <text:p>1.0447</text:p>
          </table:table-cell>
          <table:table-cell office:value-type="float" office:value="12">
            <text:p>12</text:p>
          </table:table-cell>
          <table:table-cell office:value-type="float" office:value="1.04499">
            <text:p>1.04499</text:p>
          </table:table-cell>
          <table:table-cell office:value-type="float" office:value="873.267">
            <text:p>873.267</text:p>
          </table:table-cell>
          <table:table-cell office:value-type="float" office:value="1.03526">
            <text:p>1.03526</text:p>
          </table:table-cell>
          <table:table-cell office:value-type="float" office:value="9">
            <text:p>9</text:p>
          </table:table-cell>
          <table:table-cell office:value-type="float" office:value="1.03502">
            <text:p>1.03502</text:p>
          </table:table-cell>
          <table:table-cell office:value-type="float" office:value="873.267">
            <text:p>873.267</text:p>
          </table:table-cell>
          <table:table-cell table:number-columns-repeated="6"/>
        </table:table-row>
        <table:table-row table:style-name="ro1">
          <table:table-cell office:value-type="float" office:value="1.04504">
            <text:p>1.04504</text:p>
          </table:table-cell>
          <table:table-cell office:value-type="float" office:value="12">
            <text:p>12</text:p>
          </table:table-cell>
          <table:table-cell office:value-type="float" office:value="1.04492">
            <text:p>1.04492</text:p>
          </table:table-cell>
          <table:table-cell office:value-type="float" office:value="873.267">
            <text:p>873.267</text:p>
          </table:table-cell>
          <table:table-cell office:value-type="float" office:value="1.04498">
            <text:p>1.04498</text:p>
          </table:table-cell>
          <table:table-cell office:value-type="float" office:value="9">
            <text:p>9</text:p>
          </table:table-cell>
          <table:table-cell office:value-type="float" office:value="1.04547">
            <text:p>1.04547</text:p>
          </table:table-cell>
          <table:table-cell office:value-type="float" office:value="873.267">
            <text:p>873.267</text:p>
          </table:table-cell>
          <table:table-cell table:number-columns-repeated="6"/>
        </table:table-row>
        <table:table-row table:style-name="ro1">
          <table:table-cell office:value-type="float" office:value="1.04487">
            <text:p>1.04487</text:p>
          </table:table-cell>
          <table:table-cell office:value-type="float" office:value="16">
            <text:p>16</text:p>
          </table:table-cell>
          <table:table-cell office:value-type="float" office:value="1.04737">
            <text:p>1.04737</text:p>
          </table:table-cell>
          <table:table-cell office:value-type="float" office:value="873.267">
            <text:p>873.267</text:p>
          </table:table-cell>
          <table:table-cell office:value-type="float" office:value="1.04219">
            <text:p>1.04219</text:p>
          </table:table-cell>
          <table:table-cell office:value-type="float" office:value="13">
            <text:p>13</text:p>
          </table:table-cell>
          <table:table-cell office:value-type="float" office:value="1.04372">
            <text:p>1.04372</text:p>
          </table:table-cell>
          <table:table-cell office:value-type="float" office:value="873.267">
            <text:p>873.267</text:p>
          </table:table-cell>
          <table:table-cell table:number-columns-repeated="6"/>
        </table:table-row>
        <table:table-row table:style-name="ro1">
          <table:table-cell office:value-type="float" office:value="1.03901">
            <text:p>1.03901</text:p>
          </table:table-cell>
          <table:table-cell office:value-type="float" office:value="16">
            <text:p>16</text:p>
          </table:table-cell>
          <table:table-cell office:value-type="float" office:value="1.04019">
            <text:p>1.04019</text:p>
          </table:table-cell>
          <table:table-cell office:value-type="float" office:value="873.267">
            <text:p>873.267</text:p>
          </table:table-cell>
          <table:table-cell office:value-type="float" office:value="1.04922">
            <text:p>1.04922</text:p>
          </table:table-cell>
          <table:table-cell office:value-type="float" office:value="13">
            <text:p>13</text:p>
          </table:table-cell>
          <table:table-cell office:value-type="float" office:value="1.05063">
            <text:p>1.05063</text:p>
          </table:table-cell>
          <table:table-cell office:value-type="float" office:value="873.267">
            <text:p>873.267</text:p>
          </table:table-cell>
          <table:table-cell table:number-columns-repeated="6"/>
        </table:table-row>
        <table:table-row table:style-name="ro1">
          <table:table-cell office:value-type="float" office:value="1.04065">
            <text:p>1.04065</text:p>
          </table:table-cell>
          <table:table-cell office:value-type="float" office:value="16">
            <text:p>16</text:p>
          </table:table-cell>
          <table:table-cell office:value-type="float" office:value="1.04221">
            <text:p>1.04221</text:p>
          </table:table-cell>
          <table:table-cell office:value-type="float" office:value="873.267">
            <text:p>873.267</text:p>
          </table:table-cell>
          <table:table-cell office:value-type="float" office:value="1.04221">
            <text:p>1.04221</text:p>
          </table:table-cell>
          <table:table-cell office:value-type="float" office:value="13">
            <text:p>13</text:p>
          </table:table-cell>
          <table:table-cell office:value-type="float" office:value="1.04405">
            <text:p>1.04405</text:p>
          </table:table-cell>
          <table:table-cell office:value-type="float" office:value="873.267">
            <text:p>873.267</text:p>
          </table:table-cell>
          <table:table-cell table:number-columns-repeated="6"/>
        </table:table-row>
        <table:table-row table:style-name="ro1">
          <table:table-cell office:value-type="string">
            <text:p>Label 16 </text:p>
          </table:table-cell>
          <table:table-cell table:number-columns-repeated="3"/>
          <table:table-cell office:value-type="string">
            <text:p>Label 16 </text:p>
          </table:table-cell>
          <table:table-cell table:number-columns-repeated="9"/>
        </table:table-row>
        <table:table-row table:style-name="ro1">
          <table:table-cell office:value-type="float" office:value="1.04451">
            <text:p>1.04451</text:p>
          </table:table-cell>
          <table:table-cell office:value-type="float" office:value="12">
            <text:p>12</text:p>
          </table:table-cell>
          <table:table-cell office:value-type="float" office:value="1.04465">
            <text:p>1.04465</text:p>
          </table:table-cell>
          <table:table-cell office:value-type="float" office:value="899">
            <text:p>899</text:p>
          </table:table-cell>
          <table:table-cell office:value-type="float" office:value="1.02904">
            <text:p>1.02904</text:p>
          </table:table-cell>
          <table:table-cell office:value-type="float" office:value="13">
            <text:p>13</text:p>
          </table:table-cell>
          <table:table-cell office:value-type="float" office:value="1.03064">
            <text:p>1.03064</text:p>
          </table:table-cell>
          <table:table-cell office:value-type="float" office:value="899">
            <text:p>899</text:p>
          </table:table-cell>
          <table:table-cell table:number-columns-repeated="6"/>
        </table:table-row>
        <table:table-row table:style-name="ro1">
          <table:table-cell office:value-type="float" office:value="1.047">
            <text:p>1.047</text:p>
          </table:table-cell>
          <table:table-cell office:value-type="float" office:value="15">
            <text:p>15</text:p>
          </table:table-cell>
          <table:table-cell office:value-type="float" office:value="1.04801">
            <text:p>1.04801</text:p>
          </table:table-cell>
          <table:table-cell office:value-type="float" office:value="899">
            <text:p>899</text:p>
          </table:table-cell>
          <table:table-cell office:value-type="float" office:value="1.04235">
            <text:p>1.04235</text:p>
          </table:table-cell>
          <table:table-cell office:value-type="float" office:value="11">
            <text:p>11</text:p>
          </table:table-cell>
          <table:table-cell office:value-type="float" office:value="1.04421">
            <text:p>1.04421</text:p>
          </table:table-cell>
          <table:table-cell office:value-type="float" office:value="899">
            <text:p>899</text:p>
          </table:table-cell>
          <table:table-cell table:number-columns-repeated="6"/>
        </table:table-row>
        <table:table-row table:style-name="ro1">
          <table:table-cell office:value-type="float" office:value="1.0399">
            <text:p>1.0399</text:p>
          </table:table-cell>
          <table:table-cell office:value-type="float" office:value="12">
            <text:p>12</text:p>
          </table:table-cell>
          <table:table-cell office:value-type="float" office:value="1.04096">
            <text:p>1.04096</text:p>
          </table:table-cell>
          <table:table-cell office:value-type="float" office:value="899">
            <text:p>899</text:p>
          </table:table-cell>
          <table:table-cell office:value-type="float" office:value="1.0425">
            <text:p>1.0425</text:p>
          </table:table-cell>
          <table:table-cell office:value-type="float" office:value="11">
            <text:p>11</text:p>
          </table:table-cell>
          <table:table-cell office:value-type="float" office:value="1.04529">
            <text:p>1.04529</text:p>
          </table:table-cell>
          <table:table-cell office:value-type="float" office:value="899">
            <text:p>899</text:p>
          </table:table-cell>
          <table:table-cell table:number-columns-repeated="6"/>
        </table:table-row>
        <table:table-row table:style-name="ro1">
          <table:table-cell office:value-type="float" office:value="1.04027">
            <text:p>1.04027</text:p>
          </table:table-cell>
          <table:table-cell office:value-type="float" office:value="12">
            <text:p>12</text:p>
          </table:table-cell>
          <table:table-cell office:value-type="float" office:value="1.04147">
            <text:p>1.04147</text:p>
          </table:table-cell>
          <table:table-cell office:value-type="float" office:value="911.812">
            <text:p>911.812</text:p>
          </table:table-cell>
          <table:table-cell office:value-type="float" office:value="1.0359">
            <text:p>1.0359</text:p>
          </table:table-cell>
          <table:table-cell office:value-type="float" office:value="14">
            <text:p>14</text:p>
          </table:table-cell>
          <table:table-cell office:value-type="float" office:value="1.03696">
            <text:p>1.03696</text:p>
          </table:table-cell>
          <table:table-cell office:value-type="float" office:value="899">
            <text:p>899</text:p>
          </table:table-cell>
          <table:table-cell table:number-columns-repeated="6"/>
        </table:table-row>
        <table:table-row table:style-name="ro1">
          <table:table-cell office:value-type="float" office:value="1.04466">
            <text:p>1.04466</text:p>
          </table:table-cell>
          <table:table-cell office:value-type="float" office:value="12">
            <text:p>12</text:p>
          </table:table-cell>
          <table:table-cell office:value-type="float" office:value="1.0448">
            <text:p>1.0448</text:p>
          </table:table-cell>
          <table:table-cell office:value-type="float" office:value="899">
            <text:p>899</text:p>
          </table:table-cell>
          <table:table-cell office:value-type="float" office:value="1.05842">
            <text:p>1.05842</text:p>
          </table:table-cell>
          <table:table-cell office:value-type="float" office:value="12">
            <text:p>12</text:p>
          </table:table-cell>
          <table:table-cell office:value-type="float" office:value="1.063">
            <text:p>1.063</text:p>
          </table:table-cell>
          <table:table-cell office:value-type="float" office:value="994.25">
            <text:p>994.25</text:p>
          </table:table-cell>
          <table:table-cell table:number-columns-repeated="6"/>
        </table:table-row>
        <table:table-row table:style-name="ro1">
          <table:table-cell office:value-type="float" office:value="1.05404">
            <text:p>1.05404</text:p>
          </table:table-cell>
          <table:table-cell office:value-type="float" office:value="12">
            <text:p>12</text:p>
          </table:table-cell>
          <table:table-cell office:value-type="float" office:value="1.05356">
            <text:p>1.05356</text:p>
          </table:table-cell>
          <table:table-cell office:value-type="float" office:value="899">
            <text:p>899</text:p>
          </table:table-cell>
          <table:table-cell office:value-type="float" office:value="1.05223">
            <text:p>1.05223</text:p>
          </table:table-cell>
          <table:table-cell office:value-type="float" office:value="11">
            <text:p>11</text:p>
          </table:table-cell>
          <table:table-cell office:value-type="float" office:value="1.05523">
            <text:p>1.05523</text:p>
          </table:table-cell>
          <table:table-cell office:value-type="float" office:value="1023.38">
            <text:p>1023.38</text:p>
          </table:table-cell>
          <table:table-cell table:number-columns-repeated="6"/>
        </table:table-row>
        <table:table-row table:style-name="ro1">
          <table:table-cell office:value-type="float" office:value="1.0487">
            <text:p>1.0487</text:p>
          </table:table-cell>
          <table:table-cell office:value-type="float" office:value="12">
            <text:p>12</text:p>
          </table:table-cell>
          <table:table-cell office:value-type="float" office:value="1.04879">
            <text:p>1.04879</text:p>
          </table:table-cell>
          <table:table-cell office:value-type="float" office:value="899">
            <text:p>899</text:p>
          </table:table-cell>
          <table:table-cell office:value-type="float" office:value="1.0488">
            <text:p>1.0488</text:p>
          </table:table-cell>
          <table:table-cell office:value-type="float" office:value="11">
            <text:p>11</text:p>
          </table:table-cell>
          <table:table-cell office:value-type="float" office:value="1.05249">
            <text:p>1.05249</text:p>
          </table:table-cell>
          <table:table-cell office:value-type="float" office:value="1023.38">
            <text:p>1023.38</text:p>
          </table:table-cell>
          <table:table-cell table:number-columns-repeated="6"/>
        </table:table-row>
        <table:table-row table:style-name="ro1">
          <table:table-cell office:value-type="float" office:value="1.04027">
            <text:p>1.04027</text:p>
          </table:table-cell>
          <table:table-cell office:value-type="float" office:value="12">
            <text:p>12</text:p>
          </table:table-cell>
          <table:table-cell office:value-type="float" office:value="1.04147">
            <text:p>1.04147</text:p>
          </table:table-cell>
          <table:table-cell office:value-type="float" office:value="911.812">
            <text:p>911.812</text:p>
          </table:table-cell>
          <table:table-cell office:value-type="float" office:value="1.03111">
            <text:p>1.03111</text:p>
          </table:table-cell>
          <table:table-cell office:value-type="float" office:value="13">
            <text:p>13</text:p>
          </table:table-cell>
          <table:table-cell office:value-type="float" office:value="1.03229">
            <text:p>1.03229</text:p>
          </table:table-cell>
          <table:table-cell office:value-type="float" office:value="899">
            <text:p>899</text:p>
          </table:table-cell>
          <table:table-cell table:number-columns-repeated="6"/>
        </table:table-row>
        <table:table-row table:style-name="ro1">
          <table:table-cell office:value-type="float" office:value="1.04027">
            <text:p>1.04027</text:p>
          </table:table-cell>
          <table:table-cell office:value-type="float" office:value="12">
            <text:p>12</text:p>
          </table:table-cell>
          <table:table-cell office:value-type="float" office:value="1.04147">
            <text:p>1.04147</text:p>
          </table:table-cell>
          <table:table-cell office:value-type="float" office:value="911.812">
            <text:p>911.812</text:p>
          </table:table-cell>
          <table:table-cell office:value-type="float" office:value="1.04538">
            <text:p>1.04538</text:p>
          </table:table-cell>
          <table:table-cell office:value-type="float" office:value="11">
            <text:p>11</text:p>
          </table:table-cell>
          <table:table-cell office:value-type="float" office:value="1.04784">
            <text:p>1.04784</text:p>
          </table:table-cell>
          <table:table-cell office:value-type="float" office:value="899">
            <text:p>899</text:p>
          </table:table-cell>
          <table:table-cell table:number-columns-repeated="6"/>
        </table:table-row>
        <table:table-row table:style-name="ro1">
          <table:table-cell office:value-type="float" office:value="1.05045">
            <text:p>1.05045</text:p>
          </table:table-cell>
          <table:table-cell office:value-type="float" office:value="12">
            <text:p>12</text:p>
          </table:table-cell>
          <table:table-cell office:value-type="float" office:value="1.05019">
            <text:p>1.05019</text:p>
          </table:table-cell>
          <table:table-cell office:value-type="float" office:value="899">
            <text:p>899</text:p>
          </table:table-cell>
          <table:table-cell office:value-type="float" office:value="1.03187">
            <text:p>1.03187</text:p>
          </table:table-cell>
          <table:table-cell office:value-type="float" office:value="13">
            <text:p>13</text:p>
          </table:table-cell>
          <table:table-cell office:value-type="float" office:value="1.03321">
            <text:p>1.03321</text:p>
          </table:table-cell>
          <table:table-cell office:value-type="float" office:value="899">
            <text:p>899</text:p>
          </table:table-cell>
          <table:table-cell table:number-columns-repeated="6"/>
        </table:table-row>
        <table:table-row table:style-name="ro1">
          <table:table-cell office:value-type="float" office:value="1.04027">
            <text:p>1.04027</text:p>
          </table:table-cell>
          <table:table-cell office:value-type="float" office:value="12">
            <text:p>12</text:p>
          </table:table-cell>
          <table:table-cell office:value-type="float" office:value="1.04147">
            <text:p>1.04147</text:p>
          </table:table-cell>
          <table:table-cell office:value-type="float" office:value="911.812">
            <text:p>911.812</text:p>
          </table:table-cell>
          <table:table-cell office:value-type="float" office:value="1.03009">
            <text:p>1.03009</text:p>
          </table:table-cell>
          <table:table-cell office:value-type="float" office:value="14">
            <text:p>14</text:p>
          </table:table-cell>
          <table:table-cell office:value-type="float" office:value="1.03109">
            <text:p>1.03109</text:p>
          </table:table-cell>
          <table:table-cell office:value-type="float" office:value="899">
            <text:p>899</text:p>
          </table:table-cell>
          <table:table-cell table:number-columns-repeated="6"/>
        </table:table-row>
        <table:table-row table:style-name="ro1">
          <table:table-cell office:value-type="float" office:value="1.04027">
            <text:p>1.04027</text:p>
          </table:table-cell>
          <table:table-cell office:value-type="float" office:value="12">
            <text:p>12</text:p>
          </table:table-cell>
          <table:table-cell office:value-type="float" office:value="1.04147">
            <text:p>1.04147</text:p>
          </table:table-cell>
          <table:table-cell office:value-type="float" office:value="911.812">
            <text:p>911.812</text:p>
          </table:table-cell>
          <table:table-cell office:value-type="float" office:value="1.05317">
            <text:p>1.05317</text:p>
          </table:table-cell>
          <table:table-cell office:value-type="float" office:value="12">
            <text:p>12</text:p>
          </table:table-cell>
          <table:table-cell office:value-type="float" office:value="1.05913">
            <text:p>1.05913</text:p>
          </table:table-cell>
          <table:table-cell office:value-type="float" office:value="1061.06">
            <text:p>1061.06</text:p>
          </table:table-cell>
          <table:table-cell table:number-columns-repeated="6"/>
        </table:table-row>
        <table:table-row table:style-name="ro1">
          <table:table-cell office:value-type="float" office:value="1.04791">
            <text:p>1.04791</text:p>
          </table:table-cell>
          <table:table-cell office:value-type="float" office:value="12">
            <text:p>12</text:p>
          </table:table-cell>
          <table:table-cell office:value-type="float" office:value="1.04794">
            <text:p>1.04794</text:p>
          </table:table-cell>
          <table:table-cell office:value-type="float" office:value="899">
            <text:p>899</text:p>
          </table:table-cell>
          <table:table-cell office:value-type="float" office:value="1.03151">
            <text:p>1.03151</text:p>
          </table:table-cell>
          <table:table-cell office:value-type="float" office:value="13">
            <text:p>13</text:p>
          </table:table-cell>
          <table:table-cell office:value-type="float" office:value="1.03274">
            <text:p>1.03274</text:p>
          </table:table-cell>
          <table:table-cell office:value-type="float" office:value="899">
            <text:p>899</text:p>
          </table:table-cell>
          <table:table-cell table:number-columns-repeated="6"/>
        </table:table-row>
        <table:table-row table:style-name="ro1">
          <table:table-cell office:value-type="float" office:value="1.04869">
            <text:p>1.04869</text:p>
          </table:table-cell>
          <table:table-cell office:value-type="float" office:value="12">
            <text:p>12</text:p>
          </table:table-cell>
          <table:table-cell office:value-type="float" office:value="1.05054">
            <text:p>1.05054</text:p>
          </table:table-cell>
          <table:table-cell office:value-type="float" office:value="937.062">
            <text:p>937.062</text:p>
          </table:table-cell>
          <table:table-cell office:value-type="float" office:value="1.0488">
            <text:p>1.0488</text:p>
          </table:table-cell>
          <table:table-cell office:value-type="float" office:value="11">
            <text:p>11</text:p>
          </table:table-cell>
          <table:table-cell office:value-type="float" office:value="1.05249">
            <text:p>1.05249</text:p>
          </table:table-cell>
          <table:table-cell office:value-type="float" office:value="1023.38">
            <text:p>1023.38</text:p>
          </table:table-cell>
          <table:table-cell table:number-columns-repeated="6"/>
        </table:table-row>
        <table:table-row table:style-name="ro1">
          <table:table-cell office:value-type="float" office:value="1.04365">
            <text:p>1.04365</text:p>
          </table:table-cell>
          <table:table-cell office:value-type="float" office:value="12">
            <text:p>12</text:p>
          </table:table-cell>
          <table:table-cell office:value-type="float" office:value="1.04482">
            <text:p>1.04482</text:p>
          </table:table-cell>
          <table:table-cell office:value-type="float" office:value="911.812">
            <text:p>911.812</text:p>
          </table:table-cell>
          <table:table-cell office:value-type="float" office:value="1.0488">
            <text:p>1.0488</text:p>
          </table:table-cell>
          <table:table-cell office:value-type="float" office:value="11">
            <text:p>11</text:p>
          </table:table-cell>
          <table:table-cell office:value-type="float" office:value="1.05249">
            <text:p>1.05249</text:p>
          </table:table-cell>
          <table:table-cell office:value-type="float" office:value="1023.38">
            <text:p>1023.38</text:p>
          </table:table-cell>
          <table:table-cell table:number-columns-repeated="6"/>
        </table:table-row>
        <table:table-row table:style-name="ro1">
          <table:table-cell office:value-type="float" office:value="1.04402">
            <text:p>1.04402</text:p>
          </table:table-cell>
          <table:table-cell office:value-type="float" office:value="12">
            <text:p>12</text:p>
          </table:table-cell>
          <table:table-cell office:value-type="float" office:value="1.04405">
            <text:p>1.04405</text:p>
          </table:table-cell>
          <table:table-cell office:value-type="float" office:value="899">
            <text:p>899</text:p>
          </table:table-cell>
          <table:table-cell office:value-type="float" office:value="1.05625">
            <text:p>1.05625</text:p>
          </table:table-cell>
          <table:table-cell office:value-type="float" office:value="11">
            <text:p>11</text:p>
          </table:table-cell>
          <table:table-cell office:value-type="float" office:value="1.05856">
            <text:p>1.05856</text:p>
          </table:table-cell>
          <table:table-cell office:value-type="float" office:value="998.125">
            <text:p>998.125</text:p>
          </table:table-cell>
          <table:table-cell table:number-columns-repeated="6"/>
        </table:table-row>
        <table:table-row table:style-name="ro1">
          <table:table-cell office:value-type="float" office:value="1.04519">
            <text:p>1.04519</text:p>
          </table:table-cell>
          <table:table-cell office:value-type="float" office:value="15">
            <text:p>15</text:p>
          </table:table-cell>
          <table:table-cell office:value-type="float" office:value="1.0466">
            <text:p>1.0466</text:p>
          </table:table-cell>
          <table:table-cell office:value-type="float" office:value="899">
            <text:p>899</text:p>
          </table:table-cell>
          <table:table-cell office:value-type="float" office:value="1.04198">
            <text:p>1.04198</text:p>
          </table:table-cell>
          <table:table-cell office:value-type="float" office:value="11">
            <text:p>11</text:p>
          </table:table-cell>
          <table:table-cell office:value-type="float" office:value="1.04379">
            <text:p>1.04379</text:p>
          </table:table-cell>
          <table:table-cell office:value-type="float" office:value="899">
            <text:p>899</text:p>
          </table:table-cell>
          <table:table-cell table:number-columns-repeated="6"/>
        </table:table-row>
        <table:table-row table:style-name="ro1">
          <table:table-cell office:value-type="float" office:value="1.04104">
            <text:p>1.04104</text:p>
          </table:table-cell>
          <table:table-cell office:value-type="float" office:value="12">
            <text:p>12</text:p>
          </table:table-cell>
          <table:table-cell office:value-type="float" office:value="1.04253">
            <text:p>1.04253</text:p>
          </table:table-cell>
          <table:table-cell office:value-type="float" office:value="937.062">
            <text:p>937.062</text:p>
          </table:table-cell>
          <table:table-cell office:value-type="float" office:value="1.03097">
            <text:p>1.03097</text:p>
          </table:table-cell>
          <table:table-cell office:value-type="float" office:value="14">
            <text:p>14</text:p>
          </table:table-cell>
          <table:table-cell office:value-type="float" office:value="1.0324">
            <text:p>1.0324</text:p>
          </table:table-cell>
          <table:table-cell office:value-type="float" office:value="899">
            <text:p>899</text:p>
          </table:table-cell>
          <table:table-cell table:number-columns-repeated="6"/>
        </table:table-row>
        <table:table-row table:style-name="ro1">
          <table:table-cell office:value-type="float" office:value="1.03992">
            <text:p>1.03992</text:p>
          </table:table-cell>
          <table:table-cell office:value-type="float" office:value="12">
            <text:p>12</text:p>
          </table:table-cell>
          <table:table-cell office:value-type="float" office:value="1.04102">
            <text:p>1.04102</text:p>
          </table:table-cell>
          <table:table-cell office:value-type="float" office:value="911.812">
            <text:p>911.812</text:p>
          </table:table-cell>
          <table:table-cell office:value-type="float" office:value="1.06596">
            <text:p>1.06596</text:p>
          </table:table-cell>
          <table:table-cell office:value-type="float" office:value="9">
            <text:p>9</text:p>
          </table:table-cell>
          <table:table-cell office:value-type="float" office:value="1.07162">
            <text:p>1.07162</text:p>
          </table:table-cell>
          <table:table-cell office:value-type="float" office:value="1066.94">
            <text:p>1066.94</text:p>
          </table:table-cell>
          <table:table-cell table:number-columns-repeated="6"/>
        </table:table-row>
        <table:table-row table:style-name="ro1">
          <table:table-cell office:value-type="float" office:value="1.04027">
            <text:p>1.04027</text:p>
          </table:table-cell>
          <table:table-cell office:value-type="float" office:value="12">
            <text:p>12</text:p>
          </table:table-cell>
          <table:table-cell office:value-type="float" office:value="1.04147">
            <text:p>1.04147</text:p>
          </table:table-cell>
          <table:table-cell office:value-type="float" office:value="911.812">
            <text:p>911.812</text:p>
          </table:table-cell>
          <table:table-cell office:value-type="float" office:value="1.04867">
            <text:p>1.04867</text:p>
          </table:table-cell>
          <table:table-cell office:value-type="float" office:value="11">
            <text:p>11</text:p>
          </table:table-cell>
          <table:table-cell office:value-type="float" office:value="1.05214">
            <text:p>1.05214</text:p>
          </table:table-cell>
          <table:table-cell office:value-type="float" office:value="998.125">
            <text:p>998.125</text:p>
          </table:table-cell>
          <table:table-cell table:number-columns-repeated="6"/>
        </table:table-row>
        <table:table-row table:style-name="ro1">
          <table:table-cell office:value-type="string">
            <text:p>Label 17 </text:p>
          </table:table-cell>
          <table:table-cell table:number-columns-repeated="3"/>
          <table:table-cell office:value-type="string">
            <text:p>Label 17 </text:p>
          </table:table-cell>
          <table:table-cell table:number-columns-repeated="9"/>
        </table:table-row>
        <table:table-row table:style-name="ro1">
          <table:table-cell office:value-type="float" office:value="1.07038">
            <text:p>1.07038</text:p>
          </table:table-cell>
          <table:table-cell office:value-type="float" office:value="13">
            <text:p>13</text:p>
          </table:table-cell>
          <table:table-cell office:value-type="float" office:value="1.06961">
            <text:p>1.06961</text:p>
          </table:table-cell>
          <table:table-cell office:value-type="float" office:value="922">
            <text:p>922</text:p>
          </table:table-cell>
          <table:table-cell office:value-type="float" office:value="1.04597">
            <text:p>1.04597</text:p>
          </table:table-cell>
          <table:table-cell office:value-type="float" office:value="10">
            <text:p>10</text:p>
          </table:table-cell>
          <table:table-cell office:value-type="float" office:value="1.0497">
            <text:p>1.0497</text:p>
          </table:table-cell>
          <table:table-cell office:value-type="float" office:value="922">
            <text:p>922</text:p>
          </table:table-cell>
          <table:table-cell table:number-columns-repeated="6"/>
        </table:table-row>
        <table:table-row table:style-name="ro1">
          <table:table-cell office:value-type="float" office:value="1.05077">
            <text:p>1.05077</text:p>
          </table:table-cell>
          <table:table-cell office:value-type="float" office:value="11">
            <text:p>11</text:p>
          </table:table-cell>
          <table:table-cell office:value-type="float" office:value="1.0531">
            <text:p>1.0531</text:p>
          </table:table-cell>
          <table:table-cell office:value-type="float" office:value="922">
            <text:p>922</text:p>
          </table:table-cell>
          <table:table-cell office:value-type="float" office:value="1.05256">
            <text:p>1.05256</text:p>
          </table:table-cell>
          <table:table-cell office:value-type="float" office:value="8">
            <text:p>8</text:p>
          </table:table-cell>
          <table:table-cell office:value-type="float" office:value="1.05734">
            <text:p>1.05734</text:p>
          </table:table-cell>
          <table:table-cell office:value-type="float" office:value="924.765">
            <text:p>924.765</text:p>
          </table:table-cell>
          <table:table-cell table:number-columns-repeated="6"/>
        </table:table-row>
        <table:table-row table:style-name="ro1">
          <table:table-cell office:value-type="float" office:value="1.04965">
            <text:p>1.04965</text:p>
          </table:table-cell>
          <table:table-cell office:value-type="float" office:value="11">
            <text:p>11</text:p>
          </table:table-cell>
          <table:table-cell office:value-type="float" office:value="1.05197">
            <text:p>1.05197</text:p>
          </table:table-cell>
          <table:table-cell office:value-type="float" office:value="922">
            <text:p>922</text:p>
          </table:table-cell>
          <table:table-cell office:value-type="float" office:value="1.05088">
            <text:p>1.05088</text:p>
          </table:table-cell>
          <table:table-cell office:value-type="float" office:value="10">
            <text:p>10</text:p>
          </table:table-cell>
          <table:table-cell office:value-type="float" office:value="1.0532">
            <text:p>1.0532</text:p>
          </table:table-cell>
          <table:table-cell office:value-type="float" office:value="952.412">
            <text:p>952.412</text:p>
          </table:table-cell>
          <table:table-cell table:number-columns-repeated="6"/>
        </table:table-row>
        <table:table-row table:style-name="ro1">
          <table:table-cell office:value-type="float" office:value="1.05406">
            <text:p>1.05406</text:p>
          </table:table-cell>
          <table:table-cell office:value-type="float" office:value="11">
            <text:p>11</text:p>
          </table:table-cell>
          <table:table-cell office:value-type="float" office:value="1.05571">
            <text:p>1.05571</text:p>
          </table:table-cell>
          <table:table-cell office:value-type="float" office:value="922">
            <text:p>922</text:p>
          </table:table-cell>
          <table:table-cell office:value-type="float" office:value="1.05593">
            <text:p>1.05593</text:p>
          </table:table-cell>
          <table:table-cell office:value-type="float" office:value="10">
            <text:p>10</text:p>
          </table:table-cell>
          <table:table-cell office:value-type="float" office:value="1.05851">
            <text:p>1.05851</text:p>
          </table:table-cell>
          <table:table-cell office:value-type="float" office:value="922">
            <text:p>922</text:p>
          </table:table-cell>
          <table:table-cell table:number-columns-repeated="6"/>
        </table:table-row>
        <table:table-row table:style-name="ro1">
          <table:table-cell office:value-type="float" office:value="1.06771">
            <text:p>1.06771</text:p>
          </table:table-cell>
          <table:table-cell office:value-type="float" office:value="13">
            <text:p>13</text:p>
          </table:table-cell>
          <table:table-cell office:value-type="float" office:value="1.06755">
            <text:p>1.06755</text:p>
          </table:table-cell>
          <table:table-cell office:value-type="float" office:value="922">
            <text:p>922</text:p>
          </table:table-cell>
          <table:table-cell office:value-type="float" office:value="1.0477">
            <text:p>1.0477</text:p>
          </table:table-cell>
          <table:table-cell office:value-type="float" office:value="10">
            <text:p>10</text:p>
          </table:table-cell>
          <table:table-cell office:value-type="float" office:value="1.05264">
            <text:p>1.05264</text:p>
          </table:table-cell>
          <table:table-cell office:value-type="float" office:value="922">
            <text:p>922</text:p>
          </table:table-cell>
          <table:table-cell table:number-columns-repeated="6"/>
        </table:table-row>
        <table:table-row table:style-name="ro1">
          <table:table-cell office:value-type="float" office:value="1.05338">
            <text:p>1.05338</text:p>
          </table:table-cell>
          <table:table-cell office:value-type="float" office:value="11">
            <text:p>11</text:p>
          </table:table-cell>
          <table:table-cell office:value-type="float" office:value="1.05555">
            <text:p>1.05555</text:p>
          </table:table-cell>
          <table:table-cell office:value-type="float" office:value="922">
            <text:p>922</text:p>
          </table:table-cell>
          <table:table-cell office:value-type="float" office:value="1.05252">
            <text:p>1.05252</text:p>
          </table:table-cell>
          <table:table-cell office:value-type="float" office:value="8">
            <text:p>8</text:p>
          </table:table-cell>
          <table:table-cell office:value-type="float" office:value="1.05589">
            <text:p>1.05589</text:p>
          </table:table-cell>
          <table:table-cell office:value-type="float" office:value="922">
            <text:p>922</text:p>
          </table:table-cell>
          <table:table-cell table:number-columns-repeated="6"/>
        </table:table-row>
        <table:table-row table:style-name="ro1">
          <table:table-cell office:value-type="float" office:value="1.06559">
            <text:p>1.06559</text:p>
          </table:table-cell>
          <table:table-cell office:value-type="float" office:value="13">
            <text:p>13</text:p>
          </table:table-cell>
          <table:table-cell office:value-type="float" office:value="1.06589">
            <text:p>1.06589</text:p>
          </table:table-cell>
          <table:table-cell office:value-type="float" office:value="922">
            <text:p>922</text:p>
          </table:table-cell>
          <table:table-cell office:value-type="float" office:value="1.04906">
            <text:p>1.04906</text:p>
          </table:table-cell>
          <table:table-cell office:value-type="float" office:value="8">
            <text:p>8</text:p>
          </table:table-cell>
          <table:table-cell office:value-type="float" office:value="1.05344">
            <text:p>1.05344</text:p>
          </table:table-cell>
          <table:table-cell office:value-type="float" office:value="922">
            <text:p>922</text:p>
          </table:table-cell>
          <table:table-cell table:number-columns-repeated="6"/>
        </table:table-row>
        <table:table-row table:style-name="ro1">
          <table:table-cell office:value-type="float" office:value="1.06538">
            <text:p>1.06538</text:p>
          </table:table-cell>
          <table:table-cell office:value-type="float" office:value="13">
            <text:p>13</text:p>
          </table:table-cell>
          <table:table-cell office:value-type="float" office:value="1.06594">
            <text:p>1.06594</text:p>
          </table:table-cell>
          <table:table-cell office:value-type="float" office:value="922">
            <text:p>922</text:p>
          </table:table-cell>
          <table:table-cell office:value-type="float" office:value="1.04987">
            <text:p>1.04987</text:p>
          </table:table-cell>
          <table:table-cell office:value-type="float" office:value="10">
            <text:p>10</text:p>
          </table:table-cell>
          <table:table-cell office:value-type="float" office:value="1.05168">
            <text:p>1.05168</text:p>
          </table:table-cell>
          <table:table-cell office:value-type="float" office:value="952.412">
            <text:p>952.412</text:p>
          </table:table-cell>
          <table:table-cell table:number-columns-repeated="6"/>
        </table:table-row>
        <table:table-row table:style-name="ro1">
          <table:table-cell office:value-type="float" office:value="1.07059">
            <text:p>1.07059</text:p>
          </table:table-cell>
          <table:table-cell office:value-type="float" office:value="13">
            <text:p>13</text:p>
          </table:table-cell>
          <table:table-cell office:value-type="float" office:value="1.07013">
            <text:p>1.07013</text:p>
          </table:table-cell>
          <table:table-cell office:value-type="float" office:value="922">
            <text:p>922</text:p>
          </table:table-cell>
          <table:table-cell office:value-type="float" office:value="1.04456">
            <text:p>1.04456</text:p>
          </table:table-cell>
          <table:table-cell office:value-type="float" office:value="10">
            <text:p>10</text:p>
          </table:table-cell>
          <table:table-cell office:value-type="float" office:value="1.04789">
            <text:p>1.04789</text:p>
          </table:table-cell>
          <table:table-cell office:value-type="float" office:value="922">
            <text:p>922</text:p>
          </table:table-cell>
          <table:table-cell table:number-columns-repeated="6"/>
        </table:table-row>
        <table:table-row table:style-name="ro1">
          <table:table-cell office:value-type="float" office:value="1.05756">
            <text:p>1.05756</text:p>
          </table:table-cell>
          <table:table-cell office:value-type="float" office:value="11">
            <text:p>11</text:p>
          </table:table-cell>
          <table:table-cell office:value-type="float" office:value="1.05818">
            <text:p>1.05818</text:p>
          </table:table-cell>
          <table:table-cell office:value-type="float" office:value="922">
            <text:p>922</text:p>
          </table:table-cell>
          <table:table-cell office:value-type="float" office:value="1.05221">
            <text:p>1.05221</text:p>
          </table:table-cell>
          <table:table-cell office:value-type="float" office:value="10">
            <text:p>10</text:p>
          </table:table-cell>
          <table:table-cell office:value-type="float" office:value="1.05635">
            <text:p>1.05635</text:p>
          </table:table-cell>
          <table:table-cell office:value-type="float" office:value="922">
            <text:p>922</text:p>
          </table:table-cell>
          <table:table-cell table:number-columns-repeated="6"/>
        </table:table-row>
        <table:table-row table:style-name="ro1">
          <table:table-cell office:value-type="float" office:value="1.05516">
            <text:p>1.05516</text:p>
          </table:table-cell>
          <table:table-cell office:value-type="float" office:value="11">
            <text:p>11</text:p>
          </table:table-cell>
          <table:table-cell office:value-type="float" office:value="1.0563">
            <text:p>1.0563</text:p>
          </table:table-cell>
          <table:table-cell office:value-type="float" office:value="922">
            <text:p>922</text:p>
          </table:table-cell>
          <table:table-cell office:value-type="float" office:value="1.04654">
            <text:p>1.04654</text:p>
          </table:table-cell>
          <table:table-cell office:value-type="float" office:value="10">
            <text:p>10</text:p>
          </table:table-cell>
          <table:table-cell office:value-type="float" office:value="1.05035">
            <text:p>1.05035</text:p>
          </table:table-cell>
          <table:table-cell office:value-type="float" office:value="1014.53">
            <text:p>1014.53</text:p>
          </table:table-cell>
          <table:table-cell table:number-columns-repeated="6"/>
        </table:table-row>
        <table:table-row table:style-name="ro1">
          <table:table-cell office:value-type="float" office:value="1.07254">
            <text:p>1.07254</text:p>
          </table:table-cell>
          <table:table-cell office:value-type="float" office:value="13">
            <text:p>13</text:p>
          </table:table-cell>
          <table:table-cell office:value-type="float" office:value="1.07234">
            <text:p>1.07234</text:p>
          </table:table-cell>
          <table:table-cell office:value-type="float" office:value="922">
            <text:p>922</text:p>
          </table:table-cell>
          <table:table-cell office:value-type="float" office:value="1.04807">
            <text:p>1.04807</text:p>
          </table:table-cell>
          <table:table-cell office:value-type="float" office:value="10">
            <text:p>10</text:p>
          </table:table-cell>
          <table:table-cell office:value-type="float" office:value="1.05118">
            <text:p>1.05118</text:p>
          </table:table-cell>
          <table:table-cell office:value-type="float" office:value="952.412">
            <text:p>952.412</text:p>
          </table:table-cell>
          <table:table-cell table:number-columns-repeated="6"/>
        </table:table-row>
        <table:table-row table:style-name="ro1">
          <table:table-cell office:value-type="float" office:value="1.05359">
            <text:p>1.05359</text:p>
          </table:table-cell>
          <table:table-cell office:value-type="float" office:value="11">
            <text:p>11</text:p>
          </table:table-cell>
          <table:table-cell office:value-type="float" office:value="1.05544">
            <text:p>1.05544</text:p>
          </table:table-cell>
          <table:table-cell office:value-type="float" office:value="922">
            <text:p>922</text:p>
          </table:table-cell>
          <table:table-cell office:value-type="float" office:value="1.05079">
            <text:p>1.05079</text:p>
          </table:table-cell>
          <table:table-cell office:value-type="float" office:value="8">
            <text:p>8</text:p>
          </table:table-cell>
          <table:table-cell office:value-type="float" office:value="1.05451">
            <text:p>1.05451</text:p>
          </table:table-cell>
          <table:table-cell office:value-type="float" office:value="922">
            <text:p>922</text:p>
          </table:table-cell>
          <table:table-cell table:number-columns-repeated="6"/>
        </table:table-row>
        <table:table-row table:style-name="ro1">
          <table:table-cell office:value-type="float" office:value="1.05366">
            <text:p>1.05366</text:p>
          </table:table-cell>
          <table:table-cell office:value-type="float" office:value="11">
            <text:p>11</text:p>
          </table:table-cell>
          <table:table-cell office:value-type="float" office:value="1.05484">
            <text:p>1.05484</text:p>
          </table:table-cell>
          <table:table-cell office:value-type="float" office:value="922">
            <text:p>922</text:p>
          </table:table-cell>
          <table:table-cell office:value-type="float" office:value="1.05188">
            <text:p>1.05188</text:p>
          </table:table-cell>
          <table:table-cell office:value-type="float" office:value="10">
            <text:p>10</text:p>
          </table:table-cell>
          <table:table-cell office:value-type="float" office:value="1.05567">
            <text:p>1.05567</text:p>
          </table:table-cell>
          <table:table-cell office:value-type="float" office:value="922">
            <text:p>922</text:p>
          </table:table-cell>
          <table:table-cell table:number-columns-repeated="6"/>
        </table:table-row>
        <table:table-row table:style-name="ro1">
          <table:table-cell office:value-type="float" office:value="1.06888">
            <text:p>1.06888</text:p>
          </table:table-cell>
          <table:table-cell office:value-type="float" office:value="13">
            <text:p>13</text:p>
          </table:table-cell>
          <table:table-cell office:value-type="float" office:value="1.06874">
            <text:p>1.06874</text:p>
          </table:table-cell>
          <table:table-cell office:value-type="float" office:value="922">
            <text:p>922</text:p>
          </table:table-cell>
          <table:table-cell office:value-type="float" office:value="1.04586">
            <text:p>1.04586</text:p>
          </table:table-cell>
          <table:table-cell office:value-type="float" office:value="10">
            <text:p>10</text:p>
          </table:table-cell>
          <table:table-cell office:value-type="float" office:value="1.05059">
            <text:p>1.05059</text:p>
          </table:table-cell>
          <table:table-cell office:value-type="float" office:value="922">
            <text:p>922</text:p>
          </table:table-cell>
          <table:table-cell table:number-columns-repeated="6"/>
        </table:table-row>
        <table:table-row table:style-name="ro1">
          <table:table-cell office:value-type="float" office:value="1.0673">
            <text:p>1.0673</text:p>
          </table:table-cell>
          <table:table-cell office:value-type="float" office:value="13">
            <text:p>13</text:p>
          </table:table-cell>
          <table:table-cell office:value-type="float" office:value="1.06759">
            <text:p>1.06759</text:p>
          </table:table-cell>
          <table:table-cell office:value-type="float" office:value="922">
            <text:p>922</text:p>
          </table:table-cell>
          <table:table-cell office:value-type="float" office:value="1.04759">
            <text:p>1.04759</text:p>
          </table:table-cell>
          <table:table-cell office:value-type="float" office:value="10">
            <text:p>10</text:p>
          </table:table-cell>
          <table:table-cell office:value-type="float" office:value="1.05037">
            <text:p>1.05037</text:p>
          </table:table-cell>
          <table:table-cell office:value-type="float" office:value="1014.53">
            <text:p>1014.53</text:p>
          </table:table-cell>
          <table:table-cell table:number-columns-repeated="6"/>
        </table:table-row>
        <table:table-row table:style-name="ro1">
          <table:table-cell office:value-type="float" office:value="1.0524">
            <text:p>1.0524</text:p>
          </table:table-cell>
          <table:table-cell office:value-type="float" office:value="11">
            <text:p>11</text:p>
          </table:table-cell>
          <table:table-cell office:value-type="float" office:value="1.05457">
            <text:p>1.05457</text:p>
          </table:table-cell>
          <table:table-cell office:value-type="float" office:value="922">
            <text:p>922</text:p>
          </table:table-cell>
          <table:table-cell office:value-type="float" office:value="1.04875">
            <text:p>1.04875</text:p>
          </table:table-cell>
          <table:table-cell office:value-type="float" office:value="8">
            <text:p>8</text:p>
          </table:table-cell>
          <table:table-cell office:value-type="float" office:value="1.05325">
            <text:p>1.05325</text:p>
          </table:table-cell>
          <table:table-cell office:value-type="float" office:value="922">
            <text:p>922</text:p>
          </table:table-cell>
          <table:table-cell table:number-columns-repeated="6"/>
        </table:table-row>
        <table:table-row table:style-name="ro1">
          <table:table-cell office:value-type="float" office:value="1.07072">
            <text:p>1.07072</text:p>
          </table:table-cell>
          <table:table-cell office:value-type="float" office:value="13">
            <text:p>13</text:p>
          </table:table-cell>
          <table:table-cell office:value-type="float" office:value="1.07093">
            <text:p>1.07093</text:p>
          </table:table-cell>
          <table:table-cell office:value-type="float" office:value="922">
            <text:p>922</text:p>
          </table:table-cell>
          <table:table-cell office:value-type="float" office:value="1.04939">
            <text:p>1.04939</text:p>
          </table:table-cell>
          <table:table-cell office:value-type="float" office:value="10">
            <text:p>10</text:p>
          </table:table-cell>
          <table:table-cell office:value-type="float" office:value="1.05331">
            <text:p>1.05331</text:p>
          </table:table-cell>
          <table:table-cell office:value-type="float" office:value="922">
            <text:p>922</text:p>
          </table:table-cell>
          <table:table-cell table:number-columns-repeated="6"/>
        </table:table-row>
        <table:table-row table:style-name="ro1">
          <table:table-cell office:value-type="float" office:value="1.06524">
            <text:p>1.06524</text:p>
          </table:table-cell>
          <table:table-cell office:value-type="float" office:value="13">
            <text:p>13</text:p>
          </table:table-cell>
          <table:table-cell office:value-type="float" office:value="1.06544">
            <text:p>1.06544</text:p>
          </table:table-cell>
          <table:table-cell office:value-type="float" office:value="922">
            <text:p>922</text:p>
          </table:table-cell>
          <table:table-cell office:value-type="float" office:value="1.05041">
            <text:p>1.05041</text:p>
          </table:table-cell>
          <table:table-cell office:value-type="float" office:value="10">
            <text:p>10</text:p>
          </table:table-cell>
          <table:table-cell office:value-type="float" office:value="1.0534">
            <text:p>1.0534</text:p>
          </table:table-cell>
          <table:table-cell office:value-type="float" office:value="1014.53">
            <text:p>1014.53</text:p>
          </table:table-cell>
          <table:table-cell table:number-columns-repeated="6"/>
        </table:table-row>
        <table:table-row table:style-name="ro1">
          <table:table-cell office:value-type="float" office:value="1.05628">
            <text:p>1.05628</text:p>
          </table:table-cell>
          <table:table-cell office:value-type="float" office:value="11">
            <text:p>11</text:p>
          </table:table-cell>
          <table:table-cell office:value-type="float" office:value="1.05646">
            <text:p>1.05646</text:p>
          </table:table-cell>
          <table:table-cell office:value-type="float" office:value="922">
            <text:p>922</text:p>
          </table:table-cell>
          <table:table-cell office:value-type="float" office:value="1.05118">
            <text:p>1.05118</text:p>
          </table:table-cell>
          <table:table-cell office:value-type="float" office:value="10">
            <text:p>10</text:p>
          </table:table-cell>
          <table:table-cell office:value-type="float" office:value="1.05471">
            <text:p>1.05471</text:p>
          </table:table-cell>
          <table:table-cell office:value-type="float" office:value="1038.29">
            <text:p>1038.29</text:p>
          </table:table-cell>
          <table:table-cell table:number-columns-repeated="6"/>
        </table:table-row>
        <table:table-row table:style-name="ro1">
          <table:table-cell office:value-type="string">
            <text:p>Label 18 </text:p>
          </table:table-cell>
          <table:table-cell table:number-columns-repeated="3"/>
          <table:table-cell office:value-type="string">
            <text:p>Label 18 </text:p>
          </table:table-cell>
          <table:table-cell table:number-columns-repeated="9"/>
        </table:table-row>
        <table:table-row table:style-name="ro1">
          <table:table-cell office:value-type="float" office:value="1.10473">
            <text:p>1.10473</text:p>
          </table:table-cell>
          <table:table-cell office:value-type="float" office:value="12">
            <text:p>12</text:p>
          </table:table-cell>
          <table:table-cell office:value-type="float" office:value="1.10729">
            <text:p>1.10729</text:p>
          </table:table-cell>
          <table:table-cell office:value-type="float" office:value="1098.67">
            <text:p>1098.67</text:p>
          </table:table-cell>
          <table:table-cell office:value-type="float" office:value="1.03722">
            <text:p>1.03722</text:p>
          </table:table-cell>
          <table:table-cell office:value-type="float" office:value="15">
            <text:p>15</text:p>
          </table:table-cell>
          <table:table-cell office:value-type="float" office:value="1.03867">
            <text:p>1.03867</text:p>
          </table:table-cell>
          <table:table-cell office:value-type="float" office:value="942.556">
            <text:p>942.556</text:p>
          </table:table-cell>
          <table:table-cell table:number-columns-repeated="6"/>
        </table:table-row>
        <table:table-row table:style-name="ro1">
          <table:table-cell office:value-type="float" office:value="1.10137">
            <text:p>1.10137</text:p>
          </table:table-cell>
          <table:table-cell office:value-type="float" office:value="12">
            <text:p>12</text:p>
          </table:table-cell>
          <table:table-cell office:value-type="float" office:value="1.10086">
            <text:p>1.10086</text:p>
          </table:table-cell>
          <table:table-cell office:value-type="float" office:value="958.333">
            <text:p>958.333</text:p>
          </table:table-cell>
          <table:table-cell office:value-type="float" office:value="1.03628">
            <text:p>1.03628</text:p>
          </table:table-cell>
          <table:table-cell office:value-type="float" office:value="15">
            <text:p>15</text:p>
          </table:table-cell>
          <table:table-cell office:value-type="float" office:value="1.03838">
            <text:p>1.03838</text:p>
          </table:table-cell>
          <table:table-cell office:value-type="float" office:value="942.556">
            <text:p>942.556</text:p>
          </table:table-cell>
          <table:table-cell table:number-columns-repeated="6"/>
        </table:table-row>
        <table:table-row table:style-name="ro1">
          <table:table-cell office:value-type="float" office:value="1.10108">
            <text:p>1.10108</text:p>
          </table:table-cell>
          <table:table-cell office:value-type="float" office:value="12">
            <text:p>12</text:p>
          </table:table-cell>
          <table:table-cell office:value-type="float" office:value="1.10387">
            <text:p>1.10387</text:p>
          </table:table-cell>
          <table:table-cell office:value-type="float" office:value="1037.61">
            <text:p>1037.61</text:p>
          </table:table-cell>
          <table:table-cell office:value-type="float" office:value="1.03348">
            <text:p>1.03348</text:p>
          </table:table-cell>
          <table:table-cell office:value-type="float" office:value="12">
            <text:p>12</text:p>
          </table:table-cell>
          <table:table-cell office:value-type="float" office:value="1.03465">
            <text:p>1.03465</text:p>
          </table:table-cell>
          <table:table-cell office:value-type="float" office:value="946.722">
            <text:p>946.722</text:p>
          </table:table-cell>
          <table:table-cell table:number-columns-repeated="6"/>
        </table:table-row>
        <table:table-row table:style-name="ro1">
          <table:table-cell office:value-type="float" office:value="1.09817">
            <text:p>1.09817</text:p>
          </table:table-cell>
          <table:table-cell office:value-type="float" office:value="12">
            <text:p>12</text:p>
          </table:table-cell>
          <table:table-cell office:value-type="float" office:value="1.09918">
            <text:p>1.09918</text:p>
          </table:table-cell>
          <table:table-cell office:value-type="float" office:value="973">
            <text:p>973</text:p>
          </table:table-cell>
          <table:table-cell office:value-type="float" office:value="1.0421">
            <text:p>1.0421</text:p>
          </table:table-cell>
          <table:table-cell office:value-type="float" office:value="10">
            <text:p>10</text:p>
          </table:table-cell>
          <table:table-cell office:value-type="float" office:value="1.04484">
            <text:p>1.04484</text:p>
          </table:table-cell>
          <table:table-cell office:value-type="float" office:value="942.556">
            <text:p>942.556</text:p>
          </table:table-cell>
          <table:table-cell table:number-columns-repeated="6"/>
        </table:table-row>
        <table:table-row table:style-name="ro1">
          <table:table-cell office:value-type="float" office:value="1.10934">
            <text:p>1.10934</text:p>
          </table:table-cell>
          <table:table-cell office:value-type="float" office:value="12">
            <text:p>12</text:p>
          </table:table-cell>
          <table:table-cell office:value-type="float" office:value="1.10939">
            <text:p>1.10939</text:p>
          </table:table-cell>
          <table:table-cell office:value-type="float" office:value="1037.61">
            <text:p>1037.61</text:p>
          </table:table-cell>
          <table:table-cell office:value-type="float" office:value="1.03706">
            <text:p>1.03706</text:p>
          </table:table-cell>
          <table:table-cell office:value-type="float" office:value="15">
            <text:p>15</text:p>
          </table:table-cell>
          <table:table-cell office:value-type="float" office:value="1.03928">
            <text:p>1.03928</text:p>
          </table:table-cell>
          <table:table-cell office:value-type="float" office:value="942.556">
            <text:p>942.556</text:p>
          </table:table-cell>
          <table:table-cell table:number-columns-repeated="6"/>
        </table:table-row>
        <table:table-row table:style-name="ro1">
          <table:table-cell office:value-type="float" office:value="1.10114">
            <text:p>1.10114</text:p>
          </table:table-cell>
          <table:table-cell office:value-type="float" office:value="12">
            <text:p>12</text:p>
          </table:table-cell>
          <table:table-cell office:value-type="float" office:value="1.10085">
            <text:p>1.10085</text:p>
          </table:table-cell>
          <table:table-cell office:value-type="float" office:value="958.333">
            <text:p>958.333</text:p>
          </table:table-cell>
          <table:table-cell office:value-type="float" office:value="1.04292">
            <text:p>1.04292</text:p>
          </table:table-cell>
          <table:table-cell office:value-type="float" office:value="12">
            <text:p>12</text:p>
          </table:table-cell>
          <table:table-cell office:value-type="float" office:value="1.04648">
            <text:p>1.04648</text:p>
          </table:table-cell>
          <table:table-cell office:value-type="float" office:value="942.556">
            <text:p>942.556</text:p>
          </table:table-cell>
          <table:table-cell table:number-columns-repeated="6"/>
        </table:table-row>
        <table:table-row table:style-name="ro1">
          <table:table-cell office:value-type="float" office:value="1.10687">
            <text:p>1.10687</text:p>
          </table:table-cell>
          <table:table-cell office:value-type="float" office:value="12">
            <text:p>12</text:p>
          </table:table-cell>
          <table:table-cell office:value-type="float" office:value="1.10505">
            <text:p>1.10505</text:p>
          </table:table-cell>
          <table:table-cell office:value-type="float" office:value="958.333">
            <text:p>958.333</text:p>
          </table:table-cell>
          <table:table-cell office:value-type="float" office:value="1.0459">
            <text:p>1.0459</text:p>
          </table:table-cell>
          <table:table-cell office:value-type="float" office:value="12">
            <text:p>12</text:p>
          </table:table-cell>
          <table:table-cell office:value-type="float" office:value="1.04764">
            <text:p>1.04764</text:p>
          </table:table-cell>
          <table:table-cell office:value-type="float" office:value="942.556">
            <text:p>942.556</text:p>
          </table:table-cell>
          <table:table-cell table:number-columns-repeated="6"/>
        </table:table-row>
        <table:table-row table:style-name="ro1">
          <table:table-cell office:value-type="float" office:value="1.10239">
            <text:p>1.10239</text:p>
          </table:table-cell>
          <table:table-cell office:value-type="float" office:value="12">
            <text:p>12</text:p>
          </table:table-cell>
          <table:table-cell office:value-type="float" office:value="1.10495">
            <text:p>1.10495</text:p>
          </table:table-cell>
          <table:table-cell office:value-type="float" office:value="1098.67">
            <text:p>1098.67</text:p>
          </table:table-cell>
          <table:table-cell office:value-type="float" office:value="1.03835">
            <text:p>1.03835</text:p>
          </table:table-cell>
          <table:table-cell office:value-type="float" office:value="13">
            <text:p>13</text:p>
          </table:table-cell>
          <table:table-cell office:value-type="float" office:value="1.03982">
            <text:p>1.03982</text:p>
          </table:table-cell>
          <table:table-cell office:value-type="float" office:value="942.556">
            <text:p>942.556</text:p>
          </table:table-cell>
          <table:table-cell table:number-columns-repeated="6"/>
        </table:table-row>
        <table:table-row table:style-name="ro1">
          <table:table-cell office:value-type="float" office:value="1.09799">
            <text:p>1.09799</text:p>
          </table:table-cell>
          <table:table-cell office:value-type="float" office:value="12">
            <text:p>12</text:p>
          </table:table-cell>
          <table:table-cell office:value-type="float" office:value="1.10156">
            <text:p>1.10156</text:p>
          </table:table-cell>
          <table:table-cell office:value-type="float" office:value="1037.61">
            <text:p>1037.61</text:p>
          </table:table-cell>
          <table:table-cell office:value-type="float" office:value="1.03805">
            <text:p>1.03805</text:p>
          </table:table-cell>
          <table:table-cell office:value-type="float" office:value="15">
            <text:p>15</text:p>
          </table:table-cell>
          <table:table-cell office:value-type="float" office:value="1.04052">
            <text:p>1.04052</text:p>
          </table:table-cell>
          <table:table-cell office:value-type="float" office:value="942.556">
            <text:p>942.556</text:p>
          </table:table-cell>
          <table:table-cell table:number-columns-repeated="6"/>
        </table:table-row>
        <table:table-row table:style-name="ro1">
          <table:table-cell office:value-type="float" office:value="1.10837">
            <text:p>1.10837</text:p>
          </table:table-cell>
          <table:table-cell office:value-type="float" office:value="12">
            <text:p>12</text:p>
          </table:table-cell>
          <table:table-cell office:value-type="float" office:value="1.10938">
            <text:p>1.10938</text:p>
          </table:table-cell>
          <table:table-cell office:value-type="float" office:value="1037.61">
            <text:p>1037.61</text:p>
          </table:table-cell>
          <table:table-cell office:value-type="float" office:value="1.04386">
            <text:p>1.04386</text:p>
          </table:table-cell>
          <table:table-cell office:value-type="float" office:value="12">
            <text:p>12</text:p>
          </table:table-cell>
          <table:table-cell office:value-type="float" office:value="1.04734">
            <text:p>1.04734</text:p>
          </table:table-cell>
          <table:table-cell office:value-type="float" office:value="942.556">
            <text:p>942.556</text:p>
          </table:table-cell>
          <table:table-cell table:number-columns-repeated="6"/>
        </table:table-row>
        <table:table-row table:style-name="ro1">
          <table:table-cell office:value-type="float" office:value="1.10172">
            <text:p>1.10172</text:p>
          </table:table-cell>
          <table:table-cell office:value-type="float" office:value="12">
            <text:p>12</text:p>
          </table:table-cell>
          <table:table-cell office:value-type="float" office:value="1.10175">
            <text:p>1.10175</text:p>
          </table:table-cell>
          <table:table-cell office:value-type="float" office:value="966.833">
            <text:p>966.833</text:p>
          </table:table-cell>
          <table:table-cell office:value-type="float" office:value="1.03564">
            <text:p>1.03564</text:p>
          </table:table-cell>
          <table:table-cell office:value-type="float" office:value="12">
            <text:p>12</text:p>
          </table:table-cell>
          <table:table-cell office:value-type="float" office:value="1.03631">
            <text:p>1.03631</text:p>
          </table:table-cell>
          <table:table-cell office:value-type="float" office:value="948.167">
            <text:p>948.167</text:p>
          </table:table-cell>
          <table:table-cell table:number-columns-repeated="6"/>
        </table:table-row>
        <table:table-row table:style-name="ro1">
          <table:table-cell office:value-type="float" office:value="1.10998">
            <text:p>1.10998</text:p>
          </table:table-cell>
          <table:table-cell office:value-type="float" office:value="12">
            <text:p>12</text:p>
          </table:table-cell>
          <table:table-cell office:value-type="float" office:value="1.11112">
            <text:p>1.11112</text:p>
          </table:table-cell>
          <table:table-cell office:value-type="float" office:value="1037.61">
            <text:p>1037.61</text:p>
          </table:table-cell>
          <table:table-cell office:value-type="float" office:value="1.0374">
            <text:p>1.0374</text:p>
          </table:table-cell>
          <table:table-cell office:value-type="float" office:value="13">
            <text:p>13</text:p>
          </table:table-cell>
          <table:table-cell office:value-type="float" office:value="1.03975">
            <text:p>1.03975</text:p>
          </table:table-cell>
          <table:table-cell office:value-type="float" office:value="942.556">
            <text:p>942.556</text:p>
          </table:table-cell>
          <table:table-cell table:number-columns-repeated="6"/>
        </table:table-row>
        <table:table-row table:style-name="ro1">
          <table:table-cell office:value-type="float" office:value="1.10429">
            <text:p>1.10429</text:p>
          </table:table-cell>
          <table:table-cell office:value-type="float" office:value="12">
            <text:p>12</text:p>
          </table:table-cell>
          <table:table-cell office:value-type="float" office:value="1.10679">
            <text:p>1.10679</text:p>
          </table:table-cell>
          <table:table-cell office:value-type="float" office:value="1037.61">
            <text:p>1037.61</text:p>
          </table:table-cell>
          <table:table-cell office:value-type="float" office:value="1.04105">
            <text:p>1.04105</text:p>
          </table:table-cell>
          <table:table-cell office:value-type="float" office:value="14">
            <text:p>14</text:p>
          </table:table-cell>
          <table:table-cell office:value-type="float" office:value="1.04377">
            <text:p>1.04377</text:p>
          </table:table-cell>
          <table:table-cell office:value-type="float" office:value="942.556">
            <text:p>942.556</text:p>
          </table:table-cell>
          <table:table-cell table:number-columns-repeated="6"/>
        </table:table-row>
        <table:table-row table:style-name="ro1">
          <table:table-cell office:value-type="float" office:value="1.11509">
            <text:p>1.11509</text:p>
          </table:table-cell>
          <table:table-cell office:value-type="float" office:value="12">
            <text:p>12</text:p>
          </table:table-cell>
          <table:table-cell office:value-type="float" office:value="1.11552">
            <text:p>1.11552</text:p>
          </table:table-cell>
          <table:table-cell office:value-type="float" office:value="1037.61">
            <text:p>1037.61</text:p>
          </table:table-cell>
          <table:table-cell office:value-type="float" office:value="1.03047">
            <text:p>1.03047</text:p>
          </table:table-cell>
          <table:table-cell office:value-type="float" office:value="12">
            <text:p>12</text:p>
          </table:table-cell>
          <table:table-cell office:value-type="float" office:value="1.03121">
            <text:p>1.03121</text:p>
          </table:table-cell>
          <table:table-cell office:value-type="float" office:value="948.167">
            <text:p>948.167</text:p>
          </table:table-cell>
          <table:table-cell table:number-columns-repeated="6"/>
        </table:table-row>
        <table:table-row table:style-name="ro1">
          <table:table-cell office:value-type="float" office:value="1.10434">
            <text:p>1.10434</text:p>
          </table:table-cell>
          <table:table-cell office:value-type="float" office:value="12">
            <text:p>12</text:p>
          </table:table-cell>
          <table:table-cell office:value-type="float" office:value="1.10713">
            <text:p>1.10713</text:p>
          </table:table-cell>
          <table:table-cell office:value-type="float" office:value="1098.67">
            <text:p>1098.67</text:p>
          </table:table-cell>
          <table:table-cell office:value-type="float" office:value="1.03899">
            <text:p>1.03899</text:p>
          </table:table-cell>
          <table:table-cell office:value-type="float" office:value="13">
            <text:p>13</text:p>
          </table:table-cell>
          <table:table-cell office:value-type="float" office:value="1.04167">
            <text:p>1.04167</text:p>
          </table:table-cell>
          <table:table-cell office:value-type="float" office:value="942.556">
            <text:p>942.556</text:p>
          </table:table-cell>
          <table:table-cell table:number-columns-repeated="6"/>
        </table:table-row>
        <table:table-row table:style-name="ro1">
          <table:table-cell office:value-type="float" office:value="1.10054">
            <text:p>1.10054</text:p>
          </table:table-cell>
          <table:table-cell office:value-type="float" office:value="12">
            <text:p>12</text:p>
          </table:table-cell>
          <table:table-cell office:value-type="float" office:value="1.10369">
            <text:p>1.10369</text:p>
          </table:table-cell>
          <table:table-cell office:value-type="float" office:value="1037.61">
            <text:p>1037.61</text:p>
          </table:table-cell>
          <table:table-cell office:value-type="float" office:value="1.03047">
            <text:p>1.03047</text:p>
          </table:table-cell>
          <table:table-cell office:value-type="float" office:value="12">
            <text:p>12</text:p>
          </table:table-cell>
          <table:table-cell office:value-type="float" office:value="1.03121">
            <text:p>1.03121</text:p>
          </table:table-cell>
          <table:table-cell office:value-type="float" office:value="948.167">
            <text:p>948.167</text:p>
          </table:table-cell>
          <table:table-cell table:number-columns-repeated="6"/>
        </table:table-row>
        <table:table-row table:style-name="ro1">
          <table:table-cell office:value-type="float" office:value="1.10931">
            <text:p>1.10931</text:p>
          </table:table-cell>
          <table:table-cell office:value-type="float" office:value="12">
            <text:p>12</text:p>
          </table:table-cell>
          <table:table-cell office:value-type="float" office:value="1.11021">
            <text:p>1.11021</text:p>
          </table:table-cell>
          <table:table-cell office:value-type="float" office:value="1098.67">
            <text:p>1098.67</text:p>
          </table:table-cell>
          <table:table-cell office:value-type="float" office:value="1.04321">
            <text:p>1.04321</text:p>
          </table:table-cell>
          <table:table-cell office:value-type="float" office:value="12">
            <text:p>12</text:p>
          </table:table-cell>
          <table:table-cell office:value-type="float" office:value="1.04684">
            <text:p>1.04684</text:p>
          </table:table-cell>
          <table:table-cell office:value-type="float" office:value="942.556">
            <text:p>942.556</text:p>
          </table:table-cell>
          <table:table-cell table:number-columns-repeated="6"/>
        </table:table-row>
        <table:table-row table:style-name="ro1">
          <table:table-cell office:value-type="float" office:value="1.09696">
            <text:p>1.09696</text:p>
          </table:table-cell>
          <table:table-cell office:value-type="float" office:value="12">
            <text:p>12</text:p>
          </table:table-cell>
          <table:table-cell office:value-type="float" office:value="1.10119">
            <text:p>1.10119</text:p>
          </table:table-cell>
          <table:table-cell office:value-type="float" office:value="1037.61">
            <text:p>1037.61</text:p>
          </table:table-cell>
          <table:table-cell office:value-type="float" office:value="1.04075">
            <text:p>1.04075</text:p>
          </table:table-cell>
          <table:table-cell office:value-type="float" office:value="14">
            <text:p>14</text:p>
          </table:table-cell>
          <table:table-cell office:value-type="float" office:value="1.04341">
            <text:p>1.04341</text:p>
          </table:table-cell>
          <table:table-cell office:value-type="float" office:value="942.556">
            <text:p>942.556</text:p>
          </table:table-cell>
          <table:table-cell table:number-columns-repeated="6"/>
        </table:table-row>
        <table:table-row table:style-name="ro1">
          <table:table-cell office:value-type="float" office:value="1.09786">
            <text:p>1.09786</text:p>
          </table:table-cell>
          <table:table-cell office:value-type="float" office:value="12">
            <text:p>12</text:p>
          </table:table-cell>
          <table:table-cell office:value-type="float" office:value="1.10181">
            <text:p>1.10181</text:p>
          </table:table-cell>
          <table:table-cell office:value-type="float" office:value="1037.61">
            <text:p>1037.61</text:p>
          </table:table-cell>
          <table:table-cell office:value-type="float" office:value="1.03703">
            <text:p>1.03703</text:p>
          </table:table-cell>
          <table:table-cell office:value-type="float" office:value="13">
            <text:p>13</text:p>
          </table:table-cell>
          <table:table-cell office:value-type="float" office:value="1.03944">
            <text:p>1.03944</text:p>
          </table:table-cell>
          <table:table-cell office:value-type="float" office:value="942.556">
            <text:p>942.556</text:p>
          </table:table-cell>
          <table:table-cell table:number-columns-repeated="6"/>
        </table:table-row>
        <table:table-row table:style-name="ro1">
          <table:table-cell office:value-type="float" office:value="1.11672">
            <text:p>1.11672</text:p>
          </table:table-cell>
          <table:table-cell office:value-type="float" office:value="12">
            <text:p>12</text:p>
          </table:table-cell>
          <table:table-cell office:value-type="float" office:value="1.11644">
            <text:p>1.11644</text:p>
          </table:table-cell>
          <table:table-cell office:value-type="float" office:value="1037.61">
            <text:p>1037.61</text:p>
          </table:table-cell>
          <table:table-cell office:value-type="float" office:value="1.04069">
            <text:p>1.04069</text:p>
          </table:table-cell>
          <table:table-cell office:value-type="float" office:value="14">
            <text:p>14</text:p>
          </table:table-cell>
          <table:table-cell office:value-type="float" office:value="1.04346">
            <text:p>1.04346</text:p>
          </table:table-cell>
          <table:table-cell office:value-type="float" office:value="942.556">
            <text:p>942.556</text:p>
          </table:table-cell>
          <table:table-cell table:number-columns-repeated="6"/>
        </table:table-row>
        <table:table-row table:style-name="ro1">
          <table:table-cell office:value-type="string">
            <text:p>Label 19 </text:p>
          </table:table-cell>
          <table:table-cell table:number-columns-repeated="3"/>
          <table:table-cell office:value-type="string">
            <text:p>Label 19 </text:p>
          </table:table-cell>
          <table:table-cell table:number-columns-repeated="9"/>
        </table:table-row>
        <table:table-row table:style-name="ro1">
          <table:table-cell office:value-type="float" office:value="1.08877">
            <text:p>1.08877</text:p>
          </table:table-cell>
          <table:table-cell office:value-type="float" office:value="8">
            <text:p>8</text:p>
          </table:table-cell>
          <table:table-cell office:value-type="float" office:value="1.09302">
            <text:p>1.09302</text:p>
          </table:table-cell>
          <table:table-cell office:value-type="float" office:value="1086.53">
            <text:p>1086.53</text:p>
          </table:table-cell>
          <table:table-cell office:value-type="float" office:value="1.03929">
            <text:p>1.03929</text:p>
          </table:table-cell>
          <table:table-cell office:value-type="float" office:value="7">
            <text:p>7</text:p>
          </table:table-cell>
          <table:table-cell office:value-type="float" office:value="1.04126">
            <text:p>1.04126</text:p>
          </table:table-cell>
          <table:table-cell office:value-type="float" office:value="1063.21">
            <text:p>1063.21</text:p>
          </table:table-cell>
          <table:table-cell table:number-columns-repeated="6"/>
        </table:table-row>
        <table:table-row table:style-name="ro1">
          <table:table-cell office:value-type="float" office:value="1.10442">
            <text:p>1.10442</text:p>
          </table:table-cell>
          <table:table-cell office:value-type="float" office:value="8">
            <text:p>8</text:p>
          </table:table-cell>
          <table:table-cell office:value-type="float" office:value="1.10571">
            <text:p>1.10571</text:p>
          </table:table-cell>
          <table:table-cell office:value-type="float" office:value="1027.63">
            <text:p>1027.63</text:p>
          </table:table-cell>
          <table:table-cell office:value-type="float" office:value="1.0391">
            <text:p>1.0391</text:p>
          </table:table-cell>
          <table:table-cell office:value-type="float" office:value="7">
            <text:p>7</text:p>
          </table:table-cell>
          <table:table-cell office:value-type="float" office:value="1.04105">
            <text:p>1.04105</text:p>
          </table:table-cell>
          <table:table-cell office:value-type="float" office:value="1063.21">
            <text:p>1063.21</text:p>
          </table:table-cell>
          <table:table-cell table:number-columns-repeated="6"/>
        </table:table-row>
        <table:table-row table:style-name="ro1">
          <table:table-cell office:value-type="float" office:value="1.0803">
            <text:p>1.0803</text:p>
          </table:table-cell>
          <table:table-cell office:value-type="float" office:value="8">
            <text:p>8</text:p>
          </table:table-cell>
          <table:table-cell office:value-type="float" office:value="1.08711">
            <text:p>1.08711</text:p>
          </table:table-cell>
          <table:table-cell office:value-type="float" office:value="1030.21">
            <text:p>1030.21</text:p>
          </table:table-cell>
          <table:table-cell office:value-type="float" office:value="1.03868">
            <text:p>1.03868</text:p>
          </table:table-cell>
          <table:table-cell office:value-type="float" office:value="7">
            <text:p>7</text:p>
          </table:table-cell>
          <table:table-cell office:value-type="float" office:value="1.04028">
            <text:p>1.04028</text:p>
          </table:table-cell>
          <table:table-cell office:value-type="float" office:value="1041.95">
            <text:p>1041.95</text:p>
          </table:table-cell>
          <table:table-cell table:number-columns-repeated="6"/>
        </table:table-row>
        <table:table-row table:style-name="ro1">
          <table:table-cell office:value-type="float" office:value="1.07253">
            <text:p>1.07253</text:p>
          </table:table-cell>
          <table:table-cell office:value-type="float" office:value="8">
            <text:p>8</text:p>
          </table:table-cell>
          <table:table-cell office:value-type="float" office:value="1.07977">
            <text:p>1.07977</text:p>
          </table:table-cell>
          <table:table-cell office:value-type="float" office:value="997.737">
            <text:p>997.737</text:p>
          </table:table-cell>
          <table:table-cell office:value-type="float" office:value="1.03897">
            <text:p>1.03897</text:p>
          </table:table-cell>
          <table:table-cell office:value-type="float" office:value="7">
            <text:p>7</text:p>
          </table:table-cell>
          <table:table-cell office:value-type="float" office:value="1.03935">
            <text:p>1.03935</text:p>
          </table:table-cell>
          <table:table-cell office:value-type="float" office:value="964.579">
            <text:p>964.579</text:p>
          </table:table-cell>
          <table:table-cell table:number-columns-repeated="6"/>
        </table:table-row>
        <table:table-row table:style-name="ro1">
          <table:table-cell office:value-type="float" office:value="1.07853">
            <text:p>1.07853</text:p>
          </table:table-cell>
          <table:table-cell office:value-type="float" office:value="8">
            <text:p>8</text:p>
          </table:table-cell>
          <table:table-cell office:value-type="float" office:value="1.08261">
            <text:p>1.08261</text:p>
          </table:table-cell>
          <table:table-cell office:value-type="float" office:value="973">
            <text:p>973</text:p>
          </table:table-cell>
          <table:table-cell office:value-type="float" office:value="1.03959">
            <text:p>1.03959</text:p>
          </table:table-cell>
          <table:table-cell office:value-type="float" office:value="7">
            <text:p>7</text:p>
          </table:table-cell>
          <table:table-cell office:value-type="float" office:value="1.04012">
            <text:p>1.04012</text:p>
          </table:table-cell>
          <table:table-cell office:value-type="float" office:value="964.579">
            <text:p>964.579</text:p>
          </table:table-cell>
          <table:table-cell table:number-columns-repeated="6"/>
        </table:table-row>
        <table:table-row table:style-name="ro1">
          <table:table-cell office:value-type="float" office:value="1.09083">
            <text:p>1.09083</text:p>
          </table:table-cell>
          <table:table-cell office:value-type="float" office:value="8">
            <text:p>8</text:p>
          </table:table-cell>
          <table:table-cell office:value-type="float" office:value="1.09515">
            <text:p>1.09515</text:p>
          </table:table-cell>
          <table:table-cell office:value-type="float" office:value="1027.63">
            <text:p>1027.63</text:p>
          </table:table-cell>
          <table:table-cell office:value-type="float" office:value="1.0399">
            <text:p>1.0399</text:p>
          </table:table-cell>
          <table:table-cell office:value-type="float" office:value="7">
            <text:p>7</text:p>
          </table:table-cell>
          <table:table-cell office:value-type="float" office:value="1.04184">
            <text:p>1.04184</text:p>
          </table:table-cell>
          <table:table-cell office:value-type="float" office:value="1063.21">
            <text:p>1063.21</text:p>
          </table:table-cell>
          <table:table-cell table:number-columns-repeated="6"/>
        </table:table-row>
        <table:table-row table:style-name="ro1">
          <table:table-cell office:value-type="float" office:value="1.07436">
            <text:p>1.07436</text:p>
          </table:table-cell>
          <table:table-cell office:value-type="float" office:value="8">
            <text:p>8</text:p>
          </table:table-cell>
          <table:table-cell office:value-type="float" office:value="1.08166">
            <text:p>1.08166</text:p>
          </table:table-cell>
          <table:table-cell office:value-type="float" office:value="1093.89">
            <text:p>1093.89</text:p>
          </table:table-cell>
          <table:table-cell office:value-type="float" office:value="1.03967">
            <text:p>1.03967</text:p>
          </table:table-cell>
          <table:table-cell office:value-type="float" office:value="7">
            <text:p>7</text:p>
          </table:table-cell>
          <table:table-cell office:value-type="float" office:value="1.04146">
            <text:p>1.04146</text:p>
          </table:table-cell>
          <table:table-cell office:value-type="float" office:value="1063.21">
            <text:p>1063.21</text:p>
          </table:table-cell>
          <table:table-cell table:number-columns-repeated="6"/>
        </table:table-row>
        <table:table-row table:style-name="ro1">
          <table:table-cell office:value-type="float" office:value="1.07517">
            <text:p>1.07517</text:p>
          </table:table-cell>
          <table:table-cell office:value-type="float" office:value="8">
            <text:p>8</text:p>
          </table:table-cell>
          <table:table-cell office:value-type="float" office:value="1.07858">
            <text:p>1.07858</text:p>
          </table:table-cell>
          <table:table-cell office:value-type="float" office:value="973">
            <text:p>973</text:p>
          </table:table-cell>
          <table:table-cell office:value-type="float" office:value="1.03902">
            <text:p>1.03902</text:p>
          </table:table-cell>
          <table:table-cell office:value-type="float" office:value="7">
            <text:p>7</text:p>
          </table:table-cell>
          <table:table-cell office:value-type="float" office:value="1.04053">
            <text:p>1.04053</text:p>
          </table:table-cell>
          <table:table-cell office:value-type="float" office:value="1041.95">
            <text:p>1041.95</text:p>
          </table:table-cell>
          <table:table-cell table:number-columns-repeated="6"/>
        </table:table-row>
        <table:table-row table:style-name="ro1">
          <table:table-cell office:value-type="float" office:value="1.07869">
            <text:p>1.07869</text:p>
          </table:table-cell>
          <table:table-cell office:value-type="float" office:value="8">
            <text:p>8</text:p>
          </table:table-cell>
          <table:table-cell office:value-type="float" office:value="1.08567">
            <text:p>1.08567</text:p>
          </table:table-cell>
          <table:table-cell office:value-type="float" office:value="1030.21">
            <text:p>1030.21</text:p>
          </table:table-cell>
          <table:table-cell office:value-type="float" office:value="1.03926">
            <text:p>1.03926</text:p>
          </table:table-cell>
          <table:table-cell office:value-type="float" office:value="7">
            <text:p>7</text:p>
          </table:table-cell>
          <table:table-cell office:value-type="float" office:value="1.04116">
            <text:p>1.04116</text:p>
          </table:table-cell>
          <table:table-cell office:value-type="float" office:value="1063.21">
            <text:p>1063.21</text:p>
          </table:table-cell>
          <table:table-cell table:number-columns-repeated="6"/>
        </table:table-row>
        <table:table-row table:style-name="ro1">
          <table:table-cell office:value-type="float" office:value="1.09286">
            <text:p>1.09286</text:p>
          </table:table-cell>
          <table:table-cell office:value-type="float" office:value="8">
            <text:p>8</text:p>
          </table:table-cell>
          <table:table-cell office:value-type="float" office:value="1.09695">
            <text:p>1.09695</text:p>
          </table:table-cell>
          <table:table-cell office:value-type="float" office:value="1030.21">
            <text:p>1030.21</text:p>
          </table:table-cell>
          <table:table-cell office:value-type="float" office:value="1.039">
            <text:p>1.039</text:p>
          </table:table-cell>
          <table:table-cell office:value-type="float" office:value="7">
            <text:p>7</text:p>
          </table:table-cell>
          <table:table-cell office:value-type="float" office:value="1.04051">
            <text:p>1.04051</text:p>
          </table:table-cell>
          <table:table-cell office:value-type="float" office:value="1041.95">
            <text:p>1041.95</text:p>
          </table:table-cell>
          <table:table-cell table:number-columns-repeated="6"/>
        </table:table-row>
        <table:table-row table:style-name="ro1">
          <table:table-cell office:value-type="float" office:value="1.07766">
            <text:p>1.07766</text:p>
          </table:table-cell>
          <table:table-cell office:value-type="float" office:value="8">
            <text:p>8</text:p>
          </table:table-cell>
          <table:table-cell office:value-type="float" office:value="1.08413">
            <text:p>1.08413</text:p>
          </table:table-cell>
          <table:table-cell office:value-type="float" office:value="1027.63">
            <text:p>1027.63</text:p>
          </table:table-cell>
          <table:table-cell office:value-type="float" office:value="1.04209">
            <text:p>1.04209</text:p>
          </table:table-cell>
          <table:table-cell office:value-type="float" office:value="7">
            <text:p>7</text:p>
          </table:table-cell>
          <table:table-cell office:value-type="float" office:value="1.04222">
            <text:p>1.04222</text:p>
          </table:table-cell>
          <table:table-cell office:value-type="float" office:value="964.579">
            <text:p>964.579</text:p>
          </table:table-cell>
          <table:table-cell table:number-columns-repeated="6"/>
        </table:table-row>
        <table:table-row table:style-name="ro1">
          <table:table-cell office:value-type="float" office:value="1.0775">
            <text:p>1.0775</text:p>
          </table:table-cell>
          <table:table-cell office:value-type="float" office:value="8">
            <text:p>8</text:p>
          </table:table-cell>
          <table:table-cell office:value-type="float" office:value="1.08528">
            <text:p>1.08528</text:p>
          </table:table-cell>
          <table:table-cell office:value-type="float" office:value="1027.63">
            <text:p>1027.63</text:p>
          </table:table-cell>
          <table:table-cell office:value-type="float" office:value="1.04411">
            <text:p>1.04411</text:p>
          </table:table-cell>
          <table:table-cell office:value-type="float" office:value="7">
            <text:p>7</text:p>
          </table:table-cell>
          <table:table-cell office:value-type="float" office:value="1.0439">
            <text:p>1.0439</text:p>
          </table:table-cell>
          <table:table-cell office:value-type="float" office:value="964.579">
            <text:p>964.579</text:p>
          </table:table-cell>
          <table:table-cell table:number-columns-repeated="6"/>
        </table:table-row>
        <table:table-row table:style-name="ro1">
          <table:table-cell office:value-type="float" office:value="1.10259">
            <text:p>1.10259</text:p>
          </table:table-cell>
          <table:table-cell office:value-type="float" office:value="8">
            <text:p>8</text:p>
          </table:table-cell>
          <table:table-cell office:value-type="float" office:value="1.10373">
            <text:p>1.10373</text:p>
          </table:table-cell>
          <table:table-cell office:value-type="float" office:value="1086.53">
            <text:p>1086.53</text:p>
          </table:table-cell>
          <table:table-cell office:value-type="float" office:value="1.04302">
            <text:p>1.04302</text:p>
          </table:table-cell>
          <table:table-cell office:value-type="float" office:value="7">
            <text:p>7</text:p>
          </table:table-cell>
          <table:table-cell office:value-type="float" office:value="1.04385">
            <text:p>1.04385</text:p>
          </table:table-cell>
          <table:table-cell office:value-type="float" office:value="1041.95">
            <text:p>1041.95</text:p>
          </table:table-cell>
          <table:table-cell table:number-columns-repeated="6"/>
        </table:table-row>
        <table:table-row table:style-name="ro1">
          <table:table-cell office:value-type="float" office:value="1.07745">
            <text:p>1.07745</text:p>
          </table:table-cell>
          <table:table-cell office:value-type="float" office:value="8">
            <text:p>8</text:p>
          </table:table-cell>
          <table:table-cell office:value-type="float" office:value="1.08439">
            <text:p>1.08439</text:p>
          </table:table-cell>
          <table:table-cell office:value-type="float" office:value="1027.63">
            <text:p>1027.63</text:p>
          </table:table-cell>
          <table:table-cell office:value-type="float" office:value="1.04514">
            <text:p>1.04514</text:p>
          </table:table-cell>
          <table:table-cell office:value-type="float" office:value="7">
            <text:p>7</text:p>
          </table:table-cell>
          <table:table-cell office:value-type="float" office:value="1.04606">
            <text:p>1.04606</text:p>
          </table:table-cell>
          <table:table-cell office:value-type="float" office:value="1063.21">
            <text:p>1063.21</text:p>
          </table:table-cell>
          <table:table-cell table:number-columns-repeated="6"/>
        </table:table-row>
        <table:table-row table:style-name="ro1">
          <table:table-cell office:value-type="float" office:value="1.1013">
            <text:p>1.1013</text:p>
          </table:table-cell>
          <table:table-cell office:value-type="float" office:value="8">
            <text:p>8</text:p>
          </table:table-cell>
          <table:table-cell office:value-type="float" office:value="1.10293">
            <text:p>1.10293</text:p>
          </table:table-cell>
          <table:table-cell office:value-type="float" office:value="1027.63">
            <text:p>1027.63</text:p>
          </table:table-cell>
          <table:table-cell office:value-type="float" office:value="1.04408">
            <text:p>1.04408</text:p>
          </table:table-cell>
          <table:table-cell office:value-type="float" office:value="7">
            <text:p>7</text:p>
          </table:table-cell>
          <table:table-cell office:value-type="float" office:value="1.04533">
            <text:p>1.04533</text:p>
          </table:table-cell>
          <table:table-cell office:value-type="float" office:value="1063.21">
            <text:p>1063.21</text:p>
          </table:table-cell>
          <table:table-cell table:number-columns-repeated="6"/>
        </table:table-row>
        <table:table-row table:style-name="ro1">
          <table:table-cell office:value-type="float" office:value="1.09398">
            <text:p>1.09398</text:p>
          </table:table-cell>
          <table:table-cell office:value-type="float" office:value="8">
            <text:p>8</text:p>
          </table:table-cell>
          <table:table-cell office:value-type="float" office:value="1.09739">
            <text:p>1.09739</text:p>
          </table:table-cell>
          <table:table-cell office:value-type="float" office:value="1027.63">
            <text:p>1027.63</text:p>
          </table:table-cell>
          <table:table-cell office:value-type="float" office:value="1.04341">
            <text:p>1.04341</text:p>
          </table:table-cell>
          <table:table-cell office:value-type="float" office:value="7">
            <text:p>7</text:p>
          </table:table-cell>
          <table:table-cell office:value-type="float" office:value="1.04327">
            <text:p>1.04327</text:p>
          </table:table-cell>
          <table:table-cell office:value-type="float" office:value="964.579">
            <text:p>964.579</text:p>
          </table:table-cell>
          <table:table-cell table:number-columns-repeated="6"/>
        </table:table-row>
        <table:table-row table:style-name="ro1">
          <table:table-cell office:value-type="float" office:value="1.09918">
            <text:p>1.09918</text:p>
          </table:table-cell>
          <table:table-cell office:value-type="float" office:value="8">
            <text:p>8</text:p>
          </table:table-cell>
          <table:table-cell office:value-type="float" office:value="1.10152">
            <text:p>1.10152</text:p>
          </table:table-cell>
          <table:table-cell office:value-type="float" office:value="1027.63">
            <text:p>1027.63</text:p>
          </table:table-cell>
          <table:table-cell office:value-type="float" office:value="1.04361">
            <text:p>1.04361</text:p>
          </table:table-cell>
          <table:table-cell office:value-type="float" office:value="7">
            <text:p>7</text:p>
          </table:table-cell>
          <table:table-cell office:value-type="float" office:value="1.04384">
            <text:p>1.04384</text:p>
          </table:table-cell>
          <table:table-cell office:value-type="float" office:value="964.579">
            <text:p>964.579</text:p>
          </table:table-cell>
          <table:table-cell table:number-columns-repeated="6"/>
        </table:table-row>
        <table:table-row table:style-name="ro1">
          <table:table-cell office:value-type="float" office:value="1.08242">
            <text:p>1.08242</text:p>
          </table:table-cell>
          <table:table-cell office:value-type="float" office:value="8">
            <text:p>8</text:p>
          </table:table-cell>
          <table:table-cell office:value-type="float" office:value="1.08563">
            <text:p>1.08563</text:p>
          </table:table-cell>
          <table:table-cell office:value-type="float" office:value="1046.84">
            <text:p>1046.84</text:p>
          </table:table-cell>
          <table:table-cell office:value-type="float" office:value="1.04384">
            <text:p>1.04384</text:p>
          </table:table-cell>
          <table:table-cell office:value-type="float" office:value="7">
            <text:p>7</text:p>
          </table:table-cell>
          <table:table-cell office:value-type="float" office:value="1.04391">
            <text:p>1.04391</text:p>
          </table:table-cell>
          <table:table-cell office:value-type="float" office:value="964.579">
            <text:p>964.579</text:p>
          </table:table-cell>
          <table:table-cell table:number-columns-repeated="6"/>
        </table:table-row>
        <table:table-row table:style-name="ro1">
          <table:table-cell office:value-type="float" office:value="1.09067">
            <text:p>1.09067</text:p>
          </table:table-cell>
          <table:table-cell office:value-type="float" office:value="8">
            <text:p>8</text:p>
          </table:table-cell>
          <table:table-cell office:value-type="float" office:value="1.09516">
            <text:p>1.09516</text:p>
          </table:table-cell>
          <table:table-cell office:value-type="float" office:value="1086.53">
            <text:p>1086.53</text:p>
          </table:table-cell>
          <table:table-cell office:value-type="float" office:value="1.0418">
            <text:p>1.0418</text:p>
          </table:table-cell>
          <table:table-cell office:value-type="float" office:value="7">
            <text:p>7</text:p>
          </table:table-cell>
          <table:table-cell office:value-type="float" office:value="1.04321">
            <text:p>1.04321</text:p>
          </table:table-cell>
          <table:table-cell office:value-type="float" office:value="1063.21">
            <text:p>1063.21</text:p>
          </table:table-cell>
          <table:table-cell table:number-columns-repeated="6"/>
        </table:table-row>
        <table:table-row table:style-name="ro1">
          <table:table-cell office:value-type="float" office:value="1.0807">
            <text:p>1.0807</text:p>
          </table:table-cell>
          <table:table-cell office:value-type="float" office:value="8">
            <text:p>8</text:p>
          </table:table-cell>
          <table:table-cell office:value-type="float" office:value="1.0862">
            <text:p>1.0862</text:p>
          </table:table-cell>
          <table:table-cell office:value-type="float" office:value="1027.63">
            <text:p>1027.63</text:p>
          </table:table-cell>
          <table:table-cell office:value-type="float" office:value="1.03883">
            <text:p>1.03883</text:p>
          </table:table-cell>
          <table:table-cell office:value-type="float" office:value="7">
            <text:p>7</text:p>
          </table:table-cell>
          <table:table-cell office:value-type="float" office:value="1.04046">
            <text:p>1.04046</text:p>
          </table:table-cell>
          <table:table-cell office:value-type="float" office:value="1041.95">
            <text:p>1041.95</text:p>
          </table:table-cell>
          <table:table-cell table:number-columns-repeated="6"/>
        </table:table-row>
        <table:table-row table:style-name="ro1">
          <table:table-cell office:value-type="string">
            <text:p>Label 20 </text:p>
          </table:table-cell>
          <table:table-cell table:number-columns-repeated="3"/>
          <table:table-cell office:value-type="string">
            <text:p>Label 20 </text:p>
          </table:table-cell>
          <table:table-cell table:number-columns-repeated="9"/>
        </table:table-row>
        <table:table-row table:style-name="ro1">
          <table:table-cell office:value-type="float" office:value="1.07285">
            <text:p>1.07285</text:p>
          </table:table-cell>
          <table:table-cell office:value-type="float" office:value="8">
            <text:p>8</text:p>
          </table:table-cell>
          <table:table-cell office:value-type="float" office:value="1.07562">
            <text:p>1.07562</text:p>
          </table:table-cell>
          <table:table-cell office:value-type="float" office:value="1011.3">
            <text:p>1011.3</text:p>
          </table:table-cell>
          <table:table-cell office:value-type="float" office:value="1.0597">
            <text:p>1.0597</text:p>
          </table:table-cell>
          <table:table-cell office:value-type="float" office:value="8">
            <text:p>8</text:p>
          </table:table-cell>
          <table:table-cell office:value-type="float" office:value="1.06162">
            <text:p>1.06162</text:p>
          </table:table-cell>
          <table:table-cell office:value-type="float" office:value="1005.8">
            <text:p>1005.8</text:p>
          </table:table-cell>
          <table:table-cell table:number-columns-repeated="6"/>
        </table:table-row>
        <table:table-row table:style-name="ro1">
          <table:table-cell office:value-type="float" office:value="1.06716">
            <text:p>1.06716</text:p>
          </table:table-cell>
          <table:table-cell office:value-type="float" office:value="8">
            <text:p>8</text:p>
          </table:table-cell>
          <table:table-cell office:value-type="float" office:value="1.07214">
            <text:p>1.07214</text:p>
          </table:table-cell>
          <table:table-cell office:value-type="float" office:value="1011.3">
            <text:p>1011.3</text:p>
          </table:table-cell>
          <table:table-cell office:value-type="float" office:value="1.06165">
            <text:p>1.06165</text:p>
          </table:table-cell>
          <table:table-cell office:value-type="float" office:value="8">
            <text:p>8</text:p>
          </table:table-cell>
          <table:table-cell office:value-type="float" office:value="1.06369">
            <text:p>1.06369</text:p>
          </table:table-cell>
          <table:table-cell office:value-type="float" office:value="996.35">
            <text:p>996.35</text:p>
          </table:table-cell>
          <table:table-cell table:number-columns-repeated="6"/>
        </table:table-row>
        <table:table-row table:style-name="ro1">
          <table:table-cell office:value-type="float" office:value="1.06415">
            <text:p>1.06415</text:p>
          </table:table-cell>
          <table:table-cell office:value-type="float" office:value="8">
            <text:p>8</text:p>
          </table:table-cell>
          <table:table-cell office:value-type="float" office:value="1.07022">
            <text:p>1.07022</text:p>
          </table:table-cell>
          <table:table-cell office:value-type="float" office:value="1066.25">
            <text:p>1066.25</text:p>
          </table:table-cell>
          <table:table-cell office:value-type="float" office:value="1.05878">
            <text:p>1.05878</text:p>
          </table:table-cell>
          <table:table-cell office:value-type="float" office:value="8">
            <text:p>8</text:p>
          </table:table-cell>
          <table:table-cell office:value-type="float" office:value="1.06093">
            <text:p>1.06093</text:p>
          </table:table-cell>
          <table:table-cell office:value-type="float" office:value="1005.8">
            <text:p>1005.8</text:p>
          </table:table-cell>
          <table:table-cell table:number-columns-repeated="6"/>
        </table:table-row>
        <table:table-row table:style-name="ro1">
          <table:table-cell office:value-type="float" office:value="1.06519">
            <text:p>1.06519</text:p>
          </table:table-cell>
          <table:table-cell office:value-type="float" office:value="8">
            <text:p>8</text:p>
          </table:table-cell>
          <table:table-cell office:value-type="float" office:value="1.06966">
            <text:p>1.06966</text:p>
          </table:table-cell>
          <table:table-cell office:value-type="float" office:value="1011.3">
            <text:p>1011.3</text:p>
          </table:table-cell>
          <table:table-cell office:value-type="float" office:value="1.06023">
            <text:p>1.06023</text:p>
          </table:table-cell>
          <table:table-cell office:value-type="float" office:value="8">
            <text:p>8</text:p>
          </table:table-cell>
          <table:table-cell office:value-type="float" office:value="1.06189">
            <text:p>1.06189</text:p>
          </table:table-cell>
          <table:table-cell office:value-type="float" office:value="1005.8">
            <text:p>1005.8</text:p>
          </table:table-cell>
          <table:table-cell table:number-columns-repeated="6"/>
        </table:table-row>
        <table:table-row table:style-name="ro1">
          <table:table-cell office:value-type="float" office:value="1.07617">
            <text:p>1.07617</text:p>
          </table:table-cell>
          <table:table-cell office:value-type="float" office:value="8">
            <text:p>8</text:p>
          </table:table-cell>
          <table:table-cell office:value-type="float" office:value="1.07901">
            <text:p>1.07901</text:p>
          </table:table-cell>
          <table:table-cell office:value-type="float" office:value="1066.25">
            <text:p>1066.25</text:p>
          </table:table-cell>
          <table:table-cell office:value-type="float" office:value="1.06103">
            <text:p>1.06103</text:p>
          </table:table-cell>
          <table:table-cell office:value-type="float" office:value="8">
            <text:p>8</text:p>
          </table:table-cell>
          <table:table-cell office:value-type="float" office:value="1.06319">
            <text:p>1.06319</text:p>
          </table:table-cell>
          <table:table-cell office:value-type="float" office:value="1005.8">
            <text:p>1005.8</text:p>
          </table:table-cell>
          <table:table-cell table:number-columns-repeated="6"/>
        </table:table-row>
        <table:table-row table:style-name="ro1">
          <table:table-cell office:value-type="float" office:value="1.06551">
            <text:p>1.06551</text:p>
          </table:table-cell>
          <table:table-cell office:value-type="float" office:value="8">
            <text:p>8</text:p>
          </table:table-cell>
          <table:table-cell office:value-type="float" office:value="1.07144">
            <text:p>1.07144</text:p>
          </table:table-cell>
          <table:table-cell office:value-type="float" office:value="1011.3">
            <text:p>1011.3</text:p>
          </table:table-cell>
          <table:table-cell office:value-type="float" office:value="1.06564">
            <text:p>1.06564</text:p>
          </table:table-cell>
          <table:table-cell office:value-type="float" office:value="8">
            <text:p>8</text:p>
          </table:table-cell>
          <table:table-cell office:value-type="float" office:value="1.06752">
            <text:p>1.06752</text:p>
          </table:table-cell>
          <table:table-cell office:value-type="float" office:value="1005.8">
            <text:p>1005.8</text:p>
          </table:table-cell>
          <table:table-cell table:number-columns-repeated="6"/>
        </table:table-row>
        <table:table-row table:style-name="ro1">
          <table:table-cell office:value-type="float" office:value="1.06415">
            <text:p>1.06415</text:p>
          </table:table-cell>
          <table:table-cell office:value-type="float" office:value="8">
            <text:p>8</text:p>
          </table:table-cell>
          <table:table-cell office:value-type="float" office:value="1.07002">
            <text:p>1.07002</text:p>
          </table:table-cell>
          <table:table-cell office:value-type="float" office:value="1011.3">
            <text:p>1011.3</text:p>
          </table:table-cell>
          <table:table-cell office:value-type="float" office:value="1.06206">
            <text:p>1.06206</text:p>
          </table:table-cell>
          <table:table-cell office:value-type="float" office:value="8">
            <text:p>8</text:p>
          </table:table-cell>
          <table:table-cell office:value-type="float" office:value="1.06376">
            <text:p>1.06376</text:p>
          </table:table-cell>
          <table:table-cell office:value-type="float" office:value="1005.8">
            <text:p>1005.8</text:p>
          </table:table-cell>
          <table:table-cell table:number-columns-repeated="6"/>
        </table:table-row>
        <table:table-row table:style-name="ro1">
          <table:table-cell office:value-type="float" office:value="1.06221">
            <text:p>1.06221</text:p>
          </table:table-cell>
          <table:table-cell office:value-type="float" office:value="8">
            <text:p>8</text:p>
          </table:table-cell>
          <table:table-cell office:value-type="float" office:value="1.06564">
            <text:p>1.06564</text:p>
          </table:table-cell>
          <table:table-cell office:value-type="float" office:value="978.75">
            <text:p>978.75</text:p>
          </table:table-cell>
          <table:table-cell office:value-type="float" office:value="1.06055">
            <text:p>1.06055</text:p>
          </table:table-cell>
          <table:table-cell office:value-type="float" office:value="8">
            <text:p>8</text:p>
          </table:table-cell>
          <table:table-cell office:value-type="float" office:value="1.06291">
            <text:p>1.06291</text:p>
          </table:table-cell>
          <table:table-cell office:value-type="float" office:value="1005.8">
            <text:p>1005.8</text:p>
          </table:table-cell>
          <table:table-cell table:number-columns-repeated="6"/>
        </table:table-row>
        <table:table-row table:style-name="ro1">
          <table:table-cell office:value-type="float" office:value="1.06369">
            <text:p>1.06369</text:p>
          </table:table-cell>
          <table:table-cell office:value-type="float" office:value="8">
            <text:p>8</text:p>
          </table:table-cell>
          <table:table-cell office:value-type="float" office:value="1.06925">
            <text:p>1.06925</text:p>
          </table:table-cell>
          <table:table-cell office:value-type="float" office:value="1011.3">
            <text:p>1011.3</text:p>
          </table:table-cell>
          <table:table-cell office:value-type="float" office:value="1.05502">
            <text:p>1.05502</text:p>
          </table:table-cell>
          <table:table-cell office:value-type="float" office:value="8">
            <text:p>8</text:p>
          </table:table-cell>
          <table:table-cell office:value-type="float" office:value="1.05622">
            <text:p>1.05622</text:p>
          </table:table-cell>
          <table:table-cell office:value-type="float" office:value="1005.8">
            <text:p>1005.8</text:p>
          </table:table-cell>
          <table:table-cell table:number-columns-repeated="6"/>
        </table:table-row>
        <table:table-row table:style-name="ro1">
          <table:table-cell office:value-type="float" office:value="1.06227">
            <text:p>1.06227</text:p>
          </table:table-cell>
          <table:table-cell office:value-type="float" office:value="8">
            <text:p>8</text:p>
          </table:table-cell>
          <table:table-cell office:value-type="float" office:value="1.06806">
            <text:p>1.06806</text:p>
          </table:table-cell>
          <table:table-cell office:value-type="float" office:value="978.75">
            <text:p>978.75</text:p>
          </table:table-cell>
          <table:table-cell office:value-type="float" office:value="1.0597">
            <text:p>1.0597</text:p>
          </table:table-cell>
          <table:table-cell office:value-type="float" office:value="8">
            <text:p>8</text:p>
          </table:table-cell>
          <table:table-cell office:value-type="float" office:value="1.06162">
            <text:p>1.06162</text:p>
          </table:table-cell>
          <table:table-cell office:value-type="float" office:value="1005.8">
            <text:p>1005.8</text:p>
          </table:table-cell>
          <table:table-cell table:number-columns-repeated="6"/>
        </table:table-row>
        <table:table-row table:style-name="ro1">
          <table:table-cell office:value-type="float" office:value="1.06542">
            <text:p>1.06542</text:p>
          </table:table-cell>
          <table:table-cell office:value-type="float" office:value="8">
            <text:p>8</text:p>
          </table:table-cell>
          <table:table-cell office:value-type="float" office:value="1.06859">
            <text:p>1.06859</text:p>
          </table:table-cell>
          <table:table-cell office:value-type="float" office:value="978.75">
            <text:p>978.75</text:p>
          </table:table-cell>
          <table:table-cell office:value-type="float" office:value="1.06107">
            <text:p>1.06107</text:p>
          </table:table-cell>
          <table:table-cell office:value-type="float" office:value="8">
            <text:p>8</text:p>
          </table:table-cell>
          <table:table-cell office:value-type="float" office:value="1.06347">
            <text:p>1.06347</text:p>
          </table:table-cell>
          <table:table-cell office:value-type="float" office:value="1005.8">
            <text:p>1005.8</text:p>
          </table:table-cell>
          <table:table-cell table:number-columns-repeated="6"/>
        </table:table-row>
        <table:table-row table:style-name="ro1">
          <table:table-cell office:value-type="float" office:value="1.0649">
            <text:p>1.0649</text:p>
          </table:table-cell>
          <table:table-cell office:value-type="float" office:value="8">
            <text:p>8</text:p>
          </table:table-cell>
          <table:table-cell office:value-type="float" office:value="1.07066">
            <text:p>1.07066</text:p>
          </table:table-cell>
          <table:table-cell office:value-type="float" office:value="1011.3">
            <text:p>1011.3</text:p>
          </table:table-cell>
          <table:table-cell office:value-type="float" office:value="1.05923">
            <text:p>1.05923</text:p>
          </table:table-cell>
          <table:table-cell office:value-type="float" office:value="8">
            <text:p>8</text:p>
          </table:table-cell>
          <table:table-cell office:value-type="float" office:value="1.06019">
            <text:p>1.06019</text:p>
          </table:table-cell>
          <table:table-cell office:value-type="float" office:value="1005.8">
            <text:p>1005.8</text:p>
          </table:table-cell>
          <table:table-cell table:number-columns-repeated="6"/>
        </table:table-row>
        <table:table-row table:style-name="ro1">
          <table:table-cell office:value-type="float" office:value="1.06469">
            <text:p>1.06469</text:p>
          </table:table-cell>
          <table:table-cell office:value-type="float" office:value="8">
            <text:p>8</text:p>
          </table:table-cell>
          <table:table-cell office:value-type="float" office:value="1.07017">
            <text:p>1.07017</text:p>
          </table:table-cell>
          <table:table-cell office:value-type="float" office:value="1011.3">
            <text:p>1011.3</text:p>
          </table:table-cell>
          <table:table-cell office:value-type="float" office:value="1.05959">
            <text:p>1.05959</text:p>
          </table:table-cell>
          <table:table-cell office:value-type="float" office:value="8">
            <text:p>8</text:p>
          </table:table-cell>
          <table:table-cell office:value-type="float" office:value="1.0616">
            <text:p>1.0616</text:p>
          </table:table-cell>
          <table:table-cell office:value-type="float" office:value="1005.8">
            <text:p>1005.8</text:p>
          </table:table-cell>
          <table:table-cell table:number-columns-repeated="6"/>
        </table:table-row>
        <table:table-row table:style-name="ro1">
          <table:table-cell office:value-type="float" office:value="1.06927">
            <text:p>1.06927</text:p>
          </table:table-cell>
          <table:table-cell office:value-type="float" office:value="8">
            <text:p>8</text:p>
          </table:table-cell>
          <table:table-cell office:value-type="float" office:value="1.07462">
            <text:p>1.07462</text:p>
          </table:table-cell>
          <table:table-cell office:value-type="float" office:value="1011.3">
            <text:p>1011.3</text:p>
          </table:table-cell>
          <table:table-cell office:value-type="float" office:value="1.06368">
            <text:p>1.06368</text:p>
          </table:table-cell>
          <table:table-cell office:value-type="float" office:value="8">
            <text:p>8</text:p>
          </table:table-cell>
          <table:table-cell office:value-type="float" office:value="1.06536">
            <text:p>1.06536</text:p>
          </table:table-cell>
          <table:table-cell office:value-type="float" office:value="996.35">
            <text:p>996.35</text:p>
          </table:table-cell>
          <table:table-cell table:number-columns-repeated="6"/>
        </table:table-row>
        <table:table-row table:style-name="ro1">
          <table:table-cell office:value-type="float" office:value="1.06459">
            <text:p>1.06459</text:p>
          </table:table-cell>
          <table:table-cell office:value-type="float" office:value="8">
            <text:p>8</text:p>
          </table:table-cell>
          <table:table-cell office:value-type="float" office:value="1.07008">
            <text:p>1.07008</text:p>
          </table:table-cell>
          <table:table-cell office:value-type="float" office:value="1011.3">
            <text:p>1011.3</text:p>
          </table:table-cell>
          <table:table-cell office:value-type="float" office:value="1.06386">
            <text:p>1.06386</text:p>
          </table:table-cell>
          <table:table-cell office:value-type="float" office:value="8">
            <text:p>8</text:p>
          </table:table-cell>
          <table:table-cell office:value-type="float" office:value="1.0659">
            <text:p>1.0659</text:p>
          </table:table-cell>
          <table:table-cell office:value-type="float" office:value="996.35">
            <text:p>996.35</text:p>
          </table:table-cell>
          <table:table-cell table:number-columns-repeated="6"/>
        </table:table-row>
        <table:table-row table:style-name="ro1">
          <table:table-cell office:value-type="float" office:value="1.06625">
            <text:p>1.06625</text:p>
          </table:table-cell>
          <table:table-cell office:value-type="float" office:value="8">
            <text:p>8</text:p>
          </table:table-cell>
          <table:table-cell office:value-type="float" office:value="1.07179">
            <text:p>1.07179</text:p>
          </table:table-cell>
          <table:table-cell office:value-type="float" office:value="1011.3">
            <text:p>1011.3</text:p>
          </table:table-cell>
          <table:table-cell office:value-type="float" office:value="1.06309">
            <text:p>1.06309</text:p>
          </table:table-cell>
          <table:table-cell office:value-type="float" office:value="8">
            <text:p>8</text:p>
          </table:table-cell>
          <table:table-cell office:value-type="float" office:value="1.06515">
            <text:p>1.06515</text:p>
          </table:table-cell>
          <table:table-cell office:value-type="float" office:value="1005.8">
            <text:p>1005.8</text:p>
          </table:table-cell>
          <table:table-cell table:number-columns-repeated="6"/>
        </table:table-row>
        <table:table-row table:style-name="ro1">
          <table:table-cell office:value-type="float" office:value="1.06562">
            <text:p>1.06562</text:p>
          </table:table-cell>
          <table:table-cell office:value-type="float" office:value="8">
            <text:p>8</text:p>
          </table:table-cell>
          <table:table-cell office:value-type="float" office:value="1.07156">
            <text:p>1.07156</text:p>
          </table:table-cell>
          <table:table-cell office:value-type="float" office:value="1011.3">
            <text:p>1011.3</text:p>
          </table:table-cell>
          <table:table-cell office:value-type="float" office:value="1.06237">
            <text:p>1.06237</text:p>
          </table:table-cell>
          <table:table-cell office:value-type="float" office:value="8">
            <text:p>8</text:p>
          </table:table-cell>
          <table:table-cell office:value-type="float" office:value="1.06392">
            <text:p>1.06392</text:p>
          </table:table-cell>
          <table:table-cell office:value-type="float" office:value="1005.8">
            <text:p>1005.8</text:p>
          </table:table-cell>
          <table:table-cell table:number-columns-repeated="6"/>
        </table:table-row>
        <table:table-row table:style-name="ro1">
          <table:table-cell office:value-type="float" office:value="1.06449">
            <text:p>1.06449</text:p>
          </table:table-cell>
          <table:table-cell office:value-type="float" office:value="8">
            <text:p>8</text:p>
          </table:table-cell>
          <table:table-cell office:value-type="float" office:value="1.07015">
            <text:p>1.07015</text:p>
          </table:table-cell>
          <table:table-cell office:value-type="float" office:value="1066.25">
            <text:p>1066.25</text:p>
          </table:table-cell>
          <table:table-cell office:value-type="float" office:value="1.06702">
            <text:p>1.06702</text:p>
          </table:table-cell>
          <table:table-cell office:value-type="float" office:value="8">
            <text:p>8</text:p>
          </table:table-cell>
          <table:table-cell office:value-type="float" office:value="1.06841">
            <text:p>1.06841</text:p>
          </table:table-cell>
          <table:table-cell office:value-type="float" office:value="996.35">
            <text:p>996.35</text:p>
          </table:table-cell>
          <table:table-cell table:number-columns-repeated="6"/>
        </table:table-row>
        <table:table-row table:style-name="ro1">
          <table:table-cell office:value-type="float" office:value="1.06488">
            <text:p>1.06488</text:p>
          </table:table-cell>
          <table:table-cell office:value-type="float" office:value="8">
            <text:p>8</text:p>
          </table:table-cell>
          <table:table-cell office:value-type="float" office:value="1.07086">
            <text:p>1.07086</text:p>
          </table:table-cell>
          <table:table-cell office:value-type="float" office:value="1011.3">
            <text:p>1011.3</text:p>
          </table:table-cell>
          <table:table-cell office:value-type="float" office:value="1.05847">
            <text:p>1.05847</text:p>
          </table:table-cell>
          <table:table-cell office:value-type="float" office:value="8">
            <text:p>8</text:p>
          </table:table-cell>
          <table:table-cell office:value-type="float" office:value="1.0607">
            <text:p>1.0607</text:p>
          </table:table-cell>
          <table:table-cell office:value-type="float" office:value="1005.8">
            <text:p>1005.8</text:p>
          </table:table-cell>
          <table:table-cell table:number-columns-repeated="6"/>
        </table:table-row>
        <table:table-row table:style-name="ro1">
          <table:table-cell office:value-type="float" office:value="1.06497">
            <text:p>1.06497</text:p>
          </table:table-cell>
          <table:table-cell office:value-type="float" office:value="8">
            <text:p>8</text:p>
          </table:table-cell>
          <table:table-cell office:value-type="float" office:value="1.07091">
            <text:p>1.07091</text:p>
          </table:table-cell>
          <table:table-cell office:value-type="float" office:value="1011.3">
            <text:p>1011.3</text:p>
          </table:table-cell>
          <table:table-cell office:value-type="float" office:value="1.06252">
            <text:p>1.06252</text:p>
          </table:table-cell>
          <table:table-cell office:value-type="float" office:value="8">
            <text:p>8</text:p>
          </table:table-cell>
          <table:table-cell office:value-type="float" office:value="1.06482">
            <text:p>1.06482</text:p>
          </table:table-cell>
          <table:table-cell office:value-type="float" office:value="996.35">
            <text:p>996.35</text:p>
          </table:table-cell>
          <table:table-cell table:number-columns-repeated="6"/>
        </table:table-row>
      </table:table>
      <table:table table:name="Sheet6" table:style-name="ta1">
        <table:shapes>
          <draw:frame draw:z-index="0" draw:style-name="gr1" svg:width="17.101cm" svg:height="10.293cm" svg:x="0.122cm" svg:y="0.3cm">
            <draw:object draw:notify-on-update-of-ranges="Sheet5.J3:Sheet5.J20 Sheet5.K2:Sheet5.K2 Sheet5.K3:Sheet5.K20 Sheet5.J3:Sheet5.J20 Sheet5.L2:Sheet5.L2 Sheet5.L3:Sheet5.L2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17.101cm" svg:height="10.293cm" svg:x="18.064cm" svg:y="0cm">
            <draw:object draw:notify-on-update-of-ranges="Sheet5.J26:Sheet5.J43 Sheet5.J26:Sheet5.J43 Sheet5.K25:Sheet5.K25 Sheet5.K26:Sheet5.K43 Sheet5.J26:Sheet5.J43 Sheet5.L25:Sheet5.L25 Sheet5.L26:Sheet5.L4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svg:width="17.101cm" svg:height="10.293cm" svg:x="0cm" svg:y="11.187cm">
            <draw:object draw:notify-on-update-of-ranges="Sheet5.J49:Sheet5.J66 Sheet5.J49:Sheet5.J66 Sheet5.K48:Sheet5.K48 Sheet5.K49:Sheet5.K66 Sheet5.J49:Sheet5.J66 Sheet5.L48:Sheet5.L48 Sheet5.L49:Sheet5.L66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svg:width="17.101cm" svg:height="10.293cm" svg:x="18.249cm" svg:y="11.037cm">
            <draw:object draw:notify-on-update-of-ranges="Sheet5.J72:Sheet5.J89 Sheet5.K71:Sheet5.K71 Sheet5.K72:Sheet5.K89 Sheet5.J72:Sheet5.J89 Sheet5.L71:Sheet5.L71 Sheet5.L72:Sheet5.L89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3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11/22/2012</text:date>, <text:time>14:0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rum </meta:initial-creator>
    <meta:creation-date>2012-11-19T11:47:50</meta:creation-date>
    <dc:date>2012-11-22T14:04:20</dc:date>
    <dc:creator>agrum </dc:creator>
    <meta:editing-duration>P1DT9H1M27S</meta:editing-duration>
    <meta:editing-cycles>12</meta:editing-cycles>
    <meta:generator>LibreOffice/3.4$Linux LibreOffice_project/340m1$Build-402</meta:generator>
    <meta:document-statistic meta:table-count="6" meta:cell-count="9456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3" chart:maximum="20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02cm" svg:height="10.294cm" xlink:href=".." xlink:type="simple" chart:class="chart:scatter" chart:style-name="ch1">
        <chart:title svg:x="3.771cm" svg:y="0.341cm" chart:style-name="ch2">
          <text:p>Optimization of phase definition with CIC_SLAP</text:p>
        </chart:title>
        <chart:subtitle svg:x="5.584cm" svg:y="1.325cm" chart:style-name="ch3">
          <text:p>Tested in a hundred CRs network</text:p>
        </chart:subtitle>
        <chart:legend chart:legend-position="end" svg:x="14.09cm" svg:y="4.599cm" style:legend-expansion="high" chart:style-name="ch4"/>
        <chart:plot-area chart:style-name="ch5" table:cell-range-address="Sheet1.J26:Sheet1.L43 Sheet1.K2:Sheet1.L2" chart:data-source-has-labels="row" svg:x="1.353cm" svg:y="2.418cm" svg:width="12.054cm" svg:height="6.69cm">
          <chartooo:coordinate-region svg:x="2.16cm" svg:y="2.617cm" svg:width="11.06cm" svg:height="5.844cm"/>
          <chart:axis chart:dimension="x" chart:name="primary-x" chart:style-name="ch6">
            <chart:title svg:x="6.913cm" svg:y="9.313cm" chart:style-name="ch7">
              <text:p>Label</text:p>
            </chart:title>
          </chart:axis>
          <chart:axis chart:dimension="y" chart:name="primary-y" chart:style-name="ch8">
            <chart:title svg:x="0.451cm" svg:y="8.294cm" chart:style-name="ch9">
              <text:p>Average number of optimized CRs</text:p>
            </chart:title>
            <chart:grid chart:style-name="ch10" chart:class="major"/>
          </chart:axis>
          <chart:series chart:style-name="ch11" chart:values-cell-range-address="Sheet1.K26:Sheet1.K43" chart:label-cell-address="Sheet1.K2:Sheet1.K2" chart:class="chart:scatter">
            <chart:domain table:cell-range-address="Sheet1.J26:Sheet1.J43"/>
            <chart:data-point chart:repeated="18"/>
          </chart:series>
          <chart:series chart:style-name="ch12" chart:values-cell-range-address="Sheet1.L26:Sheet1.L43" chart:label-cell-address="Sheet1.L2:Sheet1.L2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IC</text:p>
                <draw:g>
                  <svg:desc>Sheet1.K2:Sheet1.K2</svg:desc>
                </draw:g>
              </table:table-cell>
              <table:table-cell office:value-type="string">
                <text:p>CIC_SLAP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J26:Sheet1.J43</svg:desc>
                </draw:g>
              </table:table-cell>
              <table:table-cell office:value-type="float" office:value="76.4">
                <text:p>76.4</text:p>
                <draw:g>
                  <svg:desc>Sheet1.K26:Sheet1.K43</svg:desc>
                </draw:g>
              </table:table-cell>
              <table:table-cell office:value-type="float" office:value="84.85">
                <text:p>84.85</text:p>
                <draw:g>
                  <svg:desc>Sheet1.L26:Sheet1.L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4.8">
                <text:p>54.8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1.1">
                <text:p>51.1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2.95">
                <text:p>42.95</text:p>
              </table:table-cell>
              <table:table-cell office:value-type="float" office:value="46.15">
                <text:p>46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9.2">
                <text:p>49.2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41.85">
                <text:p>41.85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1.3">
                <text:p>41.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1.1">
                <text:p>41.1</text:p>
              </table:table-cell>
              <table:table-cell office:value-type="float" office:value="40.65">
                <text:p>40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35.05">
                <text:p>35.05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5.25">
                <text:p>35.25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5.15">
                <text:p>25.15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7.1">
                <text:p>27.1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2.75">
                <text:p>22.75</text:p>
              </table:table-cell>
              <table:table-cell office:value-type="float" office:value="25.55">
                <text:p>25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31.1">
                <text:p>31.1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9.3">
                <text:p>19.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3" chart:maximum="20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5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02cm" svg:height="10.294cm" xlink:href=".." xlink:type="simple" chart:class="chart:scatter" chart:column-mapping="0 1" chart:style-name="ch1">
        <chart:title svg:x="4.036cm" svg:y="0.341cm" chart:style-name="ch2">
          <text:p>Optimization of phase definition with CIC_EV</text:p>
        </chart:title>
        <chart:subtitle svg:x="5.98cm" svg:y="1.325cm" chart:style-name="ch3">
          <text:p>Tested in a fifty CRs network</text:p>
        </chart:subtitle>
        <chart:legend chart:legend-position="end" svg:x="14.09cm" svg:y="4.599cm" style:legend-expansion="high" chart:style-name="ch4"/>
        <chart:plot-area chart:style-name="ch5" table:cell-range-address="Sheet5.J25:Sheet5.L43" chart:data-source-has-labels="both" svg:x="1.353cm" svg:y="2.418cm" svg:width="12.054cm" svg:height="6.69cm">
          <chartooo:coordinate-region svg:x="1.974cm" svg:y="2.617cm" svg:width="11.246cm" svg:height="5.844cm"/>
          <chart:axis chart:dimension="x" chart:name="primary-x" chart:style-name="ch6" chartooo:axis-type="auto">
            <chart:title svg:x="6.913cm" svg:y="9.313cm" chart:style-name="ch7">
              <text:p>Label</text:p>
            </chart:title>
            <chart:categories table:cell-range-address="Sheet5.J26:Sheet5.J43"/>
          </chart:axis>
          <chart:axis chart:dimension="y" chart:name="primary-y" chart:style-name="ch8">
            <chart:title svg:x="0.451cm" svg:y="8.294cm" chart:style-name="ch9">
              <text:p>Average number of optimized CRs</text:p>
            </chart:title>
            <chart:grid chart:style-name="ch10" chart:class="major"/>
          </chart:axis>
          <chart:series chart:style-name="ch11" chart:values-cell-range-address="Sheet5.K26:Sheet5.K43" chart:label-cell-address="Sheet5.K25:Sheet5.K25" chart:class="chart:scatter">
            <chart:domain table:cell-range-address="Sheet5.J26:Sheet5.J43"/>
            <chart:data-point chart:repeated="18"/>
          </chart:series>
          <chart:series chart:style-name="ch12" chart:values-cell-range-address="Sheet5.L26:Sheet5.L43" chart:label-cell-address="Sheet5.L25:Sheet5.L25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IC</text:p>
                <draw:g>
                  <svg:desc>Sheet5.K25:Sheet5.K25</svg:desc>
                </draw:g>
              </table:table-cell>
              <table:table-cell office:value-type="string">
                <text:p>CIC_SLAP</text:p>
                <draw:g>
                  <svg:desc>Sheet5.L25:Sheet5.L25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5.J26:Sheet5.J43</svg:desc>
                </draw:g>
              </table:table-cell>
              <table:table-cell office:value-type="float" office:value="3">
                <text:p>3</text:p>
                <draw:g>
                  <svg:desc>Sheet5.J26:Sheet5.J43</svg:desc>
                </draw:g>
              </table:table-cell>
              <table:table-cell office:value-type="float" office:value="33.75">
                <text:p>33.75</text:p>
                <draw:g>
                  <svg:desc>Sheet5.K26:Sheet5.K43</svg:desc>
                </draw:g>
              </table:table-cell>
              <table:table-cell office:value-type="float" office:value="34.15">
                <text:p>34.15</text:p>
                <draw:g>
                  <svg:desc>Sheet5.L26:Sheet5.L43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8.75">
                <text:p>28.75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4.85">
                <text:p>24.85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3.5">
                <text:p>23.5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0.55">
                <text:p>20.5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3.2">
                <text:p>23.2</text:p>
              </table:table-cell>
              <table:table-cell office:value-type="float" office:value="22.45">
                <text:p>22.4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9.4">
                <text:p>19.4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.8">
                <text:p>16.8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5.25">
                <text:p>15.2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.35">
                <text:p>11.3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.05">
                <text:p>11.0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2.1">
                <text:p>12.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2.3">
                <text:p>12.3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3" chart:maximum="20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" chart:maximum="1.11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02cm" svg:height="10.294cm" xlink:href=".." xlink:type="simple" chart:class="chart:scatter" chart:column-mapping="0 1" chart:style-name="ch1">
        <chart:title svg:x="4.036cm" svg:y="0.341cm" chart:style-name="ch2">
          <text:p>Optimization of phase definition with CIC_EV</text:p>
        </chart:title>
        <chart:subtitle svg:x="5.98cm" svg:y="1.325cm" chart:style-name="ch3">
          <text:p>Tested in a fifty CRs network</text:p>
        </chart:subtitle>
        <chart:legend chart:legend-position="end" svg:x="14.09cm" svg:y="4.599cm" style:legend-expansion="high" chart:style-name="ch4"/>
        <chart:plot-area chart:style-name="ch5" table:cell-range-address="Sheet5.J48:Sheet5.L66" chart:data-source-has-labels="both" svg:x="1.353cm" svg:y="2.418cm" svg:width="12.054cm" svg:height="6.69cm">
          <chartooo:coordinate-region svg:x="2.265cm" svg:y="2.617cm" svg:width="10.955cm" svg:height="5.844cm"/>
          <chart:axis chart:dimension="x" chart:name="primary-x" chart:style-name="ch6" chartooo:axis-type="auto">
            <chart:title svg:x="6.913cm" svg:y="9.313cm" chart:style-name="ch7">
              <text:p>Label</text:p>
            </chart:title>
            <chart:categories table:cell-range-address="Sheet5.J49:Sheet5.J66"/>
          </chart:axis>
          <chart:axis chart:dimension="y" chart:name="primary-y" chart:style-name="ch8">
            <chart:title svg:x="0.451cm" svg:y="8.559cm" chart:style-name="ch9">
              <text:p>Final over Optimal Fractional Distance</text:p>
            </chart:title>
            <chart:grid chart:style-name="ch10" chart:class="major"/>
          </chart:axis>
          <chart:series chart:style-name="ch11" chart:values-cell-range-address="Sheet5.K49:Sheet5.K66" chart:label-cell-address="Sheet5.K48:Sheet5.K48" chart:class="chart:scatter">
            <chart:domain table:cell-range-address="Sheet5.J49:Sheet5.J66"/>
            <chart:data-point chart:repeated="18"/>
          </chart:series>
          <chart:series chart:style-name="ch12" chart:values-cell-range-address="Sheet5.L49:Sheet5.L66" chart:label-cell-address="Sheet5.L48:Sheet5.L48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IC</text:p>
                <draw:g>
                  <svg:desc>Sheet5.K48:Sheet5.K48</svg:desc>
                </draw:g>
              </table:table-cell>
              <table:table-cell office:value-type="string">
                <text:p>CIC_SLAP</text:p>
                <draw:g>
                  <svg:desc>Sheet5.L48:Sheet5.L48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5.J49:Sheet5.J66</svg:desc>
                </draw:g>
              </table:table-cell>
              <table:table-cell office:value-type="float" office:value="3">
                <text:p>3</text:p>
                <draw:g>
                  <svg:desc>Sheet5.J49:Sheet5.J66</svg:desc>
                </draw:g>
              </table:table-cell>
              <table:table-cell office:value-type="float" office:value="1.0504625">
                <text:p>1.0504625</text:p>
                <draw:g>
                  <svg:desc>Sheet5.K49:Sheet5.K66</svg:desc>
                </draw:g>
              </table:table-cell>
              <table:table-cell office:value-type="float" office:value="1.050783">
                <text:p>1.050783</text:p>
                <draw:g>
                  <svg:desc>Sheet5.L49:Sheet5.L6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.070964">
                <text:p>1.070964</text:p>
              </table:table-cell>
              <table:table-cell office:value-type="float" office:value="1.0509665">
                <text:p>1.050966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069233">
                <text:p>1.069233</text:p>
              </table:table-cell>
              <table:table-cell office:value-type="float" office:value="1.065721">
                <text:p>1.06572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0615645">
                <text:p>1.0615645</text:p>
              </table:table-cell>
              <table:table-cell office:value-type="float" office:value="1.0348835">
                <text:p>1.034883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.06318">
                <text:p>1.06318</text:p>
              </table:table-cell>
              <table:table-cell office:value-type="float" office:value="1.035194">
                <text:p>1.0351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.057274">
                <text:p>1.057274</text:p>
              </table:table-cell>
              <table:table-cell office:value-type="float" office:value="1.037043">
                <text:p>1.03704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052939">
                <text:p>1.052939</text:p>
              </table:table-cell>
              <table:table-cell office:value-type="float" office:value="1.041251">
                <text:p>1.0412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6931">
                <text:p>1.06931</text:p>
              </table:table-cell>
              <table:table-cell office:value-type="float" office:value="1.0433835">
                <text:p>1.043383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.073973">
                <text:p>1.073973</text:p>
              </table:table-cell>
              <table:table-cell office:value-type="float" office:value="1.044698">
                <text:p>1.04469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.053879">
                <text:p>1.053879</text:p>
              </table:table-cell>
              <table:table-cell office:value-type="float" office:value="1.0511685">
                <text:p>1.051168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.053087">
                <text:p>1.053087</text:p>
              </table:table-cell>
              <table:table-cell office:value-type="float" office:value="1.0532135">
                <text:p>1.053213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.083376">
                <text:p>1.083376</text:p>
              </table:table-cell>
              <table:table-cell office:value-type="float" office:value="1.053943">
                <text:p>1.0539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.0431485">
                <text:p>1.0431485</text:p>
              </table:table-cell>
              <table:table-cell office:value-type="float" office:value="1.049452">
                <text:p>1.0494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.044864">
                <text:p>1.044864</text:p>
              </table:table-cell>
              <table:table-cell office:value-type="float" office:value="1.0463805">
                <text:p>1.04638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.061814">
                <text:p>1.061814</text:p>
              </table:table-cell>
              <table:table-cell office:value-type="float" office:value="1.053199">
                <text:p>1.05319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.1059015">
                <text:p>1.1059015</text:p>
              </table:table-cell>
              <table:table-cell office:value-type="float" office:value="1.0407345">
                <text:p>1.040734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0906295">
                <text:p>1.0906295</text:p>
              </table:table-cell>
              <table:table-cell office:value-type="float" office:value="1.0421805">
                <text:p>1.04218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0710225">
                <text:p>1.0710225</text:p>
              </table:table-cell>
              <table:table-cell office:value-type="float" office:value="1.0631435">
                <text:p>1.063143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3" chart:maximum="20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100" chart:interval-maj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02cm" svg:height="10.294cm" xlink:href=".." xlink:type="simple" chart:class="chart:scatter" chart:style-name="ch1">
        <chart:title svg:x="4.036cm" svg:y="0.341cm" chart:style-name="ch2">
          <text:p>Optimization of phase definition with CIC_EV</text:p>
        </chart:title>
        <chart:subtitle svg:x="5.98cm" svg:y="1.325cm" chart:style-name="ch3">
          <text:p>Tested in a fifty CRs network</text:p>
        </chart:subtitle>
        <chart:legend chart:legend-position="end" svg:x="14.09cm" svg:y="4.599cm" style:legend-expansion="high" chart:style-name="ch4"/>
        <chart:plot-area chart:style-name="ch5" table:cell-range-address="Sheet5.J72:Sheet5.L89 Sheet5.K71:Sheet5.L71" chart:data-source-has-labels="row" svg:x="1.353cm" svg:y="2.418cm" svg:width="12.054cm" svg:height="6.69cm">
          <chartooo:coordinate-region svg:x="2.345cm" svg:y="2.618cm" svg:width="10.876cm" svg:height="5.843cm"/>
          <chart:axis chart:dimension="x" chart:name="primary-x" chart:style-name="ch6">
            <chart:title svg:x="6.913cm" svg:y="9.313cm" chart:style-name="ch7">
              <text:p>Label</text:p>
            </chart:title>
          </chart:axis>
          <chart:axis chart:dimension="y" chart:name="primary-y" chart:style-name="ch8">
            <chart:title svg:x="0.451cm" svg:y="8.44cm" chart:style-name="ch9">
              <text:p>Worst case distance divided by label</text:p>
            </chart:title>
            <chart:grid chart:style-name="ch10" chart:class="major"/>
          </chart:axis>
          <chart:series chart:style-name="ch11" chart:values-cell-range-address="Sheet5.K72:Sheet5.K89" chart:label-cell-address="Sheet5.K71:Sheet5.K71" chart:class="chart:scatter">
            <chart:domain table:cell-range-address="Sheet5.J72:Sheet5.J89"/>
            <chart:data-point chart:repeated="18"/>
          </chart:series>
          <chart:series chart:style-name="ch12" chart:values-cell-range-address="Sheet5.L72:Sheet5.L89" chart:label-cell-address="Sheet5.L71:Sheet5.L71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IC</text:p>
                <draw:g>
                  <svg:desc>Sheet5.K71:Sheet5.K71</svg:desc>
                </draw:g>
              </table:table-cell>
              <table:table-cell office:value-type="string">
                <text:p>CIC_SLAP</text:p>
                <draw:g>
                  <svg:desc>Sheet5.L71:Sheet5.L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5.J72:Sheet5.J89</svg:desc>
                </draw:g>
              </table:table-cell>
              <table:table-cell office:value-type="float" office:value="368">
                <text:p>368</text:p>
                <draw:g>
                  <svg:desc>Sheet5.K72:Sheet5.K89</svg:desc>
                </draw:g>
              </table:table-cell>
              <table:table-cell office:value-type="float" office:value="368">
                <text:p>368</text:p>
                <draw:g>
                  <svg:desc>Sheet5.L72:Sheet5.L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56.75">
                <text:p>456.75</text:p>
              </table:table-cell>
              <table:table-cell office:value-type="float" office:value="456.75">
                <text:p>456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19">
                <text:p>51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68.167">
                <text:p>568.167</text:p>
              </table:table-cell>
              <table:table-cell office:value-type="float" office:value="569.43365">
                <text:p>569.43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16.429">
                <text:p>616.429</text:p>
              </table:table-cell>
              <table:table-cell office:value-type="float" office:value="616.4647">
                <text:p>616.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56.125">
                <text:p>656.125</text:p>
              </table:table-cell>
              <table:table-cell office:value-type="float" office:value="656.125">
                <text:p>656.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90.2779">
                <text:p>690.2779</text:p>
              </table:table-cell>
              <table:table-cell office:value-type="float" office:value="689.889">
                <text:p>689.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44.1">
                <text:p>744.1</text:p>
              </table:table-cell>
              <table:table-cell office:value-type="float" office:value="735.17">
                <text:p>735.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56.9996">
                <text:p>756.9996</text:p>
              </table:table-cell>
              <table:table-cell office:value-type="float" office:value="759.127">
                <text:p>759.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88.94615">
                <text:p>788.94615</text:p>
              </table:table-cell>
              <table:table-cell office:value-type="float" office:value="792.90025">
                <text:p>792.90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816.462">
                <text:p>816.462</text:p>
              </table:table-cell>
              <table:table-cell office:value-type="float" office:value="834.2115">
                <text:p>834.2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845.214">
                <text:p>845.214</text:p>
              </table:table-cell>
              <table:table-cell office:value-type="float" office:value="847.08905">
                <text:p>847.089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873.267">
                <text:p>873.267</text:p>
              </table:table-cell>
              <table:table-cell office:value-type="float" office:value="874.56365">
                <text:p>874.563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907.931">
                <text:p>907.931</text:p>
              </table:table-cell>
              <table:table-cell office:value-type="float" office:value="955.051">
                <text:p>955.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922">
                <text:p>922</text:p>
              </table:table-cell>
              <table:table-cell office:value-type="float" office:value="946.39405">
                <text:p>946.39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031.1611">
                <text:p>1031.1611</text:p>
              </table:table-cell>
              <table:table-cell office:value-type="float" office:value="943.60595">
                <text:p>943.60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034.16785">
                <text:p>1034.16785</text:p>
              </table:table-cell>
              <table:table-cell office:value-type="float" office:value="1023.37415">
                <text:p>1023.37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14.66">
                <text:p>1014.66</text:p>
              </table:table-cell>
              <table:table-cell office:value-type="float" office:value="1003.4375">
                <text:p>1003.437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3" chart:maximum="20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" chart:maximum="1.1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02cm" svg:height="10.294cm" xlink:href=".." xlink:type="simple" chart:class="chart:scatter" chart:style-name="ch1">
        <chart:title svg:x="3.771cm" svg:y="0.341cm" chart:style-name="ch2">
          <text:p>Optimization of phase definition with CIC_SLAP</text:p>
        </chart:title>
        <chart:subtitle svg:x="5.584cm" svg:y="1.325cm" chart:style-name="ch3">
          <text:p>Tested in a hundred CRs network</text:p>
        </chart:subtitle>
        <chart:legend chart:legend-position="end" svg:x="14.09cm" svg:y="4.599cm" style:legend-expansion="high" chart:style-name="ch4"/>
        <chart:plot-area chart:style-name="ch5" table:cell-range-address="Sheet1.J3:Sheet1.L20 Sheet1.K2:Sheet1.L2" chart:data-source-has-labels="row" svg:x="1.353cm" svg:y="2.418cm" svg:width="12.054cm" svg:height="6.69cm">
          <chartooo:coordinate-region svg:x="2.265cm" svg:y="2.617cm" svg:width="10.955cm" svg:height="5.844cm"/>
          <chart:axis chart:dimension="x" chart:name="primary-x" chart:style-name="ch6">
            <chart:title svg:x="6.913cm" svg:y="9.313cm" chart:style-name="ch7">
              <text:p>Label</text:p>
            </chart:title>
          </chart:axis>
          <chart:axis chart:dimension="y" chart:name="primary-y" chart:style-name="ch8">
            <chart:title svg:x="0.451cm" svg:y="8.559cm" chart:style-name="ch9">
              <text:p>Final over Optimal Fractional Distance</text:p>
            </chart:title>
            <chart:grid chart:style-name="ch10" chart:class="major"/>
          </chart:axis>
          <chart:series chart:style-name="ch11" chart:values-cell-range-address="Sheet1.K3:Sheet1.K20" chart:label-cell-address="Sheet1.K2:Sheet1.K2" chart:class="chart:scatter">
            <chart:domain table:cell-range-address="Sheet1.J3:Sheet1.J20"/>
            <chart:data-point chart:repeated="18"/>
          </chart:series>
          <chart:series chart:style-name="ch12" chart:values-cell-range-address="Sheet1.L3:Sheet1.L20" chart:label-cell-address="Sheet1.L2:Sheet1.L2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IC</text:p>
                <draw:g>
                  <svg:desc>Sheet1.K2:Sheet1.K2</svg:desc>
                </draw:g>
              </table:table-cell>
              <table:table-cell office:value-type="string">
                <text:p>CIC_SLAP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J3:Sheet1.J20</svg:desc>
                </draw:g>
              </table:table-cell>
              <table:table-cell office:value-type="float" office:value="1.059235">
                <text:p>1.059235</text:p>
                <draw:g>
                  <svg:desc>Sheet1.K3:Sheet1.K20</svg:desc>
                </draw:g>
              </table:table-cell>
              <table:table-cell office:value-type="float" office:value="1.030585">
                <text:p>1.030585</text:p>
                <draw:g>
                  <svg:desc>Sheet1.L3:Sheet1.L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0560745">
                <text:p>1.0560745</text:p>
              </table:table-cell>
              <table:table-cell office:value-type="float" office:value="1.0357965">
                <text:p>1.0357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.062006">
                <text:p>1.062006</text:p>
              </table:table-cell>
              <table:table-cell office:value-type="float" office:value="1.0528295">
                <text:p>1.0528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052071">
                <text:p>1.052071</text:p>
              </table:table-cell>
              <table:table-cell office:value-type="float" office:value="1.0523295">
                <text:p>1.0523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.061591">
                <text:p>1.061591</text:p>
              </table:table-cell>
              <table:table-cell office:value-type="float" office:value="1.054799">
                <text:p>1.054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.053937">
                <text:p>1.053937</text:p>
              </table:table-cell>
              <table:table-cell office:value-type="float" office:value="1.0458">
                <text:p>1.0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.063776">
                <text:p>1.063776</text:p>
              </table:table-cell>
              <table:table-cell office:value-type="float" office:value="1.042917">
                <text:p>1.042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.040583">
                <text:p>1.040583</text:p>
              </table:table-cell>
              <table:table-cell office:value-type="float" office:value="1.0342775">
                <text:p>1.0342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.0377685">
                <text:p>1.0377685</text:p>
              </table:table-cell>
              <table:table-cell office:value-type="float" office:value="1.0375375">
                <text:p>1.0375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.049061">
                <text:p>1.049061</text:p>
              </table:table-cell>
              <table:table-cell office:value-type="float" office:value="1.046095">
                <text:p>1.046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.040032">
                <text:p>1.040032</text:p>
              </table:table-cell>
              <table:table-cell office:value-type="float" office:value="1.044351">
                <text:p>1.044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.048507">
                <text:p>1.048507</text:p>
              </table:table-cell>
              <table:table-cell office:value-type="float" office:value="1.047733">
                <text:p>1.0477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.0773025">
                <text:p>1.0773025</text:p>
              </table:table-cell>
              <table:table-cell office:value-type="float" office:value="1.045215">
                <text:p>1.045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.0737805">
                <text:p>1.0737805</text:p>
              </table:table-cell>
              <table:table-cell office:value-type="float" office:value="1.0524315">
                <text:p>1.0524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.047316">
                <text:p>1.047316</text:p>
              </table:table-cell>
              <table:table-cell office:value-type="float" office:value="1.038997">
                <text:p>1.038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.0487605">
                <text:p>1.0487605</text:p>
              </table:table-cell>
              <table:table-cell office:value-type="float" office:value="1.037689">
                <text:p>1.0376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.067125">
                <text:p>1.067125</text:p>
              </table:table-cell>
              <table:table-cell office:value-type="float" office:value="1.0516375">
                <text:p>1.0516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.072727">
                <text:p>1.072727</text:p>
              </table:table-cell>
              <table:table-cell office:value-type="float" office:value="1.035042">
                <text:p>1.0350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3" chart:maximum="20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" chart:maximum="1.1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02cm" svg:height="10.294cm" xlink:href=".." xlink:type="simple" chart:class="chart:scatter" chart:style-name="ch1">
        <chart:title svg:x="4.036cm" svg:y="0.341cm" chart:style-name="ch2">
          <text:p>Optimization of phase definition with CIC_EV</text:p>
        </chart:title>
        <chart:subtitle svg:x="5.584cm" svg:y="1.325cm" chart:style-name="ch3">
          <text:p>Tested in a hundred CRs network</text:p>
        </chart:subtitle>
        <chart:legend chart:legend-position="end" svg:x="14.09cm" svg:y="4.599cm" style:legend-expansion="high" chart:style-name="ch4"/>
        <chart:plot-area chart:style-name="ch5" table:cell-range-address="Sheet1.J49:Sheet1.L66 Sheet1.K2:Sheet1.L2" chart:data-source-has-labels="row" svg:x="1.353cm" svg:y="2.418cm" svg:width="12.054cm" svg:height="6.69cm">
          <chartooo:coordinate-region svg:x="2.265cm" svg:y="2.617cm" svg:width="10.955cm" svg:height="5.844cm"/>
          <chart:axis chart:dimension="x" chart:name="primary-x" chart:style-name="ch6">
            <chart:title svg:x="6.913cm" svg:y="9.313cm" chart:style-name="ch7">
              <text:p>Label</text:p>
            </chart:title>
          </chart:axis>
          <chart:axis chart:dimension="y" chart:name="primary-y" chart:style-name="ch8">
            <chart:title svg:x="0.451cm" svg:y="8.559cm" chart:style-name="ch9">
              <text:p>Final over Optimal Fractional Distance</text:p>
            </chart:title>
            <chart:grid chart:style-name="ch10" chart:class="major"/>
          </chart:axis>
          <chart:series chart:style-name="ch11" chart:values-cell-range-address="Sheet1.K49:Sheet1.K66" chart:label-cell-address="Sheet1.K2:Sheet1.K2" chart:class="chart:scatter">
            <chart:domain table:cell-range-address="Sheet1.J49:Sheet1.J66"/>
            <chart:data-point chart:repeated="18"/>
          </chart:series>
          <chart:series chart:style-name="ch12" chart:values-cell-range-address="Sheet1.L49:Sheet1.L66" chart:label-cell-address="Sheet1.L2:Sheet1.L2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IC</text:p>
                <draw:g>
                  <svg:desc>Sheet1.K2:Sheet1.K2</svg:desc>
                </draw:g>
              </table:table-cell>
              <table:table-cell office:value-type="string">
                <text:p>CIC_SLAP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J49:Sheet1.J66</svg:desc>
                </draw:g>
              </table:table-cell>
              <table:table-cell office:value-type="float" office:value="1.0517605">
                <text:p>1.0517605</text:p>
                <draw:g>
                  <svg:desc>Sheet1.K49:Sheet1.K66</svg:desc>
                </draw:g>
              </table:table-cell>
              <table:table-cell office:value-type="float" office:value="1.0269235">
                <text:p>1.0269235</text:p>
                <draw:g>
                  <svg:desc>Sheet1.L49:Sheet1.L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048978">
                <text:p>1.048978</text:p>
              </table:table-cell>
              <table:table-cell office:value-type="float" office:value="1.03393">
                <text:p>1.03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.0614235">
                <text:p>1.0614235</text:p>
              </table:table-cell>
              <table:table-cell office:value-type="float" office:value="1.0498525">
                <text:p>1.0498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052488">
                <text:p>1.052488</text:p>
              </table:table-cell>
              <table:table-cell office:value-type="float" office:value="1.048597">
                <text:p>1.048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.0584685">
                <text:p>1.0584685</text:p>
              </table:table-cell>
              <table:table-cell office:value-type="float" office:value="1.053599">
                <text:p>1.0535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.053206">
                <text:p>1.053206</text:p>
              </table:table-cell>
              <table:table-cell office:value-type="float" office:value="1.0444145">
                <text:p>1.0444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.067304">
                <text:p>1.067304</text:p>
              </table:table-cell>
              <table:table-cell office:value-type="float" office:value="1.040385">
                <text:p>1.040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.0405675">
                <text:p>1.0405675</text:p>
              </table:table-cell>
              <table:table-cell office:value-type="float" office:value="1.0329315">
                <text:p>1.0329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.0381475">
                <text:p>1.0381475</text:p>
              </table:table-cell>
              <table:table-cell office:value-type="float" office:value="1.0372365">
                <text:p>1.0372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.0490275">
                <text:p>1.0490275</text:p>
              </table:table-cell>
              <table:table-cell office:value-type="float" office:value="1.0447555">
                <text:p>1.0447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.0372855">
                <text:p>1.0372855</text:p>
              </table:table-cell>
              <table:table-cell office:value-type="float" office:value="1.0435915">
                <text:p>1.04359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.050535">
                <text:p>1.050535</text:p>
              </table:table-cell>
              <table:table-cell office:value-type="float" office:value="1.045954">
                <text:p>1.045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.084065">
                <text:p>1.084065</text:p>
              </table:table-cell>
              <table:table-cell office:value-type="float" office:value="1.0433595">
                <text:p>1.04335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.0801945">
                <text:p>1.0801945</text:p>
              </table:table-cell>
              <table:table-cell office:value-type="float" office:value="1.052205">
                <text:p>1.052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.0526415">
                <text:p>1.0526415</text:p>
              </table:table-cell>
              <table:table-cell office:value-type="float" office:value="1.040551">
                <text:p>1.040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.046228">
                <text:p>1.046228</text:p>
              </table:table-cell>
              <table:table-cell office:value-type="float" office:value="1.0380735">
                <text:p>1.03807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.0652005">
                <text:p>1.0652005</text:p>
              </table:table-cell>
              <table:table-cell office:value-type="float" office:value="1.0603385">
                <text:p>1.0603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.0832095">
                <text:p>1.0832095</text:p>
              </table:table-cell>
              <table:table-cell office:value-type="float" office:value="1.035383">
                <text:p>1.0353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3" chart:maximum="20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500" chart:interval-maj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02cm" svg:height="10.294cm" xlink:href=".." xlink:type="simple" chart:class="chart:scatter" chart:style-name="ch1">
        <chart:title svg:x="4.036cm" svg:y="0.341cm" chart:style-name="ch2">
          <text:p>Optimization of phase definition with CIC_EV</text:p>
        </chart:title>
        <chart:subtitle svg:x="5.584cm" svg:y="1.325cm" chart:style-name="ch3">
          <text:p>Tested in a hundred CRs network</text:p>
        </chart:subtitle>
        <chart:legend chart:legend-position="end" svg:x="14.09cm" svg:y="4.599cm" style:legend-expansion="high" chart:style-name="ch4"/>
        <chart:plot-area chart:style-name="ch5" table:cell-range-address="Sheet1.J72:Sheet1.L89 Sheet1.K2:Sheet1.L2" chart:data-source-has-labels="row" svg:x="1.353cm" svg:y="2.418cm" svg:width="12.054cm" svg:height="6.69cm">
          <chartooo:coordinate-region svg:x="2.345cm" svg:y="2.418cm" svg:width="10.876cm" svg:height="6.043cm"/>
          <chart:axis chart:dimension="x" chart:name="primary-x" chart:style-name="ch6">
            <chart:title svg:x="6.913cm" svg:y="9.313cm" chart:style-name="ch7">
              <text:p>Label</text:p>
            </chart:title>
          </chart:axis>
          <chart:axis chart:dimension="y" chart:name="primary-y" chart:style-name="ch8">
            <chart:title svg:x="0.451cm" svg:y="8.44cm" chart:style-name="ch9">
              <text:p>Worst case distance divided by label</text:p>
            </chart:title>
            <chart:grid chart:style-name="ch10" chart:class="major"/>
          </chart:axis>
          <chart:series chart:style-name="ch11" chart:values-cell-range-address="Sheet1.K72:Sheet1.K89" chart:label-cell-address="Sheet1.K2:Sheet1.K2" chart:class="chart:scatter">
            <chart:domain table:cell-range-address="Sheet1.J72:Sheet1.J89"/>
            <chart:data-point chart:repeated="18"/>
          </chart:series>
          <chart:series chart:style-name="ch12" chart:values-cell-range-address="Sheet1.L72:Sheet1.L89" chart:label-cell-address="Sheet1.L2:Sheet1.L2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IC</text:p>
                <draw:g>
                  <svg:desc>Sheet1.K2:Sheet1.K2</svg:desc>
                </draw:g>
              </table:table-cell>
              <table:table-cell office:value-type="string">
                <text:p>CIC_SLAP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J72:Sheet1.J89</svg:desc>
                </draw:g>
              </table:table-cell>
              <table:table-cell office:value-type="float" office:value="408.0666">
                <text:p>408.0666</text:p>
                <draw:g>
                  <svg:desc>Sheet1.K72:Sheet1.K89</svg:desc>
                </draw:g>
              </table:table-cell>
              <table:table-cell office:value-type="float" office:value="397">
                <text:p>397</text:p>
                <draw:g>
                  <svg:desc>Sheet1.L72:Sheet1.L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01.2875">
                <text:p>501.2875</text:p>
              </table:table-cell>
              <table:table-cell office:value-type="float" office:value="498.25">
                <text:p>498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64.65">
                <text:p>564.6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12.3251">
                <text:p>612.3251</text:p>
              </table:table-cell>
              <table:table-cell office:value-type="float" office:value="606.667">
                <text:p>606.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57.571">
                <text:p>657.571</text:p>
              </table:table-cell>
              <table:table-cell office:value-type="float" office:value="657.571">
                <text:p>657.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52.9125">
                <text:p>752.9125</text:p>
              </table:table-cell>
              <table:table-cell office:value-type="float" office:value="716.5">
                <text:p>71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58.9836">
                <text:p>858.9836</text:p>
              </table:table-cell>
              <table:table-cell office:value-type="float" office:value="764.089">
                <text:p>764.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07.3">
                <text:p>807.3</text:p>
              </table:table-cell>
              <table:table-cell office:value-type="float" office:value="807.3">
                <text:p>80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77.27705">
                <text:p>877.27705</text:p>
              </table:table-cell>
              <table:table-cell office:value-type="float" office:value="867.0226">
                <text:p>867.0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25.4834">
                <text:p>925.4834</text:p>
              </table:table-cell>
              <table:table-cell office:value-type="float" office:value="895.67915">
                <text:p>895.679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938.462">
                <text:p>938.462</text:p>
              </table:table-cell>
              <table:table-cell office:value-type="float" office:value="969.3351">
                <text:p>969.3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043.8004">
                <text:p>1043.8004</text:p>
              </table:table-cell>
              <table:table-cell office:value-type="float" office:value="996.43625">
                <text:p>996.43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209.592">
                <text:p>1209.592</text:p>
              </table:table-cell>
              <table:table-cell office:value-type="float" office:value="1013.67">
                <text:p>1013.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312.6025">
                <text:p>1312.6025</text:p>
              </table:table-cell>
              <table:table-cell office:value-type="float" office:value="1067.4735">
                <text:p>1067.47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220.255">
                <text:p>1220.255</text:p>
              </table:table-cell>
              <table:table-cell office:value-type="float" office:value="1159.1845">
                <text:p>1159.1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119.17">
                <text:p>1119.17</text:p>
              </table:table-cell>
              <table:table-cell office:value-type="float" office:value="1154.658">
                <text:p>1154.6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147.53">
                <text:p>1147.53</text:p>
              </table:table-cell>
              <table:table-cell office:value-type="float" office:value="1402.221">
                <text:p>1402.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403.44">
                <text:p>1403.44</text:p>
              </table:table-cell>
              <table:table-cell office:value-type="float" office:value="1200.345">
                <text:p>1200.3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3" chart:maximum="20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" chart:maximum="1.1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02cm" svg:height="10.294cm" xlink:href=".." xlink:type="simple" chart:class="chart:scatter" chart:style-name="ch1">
        <chart:title svg:x="4.036cm" svg:y="0.341cm" chart:style-name="ch2">
          <text:p>Optimization of phase definition with CIC_EV</text:p>
        </chart:title>
        <chart:subtitle svg:x="5.584cm" svg:y="1.325cm" chart:style-name="ch3">
          <text:p>Tested in a hundred CRs network</text:p>
        </chart:subtitle>
        <chart:legend chart:legend-position="end" svg:x="14.09cm" svg:y="4.599cm" style:legend-expansion="high" chart:style-name="ch4"/>
        <chart:plot-area chart:style-name="ch5" table:cell-range-address="Sheet3.J3:Sheet3.L20 Sheet3.K2:Sheet3.L2" chart:data-source-has-labels="row" svg:x="1.353cm" svg:y="2.418cm" svg:width="12.054cm" svg:height="6.69cm">
          <chartooo:coordinate-region svg:x="2.265cm" svg:y="2.617cm" svg:width="10.955cm" svg:height="5.844cm"/>
          <chart:axis chart:dimension="x" chart:name="primary-x" chart:style-name="ch6">
            <chart:title svg:x="6.913cm" svg:y="9.313cm" chart:style-name="ch7">
              <text:p>Label</text:p>
            </chart:title>
          </chart:axis>
          <chart:axis chart:dimension="y" chart:name="primary-y" chart:style-name="ch8">
            <chart:title svg:x="0.451cm" svg:y="8.559cm" chart:style-name="ch9">
              <text:p>Final over Optimal Fractional Distance</text:p>
            </chart:title>
            <chart:grid chart:style-name="ch10" chart:class="major"/>
          </chart:axis>
          <chart:series chart:style-name="ch11" chart:values-cell-range-address="Sheet3.K3:Sheet3.K20" chart:label-cell-address="Sheet3.K2:Sheet3.K2" chart:class="chart:scatter">
            <chart:domain table:cell-range-address="Sheet3.J3:Sheet3.J20"/>
            <chart:data-point chart:repeated="18"/>
          </chart:series>
          <chart:series chart:style-name="ch12" chart:values-cell-range-address="Sheet3.L3:Sheet3.L20" chart:label-cell-address="Sheet3.L2:Sheet3.L2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IC</text:p>
                <draw:g>
                  <svg:desc>Sheet3.K2:Sheet3.K2</svg:desc>
                </draw:g>
              </table:table-cell>
              <table:table-cell office:value-type="string">
                <text:p>CIC_SLAP</text:p>
                <draw:g>
                  <svg:desc>Sheet3.L2:Sheet3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3.J3:Sheet3.J20</svg:desc>
                </draw:g>
              </table:table-cell>
              <table:table-cell office:value-type="float" office:value="1.068614">
                <text:p>1.068614</text:p>
                <draw:g>
                  <svg:desc>Sheet3.K3:Sheet3.K20</svg:desc>
                </draw:g>
              </table:table-cell>
              <table:table-cell office:value-type="float" office:value="1.051374">
                <text:p>1.051374</text:p>
                <draw:g>
                  <svg:desc>Sheet3.L3:Sheet3.L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0759915">
                <text:p>1.0759915</text:p>
              </table:table-cell>
              <table:table-cell office:value-type="float" office:value="1.0416765">
                <text:p>1.0416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.052889">
                <text:p>1.052889</text:p>
              </table:table-cell>
              <table:table-cell office:value-type="float" office:value="1.048095">
                <text:p>1.048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0614345">
                <text:p>1.0614345</text:p>
              </table:table-cell>
              <table:table-cell office:value-type="float" office:value="1.0433425">
                <text:p>1.0433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.062788">
                <text:p>1.062788</text:p>
              </table:table-cell>
              <table:table-cell office:value-type="float" office:value="1.0424605">
                <text:p>1.0424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.063047">
                <text:p>1.063047</text:p>
              </table:table-cell>
              <table:table-cell office:value-type="float" office:value="1.0554445">
                <text:p>1.0554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.0665385">
                <text:p>1.0665385</text:p>
              </table:table-cell>
              <table:table-cell office:value-type="float" office:value="1.050663">
                <text:p>1.050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.05126">
                <text:p>1.05126</text:p>
              </table:table-cell>
              <table:table-cell office:value-type="float" office:value="1.045437">
                <text:p>1.045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.0677045">
                <text:p>1.0677045</text:p>
              </table:table-cell>
              <table:table-cell office:value-type="float" office:value="1.0523575">
                <text:p>1.0523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.0626265">
                <text:p>1.0626265</text:p>
              </table:table-cell>
              <table:table-cell office:value-type="float" office:value="1.0457605">
                <text:p>1.0457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.0563575">
                <text:p>1.0563575</text:p>
              </table:table-cell>
              <table:table-cell office:value-type="float" office:value="1.0482735">
                <text:p>1.04827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.050804">
                <text:p>1.050804</text:p>
              </table:table-cell>
              <table:table-cell office:value-type="float" office:value="1.0436595">
                <text:p>1.04365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.0483015">
                <text:p>1.0483015</text:p>
              </table:table-cell>
              <table:table-cell office:value-type="float" office:value="1.0458115">
                <text:p>1.04581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.0573275">
                <text:p>1.0573275</text:p>
              </table:table-cell>
              <table:table-cell office:value-type="float" office:value="1.0474035">
                <text:p>1.0474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.0554285">
                <text:p>1.0554285</text:p>
              </table:table-cell>
              <table:table-cell office:value-type="float" office:value="1.05019">
                <text:p>1.05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.052595">
                <text:p>1.052595</text:p>
              </table:table-cell>
              <table:table-cell office:value-type="float" office:value="1.046152">
                <text:p>1.046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.0457515">
                <text:p>1.0457515</text:p>
              </table:table-cell>
              <table:table-cell office:value-type="float" office:value="1.042663">
                <text:p>1.0426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.0509475">
                <text:p>1.0509475</text:p>
              </table:table-cell>
              <table:table-cell office:value-type="float" office:value="1.0402225">
                <text:p>1.04022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3" chart:maximum="20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02cm" svg:height="10.294cm" xlink:href=".." xlink:type="simple" chart:class="chart:scatter" chart:column-mapping="0 1" chart:style-name="ch1">
        <chart:title svg:x="4.036cm" svg:y="0.341cm" chart:style-name="ch2">
          <text:p>Optimization of phase definition with CIC_EV</text:p>
        </chart:title>
        <chart:subtitle svg:x="5.584cm" svg:y="1.325cm" chart:style-name="ch3">
          <text:p>Tested in a hundred CRs network</text:p>
        </chart:subtitle>
        <chart:legend chart:legend-position="end" svg:x="14.09cm" svg:y="4.599cm" style:legend-expansion="high" chart:style-name="ch4"/>
        <chart:plot-area chart:style-name="ch5" table:cell-range-address="Sheet3.J25:Sheet3.L43" chart:data-source-has-labels="both" svg:x="1.353cm" svg:y="2.418cm" svg:width="12.054cm" svg:height="6.69cm">
          <chartooo:coordinate-region svg:x="2.16cm" svg:y="2.617cm" svg:width="11.06cm" svg:height="5.844cm"/>
          <chart:axis chart:dimension="x" chart:name="primary-x" chart:style-name="ch6" chartooo:axis-type="auto">
            <chart:title svg:x="6.913cm" svg:y="9.313cm" chart:style-name="ch7">
              <text:p>Label</text:p>
            </chart:title>
            <chart:categories table:cell-range-address="Sheet3.J26:Sheet3.J43"/>
          </chart:axis>
          <chart:axis chart:dimension="y" chart:name="primary-y" chart:style-name="ch8">
            <chart:title svg:x="0.451cm" svg:y="8.294cm" chart:style-name="ch9">
              <text:p>Average number of optimized CRs</text:p>
            </chart:title>
            <chart:grid chart:style-name="ch10" chart:class="major"/>
          </chart:axis>
          <chart:series chart:style-name="ch11" chart:values-cell-range-address="Sheet3.K26:Sheet3.K43" chart:label-cell-address="Sheet3.K25:Sheet3.K25" chart:class="chart:scatter">
            <chart:domain table:cell-range-address="Sheet3.J26:Sheet3.J43"/>
            <chart:data-point chart:repeated="18"/>
          </chart:series>
          <chart:series chart:style-name="ch12" chart:values-cell-range-address="Sheet3.L26:Sheet3.L43" chart:label-cell-address="Sheet3.L25:Sheet3.L25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IC</text:p>
                <draw:g>
                  <svg:desc>Sheet3.K25:Sheet3.K25</svg:desc>
                </draw:g>
              </table:table-cell>
              <table:table-cell office:value-type="string">
                <text:p>CIC_SLAP</text:p>
                <draw:g>
                  <svg:desc>Sheet3.L25:Sheet3.L25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3.J26:Sheet3.J43</svg:desc>
                </draw:g>
              </table:table-cell>
              <table:table-cell office:value-type="float" office:value="3">
                <text:p>3</text:p>
                <draw:g>
                  <svg:desc>Sheet3.J26:Sheet3.J43</svg:desc>
                </draw:g>
              </table:table-cell>
              <table:table-cell office:value-type="float" office:value="73.7">
                <text:p>73.7</text:p>
                <draw:g>
                  <svg:desc>Sheet3.K26:Sheet3.K43</svg:desc>
                </draw:g>
              </table:table-cell>
              <table:table-cell office:value-type="float" office:value="76.25">
                <text:p>76.25</text:p>
                <draw:g>
                  <svg:desc>Sheet3.L26:Sheet3.L43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6.5">
                <text:p>56.5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7.7">
                <text:p>57.7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1.15">
                <text:p>51.15</text:p>
              </table:table-cell>
              <table:table-cell office:value-type="float" office:value="51.45">
                <text:p>51.4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4.1">
                <text:p>44.1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4.35">
                <text:p>34.35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1.9">
                <text:p>31.9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.9">
                <text:p>30.9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1.6">
                <text:p>21.6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7.75">
                <text:p>27.75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6.8">
                <text:p>26.8</text:p>
              </table:table-cell>
              <table:table-cell office:value-type="float" office:value="22.15">
                <text:p>22.1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6.15">
                <text:p>26.15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8.5">
                <text:p>18.5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9.85">
                <text:p>19.85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1.7">
                <text:p>21.7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.3">
                <text:p>18.3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.55">
                <text:p>21.55</text:p>
              </table:table-cell>
              <table:table-cell office:value-type="float" office:value="20.5">
                <text:p>20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3" chart:maximum="20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" chart:maximum="1.1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02cm" svg:height="10.294cm" xlink:href=".." xlink:type="simple" chart:class="chart:scatter" chart:column-mapping="0 1" chart:style-name="ch1">
        <chart:title svg:x="4.036cm" svg:y="0.341cm" chart:style-name="ch2">
          <text:p>Optimization of phase definition with CIC_EV</text:p>
        </chart:title>
        <chart:subtitle svg:x="5.584cm" svg:y="1.325cm" chart:style-name="ch3">
          <text:p>Tested in a hundred CRs network</text:p>
        </chart:subtitle>
        <chart:legend chart:legend-position="end" svg:x="14.09cm" svg:y="4.599cm" style:legend-expansion="high" chart:style-name="ch4"/>
        <chart:plot-area chart:style-name="ch5" table:cell-range-address="Sheet3.J48:Sheet3.L66" chart:data-source-has-labels="both" svg:x="1.353cm" svg:y="2.418cm" svg:width="12.054cm" svg:height="6.69cm">
          <chartooo:coordinate-region svg:x="2.265cm" svg:y="2.617cm" svg:width="10.955cm" svg:height="5.844cm"/>
          <chart:axis chart:dimension="x" chart:name="primary-x" chart:style-name="ch6" chartooo:axis-type="auto">
            <chart:title svg:x="6.913cm" svg:y="9.313cm" chart:style-name="ch7">
              <text:p>Label</text:p>
            </chart:title>
            <chart:categories table:cell-range-address="Sheet3.J49:Sheet3.J66"/>
          </chart:axis>
          <chart:axis chart:dimension="y" chart:name="primary-y" chart:style-name="ch8">
            <chart:title svg:x="0.451cm" svg:y="8.559cm" chart:style-name="ch9">
              <text:p>Final over Optimal Fractional Distance</text:p>
            </chart:title>
            <chart:grid chart:style-name="ch10" chart:class="major"/>
          </chart:axis>
          <chart:series chart:style-name="ch11" chart:values-cell-range-address="Sheet3.K49:Sheet3.K66" chart:label-cell-address="Sheet3.K48:Sheet3.K48" chart:class="chart:scatter">
            <chart:domain table:cell-range-address="Sheet3.J49:Sheet3.J66"/>
            <chart:data-point chart:repeated="18"/>
          </chart:series>
          <chart:series chart:style-name="ch12" chart:values-cell-range-address="Sheet3.L49:Sheet3.L66" chart:label-cell-address="Sheet3.L48:Sheet3.L48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IC</text:p>
                <draw:g>
                  <svg:desc>Sheet3.K48:Sheet3.K48</svg:desc>
                </draw:g>
              </table:table-cell>
              <table:table-cell office:value-type="string">
                <text:p>CIC_SLAP</text:p>
                <draw:g>
                  <svg:desc>Sheet3.L48:Sheet3.L48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3.J49:Sheet3.J66</svg:desc>
                </draw:g>
              </table:table-cell>
              <table:table-cell office:value-type="float" office:value="3">
                <text:p>3</text:p>
                <draw:g>
                  <svg:desc>Sheet3.J49:Sheet3.J66</svg:desc>
                </draw:g>
              </table:table-cell>
              <table:table-cell office:value-type="float" office:value="1.0536975">
                <text:p>1.0536975</text:p>
                <draw:g>
                  <svg:desc>Sheet3.K49:Sheet3.K66</svg:desc>
                </draw:g>
              </table:table-cell>
              <table:table-cell office:value-type="float" office:value="1.0422405">
                <text:p>1.0422405</text:p>
                <draw:g>
                  <svg:desc>Sheet3.L49:Sheet3.L6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.065164">
                <text:p>1.065164</text:p>
              </table:table-cell>
              <table:table-cell office:value-type="float" office:value="1.0371915">
                <text:p>1.037191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050022">
                <text:p>1.050022</text:p>
              </table:table-cell>
              <table:table-cell office:value-type="float" office:value="1.04345">
                <text:p>1.0434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063807">
                <text:p>1.063807</text:p>
              </table:table-cell>
              <table:table-cell office:value-type="float" office:value="1.041857">
                <text:p>1.04185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.0637955">
                <text:p>1.0637955</text:p>
              </table:table-cell>
              <table:table-cell office:value-type="float" office:value="1.0420575">
                <text:p>1.04205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.063263">
                <text:p>1.063263</text:p>
              </table:table-cell>
              <table:table-cell office:value-type="float" office:value="1.054982">
                <text:p>1.05498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0654595">
                <text:p>1.0654595</text:p>
              </table:table-cell>
              <table:table-cell office:value-type="float" office:value="1.05174">
                <text:p>1.051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511315">
                <text:p>1.0511315</text:p>
              </table:table-cell>
              <table:table-cell office:value-type="float" office:value="1.0470965">
                <text:p>1.047096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.0651705">
                <text:p>1.0651705</text:p>
              </table:table-cell>
              <table:table-cell office:value-type="float" office:value="1.052307">
                <text:p>1.05230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.0609995">
                <text:p>1.0609995</text:p>
              </table:table-cell>
              <table:table-cell office:value-type="float" office:value="1.0461485">
                <text:p>1.046148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.0577045">
                <text:p>1.0577045</text:p>
              </table:table-cell>
              <table:table-cell office:value-type="float" office:value="1.048471">
                <text:p>1.04847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.053095">
                <text:p>1.053095</text:p>
              </table:table-cell>
              <table:table-cell office:value-type="float" office:value="1.0461755">
                <text:p>1.046175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.0508275">
                <text:p>1.0508275</text:p>
              </table:table-cell>
              <table:table-cell office:value-type="float" office:value="1.0479255">
                <text:p>1.047925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.057862">
                <text:p>1.057862</text:p>
              </table:table-cell>
              <table:table-cell office:value-type="float" office:value="1.048999">
                <text:p>1.04899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.054811">
                <text:p>1.054811</text:p>
              </table:table-cell>
              <table:table-cell office:value-type="float" office:value="1.051374">
                <text:p>1.05137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.0530445">
                <text:p>1.0530445</text:p>
              </table:table-cell>
              <table:table-cell office:value-type="float" office:value="1.0466215">
                <text:p>1.046621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045442">
                <text:p>1.045442</text:p>
              </table:table-cell>
              <table:table-cell office:value-type="float" office:value="1.043796">
                <text:p>1.0437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053256">
                <text:p>1.053256</text:p>
              </table:table-cell>
              <table:table-cell office:value-type="float" office:value="1.041216">
                <text:p>1.0412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3" chart:maximum="20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100" chart:interval-maj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02cm" svg:height="10.294cm" xlink:href=".." xlink:type="simple" chart:class="chart:scatter" chart:column-mapping="0 1" chart:style-name="ch1">
        <chart:title svg:x="4.036cm" svg:y="0.341cm" chart:style-name="ch2">
          <text:p>Optimization of phase definition with CIC_EV</text:p>
        </chart:title>
        <chart:subtitle svg:x="5.584cm" svg:y="1.325cm" chart:style-name="ch3">
          <text:p>Tested in a hundred CRs network</text:p>
        </chart:subtitle>
        <chart:legend chart:legend-position="end" svg:x="14.09cm" svg:y="4.599cm" style:legend-expansion="high" chart:style-name="ch4"/>
        <chart:plot-area chart:style-name="ch5" table:cell-range-address="Sheet3.J71:Sheet3.L89" chart:data-source-has-labels="both" svg:x="1.353cm" svg:y="2.418cm" svg:width="12.054cm" svg:height="6.69cm">
          <chartooo:coordinate-region svg:x="2.345cm" svg:y="2.618cm" svg:width="10.876cm" svg:height="5.843cm"/>
          <chart:axis chart:dimension="x" chart:name="primary-x" chart:style-name="ch6" chartooo:axis-type="auto">
            <chart:title svg:x="6.913cm" svg:y="9.313cm" chart:style-name="ch7">
              <text:p>Label</text:p>
            </chart:title>
            <chart:categories table:cell-range-address="Sheet3.J72:Sheet3.J89"/>
          </chart:axis>
          <chart:axis chart:dimension="y" chart:name="primary-y" chart:style-name="ch8">
            <chart:title svg:x="0.451cm" svg:y="8.44cm" chart:style-name="ch9">
              <text:p>Worst case distance divided by label</text:p>
            </chart:title>
            <chart:grid chart:style-name="ch10" chart:class="major"/>
          </chart:axis>
          <chart:series chart:style-name="ch11" chart:values-cell-range-address="Sheet3.K72:Sheet3.K89" chart:label-cell-address="Sheet3.K71:Sheet3.K71" chart:class="chart:scatter">
            <chart:domain table:cell-range-address="Sheet3.J72:Sheet3.J89"/>
            <chart:data-point chart:repeated="18"/>
          </chart:series>
          <chart:series chart:style-name="ch12" chart:values-cell-range-address="Sheet3.L72:Sheet3.L89" chart:label-cell-address="Sheet3.L71:Sheet3.L71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IC</text:p>
                <draw:g>
                  <svg:desc>Sheet3.K71:Sheet3.K71</svg:desc>
                </draw:g>
              </table:table-cell>
              <table:table-cell office:value-type="string">
                <text:p>CIC_SLAP</text:p>
                <draw:g>
                  <svg:desc>Sheet3.L71:Sheet3.L7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3.J72:Sheet3.J89</svg:desc>
                </draw:g>
              </table:table-cell>
              <table:table-cell office:value-type="float" office:value="3">
                <text:p>3</text:p>
                <draw:g>
                  <svg:desc>Sheet3.J72:Sheet3.J89</svg:desc>
                </draw:g>
              </table:table-cell>
              <table:table-cell office:value-type="float" office:value="385">
                <text:p>385</text:p>
                <draw:g>
                  <svg:desc>Sheet3.K72:Sheet3.K89</svg:desc>
                </draw:g>
              </table:table-cell>
              <table:table-cell office:value-type="float" office:value="385">
                <text:p>385</text:p>
                <draw:g>
                  <svg:desc>Sheet3.L72:Sheet3.L89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77.75">
                <text:p>477.75</text:p>
              </table:table-cell>
              <table:table-cell office:value-type="float" office:value="478.4125">
                <text:p>478.41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44">
                <text:p>54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52.25825">
                <text:p>652.25825</text:p>
              </table:table-cell>
              <table:table-cell office:value-type="float" office:value="596.667">
                <text:p>596.6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56.79285">
                <text:p>656.79285</text:p>
              </table:table-cell>
              <table:table-cell office:value-type="float" office:value="636.993">
                <text:p>636.9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12.825">
                <text:p>712.825</text:p>
              </table:table-cell>
              <table:table-cell office:value-type="float" office:value="686.90625">
                <text:p>686.906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39.4056">
                <text:p>739.4056</text:p>
              </table:table-cell>
              <table:table-cell office:value-type="float" office:value="730.82785">
                <text:p>730.827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54.005">
                <text:p>754.005</text:p>
              </table:table-cell>
              <table:table-cell office:value-type="float" office:value="764.925">
                <text:p>764.92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776.4229">
                <text:p>776.4229</text:p>
              </table:table-cell>
              <table:table-cell office:value-type="float" office:value="771.2727">
                <text:p>771.272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96.78305">
                <text:p>796.78305</text:p>
              </table:table-cell>
              <table:table-cell office:value-type="float" office:value="787.07505">
                <text:p>787.0750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820.9001">
                <text:p>820.9001</text:p>
              </table:table-cell>
              <table:table-cell office:value-type="float" office:value="801.63845">
                <text:p>801.6384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845.65355">
                <text:p>845.65355</text:p>
              </table:table-cell>
              <table:table-cell office:value-type="float" office:value="840.93215">
                <text:p>840.9321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859.56675">
                <text:p>859.56675</text:p>
              </table:table-cell>
              <table:table-cell office:value-type="float" office:value="863.23675">
                <text:p>863.236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873.73435">
                <text:p>873.73435</text:p>
              </table:table-cell>
              <table:table-cell office:value-type="float" office:value="882.4779">
                <text:p>882.477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884.70885">
                <text:p>884.70885</text:p>
              </table:table-cell>
              <table:table-cell office:value-type="float" office:value="905.197">
                <text:p>905.19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926.69775">
                <text:p>926.69775</text:p>
              </table:table-cell>
              <table:table-cell office:value-type="float" office:value="916.6803">
                <text:p>916.680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36.7525">
                <text:p>936.7525</text:p>
              </table:table-cell>
              <table:table-cell office:value-type="float" office:value="938.7632">
                <text:p>938.76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36.1">
                <text:p>1036.1</text:p>
              </table:table-cell>
              <table:table-cell office:value-type="float" office:value="958.195">
                <text:p>958.1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3" chart:maximum="20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" chart:maximum="1.11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02cm" svg:height="10.294cm" xlink:href=".." xlink:type="simple" chart:class="chart:scatter" chart:style-name="ch1">
        <chart:title svg:x="4.036cm" svg:y="0.341cm" chart:style-name="ch2">
          <text:p>Optimization of phase definition with CIC_EV</text:p>
        </chart:title>
        <chart:subtitle svg:x="5.98cm" svg:y="1.325cm" chart:style-name="ch3">
          <text:p>Tested in a fifty CRs network</text:p>
        </chart:subtitle>
        <chart:legend chart:legend-position="end" svg:x="14.09cm" svg:y="4.599cm" style:legend-expansion="high" chart:style-name="ch4"/>
        <chart:plot-area chart:style-name="ch5" table:cell-range-address="Sheet5.J3:Sheet5.L20 Sheet5.K2:Sheet5.L2" chart:data-source-has-labels="row" svg:x="1.353cm" svg:y="2.418cm" svg:width="12.054cm" svg:height="6.69cm">
          <chartooo:coordinate-region svg:x="2.265cm" svg:y="2.617cm" svg:width="10.955cm" svg:height="5.844cm"/>
          <chart:axis chart:dimension="x" chart:name="primary-x" chart:style-name="ch6">
            <chart:title svg:x="6.913cm" svg:y="9.313cm" chart:style-name="ch7">
              <text:p>Label</text:p>
            </chart:title>
          </chart:axis>
          <chart:axis chart:dimension="y" chart:name="primary-y" chart:style-name="ch8">
            <chart:title svg:x="0.451cm" svg:y="8.559cm" chart:style-name="ch9">
              <text:p>Final over Optimal Fractional Distance</text:p>
            </chart:title>
            <chart:grid chart:style-name="ch10" chart:class="major"/>
          </chart:axis>
          <chart:series chart:style-name="ch11" chart:values-cell-range-address="Sheet5.K3:Sheet5.K20" chart:label-cell-address="Sheet5.K2:Sheet5.K2" chart:class="chart:scatter">
            <chart:domain table:cell-range-address="Sheet5.J3:Sheet5.J20"/>
            <chart:data-point chart:repeated="18"/>
          </chart:series>
          <chart:series chart:style-name="ch12" chart:values-cell-range-address="Sheet5.L3:Sheet5.L20" chart:label-cell-address="Sheet5.L2:Sheet5.L2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IC</text:p>
                <draw:g>
                  <svg:desc>Sheet5.K2:Sheet5.K2</svg:desc>
                </draw:g>
              </table:table-cell>
              <table:table-cell office:value-type="string">
                <text:p>CIC_SLAP</text:p>
                <draw:g>
                  <svg:desc>Sheet5.L2:Sheet5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5.J3:Sheet5.J20</svg:desc>
                </draw:g>
              </table:table-cell>
              <table:table-cell office:value-type="float" office:value="1.0523755">
                <text:p>1.0523755</text:p>
                <draw:g>
                  <svg:desc>Sheet5.K3:Sheet5.K20</svg:desc>
                </draw:g>
              </table:table-cell>
              <table:table-cell office:value-type="float" office:value="1.056517">
                <text:p>1.056517</text:p>
                <draw:g>
                  <svg:desc>Sheet5.L3:Sheet5.L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078468">
                <text:p>1.078468</text:p>
              </table:table-cell>
              <table:table-cell office:value-type="float" office:value="1.0515815">
                <text:p>1.0515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.071505">
                <text:p>1.071505</text:p>
              </table:table-cell>
              <table:table-cell office:value-type="float" office:value="1.066043">
                <text:p>1.066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061295">
                <text:p>1.061295</text:p>
              </table:table-cell>
              <table:table-cell office:value-type="float" office:value="1.036186">
                <text:p>1.036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.0623115">
                <text:p>1.0623115</text:p>
              </table:table-cell>
              <table:table-cell office:value-type="float" office:value="1.0352585">
                <text:p>1.0352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.056949">
                <text:p>1.056949</text:p>
              </table:table-cell>
              <table:table-cell office:value-type="float" office:value="1.0371725">
                <text:p>1.0371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.0543725">
                <text:p>1.0543725</text:p>
              </table:table-cell>
              <table:table-cell office:value-type="float" office:value="1.0407835">
                <text:p>1.04078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.0727075">
                <text:p>1.0727075</text:p>
              </table:table-cell>
              <table:table-cell office:value-type="float" office:value="1.0431435">
                <text:p>1.0431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.076711">
                <text:p>1.076711</text:p>
              </table:table-cell>
              <table:table-cell office:value-type="float" office:value="1.0447365">
                <text:p>1.0447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.05483">
                <text:p>1.05483</text:p>
              </table:table-cell>
              <table:table-cell office:value-type="float" office:value="1.051462">
                <text:p>1.0514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.0540055">
                <text:p>1.0540055</text:p>
              </table:table-cell>
              <table:table-cell office:value-type="float" office:value="1.0538305">
                <text:p>1.0538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.085893">
                <text:p>1.085893</text:p>
              </table:table-cell>
              <table:table-cell office:value-type="float" office:value="1.0539215">
                <text:p>1.0539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.041871">
                <text:p>1.041871</text:p>
              </table:table-cell>
              <table:table-cell office:value-type="float" office:value="1.048659">
                <text:p>1.048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.044065">
                <text:p>1.044065</text:p>
              </table:table-cell>
              <table:table-cell office:value-type="float" office:value="1.04369">
                <text:p>1.043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.061042">
                <text:p>1.061042</text:p>
              </table:table-cell>
              <table:table-cell office:value-type="float" office:value="1.049586">
                <text:p>1.049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.104413">
                <text:p>1.104413</text:p>
              </table:table-cell>
              <table:table-cell office:value-type="float" office:value="1.038546">
                <text:p>1.038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.0859955">
                <text:p>1.0859955</text:p>
              </table:table-cell>
              <table:table-cell office:value-type="float" office:value="1.0411205">
                <text:p>1.0411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.0659215">
                <text:p>1.0659215</text:p>
              </table:table-cell>
              <table:table-cell office:value-type="float" office:value="1.061263">
                <text:p>1.0612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